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2">
      <style:table-cell-properties style:text-align-source="fix" style:repeat-content="false" fo:background-color="transparent" fo:wrap-option="wrap" style:vertical-align="top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c0c0c0" style:text-align-source="fix" style:repeat-content="false" fo:wrap-option="wrap" style:vertical-align="top"/>
      <style:paragraph-properties fo:text-align="center"/>
      <style:text-properties style:use-window-font-color="true" fo:font-size="12pt" style:font-size-asian="12pt" style:font-size-complex="12pt"/>
    </style:style>
    <style:style style:name="ce5" style:family="table-cell" style:parent-style-name="Default" style:data-style-name="N2">
      <style:table-cell-properties style:text-align-source="fix" style:repeat-content="false" fo:background-color="transparent" fo:wrap-option="wrap" style:vertical-align="top"/>
      <style:paragraph-properties fo:text-align="center"/>
      <style:text-properties style:use-window-font-color="true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c0c0c0" style:text-align-source="fix" style:repeat-content="false" fo:wrap-option="wrap" style:vertical-align="top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0c0c0"/>
      <style:text-properties style:use-window-font-color="true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Inputs" table:style-name="ta1">
        <table:shapes>
          <draw:frame draw:z-index="0" draw:style-name="gr1" svg:width="6.2988in" svg:height="3.5429in" svg:x="6.2181in" svg:y="0.3398in">
            <draw:object draw:notify-on-update-of-ranges="Ascension.F1:Ascension.F4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Temperature at SL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ºC</text:p>
          </table:table-cell>
          <table:table-cell office:value-type="string">
            <text:p>For standard ISA, 15º</text:p>
          </table:table-cell>
        </table:table-row>
        <table:table-row table:style-name="ro3">
          <table:table-cell office:value-type="string">
            <text:p>Balloon Envelope Wei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Kg</text:p>
          </table:table-cell>
          <table:table-cell/>
        </table:table-row>
        <table:table-row table:style-name="ro3">
          <table:table-cell office:value-type="string">
            <text:p>Payload Weight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string">
            <text:p>Kg</text:p>
          </table:table-cell>
          <table:table-cell/>
        </table:table-row>
        <table:table-row table:style-name="ro3">
          <table:table-cell office:value-type="string">
            <text:p>Gas Purity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string">
            <text:p>%</text:p>
          </table:table-cell>
          <table:table-cell/>
        </table:table-row>
        <table:table-row table:style-name="ro3">
          <table:table-cell office:value-type="string">
            <text:p>Initial Volume of Ga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^3</text:p>
          </table:table-cell>
          <table:table-cell/>
        </table:table-row>
        <table:table-row table:style-name="ro3">
          <table:table-cell office:value-type="string">
            <text:p>Drag Coefficient Sphere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string">
            <text:p>-</text:p>
          </table:table-cell>
          <table:table-cell/>
        </table:table-row>
      </table:table>
      <table:table table:name="Ascension" table:style-name="ta1">
        <table:table-column table:style-name="co2" table:number-columns-repeated="3" table:default-cell-style-name="ce2"/>
        <table:table-column table:style-name="co2" table:default-cell-style-name="ce8"/>
        <table:table-column table:style-name="co2" table:number-columns-repeated="1017" table:default-cell-style-name="ce2"/>
        <table:table-column table:style-name="co2" table:number-columns-repeated="3" table:default-cell-style-name="Default"/>
        <table:table-row table:style-name="ro4">
          <table:table-cell table:style-name="ce1" office:value-type="string">
            <text:p>Height </text:p>
            <text:p>[km]</text:p>
          </table:table-cell>
          <table:table-cell table:style-name="ce1" office:value-type="string">
            <text:p>Temperature [ºC]</text:p>
          </table:table-cell>
          <table:table-cell table:style-name="ce1" office:value-type="string">
            <text:p>Air Pressure</text:p>
            <text:p><text:s/>[Pa]</text:p>
          </table:table-cell>
          <table:table-cell table:style-name="ce7" office:value-type="string">
            <text:p>Air Density</text:p>
            <text:p><text:s/>[kg/m³]</text:p>
          </table:table-cell>
          <table:table-cell table:style-name="ce1" office:value-type="string">
            <text:p>He Den.</text:p>
            <text:p>[kg/m³]</text:p>
          </table:table-cell>
          <table:table-cell table:style-name="ce1" office:value-type="string">
            <text:p>Balloon Vol.</text:p>
            <text:p><text:s/>[m³]</text:p>
          </table:table-cell>
          <table:table-cell table:style-name="ce1" office:value-type="string">
            <text:p>Lift </text:p>
            <text:p>[Kg]</text:p>
          </table:table-cell>
          <table:table-cell table:style-name="ce1" office:value-type="string">
            <text:p>Vel Asc </text:p>
            <text:p>[m/s]</text:p>
          </table:table-cell>
          <table:table-cell table:style-name="ce1" office:value-type="string">
            <text:p>Asc Time</text:p>
            <text:p><text:s/>[min]</text:p>
          </table:table-cell>
          <table:table-cell table:style-name="ce1" office:value-type="string">
            <text:p>Dif. Pressure [Pa]</text:p>
          </table:table-cell>
          <table:table-cell table:style-name="ce1" table:number-columns-repeated="1011"/>
          <table:table-cell table:number-columns-repeated="3"/>
        </table:table-row>
        <table:table-row table:style-name="ro5">
          <table:table-cell office:value-type="float" office:value="0">
            <text:p>0.00</text:p>
          </table:table-cell>
          <table:table-cell table:formula="of:=[Inputs.D3]" office:value-type="float" office:value="15">
            <text:p>15.00</text:p>
          </table:table-cell>
          <table:table-cell table:formula="of:=[constants.$C$10]*((1+[.A2]*(-6.5)/([.$B$2]+c_to_k))^(g0/(ra*6.5)))" office:value-type="float" office:value="101325">
            <text:p>101325.00</text:p>
          </table:table-cell>
          <table:table-cell table:formula="of:=[.C2]/(ra*([.B2]+c_to_k))" office:value-type="float" office:value="1.22500001812429">
            <text:p>1.23</text:p>
          </table:table-cell>
          <table:table-cell table:formula="of:=[.C2]/([constants.C7]*([.B2]+c_to_k))" office:value-type="float" office:value="0.169309919087404">
            <text:p>0.17</text:p>
          </table:table-cell>
          <table:table-cell table:formula="of:=[Inputs.$D$7]" office:value-type="float" office:value="5">
            <text:p>5.00</text:p>
          </table:table-cell>
          <table:table-cell table:formula="of:=[.F2]*[Inputs.$D$6]*([.D2]-[.E2])-[Inputs.$D$4]-[Inputs.$D$5]" office:value-type="float" office:value="3.02009698032889">
            <text:p>3.02</text:p>
          </table:table-cell>
          <table:table-cell table:formula="of:=SQRT([.G2]*g0/(0.5*[Inputs.$D$8]*[.D2]*PI()*(3/4/PI()*[.F2])^(2/3)))" office:value-type="float" office:value="5.84767805737065">
            <text:p>5.85</text:p>
          </table:table-cell>
          <table:table-cell office:value-type="float" office:value="0">
            <text:p>0.00</text:p>
          </table:table-cell>
          <table:table-cell/>
          <table:table-cell table:style-name="ce9" table:number-columns-repeated="1011"/>
          <table:table-cell table:number-columns-repeated="3"/>
        </table:table-row>
        <table:table-row table:style-name="ro5">
          <table:table-cell office:value-type="float" office:value="0.1">
            <text:p>0.10</text:p>
          </table:table-cell>
          <table:table-cell table:formula="of:=15-6.5*[.A3]" office:value-type="float" office:value="14.35">
            <text:p>14.35</text:p>
          </table:table-cell>
          <table:table-cell table:formula="of:=[constants.$C$10]*((1+[.A3]*(-6.5)/([.$B$2]+c_to_k))^(g0*1000/(ra*6.5)))" office:value-type="float" office:value="100129.449857938">
            <text:p>100129.45</text:p>
          </table:table-cell>
          <table:table-cell table:formula="of:=[.C3]/(ra*([.B3]+c_to_k))" office:value-type="float" office:value="1.21328293053457">
            <text:p>1.21</text:p>
          </table:table-cell>
          <table:table-cell table:formula="of:=[.$E$2]*[.D3]/[.$D$2]" office:value-type="float" office:value="0.16769047490585">
            <text:p>0.17</text:p>
          </table:table-cell>
          <table:table-cell table:formula="of:=[Inputs.$D$7]*[.$D$2]/[.D3]" office:value-type="float" office:value="5.0482867074729">
            <text:p>5.05</text:p>
          </table:table-cell>
          <table:table-cell table:formula="of:=[.F3]*[Inputs.$D$6]*([.D3]-[.E3])-[Inputs.$D$4]-[Inputs.$D$5]" office:value-type="float" office:value="3.02009698032889">
            <text:p>3.02</text:p>
          </table:table-cell>
          <table:table-cell table:formula="of:=SQRT([.G3]*g0/(0.5*[Inputs.$D$8]*[.D3]*PI()*(3/4/PI()*[.F3])^(2/3)))" office:value-type="float" office:value="5.85705257646906">
            <text:p>5.86</text:p>
          </table:table-cell>
          <table:table-cell table:formula="of:=([.A3]-[.A2])*1000/[.H3]/60+[.I2]" office:value-type="float" office:value="0.284557231629193">
            <text:p>0.28</text:p>
          </table:table-cell>
          <table:table-cell table:number-columns-repeated="1015"/>
        </table:table-row>
        <table:table-row table:style-name="ro5">
          <table:table-cell office:value-type="float" office:value="0.2">
            <text:p>0.20</text:p>
          </table:table-cell>
          <table:table-cell table:formula="of:=15-6.5*[.A4]" office:value-type="float" office:value="13.7">
            <text:p>13.70</text:p>
          </table:table-cell>
          <table:table-cell table:formula="of:=[constants.$C$10]*((1+[.A4]*(-6.5)/([.$B$2]+c_to_k))^(g0*1000/(ra*6.5)))" office:value-type="float" office:value="98945.3479653986">
            <text:p>98945.35</text:p>
          </table:table-cell>
          <table:table-cell table:formula="of:=[.C4]/(ra*([.B4]+c_to_k))" office:value-type="float" office:value="1.2016517756985">
            <text:p>1.20</text:p>
          </table:table-cell>
          <table:table-cell table:formula="of:=[.$E$2]*[.D4]/[.$D$2]" office:value-type="float" office:value="0.166082907677235">
            <text:p>0.17</text:p>
          </table:table-cell>
          <table:table-cell table:formula="of:=[Inputs.$D$7]*[.$D$2]/[.D4]" office:value-type="float" office:value="5.09715061758311">
            <text:p>5.10</text:p>
          </table:table-cell>
          <table:table-cell table:formula="of:=[.F4]*[Inputs.$D$6]*([.D4]-[.E4])-[Inputs.$D$4]-[Inputs.$D$5]" office:value-type="float" office:value="3.02009698032889">
            <text:p>3.02</text:p>
          </table:table-cell>
          <table:table-cell table:formula="of:=SQRT([.G4]*g0/(0.5*[Inputs.$D$8]*[.D4]*PI()*(3/4/PI()*[.F4])^(2/3)))" office:value-type="float" office:value="5.86646339367936">
            <text:p>5.87</text:p>
          </table:table-cell>
          <table:table-cell table:formula="of:=([.A4]-[.A3])*1000/[.H4]/60+[.I3]" office:value-type="float" office:value="0.56865798447159">
            <text:p>0.57</text:p>
          </table:table-cell>
          <table:table-cell table:number-columns-repeated="1015"/>
        </table:table-row>
        <table:table-row table:style-name="ro5">
          <table:table-cell office:value-type="float" office:value="0.3">
            <text:p>0.30</text:p>
          </table:table-cell>
          <table:table-cell table:formula="of:=15-6.5*[.A5]" office:value-type="float" office:value="13.05">
            <text:p>13.05</text:p>
          </table:table-cell>
          <table:table-cell table:formula="of:=[constants.$C$10]*((1+[.A5]*(-6.5)/([.$B$2]+c_to_k))^(g0*1000/(ra*6.5)))" office:value-type="float" office:value="97772.6102666881">
            <text:p>97772.61</text:p>
          </table:table-cell>
          <table:table-cell table:formula="of:=[.C5]/(ra*([.B5]+c_to_k))" office:value-type="float" office:value="1.19010611597048">
            <text:p>1.19</text:p>
          </table:table-cell>
          <table:table-cell table:formula="of:=[.$E$2]*[.D5]/[.$D$2]" office:value-type="float" office:value="0.164487156913611">
            <text:p>0.16</text:p>
          </table:table-cell>
          <table:table-cell table:formula="of:=[Inputs.$D$7]*[.$D$2]/[.D5]" office:value-type="float" office:value="5.14659996148895">
            <text:p>5.15</text:p>
          </table:table-cell>
          <table:table-cell table:formula="of:=[.F5]*[Inputs.$D$6]*([.D5]-[.E5])-[Inputs.$D$4]-[Inputs.$D$5]" office:value-type="float" office:value="3.02009698032889">
            <text:p>3.02</text:p>
          </table:table-cell>
          <table:table-cell table:formula="of:=SQRT([.G5]*g0/(0.5*[Inputs.$D$8]*[.D5]*PI()*(3/4/PI()*[.F5])^(2/3)))" office:value-type="float" office:value="5.87591073227774">
            <text:p>5.88</text:p>
          </table:table-cell>
          <table:table-cell table:formula="of:=([.A5]-[.A4])*1000/[.H5]/60+[.I4]" office:value-type="float" office:value="0.852301957738794">
            <text:p>0.85</text:p>
          </table:table-cell>
          <table:table-cell table:number-columns-repeated="1015"/>
        </table:table-row>
        <table:table-row table:style-name="ro5">
          <table:table-cell office:value-type="float" office:value="0.4">
            <text:p>0.40</text:p>
          </table:table-cell>
          <table:table-cell table:formula="of:=15-6.5*[.A6]" office:value-type="float" office:value="12.4">
            <text:p>12.40</text:p>
          </table:table-cell>
          <table:table-cell table:formula="of:=[constants.$C$10]*((1+[.A6]*(-6.5)/([.$B$2]+c_to_k))^(g0*1000/(ra*6.5)))" office:value-type="float" office:value="96611.1531346829">
            <text:p>96611.15</text:p>
          </table:table-cell>
          <table:table-cell table:formula="of:=[.C6]/(ra*([.B6]+c_to_k))" office:value-type="float" office:value="1.17864551494856">
            <text:p>1.18</text:p>
          </table:table-cell>
          <table:table-cell table:formula="of:=[.$E$2]*[.D6]/[.$D$2]" office:value-type="float" office:value="0.162903162298913">
            <text:p>0.16</text:p>
          </table:table-cell>
          <table:table-cell table:formula="of:=[Inputs.$D$7]*[.$D$2]/[.D6]" office:value-type="float" office:value="5.19664310680276">
            <text:p>5.20</text:p>
          </table:table-cell>
          <table:table-cell table:formula="of:=[.F6]*[Inputs.$D$6]*([.D6]-[.E6])-[Inputs.$D$4]-[Inputs.$D$5]" office:value-type="float" office:value="3.02009698032889">
            <text:p>3.02</text:p>
          </table:table-cell>
          <table:table-cell table:formula="of:=SQRT([.G6]*g0/(0.5*[Inputs.$D$8]*[.D6]*PI()*(3/4/PI()*[.F6])^(2/3)))" office:value-type="float" office:value="5.88539481742502">
            <text:p>5.89</text:p>
          </table:table-cell>
          <table:table-cell table:formula="of:=([.A6]-[.A5])*1000/[.H6]/60+[.I5]" office:value-type="float" office:value="1.1354888497604">
            <text:p>1.14</text:p>
          </table:table-cell>
          <table:table-cell table:number-columns-repeated="1015"/>
        </table:table-row>
        <table:table-row table:style-name="ro5">
          <table:table-cell office:value-type="float" office:value="0.5">
            <text:p>0.50</text:p>
          </table:table-cell>
          <table:table-cell table:formula="of:=15-6.5*[.A7]" office:value-type="float" office:value="11.75">
            <text:p>11.75</text:p>
          </table:table-cell>
          <table:table-cell table:formula="of:=[constants.$C$10]*((1+[.A7]*(-6.5)/([.$B$2]+c_to_k))^(g0*1000/(ra*6.5)))" office:value-type="float" office:value="95460.8933696097">
            <text:p>95460.89</text:p>
          </table:table-cell>
          <table:table-cell table:formula="of:=[.C7]/(ra*([.B7]+c_to_k))" office:value-type="float" office:value="1.16726953747371">
            <text:p>1.17</text:p>
          </table:table-cell>
          <table:table-cell table:formula="of:=[.$E$2]*[.D7]/[.$D$2]" office:value-type="float" office:value="0.161330863688864">
            <text:p>0.16</text:p>
          </table:table-cell>
          <table:table-cell table:formula="of:=[Inputs.$D$7]*[.$D$2]/[.D7]" office:value-type="float" office:value="5.24728856017062">
            <text:p>5.25</text:p>
          </table:table-cell>
          <table:table-cell table:formula="of:=[.F7]*[Inputs.$D$6]*([.D7]-[.E7])-[Inputs.$D$4]-[Inputs.$D$5]" office:value-type="float" office:value="3.02009698032889">
            <text:p>3.02</text:p>
          </table:table-cell>
          <table:table-cell table:formula="of:=SQRT([.G7]*g0/(0.5*[Inputs.$D$8]*[.D7]*PI()*(3/4/PI()*[.F7])^(2/3)))" office:value-type="float" office:value="5.89491587618685">
            <text:p>5.89</text:p>
          </table:table-cell>
          <table:table-cell table:formula="of:=([.A7]-[.A6])*1000/[.H7]/60+[.I6]" office:value-type="float" office:value="1.4182183579794">
            <text:p>1.42</text:p>
          </table:table-cell>
          <table:table-cell table:number-columns-repeated="1015"/>
        </table:table-row>
        <table:table-row table:style-name="ro5">
          <table:table-cell office:value-type="float" office:value="0.6">
            <text:p>0.60</text:p>
          </table:table-cell>
          <table:table-cell table:formula="of:=15-6.5*[.A8]" office:value-type="float" office:value="11.1">
            <text:p>11.10</text:p>
          </table:table-cell>
          <table:table-cell table:formula="of:=[constants.$C$10]*((1+[.A8]*(-6.5)/([.$B$2]+c_to_k))^(g0*1000/(ra*6.5)))" office:value-type="float" office:value="94321.7481978267">
            <text:p>94321.75</text:p>
          </table:table-cell>
          <table:table-cell table:formula="of:=[.C8]/(ra*([.B8]+c_to_k))" office:value-type="float" office:value="1.15597774962907">
            <text:p>1.16</text:p>
          </table:table-cell>
          <table:table-cell table:formula="of:=[.$E$2]*[.D8]/[.$D$2]" office:value-type="float" office:value="0.15977020111087">
            <text:p>0.16</text:p>
          </table:table-cell>
          <table:table-cell table:formula="of:=[Inputs.$D$7]*[.$D$2]/[.D8]" office:value-type="float" office:value="5.29854496990695">
            <text:p>5.30</text:p>
          </table:table-cell>
          <table:table-cell table:formula="of:=[.F8]*[Inputs.$D$6]*([.D8]-[.E8])-[Inputs.$D$4]-[Inputs.$D$5]" office:value-type="float" office:value="3.02009698032889">
            <text:p>3.02</text:p>
          </table:table-cell>
          <table:table-cell table:formula="of:=SQRT([.G8]*g0/(0.5*[Inputs.$D$8]*[.D8]*PI()*(3/4/PI()*[.F8])^(2/3)))" office:value-type="float" office:value="5.90447413755428">
            <text:p>5.90</text:p>
          </table:table-cell>
          <table:table-cell table:formula="of:=([.A8]-[.A7])*1000/[.H8]/60+[.I7]" office:value-type="float" office:value="1.70049017894753">
            <text:p>1.70</text:p>
          </table:table-cell>
          <table:table-cell table:number-columns-repeated="1015"/>
        </table:table-row>
        <table:table-row table:style-name="ro5">
          <table:table-cell office:value-type="float" office:value="0.7">
            <text:p>0.70</text:p>
          </table:table-cell>
          <table:table-cell table:formula="of:=15-6.5*[.A9]" office:value-type="float" office:value="10.45">
            <text:p>10.45</text:p>
          </table:table-cell>
          <table:table-cell table:formula="of:=[constants.$C$10]*((1+[.A9]*(-6.5)/([.$B$2]+c_to_k))^(g0*1000/(ra*6.5)))" office:value-type="float" office:value="93193.6352706061">
            <text:p>93193.64</text:p>
          </table:table-cell>
          <table:table-cell table:formula="of:=[.C9]/(ra*([.B9]+c_to_k))" office:value-type="float" office:value="1.14476971873925">
            <text:p>1.14</text:p>
          </table:table-cell>
          <table:table-cell table:formula="of:=[.$E$2]*[.D9]/[.$D$2]" office:value-type="float" office:value="0.158221114763925">
            <text:p>0.16</text:p>
          </table:table-cell>
          <table:table-cell table:formula="of:=[Inputs.$D$7]*[.$D$2]/[.D9]" office:value-type="float" office:value="5.35042112868514">
            <text:p>5.35</text:p>
          </table:table-cell>
          <table:table-cell table:formula="of:=[.F9]*[Inputs.$D$6]*([.D9]-[.E9])-[Inputs.$D$4]-[Inputs.$D$5]" office:value-type="float" office:value="3.02009698032889">
            <text:p>3.02</text:p>
          </table:table-cell>
          <table:table-cell table:formula="of:=SQRT([.G9]*g0/(0.5*[Inputs.$D$8]*[.D9]*PI()*(3/4/PI()*[.F9])^(2/3)))" office:value-type="float" office:value="5.91406983246446">
            <text:p>5.91</text:p>
          </table:table-cell>
          <table:table-cell table:formula="of:=([.A9]-[.A8])*1000/[.H9]/60+[.I8]" office:value-type="float" office:value="1.98230400832061">
            <text:p>1.98</text:p>
          </table:table-cell>
          <table:table-cell table:number-columns-repeated="1015"/>
        </table:table-row>
        <table:table-row table:style-name="ro5">
          <table:table-cell office:value-type="float" office:value="0.8">
            <text:p>0.80</text:p>
          </table:table-cell>
          <table:table-cell table:formula="of:=15-6.5*[.A10]" office:value-type="float" office:value="9.8">
            <text:p>9.80</text:p>
          </table:table-cell>
          <table:table-cell table:formula="of:=[constants.$C$10]*((1+[.A10]*(-6.5)/([.$B$2]+c_to_k))^(g0*1000/(ra*6.5)))" office:value-type="float" office:value="92076.472662917">
            <text:p>92076.47</text:p>
          </table:table-cell>
          <table:table-cell table:formula="of:=[.C10]/(ra*([.B10]+c_to_k))" office:value-type="float" office:value="1.13364501336962">
            <text:p>1.13</text:p>
          </table:table-cell>
          <table:table-cell table:formula="of:=[.$E$2]*[.D10]/[.$D$2]" office:value-type="float" office:value="0.156683545018507">
            <text:p>0.16</text:p>
          </table:table-cell>
          <table:table-cell table:formula="of:=[Inputs.$D$7]*[.$D$2]/[.D10]" office:value-type="float" office:value="5.40292597628567">
            <text:p>5.40</text:p>
          </table:table-cell>
          <table:table-cell table:formula="of:=[.F10]*[Inputs.$D$6]*([.D10]-[.E10])-[Inputs.$D$4]-[Inputs.$D$5]" office:value-type="float" office:value="3.02009698032889">
            <text:p>3.02</text:p>
          </table:table-cell>
          <table:table-cell table:formula="of:=SQRT([.G10]*g0/(0.5*[Inputs.$D$8]*[.D10]*PI()*(3/4/PI()*[.F10])^(2/3)))" office:value-type="float" office:value="5.92370319382175">
            <text:p>5.92</text:p>
          </table:table-cell>
          <table:table-cell table:formula="of:=([.A10]-[.A9])*1000/[.H10]/60+[.I9]" office:value-type="float" office:value="2.26365954085387">
            <text:p>2.26</text:p>
          </table:table-cell>
          <table:table-cell table:number-columns-repeated="1015"/>
        </table:table-row>
        <table:table-row table:style-name="ro5">
          <table:table-cell office:value-type="float" office:value="0.9">
            <text:p>0.90</text:p>
          </table:table-cell>
          <table:table-cell table:formula="of:=15-6.5*[.A11]" office:value-type="float" office:value="9.15">
            <text:p>9.15</text:p>
          </table:table-cell>
          <table:table-cell table:formula="of:=[constants.$C$10]*((1+[.A11]*(-6.5)/([.$B$2]+c_to_k))^(g0*1000/(ra*6.5)))" office:value-type="float" office:value="90970.1788722091">
            <text:p>90970.18</text:p>
          </table:table-cell>
          <table:table-cell table:formula="of:=[.C11]/(ra*([.B11]+c_to_k))" office:value-type="float" office:value="1.12260320332555">
            <text:p>1.12</text:p>
          </table:table-cell>
          <table:table-cell table:formula="of:=[.$E$2]*[.D11]/[.$D$2]" office:value-type="float" office:value="0.155157432416482">
            <text:p>0.16</text:p>
          </table:table-cell>
          <table:table-cell table:formula="of:=[Inputs.$D$7]*[.$D$2]/[.D11]" office:value-type="float" office:value="5.4560686024029">
            <text:p>5.46</text:p>
          </table:table-cell>
          <table:table-cell table:formula="of:=[.F11]*[Inputs.$D$6]*([.D11]-[.E11])-[Inputs.$D$4]-[Inputs.$D$5]" office:value-type="float" office:value="3.02009698032889">
            <text:p>3.02</text:p>
          </table:table-cell>
          <table:table-cell table:formula="of:=SQRT([.G11]*g0/(0.5*[Inputs.$D$8]*[.D11]*PI()*(3/4/PI()*[.F11])^(2/3)))" office:value-type="float" office:value="5.93337445651902">
            <text:p>5.93</text:p>
          </table:table-cell>
          <table:table-cell table:formula="of:=([.A11]-[.A10])*1000/[.H11]/60+[.I10]" office:value-type="float" office:value="2.54455647039714">
            <text:p>2.54</text:p>
          </table:table-cell>
          <table:table-cell table:number-columns-repeated="1015"/>
        </table:table-row>
        <table:table-row table:style-name="ro5">
          <table:table-cell office:value-type="float" office:value="1">
            <text:p>1.00</text:p>
          </table:table-cell>
          <table:table-cell table:formula="of:=15-6.5*[.A12]" office:value-type="float" office:value="8.5">
            <text:p>8.50</text:p>
          </table:table-cell>
          <table:table-cell table:formula="of:=[constants.$C$10]*((1+[.A12]*(-6.5)/([.$B$2]+c_to_k))^(g0*1000/(ra*6.5)))" office:value-type="float" office:value="89874.6728171967">
            <text:p>89874.67</text:p>
          </table:table-cell>
          <table:table-cell table:formula="of:=[.C12]/(ra*([.B12]+c_to_k))" office:value-type="float" office:value="1.11164385965169">
            <text:p>1.11</text:p>
          </table:table-cell>
          <table:table-cell table:formula="of:=[.$E$2]*[.D12]/[.$D$2]" office:value-type="float" office:value="0.153642717670998">
            <text:p>0.15</text:p>
          </table:table-cell>
          <table:table-cell table:formula="of:=[Inputs.$D$7]*[.$D$2]/[.D12]" office:value-type="float" office:value="5.50985824951218">
            <text:p>5.51</text:p>
          </table:table-cell>
          <table:table-cell table:formula="of:=[.F12]*[Inputs.$D$6]*([.D12]-[.E12])-[Inputs.$D$4]-[Inputs.$D$5]" office:value-type="float" office:value="3.02009698032889">
            <text:p>3.02</text:p>
          </table:table-cell>
          <table:table-cell table:formula="of:=SQRT([.G12]*g0/(0.5*[Inputs.$D$8]*[.D12]*PI()*(3/4/PI()*[.F12])^(2/3)))" office:value-type="float" office:value="5.94308385745924">
            <text:p>5.94</text:p>
          </table:table-cell>
          <table:table-cell table:formula="of:=([.A12]-[.A11])*1000/[.H12]/60+[.I11]" office:value-type="float" office:value="2.82499448989014">
            <text:p>2.82</text:p>
          </table:table-cell>
          <table:table-cell table:number-columns-repeated="1015"/>
        </table:table-row>
        <table:table-row table:style-name="ro5">
          <table:table-cell office:value-type="float" office:value="1.1">
            <text:p>1.10</text:p>
          </table:table-cell>
          <table:table-cell table:formula="of:=15-6.5*[.A13]" office:value-type="float" office:value="7.85">
            <text:p>7.85</text:p>
          </table:table-cell>
          <table:table-cell table:formula="of:=[constants.$C$10]*((1+[.A13]*(-6.5)/([.$B$2]+c_to_k))^(g0*1000/(ra*6.5)))" office:value-type="float" office:value="88789.8738366439">
            <text:p>88789.87</text:p>
          </table:table-cell>
          <table:table-cell table:formula="of:=[.C13]/(ra*([.B13]+c_to_k))" office:value-type="float" office:value="1.10076655463127">
            <text:p>1.10</text:p>
          </table:table-cell>
          <table:table-cell table:formula="of:=[.$E$2]*[.D13]/[.$D$2]" office:value-type="float" office:value="0.152139341666386">
            <text:p>0.15</text:p>
          </table:table-cell>
          <table:table-cell table:formula="of:=[Inputs.$D$7]*[.$D$2]/[.D13]" office:value-type="float" office:value="5.56430431579852">
            <text:p>5.56</text:p>
          </table:table-cell>
          <table:table-cell table:formula="of:=[.F13]*[Inputs.$D$6]*([.D13]-[.E13])-[Inputs.$D$4]-[Inputs.$D$5]" office:value-type="float" office:value="3.02009698032889">
            <text:p>3.02</text:p>
          </table:table-cell>
          <table:table-cell table:formula="of:=SQRT([.G13]*g0/(0.5*[Inputs.$D$8]*[.D13]*PI()*(3/4/PI()*[.F13])^(2/3)))" office:value-type="float" office:value="5.95283163557739">
            <text:p>5.95</text:p>
          </table:table-cell>
          <table:table-cell table:formula="of:=([.A13]-[.A12])*1000/[.H13]/60+[.I12]" office:value-type="float" office:value="3.10497329135762">
            <text:p>3.10</text:p>
          </table:table-cell>
          <table:table-cell table:number-columns-repeated="1015"/>
        </table:table-row>
        <table:table-row table:style-name="ro5">
          <table:table-cell office:value-type="float" office:value="1.2">
            <text:p>1.20</text:p>
          </table:table-cell>
          <table:table-cell table:formula="of:=15-6.5*[.A14]" office:value-type="float" office:value="7.2">
            <text:p>7.20</text:p>
          </table:table-cell>
          <table:table-cell table:formula="of:=[constants.$C$10]*((1+[.A14]*(-6.5)/([.$B$2]+c_to_k))^(g0*1000/(ra*6.5)))" office:value-type="float" office:value="87715.7016881506">
            <text:p>87715.70</text:p>
          </table:table-cell>
          <table:table-cell table:formula="of:=[.C14]/(ra*([.B14]+c_to_k))" office:value-type="float" office:value="1.08997086178533">
            <text:p>1.09</text:p>
          </table:table-cell>
          <table:table-cell table:formula="of:=[.$E$2]*[.D14]/[.$D$2]" office:value-type="float" office:value="0.150647245458063">
            <text:p>0.15</text:p>
          </table:table-cell>
          <table:table-cell table:formula="of:=[Inputs.$D$7]*[.$D$2]/[.D14]" office:value-type="float" office:value="5.61941635814827">
            <text:p>5.62</text:p>
          </table:table-cell>
          <table:table-cell table:formula="of:=[.F14]*[Inputs.$D$6]*([.D14]-[.E14])-[Inputs.$D$4]-[Inputs.$D$5]" office:value-type="float" office:value="3.02009698032889">
            <text:p>3.02</text:p>
          </table:table-cell>
          <table:table-cell table:formula="of:=SQRT([.G14]*g0/(0.5*[Inputs.$D$8]*[.D14]*PI()*(3/4/PI()*[.F14])^(2/3)))" office:value-type="float" office:value="5.96261803186262">
            <text:p>5.96</text:p>
          </table:table-cell>
          <table:table-cell table:formula="of:=([.A14]-[.A13])*1000/[.H14]/60+[.I13]" office:value-type="float" office:value="3.38449256590455">
            <text:p>3.38</text:p>
          </table:table-cell>
          <table:table-cell table:number-columns-repeated="1015"/>
        </table:table-row>
        <table:table-row table:style-name="ro5">
          <table:table-cell office:value-type="float" office:value="1.3">
            <text:p>1.30</text:p>
          </table:table-cell>
          <table:table-cell table:formula="of:=15-6.5*[.A15]" office:value-type="float" office:value="6.55">
            <text:p>6.55</text:p>
          </table:table-cell>
          <table:table-cell table:formula="of:=[constants.$C$10]*((1+[.A15]*(-6.5)/([.$B$2]+c_to_k))^(g0*1000/(ra*6.5)))" office:value-type="float" office:value="86652.0765469387">
            <text:p>86652.08</text:p>
          </table:table-cell>
          <table:table-cell table:formula="of:=[.C15]/(ra*([.B15]+c_to_k))" office:value-type="float" office:value="1.07925635587201">
            <text:p>1.08</text:p>
          </table:table-cell>
          <table:table-cell table:formula="of:=[.$E$2]*[.D15]/[.$D$2]" office:value-type="float" office:value="0.149166370272426">
            <text:p>0.15</text:p>
          </table:table-cell>
          <table:table-cell table:formula="of:=[Inputs.$D$7]*[.$D$2]/[.D15]" office:value-type="float" office:value="5.67520409520555">
            <text:p>5.68</text:p>
          </table:table-cell>
          <table:table-cell table:formula="of:=[.F15]*[Inputs.$D$6]*([.D15]-[.E15])-[Inputs.$D$4]-[Inputs.$D$5]" office:value-type="float" office:value="3.02009698032889">
            <text:p>3.02</text:p>
          </table:table-cell>
          <table:table-cell table:formula="of:=SQRT([.G15]*g0/(0.5*[Inputs.$D$8]*[.D15]*PI()*(3/4/PI()*[.F15])^(2/3)))" office:value-type="float" office:value="5.97244328938076">
            <text:p>5.97</text:p>
          </table:table-cell>
          <table:table-cell table:formula="of:=([.A15]-[.A14])*1000/[.H15]/60+[.I14]" office:value-type="float" office:value="3.66355200371119">
            <text:p>3.66</text:p>
          </table:table-cell>
          <table:table-cell table:number-columns-repeated="1015"/>
        </table:table-row>
        <table:table-row table:style-name="ro5">
          <table:table-cell office:value-type="float" office:value="1.4">
            <text:p>1.40</text:p>
          </table:table-cell>
          <table:table-cell table:formula="of:=15-6.5*[.A16]" office:value-type="float" office:value="5.9">
            <text:p>5.90</text:p>
          </table:table-cell>
          <table:table-cell table:formula="of:=[constants.$C$10]*((1+[.A16]*(-6.5)/([.$B$2]+c_to_k))^(g0*1000/(ra*6.5)))" office:value-type="float" office:value="85598.9190046393">
            <text:p>85598.92</text:p>
          </table:table-cell>
          <table:table-cell table:formula="of:=[.C16]/(ra*([.B16]+c_to_k))" office:value-type="float" office:value="1.06862261288582">
            <text:p>1.07</text:p>
          </table:table-cell>
          <table:table-cell table:formula="of:=[.$E$2]*[.D16]/[.$D$2]" office:value-type="float" office:value="0.147696657506752">
            <text:p>0.15</text:p>
          </table:table-cell>
          <table:table-cell table:formula="of:=[Inputs.$D$7]*[.$D$2]/[.D16]" office:value-type="float" office:value="5.73167741049468">
            <text:p>5.73</text:p>
          </table:table-cell>
          <table:table-cell table:formula="of:=[.F16]*[Inputs.$D$6]*([.D16]-[.E16])-[Inputs.$D$4]-[Inputs.$D$5]" office:value-type="float" office:value="3.02009698032889">
            <text:p>3.02</text:p>
          </table:table-cell>
          <table:table-cell table:formula="of:=SQRT([.G16]*g0/(0.5*[Inputs.$D$8]*[.D16]*PI()*(3/4/PI()*[.F16])^(2/3)))" office:value-type="float" office:value="5.98230765329704">
            <text:p>5.98</text:p>
          </table:table-cell>
          <table:table-cell table:formula="of:=([.A16]-[.A15])*1000/[.H16]/60+[.I15]" office:value-type="float" office:value="3.94215129402822">
            <text:p>3.94</text:p>
          </table:table-cell>
          <table:table-cell table:number-columns-repeated="1015"/>
        </table:table-row>
        <table:table-row table:style-name="ro5">
          <table:table-cell office:value-type="float" office:value="1.5">
            <text:p>1.50</text:p>
          </table:table-cell>
          <table:table-cell table:formula="of:=15-6.5*[.A17]" office:value-type="float" office:value="5.25">
            <text:p>5.25</text:p>
          </table:table-cell>
          <table:table-cell table:formula="of:=[constants.$C$10]*((1+[.A17]*(-6.5)/([.$B$2]+c_to_k))^(g0*1000/(ra*6.5)))" office:value-type="float" office:value="84556.1500680808">
            <text:p>84556.15</text:p>
          </table:table-cell>
          <table:table-cell table:formula="of:=[.C17]/(ra*([.B17]+c_to_k))" office:value-type="float" office:value="1.05806921005689">
            <text:p>1.06</text:p>
          </table:table-cell>
          <table:table-cell table:formula="of:=[.$E$2]*[.D17]/[.$D$2]" office:value-type="float" office:value="0.146238048729098">
            <text:p>0.15</text:p>
          </table:table-cell>
          <table:table-cell table:formula="of:=[Inputs.$D$7]*[.$D$2]/[.D17]" office:value-type="float" office:value="5.78884635561044">
            <text:p>5.79</text:p>
          </table:table-cell>
          <table:table-cell table:formula="of:=[.F17]*[Inputs.$D$6]*([.D17]-[.E17])-[Inputs.$D$4]-[Inputs.$D$5]" office:value-type="float" office:value="3.02009698032889">
            <text:p>3.02</text:p>
          </table:table-cell>
          <table:table-cell table:formula="of:=SQRT([.G17]*g0/(0.5*[Inputs.$D$8]*[.D17]*PI()*(3/4/PI()*[.F17])^(2/3)))" office:value-type="float" office:value="5.99221137089923">
            <text:p>5.99</text:p>
          </table:table-cell>
          <table:table-cell table:formula="of:=([.A17]-[.A16])*1000/[.H17]/60+[.I16]" office:value-type="float" office:value="4.22029012517171">
            <text:p>4.22</text:p>
          </table:table-cell>
          <table:table-cell table:number-columns-repeated="1015"/>
        </table:table-row>
        <table:table-row table:style-name="ro5">
          <table:table-cell office:value-type="float" office:value="1.6">
            <text:p>1.60</text:p>
          </table:table-cell>
          <table:table-cell table:formula="of:=15-6.5*[.A18]" office:value-type="float" office:value="4.6">
            <text:p>4.60</text:p>
          </table:table-cell>
          <table:table-cell table:formula="of:=[constants.$C$10]*((1+[.A18]*(-6.5)/([.$B$2]+c_to_k))^(g0*1000/(ra*6.5)))" office:value-type="float" office:value="83523.6911580773">
            <text:p>83523.69</text:p>
          </table:table-cell>
          <table:table-cell table:formula="of:=[.C18]/(ra*([.B18]+c_to_k))" office:value-type="float" office:value="1.04759572585025">
            <text:p>1.05</text:p>
          </table:table-cell>
          <table:table-cell table:formula="of:=[.$E$2]*[.D18]/[.$D$2]" office:value-type="float" office:value="0.144790485678198">
            <text:p>0.14</text:p>
          </table:table-cell>
          <table:table-cell table:formula="of:=[Inputs.$D$7]*[.$D$2]/[.D18]" office:value-type="float" office:value="5.84672115347764">
            <text:p>5.85</text:p>
          </table:table-cell>
          <table:table-cell table:formula="of:=[.F18]*[Inputs.$D$6]*([.D18]-[.E18])-[Inputs.$D$4]-[Inputs.$D$5]" office:value-type="float" office:value="3.02009698032889">
            <text:p>3.02</text:p>
          </table:table-cell>
          <table:table-cell table:formula="of:=SQRT([.G18]*g0/(0.5*[Inputs.$D$8]*[.D18]*PI()*(3/4/PI()*[.F18])^(2/3)))" office:value-type="float" office:value="6.00215469162094">
            <text:p>6.00</text:p>
          </table:table-cell>
          <table:table-cell table:formula="of:=([.A18]-[.A17])*1000/[.H18]/60+[.I17]" office:value-type="float" office:value="4.49796818451819">
            <text:p>4.50</text:p>
          </table:table-cell>
          <table:table-cell table:number-columns-repeated="1015"/>
        </table:table-row>
        <table:table-row table:style-name="ro5">
          <table:table-cell office:value-type="float" office:value="1.7">
            <text:p>1.70</text:p>
          </table:table-cell>
          <table:table-cell table:formula="of:=15-6.5*[.A19]" office:value-type="float" office:value="3.95">
            <text:p>3.95</text:p>
          </table:table-cell>
          <table:table-cell table:formula="of:=[constants.$C$10]*((1+[.A19]*(-6.5)/([.$B$2]+c_to_k))^(g0*1000/(ra*6.5)))" office:value-type="float" office:value="82501.4641082181">
            <text:p>82501.46</text:p>
          </table:table-cell>
          <table:table-cell table:formula="of:=[.C19]/(ra*([.B19]+c_to_k))" office:value-type="float" office:value="1.0372017399651">
            <text:p>1.04</text:p>
          </table:table-cell>
          <table:table-cell table:formula="of:=[.$E$2]*[.D19]/[.$D$2]" office:value-type="float" office:value="0.143353910263362">
            <text:p>0.14</text:p>
          </table:table-cell>
          <table:table-cell table:formula="of:=[Inputs.$D$7]*[.$D$2]/[.D19]" office:value-type="float" office:value="5.90531220168173">
            <text:p>5.91</text:p>
          </table:table-cell>
          <table:table-cell table:formula="of:=[.F19]*[Inputs.$D$6]*([.D19]-[.E19])-[Inputs.$D$4]-[Inputs.$D$5]" office:value-type="float" office:value="3.02009698032889">
            <text:p>3.02</text:p>
          </table:table-cell>
          <table:table-cell table:formula="of:=SQRT([.G19]*g0/(0.5*[Inputs.$D$8]*[.D19]*PI()*(3/4/PI()*[.F19])^(2/3)))" office:value-type="float" office:value="6.0121378670654">
            <text:p>6.01</text:p>
          </table:table-cell>
          <table:table-cell table:formula="of:=([.A19]-[.A18])*1000/[.H19]/60+[.I18]" office:value-type="float" office:value="4.77518515849956">
            <text:p>4.78</text:p>
          </table:table-cell>
          <table:table-cell table:number-columns-repeated="1015"/>
        </table:table-row>
        <table:table-row table:style-name="ro5">
          <table:table-cell office:value-type="float" office:value="1.8">
            <text:p>1.80</text:p>
          </table:table-cell>
          <table:table-cell table:formula="of:=15-6.5*[.A20]" office:value-type="float" office:value="3.3">
            <text:p>3.30</text:p>
          </table:table-cell>
          <table:table-cell table:formula="of:=[constants.$C$10]*((1+[.A20]*(-6.5)/([.$B$2]+c_to_k))^(g0*1000/(ra*6.5)))" office:value-type="float" office:value="81489.3911636578">
            <text:p>81489.39</text:p>
          </table:table-cell>
          <table:table-cell table:formula="of:=[.C20]/(ra*([.B20]+c_to_k))" office:value-type="float" office:value="1.02688683333404">
            <text:p>1.03</text:p>
          </table:table-cell>
          <table:table-cell table:formula="of:=[.$E$2]*[.D20]/[.$D$2]" office:value-type="float" office:value="0.141928264564374">
            <text:p>0.14</text:p>
          </table:table-cell>
          <table:table-cell table:formula="of:=[Inputs.$D$7]*[.$D$2]/[.D20]" office:value-type="float" office:value="5.96463007587225">
            <text:p>5.96</text:p>
          </table:table-cell>
          <table:table-cell table:formula="of:=[.F20]*[Inputs.$D$6]*([.D20]-[.E20])-[Inputs.$D$4]-[Inputs.$D$5]" office:value-type="float" office:value="3.02009698032889">
            <text:p>3.02</text:p>
          </table:table-cell>
          <table:table-cell table:formula="of:=SQRT([.G20]*g0/(0.5*[Inputs.$D$8]*[.D20]*PI()*(3/4/PI()*[.F20])^(2/3)))" office:value-type="float" office:value="6.02216115102943">
            <text:p>6.02</text:p>
          </table:table-cell>
          <table:table-cell table:formula="of:=([.A20]-[.A19])*1000/[.H20]/60+[.I19]" office:value-type="float" office:value="5.05194073259803">
            <text:p>5.05</text:p>
          </table:table-cell>
          <table:table-cell table:number-columns-repeated="1015"/>
        </table:table-row>
        <table:table-row table:style-name="ro5">
          <table:table-cell office:value-type="float" office:value="1.9">
            <text:p>1.90</text:p>
          </table:table-cell>
          <table:table-cell table:formula="of:=15-6.5*[.A21]" office:value-type="float" office:value="2.65">
            <text:p>2.65</text:p>
          </table:table-cell>
          <table:table-cell table:formula="of:=[constants.$C$10]*((1+[.A21]*(-6.5)/([.$B$2]+c_to_k))^(g0*1000/(ra*6.5)))" office:value-type="float" office:value="80487.394979907">
            <text:p>80487.39</text:p>
          </table:table-cell>
          <table:table-cell table:formula="of:=[.C21]/(ra*([.B21]+c_to_k))" office:value-type="float" office:value="1.01665058812236">
            <text:p>1.02</text:p>
          </table:table-cell>
          <table:table-cell table:formula="of:=[.$E$2]*[.D21]/[.$D$2]" office:value-type="float" office:value="0.140513490831389">
            <text:p>0.14</text:p>
          </table:table-cell>
          <table:table-cell table:formula="of:=[Inputs.$D$7]*[.$D$2]/[.D21]" office:value-type="float" office:value="6.02468553324069">
            <text:p>6.02</text:p>
          </table:table-cell>
          <table:table-cell table:formula="of:=[.F21]*[Inputs.$D$6]*([.D21]-[.E21])-[Inputs.$D$4]-[Inputs.$D$5]" office:value-type="float" office:value="3.02009698032889">
            <text:p>3.02</text:p>
          </table:table-cell>
          <table:table-cell table:formula="of:=SQRT([.G21]*g0/(0.5*[Inputs.$D$8]*[.D21]*PI()*(3/4/PI()*[.F21])^(2/3)))" office:value-type="float" office:value="6.03222479952778">
            <text:p>6.03</text:p>
          </table:table-cell>
          <table:table-cell table:formula="of:=([.A21]-[.A20])*1000/[.H21]/60+[.I20]" office:value-type="float" office:value="5.32823459134102">
            <text:p>5.33</text:p>
          </table:table-cell>
          <table:table-cell table:number-columns-repeated="1015"/>
        </table:table-row>
        <table:table-row table:style-name="ro5">
          <table:table-cell office:value-type="float" office:value="2">
            <text:p>2.00</text:p>
          </table:table-cell>
          <table:table-cell table:formula="of:=15-6.5*[.A22]" office:value-type="float" office:value="2">
            <text:p>2.00</text:p>
          </table:table-cell>
          <table:table-cell table:formula="of:=[constants.$C$10]*((1+[.A22]*(-6.5)/([.$B$2]+c_to_k))^(g0*1000/(ra*6.5)))" office:value-type="float" office:value="79495.398621624">
            <text:p>79495.40</text:p>
          </table:table-cell>
          <table:table-cell table:formula="of:=[.C22]/(ra*([.B22]+c_to_k))" office:value-type="float" office:value="1.0064925877273">
            <text:p>1.01</text:p>
          </table:table-cell>
          <table:table-cell table:formula="of:=[.$E$2]*[.D22]/[.$D$2]" office:value-type="float" office:value="0.139109531484832">
            <text:p>0.14</text:p>
          </table:table-cell>
          <table:table-cell table:formula="of:=[Inputs.$D$7]*[.$D$2]/[.D22]" office:value-type="float" office:value="6.08548951607479">
            <text:p>6.09</text:p>
          </table:table-cell>
          <table:table-cell table:formula="of:=[.F22]*[Inputs.$D$6]*([.D22]-[.E22])-[Inputs.$D$4]-[Inputs.$D$5]" office:value-type="float" office:value="3.02009698032889">
            <text:p>3.02</text:p>
          </table:table-cell>
          <table:table-cell table:formula="of:=SQRT([.G22]*g0/(0.5*[Inputs.$D$8]*[.D22]*PI()*(3/4/PI()*[.F22])^(2/3)))" office:value-type="float" office:value="6.04232907081781">
            <text:p>6.04</text:p>
          </table:table-cell>
          <table:table-cell table:formula="of:=([.A22]-[.A21])*1000/[.H22]/60+[.I21]" office:value-type="float" office:value="5.60406641829597">
            <text:p>5.60</text:p>
          </table:table-cell>
          <table:table-cell table:number-columns-repeated="1015"/>
        </table:table-row>
        <table:table-row table:style-name="ro5">
          <table:table-cell office:value-type="float" office:value="2.1">
            <text:p>2.10</text:p>
          </table:table-cell>
          <table:table-cell table:formula="of:=15-6.5*[.A23]" office:value-type="float" office:value="1.35">
            <text:p>1.35</text:p>
          </table:table-cell>
          <table:table-cell table:formula="of:=[constants.$C$10]*((1+[.A23]*(-6.5)/([.$B$2]+c_to_k))^(g0*1000/(ra*6.5)))" office:value-type="float" office:value="78513.3255614068">
            <text:p>78513.33</text:p>
          </table:table-cell>
          <table:table-cell table:formula="of:=[.C23]/(ra*([.B23]+c_to_k))" office:value-type="float" office:value="0.996412416777269">
            <text:p>1.00</text:p>
          </table:table-cell>
          <table:table-cell table:formula="of:=[.$E$2]*[.D23]/[.$D$2]" office:value-type="float" office:value="0.137716329115293">
            <text:p>0.14</text:p>
          </table:table-cell>
          <table:table-cell table:formula="of:=[Inputs.$D$7]*[.$D$2]/[.D23]" office:value-type="float" office:value="6.14705315539095">
            <text:p>6.15</text:p>
          </table:table-cell>
          <table:table-cell table:formula="of:=[.F23]*[Inputs.$D$6]*([.D23]-[.E23])-[Inputs.$D$4]-[Inputs.$D$5]" office:value-type="float" office:value="3.02009698032889">
            <text:p>3.02</text:p>
          </table:table-cell>
          <table:table-cell table:formula="of:=SQRT([.G23]*g0/(0.5*[Inputs.$D$8]*[.D23]*PI()*(3/4/PI()*[.F23])^(2/3)))" office:value-type="float" office:value="6.05247422542449">
            <text:p>6.05</text:p>
          </table:table-cell>
          <table:table-cell table:formula="of:=([.A23]-[.A22])*1000/[.H23]/60+[.I22]" office:value-type="float" office:value="5.87943589606516">
            <text:p>5.88</text:p>
          </table:table-cell>
          <table:table-cell table:number-columns-repeated="1015"/>
        </table:table-row>
        <table:table-row table:style-name="ro5">
          <table:table-cell office:value-type="float" office:value="2.2">
            <text:p>2.20</text:p>
          </table:table-cell>
          <table:table-cell table:formula="of:=15-6.5*[.A24]" office:value-type="float" office:value="0.699999999999999">
            <text:p>0.70</text:p>
          </table:table-cell>
          <table:table-cell table:formula="of:=[constants.$C$10]*((1+[.A24]*(-6.5)/([.$B$2]+c_to_k))^(g0*1000/(ra*6.5)))" office:value-type="float" office:value="77541.0996785864">
            <text:p>77541.10</text:p>
          </table:table-cell>
          <table:table-cell table:formula="of:=[.C24]/(ra*([.B24]+c_to_k))" office:value-type="float" office:value="0.986409661131171">
            <text:p>0.99</text:p>
          </table:table-cell>
          <table:table-cell table:formula="of:=[.$E$2]*[.D24]/[.$D$2]" office:value-type="float" office:value="0.136333826483427">
            <text:p>0.14</text:p>
          </table:table-cell>
          <table:table-cell table:formula="of:=[Inputs.$D$7]*[.$D$2]/[.D24]" office:value-type="float" office:value="6.20938777464685">
            <text:p>6.21</text:p>
          </table:table-cell>
          <table:table-cell table:formula="of:=[.F24]*[Inputs.$D$6]*([.D24]-[.E24])-[Inputs.$D$4]-[Inputs.$D$5]" office:value-type="float" office:value="3.02009698032889">
            <text:p>3.02</text:p>
          </table:table-cell>
          <table:table-cell table:formula="of:=SQRT([.G24]*g0/(0.5*[Inputs.$D$8]*[.D24]*PI()*(3/4/PI()*[.F24])^(2/3)))" office:value-type="float" office:value="6.06266052616571">
            <text:p>6.06</text:p>
          </table:table-cell>
          <table:table-cell table:formula="of:=([.A24]-[.A23])*1000/[.H24]/60+[.I23]" office:value-type="float" office:value="6.1543427062805">
            <text:p>6.15</text:p>
          </table:table-cell>
          <table:table-cell table:number-columns-repeated="1015"/>
        </table:table-row>
        <table:table-row table:style-name="ro5">
          <table:table-cell office:value-type="float" office:value="2.3">
            <text:p>2.30</text:p>
          </table:table-cell>
          <table:table-cell table:formula="of:=15-6.5*[.A25]" office:value-type="float" office:value="0.0500000000000007">
            <text:p>0.05</text:p>
          </table:table-cell>
          <table:table-cell table:formula="of:=[constants.$C$10]*((1+[.A25]*(-6.5)/([.$B$2]+c_to_k))^(g0*1000/(ra*6.5)))" office:value-type="float" office:value="76578.64525802">
            <text:p>76578.65</text:p>
          </table:table-cell>
          <table:table-cell table:formula="of:=[.C25]/(ra*([.B25]+c_to_k))" office:value-type="float" office:value="0.976483907877599">
            <text:p>0.98</text:p>
          </table:table-cell>
          <table:table-cell table:formula="of:=[.$E$2]*[.D25]/[.$D$2]" office:value-type="float" office:value="0.134961966519852">
            <text:p>0.13</text:p>
          </table:table-cell>
          <table:table-cell table:formula="of:=[Inputs.$D$7]*[.$D$2]/[.D25]" office:value-type="float" office:value="6.27250489353604">
            <text:p>6.27</text:p>
          </table:table-cell>
          <table:table-cell table:formula="of:=[.F25]*[Inputs.$D$6]*([.D25]-[.E25])-[Inputs.$D$4]-[Inputs.$D$5]" office:value-type="float" office:value="3.02009698032889">
            <text:p>3.02</text:p>
          </table:table-cell>
          <table:table-cell table:formula="of:=SQRT([.G25]*g0/(0.5*[Inputs.$D$8]*[.D25]*PI()*(3/4/PI()*[.F25])^(2/3)))" office:value-type="float" office:value="6.07288823817801">
            <text:p>6.07</text:p>
          </table:table-cell>
          <table:table-cell table:formula="of:=([.A25]-[.A24])*1000/[.H25]/60+[.I24]" office:value-type="float" office:value="6.4287865295982">
            <text:p>6.43</text:p>
          </table:table-cell>
          <table:table-cell table:number-columns-repeated="1015"/>
        </table:table-row>
        <table:table-row table:style-name="ro5">
          <table:table-cell office:value-type="float" office:value="2.4">
            <text:p>2.40</text:p>
          </table:table-cell>
          <table:table-cell table:formula="of:=15-6.5*[.A26]" office:value-type="float" office:value="-0.6">
            <text:p>-0.60</text:p>
          </table:table-cell>
          <table:table-cell table:formula="of:=[constants.$C$10]*((1+[.A26]*(-6.5)/([.$B$2]+c_to_k))^(g0*1000/(ra*6.5)))" office:value-type="float" office:value="75625.8869888861">
            <text:p>75625.89</text:p>
          </table:table-cell>
          <table:table-cell table:formula="of:=[.C26]/(ra*([.B26]+c_to_k))" office:value-type="float" office:value="0.966634745334117">
            <text:p>0.97</text:p>
          </table:table-cell>
          <table:table-cell table:formula="of:=[.$E$2]*[.D26]/[.$D$2]" office:value-type="float" office:value="0.133600692325041">
            <text:p>0.13</text:p>
          </table:table-cell>
          <table:table-cell table:formula="of:=[Inputs.$D$7]*[.$D$2]/[.D26]" office:value-type="float" office:value="6.33641623186671">
            <text:p>6.34</text:p>
          </table:table-cell>
          <table:table-cell table:formula="of:=[.F26]*[Inputs.$D$6]*([.D26]-[.E26])-[Inputs.$D$4]-[Inputs.$D$5]" office:value-type="float" office:value="3.02009698032889">
            <text:p>3.02</text:p>
          </table:table-cell>
          <table:table-cell table:formula="of:=SQRT([.G26]*g0/(0.5*[Inputs.$D$8]*[.D26]*PI()*(3/4/PI()*[.F26])^(2/3)))" office:value-type="float" office:value="6.08315762894256">
            <text:p>6.08</text:p>
          </table:table-cell>
          <table:table-cell table:formula="of:=([.A26]-[.A25])*1000/[.H26]/60+[.I25]" office:value-type="float" office:value="6.70276704569349">
            <text:p>6.70</text:p>
          </table:table-cell>
          <table:table-cell table:number-columns-repeated="1015"/>
        </table:table-row>
        <table:table-row table:style-name="ro5">
          <table:table-cell office:value-type="float" office:value="2.5">
            <text:p>2.50</text:p>
          </table:table-cell>
          <table:table-cell table:formula="of:=15-6.5*[.A27]" office:value-type="float" office:value="-1.25">
            <text:p>-1.25</text:p>
          </table:table-cell>
          <table:table-cell table:formula="of:=[constants.$C$10]*((1+[.A27]*(-6.5)/([.$B$2]+c_to_k))^(g0*1000/(ra*6.5)))" office:value-type="float" office:value="74682.7499634792">
            <text:p>74682.75</text:p>
          </table:table-cell>
          <table:table-cell table:formula="of:=[.C27]/(ra*([.B27]+c_to_k))" office:value-type="float" office:value="0.956861763046508">
            <text:p>0.96</text:p>
          </table:table-cell>
          <table:table-cell table:formula="of:=[.$E$2]*[.D27]/[.$D$2]" office:value-type="float" office:value="0.132249947169223">
            <text:p>0.13</text:p>
          </table:table-cell>
          <table:table-cell table:formula="of:=[Inputs.$D$7]*[.$D$2]/[.D27]" office:value-type="float" office:value="6.40113371352653">
            <text:p>6.40</text:p>
          </table:table-cell>
          <table:table-cell table:formula="of:=[.F27]*[Inputs.$D$6]*([.D27]-[.E27])-[Inputs.$D$4]-[Inputs.$D$5]" office:value-type="float" office:value="3.02009698032889">
            <text:p>3.02</text:p>
          </table:table-cell>
          <table:table-cell table:formula="of:=SQRT([.G27]*g0/(0.5*[Inputs.$D$8]*[.D27]*PI()*(3/4/PI()*[.F27])^(2/3)))" office:value-type="float" office:value="6.09346896831159">
            <text:p>6.09</text:p>
          </table:table-cell>
          <table:table-cell table:formula="of:=([.A27]-[.A26])*1000/[.H27]/60+[.I26]" office:value-type="float" office:value="6.97628393325524">
            <text:p>6.98</text:p>
          </table:table-cell>
          <table:table-cell table:number-columns-repeated="1015"/>
        </table:table-row>
        <table:table-row table:style-name="ro5">
          <table:table-cell office:value-type="float" office:value="2.6">
            <text:p>2.60</text:p>
          </table:table-cell>
          <table:table-cell table:formula="of:=15-6.5*[.A28]" office:value-type="float" office:value="-1.9">
            <text:p>-1.90</text:p>
          </table:table-cell>
          <table:table-cell table:formula="of:=[constants.$C$10]*((1+[.A28]*(-6.5)/([.$B$2]+c_to_k))^(g0*1000/(ra*6.5)))" office:value-type="float" office:value="73749.1596760058">
            <text:p>73749.16</text:p>
          </table:table-cell>
          <table:table-cell table:formula="of:=[.C28]/(ra*([.B28]+c_to_k))" office:value-type="float" office:value="0.947164551788028">
            <text:p>0.95</text:p>
          </table:table-cell>
          <table:table-cell table:formula="of:=[.$E$2]*[.D28]/[.$D$2]" office:value-type="float" office:value="0.13090967449228">
            <text:p>0.13</text:p>
          </table:table-cell>
          <table:table-cell table:formula="of:=[Inputs.$D$7]*[.$D$2]/[.D28]" office:value-type="float" office:value="6.46666947053588">
            <text:p>6.47</text:p>
          </table:table-cell>
          <table:table-cell table:formula="of:=[.F28]*[Inputs.$D$6]*([.D28]-[.E28])-[Inputs.$D$4]-[Inputs.$D$5]" office:value-type="float" office:value="3.02009698032889">
            <text:p>3.02</text:p>
          </table:table-cell>
          <table:table-cell table:formula="of:=SQRT([.G28]*g0/(0.5*[Inputs.$D$8]*[.D28]*PI()*(3/4/PI()*[.F28])^(2/3)))" office:value-type="float" office:value="6.10382252853511">
            <text:p>6.10</text:p>
          </table:table-cell>
          <table:table-cell table:formula="of:=([.A28]-[.A27])*1000/[.H28]/60+[.I27]" office:value-type="float" office:value="7.24933686998055">
            <text:p>7.25</text:p>
          </table:table-cell>
          <table:table-cell table:number-columns-repeated="1015"/>
        </table:table-row>
        <table:table-row table:style-name="ro5">
          <table:table-cell office:value-type="float" office:value="2.7">
            <text:p>2.70</text:p>
          </table:table-cell>
          <table:table-cell table:formula="of:=15-6.5*[.A29]" office:value-type="float" office:value="-2.55">
            <text:p>-2.55</text:p>
          </table:table-cell>
          <table:table-cell table:formula="of:=[constants.$C$10]*((1+[.A29]*(-6.5)/([.$B$2]+c_to_k))^(g0*1000/(ra*6.5)))" office:value-type="float" office:value="72825.0420213814">
            <text:p>72825.04</text:p>
          </table:table-cell>
          <table:table-cell table:formula="of:=[.C29]/(ra*([.B29]+c_to_k))" office:value-type="float" office:value="0.937542703558652">
            <text:p>0.94</text:p>
          </table:table-cell>
          <table:table-cell table:formula="of:=[.$E$2]*[.D29]/[.$D$2]" office:value-type="float" office:value="0.12957981790364">
            <text:p>0.13</text:p>
          </table:table-cell>
          <table:table-cell table:formula="of:=[Inputs.$D$7]*[.$D$2]/[.D29]" office:value-type="float" office:value="6.53303584719143">
            <text:p>6.53</text:p>
          </table:table-cell>
          <table:table-cell table:formula="of:=[.F29]*[Inputs.$D$6]*([.D29]-[.E29])-[Inputs.$D$4]-[Inputs.$D$5]" office:value-type="float" office:value="3.02009698032889">
            <text:p>3.02</text:p>
          </table:table-cell>
          <table:table-cell table:formula="of:=SQRT([.G29]*g0/(0.5*[Inputs.$D$8]*[.D29]*PI()*(3/4/PI()*[.F29])^(2/3)))" office:value-type="float" office:value="6.11421858428805">
            <text:p>6.11</text:p>
          </table:table-cell>
          <table:table-cell table:formula="of:=([.A29]-[.A28])*1000/[.H29]/60+[.I28]" office:value-type="float" office:value="7.52192553256935">
            <text:p>7.52</text:p>
          </table:table-cell>
          <table:table-cell table:number-columns-repeated="1015"/>
        </table:table-row>
        <table:table-row table:style-name="ro5">
          <table:table-cell office:value-type="float" office:value="2.8">
            <text:p>2.80</text:p>
          </table:table-cell>
          <table:table-cell table:formula="of:=15-6.5*[.A30]" office:value-type="float" office:value="-3.2">
            <text:p>-3.20</text:p>
          </table:table-cell>
          <table:table-cell table:formula="of:=[constants.$C$10]*((1+[.A30]*(-6.5)/([.$B$2]+c_to_k))^(g0*1000/(ra*6.5)))" office:value-type="float" office:value="71910.3232940271">
            <text:p>71910.32</text:p>
          </table:table-cell>
          <table:table-cell table:formula="of:=[.C30]/(ra*([.B30]+c_to_k))" office:value-type="float" office:value="0.927995811584327">
            <text:p>0.93</text:p>
          </table:table-cell>
          <table:table-cell table:formula="of:=[.$E$2]*[.D30]/[.$D$2]" office:value-type="float" office:value="0.128260321182176">
            <text:p>0.13</text:p>
          </table:table-cell>
          <table:table-cell table:formula="of:=[Inputs.$D$7]*[.$D$2]/[.D30]" office:value-type="float" office:value="6.60024540430252">
            <text:p>6.60</text:p>
          </table:table-cell>
          <table:table-cell table:formula="of:=[.F30]*[Inputs.$D$6]*([.D30]-[.E30])-[Inputs.$D$4]-[Inputs.$D$5]" office:value-type="float" office:value="3.02009698032889">
            <text:p>3.02</text:p>
          </table:table-cell>
          <table:table-cell table:formula="of:=SQRT([.G30]*g0/(0.5*[Inputs.$D$8]*[.D30]*PI()*(3/4/PI()*[.F30])^(2/3)))" office:value-type="float" office:value="6.1246574126977">
            <text:p>6.12</text:p>
          </table:table-cell>
          <table:table-cell table:formula="of:=([.A30]-[.A29])*1000/[.H30]/60+[.I29]" office:value-type="float" office:value="7.79404959671885">
            <text:p>7.79</text:p>
          </table:table-cell>
          <table:table-cell table:number-columns-repeated="1015"/>
        </table:table-row>
        <table:table-row table:style-name="ro5">
          <table:table-cell office:value-type="float" office:value="2.9">
            <text:p>2.90</text:p>
          </table:table-cell>
          <table:table-cell table:formula="of:=15-6.5*[.A31]" office:value-type="float" office:value="-3.85">
            <text:p>-3.85</text:p>
          </table:table-cell>
          <table:table-cell table:formula="of:=[constants.$C$10]*((1+[.A31]*(-6.5)/([.$B$2]+c_to_k))^(g0*1000/(ra*6.5)))" office:value-type="float" office:value="71004.9301866686">
            <text:p>71004.93</text:p>
          </table:table-cell>
          <table:table-cell table:formula="of:=[.C31]/(ra*([.B31]+c_to_k))" office:value-type="float" office:value="0.91852347031622">
            <text:p>0.92</text:p>
          </table:table-cell>
          <table:table-cell table:formula="of:=[.$E$2]*[.D31]/[.$D$2]" office:value-type="float" office:value="0.126951128276099">
            <text:p>0.13</text:p>
          </table:table-cell>
          <table:table-cell table:formula="of:=[Inputs.$D$7]*[.$D$2]/[.D31]" office:value-type="float" office:value="6.6683109235225">
            <text:p>6.67</text:p>
          </table:table-cell>
          <table:table-cell table:formula="of:=[.F31]*[Inputs.$D$6]*([.D31]-[.E31])-[Inputs.$D$4]-[Inputs.$D$5]" office:value-type="float" office:value="3.02009698032889">
            <text:p>3.02</text:p>
          </table:table-cell>
          <table:table-cell table:formula="of:=SQRT([.G31]*g0/(0.5*[Inputs.$D$8]*[.D31]*PI()*(3/4/PI()*[.F31])^(2/3)))" office:value-type="float" office:value="6.13513929337164">
            <text:p>6.14</text:p>
          </table:table-cell>
          <table:table-cell table:formula="of:=([.A31]-[.A30])*1000/[.H31]/60+[.I30]" office:value-type="float" office:value="8.06570873711805">
            <text:p>8.07</text:p>
          </table:table-cell>
          <table:table-cell table:number-columns-repeated="1015"/>
        </table:table-row>
        <table:table-row table:style-name="ro5">
          <table:table-cell office:value-type="float" office:value="3">
            <text:p>3.00</text:p>
          </table:table-cell>
          <table:table-cell table:formula="of:=15-6.5*[.A32]" office:value-type="float" office:value="-4.5">
            <text:p>-4.50</text:p>
          </table:table-cell>
          <table:table-cell table:formula="of:=[constants.$C$10]*((1+[.A32]*(-6.5)/([.$B$2]+c_to_k))^(g0*1000/(ra*6.5)))" office:value-type="float" office:value="70108.7897891345">
            <text:p>70108.79</text:p>
          </table:table-cell>
          <table:table-cell table:formula="of:=[.C32]/(ra*([.B32]+c_to_k))" office:value-type="float" office:value="0.90912527542996">
            <text:p>0.91</text:p>
          </table:table-cell>
          <table:table-cell table:formula="of:=[.$E$2]*[.D32]/[.$D$2]" office:value-type="float" office:value="0.12565218330286">
            <text:p>0.13</text:p>
          </table:table-cell>
          <table:table-cell table:formula="of:=[Inputs.$D$7]*[.$D$2]/[.D32]" office:value-type="float" office:value="6.73724541177748">
            <text:p>6.74</text:p>
          </table:table-cell>
          <table:table-cell table:formula="of:=[.F32]*[Inputs.$D$6]*([.D32]-[.E32])-[Inputs.$D$4]-[Inputs.$D$5]" office:value-type="float" office:value="3.02009698032889">
            <text:p>3.02</text:p>
          </table:table-cell>
          <table:table-cell table:formula="of:=SQRT([.G32]*g0/(0.5*[Inputs.$D$8]*[.D32]*PI()*(3/4/PI()*[.F32])^(2/3)))" office:value-type="float" office:value="6.14566450842595">
            <text:p>6.15</text:p>
          </table:table-cell>
          <table:table-cell table:formula="of:=([.A32]-[.A31])*1000/[.H32]/60+[.I31]" office:value-type="float" office:value="8.33690262744213">
            <text:p>8.34</text:p>
          </table:table-cell>
          <table:table-cell table:number-columns-repeated="1015"/>
        </table:table-row>
        <table:table-row table:style-name="ro5">
          <table:table-cell office:value-type="float" office:value="3.1">
            <text:p>3.10</text:p>
          </table:table-cell>
          <table:table-cell table:formula="of:=15-6.5*[.A33]" office:value-type="float" office:value="-5.15">
            <text:p>-5.15</text:p>
          </table:table-cell>
          <table:table-cell table:formula="of:=[constants.$C$10]*((1+[.A33]*(-6.5)/([.$B$2]+c_to_k))^(g0*1000/(ra*6.5)))" office:value-type="float" office:value="69221.829587156">
            <text:p>69221.83</text:p>
          </table:table-cell>
          <table:table-cell table:formula="of:=[.C33]/(ra*([.B33]+c_to_k))" office:value-type="float" office:value="0.899800823824888">
            <text:p>0.90</text:p>
          </table:table-cell>
          <table:table-cell table:formula="of:=[.$E$2]*[.D33]/[.$D$2]" office:value-type="float" office:value="0.124363430549039">
            <text:p>0.12</text:p>
          </table:table-cell>
          <table:table-cell table:formula="of:=[Inputs.$D$7]*[.$D$2]/[.D33]" office:value-type="float" office:value="6.80706210579491">
            <text:p>6.81</text:p>
          </table:table-cell>
          <table:table-cell table:formula="of:=[.F33]*[Inputs.$D$6]*([.D33]-[.E33])-[Inputs.$D$4]-[Inputs.$D$5]" office:value-type="float" office:value="3.02009698032889">
            <text:p>3.02</text:p>
          </table:table-cell>
          <table:table-cell table:formula="of:=SQRT([.G33]*g0/(0.5*[Inputs.$D$8]*[.D33]*PI()*(3/4/PI()*[.F33])^(2/3)))" office:value-type="float" office:value="6.15623334251384">
            <text:p>6.16</text:p>
          </table:table-cell>
          <table:table-cell table:formula="of:=([.A33]-[.A32])*1000/[.H33]/60+[.I32]" office:value-type="float" office:value="8.60763094034687">
            <text:p>8.61</text:p>
          </table:table-cell>
          <table:table-cell table:number-columns-repeated="1015"/>
        </table:table-row>
        <table:table-row table:style-name="ro5">
          <table:table-cell office:value-type="float" office:value="3.2">
            <text:p>3.20</text:p>
          </table:table-cell>
          <table:table-cell table:formula="of:=15-6.5*[.A34]" office:value-type="float" office:value="-5.8">
            <text:p>-5.80</text:p>
          </table:table-cell>
          <table:table-cell table:formula="of:=[constants.$C$10]*((1+[.A34]*(-6.5)/([.$B$2]+c_to_k))^(g0*1000/(ra*6.5)))" office:value-type="float" office:value="68343.9774611672">
            <text:p>68343.98</text:p>
          </table:table-cell>
          <table:table-cell table:formula="of:=[.C34]/(ra*([.B34]+c_to_k))" office:value-type="float" office:value="0.890549713623297">
            <text:p>0.89</text:p>
          </table:table-cell>
          <table:table-cell table:formula="of:=[.$E$2]*[.D34]/[.$D$2]" office:value-type="float" office:value="0.123084814470242">
            <text:p>0.12</text:p>
          </table:table-cell>
          <table:table-cell table:formula="of:=[Inputs.$D$7]*[.$D$2]/[.D34]" office:value-type="float" office:value="6.8777744767344">
            <text:p>6.88</text:p>
          </table:table-cell>
          <table:table-cell table:formula="of:=[.F34]*[Inputs.$D$6]*([.D34]-[.E34])-[Inputs.$D$4]-[Inputs.$D$5]" office:value-type="float" office:value="3.02009698032889">
            <text:p>3.02</text:p>
          </table:table-cell>
          <table:table-cell table:formula="of:=SQRT([.G34]*g0/(0.5*[Inputs.$D$8]*[.D34]*PI()*(3/4/PI()*[.F34])^(2/3)))" office:value-type="float" office:value="6.16684608285472">
            <text:p>6.17</text:p>
          </table:table-cell>
          <table:table-cell table:formula="of:=([.A34]-[.A33])*1000/[.H34]/60+[.I33]" office:value-type="float" office:value="8.87789334746295">
            <text:p>8.88</text:p>
          </table:table-cell>
          <table:table-cell table:number-columns-repeated="1015"/>
        </table:table-row>
        <table:table-row table:style-name="ro5">
          <table:table-cell office:value-type="float" office:value="3.3">
            <text:p>3.30</text:p>
          </table:table-cell>
          <table:table-cell table:formula="of:=15-6.5*[.A35]" office:value-type="float" office:value="-6.45">
            <text:p>-6.45</text:p>
          </table:table-cell>
          <table:table-cell table:formula="of:=[constants.$C$10]*((1+[.A35]*(-6.5)/([.$B$2]+c_to_k))^(g0*1000/(ra*6.5)))" office:value-type="float" office:value="67475.1616851064">
            <text:p>67475.16</text:p>
          </table:table-cell>
          <table:table-cell table:formula="of:=[.C35]/(ra*([.B35]+c_to_k))" office:value-type="float" office:value="0.881371544169677">
            <text:p>0.88</text:p>
          </table:table-cell>
          <table:table-cell table:formula="of:=[.$E$2]*[.D35]/[.$D$2]" office:value-type="float" office:value="0.121816279691">
            <text:p>0.12</text:p>
          </table:table-cell>
          <table:table-cell table:formula="of:=[Inputs.$D$7]*[.$D$2]/[.D35]" office:value-type="float" office:value="6.94939623492347">
            <text:p>6.95</text:p>
          </table:table-cell>
          <table:table-cell table:formula="of:=[.F35]*[Inputs.$D$6]*([.D35]-[.E35])-[Inputs.$D$4]-[Inputs.$D$5]" office:value-type="float" office:value="3.02009698032889">
            <text:p>3.02</text:p>
          </table:table-cell>
          <table:table-cell table:formula="of:=SQRT([.G35]*g0/(0.5*[Inputs.$D$8]*[.D35]*PI()*(3/4/PI()*[.F35])^(2/3)))" office:value-type="float" office:value="6.17750301926366">
            <text:p>6.18</text:p>
          </table:table-cell>
          <table:table-cell table:formula="of:=([.A35]-[.A34])*1000/[.H35]/60+[.I34]" office:value-type="float" office:value="9.14768951939024">
            <text:p>9.15</text:p>
          </table:table-cell>
          <table:table-cell table:number-columns-repeated="1015"/>
        </table:table-row>
        <table:table-row table:style-name="ro5">
          <table:table-cell office:value-type="float" office:value="3.4">
            <text:p>3.40</text:p>
          </table:table-cell>
          <table:table-cell table:formula="of:=15-6.5*[.A36]" office:value-type="float" office:value="-7.1">
            <text:p>-7.10</text:p>
          </table:table-cell>
          <table:table-cell table:formula="of:=[constants.$C$10]*((1+[.A36]*(-6.5)/([.$B$2]+c_to_k))^(g0*1000/(ra*6.5)))" office:value-type="float" office:value="66615.3109252177">
            <text:p>66615.31</text:p>
          </table:table-cell>
          <table:table-cell table:formula="of:=[.C36]/(ra*([.B36]+c_to_k))" office:value-type="float" office:value="0.872265916029956">
            <text:p>0.87</text:p>
          </table:table-cell>
          <table:table-cell table:formula="of:=[.$E$2]*[.D36]/[.$D$2]" office:value-type="float" office:value="0.12055777100466">
            <text:p>0.12</text:p>
          </table:table-cell>
          <table:table-cell table:formula="of:=[Inputs.$D$7]*[.$D$2]/[.D36]" office:value-type="float" office:value="7.02194133470084">
            <text:p>7.02</text:p>
          </table:table-cell>
          <table:table-cell table:formula="of:=[.F36]*[Inputs.$D$6]*([.D36]-[.E36])-[Inputs.$D$4]-[Inputs.$D$5]" office:value-type="float" office:value="3.02009698032889">
            <text:p>3.02</text:p>
          </table:table-cell>
          <table:table-cell table:formula="of:=SQRT([.G36]*g0/(0.5*[Inputs.$D$8]*[.D36]*PI()*(3/4/PI()*[.F36])^(2/3)))" office:value-type="float" office:value="6.18820444418117">
            <text:p>6.19</text:p>
          </table:table-cell>
          <table:table-cell table:formula="of:=([.A36]-[.A35])*1000/[.H36]/60+[.I35]" office:value-type="float" office:value="9.41701912569209">
            <text:p>9.42</text:p>
          </table:table-cell>
          <table:table-cell table:number-columns-repeated="1015"/>
        </table:table-row>
        <table:table-row table:style-name="ro5">
          <table:table-cell office:value-type="float" office:value="3.5">
            <text:p>3.50</text:p>
          </table:table-cell>
          <table:table-cell table:formula="of:=15-6.5*[.A37]" office:value-type="float" office:value="-7.75">
            <text:p>-7.75</text:p>
          </table:table-cell>
          <table:table-cell table:formula="of:=[constants.$C$10]*((1+[.A37]*(-6.5)/([.$B$2]+c_to_k))^(g0*1000/(ra*6.5)))" office:value-type="float" office:value="65764.3542388536">
            <text:p>65764.35</text:p>
          </table:table-cell>
          <table:table-cell table:formula="of:=[.C37]/(ra*([.B37]+c_to_k))" office:value-type="float" office:value="0.863232430990735">
            <text:p>0.86</text:p>
          </table:table-cell>
          <table:table-cell table:formula="of:=[.$E$2]*[.D37]/[.$D$2]" office:value-type="float" office:value="0.119309233373281">
            <text:p>0.12</text:p>
          </table:table-cell>
          <table:table-cell table:formula="of:=[Inputs.$D$7]*[.$D$2]/[.D37]" office:value-type="float" office:value="7.0954239793699">
            <text:p>7.10</text:p>
          </table:table-cell>
          <table:table-cell table:formula="of:=[.F37]*[Inputs.$D$6]*([.D37]-[.E37])-[Inputs.$D$4]-[Inputs.$D$5]" office:value-type="float" office:value="3.02009698032889">
            <text:p>3.02</text:p>
          </table:table-cell>
          <table:table-cell table:formula="of:=SQRT([.G37]*g0/(0.5*[Inputs.$D$8]*[.D37]*PI()*(3/4/PI()*[.F37])^(2/3)))" office:value-type="float" office:value="6.19895065270354">
            <text:p>6.20</text:p>
          </table:table-cell>
          <table:table-cell table:formula="of:=([.A37]-[.A36])*1000/[.H37]/60+[.I36]" office:value-type="float" office:value="9.68588183488946">
            <text:p>9.69</text:p>
          </table:table-cell>
          <table:table-cell table:number-columns-repeated="1015"/>
        </table:table-row>
        <table:table-row table:style-name="ro5">
          <table:table-cell office:value-type="float" office:value="3.6">
            <text:p>3.60</text:p>
          </table:table-cell>
          <table:table-cell table:formula="of:=15-6.5*[.A38]" office:value-type="float" office:value="-8.4">
            <text:p>-8.40</text:p>
          </table:table-cell>
          <table:table-cell table:formula="of:=[constants.$C$10]*((1+[.A38]*(-6.5)/([.$B$2]+c_to_k))^(g0*1000/(ra*6.5)))" office:value-type="float" office:value="64922.2210732783">
            <text:p>64922.22</text:p>
          </table:table-cell>
          <table:table-cell table:formula="of:=[.C38]/(ra*([.B38]+c_to_k))" office:value-type="float" office:value="0.854270692058533">
            <text:p>0.85</text:p>
          </table:table-cell>
          <table:table-cell table:formula="of:=[.$E$2]*[.D38]/[.$D$2]" office:value-type="float" office:value="0.118070611927531">
            <text:p>0.12</text:p>
          </table:table-cell>
          <table:table-cell table:formula="of:=[Inputs.$D$7]*[.$D$2]/[.D38]" office:value-type="float" office:value="7.16985862626523">
            <text:p>7.17</text:p>
          </table:table-cell>
          <table:table-cell table:formula="of:=[.F38]*[Inputs.$D$6]*([.D38]-[.E38])-[Inputs.$D$4]-[Inputs.$D$5]" office:value-type="float" office:value="3.02009698032889">
            <text:p>3.02</text:p>
          </table:table-cell>
          <table:table-cell table:formula="of:=SQRT([.G38]*g0/(0.5*[Inputs.$D$8]*[.D38]*PI()*(3/4/PI()*[.F38])^(2/3)))" office:value-type="float" office:value="6.20974194261351">
            <text:p>6.21</text:p>
          </table:table-cell>
          <table:table-cell table:formula="of:=([.A38]-[.A37])*1000/[.H38]/60+[.I37]" office:value-type="float" office:value="9.95427731445511">
            <text:p>9.95</text:p>
          </table:table-cell>
          <table:table-cell table:number-columns-repeated="1015"/>
        </table:table-row>
        <table:table-row table:style-name="ro5">
          <table:table-cell office:value-type="float" office:value="3.7">
            <text:p>3.70</text:p>
          </table:table-cell>
          <table:table-cell table:formula="of:=15-6.5*[.A39]" office:value-type="float" office:value="-9.05">
            <text:p>-9.05</text:p>
          </table:table-cell>
          <table:table-cell table:formula="of:=[constants.$C$10]*((1+[.A39]*(-6.5)/([.$B$2]+c_to_k))^(g0*1000/(ra*6.5)))" office:value-type="float" office:value="64088.841264472">
            <text:p>64088.84</text:p>
          </table:table-cell>
          <table:table-cell table:formula="of:=[.C39]/(ra*([.B39]+c_to_k))" office:value-type="float" office:value="0.845380303459021">
            <text:p>0.85</text:p>
          </table:table-cell>
          <table:table-cell table:formula="of:=[.$E$2]*[.D39]/[.$D$2]" office:value-type="float" office:value="0.116841851966577">
            <text:p>0.12</text:p>
          </table:table-cell>
          <table:table-cell table:formula="of:=[Inputs.$D$7]*[.$D$2]/[.D39]" office:value-type="float" office:value="7.24525999193491">
            <text:p>7.25</text:p>
          </table:table-cell>
          <table:table-cell table:formula="of:=[.F39]*[Inputs.$D$6]*([.D39]-[.E39])-[Inputs.$D$4]-[Inputs.$D$5]" office:value-type="float" office:value="3.02009698032889">
            <text:p>3.02</text:p>
          </table:table-cell>
          <table:table-cell table:formula="of:=SQRT([.G39]*g0/(0.5*[Inputs.$D$8]*[.D39]*PI()*(3/4/PI()*[.F39])^(2/3)))" office:value-type="float" office:value="6.2205786144114">
            <text:p>6.22</text:p>
          </table:table-cell>
          <table:table-cell table:formula="of:=([.A39]-[.A38])*1000/[.H39]/60+[.I38]" office:value-type="float" office:value="10.2222052308077">
            <text:p>10.22</text:p>
          </table:table-cell>
          <table:table-cell table:number-columns-repeated="1015"/>
        </table:table-row>
        <table:table-row table:style-name="ro5">
          <table:table-cell office:value-type="float" office:value="3.8">
            <text:p>3.80</text:p>
          </table:table-cell>
          <table:table-cell table:formula="of:=15-6.5*[.A40]" office:value-type="float" office:value="-9.7">
            <text:p>-9.70</text:p>
          </table:table-cell>
          <table:table-cell table:formula="of:=[constants.$C$10]*((1+[.A40]*(-6.5)/([.$B$2]+c_to_k))^(g0*1000/(ra*6.5)))" office:value-type="float" office:value="63264.1450359353">
            <text:p>63264.15</text:p>
          </table:table-cell>
          <table:table-cell table:formula="of:=[.C40]/(ra*([.B40]+c_to_k))" office:value-type="float" office:value="0.836560870636253">
            <text:p>0.84</text:p>
          </table:table-cell>
          <table:table-cell table:formula="of:=[.$E$2]*[.D40]/[.$D$2]" office:value-type="float" office:value="0.115622898957983">
            <text:p>0.12</text:p>
          </table:table-cell>
          <table:table-cell table:formula="of:=[Inputs.$D$7]*[.$D$2]/[.D40]" office:value-type="float" office:value="7.32164305744186">
            <text:p>7.32</text:p>
          </table:table-cell>
          <table:table-cell table:formula="of:=[.F40]*[Inputs.$D$6]*([.D40]-[.E40])-[Inputs.$D$4]-[Inputs.$D$5]" office:value-type="float" office:value="3.02009698032889">
            <text:p>3.02</text:p>
          </table:table-cell>
          <table:table-cell table:formula="of:=SQRT([.G40]*g0/(0.5*[Inputs.$D$8]*[.D40]*PI()*(3/4/PI()*[.F40])^(2/3)))" office:value-type="float" office:value="6.23146097134666">
            <text:p>6.23</text:p>
          </table:table-cell>
          <table:table-cell table:formula="of:=([.A40]-[.A39])*1000/[.H40]/60+[.I39]" office:value-type="float" office:value="10.4896652493058">
            <text:p>10.49</text:p>
          </table:table-cell>
          <table:table-cell table:number-columns-repeated="1015"/>
        </table:table-row>
        <table:table-row table:style-name="ro5">
          <table:table-cell office:value-type="float" office:value="3.9">
            <text:p>3.90</text:p>
          </table:table-cell>
          <table:table-cell table:formula="of:=15-6.5*[.A41]" office:value-type="float" office:value="-10.35">
            <text:p>-10.35</text:p>
          </table:table-cell>
          <table:table-cell table:formula="of:=[constants.$C$10]*((1+[.A41]*(-6.5)/([.$B$2]+c_to_k))^(g0*1000/(ra*6.5)))" office:value-type="float" office:value="62448.062997495">
            <text:p>62448.06</text:p>
          </table:table-cell>
          <table:table-cell table:formula="of:=[.C41]/(ra*([.B41]+c_to_k))" office:value-type="float" office:value="0.827812000251909">
            <text:p>0.83</text:p>
          </table:table-cell>
          <table:table-cell table:formula="of:=[.$E$2]*[.D41]/[.$D$2]" office:value-type="float" office:value="0.114413698537605">
            <text:p>0.11</text:p>
          </table:table-cell>
          <table:table-cell table:formula="of:=[Inputs.$D$7]*[.$D$2]/[.D41]" office:value-type="float" office:value="7.39902307378675">
            <text:p>7.40</text:p>
          </table:table-cell>
          <table:table-cell table:formula="of:=[.F41]*[Inputs.$D$6]*([.D41]-[.E41])-[Inputs.$D$4]-[Inputs.$D$5]" office:value-type="float" office:value="3.02009698032889">
            <text:p>3.02</text:p>
          </table:table-cell>
          <table:table-cell table:formula="of:=SQRT([.G41]*g0/(0.5*[Inputs.$D$8]*[.D41]*PI()*(3/4/PI()*[.F41])^(2/3)))" office:value-type="float" office:value="6.24238931944989">
            <text:p>6.24</text:p>
          </table:table-cell>
          <table:table-cell table:formula="of:=([.A41]-[.A40])*1000/[.H41]/60+[.I40]" office:value-type="float" office:value="10.756657034242">
            <text:p>10.76</text:p>
          </table:table-cell>
          <table:table-cell table:number-columns-repeated="1015"/>
        </table:table-row>
        <table:table-row table:style-name="ro5">
          <table:table-cell office:value-type="float" office:value="4">
            <text:p>4.00</text:p>
          </table:table-cell>
          <table:table-cell table:formula="of:=15-6.5*[.A42]" office:value-type="float" office:value="-11">
            <text:p>-11.00</text:p>
          </table:table-cell>
          <table:table-cell table:formula="of:=[constants.$C$10]*((1+[.A42]*(-6.5)/([.$B$2]+c_to_k))^(g0*1000/(ra*6.5)))" office:value-type="float" office:value="61640.5261441104">
            <text:p>61640.53</text:p>
          </table:table-cell>
          <table:table-cell table:formula="of:=[.C42]/(ra*([.B42]+c_to_k))" office:value-type="float" office:value="0.819133300184518">
            <text:p>0.82</text:p>
          </table:table-cell>
          <table:table-cell table:formula="of:=[.$E$2]*[.D42]/[.$D$2]" office:value-type="float" office:value="0.113214196509479">
            <text:p>0.11</text:p>
          </table:table-cell>
          <table:table-cell table:formula="of:=[Inputs.$D$7]*[.$D$2]/[.D42]" office:value-type="float" office:value="7.47741556745614">
            <text:p>7.48</text:p>
          </table:table-cell>
          <table:table-cell table:formula="of:=[.F42]*[Inputs.$D$6]*([.D42]-[.E42])-[Inputs.$D$4]-[Inputs.$D$5]" office:value-type="float" office:value="3.02009698032889">
            <text:p>3.02</text:p>
          </table:table-cell>
          <table:table-cell table:formula="of:=SQRT([.G42]*g0/(0.5*[Inputs.$D$8]*[.D42]*PI()*(3/4/PI()*[.F42])^(2/3)))" office:value-type="float" office:value="6.25336396756534">
            <text:p>6.25</text:p>
          </table:table-cell>
          <table:table-cell table:formula="of:=([.A42]-[.A41])*1000/[.H42]/60+[.I41]" office:value-type="float" office:value="11.0231802488368">
            <text:p>11.02</text:p>
          </table:table-cell>
          <table:table-cell table:number-columns-repeated="1015"/>
        </table:table-row>
        <table:table-row table:style-name="ro5">
          <table:table-cell office:value-type="float" office:value="4.1">
            <text:p>4.10</text:p>
          </table:table-cell>
          <table:table-cell table:formula="of:=15-6.5*[.A43]" office:value-type="float" office:value="-11.65">
            <text:p>-11.65</text:p>
          </table:table-cell>
          <table:table-cell table:formula="of:=[constants.$C$10]*((1+[.A43]*(-6.5)/([.$B$2]+c_to_k))^(g0*1000/(ra*6.5)))" office:value-type="float" office:value="60841.4658546804">
            <text:p>60841.47</text:p>
          </table:table-cell>
          <table:table-cell table:formula="of:=[.C43]/(ra*([.B43]+c_to_k))" office:value-type="float" office:value="0.810524379528699">
            <text:p>0.81</text:p>
          </table:table-cell>
          <table:table-cell table:formula="of:=[.$E$2]*[.D43]/[.$D$2]" office:value-type="float" office:value="0.112024338845723">
            <text:p>0.11</text:p>
          </table:table-cell>
          <table:table-cell table:formula="of:=[Inputs.$D$7]*[.$D$2]/[.D43]" office:value-type="float" office:value="7.55683634609854">
            <text:p>7.56</text:p>
          </table:table-cell>
          <table:table-cell table:formula="of:=[.F43]*[Inputs.$D$6]*([.D43]-[.E43])-[Inputs.$D$4]-[Inputs.$D$5]" office:value-type="float" office:value="3.02009698032889">
            <text:p>3.02</text:p>
          </table:table-cell>
          <table:table-cell table:formula="of:=SQRT([.G43]*g0/(0.5*[Inputs.$D$8]*[.D43]*PI()*(3/4/PI()*[.F43])^(2/3)))" office:value-type="float" office:value="6.26438522738374">
            <text:p>6.26</text:p>
          </table:table-cell>
          <table:table-cell table:formula="of:=([.A43]-[.A42])*1000/[.H43]/60+[.I42]" office:value-type="float" office:value="11.2892345552324">
            <text:p>11.29</text:p>
          </table:table-cell>
          <table:table-cell table:number-columns-repeated="1015"/>
        </table:table-row>
        <table:table-row table:style-name="ro5">
          <table:table-cell office:value-type="float" office:value="4.2">
            <text:p>4.20</text:p>
          </table:table-cell>
          <table:table-cell table:formula="of:=15-6.5*[.A44]" office:value-type="float" office:value="-12.3">
            <text:p>-12.30</text:p>
          </table:table-cell>
          <table:table-cell table:formula="of:=[constants.$C$10]*((1+[.A44]*(-6.5)/([.$B$2]+c_to_k))^(g0*1000/(ra*6.5)))" office:value-type="float" office:value="60050.8138908511">
            <text:p>60050.81</text:p>
          </table:table-cell>
          <table:table-cell table:formula="of:=[.C44]/(ra*([.B44]+c_to_k))" office:value-type="float" office:value="0.801984848594381">
            <text:p>0.80</text:p>
          </table:table-cell>
          <table:table-cell table:formula="of:=[.$E$2]*[.D44]/[.$D$2]" office:value-type="float" office:value="0.110844071686423">
            <text:p>0.11</text:p>
          </table:table-cell>
          <table:table-cell table:formula="of:=[Inputs.$D$7]*[.$D$2]/[.D44]" office:value-type="float" office:value="7.63730150433213">
            <text:p>7.64</text:p>
          </table:table-cell>
          <table:table-cell table:formula="of:=[.F44]*[Inputs.$D$6]*([.D44]-[.E44])-[Inputs.$D$4]-[Inputs.$D$5]" office:value-type="float" office:value="3.02009698032889">
            <text:p>3.02</text:p>
          </table:table-cell>
          <table:table-cell table:formula="of:=SQRT([.G44]*g0/(0.5*[Inputs.$D$8]*[.D44]*PI()*(3/4/PI()*[.F44])^(2/3)))" office:value-type="float" office:value="6.27545341347581">
            <text:p>6.28</text:p>
          </table:table-cell>
          <table:table-cell table:formula="of:=([.A44]-[.A43])*1000/[.H44]/60+[.I43]" office:value-type="float" office:value="11.5548196144869">
            <text:p>11.55</text:p>
          </table:table-cell>
          <table:table-cell table:number-columns-repeated="1015"/>
        </table:table-row>
        <table:table-row table:style-name="ro5">
          <table:table-cell office:value-type="float" office:value="4.3">
            <text:p>4.30</text:p>
          </table:table-cell>
          <table:table-cell table:formula="of:=15-6.5*[.A45]" office:value-type="float" office:value="-12.95">
            <text:p>-12.95</text:p>
          </table:table-cell>
          <table:table-cell table:formula="of:=[constants.$C$10]*((1+[.A45]*(-6.5)/([.$B$2]+c_to_k))^(g0*1000/(ra*6.5)))" office:value-type="float" office:value="59268.5023958247">
            <text:p>59268.50</text:p>
          </table:table-cell>
          <table:table-cell table:formula="of:=[.C45]/(ra*([.B45]+c_to_k))" office:value-type="float" office:value="0.793514318906038">
            <text:p>0.79</text:p>
          </table:table-cell>
          <table:table-cell table:formula="of:=[.$E$2]*[.D45]/[.$D$2]" office:value-type="float" office:value="0.109673341339532">
            <text:p>0.11</text:p>
          </table:table-cell>
          <table:table-cell table:formula="of:=[Inputs.$D$7]*[.$D$2]/[.D45]" office:value-type="float" office:value="7.71882742968715">
            <text:p>7.72</text:p>
          </table:table-cell>
          <table:table-cell table:formula="of:=[.F45]*[Inputs.$D$6]*([.D45]-[.E45])-[Inputs.$D$4]-[Inputs.$D$5]" office:value-type="float" office:value="3.02009698032889">
            <text:p>3.02</text:p>
          </table:table-cell>
          <table:table-cell table:formula="of:=SQRT([.G45]*g0/(0.5*[Inputs.$D$8]*[.D45]*PI()*(3/4/PI()*[.F45])^(2/3)))" office:value-type="float" office:value="6.28656884332603">
            <text:p>6.29</text:p>
          </table:table-cell>
          <table:table-cell table:formula="of:=([.A45]-[.A44])*1000/[.H45]/60+[.I44]" office:value-type="float" office:value="11.8199350865677">
            <text:p>11.82</text:p>
          </table:table-cell>
          <table:table-cell table:number-columns-repeated="1015"/>
        </table:table-row>
        <table:table-row table:style-name="ro5">
          <table:table-cell office:value-type="float" office:value="4.4">
            <text:p>4.40</text:p>
          </table:table-cell>
          <table:table-cell table:formula="of:=15-6.5*[.A46]" office:value-type="float" office:value="-13.6">
            <text:p>-13.60</text:p>
          </table:table-cell>
          <table:table-cell table:formula="of:=[constants.$C$10]*((1+[.A46]*(-6.5)/([.$B$2]+c_to_k))^(g0*1000/(ra*6.5)))" office:value-type="float" office:value="58494.4638931685">
            <text:p>58494.46</text:p>
          </table:table-cell>
          <table:table-cell table:formula="of:=[.C46]/(ra*([.B46]+c_to_k))" office:value-type="float" office:value="0.785112403201914">
            <text:p>0.79</text:p>
          </table:table-cell>
          <table:table-cell table:formula="of:=[.$E$2]*[.D46]/[.$D$2]" office:value-type="float" office:value="0.108512094280758">
            <text:p>0.11</text:p>
          </table:table-cell>
          <table:table-cell table:formula="of:=[Inputs.$D$7]*[.$D$2]/[.D46]" office:value-type="float" office:value="7.80143080868666">
            <text:p>7.80</text:p>
          </table:table-cell>
          <table:table-cell table:formula="of:=[.F46]*[Inputs.$D$6]*([.D46]-[.E46])-[Inputs.$D$4]-[Inputs.$D$5]" office:value-type="float" office:value="3.02009698032889">
            <text:p>3.02</text:p>
          </table:table-cell>
          <table:table-cell table:formula="of:=SQRT([.G46]*g0/(0.5*[Inputs.$D$8]*[.D46]*PI()*(3/4/PI()*[.F46])^(2/3)))" office:value-type="float" office:value="6.29773183736703">
            <text:p>6.30</text:p>
          </table:table-cell>
          <table:table-cell table:formula="of:=([.A46]-[.A45])*1000/[.H46]/60+[.I45]" office:value-type="float" office:value="12.0845806303455">
            <text:p>12.08</text:p>
          </table:table-cell>
          <table:table-cell table:number-columns-repeated="1015"/>
        </table:table-row>
        <table:table-row table:style-name="ro5">
          <table:table-cell office:value-type="float" office:value="4.5">
            <text:p>4.50</text:p>
          </table:table-cell>
          <table:table-cell table:formula="of:=15-6.5*[.A47]" office:value-type="float" office:value="-14.25">
            <text:p>-14.25</text:p>
          </table:table-cell>
          <table:table-cell table:formula="of:=[constants.$C$10]*((1+[.A47]*(-6.5)/([.$B$2]+c_to_k))^(g0*1000/(ra*6.5)))" office:value-type="float" office:value="57728.6312856252">
            <text:p>57728.63</text:p>
          </table:table-cell>
          <table:table-cell table:formula="of:=[.C47]/(ra*([.B47]+c_to_k))" office:value-type="float" office:value="0.776778715433251">
            <text:p>0.78</text:p>
          </table:table-cell>
          <table:table-cell table:formula="of:=[.$E$2]*[.D47]/[.$D$2]" office:value-type="float" office:value="0.107360277153463">
            <text:p>0.11</text:p>
          </table:table-cell>
          <table:table-cell table:formula="of:=[Inputs.$D$7]*[.$D$2]/[.D47]" office:value-type="float" office:value="7.8851286330692">
            <text:p>7.89</text:p>
          </table:table-cell>
          <table:table-cell table:formula="of:=[.F47]*[Inputs.$D$6]*([.D47]-[.E47])-[Inputs.$D$4]-[Inputs.$D$5]" office:value-type="float" office:value="3.02009698032889">
            <text:p>3.02</text:p>
          </table:table-cell>
          <table:table-cell table:formula="of:=SQRT([.G47]*g0/(0.5*[Inputs.$D$8]*[.D47]*PI()*(3/4/PI()*[.F47])^(2/3)))" office:value-type="float" office:value="6.30894271901446">
            <text:p>6.31</text:p>
          </table:table-cell>
          <table:table-cell table:formula="of:=([.A47]-[.A46])*1000/[.H47]/60+[.I46]" office:value-type="float" office:value="12.3487559035879">
            <text:p>12.35</text:p>
          </table:table-cell>
          <table:table-cell table:number-columns-repeated="1015"/>
        </table:table-row>
        <table:table-row table:style-name="ro5">
          <table:table-cell office:value-type="float" office:value="4.6">
            <text:p>4.60</text:p>
          </table:table-cell>
          <table:table-cell table:formula="of:=15-6.5*[.A48]" office:value-type="float" office:value="-14.9">
            <text:p>-14.90</text:p>
          </table:table-cell>
          <table:table-cell table:formula="of:=[constants.$C$10]*((1+[.A48]*(-6.5)/([.$B$2]+c_to_k))^(g0*1000/(ra*6.5)))" office:value-type="float" office:value="56970.9378539239">
            <text:p>56970.94</text:p>
          </table:table-cell>
          <table:table-cell table:formula="of:=[.C48]/(ra*([.B48]+c_to_k))" office:value-type="float" office:value="0.768512870763507">
            <text:p>0.77</text:p>
          </table:table-cell>
          <table:table-cell table:formula="of:=[.$E$2]*[.D48]/[.$D$2]" office:value-type="float" office:value="0.106217836768551">
            <text:p>0.11</text:p>
          </table:table-cell>
          <table:table-cell table:formula="of:=[Inputs.$D$7]*[.$D$2]/[.D48]" office:value-type="float" office:value="7.96993820615696">
            <text:p>7.97</text:p>
          </table:table-cell>
          <table:table-cell table:formula="of:=[.F48]*[Inputs.$D$6]*([.D48]-[.E48])-[Inputs.$D$4]-[Inputs.$D$5]" office:value-type="float" office:value="3.02009698032889">
            <text:p>3.02</text:p>
          </table:table-cell>
          <table:table-cell table:formula="of:=SQRT([.G48]*g0/(0.5*[Inputs.$D$8]*[.D48]*PI()*(3/4/PI()*[.F48])^(2/3)))" office:value-type="float" office:value="6.32020181470228">
            <text:p>6.32</text:p>
          </table:table-cell>
          <table:table-cell table:formula="of:=([.A48]-[.A47])*1000/[.H48]/60+[.I47]" office:value-type="float" office:value="12.6124605629533">
            <text:p>12.61</text:p>
          </table:table-cell>
          <table:table-cell table:number-columns-repeated="1015"/>
        </table:table-row>
        <table:table-row table:style-name="ro5">
          <table:table-cell office:value-type="float" office:value="4.7">
            <text:p>4.70</text:p>
          </table:table-cell>
          <table:table-cell table:formula="of:=15-6.5*[.A49]" office:value-type="float" office:value="-15.55">
            <text:p>-15.55</text:p>
          </table:table-cell>
          <table:table-cell table:formula="of:=[constants.$C$10]*((1+[.A49]*(-6.5)/([.$B$2]+c_to_k))^(g0*1000/(ra*6.5)))" office:value-type="float" office:value="56221.3172555912">
            <text:p>56221.32</text:p>
          </table:table-cell>
          <table:table-cell table:formula="of:=[.C49]/(ra*([.B49]+c_to_k))" office:value-type="float" office:value="0.760314485567583">
            <text:p>0.76</text:p>
          </table:table-cell>
          <table:table-cell table:formula="of:=[.$E$2]*[.D49]/[.$D$2]" office:value-type="float" office:value="0.105084720104361">
            <text:p>0.11</text:p>
          </table:table-cell>
          <table:table-cell table:formula="of:=[Inputs.$D$7]*[.$D$2]/[.D49]" office:value-type="float" office:value="8.05587714937334">
            <text:p>8.06</text:p>
          </table:table-cell>
          <table:table-cell table:formula="of:=[.F49]*[Inputs.$D$6]*([.D49]-[.E49])-[Inputs.$D$4]-[Inputs.$D$5]" office:value-type="float" office:value="3.02009698032889">
            <text:p>3.02</text:p>
          </table:table-cell>
          <table:table-cell table:formula="of:=SQRT([.G49]*g0/(0.5*[Inputs.$D$8]*[.D49]*PI()*(3/4/PI()*[.F49])^(2/3)))" office:value-type="float" office:value="6.33150945391866">
            <text:p>6.33</text:p>
          </table:table-cell>
          <table:table-cell table:formula="of:=([.A49]-[.A48])*1000/[.H49]/60+[.I48]" office:value-type="float" office:value="12.8756942639842">
            <text:p>12.88</text:p>
          </table:table-cell>
          <table:table-cell table:number-columns-repeated="1015"/>
        </table:table-row>
        <table:table-row table:style-name="ro5">
          <table:table-cell office:value-type="float" office:value="4.8">
            <text:p>4.80</text:p>
          </table:table-cell>
          <table:table-cell table:formula="of:=15-6.5*[.A50]" office:value-type="float" office:value="-16.2">
            <text:p>-16.20</text:p>
          </table:table-cell>
          <table:table-cell table:formula="of:=[constants.$C$10]*((1+[.A50]*(-6.5)/([.$B$2]+c_to_k))^(g0*1000/(ra*6.5)))" office:value-type="float" office:value="55479.703523764">
            <text:p>55479.70</text:p>
          </table:table-cell>
          <table:table-cell table:formula="of:=[.C50]/(ra*([.B50]+c_to_k))" office:value-type="float" office:value="0.752183177431046">
            <text:p>0.75</text:p>
          </table:table-cell>
          <table:table-cell table:formula="of:=[.$E$2]*[.D50]/[.$D$2]" office:value-type="float" office:value="0.103960874306563">
            <text:p>0.10</text:p>
          </table:table-cell>
          <table:table-cell table:formula="of:=[Inputs.$D$7]*[.$D$2]/[.D50]" office:value-type="float" office:value="8.14296340891369">
            <text:p>8.14</text:p>
          </table:table-cell>
          <table:table-cell table:formula="of:=[.F50]*[Inputs.$D$6]*([.D50]-[.E50])-[Inputs.$D$4]-[Inputs.$D$5]" office:value-type="float" office:value="3.02009698032889">
            <text:p>3.02</text:p>
          </table:table-cell>
          <table:table-cell table:formula="of:=SQRT([.G50]*g0/(0.5*[Inputs.$D$8]*[.D50]*PI()*(3/4/PI()*[.F50])^(2/3)))" office:value-type="float" office:value="6.34286596924233">
            <text:p>6.34</text:p>
          </table:table-cell>
          <table:table-cell table:formula="of:=([.A50]-[.A49])*1000/[.H50]/60+[.I49]" office:value-type="float" office:value="13.1384566611006">
            <text:p>13.14</text:p>
          </table:table-cell>
          <table:table-cell table:number-columns-repeated="1015"/>
        </table:table-row>
        <table:table-row table:style-name="ro5">
          <table:table-cell office:value-type="float" office:value="4.9">
            <text:p>4.90</text:p>
          </table:table-cell>
          <table:table-cell table:formula="of:=15-6.5*[.A51]" office:value-type="float" office:value="-16.85">
            <text:p>-16.85</text:p>
          </table:table-cell>
          <table:table-cell table:formula="of:=[constants.$C$10]*((1+[.A51]*(-6.5)/([.$B$2]+c_to_k))^(g0*1000/(ra*6.5)))" office:value-type="float" office:value="54746.0310660026">
            <text:p>54746.03</text:p>
          </table:table-cell>
          <table:table-cell table:formula="of:=[.C51]/(ra*([.B51]+c_to_k))" office:value-type="float" office:value="0.744118565149343">
            <text:p>0.74</text:p>
          </table:table-cell>
          <table:table-cell table:formula="of:=[.$E$2]*[.D51]/[.$D$2]" office:value-type="float" office:value="0.102846246688045">
            <text:p>0.10</text:p>
          </table:table-cell>
          <table:table-cell table:formula="of:=[Inputs.$D$7]*[.$D$2]/[.D51]" office:value-type="float" office:value="8.23121526257333">
            <text:p>8.23</text:p>
          </table:table-cell>
          <table:table-cell table:formula="of:=[.F51]*[Inputs.$D$6]*([.D51]-[.E51])-[Inputs.$D$4]-[Inputs.$D$5]" office:value-type="float" office:value="3.02009698032889">
            <text:p>3.02</text:p>
          </table:table-cell>
          <table:table-cell table:formula="of:=SQRT([.G51]*g0/(0.5*[Inputs.$D$8]*[.D51]*PI()*(3/4/PI()*[.F51])^(2/3)))" office:value-type="float" office:value="6.35427169637948">
            <text:p>6.35</text:p>
          </table:table-cell>
          <table:table-cell table:formula="of:=([.A51]-[.A50])*1000/[.H51]/60+[.I50]" office:value-type="float" office:value="13.4007474075943">
            <text:p>13.40</text:p>
          </table:table-cell>
          <table:table-cell table:number-columns-repeated="1015"/>
        </table:table-row>
        <table:table-row table:style-name="ro5">
          <table:table-cell office:value-type="float" office:value="5">
            <text:p>5.00</text:p>
          </table:table-cell>
          <table:table-cell table:formula="of:=15-6.5*[.A52]" office:value-type="float" office:value="-17.5">
            <text:p>-17.50</text:p>
          </table:table-cell>
          <table:table-cell table:formula="of:=[constants.$C$10]*((1+[.A52]*(-6.5)/([.$B$2]+c_to_k))^(g0*1000/(ra*6.5)))" office:value-type="float" office:value="54020.2346631044">
            <text:p>54020.23</text:p>
          </table:table-cell>
          <table:table-cell table:formula="of:=[.C52]/(ra*([.B52]+c_to_k))" office:value-type="float" office:value="0.736120268727025">
            <text:p>0.74</text:p>
          </table:table-cell>
          <table:table-cell table:formula="of:=[.$E$2]*[.D52]/[.$D$2]" office:value-type="float" office:value="0.101740784728809">
            <text:p>0.10</text:p>
          </table:table-cell>
          <table:table-cell table:formula="of:=[Inputs.$D$7]*[.$D$2]/[.D52]" office:value-type="float" office:value="8.32065132673689">
            <text:p>8.32</text:p>
          </table:table-cell>
          <table:table-cell table:formula="of:=[.F52]*[Inputs.$D$6]*([.D52]-[.E52])-[Inputs.$D$4]-[Inputs.$D$5]" office:value-type="float" office:value="3.02009698032889">
            <text:p>3.02</text:p>
          </table:table-cell>
          <table:table-cell table:formula="of:=SQRT([.G52]*g0/(0.5*[Inputs.$D$8]*[.D52]*PI()*(3/4/PI()*[.F52])^(2/3)))" office:value-type="float" office:value="6.36572697420119">
            <text:p>6.37</text:p>
          </table:table-cell>
          <table:table-cell table:formula="of:=([.A52]-[.A51])*1000/[.H52]/60+[.I51]" office:value-type="float" office:value="13.6625661556212">
            <text:p>13.66</text:p>
          </table:table-cell>
          <table:table-cell table:number-columns-repeated="1015"/>
        </table:table-row>
        <table:table-row table:style-name="ro5">
          <table:table-cell office:value-type="float" office:value="5.1">
            <text:p>5.10</text:p>
          </table:table-cell>
          <table:table-cell table:formula="of:=15-6.5*[.A53]" office:value-type="float" office:value="-18.15">
            <text:p>-18.15</text:p>
          </table:table-cell>
          <table:table-cell table:formula="of:=[constants.$C$10]*((1+[.A53]*(-6.5)/([.$B$2]+c_to_k))^(g0*1000/(ra*6.5)))" office:value-type="float" office:value="53302.2494679189">
            <text:p>53302.25</text:p>
          </table:table-cell>
          <table:table-cell table:formula="of:=[.C53]/(ra*([.B53]+c_to_k))" office:value-type="float" office:value="0.72818790937696">
            <text:p>0.73</text:p>
          </table:table-cell>
          <table:table-cell table:formula="of:=[.$E$2]*[.D53]/[.$D$2]" office:value-type="float" office:value="0.100644436075861">
            <text:p>0.10</text:p>
          </table:table-cell>
          <table:table-cell table:formula="of:=[Inputs.$D$7]*[.$D$2]/[.D53]" office:value-type="float" office:value="8.41129056353326">
            <text:p>8.41</text:p>
          </table:table-cell>
          <table:table-cell table:formula="of:=[.F53]*[Inputs.$D$6]*([.D53]-[.E53])-[Inputs.$D$4]-[Inputs.$D$5]" office:value-type="float" office:value="3.02009698032889">
            <text:p>3.02</text:p>
          </table:table-cell>
          <table:table-cell table:formula="of:=SQRT([.G53]*g0/(0.5*[Inputs.$D$8]*[.D53]*PI()*(3/4/PI()*[.F53])^(2/3)))" office:value-type="float" office:value="6.37723214478142">
            <text:p>6.38</text:p>
          </table:table-cell>
          <table:table-cell table:formula="of:=([.A53]-[.A52])*1000/[.H53]/60+[.I52]" office:value-type="float" office:value="13.9239125561957">
            <text:p>13.92</text:p>
          </table:table-cell>
          <table:table-cell table:number-columns-repeated="1015"/>
        </table:table-row>
        <table:table-row table:style-name="ro5">
          <table:table-cell office:value-type="float" office:value="5.2">
            <text:p>5.20</text:p>
          </table:table-cell>
          <table:table-cell table:formula="of:=15-6.5*[.A54]" office:value-type="float" office:value="-18.8">
            <text:p>-18.80</text:p>
          </table:table-cell>
          <table:table-cell table:formula="of:=[constants.$C$10]*((1+[.A54]*(-6.5)/([.$B$2]+c_to_k))^(g0*1000/(ra*6.5)))" office:value-type="float" office:value="52592.0110041626">
            <text:p>52592.01</text:p>
          </table:table-cell>
          <table:table-cell table:formula="of:=[.C54]/(ra*([.B54]+c_to_k))" office:value-type="float" office:value="0.720321109519549">
            <text:p>0.72</text:p>
          </table:table-cell>
          <table:table-cell table:formula="of:=[.$E$2]*[.D54]/[.$D$2]" office:value-type="float" office:value="0.0995571485431032">
            <text:p>0.10</text:p>
          </table:table-cell>
          <table:table-cell table:formula="of:=[Inputs.$D$7]*[.$D$2]/[.D54]" office:value-type="float" office:value="8.50315228816046">
            <text:p>8.50</text:p>
          </table:table-cell>
          <table:table-cell table:formula="of:=[.F54]*[Inputs.$D$6]*([.D54]-[.E54])-[Inputs.$D$4]-[Inputs.$D$5]" office:value-type="float" office:value="3.02009698032889">
            <text:p>3.02</text:p>
          </table:table-cell>
          <table:table-cell table:formula="of:=SQRT([.G54]*g0/(0.5*[Inputs.$D$8]*[.D54]*PI()*(3/4/PI()*[.F54])^(2/3)))" office:value-type="float" office:value="6.38878755343554">
            <text:p>6.39</text:p>
          </table:table-cell>
          <table:table-cell table:formula="of:=([.A54]-[.A53])*1000/[.H54]/60+[.I53]" office:value-type="float" office:value="14.1847862591834">
            <text:p>14.18</text:p>
          </table:table-cell>
          <table:table-cell table:number-columns-repeated="1015"/>
        </table:table-row>
        <table:table-row table:style-name="ro5">
          <table:table-cell office:value-type="float" office:value="5.3">
            <text:p>5.30</text:p>
          </table:table-cell>
          <table:table-cell table:formula="of:=15-6.5*[.A55]" office:value-type="float" office:value="-19.45">
            <text:p>-19.45</text:p>
          </table:table-cell>
          <table:table-cell table:formula="of:=[constants.$C$10]*((1+[.A55]*(-6.5)/([.$B$2]+c_to_k))^(g0*1000/(ra*6.5)))" office:value-type="float" office:value="51889.4551652361">
            <text:p>51889.46</text:p>
          </table:table-cell>
          <table:table-cell table:formula="of:=[.C55]/(ra*([.B55]+c_to_k))" office:value-type="float" office:value="0.712519492781943">
            <text:p>0.71</text:p>
          </table:table-cell>
          <table:table-cell table:formula="of:=[.$E$2]*[.D55]/[.$D$2]" office:value-type="float" office:value="0.098478870111224">
            <text:p>0.10</text:p>
          </table:table-cell>
          <table:table-cell table:formula="of:=[Inputs.$D$7]*[.$D$2]/[.D55]" office:value-type="float" office:value="8.59625617638494">
            <text:p>8.60</text:p>
          </table:table-cell>
          <table:table-cell table:formula="of:=[.F55]*[Inputs.$D$6]*([.D55]-[.E55])-[Inputs.$D$4]-[Inputs.$D$5]" office:value-type="float" office:value="3.02009698032889">
            <text:p>3.02</text:p>
          </table:table-cell>
          <table:table-cell table:formula="of:=SQRT([.G55]*g0/(0.5*[Inputs.$D$8]*[.D55]*PI()*(3/4/PI()*[.F55])^(2/3)))" office:value-type="float" office:value="6.40039354875939">
            <text:p>6.40</text:p>
          </table:table-cell>
          <table:table-cell table:formula="of:=([.A55]-[.A54])*1000/[.H55]/60+[.I54]" office:value-type="float" office:value="14.4451869132947">
            <text:p>14.45</text:p>
          </table:table-cell>
          <table:table-cell table:number-columns-repeated="1015"/>
        </table:table-row>
        <table:table-row table:style-name="ro5">
          <table:table-cell office:value-type="float" office:value="5.4">
            <text:p>5.40</text:p>
          </table:table-cell>
          <table:table-cell table:formula="of:=15-6.5*[.A56]" office:value-type="float" office:value="-20.1">
            <text:p>-20.10</text:p>
          </table:table-cell>
          <table:table-cell table:formula="of:=[constants.$C$10]*((1+[.A56]*(-6.5)/([.$B$2]+c_to_k))^(g0*1000/(ra*6.5)))" office:value-type="float" office:value="51194.5182130399">
            <text:p>51194.52</text:p>
          </table:table-cell>
          <table:table-cell table:formula="of:=[.C56]/(ra*([.B56]+c_to_k))" office:value-type="float" office:value="0.70478268399725">
            <text:p>0.70</text:p>
          </table:table-cell>
          <table:table-cell table:formula="of:=[.$E$2]*[.D56]/[.$D$2]" office:value-type="float" office:value="0.0974095489275909">
            <text:p>0.10</text:p>
          </table:table-cell>
          <table:table-cell table:formula="of:=[Inputs.$D$7]*[.$D$2]/[.D56]" office:value-type="float" office:value="8.69062227221993">
            <text:p>8.69</text:p>
          </table:table-cell>
          <table:table-cell table:formula="of:=[.F56]*[Inputs.$D$6]*([.D56]-[.E56])-[Inputs.$D$4]-[Inputs.$D$5]" office:value-type="float" office:value="3.02009698032889">
            <text:p>3.02</text:p>
          </table:table-cell>
          <table:table-cell table:formula="of:=SQRT([.G56]*g0/(0.5*[Inputs.$D$8]*[.D56]*PI()*(3/4/PI()*[.F56])^(2/3)))" office:value-type="float" office:value="6.41205048266902">
            <text:p>6.41</text:p>
          </table:table-cell>
          <table:table-cell table:formula="of:=([.A56]-[.A55])*1000/[.H56]/60+[.I55]" office:value-type="float" office:value="14.7051141660778">
            <text:p>14.71</text:p>
          </table:table-cell>
          <table:table-cell table:number-columns-repeated="1015"/>
        </table:table-row>
        <table:table-row table:style-name="ro5">
          <table:table-cell office:value-type="float" office:value="5.5">
            <text:p>5.50</text:p>
          </table:table-cell>
          <table:table-cell table:formula="of:=15-6.5*[.A57]" office:value-type="float" office:value="-20.75">
            <text:p>-20.75</text:p>
          </table:table-cell>
          <table:table-cell table:formula="of:=[constants.$C$10]*((1+[.A57]*(-6.5)/([.$B$2]+c_to_k))^(g0*1000/(ra*6.5)))" office:value-type="float" office:value="50507.1367767933">
            <text:p>50507.14</text:p>
          </table:table-cell>
          <table:table-cell table:formula="of:=[.C57]/(ra*([.B57]+c_to_k))" office:value-type="float" office:value="0.697110309203749">
            <text:p>0.70</text:p>
          </table:table-cell>
          <table:table-cell table:formula="of:=[.$E$2]*[.D57]/[.$D$2]" office:value-type="float" office:value="0.0963491333061407">
            <text:p>0.10</text:p>
          </table:table-cell>
          <table:table-cell table:formula="of:=[Inputs.$D$7]*[.$D$2]/[.D57]" office:value-type="float" office:value="8.78627099578762">
            <text:p>8.79</text:p>
          </table:table-cell>
          <table:table-cell table:formula="of:=[.F57]*[Inputs.$D$6]*([.D57]-[.E57])-[Inputs.$D$4]-[Inputs.$D$5]" office:value-type="float" office:value="3.02009698032889">
            <text:p>3.02</text:p>
          </table:table-cell>
          <table:table-cell table:formula="of:=SQRT([.G57]*g0/(0.5*[Inputs.$D$8]*[.D57]*PI()*(3/4/PI()*[.F57])^(2/3)))" office:value-type="float" office:value="6.42375871044085">
            <text:p>6.42</text:p>
          </table:table-cell>
          <table:table-cell table:formula="of:=([.A57]-[.A56])*1000/[.H57]/60+[.I56]" office:value-type="float" office:value="14.964567663912">
            <text:p>14.96</text:p>
          </table:table-cell>
          <table:table-cell table:number-columns-repeated="1015"/>
        </table:table-row>
        <table:table-row table:style-name="ro5">
          <table:table-cell office:value-type="float" office:value="5.6">
            <text:p>5.60</text:p>
          </table:table-cell>
          <table:table-cell table:formula="of:=15-6.5*[.A58]" office:value-type="float" office:value="-21.4">
            <text:p>-21.40</text:p>
          </table:table-cell>
          <table:table-cell table:formula="of:=[constants.$C$10]*((1+[.A58]*(-6.5)/([.$B$2]+c_to_k))^(g0*1000/(ra*6.5)))" office:value-type="float" office:value="49827.2478518522">
            <text:p>49827.25</text:p>
          </table:table-cell>
          <table:table-cell table:formula="of:=[.C58]/(ra*([.B58]+c_to_k))" office:value-type="float" office:value="0.6895019956441">
            <text:p>0.69</text:p>
          </table:table-cell>
          <table:table-cell table:formula="of:=[.$E$2]*[.D58]/[.$D$2]" office:value-type="float" office:value="0.0952975717272696">
            <text:p>0.10</text:p>
          </table:table-cell>
          <table:table-cell table:formula="of:=[Inputs.$D$7]*[.$D$2]/[.D58]" office:value-type="float" office:value="8.88322315136994">
            <text:p>8.88</text:p>
          </table:table-cell>
          <table:table-cell table:formula="of:=[.F58]*[Inputs.$D$6]*([.D58]-[.E58])-[Inputs.$D$4]-[Inputs.$D$5]" office:value-type="float" office:value="3.02009698032889">
            <text:p>3.02</text:p>
          </table:table-cell>
          <table:table-cell table:formula="of:=SQRT([.G58]*g0/(0.5*[Inputs.$D$8]*[.D58]*PI()*(3/4/PI()*[.F58])^(2/3)))" office:value-type="float" office:value="6.4355185907526">
            <text:p>6.44</text:p>
          </table:table-cell>
          <table:table-cell table:formula="of:=([.A58]-[.A57])*1000/[.H58]/60+[.I57]" office:value-type="float" office:value="15.2235470520007">
            <text:p>15.22</text:p>
          </table:table-cell>
          <table:table-cell table:number-columns-repeated="1015"/>
        </table:table-row>
        <table:table-row table:style-name="ro5">
          <table:table-cell office:value-type="float" office:value="5.7">
            <text:p>5.70</text:p>
          </table:table-cell>
          <table:table-cell table:formula="of:=15-6.5*[.A59]" office:value-type="float" office:value="-22.05">
            <text:p>-22.05</text:p>
          </table:table-cell>
          <table:table-cell table:formula="of:=[constants.$C$10]*((1+[.A59]*(-6.5)/([.$B$2]+c_to_k))^(g0*1000/(ra*6.5)))" office:value-type="float" office:value="49154.7887985287">
            <text:p>49154.79</text:p>
          </table:table-cell>
          <table:table-cell table:formula="of:=[.C59]/(ra*([.B59]+c_to_k))" office:value-type="float" office:value="0.681957371764549">
            <text:p>0.68</text:p>
          </table:table-cell>
          <table:table-cell table:formula="of:=[.$E$2]*[.D59]/[.$D$2]" office:value-type="float" office:value="0.0942548128377249">
            <text:p>0.09</text:p>
          </table:table-cell>
          <table:table-cell table:formula="of:=[Inputs.$D$7]*[.$D$2]/[.D59]" office:value-type="float" office:value="8.98149993565307">
            <text:p>8.98</text:p>
          </table:table-cell>
          <table:table-cell table:formula="of:=[.F59]*[Inputs.$D$6]*([.D59]-[.E59])-[Inputs.$D$4]-[Inputs.$D$5]" office:value-type="float" office:value="3.02009698032889">
            <text:p>3.02</text:p>
          </table:table-cell>
          <table:table-cell table:formula="of:=SQRT([.G59]*g0/(0.5*[Inputs.$D$8]*[.D59]*PI()*(3/4/PI()*[.F59])^(2/3)))" office:value-type="float" office:value="6.44733048572468">
            <text:p>6.45</text:p>
          </table:table-cell>
          <table:table-cell table:formula="of:=([.A59]-[.A58])*1000/[.H59]/60+[.I58]" office:value-type="float" office:value="15.4820519743646">
            <text:p>15.48</text:p>
          </table:table-cell>
          <table:table-cell table:number-columns-repeated="1015"/>
        </table:table-row>
        <table:table-row table:style-name="ro5">
          <table:table-cell office:value-type="float" office:value="5.8">
            <text:p>5.80</text:p>
          </table:table-cell>
          <table:table-cell table:formula="of:=15-6.5*[.A60]" office:value-type="float" office:value="-22.7">
            <text:p>-22.70</text:p>
          </table:table-cell>
          <table:table-cell table:formula="of:=[constants.$C$10]*((1+[.A60]*(-6.5)/([.$B$2]+c_to_k))^(g0*1000/(ra*6.5)))" office:value-type="float" office:value="48489.6973409109">
            <text:p>48489.70</text:p>
          </table:table-cell>
          <table:table-cell table:formula="of:=[.C60]/(ra*([.B60]+c_to_k))" office:value-type="float" office:value="0.674476067214139">
            <text:p>0.67</text:p>
          </table:table-cell>
          <table:table-cell table:formula="of:=[.$E$2]*[.D60]/[.$D$2]" office:value-type="float" office:value="0.0932208054504942">
            <text:p>0.09</text:p>
          </table:table-cell>
          <table:table-cell table:formula="of:=[Inputs.$D$7]*[.$D$2]/[.D60]" office:value-type="float" office:value="9.08112294617093">
            <text:p>9.08</text:p>
          </table:table-cell>
          <table:table-cell table:formula="of:=[.F60]*[Inputs.$D$6]*([.D60]-[.E60])-[Inputs.$D$4]-[Inputs.$D$5]" office:value-type="float" office:value="3.02009698032889">
            <text:p>3.02</text:p>
          </table:table-cell>
          <table:table-cell table:formula="of:=SQRT([.G60]*g0/(0.5*[Inputs.$D$8]*[.D60]*PI()*(3/4/PI()*[.F60])^(2/3)))" office:value-type="float" office:value="6.45919476096229">
            <text:p>6.46</text:p>
          </table:table-cell>
          <table:table-cell table:formula="of:=([.A60]-[.A59])*1000/[.H60]/60+[.I59]" office:value-type="float" office:value="15.7400820738345">
            <text:p>15.74</text:p>
          </table:table-cell>
          <table:table-cell table:number-columns-repeated="1015"/>
        </table:table-row>
        <table:table-row table:style-name="ro5">
          <table:table-cell office:value-type="float" office:value="5.9">
            <text:p>5.90</text:p>
          </table:table-cell>
          <table:table-cell table:formula="of:=15-6.5*[.A61]" office:value-type="float" office:value="-23.35">
            <text:p>-23.35</text:p>
          </table:table-cell>
          <table:table-cell table:formula="of:=[constants.$C$10]*((1+[.A61]*(-6.5)/([.$B$2]+c_to_k))^(g0*1000/(ra*6.5)))" office:value-type="float" office:value="47831.9115656843">
            <text:p>47831.91</text:p>
          </table:table-cell>
          <table:table-cell table:formula="of:=[.C61]/(ra*([.B61]+c_to_k))" office:value-type="float" office:value="0.667057712843907">
            <text:p>0.67</text:p>
          </table:table-cell>
          <table:table-cell table:formula="of:=[.$E$2]*[.D61]/[.$D$2]" office:value-type="float" office:value="0.0921954985446961">
            <text:p>0.09</text:p>
          </table:table-cell>
          <table:table-cell table:formula="of:=[Inputs.$D$7]*[.$D$2]/[.D61]" office:value-type="float" office:value="9.18211418995272">
            <text:p>9.18</text:p>
          </table:table-cell>
          <table:table-cell table:formula="of:=[.F61]*[Inputs.$D$6]*([.D61]-[.E61])-[Inputs.$D$4]-[Inputs.$D$5]" office:value-type="float" office:value="3.02009698032889">
            <text:p>3.02</text:p>
          </table:table-cell>
          <table:table-cell table:formula="of:=SQRT([.G61]*g0/(0.5*[Inputs.$D$8]*[.D61]*PI()*(3/4/PI()*[.F61])^(2/3)))" office:value-type="float" office:value="6.47111178559806">
            <text:p>6.47</text:p>
          </table:table-cell>
          <table:table-cell table:formula="of:=([.A61]-[.A60])*1000/[.H61]/60+[.I60]" office:value-type="float" office:value="15.9976369920444">
            <text:p>16.00</text:p>
          </table:table-cell>
          <table:table-cell table:number-columns-repeated="1015"/>
        </table:table-row>
        <table:table-row table:style-name="ro5">
          <table:table-cell table:style-name="ce3" office:value-type="float" office:value="6">
            <text:p>6.00</text:p>
          </table:table-cell>
          <table:table-cell table:style-name="ce3" table:formula="of:=15-6.5*[.A62]" office:value-type="float" office:value="-24">
            <text:p>-24.00</text:p>
          </table:table-cell>
          <table:table-cell table:style-name="ce3" table:formula="of:=[constants.$C$10]*((1+[.A62]*(-6.5)/([.$B$2]+c_to_k))^(g0*1000/(ra*6.5)))" office:value-type="float" office:value="47181.369920953">
            <text:p>47181.37</text:p>
          </table:table-cell>
          <table:table-cell table:style-name="ce5" table:formula="of:=[.C62]/(ra*([.B62]+c_to_k))" office:value-type="float" office:value="0.659701940706096">
            <text:p>0.66</text:p>
          </table:table-cell>
          <table:table-cell table:style-name="ce3" table:formula="of:=[.$E$2]*[.D62]/[.$D$2]" office:value-type="float" office:value="0.09117884126547">
            <text:p>0.09</text:p>
          </table:table-cell>
          <table:table-cell table:style-name="ce3" table:formula="of:=[Inputs.$D$7]*[.$D$2]/[.D62]" office:value-type="float" office:value="9.28449609238029">
            <text:p>9.28</text:p>
          </table:table-cell>
          <table:table-cell table:style-name="ce3" table:formula="of:=[.F62]*[Inputs.$D$6]*([.D62]-[.E62])-[Inputs.$D$4]-[Inputs.$D$5]" office:value-type="float" office:value="3.02009698032889">
            <text:p>3.02</text:p>
          </table:table-cell>
          <table:table-cell table:style-name="ce3" table:formula="of:=SQRT([.G62]*g0/(0.5*[Inputs.$D$8]*[.D62]*PI()*(3/4/PI()*[.F62])^(2/3)))" office:value-type="float" office:value="6.48308193233544">
            <text:p>6.48</text:p>
          </table:table-cell>
          <table:table-cell table:formula="of:=([.A62]-[.A61])*1000/[.H62]/60+[.I61]" office:value-type="float" office:value="16.2547163694242">
            <text:p>16.25</text:p>
          </table:table-cell>
          <table:table-cell table:style-name="ce3" table:number-columns-repeated="1012"/>
          <table:table-cell table:style-name="ce10" table:number-columns-repeated="2"/>
          <table:table-cell/>
        </table:table-row>
        <table:table-row table:style-name="ro5">
          <table:table-cell office:value-type="float" office:value="6.1">
            <text:p>6.10</text:p>
          </table:table-cell>
          <table:table-cell table:formula="of:=15-6.5*[.A63]" office:value-type="float" office:value="-24.65">
            <text:p>-24.65</text:p>
          </table:table-cell>
          <table:table-cell table:formula="of:=[constants.$C$10]*((1+[.A63]*(-6.5)/([.$B$2]+c_to_k))^(g0*1000/(ra*6.5)))" office:value-type="float" office:value="46538.0112150623">
            <text:p>46538.01</text:p>
          </table:table-cell>
          <table:table-cell table:formula="of:=[.C63]/(ra*([.B63]+c_to_k))" office:value-type="float" office:value="0.652408384053351">
            <text:p>0.65</text:p>
          </table:table-cell>
          <table:table-cell table:formula="of:=[.$E$2]*[.D63]/[.$D$2]" office:value-type="float" office:value="0.0901707829238656">
            <text:p>0.09</text:p>
          </table:table-cell>
          <table:table-cell table:formula="of:=[Inputs.$D$7]*[.$D$2]/[.D63]" office:value-type="float" office:value="9.38829150626085">
            <text:p>9.39</text:p>
          </table:table-cell>
          <table:table-cell table:formula="of:=[.F63]*[Inputs.$D$6]*([.D63]-[.E63])-[Inputs.$D$4]-[Inputs.$D$5]" office:value-type="float" office:value="3.02009698032889">
            <text:p>3.02</text:p>
          </table:table-cell>
          <table:table-cell table:formula="of:=SQRT([.G63]*g0/(0.5*[Inputs.$D$8]*[.D63]*PI()*(3/4/PI()*[.F63])^(2/3)))" office:value-type="float" office:value="6.49510557749258">
            <text:p>6.50</text:p>
          </table:table-cell>
          <table:table-cell table:formula="of:=([.A63]-[.A62])*1000/[.H63]/60+[.I62]" office:value-type="float" office:value="16.5113198451925">
            <text:p>16.51</text:p>
          </table:table-cell>
          <table:table-cell table:number-columns-repeated="1015"/>
        </table:table-row>
        <table:table-row table:style-name="ro5">
          <table:table-cell office:value-type="float" office:value="6.2">
            <text:p>6.20</text:p>
          </table:table-cell>
          <table:table-cell table:formula="of:=15-6.5*[.A64]" office:value-type="float" office:value="-25.3">
            <text:p>-25.30</text:p>
          </table:table-cell>
          <table:table-cell table:formula="of:=[constants.$C$10]*((1+[.A64]*(-6.5)/([.$B$2]+c_to_k))^(g0*1000/(ra*6.5)))" office:value-type="float" office:value="45901.7746154217">
            <text:p>45901.77</text:p>
          </table:table-cell>
          <table:table-cell table:formula="of:=[.C64]/(ra*([.B64]+c_to_k))" office:value-type="float" office:value="0.645176677337921">
            <text:p>0.65</text:p>
          </table:table-cell>
          <table:table-cell table:formula="of:=[.$E$2]*[.D64]/[.$D$2]" office:value-type="float" office:value="0.0891712729967327">
            <text:p>0.09</text:p>
          </table:table-cell>
          <table:table-cell table:formula="of:=[Inputs.$D$7]*[.$D$2]/[.D64]" office:value-type="float" office:value="9.49352372112078">
            <text:p>9.49</text:p>
          </table:table-cell>
          <table:table-cell table:formula="of:=[.F64]*[Inputs.$D$6]*([.D64]-[.E64])-[Inputs.$D$4]-[Inputs.$D$5]" office:value-type="float" office:value="3.02009698032889">
            <text:p>3.02</text:p>
          </table:table-cell>
          <table:table-cell table:formula="of:=SQRT([.G64]*g0/(0.5*[Inputs.$D$8]*[.D64]*PI()*(3/4/PI()*[.F64])^(2/3)))" office:value-type="float" office:value="6.50718310104705">
            <text:p>6.51</text:p>
          </table:table-cell>
          <table:table-cell table:formula="of:=([.A64]-[.A63])*1000/[.H64]/60+[.I63]" office:value-type="float" office:value="16.7674470573495">
            <text:p>16.77</text:p>
          </table:table-cell>
          <table:table-cell table:number-columns-repeated="1015"/>
        </table:table-row>
        <table:table-row table:style-name="ro5">
          <table:table-cell office:value-type="float" office:value="6.3">
            <text:p>6.30</text:p>
          </table:table-cell>
          <table:table-cell table:formula="of:=15-6.5*[.A65]" office:value-type="float" office:value="-25.95">
            <text:p>-25.95</text:p>
          </table:table-cell>
          <table:table-cell table:formula="of:=[constants.$C$10]*((1+[.A65]*(-6.5)/([.$B$2]+c_to_k))^(g0*1000/(ra*6.5)))" office:value-type="float" office:value="45272.5996473292">
            <text:p>45272.60</text:p>
          </table:table-cell>
          <table:table-cell table:formula="of:=[.C65]/(ra*([.B65]+c_to_k))" office:value-type="float" office:value="0.638006456210857">
            <text:p>0.64</text:p>
          </table:table-cell>
          <table:table-cell table:formula="of:=[.$E$2]*[.D65]/[.$D$2]" office:value-type="float" office:value="0.0881802611266097">
            <text:p>0.09</text:p>
          </table:table-cell>
          <table:table-cell table:formula="of:=[Inputs.$D$7]*[.$D$2]/[.D65]" office:value-type="float" office:value="9.60021647272668">
            <text:p>9.60</text:p>
          </table:table-cell>
          <table:table-cell table:formula="of:=[.F65]*[Inputs.$D$6]*([.D65]-[.E65])-[Inputs.$D$4]-[Inputs.$D$5]" office:value-type="float" office:value="3.02009698032889">
            <text:p>3.02</text:p>
          </table:table-cell>
          <table:table-cell table:formula="of:=SQRT([.G65]*g0/(0.5*[Inputs.$D$8]*[.D65]*PI()*(3/4/PI()*[.F65])^(2/3)))" office:value-type="float" office:value="6.51931488668106">
            <text:p>6.52</text:p>
          </table:table-cell>
          <table:table-cell table:formula="of:=([.A65]-[.A64])*1000/[.H65]/60+[.I64]" office:value-type="float" office:value="17.0230976426697">
            <text:p>17.02</text:p>
          </table:table-cell>
          <table:table-cell table:number-columns-repeated="1015"/>
        </table:table-row>
        <table:table-row table:style-name="ro5">
          <table:table-cell office:value-type="float" office:value="6.4">
            <text:p>6.40</text:p>
          </table:table-cell>
          <table:table-cell table:formula="of:=15-6.5*[.A66]" office:value-type="float" office:value="-26.6">
            <text:p>-26.60</text:p>
          </table:table-cell>
          <table:table-cell table:formula="of:=[constants.$C$10]*((1+[.A66]*(-6.5)/([.$B$2]+c_to_k))^(g0*1000/(ra*6.5)))" office:value-type="float" office:value="44650.4261927958">
            <text:p>44650.43</text:p>
          </table:table-cell>
          <table:table-cell table:formula="of:=[.C66]/(ra*([.B66]+c_to_k))" office:value-type="float" office:value="0.63089735752121">
            <text:p>0.63</text:p>
          </table:table-cell>
          <table:table-cell table:formula="of:=[.$E$2]*[.D66]/[.$D$2]" office:value-type="float" office:value="0.0871976971216136">
            <text:p>0.09</text:p>
          </table:table-cell>
          <table:table-cell table:formula="of:=[Inputs.$D$7]*[.$D$2]/[.D66]" office:value-type="float" office:value="9.70839395283967">
            <text:p>9.71</text:p>
          </table:table-cell>
          <table:table-cell table:formula="of:=[.F66]*[Inputs.$D$6]*([.D66]-[.E66])-[Inputs.$D$4]-[Inputs.$D$5]" office:value-type="float" office:value="3.02009698032889">
            <text:p>3.02</text:p>
          </table:table-cell>
          <table:table-cell table:formula="of:=SQRT([.G66]*g0/(0.5*[Inputs.$D$8]*[.D66]*PI()*(3/4/PI()*[.F66])^(2/3)))" office:value-type="float" office:value="6.53150132182748">
            <text:p>6.53</text:p>
          </table:table-cell>
          <table:table-cell table:formula="of:=([.A66]-[.A65])*1000/[.H66]/60+[.I65]" office:value-type="float" office:value="17.2782712366942">
            <text:p>17.28</text:p>
          </table:table-cell>
          <table:table-cell table:number-columns-repeated="1015"/>
        </table:table-row>
        <table:table-row table:style-name="ro5">
          <table:table-cell office:value-type="float" office:value="6.5">
            <text:p>6.50</text:p>
          </table:table-cell>
          <table:table-cell table:formula="of:=15-6.5*[.A67]" office:value-type="float" office:value="-27.25">
            <text:p>-27.25</text:p>
          </table:table-cell>
          <table:table-cell table:formula="of:=[constants.$C$10]*((1+[.A67]*(-6.5)/([.$B$2]+c_to_k))^(g0*1000/(ra*6.5)))" office:value-type="float" office:value="44035.1944893716">
            <text:p>44035.19</text:p>
          </table:table-cell>
          <table:table-cell table:formula="of:=[.C67]/(ra*([.B67]+c_to_k))" office:value-type="float" office:value="0.623849019315225">
            <text:p>0.62</text:p>
          </table:table-cell>
          <table:table-cell table:formula="of:=[.$E$2]*[.D67]/[.$D$2]" office:value-type="float" office:value="0.0862235309553279">
            <text:p>0.09</text:p>
          </table:table-cell>
          <table:table-cell table:formula="of:=[Inputs.$D$7]*[.$D$2]/[.D67]" office:value-type="float" office:value="9.81808081920946">
            <text:p>9.82</text:p>
          </table:table-cell>
          <table:table-cell table:formula="of:=[.F67]*[Inputs.$D$6]*([.D67]-[.E67])-[Inputs.$D$4]-[Inputs.$D$5]" office:value-type="float" office:value="3.02009698032889">
            <text:p>3.02</text:p>
          </table:table-cell>
          <table:table-cell table:formula="of:=SQRT([.G67]*g0/(0.5*[Inputs.$D$8]*[.D67]*PI()*(3/4/PI()*[.F67])^(2/3)))" office:value-type="float" office:value="6.54374279771651">
            <text:p>6.54</text:p>
          </table:table-cell>
          <table:table-cell table:formula="of:=([.A67]-[.A66])*1000/[.H67]/60+[.I66]" office:value-type="float" office:value="17.5329674737236">
            <text:p>17.53</text:p>
          </table:table-cell>
          <table:table-cell table:number-columns-repeated="1015"/>
        </table:table-row>
        <table:table-row table:style-name="ro5">
          <table:table-cell office:value-type="float" office:value="6.6">
            <text:p>6.60</text:p>
          </table:table-cell>
          <table:table-cell table:formula="of:=15-6.5*[.A68]" office:value-type="float" office:value="-27.9">
            <text:p>-27.90</text:p>
          </table:table-cell>
          <table:table-cell table:formula="of:=[constants.$C$10]*((1+[.A68]*(-6.5)/([.$B$2]+c_to_k))^(g0*1000/(ra*6.5)))" office:value-type="float" office:value="43426.8451289712">
            <text:p>43426.85</text:p>
          </table:table-cell>
          <table:table-cell table:formula="of:=[.C68]/(ra*([.B68]+c_to_k))" office:value-type="float" office:value="0.616861080835536">
            <text:p>0.62</text:p>
          </table:table-cell>
          <table:table-cell table:formula="of:=[.$E$2]*[.D68]/[.$D$2]" office:value-type="float" office:value="0.085257712766692">
            <text:p>0.09</text:p>
          </table:table-cell>
          <table:table-cell table:formula="of:=[Inputs.$D$7]*[.$D$2]/[.D68]" office:value-type="float" office:value="9.92930220581456">
            <text:p>9.93</text:p>
          </table:table-cell>
          <table:table-cell table:formula="of:=[.F68]*[Inputs.$D$6]*([.D68]-[.E68])-[Inputs.$D$4]-[Inputs.$D$5]" office:value-type="float" office:value="3.02009698032889">
            <text:p>3.02</text:p>
          </table:table-cell>
          <table:table-cell table:formula="of:=SQRT([.G68]*g0/(0.5*[Inputs.$D$8]*[.D68]*PI()*(3/4/PI()*[.F68])^(2/3)))" office:value-type="float" office:value="6.55603970942303">
            <text:p>6.56</text:p>
          </table:table-cell>
          <table:table-cell table:formula="of:=([.A68]-[.A67])*1000/[.H68]/60+[.I67]" office:value-type="float" office:value="17.7871859868103">
            <text:p>17.79</text:p>
          </table:table-cell>
          <table:table-cell table:number-columns-repeated="1015"/>
        </table:table-row>
        <table:table-row table:style-name="ro5">
          <table:table-cell office:value-type="float" office:value="6.7">
            <text:p>6.70</text:p>
          </table:table-cell>
          <table:table-cell table:formula="of:=15-6.5*[.A69]" office:value-type="float" office:value="-28.55">
            <text:p>-28.55</text:p>
          </table:table-cell>
          <table:table-cell table:formula="of:=[constants.$C$10]*((1+[.A69]*(-6.5)/([.$B$2]+c_to_k))^(g0*1000/(ra*6.5)))" office:value-type="float" office:value="42825.3190567018">
            <text:p>42825.32</text:p>
          </table:table-cell>
          <table:table-cell table:formula="of:=[.C69]/(ra*([.B69]+c_to_k))" office:value-type="float" office:value="0.609933182520358">
            <text:p>0.61</text:p>
          </table:table-cell>
          <table:table-cell table:formula="of:=[.$E$2]*[.D69]/[.$D$2]" office:value-type="float" office:value="0.0843001928598885">
            <text:p>0.08</text:p>
          </table:table-cell>
          <table:table-cell table:formula="of:=[Inputs.$D$7]*[.$D$2]/[.D69]" office:value-type="float" office:value="10.0420837333555">
            <text:p>10.04</text:p>
          </table:table-cell>
          <table:table-cell table:formula="of:=[.F69]*[Inputs.$D$6]*([.D69]-[.E69])-[Inputs.$D$4]-[Inputs.$D$5]" office:value-type="float" office:value="3.02009698032889">
            <text:p>3.02</text:p>
          </table:table-cell>
          <table:table-cell table:formula="of:=SQRT([.G69]*g0/(0.5*[Inputs.$D$8]*[.D69]*PI()*(3/4/PI()*[.F69])^(2/3)))" office:value-type="float" office:value="6.56839245591473">
            <text:p>6.57</text:p>
          </table:table-cell>
          <table:table-cell table:formula="of:=([.A69]-[.A68])*1000/[.H69]/60+[.I68]" office:value-type="float" office:value="18.0409264077509">
            <text:p>18.04</text:p>
          </table:table-cell>
          <table:table-cell table:number-columns-repeated="1015"/>
        </table:table-row>
        <table:table-row table:style-name="ro5">
          <table:table-cell office:value-type="float" office:value="6.8">
            <text:p>6.80</text:p>
          </table:table-cell>
          <table:table-cell table:formula="of:=15-6.5*[.A70]" office:value-type="float" office:value="-29.2">
            <text:p>-29.20</text:p>
          </table:table-cell>
          <table:table-cell table:formula="of:=[constants.$C$10]*((1+[.A70]*(-6.5)/([.$B$2]+c_to_k))^(g0*1000/(ra*6.5)))" office:value-type="float" office:value="42230.5575696908">
            <text:p>42230.56</text:p>
          </table:table-cell>
          <table:table-cell table:formula="of:=[.C70]/(ra*([.B70]+c_to_k))" office:value-type="float" office:value="0.603064966002679">
            <text:p>0.60</text:p>
          </table:table-cell>
          <table:table-cell table:formula="of:=[.$E$2]*[.D70]/[.$D$2]" office:value-type="float" office:value="0.0833509217042329">
            <text:p>0.08</text:p>
          </table:table-cell>
          <table:table-cell table:formula="of:=[Inputs.$D$7]*[.$D$2]/[.D70]" office:value-type="float" office:value="10.1564515200079">
            <text:p>10.16</text:p>
          </table:table-cell>
          <table:table-cell table:formula="of:=[.F70]*[Inputs.$D$6]*([.D70]-[.E70])-[Inputs.$D$4]-[Inputs.$D$5]" office:value-type="float" office:value="3.02009698032889">
            <text:p>3.02</text:p>
          </table:table-cell>
          <table:table-cell table:formula="of:=SQRT([.G70]*g0/(0.5*[Inputs.$D$8]*[.D70]*PI()*(3/4/PI()*[.F70])^(2/3)))" office:value-type="float" office:value="6.58080144010092">
            <text:p>6.58</text:p>
          </table:table-cell>
          <table:table-cell table:formula="of:=([.A70]-[.A69])*1000/[.H70]/60+[.I69]" office:value-type="float" office:value="18.2941883670786">
            <text:p>18.29</text:p>
          </table:table-cell>
          <table:table-cell table:number-columns-repeated="1015"/>
        </table:table-row>
        <table:table-row table:style-name="ro5">
          <table:table-cell office:value-type="float" office:value="6.9">
            <text:p>6.90</text:p>
          </table:table-cell>
          <table:table-cell table:formula="of:=15-6.5*[.A71]" office:value-type="float" office:value="-29.85">
            <text:p>-29.85</text:p>
          </table:table-cell>
          <table:table-cell table:formula="of:=[constants.$C$10]*((1+[.A71]*(-6.5)/([.$B$2]+c_to_k))^(g0*1000/(ra*6.5)))" office:value-type="float" office:value="41642.5023159143">
            <text:p>41642.50</text:p>
          </table:table-cell>
          <table:table-cell table:formula="of:=[.C71]/(ra*([.B71]+c_to_k))" office:value-type="float" office:value="0.596256074109445">
            <text:p>0.60</text:p>
          </table:table-cell>
          <table:table-cell table:formula="of:=[.$E$2]*[.D71]/[.$D$2]" office:value-type="float" office:value="0.0824098499340598">
            <text:p>0.08</text:p>
          </table:table-cell>
          <table:table-cell table:formula="of:=[Inputs.$D$7]*[.$D$2]/[.D71]" office:value-type="float" office:value="10.2724321924428">
            <text:p>10.27</text:p>
          </table:table-cell>
          <table:table-cell table:formula="of:=[.F71]*[Inputs.$D$6]*([.D71]-[.E71])-[Inputs.$D$4]-[Inputs.$D$5]" office:value-type="float" office:value="3.02009698032889">
            <text:p>3.02</text:p>
          </table:table-cell>
          <table:table-cell table:formula="of:=SQRT([.G71]*g0/(0.5*[Inputs.$D$8]*[.D71]*PI()*(3/4/PI()*[.F71])^(2/3)))" office:value-type="float" office:value="6.59326706888209">
            <text:p>6.59</text:p>
          </table:table-cell>
          <table:table-cell table:formula="of:=([.A71]-[.A70])*1000/[.H71]/60+[.I70]" office:value-type="float" office:value="18.5469714940556">
            <text:p>18.55</text:p>
          </table:table-cell>
          <table:table-cell table:number-columns-repeated="1015"/>
        </table:table-row>
        <table:table-row table:style-name="ro5">
          <table:table-cell office:value-type="float" office:value="7">
            <text:p>7.00</text:p>
          </table:table-cell>
          <table:table-cell table:formula="of:=15-6.5*[.A72]" office:value-type="float" office:value="-30.5">
            <text:p>-30.50</text:p>
          </table:table-cell>
          <table:table-cell table:formula="of:=[constants.$C$10]*((1+[.A72]*(-6.5)/([.$B$2]+c_to_k))^(g0*1000/(ra*6.5)))" office:value-type="float" office:value="41061.0952930268">
            <text:p>41061.10</text:p>
          </table:table-cell>
          <table:table-cell table:formula="of:=[.C72]/(ra*([.B72]+c_to_k))" office:value-type="float" office:value="0.589506150860753">
            <text:p>0.59</text:p>
          </table:table-cell>
          <table:table-cell table:formula="of:=[.$E$2]*[.D72]/[.$D$2]" office:value-type="float" office:value="0.0814769283486119">
            <text:p>0.08</text:p>
          </table:table-cell>
          <table:table-cell table:formula="of:=[Inputs.$D$7]*[.$D$2]/[.D72]" office:value-type="float" office:value="10.3900528971211">
            <text:p>10.39</text:p>
          </table:table-cell>
          <table:table-cell table:formula="of:=[.F72]*[Inputs.$D$6]*([.D72]-[.E72])-[Inputs.$D$4]-[Inputs.$D$5]" office:value-type="float" office:value="3.02009698032889">
            <text:p>3.02</text:p>
          </table:table-cell>
          <table:table-cell table:formula="of:=SQRT([.G72]*g0/(0.5*[Inputs.$D$8]*[.D72]*PI()*(3/4/PI()*[.F72])^(2/3)))" office:value-type="float" office:value="6.60578975320026">
            <text:p>6.61</text:p>
          </table:table-cell>
          <table:table-cell table:formula="of:=([.A72]-[.A71])*1000/[.H72]/60+[.I71]" office:value-type="float" office:value="18.7992754166652">
            <text:p>18.80</text:p>
          </table:table-cell>
          <table:table-cell table:number-columns-repeated="1015"/>
        </table:table-row>
        <table:table-row table:style-name="ro5">
          <table:table-cell office:value-type="float" office:value="7.1">
            <text:p>7.10</text:p>
          </table:table-cell>
          <table:table-cell table:formula="of:=15-6.5*[.A73]" office:value-type="float" office:value="-31.15">
            <text:p>-31.15</text:p>
          </table:table-cell>
          <table:table-cell table:formula="of:=[constants.$C$10]*((1+[.A73]*(-6.5)/([.$B$2]+c_to_k))^(g0*1000/(ra*6.5)))" office:value-type="float" office:value="40486.2788471919">
            <text:p>40486.28</text:p>
          </table:table-cell>
          <table:table-cell table:formula="of:=[.C73]/(ra*([.B73]+c_to_k))" office:value-type="float" office:value="0.582814841469032">
            <text:p>0.58</text:p>
          </table:table-cell>
          <table:table-cell table:formula="of:=[.$E$2]*[.D73]/[.$D$2]" office:value-type="float" office:value="0.0805521079119268">
            <text:p>0.08</text:p>
          </table:table-cell>
          <table:table-cell table:formula="of:=[Inputs.$D$7]*[.$D$2]/[.D73]" office:value-type="float" office:value="10.50934131187">
            <text:p>10.51</text:p>
          </table:table-cell>
          <table:table-cell table:formula="of:=[.F73]*[Inputs.$D$6]*([.D73]-[.E73])-[Inputs.$D$4]-[Inputs.$D$5]" office:value-type="float" office:value="3.02009698032889">
            <text:p>3.02</text:p>
          </table:table-cell>
          <table:table-cell table:formula="of:=SQRT([.G73]*g0/(0.5*[Inputs.$D$8]*[.D73]*PI()*(3/4/PI()*[.F73])^(2/3)))" office:value-type="float" office:value="6.61836990809008">
            <text:p>6.62</text:p>
          </table:table-cell>
          <table:table-cell table:formula="of:=([.A73]-[.A72])*1000/[.H73]/60+[.I72]" office:value-type="float" office:value="19.0510997616039">
            <text:p>19.05</text:p>
          </table:table-cell>
          <table:table-cell table:number-columns-repeated="1015"/>
        </table:table-row>
        <table:table-row table:style-name="ro5">
          <table:table-cell office:value-type="float" office:value="7.2">
            <text:p>7.20</text:p>
          </table:table-cell>
          <table:table-cell table:formula="of:=15-6.5*[.A74]" office:value-type="float" office:value="-31.8">
            <text:p>-31.80</text:p>
          </table:table-cell>
          <table:table-cell table:formula="of:=[constants.$C$10]*((1+[.A74]*(-6.5)/([.$B$2]+c_to_k))^(g0*1000/(ra*6.5)))" office:value-type="float" office:value="39917.9956719128">
            <text:p>39918.00</text:p>
          </table:table-cell>
          <table:table-cell table:formula="of:=[.C74]/(ra*([.B74]+c_to_k))" office:value-type="float" office:value="0.576181792338232">
            <text:p>0.58</text:p>
          </table:table-cell>
          <table:table-cell table:formula="of:=[.$E$2]*[.D74]/[.$D$2]" office:value-type="float" office:value="0.0796353397527245">
            <text:p>0.08</text:p>
          </table:table-cell>
          <table:table-cell table:formula="of:=[Inputs.$D$7]*[.$D$2]/[.D74]" office:value-type="float" office:value="10.6303256577499">
            <text:p>10.63</text:p>
          </table:table-cell>
          <table:table-cell table:formula="of:=[.F74]*[Inputs.$D$6]*([.D74]-[.E74])-[Inputs.$D$4]-[Inputs.$D$5]" office:value-type="float" office:value="3.02009698032889">
            <text:p>3.02</text:p>
          </table:table-cell>
          <table:table-cell table:formula="of:=SQRT([.G74]*g0/(0.5*[Inputs.$D$8]*[.D74]*PI()*(3/4/PI()*[.F74])^(2/3)))" office:value-type="float" office:value="6.6310079527307">
            <text:p>6.63</text:p>
          </table:table-cell>
          <table:table-cell table:formula="of:=([.A74]-[.A73])*1000/[.H74]/60+[.I73]" office:value-type="float" office:value="19.3024441542735">
            <text:p>19.30</text:p>
          </table:table-cell>
          <table:table-cell table:number-columns-repeated="1015"/>
        </table:table-row>
        <table:table-row table:style-name="ro5">
          <table:table-cell office:value-type="float" office:value="7.3">
            <text:p>7.30</text:p>
          </table:table-cell>
          <table:table-cell table:formula="of:=15-6.5*[.A75]" office:value-type="float" office:value="-32.45">
            <text:p>-32.45</text:p>
          </table:table-cell>
          <table:table-cell table:formula="of:=[constants.$C$10]*((1+[.A75]*(-6.5)/([.$B$2]+c_to_k))^(g0*1000/(ra*6.5)))" office:value-type="float" office:value="39356.1888068646">
            <text:p>39356.19</text:p>
          </table:table-cell>
          <table:table-cell table:formula="of:=[.C75]/(ra*([.B75]+c_to_k))" office:value-type="float" office:value="0.569606651063001">
            <text:p>0.57</text:p>
          </table:table-cell>
          <table:table-cell table:formula="of:=[.$E$2]*[.D75]/[.$D$2]" office:value-type="float" office:value="0.0787265751642944">
            <text:p>0.08</text:p>
          </table:table-cell>
          <table:table-cell table:formula="of:=[Inputs.$D$7]*[.$D$2]/[.D75]" office:value-type="float" office:value="10.7530347112186">
            <text:p>10.75</text:p>
          </table:table-cell>
          <table:table-cell table:formula="of:=[.F75]*[Inputs.$D$6]*([.D75]-[.E75])-[Inputs.$D$4]-[Inputs.$D$5]" office:value-type="float" office:value="3.02009698032889">
            <text:p>3.02</text:p>
          </table:table-cell>
          <table:table-cell table:formula="of:=SQRT([.G75]*g0/(0.5*[Inputs.$D$8]*[.D75]*PI()*(3/4/PI()*[.F75])^(2/3)))" office:value-type="float" office:value="6.64370431049848">
            <text:p>6.64</text:p>
          </table:table-cell>
          <table:table-cell table:formula="of:=([.A75]-[.A74])*1000/[.H75]/60+[.I74]" office:value-type="float" office:value="19.5533082187734">
            <text:p>19.55</text:p>
          </table:table-cell>
          <table:table-cell table:number-columns-repeated="1015"/>
        </table:table-row>
        <table:table-row table:style-name="ro5">
          <table:table-cell office:value-type="float" office:value="7.4">
            <text:p>7.40</text:p>
          </table:table-cell>
          <table:table-cell table:formula="of:=15-6.5*[.A76]" office:value-type="float" office:value="-33.1">
            <text:p>-33.10</text:p>
          </table:table-cell>
          <table:table-cell table:formula="of:=[constants.$C$10]*((1+[.A76]*(-6.5)/([.$B$2]+c_to_k))^(g0*1000/(ra*6.5)))" office:value-type="float" office:value="38800.8016367271">
            <text:p>38800.80</text:p>
          </table:table-cell>
          <table:table-cell table:formula="of:=[.C76]/(ra*([.B76]+c_to_k))" office:value-type="float" office:value="0.563089066427872">
            <text:p>0.56</text:p>
          </table:table-cell>
          <table:table-cell table:formula="of:=[.$E$2]*[.D76]/[.$D$2]" office:value-type="float" office:value="0.0778257656043821">
            <text:p>0.08</text:p>
          </table:table-cell>
          <table:table-cell table:formula="of:=[Inputs.$D$7]*[.$D$2]/[.D76]" office:value-type="float" office:value="10.8774978166017">
            <text:p>10.88</text:p>
          </table:table-cell>
          <table:table-cell table:formula="of:=[.F76]*[Inputs.$D$6]*([.D76]-[.E76])-[Inputs.$D$4]-[Inputs.$D$5]" office:value-type="float" office:value="3.02009698032889">
            <text:p>3.02</text:p>
          </table:table-cell>
          <table:table-cell table:formula="of:=SQRT([.G76]*g0/(0.5*[Inputs.$D$8]*[.D76]*PI()*(3/4/PI()*[.F76])^(2/3)))" office:value-type="float" office:value="6.65645940902048">
            <text:p>6.66</text:p>
          </table:table-cell>
          <table:table-cell table:formula="of:=([.A76]-[.A75])*1000/[.H76]/60+[.I75]" office:value-type="float" office:value="19.8036915778919">
            <text:p>19.80</text:p>
          </table:table-cell>
          <table:table-cell table:number-columns-repeated="1015"/>
        </table:table-row>
        <table:table-row table:style-name="ro5">
          <table:table-cell office:value-type="float" office:value="7.5">
            <text:p>7.50</text:p>
          </table:table-cell>
          <table:table-cell table:formula="of:=15-6.5*[.A77]" office:value-type="float" office:value="-33.75">
            <text:p>-33.75</text:p>
          </table:table-cell>
          <table:table-cell table:formula="of:=[constants.$C$10]*((1+[.A77]*(-6.5)/([.$B$2]+c_to_k))^(g0*1000/(ra*6.5)))" office:value-type="float" office:value="38251.777890018">
            <text:p>38251.78</text:p>
          </table:table-cell>
          <table:table-cell table:formula="of:=[.C77]/(ra*([.B77]+c_to_k))" office:value-type="float" office:value="0.556628688406437">
            <text:p>0.56</text:p>
          </table:table-cell>
          <table:table-cell table:formula="of:=[.$E$2]*[.D77]/[.$D$2]" office:value-type="float" office:value="0.0769328626950761">
            <text:p>0.08</text:p>
          </table:table-cell>
          <table:table-cell table:formula="of:=[Inputs.$D$7]*[.$D$2]/[.D77]" office:value-type="float" office:value="11.0037448988779">
            <text:p>11.00</text:p>
          </table:table-cell>
          <table:table-cell table:formula="of:=[.F77]*[Inputs.$D$6]*([.D77]-[.E77])-[Inputs.$D$4]-[Inputs.$D$5]" office:value-type="float" office:value="3.02009698032889">
            <text:p>3.02</text:p>
          </table:table-cell>
          <table:table-cell table:formula="of:=SQRT([.G77]*g0/(0.5*[Inputs.$D$8]*[.D77]*PI()*(3/4/PI()*[.F77])^(2/3)))" office:value-type="float" office:value="6.66927368022876">
            <text:p>6.67</text:p>
          </table:table-cell>
          <table:table-cell table:formula="of:=([.A77]-[.A76])*1000/[.H77]/60+[.I76]" office:value-type="float" office:value="20.0535938530988">
            <text:p>20.05</text:p>
          </table:table-cell>
          <table:table-cell table:number-columns-repeated="1015"/>
        </table:table-row>
        <table:table-row table:style-name="ro5">
          <table:table-cell office:value-type="float" office:value="7.6">
            <text:p>7.60</text:p>
          </table:table-cell>
          <table:table-cell table:formula="of:=15-6.5*[.A78]" office:value-type="float" office:value="-34.4">
            <text:p>-34.40</text:p>
          </table:table-cell>
          <table:table-cell table:formula="of:=[constants.$C$10]*((1+[.A78]*(-6.5)/([.$B$2]+c_to_k))^(g0*1000/(ra*6.5)))" office:value-type="float" office:value="37709.0616379276">
            <text:p>37709.06</text:p>
          </table:table-cell>
          <table:table-cell table:formula="of:=[.C78]/(ra*([.B78]+c_to_k))" office:value-type="float" office:value="0.55022516816053">
            <text:p>0.55</text:p>
          </table:table-cell>
          <table:table-cell table:formula="of:=[.$E$2]*[.D78]/[.$D$2]" office:value-type="float" office:value="0.0760478182226937">
            <text:p>0.08</text:p>
          </table:table-cell>
          <table:table-cell table:formula="of:=[Inputs.$D$7]*[.$D$2]/[.D78]" office:value-type="float" office:value="11.1318064767885">
            <text:p>11.13</text:p>
          </table:table-cell>
          <table:table-cell table:formula="of:=[.F78]*[Inputs.$D$6]*([.D78]-[.E78])-[Inputs.$D$4]-[Inputs.$D$5]" office:value-type="float" office:value="3.02009698032889">
            <text:p>3.02</text:p>
          </table:table-cell>
          <table:table-cell table:formula="of:=SQRT([.G78]*g0/(0.5*[Inputs.$D$8]*[.D78]*PI()*(3/4/PI()*[.F78])^(2/3)))" office:value-type="float" office:value="6.6821475604156">
            <text:p>6.68</text:p>
          </table:table-cell>
          <table:table-cell table:formula="of:=([.A78]-[.A77])*1000/[.H78]/60+[.I77]" office:value-type="float" office:value="20.3030146645367">
            <text:p>20.30</text:p>
          </table:table-cell>
          <table:table-cell table:number-columns-repeated="1015"/>
        </table:table-row>
        <table:table-row table:style-name="ro5">
          <table:table-cell office:value-type="float" office:value="7.7">
            <text:p>7.70</text:p>
          </table:table-cell>
          <table:table-cell table:formula="of:=15-6.5*[.A79]" office:value-type="float" office:value="-35.05">
            <text:p>-35.05</text:p>
          </table:table-cell>
          <table:table-cell table:formula="of:=[constants.$C$10]*((1+[.A79]*(-6.5)/([.$B$2]+c_to_k))^(g0*1000/(ra*6.5)))" office:value-type="float" office:value="37172.5972931539">
            <text:p>37172.60</text:p>
          </table:table-cell>
          <table:table-cell table:formula="of:=[.C79]/(ra*([.B79]+c_to_k))" office:value-type="float" office:value="0.543878158039397">
            <text:p>0.54</text:p>
          </table:table-cell>
          <table:table-cell table:formula="of:=[.$E$2]*[.D79]/[.$D$2]" office:value-type="float" office:value="0.0751705841376678">
            <text:p>0.08</text:p>
          </table:table-cell>
          <table:table-cell table:formula="of:=[Inputs.$D$7]*[.$D$2]/[.D79]" office:value-type="float" office:value="11.2617136762785">
            <text:p>11.26</text:p>
          </table:table-cell>
          <table:table-cell table:formula="of:=[.F79]*[Inputs.$D$6]*([.D79]-[.E79])-[Inputs.$D$4]-[Inputs.$D$5]" office:value-type="float" office:value="3.02009698032889">
            <text:p>3.02</text:p>
          </table:table-cell>
          <table:table-cell table:formula="of:=SQRT([.G79]*g0/(0.5*[Inputs.$D$8]*[.D79]*PI()*(3/4/PI()*[.F79])^(2/3)))" office:value-type="float" office:value="6.69508149028952">
            <text:p>6.70</text:p>
          </table:table-cell>
          <table:table-cell table:formula="of:=([.A79]-[.A78])*1000/[.H79]/60+[.I78]" office:value-type="float" office:value="20.5519536310129">
            <text:p>20.55</text:p>
          </table:table-cell>
          <table:table-cell table:number-columns-repeated="1015"/>
        </table:table-row>
        <table:table-row table:style-name="ro5">
          <table:table-cell office:value-type="float" office:value="7.8">
            <text:p>7.80</text:p>
          </table:table-cell>
          <table:table-cell table:formula="of:=15-6.5*[.A80]" office:value-type="float" office:value="-35.7">
            <text:p>-35.70</text:p>
          </table:table-cell>
          <table:table-cell table:formula="of:=[constants.$C$10]*((1+[.A80]*(-6.5)/([.$B$2]+c_to_k))^(g0*1000/(ra*6.5)))" office:value-type="float" office:value="36642.3296087381">
            <text:p>36642.33</text:p>
          </table:table-cell>
          <table:table-cell table:formula="of:=[.C80]/(ra*([.B80]+c_to_k))" office:value-type="float" office:value="0.537587311578875">
            <text:p>0.54</text:p>
          </table:table-cell>
          <table:table-cell table:formula="of:=[.$E$2]*[.D80]/[.$D$2]" office:value-type="float" office:value="0.0743011125544323">
            <text:p>0.07</text:p>
          </table:table-cell>
          <table:table-cell table:formula="of:=[Inputs.$D$7]*[.$D$2]/[.D80]" office:value-type="float" office:value="11.3934982442806">
            <text:p>11.39</text:p>
          </table:table-cell>
          <table:table-cell table:formula="of:=[.F80]*[Inputs.$D$6]*([.D80]-[.E80])-[Inputs.$D$4]-[Inputs.$D$5]" office:value-type="float" office:value="3.02009698032889">
            <text:p>3.02</text:p>
          </table:table-cell>
          <table:table-cell table:formula="of:=SQRT([.G80]*g0/(0.5*[Inputs.$D$8]*[.D80]*PI()*(3/4/PI()*[.F80])^(2/3)))" office:value-type="float" office:value="6.70807591503216">
            <text:p>6.71</text:p>
          </table:table-cell>
          <table:table-cell table:formula="of:=([.A80]-[.A79])*1000/[.H80]/60+[.I79]" office:value-type="float" office:value="20.800410369991">
            <text:p>20.80</text:p>
          </table:table-cell>
          <table:table-cell table:number-columns-repeated="1015"/>
        </table:table-row>
        <table:table-row table:style-name="ro5">
          <table:table-cell office:value-type="float" office:value="7.9">
            <text:p>7.90</text:p>
          </table:table-cell>
          <table:table-cell table:formula="of:=15-6.5*[.A81]" office:value-type="float" office:value="-36.35">
            <text:p>-36.35</text:p>
          </table:table-cell>
          <table:table-cell table:formula="of:=[constants.$C$10]*((1+[.A81]*(-6.5)/([.$B$2]+c_to_k))^(g0*1000/(ra*6.5)))" office:value-type="float" office:value="36118.2036769021">
            <text:p>36118.20</text:p>
          </table:table-cell>
          <table:table-cell table:formula="of:=[.C81]/(ra*([.B81]+c_to_k))" office:value-type="float" office:value="0.531352283500565">
            <text:p>0.53</text:p>
          </table:table-cell>
          <table:table-cell table:formula="of:=[.$E$2]*[.D81]/[.$D$2]" office:value-type="float" office:value="0.0734393557513076">
            <text:p>0.07</text:p>
          </table:table-cell>
          <table:table-cell table:formula="of:=[Inputs.$D$7]*[.$D$2]/[.D81]" office:value-type="float" office:value="11.5271925628507">
            <text:p>11.53</text:p>
          </table:table-cell>
          <table:table-cell table:formula="of:=[.F81]*[Inputs.$D$6]*([.D81]-[.E81])-[Inputs.$D$4]-[Inputs.$D$5]" office:value-type="float" office:value="3.02009698032889">
            <text:p>3.02</text:p>
          </table:table-cell>
          <table:table-cell table:formula="of:=SQRT([.G81]*g0/(0.5*[Inputs.$D$8]*[.D81]*PI()*(3/4/PI()*[.F81])^(2/3)))" office:value-type="float" office:value="6.72113128435613">
            <text:p>6.72</text:p>
          </table:table-cell>
          <table:table-cell table:formula="of:=([.A81]-[.A80])*1000/[.H81]/60+[.I80]" office:value-type="float" office:value="21.0483844975826">
            <text:p>21.05</text:p>
          </table:table-cell>
          <table:table-cell table:number-columns-repeated="1015"/>
        </table:table-row>
        <table:table-row table:style-name="ro5">
          <table:table-cell office:value-type="float" office:value="8">
            <text:p>8.00</text:p>
          </table:table-cell>
          <table:table-cell table:formula="of:=15-6.5*[.A82]" office:value-type="float" office:value="-37">
            <text:p>-37.00</text:p>
          </table:table-cell>
          <table:table-cell table:formula="of:=[constants.$C$10]*((1+[.A82]*(-6.5)/([.$B$2]+c_to_k))^(g0*1000/(ra*6.5)))" office:value-type="float" office:value="35600.1649278857">
            <text:p>35600.16</text:p>
          </table:table-cell>
          <table:table-cell table:formula="of:=[.C82]/(ra*([.B82]+c_to_k))" office:value-type="float" office:value="0.525172729710999">
            <text:p>0.53</text:p>
          </table:table-cell>
          <table:table-cell table:formula="of:=[.$E$2]*[.D82]/[.$D$2]" office:value-type="float" office:value="0.0725852661703869">
            <text:p>0.07</text:p>
          </table:table-cell>
          <table:table-cell table:formula="of:=[Inputs.$D$7]*[.$D$2]/[.D82]" office:value-type="float" office:value="11.6628296636652">
            <text:p>11.66</text:p>
          </table:table-cell>
          <table:table-cell table:formula="of:=[.F82]*[Inputs.$D$6]*([.D82]-[.E82])-[Inputs.$D$4]-[Inputs.$D$5]" office:value-type="float" office:value="3.02009698032889">
            <text:p>3.02</text:p>
          </table:table-cell>
          <table:table-cell table:formula="of:=SQRT([.G82]*g0/(0.5*[Inputs.$D$8]*[.D82]*PI()*(3/4/PI()*[.F82])^(2/3)))" office:value-type="float" office:value="6.73424805256367">
            <text:p>6.73</text:p>
          </table:table-cell>
          <table:table-cell table:formula="of:=([.A82]-[.A81])*1000/[.H82]/60+[.I81]" office:value-type="float" office:value="21.2958756285385">
            <text:p>21.30</text:p>
          </table:table-cell>
          <table:table-cell table:number-columns-repeated="1015"/>
        </table:table-row>
        <table:table-row table:style-name="ro5">
          <table:table-cell office:value-type="float" office:value="8.1">
            <text:p>8.10</text:p>
          </table:table-cell>
          <table:table-cell table:formula="of:=15-6.5*[.A83]" office:value-type="float" office:value="-37.65">
            <text:p>-37.65</text:p>
          </table:table-cell>
          <table:table-cell table:formula="of:=[constants.$C$10]*((1+[.A83]*(-6.5)/([.$B$2]+c_to_k))^(g0*1000/(ra*6.5)))" office:value-type="float" office:value="35088.1591287846">
            <text:p>35088.16</text:p>
          </table:table-cell>
          <table:table-cell table:formula="of:=[.C83]/(ra*([.B83]+c_to_k))" office:value-type="float" office:value="0.519048307300813">
            <text:p>0.52</text:p>
          </table:table-cell>
          <table:table-cell table:formula="of:=[.$E$2]*[.D83]/[.$D$2]" office:value-type="float" office:value="0.0717387964174203">
            <text:p>0.07</text:p>
          </table:table-cell>
          <table:table-cell table:formula="of:=[Inputs.$D$7]*[.$D$2]/[.D83]" office:value-type="float" office:value="11.8004432428901">
            <text:p>11.80</text:p>
          </table:table-cell>
          <table:table-cell table:formula="of:=[.F83]*[Inputs.$D$6]*([.D83]-[.E83])-[Inputs.$D$4]-[Inputs.$D$5]" office:value-type="float" office:value="3.02009698032889">
            <text:p>3.02</text:p>
          </table:table-cell>
          <table:table-cell table:formula="of:=SQRT([.G83]*g0/(0.5*[Inputs.$D$8]*[.D83]*PI()*(3/4/PI()*[.F83])^(2/3)))" office:value-type="float" office:value="6.74742667860631">
            <text:p>6.75</text:p>
          </table:table-cell>
          <table:table-cell table:formula="of:=([.A83]-[.A82])*1000/[.H83]/60+[.I82]" office:value-type="float" office:value="21.5428833762405">
            <text:p>21.54</text:p>
          </table:table-cell>
          <table:table-cell table:number-columns-repeated="1015"/>
        </table:table-row>
        <table:table-row table:style-name="ro5">
          <table:table-cell office:value-type="float" office:value="8.2">
            <text:p>8.20</text:p>
          </table:table-cell>
          <table:table-cell table:formula="of:=15-6.5*[.A84]" office:value-type="float" office:value="-38.3">
            <text:p>-38.30</text:p>
          </table:table-cell>
          <table:table-cell table:formula="of:=[constants.$C$10]*((1+[.A84]*(-6.5)/([.$B$2]+c_to_k))^(g0*1000/(ra*6.5)))" office:value-type="float" office:value="34582.1323823906">
            <text:p>34582.13</text:p>
          </table:table-cell>
          <table:table-cell table:formula="of:=[.C84]/(ra*([.B84]+c_to_k))" office:value-type="float" office:value="0.512978674543912">
            <text:p>0.51</text:p>
          </table:table-cell>
          <table:table-cell table:formula="of:=[.$E$2]*[.D84]/[.$D$2]" office:value-type="float" office:value="0.0708998992617005">
            <text:p>0.07</text:p>
          </table:table-cell>
          <table:table-cell table:formula="of:=[Inputs.$D$7]*[.$D$2]/[.D84]" office:value-type="float" office:value="11.9400676764335">
            <text:p>11.94</text:p>
          </table:table-cell>
          <table:table-cell table:formula="of:=[.F84]*[Inputs.$D$6]*([.D84]-[.E84])-[Inputs.$D$4]-[Inputs.$D$5]" office:value-type="float" office:value="3.02009698032889">
            <text:p>3.02</text:p>
          </table:table-cell>
          <table:table-cell table:formula="of:=SQRT([.G84]*g0/(0.5*[Inputs.$D$8]*[.D84]*PI()*(3/4/PI()*[.F84])^(2/3)))" office:value-type="float" office:value="6.76066762614544">
            <text:p>6.76</text:p>
          </table:table-cell>
          <table:table-cell table:formula="of:=([.A84]-[.A83])*1000/[.H84]/60+[.I83]" office:value-type="float" office:value="21.7894073526923">
            <text:p>21.79</text:p>
          </table:table-cell>
          <table:table-cell table:number-columns-repeated="1015"/>
        </table:table-row>
        <table:table-row table:style-name="ro5">
          <table:table-cell office:value-type="float" office:value="8.3">
            <text:p>8.30</text:p>
          </table:table-cell>
          <table:table-cell table:formula="of:=15-6.5*[.A85]" office:value-type="float" office:value="-38.95">
            <text:p>-38.95</text:p>
          </table:table-cell>
          <table:table-cell table:formula="of:=[constants.$C$10]*((1+[.A85]*(-6.5)/([.$B$2]+c_to_k))^(g0*1000/(ra*6.5)))" office:value-type="float" office:value="34082.0311260306">
            <text:p>34082.03</text:p>
          </table:table-cell>
          <table:table-cell table:formula="of:=[.C85]/(ra*([.B85]+c_to_k))" office:value-type="float" office:value="0.506963490896639">
            <text:p>0.51</text:p>
          </table:table-cell>
          <table:table-cell table:formula="of:=[.$E$2]*[.D85]/[.$D$2]" office:value-type="float" office:value="0.0700685276359473">
            <text:p>0.07</text:p>
          </table:table-cell>
          <table:table-cell table:formula="of:=[Inputs.$D$7]*[.$D$2]/[.D85]" office:value-type="float" office:value="12.0817380355901">
            <text:p>12.08</text:p>
          </table:table-cell>
          <table:table-cell table:formula="of:=[.F85]*[Inputs.$D$6]*([.D85]-[.E85])-[Inputs.$D$4]-[Inputs.$D$5]" office:value-type="float" office:value="3.02009698032889">
            <text:p>3.02</text:p>
          </table:table-cell>
          <table:table-cell table:formula="of:=SQRT([.G85]*g0/(0.5*[Inputs.$D$8]*[.D85]*PI()*(3/4/PI()*[.F85])^(2/3)))" office:value-type="float" office:value="6.77397136361383">
            <text:p>6.77</text:p>
          </table:table-cell>
          <table:table-cell table:formula="of:=([.A85]-[.A84])*1000/[.H85]/60+[.I84]" office:value-type="float" office:value="22.0354471685113">
            <text:p>22.04</text:p>
          </table:table-cell>
          <table:table-cell table:number-columns-repeated="1015"/>
        </table:table-row>
        <table:table-row table:style-name="ro5">
          <table:table-cell office:value-type="float" office:value="8.4">
            <text:p>8.40</text:p>
          </table:table-cell>
          <table:table-cell table:formula="of:=15-6.5*[.A86]" office:value-type="float" office:value="-39.6">
            <text:p>-39.60</text:p>
          </table:table-cell>
          <table:table-cell table:formula="of:=[constants.$C$10]*((1+[.A86]*(-6.5)/([.$B$2]+c_to_k))^(g0*1000/(ra*6.5)))" office:value-type="float" office:value="33587.8021304081">
            <text:p>33587.80</text:p>
          </table:table-cell>
          <table:table-cell table:formula="of:=[.C86]/(ra*([.B86]+c_to_k))" office:value-type="float" office:value="0.501002416996935">
            <text:p>0.50</text:p>
          </table:table-cell>
          <table:table-cell table:formula="of:=[.$E$2]*[.D86]/[.$D$2]" office:value-type="float" office:value="0.069244634636192">
            <text:p>0.07</text:p>
          </table:table-cell>
          <table:table-cell table:formula="of:=[Inputs.$D$7]*[.$D$2]/[.D86]" office:value-type="float" office:value="12.2254901030925">
            <text:p>12.23</text:p>
          </table:table-cell>
          <table:table-cell table:formula="of:=[.F86]*[Inputs.$D$6]*([.D86]-[.E86])-[Inputs.$D$4]-[Inputs.$D$5]" office:value-type="float" office:value="3.02009698032889">
            <text:p>3.02</text:p>
          </table:table-cell>
          <table:table-cell table:formula="of:=SQRT([.G86]*g0/(0.5*[Inputs.$D$8]*[.D86]*PI()*(3/4/PI()*[.F86])^(2/3)))" office:value-type="float" office:value="6.78733836427816">
            <text:p>6.79</text:p>
          </table:table-cell>
          <table:table-cell table:formula="of:=([.A86]-[.A85])*1000/[.H86]/60+[.I85]" office:value-type="float" office:value="22.2810024329193">
            <text:p>22.28</text:p>
          </table:table-cell>
          <table:table-cell table:number-columns-repeated="1015"/>
        </table:table-row>
        <table:table-row table:style-name="ro5">
          <table:table-cell office:value-type="float" office:value="8.5">
            <text:p>8.50</text:p>
          </table:table-cell>
          <table:table-cell table:formula="of:=15-6.5*[.A87]" office:value-type="float" office:value="-40.25">
            <text:p>-40.25</text:p>
          </table:table-cell>
          <table:table-cell table:formula="of:=[constants.$C$10]*((1+[.A87]*(-6.5)/([.$B$2]+c_to_k))^(g0*1000/(ra*6.5)))" office:value-type="float" office:value="33099.3924984447">
            <text:p>33099.39</text:p>
          </table:table-cell>
          <table:table-cell table:formula="of:=[.C87]/(ra*([.B87]+c_to_k))" office:value-type="float" office:value="0.495095114663509">
            <text:p>0.50</text:p>
          </table:table-cell>
          <table:table-cell table:formula="of:=[.$E$2]*[.D87]/[.$D$2]" office:value-type="float" office:value="0.0684281735216617">
            <text:p>0.07</text:p>
          </table:table-cell>
          <table:table-cell table:formula="of:=[Inputs.$D$7]*[.$D$2]/[.D87]" office:value-type="float" office:value="12.3713603895775">
            <text:p>12.37</text:p>
          </table:table-cell>
          <table:table-cell table:formula="of:=[.F87]*[Inputs.$D$6]*([.D87]-[.E87])-[Inputs.$D$4]-[Inputs.$D$5]" office:value-type="float" office:value="3.02009698032889">
            <text:p>3.02</text:p>
          </table:table-cell>
          <table:table-cell table:formula="of:=SQRT([.G87]*g0/(0.5*[Inputs.$D$8]*[.D87]*PI()*(3/4/PI()*[.F87])^(2/3)))" office:value-type="float" office:value="6.80076910630254">
            <text:p>6.80</text:p>
          </table:table-cell>
          <table:table-cell table:formula="of:=([.A87]-[.A86])*1000/[.H87]/60+[.I86]" office:value-type="float" office:value="22.5260727537338">
            <text:p>22.53</text:p>
          </table:table-cell>
          <table:table-cell table:number-columns-repeated="1015"/>
        </table:table-row>
        <table:table-row table:style-name="ro5">
          <table:table-cell office:value-type="float" office:value="8.6">
            <text:p>8.60</text:p>
          </table:table-cell>
          <table:table-cell table:formula="of:=15-6.5*[.A88]" office:value-type="float" office:value="-40.9">
            <text:p>-40.90</text:p>
          </table:table-cell>
          <table:table-cell table:formula="of:=[constants.$C$10]*((1+[.A88]*(-6.5)/([.$B$2]+c_to_k))^(g0*1000/(ra*6.5)))" office:value-type="float" office:value="32616.7496641225">
            <text:p>32616.75</text:p>
          </table:table-cell>
          <table:table-cell table:formula="of:=[.C88]/(ra*([.B88]+c_to_k))" office:value-type="float" office:value="0.489241246894987">
            <text:p>0.49</text:p>
          </table:table-cell>
          <table:table-cell table:formula="of:=[.$E$2]*[.D88]/[.$D$2]" office:value-type="float" office:value="0.0676190977146635">
            <text:p>0.07</text:p>
          </table:table-cell>
          <table:table-cell table:formula="of:=[Inputs.$D$7]*[.$D$2]/[.D88]" office:value-type="float" office:value="12.5193861504816">
            <text:p>12.52</text:p>
          </table:table-cell>
          <table:table-cell table:formula="of:=[.F88]*[Inputs.$D$6]*([.D88]-[.E88])-[Inputs.$D$4]-[Inputs.$D$5]" office:value-type="float" office:value="3.02009698032889">
            <text:p>3.02</text:p>
          </table:table-cell>
          <table:table-cell table:formula="of:=SQRT([.G88]*g0/(0.5*[Inputs.$D$8]*[.D88]*PI()*(3/4/PI()*[.F88])^(2/3)))" office:value-type="float" office:value="6.81426407281297">
            <text:p>6.81</text:p>
          </table:table-cell>
          <table:table-cell table:formula="of:=([.A88]-[.A87])*1000/[.H88]/60+[.I87]" office:value-type="float" office:value="22.770657737359">
            <text:p>22.77</text:p>
          </table:table-cell>
          <table:table-cell table:number-columns-repeated="1015"/>
        </table:table-row>
        <table:table-row table:style-name="ro5">
          <table:table-cell office:value-type="float" office:value="8.7">
            <text:p>8.70</text:p>
          </table:table-cell>
          <table:table-cell table:formula="of:=15-6.5*[.A89]" office:value-type="float" office:value="-41.55">
            <text:p>-41.55</text:p>
          </table:table-cell>
          <table:table-cell table:formula="of:=[constants.$C$10]*((1+[.A89]*(-6.5)/([.$B$2]+c_to_k))^(g0*1000/(ra*6.5)))" office:value-type="float" office:value="32139.8213913275">
            <text:p>32139.82</text:p>
          </table:table-cell>
          <table:table-cell table:formula="of:=[.C89]/(ra*([.B89]+c_to_k))" office:value-type="float" office:value="0.483440477869083">
            <text:p>0.48</text:p>
          </table:table-cell>
          <table:table-cell table:formula="of:=[.$E$2]*[.D89]/[.$D$2]" office:value-type="float" office:value="0.0668173608004679">
            <text:p>0.07</text:p>
          </table:table-cell>
          <table:table-cell table:formula="of:=[Inputs.$D$7]*[.$D$2]/[.D89]" office:value-type="float" office:value="12.6696054033773">
            <text:p>12.67</text:p>
          </table:table-cell>
          <table:table-cell table:formula="of:=[.F89]*[Inputs.$D$6]*([.D89]-[.E89])-[Inputs.$D$4]-[Inputs.$D$5]" office:value-type="float" office:value="3.02009698032889">
            <text:p>3.02</text:p>
          </table:table-cell>
          <table:table-cell table:formula="of:=SQRT([.G89]*g0/(0.5*[Inputs.$D$8]*[.D89]*PI()*(3/4/PI()*[.F89])^(2/3)))" office:value-type="float" office:value="6.82782375196298">
            <text:p>6.83</text:p>
          </table:table-cell>
          <table:table-cell table:formula="of:=([.A89]-[.A88])*1000/[.H89]/60+[.I88]" office:value-type="float" office:value="23.0147569887767">
            <text:p>23.01</text:p>
          </table:table-cell>
          <table:table-cell table:number-columns-repeated="1015"/>
        </table:table-row>
        <table:table-row table:style-name="ro5">
          <table:table-cell office:value-type="float" office:value="8.8">
            <text:p>8.80</text:p>
          </table:table-cell>
          <table:table-cell table:formula="of:=15-6.5*[.A90]" office:value-type="float" office:value="-42.2">
            <text:p>-42.20</text:p>
          </table:table-cell>
          <table:table-cell table:formula="of:=[constants.$C$10]*((1+[.A90]*(-6.5)/([.$B$2]+c_to_k))^(g0*1000/(ra*6.5)))" office:value-type="float" office:value="31668.5557726936">
            <text:p>31668.56</text:p>
          </table:table-cell>
          <table:table-cell table:formula="of:=[.C90]/(ra*([.B90]+c_to_k))" office:value-type="float" office:value="0.477692472941748">
            <text:p>0.48</text:p>
          </table:table-cell>
          <table:table-cell table:formula="of:=[.$E$2]*[.D90]/[.$D$2]" office:value-type="float" office:value="0.0660229165271925">
            <text:p>0.07</text:p>
          </table:table-cell>
          <table:table-cell table:formula="of:=[Inputs.$D$7]*[.$D$2]/[.D90]" office:value-type="float" office:value="12.822056945763">
            <text:p>12.82</text:p>
          </table:table-cell>
          <table:table-cell table:formula="of:=[.F90]*[Inputs.$D$6]*([.D90]-[.E90])-[Inputs.$D$4]-[Inputs.$D$5]" office:value-type="float" office:value="3.02009698032889">
            <text:p>3.02</text:p>
          </table:table-cell>
          <table:table-cell table:formula="of:=SQRT([.G90]*g0/(0.5*[Inputs.$D$8]*[.D90]*PI()*(3/4/PI()*[.F90])^(2/3)))" office:value-type="float" office:value="6.84144863700017">
            <text:p>6.84</text:p>
          </table:table-cell>
          <table:table-cell table:formula="of:=([.A90]-[.A89])*1000/[.H90]/60+[.I89]" office:value-type="float" office:value="23.2583701115374">
            <text:p>23.26</text:p>
          </table:table-cell>
          <table:table-cell table:number-columns-repeated="1015"/>
        </table:table-row>
        <table:table-row table:style-name="ro5">
          <table:table-cell office:value-type="float" office:value="8.9">
            <text:p>8.90</text:p>
          </table:table-cell>
          <table:table-cell table:formula="of:=15-6.5*[.A91]" office:value-type="float" office:value="-42.85">
            <text:p>-42.85</text:p>
          </table:table-cell>
          <table:table-cell table:formula="of:=[constants.$C$10]*((1+[.A91]*(-6.5)/([.$B$2]+c_to_k))^(g0*1000/(ra*6.5)))" office:value-type="float" office:value="31202.9012284478">
            <text:p>31202.90</text:p>
          </table:table-cell>
          <table:table-cell table:formula="of:=[.C91]/(ra*([.B91]+c_to_k))" office:value-type="float" office:value="0.471996898646331">
            <text:p>0.47</text:p>
          </table:table-cell>
          <table:table-cell table:formula="of:=[.$E$2]*[.D91]/[.$D$2]" office:value-type="float" office:value="0.0652357188056856">
            <text:p>0.07</text:p>
          </table:table-cell>
          <table:table-cell table:formula="of:=[Inputs.$D$7]*[.$D$2]/[.D91]" office:value-type="float" office:value="12.9767803733196">
            <text:p>12.98</text:p>
          </table:table-cell>
          <table:table-cell table:formula="of:=[.F91]*[Inputs.$D$6]*([.D91]-[.E91])-[Inputs.$D$4]-[Inputs.$D$5]" office:value-type="float" office:value="3.02009698032889">
            <text:p>3.02</text:p>
          </table:table-cell>
          <table:table-cell table:formula="of:=SQRT([.G91]*g0/(0.5*[Inputs.$D$8]*[.D91]*PI()*(3/4/PI()*[.F91])^(2/3)))" office:value-type="float" office:value="6.85513922633393">
            <text:p>6.86</text:p>
          </table:table-cell>
          <table:table-cell table:formula="of:=([.A91]-[.A90])*1000/[.H91]/60+[.I90]" office:value-type="float" office:value="23.5014967077507">
            <text:p>23.50</text:p>
          </table:table-cell>
          <table:table-cell table:number-columns-repeated="1015"/>
        </table:table-row>
        <table:table-row table:style-name="ro5">
          <table:table-cell office:value-type="float" office:value="9">
            <text:p>9.00</text:p>
          </table:table-cell>
          <table:table-cell table:formula="of:=15-6.5*[.A92]" office:value-type="float" office:value="-43.5">
            <text:p>-43.50</text:p>
          </table:table-cell>
          <table:table-cell table:formula="of:=[constants.$C$10]*((1+[.A92]*(-6.5)/([.$B$2]+c_to_k))^(g0*1000/(ra*6.5)))" office:value-type="float" office:value="30742.8065052559">
            <text:p>30742.81</text:p>
          </table:table-cell>
          <table:table-cell table:formula="of:=[.C92]/(ra*([.B92]+c_to_k))" office:value-type="float" office:value="0.466353422692728">
            <text:p>0.47</text:p>
          </table:table-cell>
          <table:table-cell table:formula="of:=[.$E$2]*[.D92]/[.$D$2]" office:value-type="float" office:value="0.0644557217094086">
            <text:p>0.06</text:p>
          </table:table-cell>
          <table:table-cell table:formula="of:=[Inputs.$D$7]*[.$D$2]/[.D92]" office:value-type="float" office:value="13.1338160986482">
            <text:p>13.13</text:p>
          </table:table-cell>
          <table:table-cell table:formula="of:=[.F92]*[Inputs.$D$6]*([.D92]-[.E92])-[Inputs.$D$4]-[Inputs.$D$5]" office:value-type="float" office:value="3.02009698032889">
            <text:p>3.02</text:p>
          </table:table-cell>
          <table:table-cell table:formula="of:=SQRT([.G92]*g0/(0.5*[Inputs.$D$8]*[.D92]*PI()*(3/4/PI()*[.F92])^(2/3)))" office:value-type="float" office:value="6.86889602360419">
            <text:p>6.87</text:p>
          </table:table-cell>
          <table:table-cell table:formula="of:=([.A92]-[.A91])*1000/[.H92]/60+[.I91]" office:value-type="float" office:value="23.7441363780761">
            <text:p>23.74</text:p>
          </table:table-cell>
          <table:table-cell table:number-columns-repeated="1015"/>
        </table:table-row>
        <table:table-row table:style-name="ro5">
          <table:table-cell office:value-type="float" office:value="9.1">
            <text:p>9.10</text:p>
          </table:table-cell>
          <table:table-cell table:formula="of:=15-6.5*[.A93]" office:value-type="float" office:value="-44.15">
            <text:p>-44.15</text:p>
          </table:table-cell>
          <table:table-cell table:formula="of:=[constants.$C$10]*((1+[.A93]*(-6.5)/([.$B$2]+c_to_k))^(g0*1000/(ra*6.5)))" office:value-type="float" office:value="30288.220675069">
            <text:p>30288.22</text:p>
          </table:table-cell>
          <table:table-cell table:formula="of:=[.C93]/(ra*([.B93]+c_to_k))" office:value-type="float" office:value="0.460761713966538">
            <text:p>0.46</text:p>
          </table:table-cell>
          <table:table-cell table:formula="of:=[.$E$2]*[.D93]/[.$D$2]" office:value-type="float" office:value="0.0636828794743194">
            <text:p>0.06</text:p>
          </table:table-cell>
          <table:table-cell table:formula="of:=[Inputs.$D$7]*[.$D$2]/[.D93]" office:value-type="float" office:value="13.2932053705014">
            <text:p>13.29</text:p>
          </table:table-cell>
          <table:table-cell table:formula="of:=[.F93]*[Inputs.$D$6]*([.D93]-[.E93])-[Inputs.$D$4]-[Inputs.$D$5]" office:value-type="float" office:value="3.02009698032889">
            <text:p>3.02</text:p>
          </table:table-cell>
          <table:table-cell table:formula="of:=SQRT([.G93]*g0/(0.5*[Inputs.$D$8]*[.D93]*PI()*(3/4/PI()*[.F93])^(2/3)))" office:value-type="float" office:value="6.88271953775131">
            <text:p>6.88</text:p>
          </table:table-cell>
          <table:table-cell table:formula="of:=([.A93]-[.A92])*1000/[.H93]/60+[.I92]" office:value-type="float" office:value="23.9862887217137">
            <text:p>23.99</text:p>
          </table:table-cell>
          <table:table-cell table:number-columns-repeated="1015"/>
        </table:table-row>
        <table:table-row table:style-name="ro5">
          <table:table-cell office:value-type="float" office:value="9.2">
            <text:p>9.20</text:p>
          </table:table-cell>
          <table:table-cell table:formula="of:=15-6.5*[.A94]" office:value-type="float" office:value="-44.8">
            <text:p>-44.80</text:p>
          </table:table-cell>
          <table:table-cell table:formula="of:=[constants.$C$10]*((1+[.A94]*(-6.5)/([.$B$2]+c_to_k))^(g0*1000/(ra*6.5)))" office:value-type="float" office:value="29839.0931339711">
            <text:p>29839.09</text:p>
          </table:table-cell>
          <table:table-cell table:formula="of:=[.C94]/(ra*([.B94]+c_to_k))" office:value-type="float" office:value="0.455221442528211">
            <text:p>0.46</text:p>
          </table:table-cell>
          <table:table-cell table:formula="of:=[.$E$2]*[.D94]/[.$D$2]" office:value-type="float" office:value="0.0629171464987544">
            <text:p>0.06</text:p>
          </table:table-cell>
          <table:table-cell table:formula="of:=[Inputs.$D$7]*[.$D$2]/[.D94]" office:value-type="float" office:value="13.4549902935248">
            <text:p>13.45</text:p>
          </table:table-cell>
          <table:table-cell table:formula="of:=[.F94]*[Inputs.$D$6]*([.D94]-[.E94])-[Inputs.$D$4]-[Inputs.$D$5]" office:value-type="float" office:value="3.02009698032889">
            <text:p>3.02</text:p>
          </table:table-cell>
          <table:table-cell table:formula="of:=SQRT([.G94]*g0/(0.5*[Inputs.$D$8]*[.D94]*PI()*(3/4/PI()*[.F94])^(2/3)))" office:value-type="float" office:value="6.89661028308713">
            <text:p>6.90</text:p>
          </table:table-cell>
          <table:table-cell table:formula="of:=([.A94]-[.A93])*1000/[.H94]/60+[.I93]" office:value-type="float" office:value="24.2279533363946">
            <text:p>24.23</text:p>
          </table:table-cell>
          <table:table-cell table:number-columns-repeated="1015"/>
        </table:table-row>
        <table:table-row table:style-name="ro5">
          <table:table-cell office:value-type="float" office:value="9.3">
            <text:p>9.30</text:p>
          </table:table-cell>
          <table:table-cell table:formula="of:=15-6.5*[.A95]" office:value-type="float" office:value="-45.45">
            <text:p>-45.45</text:p>
          </table:table-cell>
          <table:table-cell table:formula="of:=[constants.$C$10]*((1+[.A95]*(-6.5)/([.$B$2]+c_to_k))^(g0*1000/(ra*6.5)))" office:value-type="float" office:value="29395.3736010274">
            <text:p>29395.37</text:p>
          </table:table-cell>
          <table:table-cell table:formula="of:=[.C95]/(ra*([.B95]+c_to_k))" office:value-type="float" office:value="0.449732279612196">
            <text:p>0.45</text:p>
          </table:table-cell>
          <table:table-cell table:formula="of:=[.$E$2]*[.D95]/[.$D$2]" office:value-type="float" office:value="0.0621584773433114">
            <text:p>0.06</text:p>
          </table:table-cell>
          <table:table-cell table:formula="of:=[Inputs.$D$7]*[.$D$2]/[.D95]" office:value-type="float" office:value="13.6192138485212">
            <text:p>13.62</text:p>
          </table:table-cell>
          <table:table-cell table:formula="of:=[.F95]*[Inputs.$D$6]*([.D95]-[.E95])-[Inputs.$D$4]-[Inputs.$D$5]" office:value-type="float" office:value="3.02009698032889">
            <text:p>3.02</text:p>
          </table:table-cell>
          <table:table-cell table:formula="of:=SQRT([.G95]*g0/(0.5*[Inputs.$D$8]*[.D95]*PI()*(3/4/PI()*[.F95])^(2/3)))" office:value-type="float" office:value="6.91056877936712">
            <text:p>6.91</text:p>
          </table:table-cell>
          <table:table-cell table:formula="of:=([.A95]-[.A94])*1000/[.H95]/60+[.I94]" office:value-type="float" office:value="24.4691298183714">
            <text:p>24.47</text:p>
          </table:table-cell>
          <table:table-cell table:number-columns-repeated="1015"/>
        </table:table-row>
        <table:table-row table:style-name="ro5">
          <table:table-cell office:value-type="float" office:value="9.4">
            <text:p>9.40</text:p>
          </table:table-cell>
          <table:table-cell table:formula="of:=15-6.5*[.A96]" office:value-type="float" office:value="-46.1">
            <text:p>-46.10</text:p>
          </table:table-cell>
          <table:table-cell table:formula="of:=[constants.$C$10]*((1+[.A96]*(-6.5)/([.$B$2]+c_to_k))^(g0*1000/(ra*6.5)))" office:value-type="float" office:value="28957.0121171334">
            <text:p>28957.01</text:p>
          </table:table-cell>
          <table:table-cell table:formula="of:=[.C96]/(ra*([.B96]+c_to_k))" office:value-type="float" office:value="0.44429389762609">
            <text:p>0.44</text:p>
          </table:table-cell>
          <table:table-cell table:formula="of:=[.$E$2]*[.D96]/[.$D$2]" office:value-type="float" office:value="0.0614068267307311">
            <text:p>0.06</text:p>
          </table:table-cell>
          <table:table-cell table:formula="of:=[Inputs.$D$7]*[.$D$2]/[.D96]" office:value-type="float" office:value="13.7859199132555">
            <text:p>13.79</text:p>
          </table:table-cell>
          <table:table-cell table:formula="of:=[.F96]*[Inputs.$D$6]*([.D96]-[.E96])-[Inputs.$D$4]-[Inputs.$D$5]" office:value-type="float" office:value="3.02009698032889">
            <text:p>3.02</text:p>
          </table:table-cell>
          <table:table-cell table:formula="of:=SQRT([.G96]*g0/(0.5*[Inputs.$D$8]*[.D96]*PI()*(3/4/PI()*[.F96])^(2/3)))" office:value-type="float" office:value="6.92459555186377">
            <text:p>6.92</text:p>
          </table:table-cell>
          <table:table-cell table:formula="of:=([.A96]-[.A95])*1000/[.H96]/60+[.I95]" office:value-type="float" office:value="24.7098177624085">
            <text:p>24.71</text:p>
          </table:table-cell>
          <table:table-cell table:number-columns-repeated="1015"/>
        </table:table-row>
        <table:table-row table:style-name="ro5">
          <table:table-cell office:value-type="float" office:value="9.5">
            <text:p>9.50</text:p>
          </table:table-cell>
          <table:table-cell table:formula="of:=15-6.5*[.A97]" office:value-type="float" office:value="-46.75">
            <text:p>-46.75</text:p>
          </table:table-cell>
          <table:table-cell table:formula="of:=[constants.$C$10]*((1+[.A97]*(-6.5)/([.$B$2]+c_to_k))^(g0*1000/(ra*6.5)))" office:value-type="float" office:value="28523.9590438648">
            <text:p>28523.96</text:p>
          </table:table-cell>
          <table:table-cell table:formula="of:=[.C97]/(ra*([.B97]+c_to_k))" office:value-type="float" office:value="0.43890597014978">
            <text:p>0.44</text:p>
          </table:table-cell>
          <table:table-cell table:formula="of:=[.$E$2]*[.D97]/[.$D$2]" office:value-type="float" office:value="0.0606621495457792">
            <text:p>0.06</text:p>
          </table:table-cell>
          <table:table-cell table:formula="of:=[Inputs.$D$7]*[.$D$2]/[.D97]" office:value-type="float" office:value="13.9551532838144">
            <text:p>13.96</text:p>
          </table:table-cell>
          <table:table-cell table:formula="of:=[.F97]*[Inputs.$D$6]*([.D97]-[.E97])-[Inputs.$D$4]-[Inputs.$D$5]" office:value-type="float" office:value="3.02009698032889">
            <text:p>3.02</text:p>
          </table:table-cell>
          <table:table-cell table:formula="of:=SQRT([.G97]*g0/(0.5*[Inputs.$D$8]*[.D97]*PI()*(3/4/PI()*[.F97])^(2/3)))" office:value-type="float" office:value="6.9386911314411">
            <text:p>6.94</text:p>
          </table:table-cell>
          <table:table-cell table:formula="of:=([.A97]-[.A96])*1000/[.H97]/60+[.I96]" office:value-type="float" office:value="24.9500167617724">
            <text:p>24.95</text:p>
          </table:table-cell>
          <table:table-cell table:number-columns-repeated="1015"/>
        </table:table-row>
        <table:table-row table:style-name="ro5">
          <table:table-cell office:value-type="float" office:value="9.6">
            <text:p>9.60</text:p>
          </table:table-cell>
          <table:table-cell table:formula="of:=15-6.5*[.A98]" office:value-type="float" office:value="-47.4">
            <text:p>-47.40</text:p>
          </table:table-cell>
          <table:table-cell table:formula="of:=[constants.$C$10]*((1+[.A98]*(-6.5)/([.$B$2]+c_to_k))^(g0*1000/(ra*6.5)))" office:value-type="float" office:value="28096.1650623282">
            <text:p>28096.17</text:p>
          </table:table-cell>
          <table:table-cell table:formula="of:=[.C98]/(ra*([.B98]+c_to_k))" office:value-type="float" office:value="0.433568171934589">
            <text:p>0.43</text:p>
          </table:table-cell>
          <table:table-cell table:formula="of:=[.$E$2]*[.D98]/[.$D$2]" office:value-type="float" office:value="0.0599244008351279">
            <text:p>0.06</text:p>
          </table:table-cell>
          <table:table-cell table:formula="of:=[Inputs.$D$7]*[.$D$2]/[.D98]" office:value-type="float" office:value="14.1269596965377">
            <text:p>14.13</text:p>
          </table:table-cell>
          <table:table-cell table:formula="of:=[.F98]*[Inputs.$D$6]*([.D98]-[.E98])-[Inputs.$D$4]-[Inputs.$D$5]" office:value-type="float" office:value="3.02009698032889">
            <text:p>3.02</text:p>
          </table:table-cell>
          <table:table-cell table:formula="of:=SQRT([.G98]*g0/(0.5*[Inputs.$D$8]*[.D98]*PI()*(3/4/PI()*[.F98])^(2/3)))" office:value-type="float" office:value="6.95285605463052">
            <text:p>6.95</text:p>
          </table:table-cell>
          <table:table-cell table:formula="of:=([.A98]-[.A97])*1000/[.H98]/60+[.I97]" office:value-type="float" office:value="25.1897264082214">
            <text:p>25.19</text:p>
          </table:table-cell>
          <table:table-cell table:number-columns-repeated="1015"/>
        </table:table-row>
        <table:table-row table:style-name="ro5">
          <table:table-cell office:value-type="float" office:value="9.7">
            <text:p>9.70</text:p>
          </table:table-cell>
          <table:table-cell table:formula="of:=15-6.5*[.A99]" office:value-type="float" office:value="-48.05">
            <text:p>-48.05</text:p>
          </table:table-cell>
          <table:table-cell table:formula="of:=[constants.$C$10]*((1+[.A99]*(-6.5)/([.$B$2]+c_to_k))^(g0*1000/(ra*6.5)))" office:value-type="float" office:value="27673.5811720132">
            <text:p>27673.58</text:p>
          </table:table-cell>
          <table:table-cell table:formula="of:=[.C99]/(ra*([.B99]+c_to_k))" office:value-type="float" office:value="0.428280178902412">
            <text:p>0.43</text:p>
          </table:table-cell>
          <table:table-cell table:formula="of:=[.$E$2]*[.D99]/[.$D$2]" office:value-type="float" office:value="0.0591935358072371">
            <text:p>0.06</text:p>
          </table:table-cell>
          <table:table-cell table:formula="of:=[Inputs.$D$7]*[.$D$2]/[.D99]" office:value-type="float" office:value="14.3013858505394">
            <text:p>14.30</text:p>
          </table:table-cell>
          <table:table-cell table:formula="of:=[.F99]*[Inputs.$D$6]*([.D99]-[.E99])-[Inputs.$D$4]-[Inputs.$D$5]" office:value-type="float" office:value="3.02009698032889">
            <text:p>3.02</text:p>
          </table:table-cell>
          <table:table-cell table:formula="of:=SQRT([.G99]*g0/(0.5*[Inputs.$D$8]*[.D99]*PI()*(3/4/PI()*[.F99])^(2/3)))" office:value-type="float" office:value="6.96709086370779">
            <text:p>6.97</text:p>
          </table:table-cell>
          <table:table-cell table:formula="of:=([.A99]-[.A98])*1000/[.H99]/60+[.I98]" office:value-type="float" office:value="25.4289462919965">
            <text:p>25.43</text:p>
          </table:table-cell>
          <table:table-cell table:number-columns-repeated="1015"/>
        </table:table-row>
        <table:table-row table:style-name="ro5">
          <table:table-cell office:value-type="float" office:value="9.8">
            <text:p>9.80</text:p>
          </table:table-cell>
          <table:table-cell table:formula="of:=15-6.5*[.A100]" office:value-type="float" office:value="-48.7">
            <text:p>-48.70</text:p>
          </table:table-cell>
          <table:table-cell table:formula="of:=[constants.$C$10]*((1+[.A100]*(-6.5)/([.$B$2]+c_to_k))^(g0*1000/(ra*6.5)))" office:value-type="float" office:value="27256.1586896445">
            <text:p>27256.16</text:p>
          </table:table-cell>
          <table:table-cell table:formula="of:=[.C100]/(ra*([.B100]+c_to_k))" office:value-type="float" office:value="0.423041668144862">
            <text:p>0.42</text:p>
          </table:table-cell>
          <table:table-cell table:formula="of:=[.$E$2]*[.D100]/[.$D$2]" office:value-type="float" office:value="0.0584695098322357">
            <text:p>0.06</text:p>
          </table:table-cell>
          <table:table-cell table:formula="of:=[Inputs.$D$7]*[.$D$2]/[.D100]" office:value-type="float" office:value="14.4784794308348">
            <text:p>14.48</text:p>
          </table:table-cell>
          <table:table-cell table:formula="of:=[.F100]*[Inputs.$D$6]*([.D100]-[.E100])-[Inputs.$D$4]-[Inputs.$D$5]" office:value-type="float" office:value="3.02009698032889">
            <text:p>3.02</text:p>
          </table:table-cell>
          <table:table-cell table:formula="of:=SQRT([.G100]*g0/(0.5*[Inputs.$D$8]*[.D100]*PI()*(3/4/PI()*[.F100])^(2/3)))" office:value-type="float" office:value="6.98139610677139">
            <text:p>6.98</text:p>
          </table:table-cell>
          <table:table-cell table:formula="of:=([.A100]-[.A99])*1000/[.H100]/60+[.I99]" office:value-type="float" office:value="25.6676760018106">
            <text:p>25.67</text:p>
          </table:table-cell>
          <table:table-cell table:number-columns-repeated="1015"/>
        </table:table-row>
        <table:table-row table:style-name="ro5">
          <table:table-cell office:value-type="float" office:value="9.9">
            <text:p>9.90</text:p>
          </table:table-cell>
          <table:table-cell table:formula="of:=15-6.5*[.A101]" office:value-type="float" office:value="-49.35">
            <text:p>-49.35</text:p>
          </table:table-cell>
          <table:table-cell table:formula="of:=[constants.$C$10]*((1+[.A101]*(-6.5)/([.$B$2]+c_to_k))^(g0*1000/(ra*6.5)))" office:value-type="float" office:value="26843.8492480352">
            <text:p>26843.85</text:p>
          </table:table-cell>
          <table:table-cell table:formula="of:=[.C101]/(ra*([.B101]+c_to_k))" office:value-type="float" office:value="0.417852317922404">
            <text:p>0.42</text:p>
          </table:table-cell>
          <table:table-cell table:formula="of:=[.$E$2]*[.D101]/[.$D$2]" office:value-type="float" office:value="0.057752278441802">
            <text:p>0.06</text:p>
          </table:table-cell>
          <table:table-cell table:formula="of:=[Inputs.$D$7]*[.$D$2]/[.D101]" office:value-type="float" office:value="14.658289132092">
            <text:p>14.66</text:p>
          </table:table-cell>
          <table:table-cell table:formula="of:=[.F101]*[Inputs.$D$6]*([.D101]-[.E101])-[Inputs.$D$4]-[Inputs.$D$5]" office:value-type="float" office:value="3.02009698032889">
            <text:p>3.02</text:p>
          </table:table-cell>
          <table:table-cell table:formula="of:=SQRT([.G101]*g0/(0.5*[Inputs.$D$8]*[.D101]*PI()*(3/4/PI()*[.F101])^(2/3)))" office:value-type="float" office:value="6.99577233782209">
            <text:p>7.00</text:p>
          </table:table-cell>
          <table:table-cell table:formula="of:=([.A101]-[.A100])*1000/[.H101]/60+[.I100]" office:value-type="float" office:value="25.9059151248386">
            <text:p>25.91</text:p>
          </table:table-cell>
          <table:table-cell table:number-columns-repeated="1015"/>
        </table:table-row>
        <table:table-row table:style-name="ro5">
          <table:table-cell office:value-type="float" office:value="10">
            <text:p>10.00</text:p>
          </table:table-cell>
          <table:table-cell table:formula="of:=15-6.5*[.A102]" office:value-type="float" office:value="-50">
            <text:p>-50.00</text:p>
          </table:table-cell>
          <table:table-cell table:formula="of:=[constants.$C$10]*((1+[.A102]*(-6.5)/([.$B$2]+c_to_k))^(g0*1000/(ra*6.5)))" office:value-type="float" office:value="26436.6047949413">
            <text:p>26436.60</text:p>
          </table:table-cell>
          <table:table-cell table:formula="of:=[.C102]/(ra*([.B102]+c_to_k))" office:value-type="float" office:value="0.412711807663489">
            <text:p>0.41</text:p>
          </table:table-cell>
          <table:table-cell table:formula="of:=[.$E$2]*[.D102]/[.$D$2]" office:value-type="float" office:value="0.0570417973290445">
            <text:p>0.06</text:p>
          </table:table-cell>
          <table:table-cell table:formula="of:=[Inputs.$D$7]*[.$D$2]/[.D102]" office:value-type="float" office:value="14.8408646830273">
            <text:p>14.84</text:p>
          </table:table-cell>
          <table:table-cell table:formula="of:=[.F102]*[Inputs.$D$6]*([.D102]-[.E102])-[Inputs.$D$4]-[Inputs.$D$5]" office:value-type="float" office:value="3.02009698032889">
            <text:p>3.02</text:p>
          </table:table-cell>
          <table:table-cell table:formula="of:=SQRT([.G102]*g0/(0.5*[Inputs.$D$8]*[.D102]*PI()*(3/4/PI()*[.F102])^(2/3)))" office:value-type="float" office:value="7.0102201168439">
            <text:p>7.01</text:p>
          </table:table-cell>
          <table:table-cell table:formula="of:=([.A102]-[.A101])*1000/[.H102]/60+[.I101]" office:value-type="float" office:value="26.1436632467075">
            <text:p>26.14</text:p>
          </table:table-cell>
          <table:table-cell table:number-columns-repeated="1015"/>
        </table:table-row>
        <table:table-row table:style-name="ro5">
          <table:table-cell office:value-type="float" office:value="10.1">
            <text:p>10.10</text:p>
          </table:table-cell>
          <table:table-cell table:formula="of:=15-6.5*[.A103]" office:value-type="float" office:value="-50.65">
            <text:p>-50.65</text:p>
          </table:table-cell>
          <table:table-cell table:formula="of:=[constants.$C$10]*((1+[.A103]*(-6.5)/([.$B$2]+c_to_k))^(g0*1000/(ra*6.5)))" office:value-type="float" office:value="26034.3775919165">
            <text:p>26034.38</text:p>
          </table:table-cell>
          <table:table-cell table:formula="of:=[.C103]/(ra*([.B103]+c_to_k))" office:value-type="float" office:value="0.407619817963691">
            <text:p>0.41</text:p>
          </table:table-cell>
          <table:table-cell table:formula="of:=[.$E$2]*[.D103]/[.$D$2]" office:value-type="float" office:value="0.0563380223483823">
            <text:p>0.06</text:p>
          </table:table-cell>
          <table:table-cell table:formula="of:=[Inputs.$D$7]*[.$D$2]/[.D103]" office:value-type="float" office:value="15.0262568714631">
            <text:p>15.03</text:p>
          </table:table-cell>
          <table:table-cell table:formula="of:=[.F103]*[Inputs.$D$6]*([.D103]-[.E103])-[Inputs.$D$4]-[Inputs.$D$5]" office:value-type="float" office:value="3.02009698032889">
            <text:p>3.02</text:p>
          </table:table-cell>
          <table:table-cell table:formula="of:=SQRT([.G103]*g0/(0.5*[Inputs.$D$8]*[.D103]*PI()*(3/4/PI()*[.F103])^(2/3)))" office:value-type="float" office:value="7.02474000988634">
            <text:p>7.02</text:p>
          </table:table-cell>
          <table:table-cell table:formula="of:=([.A103]-[.A102])*1000/[.H103]/60+[.I102]" office:value-type="float" office:value="26.3809199514853">
            <text:p>26.38</text:p>
          </table:table-cell>
          <table:table-cell table:number-columns-repeated="1015"/>
        </table:table-row>
        <table:table-row table:style-name="ro5">
          <table:table-cell office:value-type="float" office:value="10.2">
            <text:p>10.20</text:p>
          </table:table-cell>
          <table:table-cell table:formula="of:=15-6.5*[.A104]" office:value-type="float" office:value="-51.3">
            <text:p>-51.30</text:p>
          </table:table-cell>
          <table:table-cell table:formula="of:=[constants.$C$10]*((1+[.A104]*(-6.5)/([.$B$2]+c_to_k))^(g0*1000/(ra*6.5)))" office:value-type="float" office:value="25637.120213168">
            <text:p>25637.12</text:p>
          </table:table-cell>
          <table:table-cell table:formula="of:=[.C104]/(ra*([.B104]+c_to_k))" office:value-type="float" office:value="0.402576030584836">
            <text:p>0.40</text:p>
          </table:table-cell>
          <table:table-cell table:formula="of:=[.$E$2]*[.D104]/[.$D$2]" office:value-type="float" office:value="0.0556409095154245">
            <text:p>0.06</text:p>
          </table:table-cell>
          <table:table-cell table:formula="of:=[Inputs.$D$7]*[.$D$2]/[.D104]" office:value-type="float" office:value="15.2145175700685">
            <text:p>15.21</text:p>
          </table:table-cell>
          <table:table-cell table:formula="of:=[.F104]*[Inputs.$D$6]*([.D104]-[.E104])-[Inputs.$D$4]-[Inputs.$D$5]" office:value-type="float" office:value="3.02009698032889">
            <text:p>3.02</text:p>
          </table:table-cell>
          <table:table-cell table:formula="of:=SQRT([.G104]*g0/(0.5*[Inputs.$D$8]*[.D104]*PI()*(3/4/PI()*[.F104])^(2/3)))" office:value-type="float" office:value="7.03933258914809">
            <text:p>7.04</text:p>
          </table:table-cell>
          <table:table-cell table:formula="of:=([.A104]-[.A103])*1000/[.H104]/60+[.I103]" office:value-type="float" office:value="26.6176848216714">
            <text:p>26.62</text:p>
          </table:table-cell>
          <table:table-cell table:number-columns-repeated="1015"/>
        </table:table-row>
        <table:table-row table:style-name="ro5">
          <table:table-cell office:value-type="float" office:value="10.3">
            <text:p>10.30</text:p>
          </table:table-cell>
          <table:table-cell table:formula="of:=15-6.5*[.A105]" office:value-type="float" office:value="-51.95">
            <text:p>-51.95</text:p>
          </table:table-cell>
          <table:table-cell table:formula="of:=[constants.$C$10]*((1+[.A105]*(-6.5)/([.$B$2]+c_to_k))^(g0*1000/(ra*6.5)))" office:value-type="float" office:value="25244.7855444135">
            <text:p>25244.79</text:p>
          </table:table-cell>
          <table:table-cell table:formula="of:=[.C105]/(ra*([.B105]+c_to_k))" office:value-type="float" office:value="0.397580128454136">
            <text:p>0.40</text:p>
          </table:table-cell>
          <table:table-cell table:formula="of:=[.$E$2]*[.D105]/[.$D$2]" office:value-type="float" office:value="0.0549504150068507">
            <text:p>0.05</text:p>
          </table:table-cell>
          <table:table-cell table:formula="of:=[Inputs.$D$7]*[.$D$2]/[.D105]" office:value-type="float" office:value="15.4056997628039">
            <text:p>15.41</text:p>
          </table:table-cell>
          <table:table-cell table:formula="of:=[.F105]*[Inputs.$D$6]*([.D105]-[.E105])-[Inputs.$D$4]-[Inputs.$D$5]" office:value-type="float" office:value="3.02009698032889">
            <text:p>3.02</text:p>
          </table:table-cell>
          <table:table-cell table:formula="of:=SQRT([.G105]*g0/(0.5*[Inputs.$D$8]*[.D105]*PI()*(3/4/PI()*[.F105])^(2/3)))" office:value-type="float" office:value="7.05399843306207">
            <text:p>7.05</text:p>
          </table:table-cell>
          <table:table-cell table:formula="of:=([.A105]-[.A104])*1000/[.H105]/60+[.I104]" office:value-type="float" office:value="26.8539574381856">
            <text:p>26.85</text:p>
          </table:table-cell>
          <table:table-cell table:number-columns-repeated="1015"/>
        </table:table-row>
        <table:table-row table:style-name="ro5">
          <table:table-cell office:value-type="float" office:value="10.4">
            <text:p>10.40</text:p>
          </table:table-cell>
          <table:table-cell table:formula="of:=15-6.5*[.A106]" office:value-type="float" office:value="-52.6">
            <text:p>-52.60</text:p>
          </table:table-cell>
          <table:table-cell table:formula="of:=[constants.$C$10]*((1+[.A106]*(-6.5)/([.$B$2]+c_to_k))^(g0*1000/(ra*6.5)))" office:value-type="float" office:value="24857.3267817386">
            <text:p>24857.33</text:p>
          </table:table-cell>
          <table:table-cell table:formula="of:=[.C106]/(ra*([.B106]+c_to_k))" office:value-type="float" office:value="0.39263179566331">
            <text:p>0.39</text:p>
          </table:table-cell>
          <table:table-cell table:formula="of:=[.$E$2]*[.D106]/[.$D$2]" office:value-type="float" office:value="0.0542664951602902">
            <text:p>0.05</text:p>
          </table:table-cell>
          <table:table-cell table:formula="of:=[Inputs.$D$7]*[.$D$2]/[.D106]" office:value-type="float" office:value="15.5998575720896">
            <text:p>15.60</text:p>
          </table:table-cell>
          <table:table-cell table:formula="of:=[.F106]*[Inputs.$D$6]*([.D106]-[.E106])-[Inputs.$D$4]-[Inputs.$D$5]" office:value-type="float" office:value="3.02009698032889">
            <text:p>3.02</text:p>
          </table:table-cell>
          <table:table-cell table:formula="of:=SQRT([.G106]*g0/(0.5*[Inputs.$D$8]*[.D106]*PI()*(3/4/PI()*[.F106])^(2/3)))" office:value-type="float" office:value="7.06873812638191">
            <text:p>7.07</text:p>
          </table:table-cell>
          <table:table-cell table:formula="of:=([.A106]-[.A105])*1000/[.H106]/60+[.I105]" office:value-type="float" office:value="27.0897373803575">
            <text:p>27.09</text:p>
          </table:table-cell>
          <table:table-cell table:number-columns-repeated="1015"/>
        </table:table-row>
        <table:table-row table:style-name="ro5">
          <table:table-cell office:value-type="float" office:value="10.5">
            <text:p>10.50</text:p>
          </table:table-cell>
          <table:table-cell table:formula="of:=15-6.5*[.A107]" office:value-type="float" office:value="-53.25">
            <text:p>-53.25</text:p>
          </table:table-cell>
          <table:table-cell table:formula="of:=[constants.$C$10]*((1+[.A107]*(-6.5)/([.$B$2]+c_to_k))^(g0*1000/(ra*6.5)))" office:value-type="float" office:value="24474.6974304554">
            <text:p>24474.70</text:p>
          </table:table-cell>
          <table:table-cell table:formula="of:=[.C107]/(ra*([.B107]+c_to_k))" office:value-type="float" office:value="0.387730717467721">
            <text:p>0.39</text:p>
          </table:table-cell>
          <table:table-cell table:formula="of:=[.$E$2]*[.D107]/[.$D$2]" office:value-type="float" office:value="0.0535891064742011">
            <text:p>0.05</text:p>
          </table:table-cell>
          <table:table-cell table:formula="of:=[Inputs.$D$7]*[.$D$2]/[.D107]" office:value-type="float" office:value="15.7970462867218">
            <text:p>15.80</text:p>
          </table:table-cell>
          <table:table-cell table:formula="of:=[.F107]*[Inputs.$D$6]*([.D107]-[.E107])-[Inputs.$D$4]-[Inputs.$D$5]" office:value-type="float" office:value="3.02009698032889">
            <text:p>3.02</text:p>
          </table:table-cell>
          <table:table-cell table:formula="of:=SQRT([.G107]*g0/(0.5*[Inputs.$D$8]*[.D107]*PI()*(3/4/PI()*[.F107])^(2/3)))" office:value-type="float" office:value="7.08355226026989">
            <text:p>7.08</text:p>
          </table:table-cell>
          <table:table-cell table:formula="of:=([.A107]-[.A106])*1000/[.H107]/60+[.I106]" office:value-type="float" office:value="27.3250242259159">
            <text:p>27.33</text:p>
          </table:table-cell>
          <table:table-cell table:number-columns-repeated="1015"/>
        </table:table-row>
        <table:table-row table:style-name="ro5">
          <table:table-cell office:value-type="float" office:value="10.6">
            <text:p>10.60</text:p>
          </table:table-cell>
          <table:table-cell table:formula="of:=15-6.5*[.A108]" office:value-type="float" office:value="-53.9">
            <text:p>-53.90</text:p>
          </table:table-cell>
          <table:table-cell table:formula="of:=[constants.$C$10]*((1+[.A108]*(-6.5)/([.$B$2]+c_to_k))^(g0*1000/(ra*6.5)))" office:value-type="float" office:value="24096.8513039615">
            <text:p>24096.85</text:p>
          </table:table-cell>
          <table:table-cell table:formula="of:=[.C108]/(ra*([.B108]+c_to_k))" office:value-type="float" office:value="0.382876580285487">
            <text:p>0.38</text:p>
          </table:table-cell>
          <table:table-cell table:formula="of:=[.$E$2]*[.D108]/[.$D$2]" office:value-type="float" office:value="0.0529182056077493">
            <text:p>0.05</text:p>
          </table:table-cell>
          <table:table-cell table:formula="of:=[Inputs.$D$7]*[.$D$2]/[.D108]" office:value-type="float" office:value="15.9973223905584">
            <text:p>16.00</text:p>
          </table:table-cell>
          <table:table-cell table:formula="of:=[.F108]*[Inputs.$D$6]*([.D108]-[.E108])-[Inputs.$D$4]-[Inputs.$D$5]" office:value-type="float" office:value="3.02009698032889">
            <text:p>3.02</text:p>
          </table:table-cell>
          <table:table-cell table:formula="of:=SQRT([.G108]*g0/(0.5*[Inputs.$D$8]*[.D108]*PI()*(3/4/PI()*[.F108])^(2/3)))" office:value-type="float" office:value="7.0984414323864">
            <text:p>7.10</text:p>
          </table:table-cell>
          <table:table-cell table:formula="of:=([.A108]-[.A107])*1000/[.H108]/60+[.I107]" office:value-type="float" office:value="27.5598175509777">
            <text:p>27.56</text:p>
          </table:table-cell>
          <table:table-cell table:number-columns-repeated="1015"/>
        </table:table-row>
        <table:table-row table:style-name="ro5">
          <table:table-cell office:value-type="float" office:value="10.7">
            <text:p>10.70</text:p>
          </table:table-cell>
          <table:table-cell table:formula="of:=15-6.5*[.A109]" office:value-type="float" office:value="-54.55">
            <text:p>-54.55</text:p>
          </table:table-cell>
          <table:table-cell table:formula="of:=[constants.$C$10]*((1+[.A109]*(-6.5)/([.$B$2]+c_to_k))^(g0*1000/(ra*6.5)))" office:value-type="float" office:value="23723.7425226006">
            <text:p>23723.74</text:p>
          </table:table-cell>
          <table:table-cell table:formula="of:=[.C109]/(ra*([.B109]+c_to_k))" office:value-type="float" office:value="0.378069071696615">
            <text:p>0.38</text:p>
          </table:table-cell>
          <table:table-cell table:formula="of:=[.$E$2]*[.D109]/[.$D$2]" office:value-type="float" office:value="0.0522537493806872">
            <text:p>0.05</text:p>
          </table:table-cell>
          <table:table-cell table:formula="of:=[Inputs.$D$7]*[.$D$2]/[.D109]" office:value-type="float" office:value="16.2007435919976">
            <text:p>16.20</text:p>
          </table:table-cell>
          <table:table-cell table:formula="of:=[.F109]*[Inputs.$D$6]*([.D109]-[.E109])-[Inputs.$D$4]-[Inputs.$D$5]" office:value-type="float" office:value="3.02009698032889">
            <text:p>3.02</text:p>
          </table:table-cell>
          <table:table-cell table:formula="of:=SQRT([.G109]*g0/(0.5*[Inputs.$D$8]*[.D109]*PI()*(3/4/PI()*[.F109])^(2/3)))" office:value-type="float" office:value="7.1134062469809">
            <text:p>7.11</text:p>
          </table:table-cell>
          <table:table-cell table:formula="of:=([.A109]-[.A108])*1000/[.H109]/60+[.I108]" office:value-type="float" office:value="27.7941169300374">
            <text:p>27.79</text:p>
          </table:table-cell>
          <table:table-cell table:number-columns-repeated="1015"/>
        </table:table-row>
        <table:table-row table:style-name="ro5">
          <table:table-cell office:value-type="float" office:value="10.8">
            <text:p>10.80</text:p>
          </table:table-cell>
          <table:table-cell table:formula="of:=15-6.5*[.A110]" office:value-type="float" office:value="-55.2">
            <text:p>-55.20</text:p>
          </table:table-cell>
          <table:table-cell table:formula="of:=[constants.$C$10]*((1+[.A110]*(-6.5)/([.$B$2]+c_to_k))^(g0*1000/(ra*6.5)))" office:value-type="float" office:value="23355.325512523">
            <text:p>23355.33</text:p>
          </table:table-cell>
          <table:table-cell table:formula="of:=[.C110]/(ra*([.B110]+c_to_k))" office:value-type="float" office:value="0.373307880442116">
            <text:p>0.37</text:p>
          </table:table-cell>
          <table:table-cell table:formula="of:=[.$E$2]*[.D110]/[.$D$2]" office:value-type="float" office:value="0.0515956947732324">
            <text:p>0.05</text:p>
          </table:table-cell>
          <table:table-cell table:formula="of:=[Inputs.$D$7]*[.$D$2]/[.D110]" office:value-type="float" office:value="16.4073688542751">
            <text:p>16.41</text:p>
          </table:table-cell>
          <table:table-cell table:formula="of:=[.F110]*[Inputs.$D$6]*([.D110]-[.E110])-[Inputs.$D$4]-[Inputs.$D$5]" office:value-type="float" office:value="3.02009698032889">
            <text:p>3.02</text:p>
          </table:table-cell>
          <table:table-cell table:formula="of:=SQRT([.G110]*g0/(0.5*[Inputs.$D$8]*[.D110]*PI()*(3/4/PI()*[.F110])^(2/3)))" office:value-type="float" office:value="7.12844731498435">
            <text:p>7.13</text:p>
          </table:table-cell>
          <table:table-cell table:formula="of:=([.A110]-[.A109])*1000/[.H110]/60+[.I109]" office:value-type="float" office:value="28.0279219359555">
            <text:p>28.03</text:p>
          </table:table-cell>
          <table:table-cell table:number-columns-repeated="1015"/>
        </table:table-row>
        <table:table-row table:style-name="ro5">
          <table:table-cell office:value-type="float" office:value="10.9">
            <text:p>10.90</text:p>
          </table:table-cell>
          <table:table-cell table:formula="of:=15-6.5*[.A111]" office:value-type="float" office:value="-55.85">
            <text:p>-55.85</text:p>
          </table:table-cell>
          <table:table-cell table:formula="of:=[constants.$C$10]*((1+[.A111]*(-6.5)/([.$B$2]+c_to_k))^(g0*1000/(ra*6.5)))" office:value-type="float" office:value="22991.5550045481">
            <text:p>22991.56</text:p>
          </table:table-cell>
          <table:table-cell table:formula="of:=[.C111]/(ra*([.B111]+c_to_k))" office:value-type="float" office:value="0.368592696423124">
            <text:p>0.37</text:p>
          </table:table-cell>
          <table:table-cell table:formula="of:=[.$E$2]*[.D111]/[.$D$2]" office:value-type="float" office:value="0.0509439989259456">
            <text:p>0.05</text:p>
          </table:table-cell>
          <table:table-cell table:formula="of:=[Inputs.$D$7]*[.$D$2]/[.D111]" office:value-type="float" office:value="16.6172584266029">
            <text:p>16.62</text:p>
          </table:table-cell>
          <table:table-cell table:formula="of:=[.F111]*[Inputs.$D$6]*([.D111]-[.E111])-[Inputs.$D$4]-[Inputs.$D$5]" office:value-type="float" office:value="3.02009698032889">
            <text:p>3.02</text:p>
          </table:table-cell>
          <table:table-cell table:formula="of:=SQRT([.G111]*g0/(0.5*[Inputs.$D$8]*[.D111]*PI()*(3/4/PI()*[.F111])^(2/3)))" office:value-type="float" office:value="7.14356525410341">
            <text:p>7.14</text:p>
          </table:table-cell>
          <table:table-cell table:formula="of:=([.A111]-[.A110])*1000/[.H111]/60+[.I110]" office:value-type="float" office:value="28.2612321399477">
            <text:p>28.26</text:p>
          </table:table-cell>
          <table:table-cell table:number-columns-repeated="1015"/>
        </table:table-row>
        <table:table-row table:style-name="ro5">
          <table:table-cell table:style-name="ce4" office:value-type="float" office:value="11">
            <text:p>11.00</text:p>
          </table:table-cell>
          <table:table-cell table:style-name="ce4" table:formula="of:=15-6.5*[.A112]" office:value-type="float" office:value="-56.5">
            <text:p>-56.50</text:p>
          </table:table-cell>
          <table:table-cell table:style-name="ce4" table:formula="of:=[constants.$C$10]*((1+[.A112]*(-6.5)/([.$B$2]+c_to_k))^(g0*1000/(ra*6.5)))" office:value-type="float" office:value="22632.3860330266">
            <text:p>22632.39</text:p>
          </table:table-cell>
          <table:table-cell table:style-name="ce4" table:formula="of:=[.C112]/(ra*([.B112]+c_to_k))" office:value-type="float" office:value="0.36392321070001">
            <text:p>0.36</text:p>
          </table:table-cell>
          <table:table-cell table:style-name="ce4" table:formula="of:=[.$E$2]*[.D112]/[.$D$2]" office:value-type="float" office:value="0.0502986191396084">
            <text:p>0.05</text:p>
          </table:table-cell>
          <table:table-cell table:style-name="ce4" table:formula="of:=[Inputs.$D$7]*[.$D$2]/[.D112]" office:value-type="float" office:value="16.8304738761783">
            <text:p>16.83</text:p>
          </table:table-cell>
          <table:table-cell table:style-name="ce4" table:formula="of:=[.F112]*[Inputs.$D$6]*([.D112]-[.E112])-[Inputs.$D$4]-[Inputs.$D$5]" office:value-type="float" office:value="3.02009698032889">
            <text:p>3.02</text:p>
          </table:table-cell>
          <table:table-cell table:style-name="ce4" table:formula="of:=SQRT([.G112]*g0/(0.5*[Inputs.$D$8]*[.D112]*PI()*(3/4/PI()*[.F112])^(2/3)))" office:value-type="float" office:value="7.15876068891601">
            <text:p>7.16</text:p>
          </table:table-cell>
          <table:table-cell table:style-name="ce4" table:formula="of:=([.A112]-[.A111])*1000/[.H112]/60+[.I111]" office:value-type="float" office:value="28.4940471115736">
            <text:p>28.49</text:p>
          </table:table-cell>
          <table:table-cell table:style-name="ce4" table:number-columns-repeated="1012"/>
          <table:table-cell table:style-name="ce11" table:number-columns-repeated="2"/>
          <table:table-cell/>
        </table:table-row>
        <table:table-row table:style-name="ro5">
          <table:table-cell office:value-type="float" office:value="11.1">
            <text:p>11.10</text:p>
          </table:table-cell>
          <table:table-cell table:formula="of:=[.B112]" office:value-type="float" office:value="-56.5">
            <text:p>-56.50</text:p>
          </table:table-cell>
          <table:table-cell table:style-name="ce3" table:formula="of:=[.$C$111]*EXP(-([.A113]-[.$A$112])*1000*g0/ra/([.$B$112]+c_to_k))" office:value-type="float" office:value="22631.8517418873">
            <text:p>22631.85</text:p>
          </table:table-cell>
          <table:table-cell table:formula="of:=[.C113]/(ra*([.B113]+c_to_k))" office:value-type="float" office:value="0.363914619429671">
            <text:p>0.36</text:p>
          </table:table-cell>
          <table:table-cell table:formula="of:=[.$E$2]*[.D113]/[.$D$2]" office:value-type="float" office:value="0.0502974317214333">
            <text:p>0.05</text:p>
          </table:table-cell>
          <table:table-cell table:formula="of:=[Inputs.$D$7]*[.$D$2]/[.D113]" office:value-type="float" office:value="16.8308712088033">
            <text:p>16.83</text:p>
          </table:table-cell>
          <table:table-cell table:formula="of:=[.F113]*[Inputs.$D$6]*([.D113]-[.E113])-[Inputs.$D$4]-[Inputs.$D$5]" office:value-type="float" office:value="3.02009698032889">
            <text:p>3.02</text:p>
          </table:table-cell>
          <table:table-cell table:formula="of:=SQRT([.G113]*g0/(0.5*[Inputs.$D$8]*[.D113]*PI()*(3/4/PI()*[.F113])^(2/3)))" office:value-type="float" office:value="7.15878885589076">
            <text:p>7.16</text:p>
          </table:table-cell>
          <table:table-cell table:formula="of:=([.A113]-[.A112])*1000/[.H113]/60+[.I112]" office:value-type="float" office:value="28.7268611671656">
            <text:p>28.73</text:p>
          </table:table-cell>
          <table:table-cell table:number-columns-repeated="1015"/>
        </table:table-row>
        <table:table-row table:style-name="ro5">
          <table:table-cell office:value-type="float" office:value="11.2">
            <text:p>11.20</text:p>
          </table:table-cell>
          <table:table-cell table:formula="of:=[.B113]" office:value-type="float" office:value="-56.5">
            <text:p>-56.50</text:p>
          </table:table-cell>
          <table:table-cell table:style-name="ce3" table:formula="of:=[.$C$111]*EXP(-([.A114]-[.$A$112])*1000*g0/ra/([.$B$112]+c_to_k))" office:value-type="float" office:value="22277.7760427882">
            <text:p>22277.78</text:p>
          </table:table-cell>
          <table:table-cell table:formula="of:=[.C114]/(ra*([.B114]+c_to_k))" office:value-type="float" office:value="0.358221169120942">
            <text:p>0.36</text:p>
          </table:table-cell>
          <table:table-cell table:formula="of:=[.$E$2]*[.D114]/[.$D$2]" office:value-type="float" office:value="0.04951052756075">
            <text:p>0.05</text:p>
          </table:table-cell>
          <table:table-cell table:formula="of:=[Inputs.$D$7]*[.$D$2]/[.D114]" office:value-type="float" office:value="17.0983755807953">
            <text:p>17.10</text:p>
          </table:table-cell>
          <table:table-cell table:formula="of:=[.F114]*[Inputs.$D$6]*([.D114]-[.E114])-[Inputs.$D$4]-[Inputs.$D$5]" office:value-type="float" office:value="3.02009698032889">
            <text:p>3.02</text:p>
          </table:table-cell>
          <table:table-cell table:formula="of:=SQRT([.G114]*g0/(0.5*[Inputs.$D$8]*[.D114]*PI()*(3/4/PI()*[.F114])^(2/3)))" office:value-type="float" office:value="7.17762772272217">
            <text:p>7.18</text:p>
          </table:table-cell>
          <table:table-cell table:formula="of:=([.A114]-[.A113])*1000/[.H114]/60+[.I113]" office:value-type="float" office:value="28.9590641639009">
            <text:p>28.96</text:p>
          </table:table-cell>
          <table:table-cell table:number-columns-repeated="1015"/>
        </table:table-row>
        <table:table-row table:style-name="ro5">
          <table:table-cell office:value-type="float" office:value="11.3">
            <text:p>11.30</text:p>
          </table:table-cell>
          <table:table-cell table:formula="of:=[.B114]" office:value-type="float" office:value="-56.5">
            <text:p>-56.50</text:p>
          </table:table-cell>
          <table:table-cell table:style-name="ce3" table:formula="of:=[.$C$111]*EXP(-([.A115]-[.$A$112])*1000*g0/ra/([.$B$112]+c_to_k))" office:value-type="float" office:value="21929.2398639246">
            <text:p>21929.24</text:p>
          </table:table-cell>
          <table:table-cell table:formula="of:=[.C115]/(ra*([.B115]+c_to_k))" office:value-type="float" office:value="0.352616792937536">
            <text:p>0.35</text:p>
          </table:table-cell>
          <table:table-cell table:formula="of:=[.$E$2]*[.D115]/[.$D$2]" office:value-type="float" office:value="0.0487359345288244">
            <text:p>0.05</text:p>
          </table:table-cell>
          <table:table-cell table:formula="of:=[Inputs.$D$7]*[.$D$2]/[.D115]" office:value-type="float" office:value="17.37013157994">
            <text:p>17.37</text:p>
          </table:table-cell>
          <table:table-cell table:formula="of:=[.F115]*[Inputs.$D$6]*([.D115]-[.E115])-[Inputs.$D$4]-[Inputs.$D$5]" office:value-type="float" office:value="3.02009698032889">
            <text:p>3.02</text:p>
          </table:table-cell>
          <table:table-cell table:formula="of:=SQRT([.G115]*g0/(0.5*[Inputs.$D$8]*[.D115]*PI()*(3/4/PI()*[.F115])^(2/3)))" office:value-type="float" office:value="7.19651616538415">
            <text:p>7.20</text:p>
          </table:table-cell>
          <table:table-cell table:formula="of:=([.A115]-[.A114])*1000/[.H115]/60+[.I114]" office:value-type="float" office:value="29.1906577056043">
            <text:p>29.19</text:p>
          </table:table-cell>
          <table:table-cell table:number-columns-repeated="1015"/>
        </table:table-row>
        <table:table-row table:style-name="ro5">
          <table:table-cell office:value-type="float" office:value="11.4">
            <text:p>11.40</text:p>
          </table:table-cell>
          <table:table-cell table:formula="of:=[.B115]" office:value-type="float" office:value="-56.5">
            <text:p>-56.50</text:p>
          </table:table-cell>
          <table:table-cell table:style-name="ce3" table:formula="of:=[.$C$111]*EXP(-([.A116]-[.$A$112])*1000*g0/ra/([.$B$112]+c_to_k))" office:value-type="float" office:value="21586.1565394098">
            <text:p>21586.16</text:p>
          </table:table-cell>
          <table:table-cell table:formula="of:=[.C116]/(ra*([.B116]+c_to_k))" office:value-type="float" office:value="0.347100097313272">
            <text:p>0.35</text:p>
          </table:table-cell>
          <table:table-cell table:formula="of:=[.$E$2]*[.D116]/[.$D$2]" office:value-type="float" office:value="0.047973460017841">
            <text:p>0.05</text:p>
          </table:table-cell>
          <table:table-cell table:formula="of:=[Inputs.$D$7]*[.$D$2]/[.D116]" office:value-type="float" office:value="17.6462067802112">
            <text:p>17.65</text:p>
          </table:table-cell>
          <table:table-cell table:formula="of:=[.F116]*[Inputs.$D$6]*([.D116]-[.E116])-[Inputs.$D$4]-[Inputs.$D$5]" office:value-type="float" office:value="3.02009698032889">
            <text:p>3.02</text:p>
          </table:table-cell>
          <table:table-cell table:formula="of:=SQRT([.G116]*g0/(0.5*[Inputs.$D$8]*[.D116]*PI()*(3/4/PI()*[.F116])^(2/3)))" office:value-type="float" office:value="7.21545431433907">
            <text:p>7.22</text:p>
          </table:table-cell>
          <table:table-cell table:formula="of:=([.A116]-[.A115])*1000/[.H116]/60+[.I115]" office:value-type="float" office:value="29.4216433918908">
            <text:p>29.42</text:p>
          </table:table-cell>
          <table:table-cell table:number-columns-repeated="1015"/>
        </table:table-row>
        <table:table-row table:style-name="ro5">
          <table:table-cell office:value-type="float" office:value="11.5">
            <text:p>11.50</text:p>
          </table:table-cell>
          <table:table-cell table:formula="of:=[.B116]" office:value-type="float" office:value="-56.5">
            <text:p>-56.50</text:p>
          </table:table-cell>
          <table:table-cell table:style-name="ce3" table:formula="of:=[.$C$111]*EXP(-([.A117]-[.$A$112])*1000*g0/ra/([.$B$112]+c_to_k))" office:value-type="float" office:value="21248.4407592464">
            <text:p>21248.44</text:p>
          </table:table-cell>
          <table:table-cell table:formula="of:=[.C117]/(ra*([.B117]+c_to_k))" office:value-type="float" office:value="0.341669710484336">
            <text:p>0.34</text:p>
          </table:table-cell>
          <table:table-cell table:formula="of:=[.$E$2]*[.D117]/[.$D$2]" office:value-type="float" office:value="0.047222914433337">
            <text:p>0.05</text:p>
          </table:table-cell>
          <table:table-cell table:formula="of:=[Inputs.$D$7]*[.$D$2]/[.D117]" office:value-type="float" office:value="17.9266698295816">
            <text:p>17.93</text:p>
          </table:table-cell>
          <table:table-cell table:formula="of:=[.F117]*[Inputs.$D$6]*([.D117]-[.E117])-[Inputs.$D$4]-[Inputs.$D$5]" office:value-type="float" office:value="3.02009698032889">
            <text:p>3.02</text:p>
          </table:table-cell>
          <table:table-cell table:formula="of:=SQRT([.G117]*g0/(0.5*[Inputs.$D$8]*[.D117]*PI()*(3/4/PI()*[.F117])^(2/3)))" office:value-type="float" office:value="7.23444230039261">
            <text:p>7.23</text:p>
          </table:table-cell>
          <table:table-cell table:formula="of:=([.A117]-[.A116])*1000/[.H117]/60+[.I116]" office:value-type="float" office:value="29.6520228181772">
            <text:p>29.65</text:p>
          </table:table-cell>
          <table:table-cell table:number-columns-repeated="1015"/>
        </table:table-row>
        <table:table-row table:style-name="ro5">
          <table:table-cell office:value-type="float" office:value="11.6">
            <text:p>11.60</text:p>
          </table:table-cell>
          <table:table-cell table:formula="of:=[.B117]" office:value-type="float" office:value="-56.5">
            <text:p>-56.50</text:p>
          </table:table-cell>
          <table:table-cell table:style-name="ce3" table:formula="of:=[.$C$111]*EXP(-([.A118]-[.$A$112])*1000*g0/ra/([.$B$112]+c_to_k))" office:value-type="float" office:value="20916.0085481131">
            <text:p>20916.01</text:p>
          </table:table-cell>
          <table:table-cell table:formula="of:=[.C118]/(ra*([.B118]+c_to_k))" office:value-type="float" office:value="0.336324282148181">
            <text:p>0.34</text:p>
          </table:table-cell>
          <table:table-cell table:formula="of:=[.$E$2]*[.D118]/[.$D$2]" office:value-type="float" office:value="0.0464841111470582">
            <text:p>0.05</text:p>
          </table:table-cell>
          <table:table-cell table:formula="of:=[Inputs.$D$7]*[.$D$2]/[.D118]" office:value-type="float" office:value="18.2115904670922">
            <text:p>18.21</text:p>
          </table:table-cell>
          <table:table-cell table:formula="of:=[.F118]*[Inputs.$D$6]*([.D118]-[.E118])-[Inputs.$D$4]-[Inputs.$D$5]" office:value-type="float" office:value="3.02009698032889">
            <text:p>3.02</text:p>
          </table:table-cell>
          <table:table-cell table:formula="of:=SQRT([.G118]*g0/(0.5*[Inputs.$D$8]*[.D118]*PI()*(3/4/PI()*[.F118])^(2/3)))" office:value-type="float" office:value="7.25348025469468">
            <text:p>7.25</text:p>
          </table:table-cell>
          <table:table-cell table:formula="of:=([.A118]-[.A117])*1000/[.H118]/60+[.I117]" office:value-type="float" office:value="29.8817975756928">
            <text:p>29.88</text:p>
          </table:table-cell>
          <table:table-cell table:number-columns-repeated="1015"/>
        </table:table-row>
        <table:table-row table:style-name="ro5">
          <table:table-cell office:value-type="float" office:value="11.7">
            <text:p>11.70</text:p>
          </table:table-cell>
          <table:table-cell table:formula="of:=[.B118]" office:value-type="float" office:value="-56.5">
            <text:p>-56.50</text:p>
          </table:table-cell>
          <table:table-cell table:style-name="ce3" table:formula="of:=[.$C$111]*EXP(-([.A119]-[.$A$112])*1000*g0/ra/([.$B$112]+c_to_k))" office:value-type="float" office:value="20588.777244484">
            <text:p>20588.78</text:p>
          </table:table-cell>
          <table:table-cell table:formula="of:=[.C119]/(ra*([.B119]+c_to_k))" office:value-type="float" office:value="0.331062483127766">
            <text:p>0.33</text:p>
          </table:table-cell>
          <table:table-cell table:formula="of:=[.$E$2]*[.D119]/[.$D$2]" office:value-type="float" office:value="0.0457568664505522">
            <text:p>0.05</text:p>
          </table:table-cell>
          <table:table-cell table:formula="of:=[Inputs.$D$7]*[.$D$2]/[.D119]" office:value-type="float" office:value="18.5010395401935">
            <text:p>18.50</text:p>
          </table:table-cell>
          <table:table-cell table:formula="of:=[.F119]*[Inputs.$D$6]*([.D119]-[.E119])-[Inputs.$D$4]-[Inputs.$D$5]" office:value-type="float" office:value="3.02009698032889">
            <text:p>3.02</text:p>
          </table:table-cell>
          <table:table-cell table:formula="of:=SQRT([.G119]*g0/(0.5*[Inputs.$D$8]*[.D119]*PI()*(3/4/PI()*[.F119])^(2/3)))" office:value-type="float" office:value="7.27256830874029">
            <text:p>7.27</text:p>
          </table:table-cell>
          <table:table-cell table:formula="of:=([.A119]-[.A118])*1000/[.H119]/60+[.I118]" office:value-type="float" office:value="30.1109692514904">
            <text:p>30.11</text:p>
          </table:table-cell>
          <table:table-cell table:number-columns-repeated="1015"/>
        </table:table-row>
        <table:table-row table:style-name="ro5">
          <table:table-cell office:value-type="float" office:value="11.8">
            <text:p>11.80</text:p>
          </table:table-cell>
          <table:table-cell table:formula="of:=[.B119]" office:value-type="float" office:value="-56.5">
            <text:p>-56.50</text:p>
          </table:table-cell>
          <table:table-cell table:style-name="ce3" table:formula="of:=[.$C$111]*EXP(-([.A120]-[.$A$112])*1000*g0/ra/([.$B$112]+c_to_k))" office:value-type="float" office:value="20266.6654800744">
            <text:p>20266.67</text:p>
          </table:table-cell>
          <table:table-cell table:formula="of:=[.C120]/(ra*([.B120]+c_to_k))" office:value-type="float" office:value="0.325883005041048">
            <text:p>0.33</text:p>
          </table:table-cell>
          <table:table-cell table:formula="of:=[.$E$2]*[.D120]/[.$D$2]" office:value-type="float" office:value="0.0450409995094888">
            <text:p>0.05</text:p>
          </table:table-cell>
          <table:table-cell table:formula="of:=[Inputs.$D$7]*[.$D$2]/[.D120]" office:value-type="float" office:value="18.7950890223623">
            <text:p>18.80</text:p>
          </table:table-cell>
          <table:table-cell table:formula="of:=[.F120]*[Inputs.$D$6]*([.D120]-[.E120])-[Inputs.$D$4]-[Inputs.$D$5]" office:value-type="float" office:value="3.02009698032889">
            <text:p>3.02</text:p>
          </table:table-cell>
          <table:table-cell table:formula="of:=SQRT([.G120]*g0/(0.5*[Inputs.$D$8]*[.D120]*PI()*(3/4/PI()*[.F120])^(2/3)))" office:value-type="float" office:value="7.29170659437053">
            <text:p>7.29</text:p>
          </table:table-cell>
          <table:table-cell table:formula="of:=([.A120]-[.A119])*1000/[.H120]/60+[.I119]" office:value-type="float" office:value="30.3395394284574">
            <text:p>30.34</text:p>
          </table:table-cell>
          <table:table-cell table:number-columns-repeated="1015"/>
        </table:table-row>
        <table:table-row table:style-name="ro5">
          <table:table-cell office:value-type="float" office:value="11.9">
            <text:p>11.90</text:p>
          </table:table-cell>
          <table:table-cell table:formula="of:=[.B120]" office:value-type="float" office:value="-56.5">
            <text:p>-56.50</text:p>
          </table:table-cell>
          <table:table-cell table:style-name="ce3" table:formula="of:=[.$C$111]*EXP(-([.A121]-[.$A$112])*1000*g0/ra/([.$B$112]+c_to_k))" office:value-type="float" office:value="19949.5931596074">
            <text:p>19949.59</text:p>
          </table:table-cell>
          <table:table-cell table:formula="of:=[.C121]/(ra*([.B121]+c_to_k))" office:value-type="float" office:value="0.320784559975641">
            <text:p>0.32</text:p>
          </table:table-cell>
          <table:table-cell table:formula="of:=[.$E$2]*[.D121]/[.$D$2]" office:value-type="float" office:value="0.0443363323186937">
            <text:p>0.04</text:p>
          </table:table-cell>
          <table:table-cell table:formula="of:=[Inputs.$D$7]*[.$D$2]/[.D121]" office:value-type="float" office:value="19.0938120309984">
            <text:p>19.09</text:p>
          </table:table-cell>
          <table:table-cell table:formula="of:=[.F121]*[Inputs.$D$6]*([.D121]-[.E121])-[Inputs.$D$4]-[Inputs.$D$5]" office:value-type="float" office:value="3.02009698032889">
            <text:p>3.02</text:p>
          </table:table-cell>
          <table:table-cell table:formula="of:=SQRT([.G121]*g0/(0.5*[Inputs.$D$8]*[.D121]*PI()*(3/4/PI()*[.F121])^(2/3)))" office:value-type="float" office:value="7.31089524377342">
            <text:p>7.31</text:p>
          </table:table-cell>
          <table:table-cell table:formula="of:=([.A121]-[.A120])*1000/[.H121]/60+[.I120]" office:value-type="float" office:value="30.5675096853266">
            <text:p>30.57</text:p>
          </table:table-cell>
          <table:table-cell table:number-columns-repeated="1015"/>
        </table:table-row>
        <table:table-row table:style-name="ro5">
          <table:table-cell office:value-type="float" office:value="12">
            <text:p>12.00</text:p>
          </table:table-cell>
          <table:table-cell table:formula="of:=[.B121]" office:value-type="float" office:value="-56.5">
            <text:p>-56.50</text:p>
          </table:table-cell>
          <table:table-cell table:style-name="ce3" table:formula="of:=[.$C$111]*EXP(-([.A122]-[.$A$112])*1000*g0/ra/([.$B$112]+c_to_k))" office:value-type="float" office:value="19637.4814408982">
            <text:p>19637.48</text:p>
          </table:table-cell>
          <table:table-cell table:formula="of:=[.C122]/(ra*([.B122]+c_to_k))" office:value-type="float" office:value="0.315765880168572">
            <text:p>0.32</text:p>
          </table:table-cell>
          <table:table-cell table:formula="of:=[.$E$2]*[.D122]/[.$D$2]" office:value-type="float" office:value="0.0436426896578867">
            <text:p>0.04</text:p>
          </table:table-cell>
          <table:table-cell table:formula="of:=[Inputs.$D$7]*[.$D$2]/[.D122]" office:value-type="float" office:value="19.3972828456057">
            <text:p>19.40</text:p>
          </table:table-cell>
          <table:table-cell table:formula="of:=[.F122]*[Inputs.$D$6]*([.D122]-[.E122])-[Inputs.$D$4]-[Inputs.$D$5]" office:value-type="float" office:value="3.02009698032889">
            <text:p>3.02</text:p>
          </table:table-cell>
          <table:table-cell table:formula="of:=SQRT([.G122]*g0/(0.5*[Inputs.$D$8]*[.D122]*PI()*(3/4/PI()*[.F122])^(2/3)))" office:value-type="float" office:value="7.33013438948484">
            <text:p>7.33</text:p>
          </table:table-cell>
          <table:table-cell table:formula="of:=([.A122]-[.A121])*1000/[.H122]/60+[.I121]" office:value-type="float" office:value="30.7948815966871">
            <text:p>30.79</text:p>
          </table:table-cell>
          <table:table-cell table:number-columns-repeated="1015"/>
        </table:table-row>
        <table:table-row table:style-name="ro5">
          <table:table-cell office:value-type="float" office:value="12.1">
            <text:p>12.10</text:p>
          </table:table-cell>
          <table:table-cell table:formula="of:=[.B122]" office:value-type="float" office:value="-56.5">
            <text:p>-56.50</text:p>
          </table:table-cell>
          <table:table-cell table:style-name="ce3" table:formula="of:=[.$C$111]*EXP(-([.A123]-[.$A$112])*1000*g0/ra/([.$B$112]+c_to_k))" office:value-type="float" office:value="19330.2527152494">
            <text:p>19330.25</text:p>
          </table:table-cell>
          <table:table-cell table:formula="of:=[.C123]/(ra*([.B123]+c_to_k))" office:value-type="float" office:value="0.31082571769104">
            <text:p>0.31</text:p>
          </table:table-cell>
          <table:table-cell table:formula="of:=[.$E$2]*[.D123]/[.$D$2]" office:value-type="float" office:value="0.0429598990481115">
            <text:p>0.04</text:p>
          </table:table-cell>
          <table:table-cell table:formula="of:=[Inputs.$D$7]*[.$D$2]/[.D123]" office:value-type="float" office:value="19.7055769262622">
            <text:p>19.71</text:p>
          </table:table-cell>
          <table:table-cell table:formula="of:=[.F123]*[Inputs.$D$6]*([.D123]-[.E123])-[Inputs.$D$4]-[Inputs.$D$5]" office:value-type="float" office:value="3.02009698032889">
            <text:p>3.02</text:p>
          </table:table-cell>
          <table:table-cell table:formula="of:=SQRT([.G123]*g0/(0.5*[Inputs.$D$8]*[.D123]*PI()*(3/4/PI()*[.F123])^(2/3)))" office:value-type="float" office:value="7.34942416438945">
            <text:p>7.35</text:p>
          </table:table-cell>
          <table:table-cell table:formula="of:=([.A123]-[.A122])*1000/[.H123]/60+[.I122]" office:value-type="float" office:value="31.0216567329954">
            <text:p>31.02</text:p>
          </table:table-cell>
          <table:table-cell table:number-columns-repeated="1015"/>
        </table:table-row>
        <table:table-row table:style-name="ro5">
          <table:table-cell office:value-type="float" office:value="12.2">
            <text:p>12.20</text:p>
          </table:table-cell>
          <table:table-cell table:formula="of:=[.B123]" office:value-type="float" office:value="-56.5">
            <text:p>-56.50</text:p>
          </table:table-cell>
          <table:table-cell table:style-name="ce3" table:formula="of:=[.$C$111]*EXP(-([.A124]-[.$A$112])*1000*g0/ra/([.$B$112]+c_to_k))" office:value-type="float" office:value="19027.8305881529">
            <text:p>19027.83</text:p>
          </table:table-cell>
          <table:table-cell table:formula="of:=[.C124]/(ra*([.B124]+c_to_k))" office:value-type="float" office:value="0.305962844138111">
            <text:p>0.31</text:p>
          </table:table-cell>
          <table:table-cell table:formula="of:=[.$E$2]*[.D124]/[.$D$2]" office:value-type="float" office:value="0.0422877907088484">
            <text:p>0.04</text:p>
          </table:table-cell>
          <table:table-cell table:formula="of:=[Inputs.$D$7]*[.$D$2]/[.D124]" office:value-type="float" office:value="20.0187709323837">
            <text:p>20.02</text:p>
          </table:table-cell>
          <table:table-cell table:formula="of:=[.F124]*[Inputs.$D$6]*([.D124]-[.E124])-[Inputs.$D$4]-[Inputs.$D$5]" office:value-type="float" office:value="3.02009698032889">
            <text:p>3.02</text:p>
          </table:table-cell>
          <table:table-cell table:formula="of:=SQRT([.G124]*g0/(0.5*[Inputs.$D$8]*[.D124]*PI()*(3/4/PI()*[.F124])^(2/3)))" office:value-type="float" office:value="7.36876470172161">
            <text:p>7.37</text:p>
          </table:table-cell>
          <table:table-cell table:formula="of:=([.A124]-[.A123])*1000/[.H124]/60+[.I123]" office:value-type="float" office:value="31.2478366605858">
            <text:p>31.25</text:p>
          </table:table-cell>
          <table:table-cell table:number-columns-repeated="1015"/>
        </table:table-row>
        <table:table-row table:style-name="ro5">
          <table:table-cell office:value-type="float" office:value="12.3">
            <text:p>12.30</text:p>
          </table:table-cell>
          <table:table-cell table:formula="of:=[.B124]" office:value-type="float" office:value="-56.5">
            <text:p>-56.50</text:p>
          </table:table-cell>
          <table:table-cell table:style-name="ce3" table:formula="of:=[.$C$111]*EXP(-([.A125]-[.$A$112])*1000*g0/ra/([.$B$112]+c_to_k))" office:value-type="float" office:value="18730.1398602938">
            <text:p>18730.14</text:p>
          </table:table-cell>
          <table:table-cell table:formula="of:=[.C125]/(ra*([.B125]+c_to_k))" office:value-type="float" office:value="0.301176050323265">
            <text:p>0.30</text:p>
          </table:table-cell>
          <table:table-cell table:formula="of:=[.$E$2]*[.D125]/[.$D$2]" office:value-type="float" office:value="0.0416261975157965">
            <text:p>0.04</text:p>
          </table:table-cell>
          <table:table-cell table:formula="of:=[Inputs.$D$7]*[.$D$2]/[.D125]" office:value-type="float" office:value="20.3369427417858">
            <text:p>20.34</text:p>
          </table:table-cell>
          <table:table-cell table:formula="of:=[.F125]*[Inputs.$D$6]*([.D125]-[.E125])-[Inputs.$D$4]-[Inputs.$D$5]" office:value-type="float" office:value="3.02009698032889">
            <text:p>3.02</text:p>
          </table:table-cell>
          <table:table-cell table:formula="of:=SQRT([.G125]*g0/(0.5*[Inputs.$D$8]*[.D125]*PI()*(3/4/PI()*[.F125])^(2/3)))" office:value-type="float" office:value="7.3881561350663">
            <text:p>7.39</text:p>
          </table:table-cell>
          <table:table-cell table:formula="of:=([.A125]-[.A124])*1000/[.H125]/60+[.I124]" office:value-type="float" office:value="31.4734229416819">
            <text:p>31.47</text:p>
          </table:table-cell>
          <table:table-cell table:number-columns-repeated="1015"/>
        </table:table-row>
        <table:table-row table:style-name="ro5">
          <table:table-cell office:value-type="float" office:value="12.4">
            <text:p>12.40</text:p>
          </table:table-cell>
          <table:table-cell table:formula="of:=[.B125]" office:value-type="float" office:value="-56.5">
            <text:p>-56.50</text:p>
          </table:table-cell>
          <table:table-cell table:style-name="ce3" table:formula="of:=[.$C$111]*EXP(-([.A126]-[.$A$112])*1000*g0/ra/([.$B$112]+c_to_k))" office:value-type="float" office:value="18437.1065088521">
            <text:p>18437.11</text:p>
          </table:table-cell>
          <table:table-cell table:formula="of:=[.C126]/(ra*([.B126]+c_to_k))" office:value-type="float" office:value="0.296464145977729">
            <text:p>0.30</text:p>
          </table:table-cell>
          <table:table-cell table:formula="of:=[.$E$2]*[.D126]/[.$D$2]" office:value-type="float" office:value="0.0409749549593173">
            <text:p>0.04</text:p>
          </table:table-cell>
          <table:table-cell table:formula="of:=[Inputs.$D$7]*[.$D$2]/[.D126]" office:value-type="float" office:value="20.6601714700487">
            <text:p>20.66</text:p>
          </table:table-cell>
          <table:table-cell table:formula="of:=[.F126]*[Inputs.$D$6]*([.D126]-[.E126])-[Inputs.$D$4]-[Inputs.$D$5]" office:value-type="float" office:value="3.02009698032889">
            <text:p>3.02</text:p>
          </table:table-cell>
          <table:table-cell table:formula="of:=SQRT([.G126]*g0/(0.5*[Inputs.$D$8]*[.D126]*PI()*(3/4/PI()*[.F126])^(2/3)))" office:value-type="float" office:value="7.40759859836001">
            <text:p>7.41</text:p>
          </table:table-cell>
          <table:table-cell table:formula="of:=([.A126]-[.A125])*1000/[.H126]/60+[.I125]" office:value-type="float" office:value="31.6984171344066">
            <text:p>31.70</text:p>
          </table:table-cell>
          <table:table-cell table:number-columns-repeated="1015"/>
        </table:table-row>
        <table:table-row table:style-name="ro5">
          <table:table-cell office:value-type="float" office:value="12.5">
            <text:p>12.50</text:p>
          </table:table-cell>
          <table:table-cell table:formula="of:=[.B126]" office:value-type="float" office:value="-56.5">
            <text:p>-56.50</text:p>
          </table:table-cell>
          <table:table-cell table:style-name="ce3" table:formula="of:=[.$C$111]*EXP(-([.A127]-[.$A$112])*1000*g0/ra/([.$B$112]+c_to_k))" office:value-type="float" office:value="18148.6576690956">
            <text:p>18148.66</text:p>
          </table:table-cell>
          <table:table-cell table:formula="of:=[.C127]/(ra*([.B127]+c_to_k))" office:value-type="float" office:value="0.291825959454502">
            <text:p>0.29</text:p>
          </table:table-cell>
          <table:table-cell table:formula="of:=[.$E$2]*[.D127]/[.$D$2]" office:value-type="float" office:value="0.0403339011035285">
            <text:p>0.04</text:p>
          </table:table-cell>
          <table:table-cell table:formula="of:=[Inputs.$D$7]*[.$D$2]/[.D127]" office:value-type="float" office:value="20.9885374901899">
            <text:p>20.99</text:p>
          </table:table-cell>
          <table:table-cell table:formula="of:=[.F127]*[Inputs.$D$6]*([.D127]-[.E127])-[Inputs.$D$4]-[Inputs.$D$5]" office:value-type="float" office:value="3.02009698032889">
            <text:p>3.02</text:p>
          </table:table-cell>
          <table:table-cell table:formula="of:=SQRT([.G127]*g0/(0.5*[Inputs.$D$8]*[.D127]*PI()*(3/4/PI()*[.F127])^(2/3)))" office:value-type="float" office:value="7.42709222589174">
            <text:p>7.43</text:p>
          </table:table-cell>
          <table:table-cell table:formula="of:=([.A127]-[.A126])*1000/[.H127]/60+[.I126]" office:value-type="float" office:value="31.9228207927935">
            <text:p>31.92</text:p>
          </table:table-cell>
          <table:table-cell table:number-columns-repeated="1015"/>
        </table:table-row>
        <table:table-row table:style-name="ro5">
          <table:table-cell office:value-type="float" office:value="12.6">
            <text:p>12.60</text:p>
          </table:table-cell>
          <table:table-cell table:formula="of:=[.B127]" office:value-type="float" office:value="-56.5">
            <text:p>-56.50</text:p>
          </table:table-cell>
          <table:table-cell table:style-name="ce3" table:formula="of:=[.$C$111]*EXP(-([.A128]-[.$A$112])*1000*g0/ra/([.$B$112]+c_to_k))" office:value-type="float" office:value="17864.7216162625">
            <text:p>17864.72</text:p>
          </table:table-cell>
          <table:table-cell table:formula="of:=[.C128]/(ra*([.B128]+c_to_k))" office:value-type="float" office:value="0.287260337437021">
            <text:p>0.29</text:p>
          </table:table-cell>
          <table:table-cell table:formula="of:=[.$E$2]*[.D128]/[.$D$2]" office:value-type="float" office:value="0.0397028765460375">
            <text:p>0.04</text:p>
          </table:table-cell>
          <table:table-cell table:formula="of:=[Inputs.$D$7]*[.$D$2]/[.D128]" office:value-type="float" office:value="21.322122452649">
            <text:p>21.32</text:p>
          </table:table-cell>
          <table:table-cell table:formula="of:=[.F128]*[Inputs.$D$6]*([.D128]-[.E128])-[Inputs.$D$4]-[Inputs.$D$5]" office:value-type="float" office:value="3.02009698032889">
            <text:p>3.02</text:p>
          </table:table-cell>
          <table:table-cell table:formula="of:=SQRT([.G128]*g0/(0.5*[Inputs.$D$8]*[.D128]*PI()*(3/4/PI()*[.F128])^(2/3)))" office:value-type="float" office:value="7.44663715230383">
            <text:p>7.45</text:p>
          </table:table-cell>
          <table:table-cell table:formula="of:=([.A128]-[.A127])*1000/[.H128]/60+[.I127]" office:value-type="float" office:value="32.1466354667972">
            <text:p>32.15</text:p>
          </table:table-cell>
          <table:table-cell table:number-columns-repeated="1015"/>
        </table:table-row>
        <table:table-row table:style-name="ro5">
          <table:table-cell office:value-type="float" office:value="12.7">
            <text:p>12.70</text:p>
          </table:table-cell>
          <table:table-cell table:formula="of:=[.B128]" office:value-type="float" office:value="-56.5">
            <text:p>-56.50</text:p>
          </table:table-cell>
          <table:table-cell table:style-name="ce3" table:formula="of:=[.$C$111]*EXP(-([.A129]-[.$A$112])*1000*g0/ra/([.$B$112]+c_to_k))" office:value-type="float" office:value="17585.2277477258">
            <text:p>17585.23</text:p>
          </table:table-cell>
          <table:table-cell table:formula="of:=[.C129]/(ra*([.B129]+c_to_k))" office:value-type="float" office:value="0.282766144652379">
            <text:p>0.28</text:p>
          </table:table-cell>
          <table:table-cell table:formula="of:=[.$E$2]*[.D129]/[.$D$2]" office:value-type="float" office:value="0.0390817243783045">
            <text:p>0.04</text:p>
          </table:table-cell>
          <table:table-cell table:formula="of:=[Inputs.$D$7]*[.$D$2]/[.D129]" office:value-type="float" office:value="21.6610093055916">
            <text:p>21.66</text:p>
          </table:table-cell>
          <table:table-cell table:formula="of:=[.F129]*[Inputs.$D$6]*([.D129]-[.E129])-[Inputs.$D$4]-[Inputs.$D$5]" office:value-type="float" office:value="3.02009698032889">
            <text:p>3.02</text:p>
          </table:table-cell>
          <table:table-cell table:formula="of:=SQRT([.G129]*g0/(0.5*[Inputs.$D$8]*[.D129]*PI()*(3/4/PI()*[.F129])^(2/3)))" office:value-type="float" office:value="7.46623351259299">
            <text:p>7.47</text:p>
          </table:table-cell>
          <table:table-cell table:formula="of:=([.A129]-[.A128])*1000/[.H129]/60+[.I128]" office:value-type="float" office:value="32.3698627023043">
            <text:p>32.37</text:p>
          </table:table-cell>
          <table:table-cell table:number-columns-repeated="1015"/>
        </table:table-row>
        <table:table-row table:style-name="ro5">
          <table:table-cell office:value-type="float" office:value="12.8">
            <text:p>12.80</text:p>
          </table:table-cell>
          <table:table-cell table:formula="of:=[.B129]" office:value-type="float" office:value="-56.5">
            <text:p>-56.50</text:p>
          </table:table-cell>
          <table:table-cell table:style-name="ce3" table:formula="of:=[.$C$111]*EXP(-([.A130]-[.$A$112])*1000*g0/ra/([.$B$112]+c_to_k))" office:value-type="float" office:value="17310.1065654378">
            <text:p>17310.11</text:p>
          </table:table-cell>
          <table:table-cell table:formula="of:=[.C130]/(ra*([.B130]+c_to_k))" office:value-type="float" office:value="0.278342263589034">
            <text:p>0.28</text:p>
          </table:table-cell>
          <table:table-cell table:formula="of:=[.$E$2]*[.D130]/[.$D$2]" office:value-type="float" office:value="0.0384702901466266">
            <text:p>0.04</text:p>
          </table:table-cell>
          <table:table-cell table:formula="of:=[Inputs.$D$7]*[.$D$2]/[.D130]" office:value-type="float" office:value="22.0052823155338">
            <text:p>22.01</text:p>
          </table:table-cell>
          <table:table-cell table:formula="of:=[.F130]*[Inputs.$D$6]*([.D130]-[.E130])-[Inputs.$D$4]-[Inputs.$D$5]" office:value-type="float" office:value="3.02009698032889">
            <text:p>3.02</text:p>
          </table:table-cell>
          <table:table-cell table:formula="of:=SQRT([.G130]*g0/(0.5*[Inputs.$D$8]*[.D130]*PI()*(3/4/PI()*[.F130])^(2/3)))" office:value-type="float" office:value="7.48588144211114">
            <text:p>7.49</text:p>
          </table:table-cell>
          <table:table-cell table:formula="of:=([.A130]-[.A129])*1000/[.H130]/60+[.I129]" office:value-type="float" office:value="32.5925040411439">
            <text:p>32.59</text:p>
          </table:table-cell>
          <table:table-cell table:number-columns-repeated="1015"/>
        </table:table-row>
        <table:table-row table:style-name="ro5">
          <table:table-cell office:value-type="float" office:value="12.9">
            <text:p>12.90</text:p>
          </table:table-cell>
          <table:table-cell table:formula="of:=[.B130]" office:value-type="float" office:value="-56.5">
            <text:p>-56.50</text:p>
          </table:table-cell>
          <table:table-cell table:style-name="ce3" table:formula="of:=[.$C$111]*EXP(-([.A131]-[.$A$112])*1000*g0/ra/([.$B$112]+c_to_k))" office:value-type="float" office:value="17039.2896586491">
            <text:p>17039.29</text:p>
          </table:table-cell>
          <table:table-cell table:formula="of:=[.C131]/(ra*([.B131]+c_to_k))" office:value-type="float" office:value="0.273987594218931">
            <text:p>0.27</text:p>
          </table:table-cell>
          <table:table-cell table:formula="of:=[.$E$2]*[.D131]/[.$D$2]" office:value-type="float" office:value="0.0378684218137317">
            <text:p>0.04</text:p>
          </table:table-cell>
          <table:table-cell table:formula="of:=[Inputs.$D$7]*[.$D$2]/[.D131]" office:value-type="float" office:value="22.3550270882967">
            <text:p>22.36</text:p>
          </table:table-cell>
          <table:table-cell table:formula="of:=[.F131]*[Inputs.$D$6]*([.D131]-[.E131])-[Inputs.$D$4]-[Inputs.$D$5]" office:value-type="float" office:value="3.02009698032889">
            <text:p>3.02</text:p>
          </table:table-cell>
          <table:table-cell table:formula="of:=SQRT([.G131]*g0/(0.5*[Inputs.$D$8]*[.D131]*PI()*(3/4/PI()*[.F131])^(2/3)))" office:value-type="float" office:value="7.50558107656642">
            <text:p>7.51</text:p>
          </table:table-cell>
          <table:table-cell table:formula="of:=([.A131]-[.A130])*1000/[.H131]/60+[.I130]" office:value-type="float" office:value="32.8145610210985">
            <text:p>32.81</text:p>
          </table:table-cell>
          <table:table-cell table:number-columns-repeated="1015"/>
        </table:table-row>
        <table:table-row table:style-name="ro5">
          <table:table-cell office:value-type="float" office:value="13">
            <text:p>13.00</text:p>
          </table:table-cell>
          <table:table-cell table:formula="of:=[.B131]" office:value-type="float" office:value="-56.5">
            <text:p>-56.50</text:p>
          </table:table-cell>
          <table:table-cell table:style-name="ce3" table:formula="of:=[.$C$111]*EXP(-([.A132]-[.$A$112])*1000*g0/ra/([.$B$112]+c_to_k))" office:value-type="float" office:value="16772.7096868975">
            <text:p>16772.71</text:p>
          </table:table-cell>
          <table:table-cell table:formula="of:=[.C132]/(ra*([.B132]+c_to_k))" office:value-type="float" office:value="0.269701053723969">
            <text:p>0.27</text:p>
          </table:table-cell>
          <table:table-cell table:formula="of:=[.$E$2]*[.D132]/[.$D$2]" office:value-type="float" office:value="0.0372759697209734">
            <text:p>0.04</text:p>
          </table:table-cell>
          <table:table-cell table:formula="of:=[Inputs.$D$7]*[.$D$2]/[.D132]" office:value-type="float" office:value="22.710330590292">
            <text:p>22.71</text:p>
          </table:table-cell>
          <table:table-cell table:formula="of:=[.F132]*[Inputs.$D$6]*([.D132]-[.E132])-[Inputs.$D$4]-[Inputs.$D$5]" office:value-type="float" office:value="3.02009698032889">
            <text:p>3.02</text:p>
          </table:table-cell>
          <table:table-cell table:formula="of:=SQRT([.G132]*g0/(0.5*[Inputs.$D$8]*[.D132]*PI()*(3/4/PI()*[.F132])^(2/3)))" office:value-type="float" office:value="7.52533255202408">
            <text:p>7.53</text:p>
          </table:table-cell>
          <table:table-cell table:formula="of:=([.A132]-[.A131])*1000/[.H132]/60+[.I131]" office:value-type="float" office:value="33.0360351759142">
            <text:p>33.04</text:p>
          </table:table-cell>
          <table:table-cell table:number-columns-repeated="1015"/>
        </table:table-row>
        <table:table-row table:style-name="ro5">
          <table:table-cell office:value-type="float" office:value="13.1">
            <text:p>13.10</text:p>
          </table:table-cell>
          <table:table-cell table:formula="of:=[.B132]" office:value-type="float" office:value="-56.5">
            <text:p>-56.50</text:p>
          </table:table-cell>
          <table:table-cell table:style-name="ce3" table:formula="of:=[.$C$111]*EXP(-([.A133]-[.$A$112])*1000*g0/ra/([.$B$112]+c_to_k))" office:value-type="float" office:value="16510.3003632635">
            <text:p>16510.30</text:p>
          </table:table-cell>
          <table:table-cell table:formula="of:=[.C133]/(ra*([.B133]+c_to_k))" office:value-type="float" office:value="0.265481576226759">
            <text:p>0.27</text:p>
          </table:table-cell>
          <table:table-cell table:formula="of:=[.$E$2]*[.D133]/[.$D$2]" office:value-type="float" office:value="0.036692786551117">
            <text:p>0.04</text:p>
          </table:table-cell>
          <table:table-cell table:formula="of:=[Inputs.$D$7]*[.$D$2]/[.D133]" office:value-type="float" office:value="23.0712811701472">
            <text:p>23.07</text:p>
          </table:table-cell>
          <table:table-cell table:formula="of:=[.F133]*[Inputs.$D$6]*([.D133]-[.E133])-[Inputs.$D$4]-[Inputs.$D$5]" office:value-type="float" office:value="3.02009698032889">
            <text:p>3.02</text:p>
          </table:table-cell>
          <table:table-cell table:formula="of:=SQRT([.G133]*g0/(0.5*[Inputs.$D$8]*[.D133]*PI()*(3/4/PI()*[.F133])^(2/3)))" office:value-type="float" office:value="7.54513600490745">
            <text:p>7.55</text:p>
          </table:table-cell>
          <table:table-cell table:formula="of:=([.A133]-[.A132])*1000/[.H133]/60+[.I132]" office:value-type="float" office:value="33.2569280353117">
            <text:p>33.26</text:p>
          </table:table-cell>
          <table:table-cell table:number-columns-repeated="1015"/>
        </table:table-row>
        <table:table-row table:style-name="ro5">
          <table:table-cell office:value-type="float" office:value="13.2">
            <text:p>13.20</text:p>
          </table:table-cell>
          <table:table-cell table:formula="of:=[.B133]" office:value-type="float" office:value="-56.5">
            <text:p>-56.50</text:p>
          </table:table-cell>
          <table:table-cell table:style-name="ce3" table:formula="of:=[.$C$111]*EXP(-([.A134]-[.$A$112])*1000*g0/ra/([.$B$112]+c_to_k))" office:value-type="float" office:value="16251.9964378874">
            <text:p>16252.00</text:p>
          </table:table-cell>
          <table:table-cell table:formula="of:=[.C134]/(ra*([.B134]+c_to_k))" office:value-type="float" office:value="0.261328112525579">
            <text:p>0.26</text:p>
          </table:table-cell>
          <table:table-cell table:formula="of:=[.$E$2]*[.D134]/[.$D$2]" office:value-type="float" office:value="0.0361187272917089">
            <text:p>0.04</text:p>
          </table:table-cell>
          <table:table-cell table:formula="of:=[Inputs.$D$7]*[.$D$2]/[.D134]" office:value-type="float" office:value="23.4379685806743">
            <text:p>23.44</text:p>
          </table:table-cell>
          <table:table-cell table:formula="of:=[.F134]*[Inputs.$D$6]*([.D134]-[.E134])-[Inputs.$D$4]-[Inputs.$D$5]" office:value-type="float" office:value="3.02009698032889">
            <text:p>3.02</text:p>
          </table:table-cell>
          <table:table-cell table:formula="of:=SQRT([.G134]*g0/(0.5*[Inputs.$D$8]*[.D134]*PI()*(3/4/PI()*[.F134])^(2/3)))" office:value-type="float" office:value="7.56499157199884">
            <text:p>7.56</text:p>
          </table:table-cell>
          <table:table-cell table:formula="of:=([.A134]-[.A133])*1000/[.H134]/60+[.I133]" office:value-type="float" office:value="33.4772411249965">
            <text:p>33.48</text:p>
          </table:table-cell>
          <table:table-cell table:number-columns-repeated="1015"/>
        </table:table-row>
        <table:table-row table:style-name="ro5">
          <table:table-cell office:value-type="float" office:value="13.3">
            <text:p>13.30</text:p>
          </table:table-cell>
          <table:table-cell table:formula="of:=[.B134]" office:value-type="float" office:value="-56.5">
            <text:p>-56.50</text:p>
          </table:table-cell>
          <table:table-cell table:style-name="ce3" table:formula="of:=[.$C$111]*EXP(-([.A135]-[.$A$112])*1000*g0/ra/([.$B$112]+c_to_k))" office:value-type="float" office:value="15997.7336817448">
            <text:p>15997.73</text:p>
          </table:table-cell>
          <table:table-cell table:formula="of:=[.C135]/(ra*([.B135]+c_to_k))" office:value-type="float" office:value="0.257239629833484">
            <text:p>0.26</text:p>
          </table:table-cell>
          <table:table-cell table:formula="of:=[.$E$2]*[.D135]/[.$D$2]" office:value-type="float" office:value="0.0355536491990174">
            <text:p>0.04</text:p>
          </table:table-cell>
          <table:table-cell table:formula="of:=[Inputs.$D$7]*[.$D$2]/[.D135]" office:value-type="float" office:value="23.810484001187">
            <text:p>23.81</text:p>
          </table:table-cell>
          <table:table-cell table:formula="of:=[.F135]*[Inputs.$D$6]*([.D135]-[.E135])-[Inputs.$D$4]-[Inputs.$D$5]" office:value-type="float" office:value="3.02009698032889">
            <text:p>3.02</text:p>
          </table:table-cell>
          <table:table-cell table:formula="of:=SQRT([.G135]*g0/(0.5*[Inputs.$D$8]*[.D135]*PI()*(3/4/PI()*[.F135])^(2/3)))" office:value-type="float" office:value="7.58489939044055">
            <text:p>7.58</text:p>
          </table:table-cell>
          <table:table-cell table:formula="of:=([.A135]-[.A134])*1000/[.H135]/60+[.I134]" office:value-type="float" office:value="33.6969759666699">
            <text:p>33.70</text:p>
          </table:table-cell>
          <table:table-cell table:number-columns-repeated="1015"/>
        </table:table-row>
        <table:table-row table:style-name="ro5">
          <table:table-cell office:value-type="float" office:value="13.4">
            <text:p>13.40</text:p>
          </table:table-cell>
          <table:table-cell table:formula="of:=[.B135]" office:value-type="float" office:value="-56.5">
            <text:p>-56.50</text:p>
          </table:table-cell>
          <table:table-cell table:style-name="ce3" table:formula="of:=[.$C$111]*EXP(-([.A136]-[.$A$112])*1000*g0/ra/([.$B$112]+c_to_k))" office:value-type="float" office:value="15747.4488706755">
            <text:p>15747.45</text:p>
          </table:table-cell>
          <table:table-cell table:formula="of:=[.C136]/(ra*([.B136]+c_to_k))" office:value-type="float" office:value="0.253215111521502">
            <text:p>0.25</text:p>
          </table:table-cell>
          <table:table-cell table:formula="of:=[.$E$2]*[.D136]/[.$D$2]" office:value-type="float" office:value="0.0349974117625389">
            <text:p>0.03</text:p>
          </table:table-cell>
          <table:table-cell table:formula="of:=[Inputs.$D$7]*[.$D$2]/[.D136]" office:value-type="float" office:value="24.1889200601732">
            <text:p>24.19</text:p>
          </table:table-cell>
          <table:table-cell table:formula="of:=[.F136]*[Inputs.$D$6]*([.D136]-[.E136])-[Inputs.$D$4]-[Inputs.$D$5]" office:value-type="float" office:value="3.02009698032889">
            <text:p>3.02</text:p>
          </table:table-cell>
          <table:table-cell table:formula="of:=SQRT([.G136]*g0/(0.5*[Inputs.$D$8]*[.D136]*PI()*(3/4/PI()*[.F136])^(2/3)))" office:value-type="float" office:value="7.60485959773574">
            <text:p>7.60</text:p>
          </table:table-cell>
          <table:table-cell table:formula="of:=([.A136]-[.A135])*1000/[.H136]/60+[.I135]" office:value-type="float" office:value="33.9161340780389">
            <text:p>33.92</text:p>
          </table:table-cell>
          <table:table-cell table:number-columns-repeated="1015"/>
        </table:table-row>
        <table:table-row table:style-name="ro5">
          <table:table-cell office:value-type="float" office:value="13.5">
            <text:p>13.50</text:p>
          </table:table-cell>
          <table:table-cell table:formula="of:=[.B136]" office:value-type="float" office:value="-56.5">
            <text:p>-56.50</text:p>
          </table:table-cell>
          <table:table-cell table:style-name="ce3" table:formula="of:=[.$C$111]*EXP(-([.A137]-[.$A$112])*1000*g0/ra/([.$B$112]+c_to_k))" office:value-type="float" office:value="15501.0797696624">
            <text:p>15501.08</text:p>
          </table:table-cell>
          <table:table-cell table:formula="of:=[.C137]/(ra*([.B137]+c_to_k))" office:value-type="float" office:value="0.249253556865834">
            <text:p>0.25</text:p>
          </table:table-cell>
          <table:table-cell table:formula="of:=[.$E$2]*[.D137]/[.$D$2]" office:value-type="float" office:value="0.0344498766700592">
            <text:p>0.03</text:p>
          </table:table-cell>
          <table:table-cell table:formula="of:=[Inputs.$D$7]*[.$D$2]/[.D137]" office:value-type="float" office:value="24.5733708583278">
            <text:p>24.57</text:p>
          </table:table-cell>
          <table:table-cell table:formula="of:=[.F137]*[Inputs.$D$6]*([.D137]-[.E137])-[Inputs.$D$4]-[Inputs.$D$5]" office:value-type="float" office:value="3.02009698032889">
            <text:p>3.02</text:p>
          </table:table-cell>
          <table:table-cell table:formula="of:=SQRT([.G137]*g0/(0.5*[Inputs.$D$8]*[.D137]*PI()*(3/4/PI()*[.F137])^(2/3)))" office:value-type="float" office:value="7.62487233174945">
            <text:p>7.62</text:p>
          </table:table-cell>
          <table:table-cell table:formula="of:=([.A137]-[.A136])*1000/[.H137]/60+[.I136]" office:value-type="float" office:value="34.1347169728274">
            <text:p>34.13</text:p>
          </table:table-cell>
          <table:table-cell table:number-columns-repeated="1015"/>
        </table:table-row>
        <table:table-row table:style-name="ro5">
          <table:table-cell office:value-type="float" office:value="13.6">
            <text:p>13.60</text:p>
          </table:table-cell>
          <table:table-cell table:formula="of:=[.B137]" office:value-type="float" office:value="-56.5">
            <text:p>-56.50</text:p>
          </table:table-cell>
          <table:table-cell table:style-name="ce3" table:formula="of:=[.$C$111]*EXP(-([.A138]-[.$A$112])*1000*g0/ra/([.$B$112]+c_to_k))" office:value-type="float" office:value="15258.5651173559">
            <text:p>15258.57</text:p>
          </table:table-cell>
          <table:table-cell table:formula="of:=[.C138]/(ra*([.B138]+c_to_k))" office:value-type="float" office:value="0.245353980799026">
            <text:p>0.25</text:p>
          </table:table-cell>
          <table:table-cell table:formula="of:=[.$E$2]*[.D138]/[.$D$2]" office:value-type="float" office:value="0.0339109077732608">
            <text:p>0.03</text:p>
          </table:table-cell>
          <table:table-cell table:formula="of:=[Inputs.$D$7]*[.$D$2]/[.D138]" office:value-type="float" office:value="24.9639319919514">
            <text:p>24.96</text:p>
          </table:table-cell>
          <table:table-cell table:formula="of:=[.F138]*[Inputs.$D$6]*([.D138]-[.E138])-[Inputs.$D$4]-[Inputs.$D$5]" office:value-type="float" office:value="3.02009698032889">
            <text:p>3.02</text:p>
          </table:table-cell>
          <table:table-cell table:formula="of:=SQRT([.G138]*g0/(0.5*[Inputs.$D$8]*[.D138]*PI()*(3/4/PI()*[.F138])^(2/3)))" office:value-type="float" office:value="7.6449377307095">
            <text:p>7.64</text:p>
          </table:table-cell>
          <table:table-cell table:formula="of:=([.A138]-[.A137])*1000/[.H138]/60+[.I137]" office:value-type="float" office:value="34.3527261607861">
            <text:p>34.35</text:p>
          </table:table-cell>
          <table:table-cell table:number-columns-repeated="1015"/>
        </table:table-row>
        <table:table-row table:style-name="ro5">
          <table:table-cell office:value-type="float" office:value="13.7">
            <text:p>13.70</text:p>
          </table:table-cell>
          <table:table-cell table:formula="of:=[.B138]" office:value-type="float" office:value="-56.5">
            <text:p>-56.50</text:p>
          </table:table-cell>
          <table:table-cell table:style-name="ce3" table:formula="of:=[.$C$111]*EXP(-([.A139]-[.$A$112])*1000*g0/ra/([.$B$112]+c_to_k))" office:value-type="float" office:value="15019.8446108417">
            <text:p>15019.84</text:p>
          </table:table-cell>
          <table:table-cell table:formula="of:=[.C139]/(ra*([.B139]+c_to_k))" office:value-type="float" office:value="0.241515413665017">
            <text:p>0.24</text:p>
          </table:table-cell>
          <table:table-cell table:formula="of:=[.$E$2]*[.D139]/[.$D$2]" office:value-type="float" office:value="0.033380371053869">
            <text:p>0.03</text:p>
          </table:table-cell>
          <table:table-cell table:formula="of:=[Inputs.$D$7]*[.$D$2]/[.D139]" office:value-type="float" office:value="25.3607005767211">
            <text:p>25.36</text:p>
          </table:table-cell>
          <table:table-cell table:formula="of:=[.F139]*[Inputs.$D$6]*([.D139]-[.E139])-[Inputs.$D$4]-[Inputs.$D$5]" office:value-type="float" office:value="3.02009698032889">
            <text:p>3.02</text:p>
          </table:table-cell>
          <table:table-cell table:formula="of:=SQRT([.G139]*g0/(0.5*[Inputs.$D$8]*[.D139]*PI()*(3/4/PI()*[.F139])^(2/3)))" office:value-type="float" office:value="7.6650559332075">
            <text:p>7.67</text:p>
          </table:table-cell>
          <table:table-cell table:formula="of:=([.A139]-[.A138])*1000/[.H139]/60+[.I138]" office:value-type="float" office:value="34.5701631477031">
            <text:p>34.57</text:p>
          </table:table-cell>
          <table:table-cell table:number-columns-repeated="1015"/>
        </table:table-row>
        <table:table-row table:style-name="ro5">
          <table:table-cell office:value-type="float" office:value="13.8">
            <text:p>13.80</text:p>
          </table:table-cell>
          <table:table-cell table:formula="of:=[.B139]" office:value-type="float" office:value="-56.5">
            <text:p>-56.50</text:p>
          </table:table-cell>
          <table:table-cell table:style-name="ce3" table:formula="of:=[.$C$111]*EXP(-([.A140]-[.$A$112])*1000*g0/ra/([.$B$112]+c_to_k))" office:value-type="float" office:value="14784.8588906454">
            <text:p>14784.86</text:p>
          </table:table-cell>
          <table:table-cell table:formula="of:=[.C140]/(ra*([.B140]+c_to_k))" office:value-type="float" office:value="0.237736900978033">
            <text:p>0.24</text:p>
          </table:table-cell>
          <table:table-cell table:formula="of:=[.$E$2]*[.D140]/[.$D$2]" office:value-type="float" office:value="0.032858134590327">
            <text:p>0.03</text:p>
          </table:table-cell>
          <table:table-cell table:formula="of:=[Inputs.$D$7]*[.$D$2]/[.D140]" office:value-type="float" office:value="25.7637752718388">
            <text:p>25.76</text:p>
          </table:table-cell>
          <table:table-cell table:formula="of:=[.F140]*[Inputs.$D$6]*([.D140]-[.E140])-[Inputs.$D$4]-[Inputs.$D$5]" office:value-type="float" office:value="3.02009698032889">
            <text:p>3.02</text:p>
          </table:table-cell>
          <table:table-cell table:formula="of:=SQRT([.G140]*g0/(0.5*[Inputs.$D$8]*[.D140]*PI()*(3/4/PI()*[.F140])^(2/3)))" office:value-type="float" office:value="7.68522707819973">
            <text:p>7.69</text:p>
          </table:table-cell>
          <table:table-cell table:formula="of:=([.A140]-[.A139])*1000/[.H140]/60+[.I139]" office:value-type="float" office:value="34.7870294354143">
            <text:p>34.79</text:p>
          </table:table-cell>
          <table:table-cell table:number-columns-repeated="1015"/>
        </table:table-row>
        <table:table-row table:style-name="ro5">
          <table:table-cell office:value-type="float" office:value="13.9">
            <text:p>13.90</text:p>
          </table:table-cell>
          <table:table-cell table:formula="of:=[.B140]" office:value-type="float" office:value="-56.5">
            <text:p>-56.50</text:p>
          </table:table-cell>
          <table:table-cell table:style-name="ce3" table:formula="of:=[.$C$111]*EXP(-([.A141]-[.$A$112])*1000*g0/ra/([.$B$112]+c_to_k))" office:value-type="float" office:value="14553.5495259725">
            <text:p>14553.55</text:p>
          </table:table-cell>
          <table:table-cell table:formula="of:=[.C141]/(ra*([.B141]+c_to_k))" office:value-type="float" office:value="0.234017503185246">
            <text:p>0.23</text:p>
          </table:table-cell>
          <table:table-cell table:formula="of:=[.$E$2]*[.D141]/[.$D$2]" office:value-type="float" office:value="0.0323440685249935">
            <text:p>0.03</text:p>
          </table:table-cell>
          <table:table-cell table:formula="of:=[Inputs.$D$7]*[.$D$2]/[.D141]" office:value-type="float" office:value="26.1732563045634">
            <text:p>26.17</text:p>
          </table:table-cell>
          <table:table-cell table:formula="of:=[.F141]*[Inputs.$D$6]*([.D141]-[.E141])-[Inputs.$D$4]-[Inputs.$D$5]" office:value-type="float" office:value="3.02009698032889">
            <text:p>3.02</text:p>
          </table:table-cell>
          <table:table-cell table:formula="of:=SQRT([.G141]*g0/(0.5*[Inputs.$D$8]*[.D141]*PI()*(3/4/PI()*[.F141])^(2/3)))" office:value-type="float" office:value="7.70545130500817">
            <text:p>7.71</text:p>
          </table:table-cell>
          <table:table-cell table:formula="of:=([.A141]-[.A140])*1000/[.H141]/60+[.I140]" office:value-type="float" office:value="35.0033265218138">
            <text:p>35.00</text:p>
          </table:table-cell>
          <table:table-cell table:number-columns-repeated="1015"/>
        </table:table-row>
        <table:table-row table:style-name="ro5">
          <table:table-cell office:value-type="float" office:value="14">
            <text:p>14.00</text:p>
          </table:table-cell>
          <table:table-cell table:formula="of:=[.B141]" office:value-type="float" office:value="-56.5">
            <text:p>-56.50</text:p>
          </table:table-cell>
          <table:table-cell table:style-name="ce3" table:formula="of:=[.$C$111]*EXP(-([.A142]-[.$A$112])*1000*g0/ra/([.$B$112]+c_to_k))" office:value-type="float" office:value="14325.8590001793">
            <text:p>14325.86</text:p>
          </table:table-cell>
          <table:table-cell table:formula="of:=[.C142]/(ra*([.B142]+c_to_k))" office:value-type="float" office:value="0.230356295433147">
            <text:p>0.23</text:p>
          </table:table-cell>
          <table:table-cell table:formula="of:=[.$E$2]*[.D142]/[.$D$2]" office:value-type="float" office:value="0.0318380450318517">
            <text:p>0.03</text:p>
          </table:table-cell>
          <table:table-cell table:formula="of:=[Inputs.$D$7]*[.$D$2]/[.D142]" office:value-type="float" office:value="26.5892454951334">
            <text:p>26.59</text:p>
          </table:table-cell>
          <table:table-cell table:formula="of:=[.F142]*[Inputs.$D$6]*([.D142]-[.E142])-[Inputs.$D$4]-[Inputs.$D$5]" office:value-type="float" office:value="3.02009698032889">
            <text:p>3.02</text:p>
          </table:table-cell>
          <table:table-cell table:formula="of:=SQRT([.G142]*g0/(0.5*[Inputs.$D$8]*[.D142]*PI()*(3/4/PI()*[.F142])^(2/3)))" office:value-type="float" office:value="7.72572875332144">
            <text:p>7.73</text:p>
          </table:table-cell>
          <table:table-cell table:formula="of:=([.A142]-[.A141])*1000/[.H142]/60+[.I141]" office:value-type="float" office:value="35.2190559008643">
            <text:p>35.22</text:p>
          </table:table-cell>
          <table:table-cell table:number-columns-repeated="1015"/>
        </table:table-row>
        <table:table-row table:style-name="ro5">
          <table:table-cell office:value-type="float" office:value="14.1">
            <text:p>14.10</text:p>
          </table:table-cell>
          <table:table-cell table:formula="of:=[.B142]" office:value-type="float" office:value="-56.5">
            <text:p>-56.50</text:p>
          </table:table-cell>
          <table:table-cell table:style-name="ce3" table:formula="of:=[.$C$111]*EXP(-([.A143]-[.$A$112])*1000*g0/ra/([.$B$112]+c_to_k))" office:value-type="float" office:value="14101.7306964711">
            <text:p>14101.73</text:p>
          </table:table-cell>
          <table:table-cell table:formula="of:=[.C143]/(ra*([.B143]+c_to_k))" office:value-type="float" office:value="0.226752367337576">
            <text:p>0.23</text:p>
          </table:table-cell>
          <table:table-cell table:formula="of:=[.$E$2]*[.D143]/[.$D$2]" office:value-type="float" office:value="0.0313399382847251">
            <text:p>0.03</text:p>
          </table:table-cell>
          <table:table-cell table:formula="of:=[Inputs.$D$7]*[.$D$2]/[.D143]" office:value-type="float" office:value="27.0118462820848">
            <text:p>27.01</text:p>
          </table:table-cell>
          <table:table-cell table:formula="of:=[.F143]*[Inputs.$D$6]*([.D143]-[.E143])-[Inputs.$D$4]-[Inputs.$D$5]" office:value-type="float" office:value="3.02009698032889">
            <text:p>3.02</text:p>
          </table:table-cell>
          <table:table-cell table:formula="of:=SQRT([.G143]*g0/(0.5*[Inputs.$D$8]*[.D143]*PI()*(3/4/PI()*[.F143])^(2/3)))" office:value-type="float" office:value="7.74605956319573">
            <text:p>7.75</text:p>
          </table:table-cell>
          <table:table-cell table:formula="of:=([.A143]-[.A142])*1000/[.H143]/60+[.I142]" office:value-type="float" office:value="35.4342190626073">
            <text:p>35.43</text:p>
          </table:table-cell>
          <table:table-cell table:number-columns-repeated="1015"/>
        </table:table-row>
        <table:table-row table:style-name="ro5">
          <table:table-cell office:value-type="float" office:value="14.2">
            <text:p>14.20</text:p>
          </table:table-cell>
          <table:table-cell table:formula="of:=[.B143]" office:value-type="float" office:value="-56.5">
            <text:p>-56.50</text:p>
          </table:table-cell>
          <table:table-cell table:style-name="ce3" table:formula="of:=[.$C$111]*EXP(-([.A144]-[.$A$112])*1000*g0/ra/([.$B$112]+c_to_k))" office:value-type="float" office:value="13881.1088838238">
            <text:p>13881.11</text:p>
          </table:table-cell>
          <table:table-cell table:formula="of:=[.C144]/(ra*([.B144]+c_to_k))" office:value-type="float" office:value="0.223204822757349">
            <text:p>0.22</text:p>
          </table:table-cell>
          <table:table-cell table:formula="of:=[.$E$2]*[.D144]/[.$D$2]" office:value-type="float" office:value="0.0308496244259899">
            <text:p>0.03</text:p>
          </table:table-cell>
          <table:table-cell table:formula="of:=[Inputs.$D$7]*[.$D$2]/[.D144]" office:value-type="float" office:value="27.4411637479718">
            <text:p>27.44</text:p>
          </table:table-cell>
          <table:table-cell table:formula="of:=[.F144]*[Inputs.$D$6]*([.D144]-[.E144])-[Inputs.$D$4]-[Inputs.$D$5]" office:value-type="float" office:value="3.02009698032889">
            <text:p>3.02</text:p>
          </table:table-cell>
          <table:table-cell table:formula="of:=SQRT([.G144]*g0/(0.5*[Inputs.$D$8]*[.D144]*PI()*(3/4/PI()*[.F144])^(2/3)))" office:value-type="float" office:value="7.76644387505584">
            <text:p>7.77</text:p>
          </table:table-cell>
          <table:table-cell table:formula="of:=([.A144]-[.A143])*1000/[.H144]/60+[.I143]" office:value-type="float" office:value="35.6488174931734">
            <text:p>35.65</text:p>
          </table:table-cell>
          <table:table-cell table:number-columns-repeated="1015"/>
        </table:table-row>
        <table:table-row table:style-name="ro5">
          <table:table-cell office:value-type="float" office:value="14.3">
            <text:p>14.30</text:p>
          </table:table-cell>
          <table:table-cell table:formula="of:=[.B144]" office:value-type="float" office:value="-56.5">
            <text:p>-56.50</text:p>
          </table:table-cell>
          <table:table-cell table:style-name="ce3" table:formula="of:=[.$C$111]*EXP(-([.A145]-[.$A$112])*1000*g0/ra/([.$B$112]+c_to_k))" office:value-type="float" office:value="13663.938703126">
            <text:p>13663.94</text:p>
          </table:table-cell>
          <table:table-cell table:formula="of:=[.C145]/(ra*([.B145]+c_to_k))" office:value-type="float" office:value="0.219712779571425">
            <text:p>0.22</text:p>
          </table:table-cell>
          <table:table-cell table:formula="of:=[.$E$2]*[.D145]/[.$D$2]" office:value-type="float" office:value="0.0303669815357768">
            <text:p>0.03</text:p>
          </table:table-cell>
          <table:table-cell table:formula="of:=[Inputs.$D$7]*[.$D$2]/[.D145]" office:value-type="float" office:value="27.8773046454965">
            <text:p>27.88</text:p>
          </table:table-cell>
          <table:table-cell table:formula="of:=[.F145]*[Inputs.$D$6]*([.D145]-[.E145])-[Inputs.$D$4]-[Inputs.$D$5]" office:value-type="float" office:value="3.02009698032889">
            <text:p>3.02</text:p>
          </table:table-cell>
          <table:table-cell table:formula="of:=SQRT([.G145]*g0/(0.5*[Inputs.$D$8]*[.D145]*PI()*(3/4/PI()*[.F145])^(2/3)))" office:value-type="float" office:value="7.78688182969608">
            <text:p>7.79</text:p>
          </table:table-cell>
          <table:table-cell table:formula="of:=([.A145]-[.A144])*1000/[.H145]/60+[.I144]" office:value-type="float" office:value="35.8628526747926">
            <text:p>35.86</text:p>
          </table:table-cell>
          <table:table-cell table:number-columns-repeated="1015"/>
        </table:table-row>
        <table:table-row table:style-name="ro5">
          <table:table-cell office:value-type="float" office:value="14.4">
            <text:p>14.40</text:p>
          </table:table-cell>
          <table:table-cell table:formula="of:=[.B145]" office:value-type="float" office:value="-56.5">
            <text:p>-56.50</text:p>
          </table:table-cell>
          <table:table-cell table:style-name="ce3" table:formula="of:=[.$C$111]*EXP(-([.A146]-[.$A$112])*1000*g0/ra/([.$B$112]+c_to_k))" office:value-type="float" office:value="13450.1661535382">
            <text:p>13450.17</text:p>
          </table:table-cell>
          <table:table-cell table:formula="of:=[.C146]/(ra*([.B146]+c_to_k))" office:value-type="float" office:value="0.216275369459561">
            <text:p>0.22</text:p>
          </table:table-cell>
          <table:table-cell table:formula="of:=[.$E$2]*[.D146]/[.$D$2]" office:value-type="float" office:value="0.029891889601655">
            <text:p>0.03</text:p>
          </table:table-cell>
          <table:table-cell table:formula="of:=[Inputs.$D$7]*[.$D$2]/[.D146]" office:value-type="float" office:value="28.3203774240538">
            <text:p>28.32</text:p>
          </table:table-cell>
          <table:table-cell table:formula="of:=[.F146]*[Inputs.$D$6]*([.D146]-[.E146])-[Inputs.$D$4]-[Inputs.$D$5]" office:value-type="float" office:value="3.02009698032889">
            <text:p>3.02</text:p>
          </table:table-cell>
          <table:table-cell table:formula="of:=SQRT([.G146]*g0/(0.5*[Inputs.$D$8]*[.D146]*PI()*(3/4/PI()*[.F146])^(2/3)))" office:value-type="float" office:value="7.80737356828127">
            <text:p>7.81</text:p>
          </table:table-cell>
          <table:table-cell table:formula="of:=([.A146]-[.A145])*1000/[.H146]/60+[.I145]" office:value-type="float" office:value="36.0763260858047">
            <text:p>36.08</text:p>
          </table:table-cell>
          <table:table-cell table:number-columns-repeated="1015"/>
        </table:table-row>
        <table:table-row table:style-name="ro5">
          <table:table-cell office:value-type="float" office:value="14.5">
            <text:p>14.50</text:p>
          </table:table-cell>
          <table:table-cell table:formula="of:=[.B146]" office:value-type="float" office:value="-56.5">
            <text:p>-56.50</text:p>
          </table:table-cell>
          <table:table-cell table:style-name="ce3" table:formula="of:=[.$C$111]*EXP(-([.A147]-[.$A$112])*1000*g0/ra/([.$B$112]+c_to_k))" office:value-type="float" office:value="13239.7380790648">
            <text:p>13239.74</text:p>
          </table:table-cell>
          <table:table-cell table:formula="of:=[.C147]/(ra*([.B147]+c_to_k))" office:value-type="float" office:value="0.2128917376864">
            <text:p>0.21</text:p>
          </table:table-cell>
          <table:table-cell table:formula="of:=[.$E$2]*[.D147]/[.$D$2]" office:value-type="float" office:value="0.0294242304887901">
            <text:p>0.03</text:p>
          </table:table-cell>
          <table:table-cell table:formula="of:=[Inputs.$D$7]*[.$D$2]/[.D147]" office:value-type="float" office:value="28.7704922566975">
            <text:p>28.77</text:p>
          </table:table-cell>
          <table:table-cell table:formula="of:=[.F147]*[Inputs.$D$6]*([.D147]-[.E147])-[Inputs.$D$4]-[Inputs.$D$5]" office:value-type="float" office:value="3.02009698032889">
            <text:p>3.02</text:p>
          </table:table-cell>
          <table:table-cell table:formula="of:=SQRT([.G147]*g0/(0.5*[Inputs.$D$8]*[.D147]*PI()*(3/4/PI()*[.F147])^(2/3)))" office:value-type="float" office:value="7.82791923234773">
            <text:p>7.83</text:p>
          </table:table-cell>
          <table:table-cell table:formula="of:=([.A147]-[.A146])*1000/[.H147]/60+[.I146]" office:value-type="float" office:value="36.2892392006692">
            <text:p>36.29</text:p>
          </table:table-cell>
          <table:table-cell table:number-columns-repeated="1015"/>
        </table:table-row>
        <table:table-row table:style-name="ro5">
          <table:table-cell office:value-type="float" office:value="14.6">
            <text:p>14.60</text:p>
          </table:table-cell>
          <table:table-cell table:formula="of:=[.B147]" office:value-type="float" office:value="-56.5">
            <text:p>-56.50</text:p>
          </table:table-cell>
          <table:table-cell table:style-name="ce3" table:formula="of:=[.$C$111]*EXP(-([.A148]-[.$A$112])*1000*g0/ra/([.$B$112]+c_to_k))" office:value-type="float" office:value="13032.6021553366">
            <text:p>13032.60</text:p>
          </table:table-cell>
          <table:table-cell table:formula="of:=[.C148]/(ra*([.B148]+c_to_k))" office:value-type="float" office:value="0.209561042888933">
            <text:p>0.21</text:p>
          </table:table-cell>
          <table:table-cell table:formula="of:=[.$E$2]*[.D148]/[.$D$2]" office:value-type="float" office:value="0.0289638879105693">
            <text:p>0.03</text:p>
          </table:table-cell>
          <table:table-cell table:formula="of:=[Inputs.$D$7]*[.$D$2]/[.D148]" office:value-type="float" office:value="29.2277610675362">
            <text:p>29.23</text:p>
          </table:table-cell>
          <table:table-cell table:formula="of:=[.F148]*[Inputs.$D$6]*([.D148]-[.E148])-[Inputs.$D$4]-[Inputs.$D$5]" office:value-type="float" office:value="3.02009698032889">
            <text:p>3.02</text:p>
          </table:table-cell>
          <table:table-cell table:formula="of:=SQRT([.G148]*g0/(0.5*[Inputs.$D$8]*[.D148]*PI()*(3/4/PI()*[.F148])^(2/3)))" office:value-type="float" office:value="7.84851896380424">
            <text:p>7.85</text:p>
          </table:table-cell>
          <table:table-cell table:formula="of:=([.A148]-[.A147])*1000/[.H148]/60+[.I147]" office:value-type="float" office:value="36.5015934899756">
            <text:p>36.50</text:p>
          </table:table-cell>
          <table:table-cell table:number-columns-repeated="1015"/>
        </table:table-row>
        <table:table-row table:style-name="ro5">
          <table:table-cell office:value-type="float" office:value="14.7">
            <text:p>14.70</text:p>
          </table:table-cell>
          <table:table-cell table:formula="of:=[.B148]" office:value-type="float" office:value="-56.5">
            <text:p>-56.50</text:p>
          </table:table-cell>
          <table:table-cell table:style-name="ce3" table:formula="of:=[.$C$111]*EXP(-([.A149]-[.$A$112])*1000*g0/ra/([.$B$112]+c_to_k))" office:value-type="float" office:value="12828.7068766003">
            <text:p>12828.71</text:p>
          </table:table-cell>
          <table:table-cell table:formula="of:=[.C149]/(ra*([.B149]+c_to_k))" office:value-type="float" office:value="0.20628245686729">
            <text:p>0.21</text:p>
          </table:table-cell>
          <table:table-cell table:formula="of:=[.$E$2]*[.D149]/[.$D$2]" office:value-type="float" office:value="0.0285107473996855">
            <text:p>0.03</text:p>
          </table:table-cell>
          <table:table-cell table:formula="of:=[Inputs.$D$7]*[.$D$2]/[.D149]" office:value-type="float" office:value="29.6922975595637">
            <text:p>29.69</text:p>
          </table:table-cell>
          <table:table-cell table:formula="of:=[.F149]*[Inputs.$D$6]*([.D149]-[.E149])-[Inputs.$D$4]-[Inputs.$D$5]" office:value-type="float" office:value="3.02009698032889">
            <text:p>3.02</text:p>
          </table:table-cell>
          <table:table-cell table:formula="of:=SQRT([.G149]*g0/(0.5*[Inputs.$D$8]*[.D149]*PI()*(3/4/PI()*[.F149])^(2/3)))" office:value-type="float" office:value="7.869172904933">
            <text:p>7.87</text:p>
          </table:table-cell>
          <table:table-cell table:formula="of:=([.A149]-[.A148])*1000/[.H149]/60+[.I148]" office:value-type="float" office:value="36.7133904204538">
            <text:p>36.71</text:p>
          </table:table-cell>
          <table:table-cell table:number-columns-repeated="1015"/>
        </table:table-row>
        <table:table-row table:style-name="ro5">
          <table:table-cell office:value-type="float" office:value="14.8">
            <text:p>14.80</text:p>
          </table:table-cell>
          <table:table-cell table:formula="of:=[.B149]" office:value-type="float" office:value="-56.5">
            <text:p>-56.50</text:p>
          </table:table-cell>
          <table:table-cell table:style-name="ce3" table:formula="of:=[.$C$111]*EXP(-([.A150]-[.$A$112])*1000*g0/ra/([.$B$112]+c_to_k))" office:value-type="float" office:value="12628.0015429106">
            <text:p>12628.00</text:p>
          </table:table-cell>
          <table:table-cell table:formula="of:=[.C150]/(ra*([.B150]+c_to_k))" office:value-type="float" office:value="0.203055164378802">
            <text:p>0.20</text:p>
          </table:table-cell>
          <table:table-cell table:formula="of:=[.$E$2]*[.D150]/[.$D$2]" office:value-type="float" office:value="0.0280646962796749">
            <text:p>0.03</text:p>
          </table:table-cell>
          <table:table-cell table:formula="of:=[Inputs.$D$7]*[.$D$2]/[.D150]" office:value-type="float" office:value="30.1642172429319">
            <text:p>30.16</text:p>
          </table:table-cell>
          <table:table-cell table:formula="of:=[.F150]*[Inputs.$D$6]*([.D150]-[.E150])-[Inputs.$D$4]-[Inputs.$D$5]" office:value-type="float" office:value="3.02009698032889">
            <text:p>3.02</text:p>
          </table:table-cell>
          <table:table-cell table:formula="of:=SQRT([.G150]*g0/(0.5*[Inputs.$D$8]*[.D150]*PI()*(3/4/PI()*[.F150])^(2/3)))" office:value-type="float" office:value="7.88988119839068">
            <text:p>7.89</text:p>
          </table:table-cell>
          <table:table-cell table:formula="of:=([.A150]-[.A149])*1000/[.H150]/60+[.I149]" office:value-type="float" office:value="36.9246314549838">
            <text:p>36.92</text:p>
          </table:table-cell>
          <table:table-cell table:number-columns-repeated="1015"/>
        </table:table-row>
        <table:table-row table:style-name="ro5">
          <table:table-cell office:value-type="float" office:value="14.9">
            <text:p>14.90</text:p>
          </table:table-cell>
          <table:table-cell table:formula="of:=[.B150]" office:value-type="float" office:value="-56.5">
            <text:p>-56.50</text:p>
          </table:table-cell>
          <table:table-cell table:style-name="ce3" table:formula="of:=[.$C$111]*EXP(-([.A151]-[.$A$112])*1000*g0/ra/([.$B$112]+c_to_k))" office:value-type="float" office:value="12430.436247524">
            <text:p>12430.44</text:p>
          </table:table-cell>
          <table:table-cell table:formula="of:=[.C151]/(ra*([.B151]+c_to_k))" office:value-type="float" office:value="0.199878362935284">
            <text:p>0.20</text:p>
          </table:table-cell>
          <table:table-cell table:formula="of:=[.$E$2]*[.D151]/[.$D$2]" office:value-type="float" office:value="0.0276256236368987">
            <text:p>0.03</text:p>
          </table:table-cell>
          <table:table-cell table:formula="of:=[Inputs.$D$7]*[.$D$2]/[.D151]" office:value-type="float" office:value="30.6436374636737">
            <text:p>30.64</text:p>
          </table:table-cell>
          <table:table-cell table:formula="of:=[.F151]*[Inputs.$D$6]*([.D151]-[.E151])-[Inputs.$D$4]-[Inputs.$D$5]" office:value-type="float" office:value="3.02009698032889">
            <text:p>3.02</text:p>
          </table:table-cell>
          <table:table-cell table:formula="of:=SQRT([.G151]*g0/(0.5*[Inputs.$D$8]*[.D151]*PI()*(3/4/PI()*[.F151])^(2/3)))" office:value-type="float" office:value="7.91064398720931">
            <text:p>7.91</text:p>
          </table:table-cell>
          <table:table-cell table:formula="of:=([.A151]-[.A150])*1000/[.H151]/60+[.I150]" office:value-type="float" office:value="37.1353180526061">
            <text:p>37.14</text:p>
          </table:table-cell>
          <table:table-cell table:number-columns-repeated="1015"/>
        </table:table-row>
        <table:table-row table:style-name="ro5">
          <table:table-cell office:value-type="float" office:value="15">
            <text:p>15.00</text:p>
          </table:table-cell>
          <table:table-cell table:formula="of:=[.B151]" office:value-type="float" office:value="-56.5">
            <text:p>-56.50</text:p>
          </table:table-cell>
          <table:table-cell table:style-name="ce3" table:formula="of:=[.$C$111]*EXP(-([.A152]-[.$A$112])*1000*g0/ra/([.$B$112]+c_to_k))" office:value-type="float" office:value="12235.9618644887">
            <text:p>12235.96</text:p>
          </table:table-cell>
          <table:table-cell table:formula="of:=[.C152]/(ra*([.B152]+c_to_k))" office:value-type="float" office:value="0.196751262603493">
            <text:p>0.20</text:p>
          </table:table-cell>
          <table:table-cell table:formula="of:=[.$E$2]*[.D152]/[.$D$2]" office:value-type="float" office:value="0.0271934202929637">
            <text:p>0.03</text:p>
          </table:table-cell>
          <table:table-cell table:formula="of:=[Inputs.$D$7]*[.$D$2]/[.D152]" office:value-type="float" office:value="31.1306774328812">
            <text:p>31.13</text:p>
          </table:table-cell>
          <table:table-cell table:formula="of:=[.F152]*[Inputs.$D$6]*([.D152]-[.E152])-[Inputs.$D$4]-[Inputs.$D$5]" office:value-type="float" office:value="3.02009698032889">
            <text:p>3.02</text:p>
          </table:table-cell>
          <table:table-cell table:formula="of:=SQRT([.G152]*g0/(0.5*[Inputs.$D$8]*[.D152]*PI()*(3/4/PI()*[.F152])^(2/3)))" office:value-type="float" office:value="7.93146141479736">
            <text:p>7.93</text:p>
          </table:table-cell>
          <table:table-cell table:formula="of:=([.A152]-[.A151])*1000/[.H152]/60+[.I151]" office:value-type="float" office:value="37.3454516685318">
            <text:p>37.35</text:p>
          </table:table-cell>
          <table:table-cell table:number-columns-repeated="1015"/>
        </table:table-row>
        <table:table-row table:style-name="ro5">
          <table:table-cell office:value-type="float" office:value="15.1">
            <text:p>15.10</text:p>
          </table:table-cell>
          <table:table-cell table:formula="of:=[.B152]" office:value-type="float" office:value="-56.5">
            <text:p>-56.50</text:p>
          </table:table-cell>
          <table:table-cell table:style-name="ce3" table:formula="of:=[.$C$111]*EXP(-([.A153]-[.$A$112])*1000*g0/ra/([.$B$112]+c_to_k))" office:value-type="float" office:value="12044.5300364293">
            <text:p>12044.53</text:p>
          </table:table-cell>
          <table:table-cell table:formula="of:=[.C153]/(ra*([.B153]+c_to_k))" office:value-type="float" office:value="0.193673085808704">
            <text:p>0.19</text:p>
          </table:table-cell>
          <table:table-cell table:formula="of:=[.$E$2]*[.D153]/[.$D$2]" office:value-type="float" office:value="0.0267679787775747">
            <text:p>0.03</text:p>
          </table:table-cell>
          <table:table-cell table:formula="of:=[Inputs.$D$7]*[.$D$2]/[.D153]" office:value-type="float" office:value="31.6254582563488">
            <text:p>31.63</text:p>
          </table:table-cell>
          <table:table-cell table:formula="of:=[.F153]*[Inputs.$D$6]*([.D153]-[.E153])-[Inputs.$D$4]-[Inputs.$D$5]" office:value-type="float" office:value="3.02009698032889">
            <text:p>3.02</text:p>
          </table:table-cell>
          <table:table-cell table:formula="of:=SQRT([.G153]*g0/(0.5*[Inputs.$D$8]*[.D153]*PI()*(3/4/PI()*[.F153])^(2/3)))" office:value-type="float" office:value="7.95233362494068">
            <text:p>7.95</text:p>
          </table:table-cell>
          <table:table-cell table:formula="of:=([.A153]-[.A152])*1000/[.H153]/60+[.I152]" office:value-type="float" office:value="37.5550337541525">
            <text:p>37.56</text:p>
          </table:table-cell>
          <table:table-cell table:number-columns-repeated="1015"/>
        </table:table-row>
        <table:table-row table:style-name="ro5">
          <table:table-cell office:value-type="float" office:value="15.2">
            <text:p>15.20</text:p>
          </table:table-cell>
          <table:table-cell table:formula="of:=[.B153]" office:value-type="float" office:value="-56.5">
            <text:p>-56.50</text:p>
          </table:table-cell>
          <table:table-cell table:style-name="ce3" table:formula="of:=[.$C$111]*EXP(-([.A154]-[.$A$112])*1000*g0/ra/([.$B$112]+c_to_k))" office:value-type="float" office:value="11856.0931625223">
            <text:p>11856.09</text:p>
          </table:table-cell>
          <table:table-cell table:formula="of:=[.C154]/(ra*([.B154]+c_to_k))" office:value-type="float" office:value="0.190643067141364">
            <text:p>0.19</text:p>
          </table:table-cell>
          <table:table-cell table:formula="of:=[.$E$2]*[.D154]/[.$D$2]" office:value-type="float" office:value="0.0263491933018109">
            <text:p>0.03</text:p>
          </table:table-cell>
          <table:table-cell table:formula="of:=[Inputs.$D$7]*[.$D$2]/[.D154]" office:value-type="float" office:value="32.1281029646869">
            <text:p>32.13</text:p>
          </table:table-cell>
          <table:table-cell table:formula="of:=[.F154]*[Inputs.$D$6]*([.D154]-[.E154])-[Inputs.$D$4]-[Inputs.$D$5]" office:value-type="float" office:value="3.02009698032889">
            <text:p>3.02</text:p>
          </table:table-cell>
          <table:table-cell table:formula="of:=SQRT([.G154]*g0/(0.5*[Inputs.$D$8]*[.D154]*PI()*(3/4/PI()*[.F154])^(2/3)))" office:value-type="float" office:value="7.97326076180348">
            <text:p>7.97</text:p>
          </table:table-cell>
          <table:table-cell table:formula="of:=([.A154]-[.A153])*1000/[.H154]/60+[.I153]" office:value-type="float" office:value="37.7640657570504">
            <text:p>37.76</text:p>
          </table:table-cell>
          <table:table-cell table:number-columns-repeated="1015"/>
        </table:table-row>
        <table:table-row table:style-name="ro5">
          <table:table-cell office:value-type="float" office:value="15.3">
            <text:p>15.30</text:p>
          </table:table-cell>
          <table:table-cell table:formula="of:=[.B154]" office:value-type="float" office:value="-56.5">
            <text:p>-56.50</text:p>
          </table:table-cell>
          <table:table-cell table:style-name="ce3" table:formula="of:=[.$C$111]*EXP(-([.A155]-[.$A$112])*1000*g0/ra/([.$B$112]+c_to_k))" office:value-type="float" office:value="11670.6043866597">
            <text:p>11670.60</text:p>
          </table:table-cell>
          <table:table-cell table:formula="of:=[.C155]/(ra*([.B155]+c_to_k))" office:value-type="float" office:value="0.187660453166761">
            <text:p>0.19</text:p>
          </table:table-cell>
          <table:table-cell table:formula="of:=[.$E$2]*[.D155]/[.$D$2]" office:value-type="float" office:value="0.0259369597318212">
            <text:p>0.03</text:p>
          </table:table-cell>
          <table:table-cell table:formula="of:=[Inputs.$D$7]*[.$D$2]/[.D155]" office:value-type="float" office:value="32.6387365439141">
            <text:p>32.64</text:p>
          </table:table-cell>
          <table:table-cell table:formula="of:=[.F155]*[Inputs.$D$6]*([.D155]-[.E155])-[Inputs.$D$4]-[Inputs.$D$5]" office:value-type="float" office:value="3.02009698032889">
            <text:p>3.02</text:p>
          </table:table-cell>
          <table:table-cell table:formula="of:=SQRT([.G155]*g0/(0.5*[Inputs.$D$8]*[.D155]*PI()*(3/4/PI()*[.F155])^(2/3)))" office:value-type="float" office:value="7.99424296992938">
            <text:p>7.99</text:p>
          </table:table-cell>
          <table:table-cell table:formula="of:=([.A155]-[.A154])*1000/[.H155]/60+[.I154]" office:value-type="float" office:value="37.9725491210081">
            <text:p>37.97</text:p>
          </table:table-cell>
          <table:table-cell table:number-columns-repeated="1015"/>
        </table:table-row>
        <table:table-row table:style-name="ro5">
          <table:table-cell office:value-type="float" office:value="15.4">
            <text:p>15.40</text:p>
          </table:table-cell>
          <table:table-cell table:formula="of:=[.B155]" office:value-type="float" office:value="-56.5">
            <text:p>-56.50</text:p>
          </table:table-cell>
          <table:table-cell table:style-name="ce3" table:formula="of:=[.$C$111]*EXP(-([.A156]-[.$A$112])*1000*g0/ra/([.$B$112]+c_to_k))" office:value-type="float" office:value="11488.0175857986">
            <text:p>11488.02</text:p>
          </table:table-cell>
          <table:table-cell table:formula="of:=[.C156]/(ra*([.B156]+c_to_k))" office:value-type="float" office:value="0.184724502237686">
            <text:p>0.18</text:p>
          </table:table-cell>
          <table:table-cell table:formula="of:=[.$E$2]*[.D156]/[.$D$2]" office:value-type="float" office:value="0.0255311755629299">
            <text:p>0.03</text:p>
          </table:table-cell>
          <table:table-cell table:formula="of:=[Inputs.$D$7]*[.$D$2]/[.D156]" office:value-type="float" office:value="33.1574859665361">
            <text:p>33.16</text:p>
          </table:table-cell>
          <table:table-cell table:formula="of:=[.F156]*[Inputs.$D$6]*([.D156]-[.E156])-[Inputs.$D$4]-[Inputs.$D$5]" office:value-type="float" office:value="3.02009698032889">
            <text:p>3.02</text:p>
          </table:table-cell>
          <table:table-cell table:formula="of:=SQRT([.G156]*g0/(0.5*[Inputs.$D$8]*[.D156]*PI()*(3/4/PI()*[.F156])^(2/3)))" office:value-type="float" office:value="8.01528039424235">
            <text:p>8.02</text:p>
          </table:table-cell>
          <table:table-cell table:formula="of:=([.A156]-[.A155])*1000/[.H156]/60+[.I155]" office:value-type="float" office:value="38.1804852860191">
            <text:p>38.18</text:p>
          </table:table-cell>
          <table:table-cell table:number-columns-repeated="1015"/>
        </table:table-row>
        <table:table-row table:style-name="ro5">
          <table:table-cell office:value-type="float" office:value="15.5">
            <text:p>15.50</text:p>
          </table:table-cell>
          <table:table-cell table:formula="of:=[.B156]" office:value-type="float" office:value="-56.5">
            <text:p>-56.50</text:p>
          </table:table-cell>
          <table:table-cell table:style-name="ce3" table:formula="of:=[.$C$111]*EXP(-([.A157]-[.$A$112])*1000*g0/ra/([.$B$112]+c_to_k))" office:value-type="float" office:value="11308.2873584912">
            <text:p>11308.29</text:p>
          </table:table-cell>
          <table:table-cell table:formula="of:=[.C157]/(ra*([.B157]+c_to_k))" office:value-type="float" office:value="0.181834484310011">
            <text:p>0.18</text:p>
          </table:table-cell>
          <table:table-cell table:formula="of:=[.$E$2]*[.D157]/[.$D$2]" office:value-type="float" office:value="0.0251317398941492">
            <text:p>0.03</text:p>
          </table:table-cell>
          <table:table-cell table:formula="of:=[Inputs.$D$7]*[.$D$2]/[.D157]" office:value-type="float" office:value="33.6844802231182">
            <text:p>33.68</text:p>
          </table:table-cell>
          <table:table-cell table:formula="of:=[.F157]*[Inputs.$D$6]*([.D157]-[.E157])-[Inputs.$D$4]-[Inputs.$D$5]" office:value-type="float" office:value="3.02009698032889">
            <text:p>3.02</text:p>
          </table:table-cell>
          <table:table-cell table:formula="of:=SQRT([.G157]*g0/(0.5*[Inputs.$D$8]*[.D157]*PI()*(3/4/PI()*[.F157])^(2/3)))" office:value-type="float" office:value="8.03637318004776">
            <text:p>8.04</text:p>
          </table:table-cell>
          <table:table-cell table:formula="of:=([.A157]-[.A156])*1000/[.H157]/60+[.I156]" office:value-type="float" office:value="38.3878756882972">
            <text:p>38.39</text:p>
          </table:table-cell>
          <table:table-cell table:number-columns-repeated="1015"/>
        </table:table-row>
        <table:table-row table:style-name="ro5">
          <table:table-cell office:value-type="float" office:value="15.6">
            <text:p>15.60</text:p>
          </table:table-cell>
          <table:table-cell table:formula="of:=[.B157]" office:value-type="float" office:value="-56.5">
            <text:p>-56.50</text:p>
          </table:table-cell>
          <table:table-cell table:style-name="ce3" table:formula="of:=[.$C$111]*EXP(-([.A158]-[.$A$112])*1000*g0/ra/([.$B$112]+c_to_k))" office:value-type="float" office:value="11131.3690135968">
            <text:p>11131.37</text:p>
          </table:table-cell>
          <table:table-cell table:formula="of:=[.C158]/(ra*([.B158]+c_to_k))" office:value-type="float" office:value="0.178989680761159">
            <text:p>0.18</text:p>
          </table:table-cell>
          <table:table-cell table:formula="of:=[.$E$2]*[.D158]/[.$D$2]" office:value-type="float" office:value="0.0247385534030885">
            <text:p>0.02</text:p>
          </table:table-cell>
          <table:table-cell table:formula="of:=[Inputs.$D$7]*[.$D$2]/[.D158]" office:value-type="float" office:value="34.2198503543595">
            <text:p>34.22</text:p>
          </table:table-cell>
          <table:table-cell table:formula="of:=[.F158]*[Inputs.$D$6]*([.D158]-[.E158])-[Inputs.$D$4]-[Inputs.$D$5]" office:value-type="float" office:value="3.02009698032889">
            <text:p>3.02</text:p>
          </table:table-cell>
          <table:table-cell table:formula="of:=SQRT([.G158]*g0/(0.5*[Inputs.$D$8]*[.D158]*PI()*(3/4/PI()*[.F158])^(2/3)))" office:value-type="float" office:value="8.05752147303335">
            <text:p>8.06</text:p>
          </table:table-cell>
          <table:table-cell table:formula="of:=([.A158]-[.A157])*1000/[.H158]/60+[.I157]" office:value-type="float" office:value="38.5947217602865">
            <text:p>38.59</text:p>
          </table:table-cell>
          <table:table-cell table:number-columns-repeated="1015"/>
        </table:table-row>
        <table:table-row table:style-name="ro5">
          <table:table-cell office:value-type="float" office:value="15.7">
            <text:p>15.70</text:p>
          </table:table-cell>
          <table:table-cell table:formula="of:=[.B158]" office:value-type="float" office:value="-56.5">
            <text:p>-56.50</text:p>
          </table:table-cell>
          <table:table-cell table:style-name="ce3" table:formula="of:=[.$C$111]*EXP(-([.A159]-[.$A$112])*1000*g0/ra/([.$B$112]+c_to_k))" office:value-type="float" office:value="10957.2185591677">
            <text:p>10957.22</text:p>
          </table:table-cell>
          <table:table-cell table:formula="of:=[.C159]/(ra*([.B159]+c_to_k))" office:value-type="float" office:value="0.176189384211419">
            <text:p>0.18</text:p>
          </table:table-cell>
          <table:table-cell table:formula="of:=[.$E$2]*[.D159]/[.$D$2]" office:value-type="float" office:value="0.0243515183212579">
            <text:p>0.02</text:p>
          </table:table-cell>
          <table:table-cell table:formula="of:=[Inputs.$D$7]*[.$D$2]/[.D159]" office:value-type="float" office:value="34.7637294836772">
            <text:p>34.76</text:p>
          </table:table-cell>
          <table:table-cell table:formula="of:=[.F159]*[Inputs.$D$6]*([.D159]-[.E159])-[Inputs.$D$4]-[Inputs.$D$5]" office:value-type="float" office:value="3.02009698032889">
            <text:p>3.02</text:p>
          </table:table-cell>
          <table:table-cell table:formula="of:=SQRT([.G159]*g0/(0.5*[Inputs.$D$8]*[.D159]*PI()*(3/4/PI()*[.F159])^(2/3)))" office:value-type="float" office:value="8.07872541927025">
            <text:p>8.08</text:p>
          </table:table-cell>
          <table:table-cell table:formula="of:=([.A159]-[.A158])*1000/[.H159]/60+[.I158]" office:value-type="float" office:value="38.8010249306717">
            <text:p>38.80</text:p>
          </table:table-cell>
          <table:table-cell table:number-columns-repeated="1015"/>
        </table:table-row>
        <table:table-row table:style-name="ro5">
          <table:table-cell office:value-type="float" office:value="15.8">
            <text:p>15.80</text:p>
          </table:table-cell>
          <table:table-cell table:formula="of:=[.B159]" office:value-type="float" office:value="-56.5">
            <text:p>-56.50</text:p>
          </table:table-cell>
          <table:table-cell table:style-name="ce3" table:formula="of:=[.$C$111]*EXP(-([.A160]-[.$A$112])*1000*g0/ra/([.$B$112]+c_to_k))" office:value-type="float" office:value="10785.7926915115">
            <text:p>10785.79</text:p>
          </table:table-cell>
          <table:table-cell table:formula="of:=[.C160]/(ra*([.B160]+c_to_k))" office:value-type="float" office:value="0.173432898348044">
            <text:p>0.17</text:p>
          </table:table-cell>
          <table:table-cell table:formula="of:=[.$E$2]*[.D160]/[.$D$2]" office:value-type="float" office:value="0.023970538409757">
            <text:p>0.02</text:p>
          </table:table-cell>
          <table:table-cell table:formula="of:=[Inputs.$D$7]*[.$D$2]/[.D160]" office:value-type="float" office:value="35.3162528503089">
            <text:p>35.32</text:p>
          </table:table-cell>
          <table:table-cell table:formula="of:=[.F160]*[Inputs.$D$6]*([.D160]-[.E160])-[Inputs.$D$4]-[Inputs.$D$5]" office:value-type="float" office:value="3.02009698032889">
            <text:p>3.02</text:p>
          </table:table-cell>
          <table:table-cell table:formula="of:=SQRT([.G160]*g0/(0.5*[Inputs.$D$8]*[.D160]*PI()*(3/4/PI()*[.F160])^(2/3)))" office:value-type="float" office:value="8.09998516521399">
            <text:p>8.10</text:p>
          </table:table-cell>
          <table:table-cell table:formula="of:=([.A160]-[.A159])*1000/[.H160]/60+[.I159]" office:value-type="float" office:value="39.0067866243874">
            <text:p>39.01</text:p>
          </table:table-cell>
          <table:table-cell table:number-columns-repeated="1015"/>
        </table:table-row>
        <table:table-row table:style-name="ro5">
          <table:table-cell office:value-type="float" office:value="15.9">
            <text:p>15.90</text:p>
          </table:table-cell>
          <table:table-cell table:formula="of:=[.B160]" office:value-type="float" office:value="-56.5">
            <text:p>-56.50</text:p>
          </table:table-cell>
          <table:table-cell table:style-name="ce3" table:formula="of:=[.$C$111]*EXP(-([.A161]-[.$A$112])*1000*g0/ra/([.$B$112]+c_to_k))" office:value-type="float" office:value="10617.0487844225">
            <text:p>10617.05</text:p>
          </table:table-cell>
          <table:table-cell table:formula="of:=[.C161]/(ra*([.B161]+c_to_k))" office:value-type="float" office:value="0.170719537752114">
            <text:p>0.17</text:p>
          </table:table-cell>
          <table:table-cell table:formula="of:=[.$E$2]*[.D161]/[.$D$2]" office:value-type="float" office:value="0.0235955189353448">
            <text:p>0.02</text:p>
          </table:table-cell>
          <table:table-cell table:formula="of:=[Inputs.$D$7]*[.$D$2]/[.D161]" office:value-type="float" office:value="35.87755784294">
            <text:p>35.88</text:p>
          </table:table-cell>
          <table:table-cell table:formula="of:=[.F161]*[Inputs.$D$6]*([.D161]-[.E161])-[Inputs.$D$4]-[Inputs.$D$5]" office:value-type="float" office:value="3.02009698032889">
            <text:p>3.02</text:p>
          </table:table-cell>
          <table:table-cell table:formula="of:=SQRT([.G161]*g0/(0.5*[Inputs.$D$8]*[.D161]*PI()*(3/4/PI()*[.F161])^(2/3)))" office:value-type="float" office:value="8.1213008577055">
            <text:p>8.12</text:p>
          </table:table-cell>
          <table:table-cell table:formula="of:=([.A161]-[.A160])*1000/[.H161]/60+[.I160]" office:value-type="float" office:value="39.2120082626284">
            <text:p>39.21</text:p>
          </table:table-cell>
          <table:table-cell table:number-columns-repeated="1015"/>
        </table:table-row>
        <table:table-row table:style-name="ro5">
          <table:table-cell office:value-type="float" office:value="16">
            <text:p>16.00</text:p>
          </table:table-cell>
          <table:table-cell table:formula="of:=[.B161]" office:value-type="float" office:value="-56.5">
            <text:p>-56.50</text:p>
          </table:table-cell>
          <table:table-cell table:style-name="ce3" table:formula="of:=[.$C$111]*EXP(-([.A162]-[.$A$112])*1000*g0/ra/([.$B$112]+c_to_k))" office:value-type="float" office:value="10450.9448785828">
            <text:p>10450.94</text:p>
          </table:table-cell>
          <table:table-cell table:formula="of:=[.C162]/(ra*([.B162]+c_to_k))" office:value-type="float" office:value="0.168048627728097">
            <text:p>0.17</text:p>
          </table:table-cell>
          <table:table-cell table:formula="of:=[.$E$2]*[.D162]/[.$D$2]" office:value-type="float" office:value="0.0232263666468833">
            <text:p>0.02</text:p>
          </table:table-cell>
          <table:table-cell table:formula="of:=[Inputs.$D$7]*[.$D$2]/[.D162]" office:value-type="float" office:value="36.4477840338672">
            <text:p>36.45</text:p>
          </table:table-cell>
          <table:table-cell table:formula="of:=[.F162]*[Inputs.$D$6]*([.D162]-[.E162])-[Inputs.$D$4]-[Inputs.$D$5]" office:value-type="float" office:value="3.02009698032889">
            <text:p>3.02</text:p>
          </table:table-cell>
          <table:table-cell table:formula="of:=SQRT([.G162]*g0/(0.5*[Inputs.$D$8]*[.D162]*PI()*(3/4/PI()*[.F162])^(2/3)))" office:value-type="float" office:value="8.14267264397213">
            <text:p>8.14</text:p>
          </table:table-cell>
          <table:table-cell table:formula="of:=([.A162]-[.A161])*1000/[.H162]/60+[.I161]" office:value-type="float" office:value="39.4166912628594">
            <text:p>39.42</text:p>
          </table:table-cell>
          <table:table-cell table:number-columns-repeated="1015"/>
        </table:table-row>
        <table:table-row table:style-name="ro5">
          <table:table-cell office:value-type="float" office:value="16.1">
            <text:p>16.10</text:p>
          </table:table-cell>
          <table:table-cell table:formula="of:=[.B162]" office:value-type="float" office:value="-56.5">
            <text:p>-56.50</text:p>
          </table:table-cell>
          <table:table-cell table:style-name="ce3" table:formula="of:=[.$C$111]*EXP(-([.A163]-[.$A$112])*1000*g0/ra/([.$B$112]+c_to_k))" office:value-type="float" office:value="10287.4396711285">
            <text:p>10287.44</text:p>
          </table:table-cell>
          <table:table-cell table:formula="of:=[.C163]/(ra*([.B163]+c_to_k))" office:value-type="float" office:value="0.165419504136087">
            <text:p>0.17</text:p>
          </table:table-cell>
          <table:table-cell table:formula="of:=[.$E$2]*[.D163]/[.$D$2]" office:value-type="float" office:value="0.0228629897521501">
            <text:p>0.02</text:p>
          </table:table-cell>
          <table:table-cell table:formula="of:=[Inputs.$D$7]*[.$D$2]/[.D163]" office:value-type="float" office:value="37.0270732137036">
            <text:p>37.03</text:p>
          </table:table-cell>
          <table:table-cell table:formula="of:=[.F163]*[Inputs.$D$6]*([.D163]-[.E163])-[Inputs.$D$4]-[Inputs.$D$5]" office:value-type="float" office:value="3.02009698032889">
            <text:p>3.02</text:p>
          </table:table-cell>
          <table:table-cell table:formula="of:=SQRT([.G163]*g0/(0.5*[Inputs.$D$8]*[.D163]*PI()*(3/4/PI()*[.F163])^(2/3)))" office:value-type="float" office:value="8.16410067162869">
            <text:p>8.16</text:p>
          </table:table-cell>
          <table:table-cell table:formula="of:=([.A163]-[.A162])*1000/[.H163]/60+[.I162]" office:value-type="float" office:value="39.6208370388245">
            <text:p>39.62</text:p>
          </table:table-cell>
          <table:table-cell table:number-columns-repeated="1015"/>
        </table:table-row>
        <table:table-row table:style-name="ro5">
          <table:table-cell office:value-type="float" office:value="16.2">
            <text:p>16.20</text:p>
          </table:table-cell>
          <table:table-cell table:formula="of:=[.B163]" office:value-type="float" office:value="-56.5">
            <text:p>-56.50</text:p>
          </table:table-cell>
          <table:table-cell table:style-name="ce3" table:formula="of:=[.$C$111]*EXP(-([.A164]-[.$A$112])*1000*g0/ra/([.$B$112]+c_to_k))" office:value-type="float" office:value="10126.4925053801">
            <text:p>10126.49</text:p>
          </table:table-cell>
          <table:table-cell table:formula="of:=[.C164]/(ra*([.B164]+c_to_k))" office:value-type="float" office:value="0.162831513226655">
            <text:p>0.16</text:p>
          </table:table-cell>
          <table:table-cell table:formula="of:=[.$E$2]*[.D164]/[.$D$2]" office:value-type="float" office:value="0.0225052978950138">
            <text:p>0.02</text:p>
          </table:table-cell>
          <table:table-cell table:formula="of:=[Inputs.$D$7]*[.$D$2]/[.D164]" office:value-type="float" office:value="37.615569426636">
            <text:p>37.62</text:p>
          </table:table-cell>
          <table:table-cell table:formula="of:=[.F164]*[Inputs.$D$6]*([.D164]-[.E164])-[Inputs.$D$4]-[Inputs.$D$5]" office:value-type="float" office:value="3.02009698032889">
            <text:p>3.02</text:p>
          </table:table-cell>
          <table:table-cell table:formula="of:=SQRT([.G164]*g0/(0.5*[Inputs.$D$8]*[.D164]*PI()*(3/4/PI()*[.F164])^(2/3)))" office:value-type="float" office:value="8.18558508867843">
            <text:p>8.19</text:p>
          </table:table-cell>
          <table:table-cell table:formula="of:=([.A164]-[.A163])*1000/[.H164]/60+[.I163]" office:value-type="float" office:value="39.8244470005573">
            <text:p>39.82</text:p>
          </table:table-cell>
          <table:table-cell table:number-columns-repeated="1015"/>
        </table:table-row>
        <table:table-row table:style-name="ro5">
          <table:table-cell office:value-type="float" office:value="16.3">
            <text:p>16.30</text:p>
          </table:table-cell>
          <table:table-cell table:formula="of:=[.B164]" office:value-type="float" office:value="-56.5">
            <text:p>-56.50</text:p>
          </table:table-cell>
          <table:table-cell table:style-name="ce3" table:formula="of:=[.$C$111]*EXP(-([.A165]-[.$A$112])*1000*g0/ra/([.$B$112]+c_to_k))" office:value-type="float" office:value="9968.06336073224">
            <text:p>9968.06</text:p>
          </table:table-cell>
          <table:table-cell table:formula="of:=[.C165]/(ra*([.B165]+c_to_k))" office:value-type="float" office:value="0.160284011478294">
            <text:p>0.16</text:p>
          </table:table-cell>
          <table:table-cell table:formula="of:=[.$E$2]*[.D165]/[.$D$2]" office:value-type="float" office:value="0.0221532021329661">
            <text:p>0.02</text:p>
          </table:table-cell>
          <table:table-cell table:formula="of:=[Inputs.$D$7]*[.$D$2]/[.D165]" office:value-type="float" office:value="38.2134190062425">
            <text:p>38.21</text:p>
          </table:table-cell>
          <table:table-cell table:formula="of:=[.F165]*[Inputs.$D$6]*([.D165]-[.E165])-[Inputs.$D$4]-[Inputs.$D$5]" office:value-type="float" office:value="3.02009698032889">
            <text:p>3.02</text:p>
          </table:table-cell>
          <table:table-cell table:formula="of:=SQRT([.G165]*g0/(0.5*[Inputs.$D$8]*[.D165]*PI()*(3/4/PI()*[.F165])^(2/3)))" office:value-type="float" office:value="8.20712604351408">
            <text:p>8.21</text:p>
          </table:table-cell>
          <table:table-cell table:formula="of:=([.A165]-[.A164])*1000/[.H165]/60+[.I164]" office:value-type="float" office:value="40.0275225543906">
            <text:p>40.03</text:p>
          </table:table-cell>
          <table:table-cell table:number-columns-repeated="1015"/>
        </table:table-row>
        <table:table-row table:style-name="ro5">
          <table:table-cell office:value-type="float" office:value="16.4">
            <text:p>16.40</text:p>
          </table:table-cell>
          <table:table-cell table:formula="of:=[.B165]" office:value-type="float" office:value="-56.5">
            <text:p>-56.50</text:p>
          </table:table-cell>
          <table:table-cell table:style-name="ce3" table:formula="of:=[.$C$111]*EXP(-([.A166]-[.$A$112])*1000*g0/ra/([.$B$112]+c_to_k))" office:value-type="float" office:value="9812.11284270267">
            <text:p>9812.11</text:p>
          </table:table-cell>
          <table:table-cell table:formula="of:=[.C166]/(ra*([.B166]+c_to_k))" office:value-type="float" office:value="0.157776365437402">
            <text:p>0.16</text:p>
          </table:table-cell>
          <table:table-cell table:formula="of:=[.$E$2]*[.D166]/[.$D$2]" office:value-type="float" office:value="0.0218066149150056">
            <text:p>0.02</text:p>
          </table:table-cell>
          <table:table-cell table:formula="of:=[Inputs.$D$7]*[.$D$2]/[.D166]" office:value-type="float" office:value="38.8207706118793">
            <text:p>38.82</text:p>
          </table:table-cell>
          <table:table-cell table:formula="of:=[.F166]*[Inputs.$D$6]*([.D166]-[.E166])-[Inputs.$D$4]-[Inputs.$D$5]" office:value-type="float" office:value="3.02009698032889">
            <text:p>3.02</text:p>
          </table:table-cell>
          <table:table-cell table:formula="of:=SQRT([.G166]*g0/(0.5*[Inputs.$D$8]*[.D166]*PI()*(3/4/PI()*[.F166])^(2/3)))" office:value-type="float" office:value="8.22872368491889">
            <text:p>8.23</text:p>
          </table:table-cell>
          <table:table-cell table:formula="of:=([.A166]-[.A165])*1000/[.H166]/60+[.I165]" office:value-type="float" office:value="40.2300651029661">
            <text:p>40.23</text:p>
          </table:table-cell>
          <table:table-cell table:number-columns-repeated="1015"/>
        </table:table-row>
        <table:table-row table:style-name="ro5">
          <table:table-cell office:value-type="float" office:value="16.5">
            <text:p>16.50</text:p>
          </table:table-cell>
          <table:table-cell table:formula="of:=[.B166]" office:value-type="float" office:value="-56.5">
            <text:p>-56.50</text:p>
          </table:table-cell>
          <table:table-cell table:style-name="ce3" table:formula="of:=[.$C$111]*EXP(-([.A167]-[.$A$112])*1000*g0/ra/([.$B$112]+c_to_k))" office:value-type="float" office:value="9658.60217313649">
            <text:p>9658.60</text:p>
          </table:table-cell>
          <table:table-cell table:formula="of:=[.C167]/(ra*([.B167]+c_to_k))" office:value-type="float" office:value="0.15530795156077">
            <text:p>0.16</text:p>
          </table:table-cell>
          <table:table-cell table:formula="of:=[.$E$2]*[.D167]/[.$D$2]" office:value-type="float" office:value="0.021465450059868">
            <text:p>0.02</text:p>
          </table:table-cell>
          <table:table-cell table:formula="of:=[Inputs.$D$7]*[.$D$2]/[.D167]" office:value-type="float" office:value="39.4377752656458">
            <text:p>39.44</text:p>
          </table:table-cell>
          <table:table-cell table:formula="of:=[.F167]*[Inputs.$D$6]*([.D167]-[.E167])-[Inputs.$D$4]-[Inputs.$D$5]" office:value-type="float" office:value="3.02009698032889">
            <text:p>3.02</text:p>
          </table:table-cell>
          <table:table-cell table:formula="of:=SQRT([.G167]*g0/(0.5*[Inputs.$D$8]*[.D167]*PI()*(3/4/PI()*[.F167])^(2/3)))" office:value-type="float" office:value="8.25037816206764">
            <text:p>8.25</text:p>
          </table:table-cell>
          <table:table-cell table:formula="of:=([.A167]-[.A166])*1000/[.H167]/60+[.I166]" office:value-type="float" office:value="40.4320760452438">
            <text:p>40.43</text:p>
          </table:table-cell>
          <table:table-cell table:number-columns-repeated="1015"/>
        </table:table-row>
        <table:table-row table:style-name="ro5">
          <table:table-cell office:value-type="float" office:value="16.6">
            <text:p>16.60</text:p>
          </table:table-cell>
          <table:table-cell table:formula="of:=[.B167]" office:value-type="float" office:value="-56.5">
            <text:p>-56.50</text:p>
          </table:table-cell>
          <table:table-cell table:style-name="ce3" table:formula="of:=[.$C$111]*EXP(-([.A168]-[.$A$112])*1000*g0/ra/([.$B$112]+c_to_k))" office:value-type="float" office:value="9507.49318056367">
            <text:p>9507.49</text:p>
          </table:table-cell>
          <table:table-cell table:formula="of:=[.C168]/(ra*([.B168]+c_to_k))" office:value-type="float" office:value="0.15287815606053">
            <text:p>0.15</text:p>
          </table:table-cell>
          <table:table-cell table:formula="of:=[.$E$2]*[.D168]/[.$D$2]" office:value-type="float" office:value="0.0211296227345962">
            <text:p>0.02</text:p>
          </table:table-cell>
          <table:table-cell table:formula="of:=[Inputs.$D$7]*[.$D$2]/[.D168]" office:value-type="float" office:value="40.0645863899375">
            <text:p>40.06</text:p>
          </table:table-cell>
          <table:table-cell table:formula="of:=[.F168]*[Inputs.$D$6]*([.D168]-[.E168])-[Inputs.$D$4]-[Inputs.$D$5]" office:value-type="float" office:value="3.02009698032889">
            <text:p>3.02</text:p>
          </table:table-cell>
          <table:table-cell table:formula="of:=SQRT([.G168]*g0/(0.5*[Inputs.$D$8]*[.D168]*PI()*(3/4/PI()*[.F168])^(2/3)))" office:value-type="float" office:value="8.27208962452766">
            <text:p>8.27</text:p>
          </table:table-cell>
          <table:table-cell table:formula="of:=([.A168]-[.A167])*1000/[.H168]/60+[.I167]" office:value-type="float" office:value="40.6335567765121">
            <text:p>40.63</text:p>
          </table:table-cell>
          <table:table-cell table:number-columns-repeated="1015"/>
        </table:table-row>
        <table:table-row table:style-name="ro5">
          <table:table-cell office:value-type="float" office:value="16.7">
            <text:p>16.70</text:p>
          </table:table-cell>
          <table:table-cell table:formula="of:=[.B168]" office:value-type="float" office:value="-56.5">
            <text:p>-56.50</text:p>
          </table:table-cell>
          <table:table-cell table:style-name="ce3" table:formula="of:=[.$C$111]*EXP(-([.A169]-[.$A$112])*1000*g0/ra/([.$B$112]+c_to_k))" office:value-type="float" office:value="9358.7482907075">
            <text:p>9358.75</text:p>
          </table:table-cell>
          <table:table-cell table:formula="of:=[.C169]/(ra*([.B169]+c_to_k))" office:value-type="float" office:value="0.150486374751538">
            <text:p>0.15</text:p>
          </table:table-cell>
          <table:table-cell table:formula="of:=[.$E$2]*[.D169]/[.$D$2]" office:value-type="float" office:value="0.0207990494334462">
            <text:p>0.02</text:p>
          </table:table-cell>
          <table:table-cell table:formula="of:=[Inputs.$D$7]*[.$D$2]/[.D169]" office:value-type="float" office:value="40.7013598455952">
            <text:p>40.70</text:p>
          </table:table-cell>
          <table:table-cell table:formula="of:=[.F169]*[Inputs.$D$6]*([.D169]-[.E169])-[Inputs.$D$4]-[Inputs.$D$5]" office:value-type="float" office:value="3.02009698032889">
            <text:p>3.02</text:p>
          </table:table-cell>
          <table:table-cell table:formula="of:=SQRT([.G169]*g0/(0.5*[Inputs.$D$8]*[.D169]*PI()*(3/4/PI()*[.F169])^(2/3)))" office:value-type="float" office:value="8.29385822225989">
            <text:p>8.29</text:p>
          </table:table-cell>
          <table:table-cell table:formula="of:=([.A169]-[.A168])*1000/[.H169]/60+[.I168]" office:value-type="float" office:value="40.8345086883971">
            <text:p>40.83</text:p>
          </table:table-cell>
          <table:table-cell table:number-columns-repeated="1015"/>
        </table:table-row>
        <table:table-row table:style-name="ro5">
          <table:table-cell office:value-type="float" office:value="16.8">
            <text:p>16.80</text:p>
          </table:table-cell>
          <table:table-cell table:formula="of:=[.B169]" office:value-type="float" office:value="-56.5">
            <text:p>-56.50</text:p>
          </table:table-cell>
          <table:table-cell table:style-name="ce3" table:formula="of:=[.$C$111]*EXP(-([.A170]-[.$A$112])*1000*g0/ra/([.$B$112]+c_to_k))" office:value-type="float" office:value="9212.3305171414">
            <text:p>9212.33</text:p>
          </table:table-cell>
          <table:table-cell table:formula="of:=[.C170]/(ra*([.B170]+c_to_k))" office:value-type="float" office:value="0.148132012901136">
            <text:p>0.15</text:p>
          </table:table-cell>
          <table:table-cell table:formula="of:=[.$E$2]*[.D170]/[.$D$2]" office:value-type="float" office:value="0.0204736479571227">
            <text:p>0.02</text:p>
          </table:table-cell>
          <table:table-cell table:formula="of:=[Inputs.$D$7]*[.$D$2]/[.D170]" office:value-type="float" office:value="41.3482539706612">
            <text:p>41.35</text:p>
          </table:table-cell>
          <table:table-cell table:formula="of:=[.F170]*[Inputs.$D$6]*([.D170]-[.E170])-[Inputs.$D$4]-[Inputs.$D$5]" office:value-type="float" office:value="3.02009698032889">
            <text:p>3.02</text:p>
          </table:table-cell>
          <table:table-cell table:formula="of:=SQRT([.G170]*g0/(0.5*[Inputs.$D$8]*[.D170]*PI()*(3/4/PI()*[.F170])^(2/3)))" office:value-type="float" office:value="8.31568410561992">
            <text:p>8.32</text:p>
          </table:table-cell>
          <table:table-cell table:formula="of:=([.A170]-[.A169])*1000/[.H170]/60+[.I169]" office:value-type="float" office:value="41.0349331688726">
            <text:p>41.03</text:p>
          </table:table-cell>
          <table:table-cell table:number-columns-repeated="1015"/>
        </table:table-row>
        <table:table-row table:style-name="ro5">
          <table:table-cell office:value-type="float" office:value="16.9">
            <text:p>16.90</text:p>
          </table:table-cell>
          <table:table-cell table:formula="of:=[.B170]" office:value-type="float" office:value="-56.5">
            <text:p>-56.50</text:p>
          </table:table-cell>
          <table:table-cell table:style-name="ce3" table:formula="of:=[.$C$111]*EXP(-([.A171]-[.$A$112])*1000*g0/ra/([.$B$112]+c_to_k))" office:value-type="float" office:value="9068.20345209209">
            <text:p>9068.20</text:p>
          </table:table-cell>
          <table:table-cell table:formula="of:=[.C171]/(ra*([.B171]+c_to_k))" office:value-type="float" office:value="0.145814485081269">
            <text:p>0.15</text:p>
          </table:table-cell>
          <table:table-cell table:formula="of:=[.$E$2]*[.D171]/[.$D$2]" office:value-type="float" office:value="0.0201533373923398">
            <text:p>0.02</text:p>
          </table:table-cell>
          <table:table-cell table:formula="of:=[Inputs.$D$7]*[.$D$2]/[.D171]" office:value-type="float" office:value="42.0054296197507">
            <text:p>42.01</text:p>
          </table:table-cell>
          <table:table-cell table:formula="of:=[.F171]*[Inputs.$D$6]*([.D171]-[.E171])-[Inputs.$D$4]-[Inputs.$D$5]" office:value-type="float" office:value="3.02009698032889">
            <text:p>3.02</text:p>
          </table:table-cell>
          <table:table-cell table:formula="of:=SQRT([.G171]*g0/(0.5*[Inputs.$D$8]*[.D171]*PI()*(3/4/PI()*[.F171])^(2/3)))" office:value-type="float" office:value="8.33756742535896">
            <text:p>8.34</text:p>
          </table:table-cell>
          <table:table-cell table:formula="of:=([.A171]-[.A170])*1000/[.H171]/60+[.I170]" office:value-type="float" office:value="41.234831602269">
            <text:p>41.23</text:p>
          </table:table-cell>
          <table:table-cell table:number-columns-repeated="1015"/>
        </table:table-row>
        <table:table-row table:style-name="ro5">
          <table:table-cell office:value-type="float" office:value="17">
            <text:p>17.00</text:p>
          </table:table-cell>
          <table:table-cell table:formula="of:=[.B171]" office:value-type="float" office:value="-56.5">
            <text:p>-56.50</text:p>
          </table:table-cell>
          <table:table-cell table:style-name="ce3" table:formula="of:=[.$C$111]*EXP(-([.A172]-[.$A$112])*1000*g0/ra/([.$B$112]+c_to_k))" office:value-type="float" office:value="8926.33125738652">
            <text:p>8926.33</text:p>
          </table:table-cell>
          <table:table-cell table:formula="of:=[.C172]/(ra*([.B172]+c_to_k))" office:value-type="float" office:value="0.143533215022912">
            <text:p>0.14</text:p>
          </table:table-cell>
          <table:table-cell table:formula="of:=[.$E$2]*[.D172]/[.$D$2]" office:value-type="float" office:value="0.0198380380917012">
            <text:p>0.02</text:p>
          </table:table-cell>
          <table:table-cell table:formula="of:=[Inputs.$D$7]*[.$D$2]/[.D172]" office:value-type="float" office:value="42.67305020405">
            <text:p>42.67</text:p>
          </table:table-cell>
          <table:table-cell table:formula="of:=[.F172]*[Inputs.$D$6]*([.D172]-[.E172])-[Inputs.$D$4]-[Inputs.$D$5]" office:value-type="float" office:value="3.02009698032889">
            <text:p>3.02</text:p>
          </table:table-cell>
          <table:table-cell table:formula="of:=SQRT([.G172]*g0/(0.5*[Inputs.$D$8]*[.D172]*PI()*(3/4/PI()*[.F172])^(2/3)))" office:value-type="float" office:value="8.35950833262499">
            <text:p>8.36</text:p>
          </table:table-cell>
          <table:table-cell table:formula="of:=([.A172]-[.A171])*1000/[.H172]/60+[.I171]" office:value-type="float" office:value="41.4342053692838">
            <text:p>41.43</text:p>
          </table:table-cell>
          <table:table-cell table:number-columns-repeated="1015"/>
        </table:table-row>
        <table:table-row table:style-name="ro5">
          <table:table-cell office:value-type="float" office:value="17.1">
            <text:p>17.10</text:p>
          </table:table-cell>
          <table:table-cell table:formula="of:=[.B172]" office:value-type="float" office:value="-56.5">
            <text:p>-56.50</text:p>
          </table:table-cell>
          <table:table-cell table:style-name="ce3" table:formula="of:=[.$C$111]*EXP(-([.A173]-[.$A$112])*1000*g0/ra/([.$B$112]+c_to_k))" office:value-type="float" office:value="8786.67865554042">
            <text:p>8786.68</text:p>
          </table:table-cell>
          <table:table-cell table:formula="of:=[.C173]/(ra*([.B173]+c_to_k))" office:value-type="float" office:value="0.141287635472781">
            <text:p>0.14</text:p>
          </table:table-cell>
          <table:table-cell table:formula="of:=[.$E$2]*[.D173]/[.$D$2]" office:value-type="float" office:value="0.0195276716538955">
            <text:p>0.02</text:p>
          </table:table-cell>
          <table:table-cell table:formula="of:=[Inputs.$D$7]*[.$D$2]/[.D173]" office:value-type="float" office:value="43.351281731949">
            <text:p>43.35</text:p>
          </table:table-cell>
          <table:table-cell table:formula="of:=[.F173]*[Inputs.$D$6]*([.D173]-[.E173])-[Inputs.$D$4]-[Inputs.$D$5]" office:value-type="float" office:value="3.02009698032889">
            <text:p>3.02</text:p>
          </table:table-cell>
          <table:table-cell table:formula="of:=SQRT([.G173]*g0/(0.5*[Inputs.$D$8]*[.D173]*PI()*(3/4/PI()*[.F173])^(2/3)))" office:value-type="float" office:value="8.38150697896371">
            <text:p>8.38</text:p>
          </table:table-cell>
          <table:table-cell table:formula="of:=([.A173]-[.A172])*1000/[.H173]/60+[.I172]" office:value-type="float" office:value="41.6330558469902">
            <text:p>41.63</text:p>
          </table:table-cell>
          <table:table-cell table:number-columns-repeated="1015"/>
        </table:table-row>
        <table:table-row table:style-name="ro5">
          <table:table-cell office:value-type="float" office:value="17.2">
            <text:p>17.20</text:p>
          </table:table-cell>
          <table:table-cell table:formula="of:=[.B173]" office:value-type="float" office:value="-56.5">
            <text:p>-56.50</text:p>
          </table:table-cell>
          <table:table-cell table:style-name="ce3" table:formula="of:=[.$C$111]*EXP(-([.A174]-[.$A$112])*1000*g0/ra/([.$B$112]+c_to_k))" office:value-type="float" office:value="8649.21092098639">
            <text:p>8649.21</text:p>
          </table:table-cell>
          <table:table-cell table:formula="of:=[.C174]/(ra*([.B174]+c_to_k))" office:value-type="float" office:value="0.139077188052277">
            <text:p>0.14</text:p>
          </table:table-cell>
          <table:table-cell table:formula="of:=[.$E$2]*[.D174]/[.$D$2]" office:value-type="float" office:value="0.0192221609042014">
            <text:p>0.02</text:p>
          </table:table-cell>
          <table:table-cell table:formula="of:=[Inputs.$D$7]*[.$D$2]/[.D174]" office:value-type="float" office:value="44.040292850321">
            <text:p>44.04</text:p>
          </table:table-cell>
          <table:table-cell table:formula="of:=[.F174]*[Inputs.$D$6]*([.D174]-[.E174])-[Inputs.$D$4]-[Inputs.$D$5]" office:value-type="float" office:value="3.02009698032889">
            <text:p>3.02</text:p>
          </table:table-cell>
          <table:table-cell table:formula="of:=SQRT([.G174]*g0/(0.5*[Inputs.$D$8]*[.D174]*PI()*(3/4/PI()*[.F174])^(2/3)))" office:value-type="float" office:value="8.40356351631963">
            <text:p>8.40</text:p>
          </table:table-cell>
          <table:table-cell table:formula="of:=([.A174]-[.A173])*1000/[.H174]/60+[.I173]" office:value-type="float" office:value="41.8313844088473">
            <text:p>41.83</text:p>
          </table:table-cell>
          <table:table-cell table:number-columns-repeated="1015"/>
        </table:table-row>
        <table:table-row table:style-name="ro5">
          <table:table-cell office:value-type="float" office:value="17.3">
            <text:p>17.30</text:p>
          </table:table-cell>
          <table:table-cell table:formula="of:=[.B174]" office:value-type="float" office:value="-56.5">
            <text:p>-56.50</text:p>
          </table:table-cell>
          <table:table-cell table:style-name="ce3" table:formula="of:=[.$C$111]*EXP(-([.A175]-[.$A$112])*1000*g0/ra/([.$B$112]+c_to_k))" office:value-type="float" office:value="8513.89387143908">
            <text:p>8513.89</text:p>
          </table:table-cell>
          <table:table-cell table:formula="of:=[.C175]/(ra*([.B175]+c_to_k))" office:value-type="float" office:value="0.136901323118644">
            <text:p>0.14</text:p>
          </table:table-cell>
          <table:table-cell table:formula="of:=[.$E$2]*[.D175]/[.$D$2]" office:value-type="float" office:value="0.0189214298752969">
            <text:p>0.02</text:p>
          </table:table-cell>
          <table:table-cell table:formula="of:=[Inputs.$D$7]*[.$D$2]/[.D175]" office:value-type="float" office:value="44.7402548864578">
            <text:p>44.74</text:p>
          </table:table-cell>
          <table:table-cell table:formula="of:=[.F175]*[Inputs.$D$6]*([.D175]-[.E175])-[Inputs.$D$4]-[Inputs.$D$5]" office:value-type="float" office:value="3.02009698032889">
            <text:p>3.02</text:p>
          </table:table-cell>
          <table:table-cell table:formula="of:=SQRT([.G175]*g0/(0.5*[Inputs.$D$8]*[.D175]*PI()*(3/4/PI()*[.F175])^(2/3)))" office:value-type="float" office:value="8.42567809703714">
            <text:p>8.43</text:p>
          </table:table-cell>
          <table:table-cell table:formula="of:=([.A175]-[.A174])*1000/[.H175]/60+[.I174]" office:value-type="float" office:value="42.0291924247093">
            <text:p>42.03</text:p>
          </table:table-cell>
          <table:table-cell table:number-columns-repeated="1015"/>
        </table:table-row>
        <table:table-row table:style-name="ro5">
          <table:table-cell office:value-type="float" office:value="17.4">
            <text:p>17.40</text:p>
          </table:table-cell>
          <table:table-cell table:formula="of:=[.B175]" office:value-type="float" office:value="-56.5">
            <text:p>-56.50</text:p>
          </table:table-cell>
          <table:table-cell table:style-name="ce3" table:formula="of:=[.$C$111]*EXP(-([.A176]-[.$A$112])*1000*g0/ra/([.$B$112]+c_to_k))" office:value-type="float" office:value="8380.6938593956">
            <text:p>8380.69</text:p>
          </table:table-cell>
          <table:table-cell table:formula="of:=[.C176]/(ra*([.B176]+c_to_k))" office:value-type="float" office:value="0.134759499628297">
            <text:p>0.13</text:p>
          </table:table-cell>
          <table:table-cell table:formula="of:=[.$E$2]*[.D176]/[.$D$2]" office:value-type="float" office:value="0.0186254037883704">
            <text:p>0.02</text:p>
          </table:table-cell>
          <table:table-cell table:formula="of:=[Inputs.$D$7]*[.$D$2]/[.D176]" office:value-type="float" office:value="45.4513418906708">
            <text:p>45.45</text:p>
          </table:table-cell>
          <table:table-cell table:formula="of:=[.F176]*[Inputs.$D$6]*([.D176]-[.E176])-[Inputs.$D$4]-[Inputs.$D$5]" office:value-type="float" office:value="3.02009698032889">
            <text:p>3.02</text:p>
          </table:table-cell>
          <table:table-cell table:formula="of:=SQRT([.G176]*g0/(0.5*[Inputs.$D$8]*[.D176]*PI()*(3/4/PI()*[.F176])^(2/3)))" office:value-type="float" office:value="8.44785087386149">
            <text:p>8.45</text:p>
          </table:table-cell>
          <table:table-cell table:formula="of:=([.A176]-[.A175])*1000/[.H176]/60+[.I175]" office:value-type="float" office:value="42.2264812608349">
            <text:p>42.23</text:p>
          </table:table-cell>
          <table:table-cell table:number-columns-repeated="1015"/>
        </table:table-row>
        <table:table-row table:style-name="ro5">
          <table:table-cell office:value-type="float" office:value="17.5">
            <text:p>17.50</text:p>
          </table:table-cell>
          <table:table-cell table:formula="of:=[.B176]" office:value-type="float" office:value="-56.5">
            <text:p>-56.50</text:p>
          </table:table-cell>
          <table:table-cell table:style-name="ce3" table:formula="of:=[.$C$111]*EXP(-([.A177]-[.$A$112])*1000*g0/ra/([.$B$112]+c_to_k))" office:value-type="float" office:value="8249.57776376878">
            <text:p>8249.58</text:p>
          </table:table-cell>
          <table:table-cell table:formula="of:=[.C177]/(ra*([.B177]+c_to_k))" office:value-type="float" office:value="0.132651185002285">
            <text:p>0.13</text:p>
          </table:table-cell>
          <table:table-cell table:formula="of:=[.$E$2]*[.D177]/[.$D$2]" office:value-type="float" office:value="0.018334009034526">
            <text:p>0.02</text:p>
          </table:table-cell>
          <table:table-cell table:formula="of:=[Inputs.$D$7]*[.$D$2]/[.D177]" office:value-type="float" office:value="46.1737306795708">
            <text:p>46.17</text:p>
          </table:table-cell>
          <table:table-cell table:formula="of:=[.F177]*[Inputs.$D$6]*([.D177]-[.E177])-[Inputs.$D$4]-[Inputs.$D$5]" office:value-type="float" office:value="3.02009698032889">
            <text:p>3.02</text:p>
          </table:table-cell>
          <table:table-cell table:formula="of:=SQRT([.G177]*g0/(0.5*[Inputs.$D$8]*[.D177]*PI()*(3/4/PI()*[.F177])^(2/3)))" office:value-type="float" office:value="8.47008199993993">
            <text:p>8.47</text:p>
          </table:table-cell>
          <table:table-cell table:formula="of:=([.A177]-[.A176])*1000/[.H177]/60+[.I176]" office:value-type="float" office:value="42.4232522798969">
            <text:p>42.42</text:p>
          </table:table-cell>
          <table:table-cell table:number-columns-repeated="1015"/>
        </table:table-row>
        <table:table-row table:style-name="ro5">
          <table:table-cell office:value-type="float" office:value="17.6">
            <text:p>17.60</text:p>
          </table:table-cell>
          <table:table-cell table:formula="of:=[.B177]" office:value-type="float" office:value="-56.5">
            <text:p>-56.50</text:p>
          </table:table-cell>
          <table:table-cell table:style-name="ce3" table:formula="of:=[.$C$111]*EXP(-([.A178]-[.$A$112])*1000*g0/ra/([.$B$112]+c_to_k))" office:value-type="float" office:value="8120.51298165141">
            <text:p>8120.51</text:p>
          </table:table-cell>
          <table:table-cell table:formula="of:=[.C178]/(ra*([.B178]+c_to_k))" office:value-type="float" office:value="0.130575854993867">
            <text:p>0.13</text:p>
          </table:table-cell>
          <table:table-cell table:formula="of:=[.$E$2]*[.D178]/[.$D$2]" office:value-type="float" office:value="0.01804717315648">
            <text:p>0.02</text:p>
          </table:table-cell>
          <table:table-cell table:formula="of:=[Inputs.$D$7]*[.$D$2]/[.D178]" office:value-type="float" office:value="46.9076008800335">
            <text:p>46.91</text:p>
          </table:table-cell>
          <table:table-cell table:formula="of:=[.F178]*[Inputs.$D$6]*([.D178]-[.E178])-[Inputs.$D$4]-[Inputs.$D$5]" office:value-type="float" office:value="3.02009698032889">
            <text:p>3.02</text:p>
          </table:table-cell>
          <table:table-cell table:formula="of:=SQRT([.G178]*g0/(0.5*[Inputs.$D$8]*[.D178]*PI()*(3/4/PI()*[.F178])^(2/3)))" office:value-type="float" office:value="8.4923716288227">
            <text:p>8.49</text:p>
          </table:table-cell>
          <table:table-cell table:formula="of:=([.A178]-[.A177])*1000/[.H178]/60+[.I177]" office:value-type="float" office:value="42.6195068409915">
            <text:p>42.62</text:p>
          </table:table-cell>
          <table:table-cell table:number-columns-repeated="1015"/>
        </table:table-row>
        <table:table-row table:style-name="ro5">
          <table:table-cell office:value-type="float" office:value="17.7">
            <text:p>17.70</text:p>
          </table:table-cell>
          <table:table-cell table:formula="of:=[.B178]" office:value-type="float" office:value="-56.5">
            <text:p>-56.50</text:p>
          </table:table-cell>
          <table:table-cell table:style-name="ce3" table:formula="of:=[.$C$111]*EXP(-([.A179]-[.$A$112])*1000*g0/ra/([.$B$112]+c_to_k))" office:value-type="float" office:value="7993.46742020934">
            <text:p>7993.47</text:p>
          </table:table-cell>
          <table:table-cell table:formula="of:=[.C179]/(ra*([.B179]+c_to_k))" office:value-type="float" office:value="0.128532993558147">
            <text:p>0.13</text:p>
          </table:table-cell>
          <table:table-cell table:formula="of:=[.$E$2]*[.D179]/[.$D$2]" office:value-type="float" office:value="0.0177648248305444">
            <text:p>0.02</text:p>
          </table:table-cell>
          <table:table-cell table:formula="of:=[Inputs.$D$7]*[.$D$2]/[.D179]" office:value-type="float" office:value="47.6531349738659">
            <text:p>47.65</text:p>
          </table:table-cell>
          <table:table-cell table:formula="of:=[.F179]*[Inputs.$D$6]*([.D179]-[.E179])-[Inputs.$D$4]-[Inputs.$D$5]" office:value-type="float" office:value="3.02009698032889">
            <text:p>3.02</text:p>
          </table:table-cell>
          <table:table-cell table:formula="of:=SQRT([.G179]*g0/(0.5*[Inputs.$D$8]*[.D179]*PI()*(3/4/PI()*[.F179])^(2/3)))" office:value-type="float" office:value="8.51471991446414">
            <text:p>8.51</text:p>
          </table:table-cell>
          <table:table-cell table:formula="of:=([.A179]-[.A178])*1000/[.H179]/60+[.I178]" office:value-type="float" office:value="42.8152462996477">
            <text:p>42.82</text:p>
          </table:table-cell>
          <table:table-cell table:number-columns-repeated="1015"/>
        </table:table-row>
        <table:table-row table:style-name="ro5">
          <table:table-cell office:value-type="float" office:value="17.8">
            <text:p>17.80</text:p>
          </table:table-cell>
          <table:table-cell table:formula="of:=[.B179]" office:value-type="float" office:value="-56.5">
            <text:p>-56.50</text:p>
          </table:table-cell>
          <table:table-cell table:style-name="ce3" table:formula="of:=[.$C$111]*EXP(-([.A180]-[.$A$112])*1000*g0/ra/([.$B$112]+c_to_k))" office:value-type="float" office:value="7868.4094887013">
            <text:p>7868.41</text:p>
          </table:table-cell>
          <table:table-cell table:formula="of:=[.C180]/(ra*([.B180]+c_to_k))" office:value-type="float" office:value="0.126522092723764">
            <text:p>0.13</text:p>
          </table:table-cell>
          <table:table-cell table:formula="of:=[.$E$2]*[.D180]/[.$D$2]" office:value-type="float" office:value="0.0174868938488914">
            <text:p>0.02</text:p>
          </table:table-cell>
          <table:table-cell table:formula="of:=[Inputs.$D$7]*[.$D$2]/[.D180]" office:value-type="float" office:value="48.4105183431812">
            <text:p>48.41</text:p>
          </table:table-cell>
          <table:table-cell table:formula="of:=[.F180]*[Inputs.$D$6]*([.D180]-[.E180])-[Inputs.$D$4]-[Inputs.$D$5]" office:value-type="float" office:value="3.02009698032889">
            <text:p>3.02</text:p>
          </table:table-cell>
          <table:table-cell table:formula="of:=SQRT([.G180]*g0/(0.5*[Inputs.$D$8]*[.D180]*PI()*(3/4/PI()*[.F180])^(2/3)))" office:value-type="float" office:value="8.5371270112237">
            <text:p>8.54</text:p>
          </table:table-cell>
          <table:table-cell table:formula="of:=([.A180]-[.A179])*1000/[.H180]/60+[.I179]" office:value-type="float" office:value="43.0104720078368">
            <text:p>43.01</text:p>
          </table:table-cell>
          <table:table-cell table:number-columns-repeated="1015"/>
        </table:table-row>
        <table:table-row table:style-name="ro5">
          <table:table-cell office:value-type="float" office:value="17.9">
            <text:p>17.90</text:p>
          </table:table-cell>
          <table:table-cell table:formula="of:=[.B180]" office:value-type="float" office:value="-56.5">
            <text:p>-56.50</text:p>
          </table:table-cell>
          <table:table-cell table:style-name="ce3" table:formula="of:=[.$C$111]*EXP(-([.A181]-[.$A$112])*1000*g0/ra/([.$B$112]+c_to_k))" office:value-type="float" office:value="7745.30809062375">
            <text:p>7745.31</text:p>
          </table:table-cell>
          <table:table-cell table:formula="of:=[.C181]/(ra*([.B181]+c_to_k))" office:value-type="float" office:value="0.124542652466574">
            <text:p>0.12</text:p>
          </table:table-cell>
          <table:table-cell table:formula="of:=[.$E$2]*[.D181]/[.$D$2]" office:value-type="float" office:value="0.0172133111020957">
            <text:p>0.02</text:p>
          </table:table-cell>
          <table:table-cell table:formula="of:=[Inputs.$D$7]*[.$D$2]/[.D181]" office:value-type="float" office:value="49.1799393164952">
            <text:p>49.18</text:p>
          </table:table-cell>
          <table:table-cell table:formula="of:=[.F181]*[Inputs.$D$6]*([.D181]-[.E181])-[Inputs.$D$4]-[Inputs.$D$5]" office:value-type="float" office:value="3.02009698032889">
            <text:p>3.02</text:p>
          </table:table-cell>
          <table:table-cell table:formula="of:=SQRT([.G181]*g0/(0.5*[Inputs.$D$8]*[.D181]*PI()*(3/4/PI()*[.F181])^(2/3)))" office:value-type="float" office:value="8.55959307386709">
            <text:p>8.56</text:p>
          </table:table-cell>
          <table:table-cell table:formula="of:=([.A181]-[.A180])*1000/[.H181]/60+[.I180]" office:value-type="float" office:value="43.2051853139816">
            <text:p>43.21</text:p>
          </table:table-cell>
          <table:table-cell table:number-columns-repeated="1015"/>
        </table:table-row>
        <table:table-row table:style-name="ro5">
          <table:table-cell table:style-name="ce5" office:value-type="float" office:value="18">
            <text:p>18.00</text:p>
          </table:table-cell>
          <table:table-cell table:style-name="ce5" table:formula="of:=[.B181]" office:value-type="float" office:value="-56.5">
            <text:p>-56.50</text:p>
          </table:table-cell>
          <table:table-cell table:style-name="ce5" table:formula="of:=[.$C$111]*EXP(-([.A182]-[.$A$112])*1000*g0/ra/([.$B$112]+c_to_k))" office:value-type="float" office:value="7624.13261597843">
            <text:p>7624.13</text:p>
          </table:table-cell>
          <table:table-cell table:style-name="ce5" table:formula="of:=[.C182]/(ra*([.B182]+c_to_k))" office:value-type="float" office:value="0.12259418058532">
            <text:p>0.12</text:p>
          </table:table-cell>
          <table:table-cell table:style-name="ce5" table:formula="of:=[.$E$2]*[.D182]/[.$D$2]" office:value-type="float" office:value="0.0169440085619502">
            <text:p>0.02</text:p>
          </table:table-cell>
          <table:table-cell table:style-name="ce5" table:formula="of:=[Inputs.$D$7]*[.$D$2]/[.D182]" office:value-type="float" office:value="49.9615892155558">
            <text:p>49.96</text:p>
          </table:table-cell>
          <table:table-cell table:style-name="ce5" table:formula="of:=[.F182]*[Inputs.$D$6]*([.D182]-[.E182])-[Inputs.$D$4]-[Inputs.$D$5]" office:value-type="float" office:value="3.02009698032889">
            <text:p>3.02</text:p>
          </table:table-cell>
          <table:table-cell table:style-name="ce5" table:formula="of:=SQRT([.G182]*g0/(0.5*[Inputs.$D$8]*[.D182]*PI()*(3/4/PI()*[.F182])^(2/3)))" office:value-type="float" office:value="8.58211825756724">
            <text:p>8.58</text:p>
          </table:table-cell>
          <table:table-cell table:style-name="ce5" table:formula="of:=([.A182]-[.A181])*1000/[.H182]/60+[.I181]" office:value-type="float" office:value="43.3993875629657">
            <text:p>43.40</text:p>
          </table:table-cell>
          <table:table-cell table:style-name="ce5" table:number-columns-repeated="1012"/>
          <table:table-cell table:style-name="ce12" table:number-columns-repeated="2"/>
          <table:table-cell/>
        </table:table-row>
        <table:table-row table:style-name="ro5">
          <table:table-cell office:value-type="float" office:value="18.1">
            <text:p>18.10</text:p>
          </table:table-cell>
          <table:table-cell table:formula="of:=[.B182]" office:value-type="float" office:value="-56.5">
            <text:p>-56.50</text:p>
          </table:table-cell>
          <table:table-cell table:style-name="ce3" table:formula="of:=[.$C$111]*EXP(-([.A183]-[.$A$112])*1000*g0/ra/([.$B$112]+c_to_k))" office:value-type="float" office:value="7504.85293366101">
            <text:p>7504.85</text:p>
          </table:table-cell>
          <table:table-cell table:formula="of:=[.C183]/(ra*([.B183]+c_to_k))" office:value-type="float" office:value="0.120676192579244">
            <text:p>0.12</text:p>
          </table:table-cell>
          <table:table-cell table:formula="of:=[.$E$2]*[.D183]/[.$D$2]" office:value-type="float" office:value="0.0166789192645504">
            <text:p>0.02</text:p>
          </table:table-cell>
          <table:table-cell table:formula="of:=[Inputs.$D$7]*[.$D$2]/[.D183]" office:value-type="float" office:value="50.7556624029164">
            <text:p>50.76</text:p>
          </table:table-cell>
          <table:table-cell table:formula="of:=[.F183]*[Inputs.$D$6]*([.D183]-[.E183])-[Inputs.$D$4]-[Inputs.$D$5]" office:value-type="float" office:value="3.02009698032889">
            <text:p>3.02</text:p>
          </table:table-cell>
          <table:table-cell table:formula="of:=SQRT([.G183]*g0/(0.5*[Inputs.$D$8]*[.D183]*PI()*(3/4/PI()*[.F183])^(2/3)))" office:value-type="float" office:value="8.60470271790548">
            <text:p>8.60</text:p>
          </table:table-cell>
          <table:table-cell table:formula="of:=([.A183]-[.A182])*1000/[.H183]/60+[.I182]" office:value-type="float" office:value="43.5930800961427">
            <text:p>43.59</text:p>
          </table:table-cell>
          <table:table-cell table:number-columns-repeated="1015"/>
        </table:table-row>
        <table:table-row table:style-name="ro5">
          <table:table-cell office:value-type="float" office:value="18.2">
            <text:p>18.20</text:p>
          </table:table-cell>
          <table:table-cell table:formula="of:=[.B183]" office:value-type="float" office:value="-56.5">
            <text:p>-56.50</text:p>
          </table:table-cell>
          <table:table-cell table:style-name="ce3" table:formula="of:=[.$C$111]*EXP(-([.A184]-[.$A$112])*1000*g0/ra/([.$B$112]+c_to_k))" office:value-type="float" office:value="7387.43938396883">
            <text:p>7387.44</text:p>
          </table:table-cell>
          <table:table-cell table:formula="of:=[.C184]/(ra*([.B184]+c_to_k))" office:value-type="float" office:value="0.118788211527608">
            <text:p>0.12</text:p>
          </table:table-cell>
          <table:table-cell table:formula="of:=[.$E$2]*[.D184]/[.$D$2]" office:value-type="float" office:value="0.0164179772936429">
            <text:p>0.02</text:p>
          </table:table-cell>
          <table:table-cell table:formula="of:=[Inputs.$D$7]*[.$D$2]/[.D184]" office:value-type="float" office:value="51.5623563302652">
            <text:p>51.56</text:p>
          </table:table-cell>
          <table:table-cell table:formula="of:=[.F184]*[Inputs.$D$6]*([.D184]-[.E184])-[Inputs.$D$4]-[Inputs.$D$5]" office:value-type="float" office:value="3.02009698032889">
            <text:p>3.02</text:p>
          </table:table-cell>
          <table:table-cell table:formula="of:=SQRT([.G184]*g0/(0.5*[Inputs.$D$8]*[.D184]*PI()*(3/4/PI()*[.F184])^(2/3)))" office:value-type="float" office:value="8.62734661087251">
            <text:p>8.63</text:p>
          </table:table-cell>
          <table:table-cell table:formula="of:=([.A184]-[.A183])*1000/[.H184]/60+[.I183]" office:value-type="float" office:value="43.7862642513459">
            <text:p>43.79</text:p>
          </table:table-cell>
          <table:table-cell table:number-columns-repeated="1015"/>
        </table:table-row>
        <table:table-row table:style-name="ro5">
          <table:table-cell office:value-type="float" office:value="18.3">
            <text:p>18.30</text:p>
          </table:table-cell>
          <table:table-cell table:formula="of:=[.B184]" office:value-type="float" office:value="-56.5">
            <text:p>-56.50</text:p>
          </table:table-cell>
          <table:table-cell table:style-name="ce3" table:formula="of:=[.$C$111]*EXP(-([.A185]-[.$A$112])*1000*g0/ra/([.$B$112]+c_to_k))" office:value-type="float" office:value="7271.86277122573">
            <text:p>7271.86</text:p>
          </table:table-cell>
          <table:table-cell table:formula="of:=[.C185]/(ra*([.B185]+c_to_k))" office:value-type="float" office:value="0.116929767971108">
            <text:p>0.12</text:p>
          </table:table-cell>
          <table:table-cell table:formula="of:=[.$E$2]*[.D185]/[.$D$2]" office:value-type="float" office:value="0.0161611177642355">
            <text:p>0.02</text:p>
          </table:table-cell>
          <table:table-cell table:formula="of:=[Inputs.$D$7]*[.$D$2]/[.D185]" office:value-type="float" office:value="52.381871587523">
            <text:p>52.38</text:p>
          </table:table-cell>
          <table:table-cell table:formula="of:=[.F185]*[Inputs.$D$6]*([.D185]-[.E185])-[Inputs.$D$4]-[Inputs.$D$5]" office:value-type="float" office:value="3.02009698032889">
            <text:p>3.02</text:p>
          </table:table-cell>
          <table:table-cell table:formula="of:=SQRT([.G185]*g0/(0.5*[Inputs.$D$8]*[.D185]*PI()*(3/4/PI()*[.F185])^(2/3)))" office:value-type="float" office:value="8.65005009286959">
            <text:p>8.65</text:p>
          </table:table-cell>
          <table:table-cell table:formula="of:=([.A185]-[.A184])*1000/[.H185]/60+[.I184]" office:value-type="float" office:value="43.9789413628971">
            <text:p>43.98</text:p>
          </table:table-cell>
          <table:table-cell table:number-columns-repeated="1015"/>
        </table:table-row>
        <table:table-row table:style-name="ro5">
          <table:table-cell office:value-type="float" office:value="18.4">
            <text:p>18.40</text:p>
          </table:table-cell>
          <table:table-cell table:formula="of:=[.B185]" office:value-type="float" office:value="-56.5">
            <text:p>-56.50</text:p>
          </table:table-cell>
          <table:table-cell table:style-name="ce3" table:formula="of:=[.$C$111]*EXP(-([.A186]-[.$A$112])*1000*g0/ra/([.$B$112]+c_to_k))" office:value-type="float" office:value="7158.09435652242">
            <text:p>7158.09</text:p>
          </table:table-cell>
          <table:table-cell table:formula="of:=[.C186]/(ra*([.B186]+c_to_k))" office:value-type="float" office:value="0.115100399795138">
            <text:p>0.12</text:p>
          </table:table-cell>
          <table:table-cell table:formula="of:=[.$E$2]*[.D186]/[.$D$2]" office:value-type="float" office:value="0.0159082768064625">
            <text:p>0.02</text:p>
          </table:table-cell>
          <table:table-cell table:formula="of:=[Inputs.$D$7]*[.$D$2]/[.D186]" office:value-type="float" office:value="53.2144119527215">
            <text:p>53.21</text:p>
          </table:table-cell>
          <table:table-cell table:formula="of:=[.F186]*[Inputs.$D$6]*([.D186]-[.E186])-[Inputs.$D$4]-[Inputs.$D$5]" office:value-type="float" office:value="3.02009698032889">
            <text:p>3.02</text:p>
          </table:table-cell>
          <table:table-cell table:formula="of:=SQRT([.G186]*g0/(0.5*[Inputs.$D$8]*[.D186]*PI()*(3/4/PI()*[.F186])^(2/3)))" office:value-type="float" office:value="8.67281332070951">
            <text:p>8.67</text:p>
          </table:table-cell>
          <table:table-cell table:formula="of:=([.A186]-[.A185])*1000/[.H186]/60+[.I185]" office:value-type="float" office:value="44.1711127616157">
            <text:p>44.17</text:p>
          </table:table-cell>
          <table:table-cell table:number-columns-repeated="1015"/>
        </table:table-row>
        <table:table-row table:style-name="ro5">
          <table:table-cell office:value-type="float" office:value="18.5">
            <text:p>18.50</text:p>
          </table:table-cell>
          <table:table-cell table:formula="of:=[.B186]" office:value-type="float" office:value="-56.5">
            <text:p>-56.50</text:p>
          </table:table-cell>
          <table:table-cell table:style-name="ce3" table:formula="of:=[.$C$111]*EXP(-([.A187]-[.$A$112])*1000*g0/ra/([.$B$112]+c_to_k))" office:value-type="float" office:value="7046.10585057032">
            <text:p>7046.11</text:p>
          </table:table-cell>
          <table:table-cell table:formula="of:=[.C187]/(ra*([.B187]+c_to_k))" office:value-type="float" office:value="0.113299652114884">
            <text:p>0.11</text:p>
          </table:table-cell>
          <table:table-cell table:formula="of:=[.$E$2]*[.D187]/[.$D$2]" office:value-type="float" office:value="0.0156593915497035">
            <text:p>0.02</text:p>
          </table:table-cell>
          <table:table-cell table:formula="of:=[Inputs.$D$7]*[.$D$2]/[.D187]" office:value-type="float" office:value="54.0601844426739">
            <text:p>54.06</text:p>
          </table:table-cell>
          <table:table-cell table:formula="of:=[.F187]*[Inputs.$D$6]*([.D187]-[.E187])-[Inputs.$D$4]-[Inputs.$D$5]" office:value-type="float" office:value="3.02009698032889">
            <text:p>3.02</text:p>
          </table:table-cell>
          <table:table-cell table:formula="of:=SQRT([.G187]*g0/(0.5*[Inputs.$D$8]*[.D187]*PI()*(3/4/PI()*[.F187])^(2/3)))" office:value-type="float" office:value="8.69563645161775">
            <text:p>8.70</text:p>
          </table:table-cell>
          <table:table-cell table:formula="of:=([.A187]-[.A186])*1000/[.H187]/60+[.I186]" office:value-type="float" office:value="44.3627797748286">
            <text:p>44.36</text:p>
          </table:table-cell>
          <table:table-cell table:number-columns-repeated="1015"/>
        </table:table-row>
        <table:table-row table:style-name="ro5">
          <table:table-cell office:value-type="float" office:value="18.6">
            <text:p>18.60</text:p>
          </table:table-cell>
          <table:table-cell table:formula="of:=[.B187]" office:value-type="float" office:value="-56.5">
            <text:p>-56.50</text:p>
          </table:table-cell>
          <table:table-cell table:style-name="ce3" table:formula="of:=[.$C$111]*EXP(-([.A188]-[.$A$112])*1000*g0/ra/([.$B$112]+c_to_k))" office:value-type="float" office:value="6935.86940666725">
            <text:p>6935.87</text:p>
          </table:table-cell>
          <table:table-cell table:formula="of:=[.C188]/(ra*([.B188]+c_to_k))" office:value-type="float" office:value="0.111527077162212">
            <text:p>0.11</text:p>
          </table:table-cell>
          <table:table-cell table:formula="of:=[.$E$2]*[.D188]/[.$D$2]" office:value-type="float" office:value="0.01541440010695">
            <text:p>0.02</text:p>
          </table:table-cell>
          <table:table-cell table:formula="of:=[Inputs.$D$7]*[.$D$2]/[.D188]" office:value-type="float" office:value="54.9193993644508">
            <text:p>54.92</text:p>
          </table:table-cell>
          <table:table-cell table:formula="of:=[.F188]*[Inputs.$D$6]*([.D188]-[.E188])-[Inputs.$D$4]-[Inputs.$D$5]" office:value-type="float" office:value="3.02009698032889">
            <text:p>3.02</text:p>
          </table:table-cell>
          <table:table-cell table:formula="of:=SQRT([.G188]*g0/(0.5*[Inputs.$D$8]*[.D188]*PI()*(3/4/PI()*[.F188])^(2/3)))" office:value-type="float" office:value="8.71851964323354">
            <text:p>8.72</text:p>
          </table:table-cell>
          <table:table-cell table:formula="of:=([.A188]-[.A187])*1000/[.H188]/60+[.I187]" office:value-type="float" office:value="44.5539437263786">
            <text:p>44.55</text:p>
          </table:table-cell>
          <table:table-cell table:number-columns-repeated="1015"/>
        </table:table-row>
        <table:table-row table:style-name="ro5">
          <table:table-cell office:value-type="float" office:value="18.7">
            <text:p>18.70</text:p>
          </table:table-cell>
          <table:table-cell table:formula="of:=[.B188]" office:value-type="float" office:value="-56.5">
            <text:p>-56.50</text:p>
          </table:table-cell>
          <table:table-cell table:style-name="ce3" table:formula="of:=[.$C$111]*EXP(-([.A189]-[.$A$112])*1000*g0/ra/([.$B$112]+c_to_k))" office:value-type="float" office:value="6827.35761377313">
            <text:p>6827.36</text:p>
          </table:table-cell>
          <table:table-cell table:formula="of:=[.C189]/(ra*([.B189]+c_to_k))" office:value-type="float" office:value="0.109782234174327">
            <text:p>0.11</text:p>
          </table:table-cell>
          <table:table-cell table:formula="of:=[.$E$2]*[.D189]/[.$D$2]" office:value-type="float" office:value="0.0151732415594167">
            <text:p>0.02</text:p>
          </table:table-cell>
          <table:table-cell table:formula="of:=[Inputs.$D$7]*[.$D$2]/[.D189]" office:value-type="float" office:value="55.792270367675">
            <text:p>55.79</text:p>
          </table:table-cell>
          <table:table-cell table:formula="of:=[.F189]*[Inputs.$D$6]*([.D189]-[.E189])-[Inputs.$D$4]-[Inputs.$D$5]" office:value-type="float" office:value="3.02009698032889">
            <text:p>3.02</text:p>
          </table:table-cell>
          <table:table-cell table:formula="of:=SQRT([.G189]*g0/(0.5*[Inputs.$D$8]*[.D189]*PI()*(3/4/PI()*[.F189])^(2/3)))" office:value-type="float" office:value="8.74146305361093">
            <text:p>8.74</text:p>
          </table:table-cell>
          <table:table-cell table:formula="of:=([.A189]-[.A188])*1000/[.H189]/60+[.I188]" office:value-type="float" office:value="44.7446059366339">
            <text:p>44.74</text:p>
          </table:table-cell>
          <table:table-cell table:number-columns-repeated="1015"/>
        </table:table-row>
        <table:table-row table:style-name="ro5">
          <table:table-cell office:value-type="float" office:value="18.8">
            <text:p>18.80</text:p>
          </table:table-cell>
          <table:table-cell table:formula="of:=[.B189]" office:value-type="float" office:value="-56.5">
            <text:p>-56.50</text:p>
          </table:table-cell>
          <table:table-cell table:style-name="ce3" table:formula="of:=[.$C$111]*EXP(-([.A190]-[.$A$112])*1000*g0/ra/([.$B$112]+c_to_k))" office:value-type="float" office:value="6720.54348969408">
            <text:p>6720.54</text:p>
          </table:table-cell>
          <table:table-cell table:formula="of:=[.C190]/(ra*([.B190]+c_to_k))" office:value-type="float" office:value="0.108064689284175">
            <text:p>0.11</text:p>
          </table:table-cell>
          <table:table-cell table:formula="of:=[.$E$2]*[.D190]/[.$D$2]" office:value-type="float" office:value="0.0149358559413938">
            <text:p>0.01</text:p>
          </table:table-cell>
          <table:table-cell table:formula="of:=[Inputs.$D$7]*[.$D$2]/[.D190]" office:value-type="float" office:value="56.6790144976466">
            <text:p>56.68</text:p>
          </table:table-cell>
          <table:table-cell table:formula="of:=[.F190]*[Inputs.$D$6]*([.D190]-[.E190])-[Inputs.$D$4]-[Inputs.$D$5]" office:value-type="float" office:value="3.02009698032889">
            <text:p>3.02</text:p>
          </table:table-cell>
          <table:table-cell table:formula="of:=SQRT([.G190]*g0/(0.5*[Inputs.$D$8]*[.D190]*PI()*(3/4/PI()*[.F190])^(2/3)))" office:value-type="float" office:value="8.76446684121993">
            <text:p>8.76</text:p>
          </table:table-cell>
          <table:table-cell table:formula="of:=([.A190]-[.A189])*1000/[.H190]/60+[.I189]" office:value-type="float" office:value="44.9347677224973">
            <text:p>44.93</text:p>
          </table:table-cell>
          <table:table-cell table:number-columns-repeated="1015"/>
        </table:table-row>
        <table:table-row table:style-name="ro5">
          <table:table-cell office:value-type="float" office:value="18.9">
            <text:p>18.90</text:p>
          </table:table-cell>
          <table:table-cell table:formula="of:=[.B190]" office:value-type="float" office:value="-56.5">
            <text:p>-56.50</text:p>
          </table:table-cell>
          <table:table-cell table:style-name="ce3" table:formula="of:=[.$C$111]*EXP(-([.A191]-[.$A$112])*1000*g0/ra/([.$B$112]+c_to_k))" office:value-type="float" office:value="6615.4004743731">
            <text:p>6615.40</text:p>
          </table:table-cell>
          <table:table-cell table:formula="of:=[.C191]/(ra*([.B191]+c_to_k))" office:value-type="float" office:value="0.106374015412562">
            <text:p>0.11</text:p>
          </table:table-cell>
          <table:table-cell table:formula="of:=[.$E$2]*[.D191]/[.$D$2]" office:value-type="float" office:value="0.014702184225336">
            <text:p>0.01</text:p>
          </table:table-cell>
          <table:table-cell table:formula="of:=[Inputs.$D$7]*[.$D$2]/[.D191]" office:value-type="float" office:value="57.5798522493126">
            <text:p>57.58</text:p>
          </table:table-cell>
          <table:table-cell table:formula="of:=[.F191]*[Inputs.$D$6]*([.D191]-[.E191])-[Inputs.$D$4]-[Inputs.$D$5]" office:value-type="float" office:value="3.02009698032889">
            <text:p>3.02</text:p>
          </table:table-cell>
          <table:table-cell table:formula="of:=SQRT([.G191]*g0/(0.5*[Inputs.$D$8]*[.D191]*PI()*(3/4/PI()*[.F191])^(2/3)))" office:value-type="float" office:value="8.78753116494756">
            <text:p>8.79</text:p>
          </table:table-cell>
          <table:table-cell table:formula="of:=([.A191]-[.A190])*1000/[.H191]/60+[.I190]" office:value-type="float" office:value="45.124430397415">
            <text:p>45.12</text:p>
          </table:table-cell>
          <table:table-cell table:number-columns-repeated="1015"/>
        </table:table-row>
        <table:table-row table:style-name="ro5">
          <table:table-cell office:value-type="float" office:value="19">
            <text:p>19.00</text:p>
          </table:table-cell>
          <table:table-cell table:formula="of:=[.B191]" office:value-type="float" office:value="-56.5">
            <text:p>-56.50</text:p>
          </table:table-cell>
          <table:table-cell table:style-name="ce3" table:formula="of:=[.$C$111]*EXP(-([.A192]-[.$A$112])*1000*g0/ra/([.$B$112]+c_to_k))" office:value-type="float" office:value="6511.90242328569">
            <text:p>6511.90</text:p>
          </table:table-cell>
          <table:table-cell table:formula="of:=[.C192]/(ra*([.B192]+c_to_k))" office:value-type="float" office:value="0.104709792161953">
            <text:p>0.10</text:p>
          </table:table-cell>
          <table:table-cell table:formula="of:=[.$E$2]*[.D192]/[.$D$2]" office:value-type="float" office:value="0.0144721683071848">
            <text:p>0.01</text:p>
          </table:table-cell>
          <table:table-cell table:formula="of:=[Inputs.$D$7]*[.$D$2]/[.D192]" office:value-type="float" office:value="58.495007622095">
            <text:p>58.50</text:p>
          </table:table-cell>
          <table:table-cell table:formula="of:=[.F192]*[Inputs.$D$6]*([.D192]-[.E192])-[Inputs.$D$4]-[Inputs.$D$5]" office:value-type="float" office:value="3.02009698032889">
            <text:p>3.02</text:p>
          </table:table-cell>
          <table:table-cell table:formula="of:=SQRT([.G192]*g0/(0.5*[Inputs.$D$8]*[.D192]*PI()*(3/4/PI()*[.F192])^(2/3)))" office:value-type="float" office:value="8.81065618409895">
            <text:p>8.81</text:p>
          </table:table-cell>
          <table:table-cell table:formula="of:=([.A192]-[.A191])*1000/[.H192]/60+[.I191]" office:value-type="float" office:value="45.313595271386">
            <text:p>45.31</text:p>
          </table:table-cell>
          <table:table-cell table:number-columns-repeated="1015"/>
        </table:table-row>
        <table:table-row table:style-name="ro5">
          <table:table-cell office:value-type="float" office:value="19.1">
            <text:p>19.10</text:p>
          </table:table-cell>
          <table:table-cell table:formula="of:=[.B192]" office:value-type="float" office:value="-56.5">
            <text:p>-56.50</text:p>
          </table:table-cell>
          <table:table-cell table:style-name="ce3" table:formula="of:=[.$C$111]*EXP(-([.A193]-[.$A$112])*1000*g0/ra/([.$B$112]+c_to_k))" office:value-type="float" office:value="6410.02360093891">
            <text:p>6410.02</text:p>
          </table:table-cell>
          <table:table-cell table:formula="of:=[.C193]/(ra*([.B193]+c_to_k))" office:value-type="float" office:value="0.10307160571194">
            <text:p>0.10</text:p>
          </table:table-cell>
          <table:table-cell table:formula="of:=[.$E$2]*[.D193]/[.$D$2]" office:value-type="float" office:value="0.014245750991921">
            <text:p>0.01</text:p>
          </table:table-cell>
          <table:table-cell table:formula="of:=[Inputs.$D$7]*[.$D$2]/[.D193]" office:value-type="float" office:value="59.4247081755894">
            <text:p>59.42</text:p>
          </table:table-cell>
          <table:table-cell table:formula="of:=[.F193]*[Inputs.$D$6]*([.D193]-[.E193])-[Inputs.$D$4]-[Inputs.$D$5]" office:value-type="float" office:value="3.02009698032889">
            <text:p>3.02</text:p>
          </table:table-cell>
          <table:table-cell table:formula="of:=SQRT([.G193]*g0/(0.5*[Inputs.$D$8]*[.D193]*PI()*(3/4/PI()*[.F193])^(2/3)))" office:value-type="float" office:value="8.83384205839847">
            <text:p>8.83</text:p>
          </table:table-cell>
          <table:table-cell table:formula="of:=([.A193]-[.A192])*1000/[.H193]/60+[.I192]" office:value-type="float" office:value="45.5022636509708">
            <text:p>45.50</text:p>
          </table:table-cell>
          <table:table-cell table:number-columns-repeated="1015"/>
        </table:table-row>
        <table:table-row table:style-name="ro5">
          <table:table-cell office:value-type="float" office:value="19.2">
            <text:p>19.20</text:p>
          </table:table-cell>
          <table:table-cell table:formula="of:=[.B193]" office:value-type="float" office:value="-56.5">
            <text:p>-56.50</text:p>
          </table:table-cell>
          <table:table-cell table:style-name="ce3" table:formula="of:=[.$C$111]*EXP(-([.A194]-[.$A$112])*1000*g0/ra/([.$B$112]+c_to_k))" office:value-type="float" office:value="6309.73867447203">
            <text:p>6309.74</text:p>
          </table:table-cell>
          <table:table-cell table:formula="of:=[.C194]/(ra*([.B194]+c_to_k))" office:value-type="float" office:value="0.101459048716342">
            <text:p>0.10</text:p>
          </table:table-cell>
          <table:table-cell table:formula="of:=[.$E$2]*[.D194]/[.$D$2]" office:value-type="float" office:value="0.0140228759793421">
            <text:p>0.01</text:p>
          </table:table-cell>
          <table:table-cell table:formula="of:=[Inputs.$D$7]*[.$D$2]/[.D194]" office:value-type="float" office:value="60.3691850861491">
            <text:p>60.37</text:p>
          </table:table-cell>
          <table:table-cell table:formula="of:=[.F194]*[Inputs.$D$6]*([.D194]-[.E194])-[Inputs.$D$4]-[Inputs.$D$5]" office:value-type="float" office:value="3.02009698032889">
            <text:p>3.02</text:p>
          </table:table-cell>
          <table:table-cell table:formula="of:=SQRT([.G194]*g0/(0.5*[Inputs.$D$8]*[.D194]*PI()*(3/4/PI()*[.F194])^(2/3)))" office:value-type="float" office:value="8.85708894799082">
            <text:p>8.86</text:p>
          </table:table-cell>
          <table:table-cell table:formula="of:=([.A194]-[.A193])*1000/[.H194]/60+[.I193]" office:value-type="float" office:value="45.6904368393009">
            <text:p>45.69</text:p>
          </table:table-cell>
          <table:table-cell table:number-columns-repeated="1015"/>
        </table:table-row>
        <table:table-row table:style-name="ro5">
          <table:table-cell office:value-type="float" office:value="19.3">
            <text:p>19.30</text:p>
          </table:table-cell>
          <table:table-cell table:formula="of:=[.B194]" office:value-type="float" office:value="-56.5">
            <text:p>-56.50</text:p>
          </table:table-cell>
          <table:table-cell table:style-name="ce3" table:formula="of:=[.$C$111]*EXP(-([.A195]-[.$A$112])*1000*g0/ra/([.$B$112]+c_to_k))" office:value-type="float" office:value="6211.02270735735">
            <text:p>6211.02</text:p>
          </table:table-cell>
          <table:table-cell table:formula="of:=[.C195]/(ra*([.B195]+c_to_k))" office:value-type="float" office:value="0.099871720201915">
            <text:p>0.10</text:p>
          </table:table-cell>
          <table:table-cell table:formula="of:=[.$E$2]*[.D195]/[.$D$2]" office:value-type="float" office:value="0.0138034878500634">
            <text:p>0.01</text:p>
          </table:table-cell>
          <table:table-cell table:formula="of:=[Inputs.$D$7]*[.$D$2]/[.D195]" office:value-type="float" office:value="61.3286732043692">
            <text:p>61.33</text:p>
          </table:table-cell>
          <table:table-cell table:formula="of:=[.F195]*[Inputs.$D$6]*([.D195]-[.E195])-[Inputs.$D$4]-[Inputs.$D$5]" office:value-type="float" office:value="3.02009698032889">
            <text:p>3.02</text:p>
          </table:table-cell>
          <table:table-cell table:formula="of:=SQRT([.G195]*g0/(0.5*[Inputs.$D$8]*[.D195]*PI()*(3/4/PI()*[.F195])^(2/3)))" office:value-type="float" office:value="8.88039701344211">
            <text:p>8.88</text:p>
          </table:table-cell>
          <table:table-cell table:formula="of:=([.A195]-[.A194])*1000/[.H195]/60+[.I194]" office:value-type="float" office:value="45.8781161360873">
            <text:p>45.88</text:p>
          </table:table-cell>
          <table:table-cell table:number-columns-repeated="1015"/>
        </table:table-row>
        <table:table-row table:style-name="ro5">
          <table:table-cell office:value-type="float" office:value="19.4">
            <text:p>19.40</text:p>
          </table:table-cell>
          <table:table-cell table:formula="of:=[.B195]" office:value-type="float" office:value="-56.5">
            <text:p>-56.50</text:p>
          </table:table-cell>
          <table:table-cell table:style-name="ce3" table:formula="of:=[.$C$111]*EXP(-([.A196]-[.$A$112])*1000*g0/ra/([.$B$112]+c_to_k))" office:value-type="float" office:value="6113.85115319955">
            <text:p>6113.85</text:p>
          </table:table-cell>
          <table:table-cell table:formula="of:=[.C196]/(ra*([.B196]+c_to_k))" office:value-type="float" office:value="0.0983092254686503">
            <text:p>0.10</text:p>
          </table:table-cell>
          <table:table-cell table:formula="of:=[.$E$2]*[.D196]/[.$D$2]" office:value-type="float" office:value="0.0135875320517373">
            <text:p>0.01</text:p>
          </table:table-cell>
          <table:table-cell table:formula="of:=[Inputs.$D$7]*[.$D$2]/[.D196]" office:value-type="float" office:value="62.3034111134833">
            <text:p>62.30</text:p>
          </table:table-cell>
          <table:table-cell table:formula="of:=[.F196]*[Inputs.$D$6]*([.D196]-[.E196])-[Inputs.$D$4]-[Inputs.$D$5]" office:value-type="float" office:value="3.02009698032889">
            <text:p>3.02</text:p>
          </table:table-cell>
          <table:table-cell table:formula="of:=SQRT([.G196]*g0/(0.5*[Inputs.$D$8]*[.D196]*PI()*(3/4/PI()*[.F196])^(2/3)))" office:value-type="float" office:value="8.90376641574101">
            <text:p>8.90</text:p>
          </table:table-cell>
          <table:table-cell table:formula="of:=([.A196]-[.A195])*1000/[.H196]/60+[.I195]" office:value-type="float" office:value="46.0653028376297">
            <text:p>46.07</text:p>
          </table:table-cell>
          <table:table-cell table:number-columns-repeated="1015"/>
        </table:table-row>
        <table:table-row table:style-name="ro5">
          <table:table-cell office:value-type="float" office:value="19.5">
            <text:p>19.50</text:p>
          </table:table-cell>
          <table:table-cell table:formula="of:=[.B196]" office:value-type="float" office:value="-56.5">
            <text:p>-56.50</text:p>
          </table:table-cell>
          <table:table-cell table:style-name="ce3" table:formula="of:=[.$C$111]*EXP(-([.A197]-[.$A$112])*1000*g0/ra/([.$B$112]+c_to_k))" office:value-type="float" office:value="6018.19984963207">
            <text:p>6018.20</text:p>
          </table:table-cell>
          <table:table-cell table:formula="of:=[.C197]/(ra*([.B197]+c_to_k))" office:value-type="float" office:value="0.0967711759916257">
            <text:p>0.10</text:p>
          </table:table-cell>
          <table:table-cell table:formula="of:=[.$E$2]*[.D197]/[.$D$2]" office:value-type="float" office:value="0.0133749548854886">
            <text:p>0.01</text:p>
          </table:table-cell>
          <table:table-cell table:formula="of:=[Inputs.$D$7]*[.$D$2]/[.D197]" office:value-type="float" office:value="63.2936411886891">
            <text:p>63.29</text:p>
          </table:table-cell>
          <table:table-cell table:formula="of:=[.F197]*[Inputs.$D$6]*([.D197]-[.E197])-[Inputs.$D$4]-[Inputs.$D$5]" office:value-type="float" office:value="3.02009698032889">
            <text:p>3.02</text:p>
          </table:table-cell>
          <table:table-cell table:formula="of:=SQRT([.G197]*g0/(0.5*[Inputs.$D$8]*[.D197]*PI()*(3/4/PI()*[.F197])^(2/3)))" office:value-type="float" office:value="8.92719731629984">
            <text:p>8.93</text:p>
          </table:table-cell>
          <table:table-cell table:formula="of:=([.A197]-[.A196])*1000/[.H197]/60+[.I196]" office:value-type="float" office:value="46.2519982368256">
            <text:p>46.25</text:p>
          </table:table-cell>
          <table:table-cell table:number-columns-repeated="1015"/>
        </table:table-row>
        <table:table-row table:style-name="ro5">
          <table:table-cell office:value-type="float" office:value="19.6">
            <text:p>19.60</text:p>
          </table:table-cell>
          <table:table-cell table:formula="of:=[.B197]" office:value-type="float" office:value="-56.5">
            <text:p>-56.50</text:p>
          </table:table-cell>
          <table:table-cell table:style-name="ce3" table:formula="of:=[.$C$111]*EXP(-([.A198]-[.$A$112])*1000*g0/ra/([.$B$112]+c_to_k))" office:value-type="float" office:value="5924.04501230902">
            <text:p>5924.05</text:p>
          </table:table-cell>
          <table:table-cell table:formula="of:=[.C198]/(ra*([.B198]+c_to_k))" office:value-type="float" office:value="0.0952571893243984">
            <text:p>0.10</text:p>
          </table:table-cell>
          <table:table-cell table:formula="of:=[.$E$2]*[.D198]/[.$D$2]" office:value-type="float" office:value="0.013165703492562">
            <text:p>0.01</text:p>
          </table:table-cell>
          <table:table-cell table:formula="of:=[Inputs.$D$7]*[.$D$2]/[.D198]" office:value-type="float" office:value="64.2996096574165">
            <text:p>64.30</text:p>
          </table:table-cell>
          <table:table-cell table:formula="of:=[.F198]*[Inputs.$D$6]*([.D198]-[.E198])-[Inputs.$D$4]-[Inputs.$D$5]" office:value-type="float" office:value="3.02009698032889">
            <text:p>3.02</text:p>
          </table:table-cell>
          <table:table-cell table:formula="of:=SQRT([.G198]*g0/(0.5*[Inputs.$D$8]*[.D198]*PI()*(3/4/PI()*[.F198])^(2/3)))" office:value-type="float" office:value="8.95068987695569">
            <text:p>8.95</text:p>
          </table:table-cell>
          <table:table-cell table:formula="of:=([.A198]-[.A197])*1000/[.H198]/60+[.I197]" office:value-type="float" office:value="46.4382036231788">
            <text:p>46.44</text:p>
          </table:table-cell>
          <table:table-cell table:number-columns-repeated="1015"/>
        </table:table-row>
        <table:table-row table:style-name="ro5">
          <table:table-cell office:value-type="float" office:value="19.7">
            <text:p>19.70</text:p>
          </table:table-cell>
          <table:table-cell table:formula="of:=[.B198]" office:value-type="float" office:value="-56.5">
            <text:p>-56.50</text:p>
          </table:table-cell>
          <table:table-cell table:style-name="ce3" table:formula="of:=[.$C$111]*EXP(-([.A199]-[.$A$112])*1000*g0/ra/([.$B$112]+c_to_k))" office:value-type="float" office:value="5831.36322899096">
            <text:p>5831.36</text:p>
          </table:table-cell>
          <table:table-cell table:formula="of:=[.C199]/(ra*([.B199]+c_to_k))" office:value-type="float" office:value="0.0937668890039067">
            <text:p>0.09</text:p>
          </table:table-cell>
          <table:table-cell table:formula="of:=[.$E$2]*[.D199]/[.$D$2]" office:value-type="float" office:value="0.0129597258411781">
            <text:p>0.01</text:p>
          </table:table-cell>
          <table:table-cell table:formula="of:=[Inputs.$D$7]*[.$D$2]/[.D199]" office:value-type="float" office:value="65.3215666605538">
            <text:p>65.32</text:p>
          </table:table-cell>
          <table:table-cell table:formula="of:=[.F199]*[Inputs.$D$6]*([.D199]-[.E199])-[Inputs.$D$4]-[Inputs.$D$5]" office:value-type="float" office:value="3.02009698032889">
            <text:p>3.02</text:p>
          </table:table-cell>
          <table:table-cell table:formula="of:=SQRT([.G199]*g0/(0.5*[Inputs.$D$8]*[.D199]*PI()*(3/4/PI()*[.F199])^(2/3)))" office:value-type="float" office:value="8.97424425997152">
            <text:p>8.97</text:p>
          </table:table-cell>
          <table:table-cell table:formula="of:=([.A199]-[.A198])*1000/[.H199]/60+[.I198]" office:value-type="float" office:value="46.6239202828089">
            <text:p>46.62</text:p>
          </table:table-cell>
          <table:table-cell table:number-columns-repeated="1015"/>
        </table:table-row>
        <table:table-row table:style-name="ro5">
          <table:table-cell office:value-type="float" office:value="19.8">
            <text:p>19.80</text:p>
          </table:table-cell>
          <table:table-cell table:formula="of:=[.B199]" office:value-type="float" office:value="-56.5">
            <text:p>-56.50</text:p>
          </table:table-cell>
          <table:table-cell table:style-name="ce3" table:formula="of:=[.$C$111]*EXP(-([.A200]-[.$A$112])*1000*g0/ra/([.$B$112]+c_to_k))" office:value-type="float" office:value="5740.13145372334">
            <text:p>5740.13</text:p>
          </table:table-cell>
          <table:table-cell table:formula="of:=[.C200]/(ra*([.B200]+c_to_k))" office:value-type="float" office:value="0.0922999044568596">
            <text:p>0.09</text:p>
          </table:table-cell>
          <table:table-cell table:formula="of:=[.$E$2]*[.D200]/[.$D$2]" office:value-type="float" office:value="0.0127569707135959">
            <text:p>0.01</text:p>
          </table:table-cell>
          <table:table-cell table:formula="of:=[Inputs.$D$7]*[.$D$2]/[.D200]" office:value-type="float" office:value="66.3597663146469">
            <text:p>66.36</text:p>
          </table:table-cell>
          <table:table-cell table:formula="of:=[.F200]*[Inputs.$D$6]*([.D200]-[.E200])-[Inputs.$D$4]-[Inputs.$D$5]" office:value-type="float" office:value="3.02009698032889">
            <text:p>3.02</text:p>
          </table:table-cell>
          <table:table-cell table:formula="of:=SQRT([.G200]*g0/(0.5*[Inputs.$D$8]*[.D200]*PI()*(3/4/PI()*[.F200])^(2/3)))" office:value-type="float" office:value="8.99786062803732">
            <text:p>9.00</text:p>
          </table:table-cell>
          <table:table-cell table:formula="of:=([.A200]-[.A199])*1000/[.H200]/60+[.I199]" office:value-type="float" office:value="46.8091494984598">
            <text:p>46.81</text:p>
          </table:table-cell>
          <table:table-cell table:number-columns-repeated="1015"/>
        </table:table-row>
        <table:table-row table:style-name="ro5">
          <table:table-cell office:value-type="float" office:value="19.9">
            <text:p>19.90</text:p>
          </table:table-cell>
          <table:table-cell table:formula="of:=[.B200]" office:value-type="float" office:value="-56.5">
            <text:p>-56.50</text:p>
          </table:table-cell>
          <table:table-cell table:style-name="ce3" table:formula="of:=[.$C$111]*EXP(-([.A201]-[.$A$112])*1000*g0/ra/([.$B$112]+c_to_k))" office:value-type="float" office:value="5650.32700110595">
            <text:p>5650.33</text:p>
          </table:table-cell>
          <table:table-cell table:formula="of:=[.C201]/(ra*([.B201]+c_to_k))" office:value-type="float" office:value="0.0908558709075915">
            <text:p>0.09</text:p>
          </table:table-cell>
          <table:table-cell table:formula="of:=[.$E$2]*[.D201]/[.$D$2]" office:value-type="float" office:value="0.0125573876933765">
            <text:p>0.01</text:p>
          </table:table-cell>
          <table:table-cell table:formula="of:=[Inputs.$D$7]*[.$D$2]/[.D201]" office:value-type="float" office:value="67.4144667750872">
            <text:p>67.41</text:p>
          </table:table-cell>
          <table:table-cell table:formula="of:=[.F201]*[Inputs.$D$6]*([.D201]-[.E201])-[Inputs.$D$4]-[Inputs.$D$5]" office:value-type="float" office:value="3.02009698032889">
            <text:p>3.02</text:p>
          </table:table-cell>
          <table:table-cell table:formula="of:=SQRT([.G201]*g0/(0.5*[Inputs.$D$8]*[.D201]*PI()*(3/4/PI()*[.F201])^(2/3)))" office:value-type="float" office:value="9.0215391442712">
            <text:p>9.02</text:p>
          </table:table-cell>
          <table:table-cell table:formula="of:=([.A201]-[.A200])*1000/[.H201]/60+[.I200]" office:value-type="float" office:value="46.9938925495083">
            <text:p>46.99</text:p>
          </table:table-cell>
          <table:table-cell table:number-columns-repeated="1015"/>
        </table:table-row>
        <table:table-row table:style-name="ro5">
          <table:table-cell table:style-name="ce4" office:value-type="float" office:value="20">
            <text:p>20.00</text:p>
          </table:table-cell>
          <table:table-cell table:style-name="ce6" table:formula="of:=[.B201]" office:value-type="float" office:value="-56.5">
            <text:p>-56.50</text:p>
          </table:table-cell>
          <table:table-cell table:style-name="ce6" table:formula="of:=[.$C$111]*EXP(-([.A202]-[.$A$112])*1000*g0/ra/([.$B$112]+c_to_k))" office:value-type="float" office:value="5561.92754065205">
            <text:p>5561.93</text:p>
          </table:table-cell>
          <table:table-cell table:style-name="ce4" table:formula="of:=[.C202]/(ra*([.B202]+c_to_k))" office:value-type="float" office:value="0.0894344292873582">
            <text:p>0.09</text:p>
          </table:table-cell>
          <table:table-cell table:style-name="ce4" table:formula="of:=[.$E$2]*[.D202]/[.$D$2]" office:value-type="float" office:value="0.0123609271528471">
            <text:p>0.01</text:p>
          </table:table-cell>
          <table:table-cell table:style-name="ce4" table:formula="of:=[Inputs.$D$7]*[.$D$2]/[.D202]" office:value-type="float" office:value="68.4859303003035">
            <text:p>68.49</text:p>
          </table:table-cell>
          <table:table-cell table:style-name="ce4" table:formula="of:=[.F202]*[Inputs.$D$6]*([.D202]-[.E202])-[Inputs.$D$4]-[Inputs.$D$5]" office:value-type="float" office:value="3.02009698032889">
            <text:p>3.02</text:p>
          </table:table-cell>
          <table:table-cell table:style-name="ce4" table:formula="of:=SQRT([.G202]*g0/(0.5*[Inputs.$D$8]*[.D202]*PI()*(3/4/PI()*[.F202])^(2/3)))" office:value-type="float" office:value="9.04527997222052">
            <text:p>9.05</text:p>
          </table:table-cell>
          <table:table-cell table:style-name="ce4" table:formula="of:=([.A202]-[.A201])*1000/[.H202]/60+[.I201]" office:value-type="float" office:value="47.1781507119737">
            <text:p>47.18</text:p>
          </table:table-cell>
          <table:table-cell table:style-name="ce4" table:number-columns-repeated="1012"/>
          <table:table-cell table:style-name="ce11" table:number-columns-repeated="2"/>
          <table:table-cell/>
        </table:table-row>
        <table:table-row table:style-name="ro5">
          <table:table-cell office:value-type="float" office:value="20.1">
            <text:p>20.10</text:p>
          </table:table-cell>
          <table:table-cell table:formula="of:=[.$B$202]+([.A203]-[.$A$202])*1" office:value-type="float" office:value="-56.4">
            <text:p>-56.40</text:p>
          </table:table-cell>
          <table:table-cell table:formula="of:=[.$C$202]*(([.B203]+c_to_k)/([.$B$202]+c_to_k))^(-g0*1000/ra/1)" office:value-type="float" office:value="5474.93100948757">
            <text:p>5474.93</text:p>
          </table:table-cell>
          <table:table-cell table:formula="of:=[.C203]/(ra*([.B203]+c_to_k))" office:value-type="float" office:value="0.0879949302565964">
            <text:p>0.09</text:p>
          </table:table-cell>
          <table:table-cell table:formula="of:=[.$E$2]*[.D203]/[.$D$2]" office:value-type="float" office:value="0.0121619708583012">
            <text:p>0.01</text:p>
          </table:table-cell>
          <table:table-cell table:formula="of:=[Inputs.$D$7]*[.$D$2]/[.D203]" office:value-type="float" office:value="69.606283825224">
            <text:p>69.61</text:p>
          </table:table-cell>
          <table:table-cell table:formula="of:=[.F203]*[Inputs.$D$6]*([.D203]-[.E203])-[Inputs.$D$4]-[Inputs.$D$5]" office:value-type="float" office:value="3.02009698032889">
            <text:p>3.02</text:p>
          </table:table-cell>
          <table:table-cell table:formula="of:=SQRT([.G203]*g0/(0.5*[Inputs.$D$8]*[.D203]*PI()*(3/4/PI()*[.F203])^(2/3)))" office:value-type="float" office:value="9.06977531773619">
            <text:p>9.07</text:p>
          </table:table-cell>
          <table:table-cell table:formula="of:=([.A203]-[.A202])*1000/[.H203]/60+[.I202]" office:value-type="float" office:value="47.3619112361631">
            <text:p>47.36</text:p>
          </table:table-cell>
          <table:table-cell table:number-columns-repeated="1015"/>
        </table:table-row>
        <table:table-row table:style-name="ro5">
          <table:table-cell office:value-type="float" office:value="20.2">
            <text:p>20.20</text:p>
          </table:table-cell>
          <table:table-cell table:formula="of:=[.$B$202]+([.A204]-[.$A$202])*1" office:value-type="float" office:value="-56.3">
            <text:p>-56.30</text:p>
          </table:table-cell>
          <table:table-cell table:formula="of:=[.$C$202]*(([.B204]+c_to_k)/([.$B$202]+c_to_k))^(-g0*1000/ra/1)" office:value-type="float" office:value="5389.33441846015">
            <text:p>5389.33</text:p>
          </table:table-cell>
          <table:table-cell table:formula="of:=[.C204]/(ra*([.B204]+c_to_k))" office:value-type="float" office:value="0.0865792488029348">
            <text:p>0.09</text:p>
          </table:table-cell>
          <table:table-cell table:formula="of:=[.$E$2]*[.D204]/[.$D$2]" office:value-type="float" office:value="0.0119663064429325">
            <text:p>0.01</text:p>
          </table:table-cell>
          <table:table-cell table:formula="of:=[Inputs.$D$7]*[.$D$2]/[.D204]" office:value-type="float" office:value="70.7444355929064">
            <text:p>70.74</text:p>
          </table:table-cell>
          <table:table-cell table:formula="of:=[.F204]*[Inputs.$D$6]*([.D204]-[.E204])-[Inputs.$D$4]-[Inputs.$D$5]" office:value-type="float" office:value="3.02009698032889">
            <text:p>3.02</text:p>
          </table:table-cell>
          <table:table-cell table:formula="of:=SQRT([.G204]*g0/(0.5*[Inputs.$D$8]*[.D204]*PI()*(3/4/PI()*[.F204])^(2/3)))" office:value-type="float" office:value="9.09432565410897">
            <text:p>9.09</text:p>
          </table:table-cell>
          <table:table-cell table:formula="of:=([.A204]-[.A203])*1000/[.H204]/60+[.I203]" office:value-type="float" office:value="47.5451756946899">
            <text:p>47.55</text:p>
          </table:table-cell>
          <table:table-cell table:number-columns-repeated="1015"/>
        </table:table-row>
        <table:table-row table:style-name="ro5">
          <table:table-cell office:value-type="float" office:value="20.3">
            <text:p>20.30</text:p>
          </table:table-cell>
          <table:table-cell table:formula="of:=[.$B$202]+([.A205]-[.$A$202])*1" office:value-type="float" office:value="-56.2">
            <text:p>-56.20</text:p>
          </table:table-cell>
          <table:table-cell table:formula="of:=[.$C$202]*(([.B205]+c_to_k)/([.$B$202]+c_to_k))^(-g0*1000/ra/1)" office:value-type="float" office:value="5305.11460980636">
            <text:p>5305.11</text:p>
          </table:table-cell>
          <table:table-cell table:formula="of:=[.C205]/(ra*([.B205]+c_to_k))" office:value-type="float" office:value="0.0851869801350255">
            <text:p>0.09</text:p>
          </table:table-cell>
          <table:table-cell table:formula="of:=[.$E$2]*[.D205]/[.$D$2]" office:value-type="float" office:value="0.0117738779596476">
            <text:p>0.01</text:p>
          </table:table-cell>
          <table:table-cell table:formula="of:=[Inputs.$D$7]*[.$D$2]/[.D205]" office:value-type="float" office:value="71.900659947248">
            <text:p>71.90</text:p>
          </table:table-cell>
          <table:table-cell table:formula="of:=[.F205]*[Inputs.$D$6]*([.D205]-[.E205])-[Inputs.$D$4]-[Inputs.$D$5]" office:value-type="float" office:value="3.02009698032889">
            <text:p>3.02</text:p>
          </table:table-cell>
          <table:table-cell table:formula="of:=SQRT([.G205]*g0/(0.5*[Inputs.$D$8]*[.D205]*PI()*(3/4/PI()*[.F205])^(2/3)))" office:value-type="float" office:value="9.1189310793463">
            <text:p>9.12</text:p>
          </table:table-cell>
          <table:table-cell table:formula="of:=([.A205]-[.A204])*1000/[.H205]/60+[.I204]" office:value-type="float" office:value="47.7279456544762">
            <text:p>47.73</text:p>
          </table:table-cell>
          <table:table-cell table:number-columns-repeated="1015"/>
        </table:table-row>
        <table:table-row table:style-name="ro5">
          <table:table-cell office:value-type="float" office:value="20.4">
            <text:p>20.40</text:p>
          </table:table-cell>
          <table:table-cell table:formula="of:=[.$B$202]+([.A206]-[.$A$202])*1" office:value-type="float" office:value="-56.1">
            <text:p>-56.10</text:p>
          </table:table-cell>
          <table:table-cell table:formula="of:=[.$C$202]*(([.B206]+c_to_k)/([.$B$202]+c_to_k))^(-g0*1000/ra/1)" office:value-type="float" office:value="5222.24881925054">
            <text:p>5222.25</text:p>
          </table:table-cell>
          <table:table-cell table:formula="of:=[.C206]/(ra*([.B206]+c_to_k))" office:value-type="float" office:value="0.083817726523035">
            <text:p>0.08</text:p>
          </table:table-cell>
          <table:table-cell table:formula="of:=[.$E$2]*[.D206]/[.$D$2]" office:value-type="float" office:value="0.0115846304373404">
            <text:p>0.01</text:p>
          </table:table-cell>
          <table:table-cell table:formula="of:=[Inputs.$D$7]*[.$D$2]/[.D206]" office:value-type="float" office:value="73.0752353314923">
            <text:p>73.08</text:p>
          </table:table-cell>
          <table:table-cell table:formula="of:=[.F206]*[Inputs.$D$6]*([.D206]-[.E206])-[Inputs.$D$4]-[Inputs.$D$5]" office:value-type="float" office:value="3.02009698032889">
            <text:p>3.02</text:p>
          </table:table-cell>
          <table:table-cell table:formula="of:=SQRT([.G206]*g0/(0.5*[Inputs.$D$8]*[.D206]*PI()*(3/4/PI()*[.F206])^(2/3)))" office:value-type="float" office:value="9.14359169158497">
            <text:p>9.14</text:p>
          </table:table-cell>
          <table:table-cell table:formula="of:=([.A206]-[.A205])*1000/[.H206]/60+[.I205]" office:value-type="float" office:value="47.9102226767759">
            <text:p>47.91</text:p>
          </table:table-cell>
          <table:table-cell table:number-columns-repeated="1015"/>
        </table:table-row>
        <table:table-row table:style-name="ro5">
          <table:table-cell office:value-type="float" office:value="20.5">
            <text:p>20.50</text:p>
          </table:table-cell>
          <table:table-cell table:formula="of:=[.$B$202]+([.A207]-[.$A$202])*1" office:value-type="float" office:value="-56">
            <text:p>-56.00</text:p>
          </table:table-cell>
          <table:table-cell table:formula="of:=[.$C$202]*(([.B207]+c_to_k)/([.$B$202]+c_to_k))^(-g0*1000/ra/1)" office:value-type="float" office:value="5140.71466914204">
            <text:p>5140.71</text:p>
          </table:table-cell>
          <table:table-cell table:formula="of:=[.C207]/(ra*([.B207]+c_to_k))" office:value-type="float" office:value="0.0824710971722862">
            <text:p>0.08</text:p>
          </table:table-cell>
          <table:table-cell table:formula="of:=[.$E$2]*[.D207]/[.$D$2]" office:value-type="float" office:value="0.011398509863428">
            <text:p>0.01</text:p>
          </table:table-cell>
          <table:table-cell table:formula="of:=[Inputs.$D$7]*[.$D$2]/[.D207]" office:value-type="float" office:value="74.2684443475513">
            <text:p>74.27</text:p>
          </table:table-cell>
          <table:table-cell table:formula="of:=[.F207]*[Inputs.$D$6]*([.D207]-[.E207])-[Inputs.$D$4]-[Inputs.$D$5]" office:value-type="float" office:value="3.02009698032889">
            <text:p>3.02</text:p>
          </table:table-cell>
          <table:table-cell table:formula="of:=SQRT([.G207]*g0/(0.5*[Inputs.$D$8]*[.D207]*PI()*(3/4/PI()*[.F207])^(2/3)))" office:value-type="float" office:value="9.16830758909127">
            <text:p>9.17</text:p>
          </table:table-cell>
          <table:table-cell table:formula="of:=([.A207]-[.A206])*1000/[.H207]/60+[.I206]" office:value-type="float" office:value="48.0920083171977">
            <text:p>48.09</text:p>
          </table:table-cell>
          <table:table-cell table:number-columns-repeated="1015"/>
        </table:table-row>
        <table:table-row table:style-name="ro5">
          <table:table-cell office:value-type="float" office:value="20.6">
            <text:p>20.60</text:p>
          </table:table-cell>
          <table:table-cell table:formula="of:=[.$B$202]+([.A208]-[.$A$202])*1" office:value-type="float" office:value="-55.9">
            <text:p>-55.90</text:p>
          </table:table-cell>
          <table:table-cell table:formula="of:=[.$C$202]*(([.B208]+c_to_k)/([.$B$202]+c_to_k))^(-g0*1000/ra/1)" office:value-type="float" office:value="5060.49016171528">
            <text:p>5060.49</text:p>
          </table:table-cell>
          <table:table-cell table:formula="of:=[.C208]/(ra*([.B208]+c_to_k))" office:value-type="float" office:value="0.0811467080992202">
            <text:p>0.08</text:p>
          </table:table-cell>
          <table:table-cell table:formula="of:=[.$E$2]*[.D208]/[.$D$2]" office:value-type="float" office:value="0.0112154631667068">
            <text:p>0.01</text:p>
          </table:table-cell>
          <table:table-cell table:formula="of:=[Inputs.$D$7]*[.$D$2]/[.D208]" office:value-type="float" office:value="75.4805738161583">
            <text:p>75.48</text:p>
          </table:table-cell>
          <table:table-cell table:formula="of:=[.F208]*[Inputs.$D$6]*([.D208]-[.E208])-[Inputs.$D$4]-[Inputs.$D$5]" office:value-type="float" office:value="3.02009698032889">
            <text:p>3.02</text:p>
          </table:table-cell>
          <table:table-cell table:formula="of:=SQRT([.G208]*g0/(0.5*[Inputs.$D$8]*[.D208]*PI()*(3/4/PI()*[.F208])^(2/3)))" office:value-type="float" office:value="9.19307887026107">
            <text:p>9.19</text:p>
          </table:table-cell>
          <table:table-cell table:formula="of:=([.A208]-[.A207])*1000/[.H208]/60+[.I207]" office:value-type="float" office:value="48.273304125728">
            <text:p>48.27</text:p>
          </table:table-cell>
          <table:table-cell table:number-columns-repeated="1015"/>
        </table:table-row>
        <table:table-row table:style-name="ro5">
          <table:table-cell office:value-type="float" office:value="20.7">
            <text:p>20.70</text:p>
          </table:table-cell>
          <table:table-cell table:formula="of:=[.$B$202]+([.A209]-[.$A$202])*1" office:value-type="float" office:value="-55.8">
            <text:p>-55.80</text:p>
          </table:table-cell>
          <table:table-cell table:formula="of:=[.$C$202]*(([.B209]+c_to_k)/([.$B$202]+c_to_k))^(-g0*1000/ra/1)" office:value-type="float" office:value="4981.5536724702">
            <text:p>4981.55</text:p>
          </table:table-cell>
          <table:table-cell table:formula="of:=[.C209]/(ra*([.B209]+c_to_k))" office:value-type="float" office:value="0.07984418200963">
            <text:p>0.08</text:p>
          </table:table-cell>
          <table:table-cell table:formula="of:=[.$E$2]*[.D209]/[.$D$2]" office:value-type="float" office:value="0.0110354382005232">
            <text:p>0.01</text:p>
          </table:table-cell>
          <table:table-cell table:formula="of:=[Inputs.$D$7]*[.$D$2]/[.D209]" office:value-type="float" office:value="76.7119148378614">
            <text:p>76.71</text:p>
          </table:table-cell>
          <table:table-cell table:formula="of:=[.F209]*[Inputs.$D$6]*([.D209]-[.E209])-[Inputs.$D$4]-[Inputs.$D$5]" office:value-type="float" office:value="3.02009698032889">
            <text:p>3.02</text:p>
          </table:table-cell>
          <table:table-cell table:formula="of:=SQRT([.G209]*g0/(0.5*[Inputs.$D$8]*[.D209]*PI()*(3/4/PI()*[.F209])^(2/3)))" office:value-type="float" office:value="9.21790563361994">
            <text:p>9.22</text:p>
          </table:table-cell>
          <table:table-cell table:formula="of:=([.A209]-[.A208])*1000/[.H209]/60+[.I208]" office:value-type="float" office:value="48.454111646754">
            <text:p>48.45</text:p>
          </table:table-cell>
          <table:table-cell table:number-columns-repeated="1015"/>
        </table:table-row>
        <table:table-row table:style-name="ro5">
          <table:table-cell office:value-type="float" office:value="20.8">
            <text:p>20.80</text:p>
          </table:table-cell>
          <table:table-cell table:formula="of:=[.$B$202]+([.A210]-[.$A$202])*1" office:value-type="float" office:value="-55.7">
            <text:p>-55.70</text:p>
          </table:table-cell>
          <table:table-cell table:formula="of:=[.$C$202]*(([.B210]+c_to_k)/([.$B$202]+c_to_k))^(-g0*1000/ra/1)" office:value-type="float" office:value="4903.88394367113">
            <text:p>4903.88</text:p>
          </table:table-cell>
          <table:table-cell table:formula="of:=[.C210]/(ra*([.B210]+c_to_k))" office:value-type="float" office:value="0.0785631481791271">
            <text:p>0.08</text:p>
          </table:table-cell>
          <table:table-cell table:formula="of:=[.$E$2]*[.D210]/[.$D$2]" office:value-type="float" office:value="0.0108583837262525">
            <text:p>0.01</text:p>
          </table:table-cell>
          <table:table-cell table:formula="of:=[Inputs.$D$7]*[.$D$2]/[.D210]" office:value-type="float" office:value="77.9627628548718">
            <text:p>77.96</text:p>
          </table:table-cell>
          <table:table-cell table:formula="of:=[.F210]*[Inputs.$D$6]*([.D210]-[.E210])-[Inputs.$D$4]-[Inputs.$D$5]" office:value-type="float" office:value="3.02009698032889">
            <text:p>3.02</text:p>
          </table:table-cell>
          <table:table-cell table:formula="of:=SQRT([.G210]*g0/(0.5*[Inputs.$D$8]*[.D210]*PI()*(3/4/PI()*[.F210])^(2/3)))" office:value-type="float" office:value="9.24278797782327">
            <text:p>9.24</text:p>
          </table:table-cell>
          <table:table-cell table:formula="of:=([.A210]-[.A209])*1000/[.H210]/60+[.I209]" office:value-type="float" office:value="48.6344324190865">
            <text:p>48.63</text:p>
          </table:table-cell>
          <table:table-cell table:number-columns-repeated="1015"/>
        </table:table-row>
        <table:table-row table:style-name="ro5">
          <table:table-cell office:value-type="float" office:value="20.9">
            <text:p>20.90</text:p>
          </table:table-cell>
          <table:table-cell table:formula="of:=[.$B$202]+([.A211]-[.$A$202])*1" office:value-type="float" office:value="-55.6">
            <text:p>-55.60</text:p>
          </table:table-cell>
          <table:table-cell table:formula="of:=[.$C$202]*(([.B211]+c_to_k)/([.$B$202]+c_to_k))^(-g0*1000/ra/1)" office:value-type="float" office:value="4827.46007796192">
            <text:p>4827.46</text:p>
          </table:table-cell>
          <table:table-cell table:formula="of:=[.C211]/(ra*([.B211]+c_to_k))" office:value-type="float" office:value="0.0773032423357993">
            <text:p>0.08</text:p>
          </table:table-cell>
          <table:table-cell table:formula="of:=[.$E$2]*[.D211]/[.$D$2]" office:value-type="float" office:value="0.0106842493970806">
            <text:p>0.01</text:p>
          </table:table-cell>
          <table:table-cell table:formula="of:=[Inputs.$D$7]*[.$D$2]/[.D211]" office:value-type="float" office:value="79.2334177137734">
            <text:p>79.23</text:p>
          </table:table-cell>
          <table:table-cell table:formula="of:=[.F211]*[Inputs.$D$6]*([.D211]-[.E211])-[Inputs.$D$4]-[Inputs.$D$5]" office:value-type="float" office:value="3.02009698032889">
            <text:p>3.02</text:p>
          </table:table-cell>
          <table:table-cell table:formula="of:=SQRT([.G211]*g0/(0.5*[Inputs.$D$8]*[.D211]*PI()*(3/4/PI()*[.F211])^(2/3)))" office:value-type="float" office:value="9.26772600165635">
            <text:p>9.27</text:p>
          </table:table-cell>
          <table:table-cell table:formula="of:=([.A211]-[.A210])*1000/[.H211]/60+[.I210]" office:value-type="float" office:value="48.8142679759824">
            <text:p>48.81</text:p>
          </table:table-cell>
          <table:table-cell table:number-columns-repeated="1015"/>
        </table:table-row>
        <table:table-row table:style-name="ro5">
          <table:table-cell office:value-type="float" office:value="21">
            <text:p>21.00</text:p>
          </table:table-cell>
          <table:table-cell table:formula="of:=[.$B$202]+([.A212]-[.$A$202])*1" office:value-type="float" office:value="-55.5">
            <text:p>-55.50</text:p>
          </table:table-cell>
          <table:table-cell table:formula="of:=[.$C$202]*(([.B212]+c_to_k)/([.$B$202]+c_to_k))^(-g0*1000/ra/1)" office:value-type="float" office:value="4752.2615320947">
            <text:p>4752.26</text:p>
          </table:table-cell>
          <table:table-cell table:formula="of:=[.C212]/(ra*([.B212]+c_to_k))" office:value-type="float" office:value="0.0760641065450111">
            <text:p>0.08</text:p>
          </table:table-cell>
          <table:table-cell table:formula="of:=[.$E$2]*[.D212]/[.$D$2]" office:value-type="float" office:value="0.0105129857420825">
            <text:p>0.01</text:p>
          </table:table-cell>
          <table:table-cell table:formula="of:=[Inputs.$D$7]*[.$D$2]/[.D212]" office:value-type="float" office:value="80.5241837291148">
            <text:p>80.52</text:p>
          </table:table-cell>
          <table:table-cell table:formula="of:=[.F212]*[Inputs.$D$6]*([.D212]-[.E212])-[Inputs.$D$4]-[Inputs.$D$5]" office:value-type="float" office:value="3.02009698032889">
            <text:p>3.02</text:p>
          </table:table-cell>
          <table:table-cell table:formula="of:=SQRT([.G212]*g0/(0.5*[Inputs.$D$8]*[.D212]*PI()*(3/4/PI()*[.F212])^(2/3)))" office:value-type="float" office:value="9.29271980403452">
            <text:p>9.29</text:p>
          </table:table-cell>
          <table:table-cell table:formula="of:=([.A212]-[.A211])*1000/[.H212]/60+[.I211]" office:value-type="float" office:value="48.9936198451675">
            <text:p>48.99</text:p>
          </table:table-cell>
          <table:table-cell table:number-columns-repeated="1015"/>
        </table:table-row>
        <table:table-row table:style-name="ro5">
          <table:table-cell office:value-type="float" office:value="21.1">
            <text:p>21.10</text:p>
          </table:table-cell>
          <table:table-cell table:formula="of:=[.$B$202]+([.A213]-[.$A$202])*1" office:value-type="float" office:value="-55.4">
            <text:p>-55.40</text:p>
          </table:table-cell>
          <table:table-cell table:formula="of:=[.$C$202]*(([.B213]+c_to_k)/([.$B$202]+c_to_k))^(-g0*1000/ra/1)" office:value-type="float" office:value="4678.26811077098">
            <text:p>4678.27</text:p>
          </table:table-cell>
          <table:table-cell table:formula="of:=[.C213]/(ra*([.B213]+c_to_k))" office:value-type="float" office:value="0.0748453890963188">
            <text:p>0.07</text:p>
          </table:table-cell>
          <table:table-cell table:formula="of:=[.$E$2]*[.D213]/[.$D$2]" office:value-type="float" office:value="0.0103445441505922">
            <text:p>0.01</text:p>
          </table:table-cell>
          <table:table-cell table:formula="of:=[Inputs.$D$7]*[.$D$2]/[.D213]" office:value-type="float" office:value="81.8353697478833">
            <text:p>81.84</text:p>
          </table:table-cell>
          <table:table-cell table:formula="of:=[.F213]*[Inputs.$D$6]*([.D213]-[.E213])-[Inputs.$D$4]-[Inputs.$D$5]" office:value-type="float" office:value="3.02009698032889">
            <text:p>3.02</text:p>
          </table:table-cell>
          <table:table-cell table:formula="of:=SQRT([.G213]*g0/(0.5*[Inputs.$D$8]*[.D213]*PI()*(3/4/PI()*[.F213])^(2/3)))" office:value-type="float" office:value="9.31776948400328">
            <text:p>9.32</text:p>
          </table:table-cell>
          <table:table-cell table:formula="of:=([.A213]-[.A212])*1000/[.H213]/60+[.I212]" office:value-type="float" office:value="49.1724895488587">
            <text:p>49.17</text:p>
          </table:table-cell>
          <table:table-cell table:number-columns-repeated="1015"/>
        </table:table-row>
        <table:table-row table:style-name="ro5">
          <table:table-cell office:value-type="float" office:value="21.2">
            <text:p>21.20</text:p>
          </table:table-cell>
          <table:table-cell table:formula="of:=[.$B$202]+([.A214]-[.$A$202])*1" office:value-type="float" office:value="-55.3">
            <text:p>-55.30</text:p>
          </table:table-cell>
          <table:table-cell table:formula="of:=[.$C$202]*(([.B214]+c_to_k)/([.$B$202]+c_to_k))^(-g0*1000/ra/1)" office:value-type="float" office:value="4605.45996059247">
            <text:p>4605.46</text:p>
          </table:table-cell>
          <table:table-cell table:formula="of:=[.C214]/(ra*([.B214]+c_to_k))" office:value-type="float" office:value="0.0736467443924511">
            <text:p>0.07</text:p>
          </table:table-cell>
          <table:table-cell table:formula="of:=[.$E$2]*[.D214]/[.$D$2]" office:value-type="float" office:value="0.0101788768568585">
            <text:p>0.01</text:p>
          </table:table-cell>
          <table:table-cell table:formula="of:=[Inputs.$D$7]*[.$D$2]/[.D214]" office:value-type="float" office:value="83.1672892148816">
            <text:p>83.17</text:p>
          </table:table-cell>
          <table:table-cell table:formula="of:=[.F214]*[Inputs.$D$6]*([.D214]-[.E214])-[Inputs.$D$4]-[Inputs.$D$5]" office:value-type="float" office:value="3.02009698032889">
            <text:p>3.02</text:p>
          </table:table-cell>
          <table:table-cell table:formula="of:=SQRT([.G214]*g0/(0.5*[Inputs.$D$8]*[.D214]*PI()*(3/4/PI()*[.F214])^(2/3)))" office:value-type="float" office:value="9.34287514073835">
            <text:p>9.34</text:p>
          </table:table-cell>
          <table:table-cell table:formula="of:=([.A214]-[.A213])*1000/[.H214]/60+[.I213]" office:value-type="float" office:value="49.3508786037867">
            <text:p>49.35</text:p>
          </table:table-cell>
          <table:table-cell table:number-columns-repeated="1015"/>
        </table:table-row>
        <table:table-row table:style-name="ro5">
          <table:table-cell office:value-type="float" office:value="21.3">
            <text:p>21.30</text:p>
          </table:table-cell>
          <table:table-cell table:formula="of:=[.$B$202]+([.A215]-[.$A$202])*1" office:value-type="float" office:value="-55.2">
            <text:p>-55.20</text:p>
          </table:table-cell>
          <table:table-cell table:formula="of:=[.$C$202]*(([.B215]+c_to_k)/([.$B$202]+c_to_k))^(-g0*1000/ra/1)" office:value-type="float" office:value="4533.81756411958">
            <text:p>4533.82</text:p>
          </table:table-cell>
          <table:table-cell table:formula="of:=[.C215]/(ra*([.B215]+c_to_k))" office:value-type="float" office:value="0.0724678328403174">
            <text:p>0.07</text:p>
          </table:table-cell>
          <table:table-cell table:formula="of:=[.$E$2]*[.D215]/[.$D$2]" office:value-type="float" office:value="0.0100159369249812">
            <text:p>0.01</text:p>
          </table:table-cell>
          <table:table-cell table:formula="of:=[Inputs.$D$7]*[.$D$2]/[.D215]" office:value-type="float" office:value="84.5202602390202">
            <text:p>84.52</text:p>
          </table:table-cell>
          <table:table-cell table:formula="of:=[.F215]*[Inputs.$D$6]*([.D215]-[.E215])-[Inputs.$D$4]-[Inputs.$D$5]" office:value-type="float" office:value="3.02009698032889">
            <text:p>3.02</text:p>
          </table:table-cell>
          <table:table-cell table:formula="of:=SQRT([.G215]*g0/(0.5*[Inputs.$D$8]*[.D215]*PI()*(3/4/PI()*[.F215])^(2/3)))" office:value-type="float" office:value="9.36803687354588">
            <text:p>9.37</text:p>
          </table:table-cell>
          <table:table-cell table:formula="of:=([.A215]-[.A214])*1000/[.H215]/60+[.I214]" office:value-type="float" office:value="49.5287885212181">
            <text:p>49.53</text:p>
          </table:table-cell>
          <table:table-cell table:number-columns-repeated="1015"/>
        </table:table-row>
        <table:table-row table:style-name="ro5">
          <table:table-cell office:value-type="float" office:value="21.4">
            <text:p>21.40</text:p>
          </table:table-cell>
          <table:table-cell table:formula="of:=[.$B$202]+([.A216]-[.$A$202])*1" office:value-type="float" office:value="-55.1">
            <text:p>-55.10</text:p>
          </table:table-cell>
          <table:table-cell table:formula="of:=[.$C$202]*(([.B216]+c_to_k)/([.$B$202]+c_to_k))^(-g0*1000/ra/1)" office:value-type="float" office:value="4463.32173403638">
            <text:p>4463.32</text:p>
          </table:table-cell>
          <table:table-cell table:formula="of:=[.C216]/(ra*([.B216]+c_to_k))" office:value-type="float" office:value="0.0713083207440159">
            <text:p>0.07</text:p>
          </table:table-cell>
          <table:table-cell table:formula="of:=[.$E$2]*[.D216]/[.$D$2]" office:value-type="float" office:value="0.00985567823412311">
            <text:p>0.01</text:p>
          </table:table-cell>
          <table:table-cell table:formula="of:=[Inputs.$D$7]*[.$D$2]/[.D216]" office:value-type="float" office:value="85.8946056605245">
            <text:p>85.89</text:p>
          </table:table-cell>
          <table:table-cell table:formula="of:=[.F216]*[Inputs.$D$6]*([.D216]-[.E216])-[Inputs.$D$4]-[Inputs.$D$5]" office:value-type="float" office:value="3.02009698032889">
            <text:p>3.02</text:p>
          </table:table-cell>
          <table:table-cell table:formula="of:=SQRT([.G216]*g0/(0.5*[Inputs.$D$8]*[.D216]*PI()*(3/4/PI()*[.F216])^(2/3)))" office:value-type="float" office:value="9.39325478186242">
            <text:p>9.39</text:p>
          </table:table-cell>
          <table:table-cell table:formula="of:=([.A216]-[.A215])*1000/[.H216]/60+[.I215]" office:value-type="float" office:value="49.7062208069776">
            <text:p>49.71</text:p>
          </table:table-cell>
          <table:table-cell table:number-columns-repeated="1015"/>
        </table:table-row>
        <table:table-row table:style-name="ro5">
          <table:table-cell office:value-type="float" office:value="21.5">
            <text:p>21.50</text:p>
          </table:table-cell>
          <table:table-cell table:formula="of:=[.$B$202]+([.A217]-[.$A$202])*1" office:value-type="float" office:value="-55">
            <text:p>-55.00</text:p>
          </table:table-cell>
          <table:table-cell table:formula="of:=[.$C$202]*(([.B217]+c_to_k)/([.$B$202]+c_to_k))^(-g0*1000/ra/1)" office:value-type="float" office:value="4393.95360741882">
            <text:p>4393.95</text:p>
          </table:table-cell>
          <table:table-cell table:formula="of:=[.C217]/(ra*([.B217]+c_to_k))" office:value-type="float" office:value="0.070167880199785">
            <text:p>0.07</text:p>
          </table:table-cell>
          <table:table-cell table:formula="of:=[.$E$2]*[.D217]/[.$D$2]" office:value-type="float" office:value="0.00969805546399174">
            <text:p>0.01</text:p>
          </table:table-cell>
          <table:table-cell table:formula="of:=[Inputs.$D$7]*[.$D$2]/[.D217]" office:value-type="float" office:value="87.2906531190921">
            <text:p>87.29</text:p>
          </table:table-cell>
          <table:table-cell table:formula="of:=[.F217]*[Inputs.$D$6]*([.D217]-[.E217])-[Inputs.$D$4]-[Inputs.$D$5]" office:value-type="float" office:value="3.02009698032889">
            <text:p>3.02</text:p>
          </table:table-cell>
          <table:table-cell table:formula="of:=SQRT([.G217]*g0/(0.5*[Inputs.$D$8]*[.D217]*PI()*(3/4/PI()*[.F217])^(2/3)))" office:value-type="float" office:value="9.41852896525516">
            <text:p>9.42</text:p>
          </table:table-cell>
          <table:table-cell table:formula="of:=([.A217]-[.A216])*1000/[.H217]/60+[.I216]" office:value-type="float" office:value="49.8831769614699">
            <text:p>49.88</text:p>
          </table:table-cell>
          <table:table-cell table:number-columns-repeated="1015"/>
        </table:table-row>
        <table:table-row table:style-name="ro5">
          <table:table-cell office:value-type="float" office:value="21.6">
            <text:p>21.60</text:p>
          </table:table-cell>
          <table:table-cell table:formula="of:=[.$B$202]+([.A218]-[.$A$202])*1" office:value-type="float" office:value="-54.9">
            <text:p>-54.90</text:p>
          </table:table-cell>
          <table:table-cell table:formula="of:=[.$C$202]*(([.B218]+c_to_k)/([.$B$202]+c_to_k))^(-g0*1000/ra/1)" office:value-type="float" office:value="4325.6946401055">
            <text:p>4325.69</text:p>
          </table:table-cell>
          <table:table-cell table:formula="of:=[.C218]/(ra*([.B218]+c_to_k))" office:value-type="float" office:value="0.0690461889928816">
            <text:p>0.07</text:p>
          </table:table-cell>
          <table:table-cell table:formula="of:=[.$E$2]*[.D218]/[.$D$2]" office:value-type="float" office:value="0.009543024080586">
            <text:p>0.01</text:p>
          </table:table-cell>
          <table:table-cell table:formula="of:=[Inputs.$D$7]*[.$D$2]/[.D218]" office:value-type="float" office:value="88.70873512299">
            <text:p>88.71</text:p>
          </table:table-cell>
          <table:table-cell table:formula="of:=[.F218]*[Inputs.$D$6]*([.D218]-[.E218])-[Inputs.$D$4]-[Inputs.$D$5]" office:value-type="float" office:value="3.02009698032889">
            <text:p>3.02</text:p>
          </table:table-cell>
          <table:table-cell table:formula="of:=SQRT([.G218]*g0/(0.5*[Inputs.$D$8]*[.D218]*PI()*(3/4/PI()*[.F218])^(2/3)))" office:value-type="float" office:value="9.443859523422">
            <text:p>9.44</text:p>
          </table:table-cell>
          <table:table-cell table:formula="of:=([.A218]-[.A217])*1000/[.H218]/60+[.I217]" office:value-type="float" office:value="50.0596584797023">
            <text:p>50.06</text:p>
          </table:table-cell>
          <table:table-cell table:number-columns-repeated="1015"/>
        </table:table-row>
        <table:table-row table:style-name="ro5">
          <table:table-cell office:value-type="float" office:value="21.7">
            <text:p>21.70</text:p>
          </table:table-cell>
          <table:table-cell table:formula="of:=[.$B$202]+([.A219]-[.$A$202])*1" office:value-type="float" office:value="-54.8">
            <text:p>-54.80</text:p>
          </table:table-cell>
          <table:table-cell table:formula="of:=[.$C$202]*(([.B219]+c_to_k)/([.$B$202]+c_to_k))^(-g0*1000/ra/1)" office:value-type="float" office:value="4258.52660116847">
            <text:p>4258.53</text:p>
          </table:table-cell>
          <table:table-cell table:formula="of:=[.C219]/(ra*([.B219]+c_to_k))" office:value-type="float" office:value="0.0679429304963376">
            <text:p>0.07</text:p>
          </table:table-cell>
          <table:table-cell table:formula="of:=[.$E$2]*[.D219]/[.$D$2]" office:value-type="float" office:value="0.00939054032220339">
            <text:p>0.01</text:p>
          </table:table-cell>
          <table:table-cell table:formula="of:=[Inputs.$D$7]*[.$D$2]/[.D219]" office:value-type="float" office:value="90.1491891191182">
            <text:p>90.15</text:p>
          </table:table-cell>
          <table:table-cell table:formula="of:=[.F219]*[Inputs.$D$6]*([.D219]-[.E219])-[Inputs.$D$4]-[Inputs.$D$5]" office:value-type="float" office:value="3.02009698032889">
            <text:p>3.02</text:p>
          </table:table-cell>
          <table:table-cell table:formula="of:=SQRT([.G219]*g0/(0.5*[Inputs.$D$8]*[.D219]*PI()*(3/4/PI()*[.F219])^(2/3)))" office:value-type="float" office:value="9.46924655619161">
            <text:p>9.47</text:p>
          </table:table-cell>
          <table:table-cell table:formula="of:=([.A219]-[.A218])*1000/[.H219]/60+[.I218]" office:value-type="float" office:value="50.2356668513057">
            <text:p>50.24</text:p>
          </table:table-cell>
          <table:table-cell table:number-columns-repeated="1015"/>
        </table:table-row>
        <table:table-row table:style-name="ro5">
          <table:table-cell office:value-type="float" office:value="21.8">
            <text:p>21.80</text:p>
          </table:table-cell>
          <table:table-cell table:formula="of:=[.$B$202]+([.A220]-[.$A$202])*1" office:value-type="float" office:value="-54.7">
            <text:p>-54.70</text:p>
          </table:table-cell>
          <table:table-cell table:formula="of:=[.$C$202]*(([.B220]+c_to_k)/([.$B$202]+c_to_k))^(-g0*1000/ra/1)" office:value-type="float" office:value="4192.43156748248">
            <text:p>4192.43</text:p>
          </table:table-cell>
          <table:table-cell table:formula="of:=[.C220]/(ra*([.B220]+c_to_k))" office:value-type="float" office:value="0.0668577935715638">
            <text:p>0.07</text:p>
          </table:table-cell>
          <table:table-cell table:formula="of:=[.$E$2]*[.D220]/[.$D$2]" office:value-type="float" office:value="0.00924056118570222">
            <text:p>0.01</text:p>
          </table:table-cell>
          <table:table-cell table:formula="of:=[Inputs.$D$7]*[.$D$2]/[.D220]" office:value-type="float" office:value="91.6123575640484">
            <text:p>91.61</text:p>
          </table:table-cell>
          <table:table-cell table:formula="of:=[.F220]*[Inputs.$D$6]*([.D220]-[.E220])-[Inputs.$D$4]-[Inputs.$D$5]" office:value-type="float" office:value="3.02009698032889">
            <text:p>3.02</text:p>
          </table:table-cell>
          <table:table-cell table:formula="of:=SQRT([.G220]*g0/(0.5*[Inputs.$D$8]*[.D220]*PI()*(3/4/PI()*[.F220])^(2/3)))" office:value-type="float" office:value="9.49469016352363">
            <text:p>9.49</text:p>
          </table:table-cell>
          <table:table-cell table:formula="of:=([.A220]-[.A219])*1000/[.H220]/60+[.I219]" office:value-type="float" office:value="50.4112035605571">
            <text:p>50.41</text:p>
          </table:table-cell>
          <table:table-cell table:number-columns-repeated="1015"/>
        </table:table-row>
        <table:table-row table:style-name="ro5">
          <table:table-cell office:value-type="float" office:value="21.9">
            <text:p>21.90</text:p>
          </table:table-cell>
          <table:table-cell table:formula="of:=[.$B$202]+([.A221]-[.$A$202])*1" office:value-type="float" office:value="-54.6">
            <text:p>-54.60</text:p>
          </table:table-cell>
          <table:table-cell table:formula="of:=[.$C$202]*(([.B221]+c_to_k)/([.$B$202]+c_to_k))^(-g0*1000/ra/1)" office:value-type="float" office:value="4127.39191839071">
            <text:p>4127.39</text:p>
          </table:table-cell>
          <table:table-cell table:formula="of:=[.C221]/(ra*([.B221]+c_to_k))" office:value-type="float" office:value="0.0657904724707669">
            <text:p>0.07</text:p>
          </table:table-cell>
          <table:table-cell table:formula="of:=[.$E$2]*[.D221]/[.$D$2]" office:value-type="float" office:value="0.00909304441301442">
            <text:p>0.01</text:p>
          </table:table-cell>
          <table:table-cell table:formula="of:=[Inputs.$D$7]*[.$D$2]/[.D221]" office:value-type="float" office:value="93.0985879960506">
            <text:p>93.10</text:p>
          </table:table-cell>
          <table:table-cell table:formula="of:=[.F221]*[Inputs.$D$6]*([.D221]-[.E221])-[Inputs.$D$4]-[Inputs.$D$5]" office:value-type="float" office:value="3.02009698032889">
            <text:p>3.02</text:p>
          </table:table-cell>
          <table:table-cell table:formula="of:=SQRT([.G221]*g0/(0.5*[Inputs.$D$8]*[.D221]*PI()*(3/4/PI()*[.F221])^(2/3)))" office:value-type="float" office:value="9.52019044550872">
            <text:p>9.52</text:p>
          </table:table-cell>
          <table:table-cell table:formula="of:=([.A221]-[.A220])*1000/[.H221]/60+[.I220]" office:value-type="float" office:value="50.5862700864009">
            <text:p>50.59</text:p>
          </table:table-cell>
          <table:table-cell table:number-columns-repeated="1015"/>
        </table:table-row>
        <table:table-row table:style-name="ro5">
          <table:table-cell office:value-type="float" office:value="22">
            <text:p>22.00</text:p>
          </table:table-cell>
          <table:table-cell table:formula="of:=[.$B$202]+([.A222]-[.$A$202])*1" office:value-type="float" office:value="-54.5">
            <text:p>-54.50</text:p>
          </table:table-cell>
          <table:table-cell table:formula="of:=[.$C$202]*(([.B222]+c_to_k)/([.$B$202]+c_to_k))^(-g0*1000/ra/1)" office:value-type="float" office:value="4063.3903304654">
            <text:p>4063.39</text:p>
          </table:table-cell>
          <table:table-cell table:formula="of:=[.C222]/(ra*([.B222]+c_to_k))" office:value-type="float" office:value="0.0647406667411442">
            <text:p>0.06</text:p>
          </table:table-cell>
          <table:table-cell table:formula="of:=[.$E$2]*[.D222]/[.$D$2]" office:value-type="float" office:value="0.00894794847790409">
            <text:p>0.01</text:p>
          </table:table-cell>
          <table:table-cell table:formula="of:=[Inputs.$D$7]*[.$D$2]/[.D222]" office:value-type="float" office:value="94.6082331081224">
            <text:p>94.61</text:p>
          </table:table-cell>
          <table:table-cell table:formula="of:=[.F222]*[Inputs.$D$6]*([.D222]-[.E222])-[Inputs.$D$4]-[Inputs.$D$5]" office:value-type="float" office:value="3.02009698032889">
            <text:p>3.02</text:p>
          </table:table-cell>
          <table:table-cell table:formula="of:=SQRT([.G222]*g0/(0.5*[Inputs.$D$8]*[.D222]*PI()*(3/4/PI()*[.F222])^(2/3)))" office:value-type="float" office:value="9.54574750236868">
            <text:p>9.55</text:p>
          </table:table-cell>
          <table:table-cell table:formula="of:=([.A222]-[.A221])*1000/[.H222]/60+[.I221]" office:value-type="float" office:value="50.7608679024707">
            <text:p>50.76</text:p>
          </table:table-cell>
          <table:table-cell table:number-columns-repeated="1015"/>
        </table:table-row>
        <table:table-row table:style-name="ro5">
          <table:table-cell office:value-type="float" office:value="22.1">
            <text:p>22.10</text:p>
          </table:table-cell>
          <table:table-cell table:formula="of:=[.$B$202]+([.A223]-[.$A$202])*1" office:value-type="float" office:value="-54.4">
            <text:p>-54.40</text:p>
          </table:table-cell>
          <table:table-cell table:formula="of:=[.$C$202]*(([.B223]+c_to_k)/([.$B$202]+c_to_k))^(-g0*1000/ra/1)" office:value-type="float" office:value="4000.4097723616">
            <text:p>4000.41</text:p>
          </table:table-cell>
          <table:table-cell table:formula="of:=[.C223]/(ra*([.B223]+c_to_k))" office:value-type="float" office:value="0.063708081130824">
            <text:p>0.06</text:p>
          </table:table-cell>
          <table:table-cell table:formula="of:=[.$E$2]*[.D223]/[.$D$2]" office:value-type="float" office:value="0.00880523257296735">
            <text:p>0.01</text:p>
          </table:table-cell>
          <table:table-cell table:formula="of:=[Inputs.$D$7]*[.$D$2]/[.D223]" office:value-type="float" office:value="96.1416508220331">
            <text:p>96.14</text:p>
          </table:table-cell>
          <table:table-cell table:formula="of:=[.F223]*[Inputs.$D$6]*([.D223]-[.E223])-[Inputs.$D$4]-[Inputs.$D$5]" office:value-type="float" office:value="3.02009698032889">
            <text:p>3.02</text:p>
          </table:table-cell>
          <table:table-cell table:formula="of:=SQRT([.G223]*g0/(0.5*[Inputs.$D$8]*[.D223]*PI()*(3/4/PI()*[.F223])^(2/3)))" office:value-type="float" office:value="9.57136143445659">
            <text:p>9.57</text:p>
          </table:table-cell>
          <table:table-cell table:formula="of:=([.A223]-[.A222])*1000/[.H223]/60+[.I222]" office:value-type="float" office:value="50.9349984771104">
            <text:p>50.93</text:p>
          </table:table-cell>
          <table:table-cell table:number-columns-repeated="1015"/>
        </table:table-row>
        <table:table-row table:style-name="ro5">
          <table:table-cell office:value-type="float" office:value="22.2">
            <text:p>22.20</text:p>
          </table:table-cell>
          <table:table-cell table:formula="of:=[.$B$202]+([.A224]-[.$A$202])*1" office:value-type="float" office:value="-54.3">
            <text:p>-54.30</text:p>
          </table:table-cell>
          <table:table-cell table:formula="of:=[.$C$202]*(([.B224]+c_to_k)/([.$B$202]+c_to_k))^(-g0*1000/ra/1)" office:value-type="float" office:value="3938.43349976218">
            <text:p>3938.43</text:p>
          </table:table-cell>
          <table:table-cell table:formula="of:=[.C224]/(ra*([.B224]+c_to_k))" office:value-type="float" office:value="0.0626924254965188">
            <text:p>0.06</text:p>
          </table:table-cell>
          <table:table-cell table:formula="of:=[.$E$2]*[.D224]/[.$D$2]" office:value-type="float" office:value="0.00866485659686885">
            <text:p>0.01</text:p>
          </table:table-cell>
          <table:table-cell table:formula="of:=[Inputs.$D$7]*[.$D$2]/[.D224]" office:value-type="float" office:value="97.6992043633971">
            <text:p>97.70</text:p>
          </table:table-cell>
          <table:table-cell table:formula="of:=[.F224]*[Inputs.$D$6]*([.D224]-[.E224])-[Inputs.$D$4]-[Inputs.$D$5]" office:value-type="float" office:value="3.02009698032889">
            <text:p>3.02</text:p>
          </table:table-cell>
          <table:table-cell table:formula="of:=SQRT([.G224]*g0/(0.5*[Inputs.$D$8]*[.D224]*PI()*(3/4/PI()*[.F224])^(2/3)))" office:value-type="float" office:value="9.59703234225688">
            <text:p>9.60</text:p>
          </table:table-cell>
          <table:table-cell table:formula="of:=([.A224]-[.A223])*1000/[.H224]/60+[.I223]" office:value-type="float" office:value="51.1086632733963">
            <text:p>51.11</text:p>
          </table:table-cell>
          <table:table-cell table:number-columns-repeated="1015"/>
        </table:table-row>
        <table:table-row table:style-name="ro5">
          <table:table-cell office:value-type="float" office:value="22.3">
            <text:p>22.30</text:p>
          </table:table-cell>
          <table:table-cell table:formula="of:=[.$B$202]+([.A225]-[.$A$202])*1" office:value-type="float" office:value="-54.2">
            <text:p>-54.20</text:p>
          </table:table-cell>
          <table:table-cell table:formula="of:=[.$C$202]*(([.B225]+c_to_k)/([.$B$202]+c_to_k))^(-g0*1000/ra/1)" office:value-type="float" office:value="3877.4450504127">
            <text:p>3877.45</text:p>
          </table:table-cell>
          <table:table-cell table:formula="of:=[.C225]/(ra*([.B225]+c_to_k))" office:value-type="float" office:value="0.0616934147128588">
            <text:p>0.06</text:p>
          </table:table-cell>
          <table:table-cell table:formula="of:=[.$E$2]*[.D225]/[.$D$2]" office:value-type="float" office:value="0.00852678114181055">
            <text:p>0.01</text:p>
          </table:table-cell>
          <table:table-cell table:formula="of:=[Inputs.$D$7]*[.$D$2]/[.D225]" office:value-type="float" office:value="99.2812623377905">
            <text:p>99.28</text:p>
          </table:table-cell>
          <table:table-cell table:formula="of:=[.F225]*[Inputs.$D$6]*([.D225]-[.E225])-[Inputs.$D$4]-[Inputs.$D$5]" office:value-type="float" office:value="3.02009698032889">
            <text:p>3.02</text:p>
          </table:table-cell>
          <table:table-cell table:formula="of:=SQRT([.G225]*g0/(0.5*[Inputs.$D$8]*[.D225]*PI()*(3/4/PI()*[.F225])^(2/3)))" office:value-type="float" office:value="9.62276032638549">
            <text:p>9.62</text:p>
          </table:table-cell>
          <table:table-cell table:formula="of:=([.A225]-[.A224])*1000/[.H225]/60+[.I224]" office:value-type="float" office:value="51.2818637491576">
            <text:p>51.28</text:p>
          </table:table-cell>
          <table:table-cell table:number-columns-repeated="1015"/>
        </table:table-row>
        <table:table-row table:style-name="ro5">
          <table:table-cell office:value-type="float" office:value="22.4">
            <text:p>22.40</text:p>
          </table:table-cell>
          <table:table-cell table:formula="of:=[.$B$202]+([.A226]-[.$A$202])*1" office:value-type="float" office:value="-54.1">
            <text:p>-54.10</text:p>
          </table:table-cell>
          <table:table-cell table:formula="of:=[.$C$202]*(([.B226]+c_to_k)/([.$B$202]+c_to_k))^(-g0*1000/ra/1)" office:value-type="float" office:value="3817.42823924444">
            <text:p>3817.43</text:p>
          </table:table-cell>
          <table:table-cell table:formula="of:=[.C226]/(ra*([.B226]+c_to_k))" office:value-type="float" office:value="0.0607107685833769">
            <text:p>0.06</text:p>
          </table:table-cell>
          <table:table-cell table:formula="of:=[.$E$2]*[.D226]/[.$D$2]" office:value-type="float" office:value="0.00839096748122884">
            <text:p>0.01</text:p>
          </table:table-cell>
          <table:table-cell table:formula="of:=[Inputs.$D$7]*[.$D$2]/[.D226]" office:value-type="float" office:value="100.888198807921">
            <text:p>100.89</text:p>
          </table:table-cell>
          <table:table-cell table:formula="of:=[.F226]*[Inputs.$D$6]*([.D226]-[.E226])-[Inputs.$D$4]-[Inputs.$D$5]" office:value-type="float" office:value="3.02009698032889">
            <text:p>3.02</text:p>
          </table:table-cell>
          <table:table-cell table:formula="of:=SQRT([.G226]*g0/(0.5*[Inputs.$D$8]*[.D226]*PI()*(3/4/PI()*[.F226])^(2/3)))" office:value-type="float" office:value="9.64854548758991">
            <text:p>9.65</text:p>
          </table:table-cell>
          <table:table-cell table:formula="of:=([.A226]-[.A225])*1000/[.H226]/60+[.I225]" office:value-type="float" office:value="51.4546013569981">
            <text:p>51.45</text:p>
          </table:table-cell>
          <table:table-cell table:number-columns-repeated="1015"/>
        </table:table-row>
        <table:table-row table:style-name="ro5">
          <table:table-cell office:value-type="float" office:value="22.5">
            <text:p>22.50</text:p>
          </table:table-cell>
          <table:table-cell table:formula="of:=[.$B$202]+([.A227]-[.$A$202])*1" office:value-type="float" office:value="-54">
            <text:p>-54.00</text:p>
          </table:table-cell>
          <table:table-cell table:formula="of:=[.$C$202]*(([.B227]+c_to_k)/([.$B$202]+c_to_k))^(-g0*1000/ra/1)" office:value-type="float" office:value="3758.36715358368">
            <text:p>3758.37</text:p>
          </table:table-cell>
          <table:table-cell table:formula="of:=[.C227]/(ra*([.B227]+c_to_k))" office:value-type="float" office:value="0.0597442117531085">
            <text:p>0.06</text:p>
          </table:table-cell>
          <table:table-cell table:formula="of:=[.$E$2]*[.D227]/[.$D$2]" office:value-type="float" office:value="0.00825737755771464">
            <text:p>0.01</text:p>
          </table:table-cell>
          <table:table-cell table:formula="of:=[Inputs.$D$7]*[.$D$2]/[.D227]" office:value-type="float" office:value="102.520393371878">
            <text:p>102.52</text:p>
          </table:table-cell>
          <table:table-cell table:formula="of:=[.F227]*[Inputs.$D$6]*([.D227]-[.E227])-[Inputs.$D$4]-[Inputs.$D$5]" office:value-type="float" office:value="3.02009698032889">
            <text:p>3.02</text:p>
          </table:table-cell>
          <table:table-cell table:formula="of:=SQRT([.G227]*g0/(0.5*[Inputs.$D$8]*[.D227]*PI()*(3/4/PI()*[.F227])^(2/3)))" office:value-type="float" office:value="9.6743879267494">
            <text:p>9.67</text:p>
          </table:table-cell>
          <table:table-cell table:formula="of:=([.A227]-[.A226])*1000/[.H227]/60+[.I226]" office:value-type="float" office:value="51.6268775443172">
            <text:p>51.63</text:p>
          </table:table-cell>
          <table:table-cell table:number-columns-repeated="1015"/>
        </table:table-row>
        <table:table-row table:style-name="ro5">
          <table:table-cell office:value-type="float" office:value="22.6">
            <text:p>22.60</text:p>
          </table:table-cell>
          <table:table-cell table:formula="of:=[.$B$202]+([.A228]-[.$A$202])*1" office:value-type="float" office:value="-53.9">
            <text:p>-53.90</text:p>
          </table:table-cell>
          <table:table-cell table:formula="of:=[.$C$202]*(([.B228]+c_to_k)/([.$B$202]+c_to_k))^(-g0*1000/ra/1)" office:value-type="float" office:value="3700.24614844615">
            <text:p>3700.25</text:p>
          </table:table-cell>
          <table:table-cell table:formula="of:=[.C228]/(ra*([.B228]+c_to_k))" office:value-type="float" office:value="0.0587934736227839">
            <text:p>0.06</text:p>
          </table:table-cell>
          <table:table-cell table:formula="of:=[.$E$2]*[.D228]/[.$D$2]" office:value-type="float" office:value="0.00812597397115384">
            <text:p>0.01</text:p>
          </table:table-cell>
          <table:table-cell table:formula="of:=[Inputs.$D$7]*[.$D$2]/[.D228]" office:value-type="float" office:value="104.178231242453">
            <text:p>104.18</text:p>
          </table:table-cell>
          <table:table-cell table:formula="of:=[.F228]*[Inputs.$D$6]*([.D228]-[.E228])-[Inputs.$D$4]-[Inputs.$D$5]" office:value-type="float" office:value="3.02009698032889">
            <text:p>3.02</text:p>
          </table:table-cell>
          <table:table-cell table:formula="of:=SQRT([.G228]*g0/(0.5*[Inputs.$D$8]*[.D228]*PI()*(3/4/PI()*[.F228])^(2/3)))" office:value-type="float" office:value="9.70028774487499">
            <text:p>9.70</text:p>
          </table:table-cell>
          <table:table-cell table:formula="of:=([.A228]-[.A227])*1000/[.H228]/60+[.I227]" office:value-type="float" office:value="51.7986937533309">
            <text:p>51.80</text:p>
          </table:table-cell>
          <table:table-cell table:number-columns-repeated="1015"/>
        </table:table-row>
        <table:table-row table:style-name="ro5">
          <table:table-cell office:value-type="float" office:value="22.7">
            <text:p>22.70</text:p>
          </table:table-cell>
          <table:table-cell table:formula="of:=[.$B$202]+([.A229]-[.$A$202])*1" office:value-type="float" office:value="-53.8">
            <text:p>-53.80</text:p>
          </table:table-cell>
          <table:table-cell table:formula="of:=[.$C$202]*(([.B229]+c_to_k)/([.$B$202]+c_to_k))^(-g0*1000/ra/1)" office:value-type="float" office:value="3643.04984191469">
            <text:p>3643.05</text:p>
          </table:table-cell>
          <table:table-cell table:formula="of:=[.C229]/(ra*([.B229]+c_to_k))" office:value-type="float" office:value="0.0578582882645761">
            <text:p>0.06</text:p>
          </table:table-cell>
          <table:table-cell table:formula="of:=[.$E$2]*[.D229]/[.$D$2]" office:value-type="float" office:value="0.00799671996708262">
            <text:p>0.01</text:p>
          </table:table-cell>
          <table:table-cell table:formula="of:=[Inputs.$D$7]*[.$D$2]/[.D229]" office:value-type="float" office:value="105.86210332758">
            <text:p>105.86</text:p>
          </table:table-cell>
          <table:table-cell table:formula="of:=[.F229]*[Inputs.$D$6]*([.D229]-[.E229])-[Inputs.$D$4]-[Inputs.$D$5]" office:value-type="float" office:value="3.02009698032889">
            <text:p>3.02</text:p>
          </table:table-cell>
          <table:table-cell table:formula="of:=SQRT([.G229]*g0/(0.5*[Inputs.$D$8]*[.D229]*PI()*(3/4/PI()*[.F229])^(2/3)))" office:value-type="float" office:value="9.72624504310967">
            <text:p>9.73</text:p>
          </table:table-cell>
          <table:table-cell table:formula="of:=([.A229]-[.A228])*1000/[.H229]/60+[.I228]" office:value-type="float" office:value="51.9700514210927">
            <text:p>51.97</text:p>
          </table:table-cell>
          <table:table-cell table:number-columns-repeated="1015"/>
        </table:table-row>
        <table:table-row table:style-name="ro5">
          <table:table-cell office:value-type="float" office:value="22.8">
            <text:p>22.80</text:p>
          </table:table-cell>
          <table:table-cell table:formula="of:=[.$B$202]+([.A230]-[.$A$202])*1" office:value-type="float" office:value="-53.7">
            <text:p>-53.70</text:p>
          </table:table-cell>
          <table:table-cell table:formula="of:=[.$C$202]*(([.B230]+c_to_k)/([.$B$202]+c_to_k))^(-g0*1000/ra/1)" office:value-type="float" office:value="3586.76311059897">
            <text:p>3586.76</text:p>
          </table:table-cell>
          <table:table-cell table:formula="of:=[.C230]/(ra*([.B230]+c_to_k))" office:value-type="float" office:value="0.0569383943393826">
            <text:p>0.06</text:p>
          </table:table-cell>
          <table:table-cell table:formula="of:=[.$E$2]*[.D230]/[.$D$2]" office:value-type="float" office:value="0.00786957942525472">
            <text:p>0.01</text:p>
          </table:table-cell>
          <table:table-cell table:formula="of:=[Inputs.$D$7]*[.$D$2]/[.D230]" office:value-type="float" office:value="107.572406311868">
            <text:p>107.57</text:p>
          </table:table-cell>
          <table:table-cell table:formula="of:=[.F230]*[Inputs.$D$6]*([.D230]-[.E230])-[Inputs.$D$4]-[Inputs.$D$5]" office:value-type="float" office:value="3.02009698032889">
            <text:p>3.02</text:p>
          </table:table-cell>
          <table:table-cell table:formula="of:=SQRT([.G230]*g0/(0.5*[Inputs.$D$8]*[.D230]*PI()*(3/4/PI()*[.F230])^(2/3)))" office:value-type="float" office:value="9.75225992272849">
            <text:p>9.75</text:p>
          </table:table-cell>
          <table:table-cell table:formula="of:=([.A230]-[.A229])*1000/[.H230]/60+[.I229]" office:value-type="float" office:value="52.1409519795143">
            <text:p>52.14</text:p>
          </table:table-cell>
          <table:table-cell table:number-columns-repeated="1015"/>
        </table:table-row>
        <table:table-row table:style-name="ro5">
          <table:table-cell office:value-type="float" office:value="22.9">
            <text:p>22.90</text:p>
          </table:table-cell>
          <table:table-cell table:formula="of:=[.$B$202]+([.A231]-[.$A$202])*1" office:value-type="float" office:value="-53.6">
            <text:p>-53.60</text:p>
          </table:table-cell>
          <table:table-cell table:formula="of:=[.$C$202]*(([.B231]+c_to_k)/([.$B$202]+c_to_k))^(-g0*1000/ra/1)" office:value-type="float" office:value="3531.37108517545">
            <text:p>3531.37</text:p>
          </table:table-cell>
          <table:table-cell table:formula="of:=[.C231]/(ra*([.B231]+c_to_k))" office:value-type="float" office:value="0.0560335350156064">
            <text:p>0.06</text:p>
          </table:table-cell>
          <table:table-cell table:formula="of:=[.$E$2]*[.D231]/[.$D$2]" office:value-type="float" office:value="0.00774451684841606">
            <text:p>0.01</text:p>
          </table:table-cell>
          <table:table-cell table:formula="of:=[Inputs.$D$7]*[.$D$2]/[.D231]" office:value-type="float" office:value="109.309542739281">
            <text:p>109.31</text:p>
          </table:table-cell>
          <table:table-cell table:formula="of:=[.F231]*[Inputs.$D$6]*([.D231]-[.E231])-[Inputs.$D$4]-[Inputs.$D$5]" office:value-type="float" office:value="3.02009698032889">
            <text:p>3.02</text:p>
          </table:table-cell>
          <table:table-cell table:formula="of:=SQRT([.G231]*g0/(0.5*[Inputs.$D$8]*[.D231]*PI()*(3/4/PI()*[.F231])^(2/3)))" office:value-type="float" office:value="9.77833248513859">
            <text:p>9.78</text:p>
          </table:table-cell>
          <table:table-cell table:formula="of:=([.A231]-[.A230])*1000/[.H231]/60+[.I230]" office:value-type="float" office:value="52.3113968553865">
            <text:p>52.31</text:p>
          </table:table-cell>
          <table:table-cell table:number-columns-repeated="1015"/>
        </table:table-row>
        <table:table-row table:style-name="ro5">
          <table:table-cell office:value-type="float" office:value="23">
            <text:p>23.00</text:p>
          </table:table-cell>
          <table:table-cell table:formula="of:=[.$B$202]+([.A232]-[.$A$202])*1" office:value-type="float" office:value="-53.5">
            <text:p>-53.50</text:p>
          </table:table-cell>
          <table:table-cell table:formula="of:=[.$C$202]*(([.B232]+c_to_k)/([.$B$202]+c_to_k))^(-g0*1000/ra/1)" office:value-type="float" office:value="3476.85914600625">
            <text:p>3476.86</text:p>
          </table:table-cell>
          <table:table-cell table:formula="of:=[.C232]/(ra*([.B232]+c_to_k))" office:value-type="float" office:value="0.0551434578894086">
            <text:p>0.06</text:p>
          </table:table-cell>
          <table:table-cell table:formula="of:=[.$E$2]*[.D232]/[.$D$2]" office:value-type="float" office:value="0.00762149735128262">
            <text:p>0.01</text:p>
          </table:table-cell>
          <table:table-cell table:formula="of:=[Inputs.$D$7]*[.$D$2]/[.D232]" office:value-type="float" office:value="111.073921096955">
            <text:p>111.07</text:p>
          </table:table-cell>
          <table:table-cell table:formula="of:=[.F232]*[Inputs.$D$6]*([.D232]-[.E232])-[Inputs.$D$4]-[Inputs.$D$5]" office:value-type="float" office:value="3.02009698032889">
            <text:p>3.02</text:p>
          </table:table-cell>
          <table:table-cell table:formula="of:=SQRT([.G232]*g0/(0.5*[Inputs.$D$8]*[.D232]*PI()*(3/4/PI()*[.F232])^(2/3)))" office:value-type="float" office:value="9.80446283187943">
            <text:p>9.80</text:p>
          </table:table-cell>
          <table:table-cell table:formula="of:=([.A232]-[.A231])*1000/[.H232]/60+[.I231]" office:value-type="float" office:value="52.4813874703998">
            <text:p>52.48</text:p>
          </table:table-cell>
          <table:table-cell table:number-columns-repeated="1015"/>
        </table:table-row>
        <table:table-row table:style-name="ro5">
          <table:table-cell office:value-type="float" office:value="23.1">
            <text:p>23.10</text:p>
          </table:table-cell>
          <table:table-cell table:formula="of:=[.$B$202]+([.A233]-[.$A$202])*1" office:value-type="float" office:value="-53.4">
            <text:p>-53.40</text:p>
          </table:table-cell>
          <table:table-cell table:formula="of:=[.$C$202]*(([.B233]+c_to_k)/([.$B$202]+c_to_k))^(-g0*1000/ra/1)" office:value-type="float" office:value="3423.21291883553">
            <text:p>3423.21</text:p>
          </table:table-cell>
          <table:table-cell table:formula="of:=[.C233]/(ra*([.B233]+c_to_k))" office:value-type="float" office:value="0.054267914906411">
            <text:p>0.05</text:p>
          </table:table-cell>
          <table:table-cell table:formula="of:=[.$E$2]*[.D233]/[.$D$2]" office:value-type="float" office:value="0.00750048664971885">
            <text:p>0.01</text:p>
          </table:table-cell>
          <table:table-cell table:formula="of:=[Inputs.$D$7]*[.$D$2]/[.D233]" office:value-type="float" office:value="112.865955900175">
            <text:p>112.87</text:p>
          </table:table-cell>
          <table:table-cell table:formula="of:=[.F233]*[Inputs.$D$6]*([.D233]-[.E233])-[Inputs.$D$4]-[Inputs.$D$5]" office:value-type="float" office:value="3.02009698032889">
            <text:p>3.02</text:p>
          </table:table-cell>
          <table:table-cell table:formula="of:=SQRT([.G233]*g0/(0.5*[Inputs.$D$8]*[.D233]*PI()*(3/4/PI()*[.F233])^(2/3)))" office:value-type="float" office:value="9.83065106462284">
            <text:p>9.83</text:p>
          </table:table-cell>
          <table:table-cell table:formula="of:=([.A233]-[.A232])*1000/[.H233]/60+[.I232]" office:value-type="float" office:value="52.650925241165">
            <text:p>52.65</text:p>
          </table:table-cell>
          <table:table-cell table:number-columns-repeated="1015"/>
        </table:table-row>
        <table:table-row table:style-name="ro5">
          <table:table-cell office:value-type="float" office:value="23.2">
            <text:p>23.20</text:p>
          </table:table-cell>
          <table:table-cell table:formula="of:=[.$B$202]+([.A234]-[.$A$202])*1" office:value-type="float" office:value="-53.3">
            <text:p>-53.30</text:p>
          </table:table-cell>
          <table:table-cell table:formula="of:=[.$C$202]*(([.B234]+c_to_k)/([.$B$202]+c_to_k))^(-g0*1000/ra/1)" office:value-type="float" office:value="3370.4182705621">
            <text:p>3370.42</text:p>
          </table:table-cell>
          <table:table-cell table:formula="of:=[.C234]/(ra*([.B234]+c_to_k))" office:value-type="float" office:value="0.0534066622848162">
            <text:p>0.05</text:p>
          </table:table-cell>
          <table:table-cell table:formula="of:=[.$E$2]*[.D234]/[.$D$2]" office:value-type="float" office:value="0.00738145105011183">
            <text:p>0.01</text:p>
          </table:table-cell>
          <table:table-cell table:formula="of:=[Inputs.$D$7]*[.$D$2]/[.D234]" office:value-type="float" office:value="114.686067778529">
            <text:p>114.69</text:p>
          </table:table-cell>
          <table:table-cell table:formula="of:=[.F234]*[Inputs.$D$6]*([.D234]-[.E234])-[Inputs.$D$4]-[Inputs.$D$5]" office:value-type="float" office:value="3.02009698032889">
            <text:p>3.02</text:p>
          </table:table-cell>
          <table:table-cell table:formula="of:=SQRT([.G234]*g0/(0.5*[Inputs.$D$8]*[.D234]*PI()*(3/4/PI()*[.F234])^(2/3)))" office:value-type="float" office:value="9.85689728517315">
            <text:p>9.86</text:p>
          </table:table-cell>
          <table:table-cell table:formula="of:=([.A234]-[.A233])*1000/[.H234]/60+[.I233]" office:value-type="float" office:value="52.8200115792335">
            <text:p>52.82</text:p>
          </table:table-cell>
          <table:table-cell table:number-columns-repeated="1015"/>
        </table:table-row>
        <table:table-row table:style-name="ro5">
          <table:table-cell office:value-type="float" office:value="23.3">
            <text:p>23.30</text:p>
          </table:table-cell>
          <table:table-cell table:formula="of:=[.$B$202]+([.A235]-[.$A$202])*1" office:value-type="float" office:value="-53.2">
            <text:p>-53.20</text:p>
          </table:table-cell>
          <table:table-cell table:formula="of:=[.$C$202]*(([.B235]+c_to_k)/([.$B$202]+c_to_k))^(-g0*1000/ra/1)" office:value-type="float" office:value="3318.46130508649">
            <text:p>3318.46</text:p>
          </table:table-cell>
          <table:table-cell table:formula="of:=[.C235]/(ra*([.B235]+c_to_k))" office:value-type="float" office:value="0.0525594604399204">
            <text:p>0.05</text:p>
          </table:table-cell>
          <table:table-cell table:formula="of:=[.$E$2]*[.D235]/[.$D$2]" office:value-type="float" office:value="0.00726435743893813">
            <text:p>0.01</text:p>
          </table:table-cell>
          <table:table-cell table:formula="of:=[Inputs.$D$7]*[.$D$2]/[.D235]" office:value-type="float" office:value="116.534683563253">
            <text:p>116.53</text:p>
          </table:table-cell>
          <table:table-cell table:formula="of:=[.F235]*[Inputs.$D$6]*([.D235]-[.E235])-[Inputs.$D$4]-[Inputs.$D$5]" office:value-type="float" office:value="3.02009698032889">
            <text:p>3.02</text:p>
          </table:table-cell>
          <table:table-cell table:formula="of:=SQRT([.G235]*g0/(0.5*[Inputs.$D$8]*[.D235]*PI()*(3/4/PI()*[.F235])^(2/3)))" office:value-type="float" office:value="9.88320159546728">
            <text:p>9.88</text:p>
          </table:table-cell>
          <table:table-cell table:formula="of:=([.A235]-[.A234])*1000/[.H235]/60+[.I234]" office:value-type="float" office:value="52.9886478911175">
            <text:p>52.99</text:p>
          </table:table-cell>
          <table:table-cell table:number-columns-repeated="1015"/>
        </table:table-row>
        <table:table-row table:style-name="ro5">
          <table:table-cell office:value-type="float" office:value="23.4">
            <text:p>23.40</text:p>
          </table:table-cell>
          <table:table-cell table:formula="of:=[.$B$202]+([.A236]-[.$A$202])*1" office:value-type="float" office:value="-53.1">
            <text:p>-53.10</text:p>
          </table:table-cell>
          <table:table-cell table:formula="of:=[.$C$202]*(([.B236]+c_to_k)/([.$B$202]+c_to_k))^(-g0*1000/ra/1)" office:value-type="float" office:value="3267.32835923158">
            <text:p>3267.33</text:p>
          </table:table-cell>
          <table:table-cell table:formula="of:=[.C236]/(ra*([.B236]+c_to_k))" office:value-type="float" office:value="0.0517260739099939">
            <text:p>0.05</text:p>
          </table:table-cell>
          <table:table-cell table:formula="of:=[.$E$2]*[.D236]/[.$D$2]" office:value-type="float" office:value="0.00714917327251956">
            <text:p>0.01</text:p>
          </table:table-cell>
          <table:table-cell table:formula="of:=[Inputs.$D$7]*[.$D$2]/[.D236]" office:value-type="float" office:value="118.412236375783">
            <text:p>118.41</text:p>
          </table:table-cell>
          <table:table-cell table:formula="of:=[.F236]*[Inputs.$D$6]*([.D236]-[.E236])-[Inputs.$D$4]-[Inputs.$D$5]" office:value-type="float" office:value="3.02009698032889">
            <text:p>3.02</text:p>
          </table:table-cell>
          <table:table-cell table:formula="of:=SQRT([.G236]*g0/(0.5*[Inputs.$D$8]*[.D236]*PI()*(3/4/PI()*[.F236])^(2/3)))" office:value-type="float" office:value="9.90956409757487">
            <text:p>9.91</text:p>
          </table:table-cell>
          <table:table-cell table:formula="of:=([.A236]-[.A235])*1000/[.H236]/60+[.I235]" office:value-type="float" office:value="53.156835578311">
            <text:p>53.16</text:p>
          </table:table-cell>
          <table:table-cell table:number-columns-repeated="1015"/>
        </table:table-row>
        <table:table-row table:style-name="ro5">
          <table:table-cell office:value-type="float" office:value="23.5">
            <text:p>23.50</text:p>
          </table:table-cell>
          <table:table-cell table:formula="of:=[.$B$202]+([.A237]-[.$A$202])*1" office:value-type="float" office:value="-53">
            <text:p>-53.00</text:p>
          </table:table-cell>
          <table:table-cell table:formula="of:=[.$C$202]*(([.B237]+c_to_k)/([.$B$202]+c_to_k))^(-g0*1000/ra/1)" office:value-type="float" office:value="3217.00599873516">
            <text:p>3217.01</text:p>
          </table:table-cell>
          <table:table-cell table:formula="of:=[.C237]/(ra*([.B237]+c_to_k))" office:value-type="float" office:value="0.0509062712835035">
            <text:p>0.05</text:p>
          </table:table-cell>
          <table:table-cell table:formula="of:=[.$E$2]*[.D237]/[.$D$2]" office:value-type="float" office:value="0.00703586656696435">
            <text:p>0.01</text:p>
          </table:table-cell>
          <table:table-cell table:formula="of:=[Inputs.$D$7]*[.$D$2]/[.D237]" office:value-type="float" office:value="120.319165717531">
            <text:p>120.32</text:p>
          </table:table-cell>
          <table:table-cell table:formula="of:=[.F237]*[Inputs.$D$6]*([.D237]-[.E237])-[Inputs.$D$4]-[Inputs.$D$5]" office:value-type="float" office:value="3.02009698032889">
            <text:p>3.02</text:p>
          </table:table-cell>
          <table:table-cell table:formula="of:=SQRT([.G237]*g0/(0.5*[Inputs.$D$8]*[.D237]*PI()*(3/4/PI()*[.F237])^(2/3)))" office:value-type="float" office:value="9.9359848936984">
            <text:p>9.94</text:p>
          </table:table-cell>
          <table:table-cell table:formula="of:=([.A237]-[.A236])*1000/[.H237]/60+[.I236]" office:value-type="float" office:value="53.3245760373091">
            <text:p>53.32</text:p>
          </table:table-cell>
          <table:table-cell table:number-columns-repeated="1015"/>
        </table:table-row>
        <table:table-row table:style-name="ro5">
          <table:table-cell office:value-type="float" office:value="23.6">
            <text:p>23.60</text:p>
          </table:table-cell>
          <table:table-cell table:formula="of:=[.$B$202]+([.A238]-[.$A$202])*1" office:value-type="float" office:value="-52.9">
            <text:p>-52.90</text:p>
          </table:table-cell>
          <table:table-cell table:formula="of:=[.$C$202]*(([.B238]+c_to_k)/([.$B$202]+c_to_k))^(-g0*1000/ra/1)" office:value-type="float" office:value="3167.48101431321">
            <text:p>3167.48</text:p>
          </table:table-cell>
          <table:table-cell table:formula="of:=[.C238]/(ra*([.B238]+c_to_k))" office:value-type="float" office:value="0.0500998251276509">
            <text:p>0.05</text:p>
          </table:table-cell>
          <table:table-cell table:formula="of:=[.$E$2]*[.D238]/[.$D$2]" office:value-type="float" office:value="0.00692440588829039">
            <text:p>0.01</text:p>
          </table:table-cell>
          <table:table-cell table:formula="of:=[Inputs.$D$7]*[.$D$2]/[.D238]" office:value-type="float" office:value="122.255917560897">
            <text:p>122.26</text:p>
          </table:table-cell>
          <table:table-cell table:formula="of:=[.F238]*[Inputs.$D$6]*([.D238]-[.E238])-[Inputs.$D$4]-[Inputs.$D$5]" office:value-type="float" office:value="3.02009698032889">
            <text:p>3.02</text:p>
          </table:table-cell>
          <table:table-cell table:formula="of:=SQRT([.G238]*g0/(0.5*[Inputs.$D$8]*[.D238]*PI()*(3/4/PI()*[.F238])^(2/3)))" office:value-type="float" office:value="9.96246408617327">
            <text:p>9.96</text:p>
          </table:table-cell>
          <table:table-cell table:formula="of:=([.A238]-[.A237])*1000/[.H238]/60+[.I237]" office:value-type="float" office:value="53.4918706596284">
            <text:p>53.49</text:p>
          </table:table-cell>
          <table:table-cell table:number-columns-repeated="1015"/>
        </table:table-row>
        <table:table-row table:style-name="ro5">
          <table:table-cell office:value-type="float" office:value="23.7">
            <text:p>23.70</text:p>
          </table:table-cell>
          <table:table-cell table:formula="of:=[.$B$202]+([.A239]-[.$A$202])*1" office:value-type="float" office:value="-52.8">
            <text:p>-52.80</text:p>
          </table:table-cell>
          <table:table-cell table:formula="of:=[.$C$202]*(([.B239]+c_to_k)/([.$B$202]+c_to_k))^(-g0*1000/ra/1)" office:value-type="float" office:value="3118.7404177927">
            <text:p>3118.74</text:p>
          </table:table-cell>
          <table:table-cell table:formula="of:=[.C239]/(ra*([.B239]+c_to_k))" office:value-type="float" office:value="0.0493065119182046">
            <text:p>0.05</text:p>
          </table:table-cell>
          <table:table-cell table:formula="of:=[.$E$2]*[.D239]/[.$D$2]" office:value-type="float" office:value="0.00681476034272706">
            <text:p>0.01</text:p>
          </table:table-cell>
          <table:table-cell table:formula="of:=[Inputs.$D$7]*[.$D$2]/[.D239]" office:value-type="float" office:value="124.222944441544">
            <text:p>124.22</text:p>
          </table:table-cell>
          <table:table-cell table:formula="of:=[.F239]*[Inputs.$D$6]*([.D239]-[.E239])-[Inputs.$D$4]-[Inputs.$D$5]" office:value-type="float" office:value="3.02009698032889">
            <text:p>3.02</text:p>
          </table:table-cell>
          <table:table-cell table:formula="of:=SQRT([.G239]*g0/(0.5*[Inputs.$D$8]*[.D239]*PI()*(3/4/PI()*[.F239])^(2/3)))" office:value-type="float" office:value="9.98900177746796">
            <text:p>9.99</text:p>
          </table:table-cell>
          <table:table-cell table:formula="of:=([.A239]-[.A238])*1000/[.H239]/60+[.I238]" office:value-type="float" office:value="53.6587208318274">
            <text:p>53.66</text:p>
          </table:table-cell>
          <table:table-cell table:number-columns-repeated="1015"/>
        </table:table-row>
        <table:table-row table:style-name="ro5">
          <table:table-cell office:value-type="float" office:value="23.8">
            <text:p>23.80</text:p>
          </table:table-cell>
          <table:table-cell table:formula="of:=[.$B$202]+([.A240]-[.$A$202])*1" office:value-type="float" office:value="-52.7">
            <text:p>-52.70</text:p>
          </table:table-cell>
          <table:table-cell table:formula="of:=[.$C$202]*(([.B240]+c_to_k)/([.$B$202]+c_to_k))^(-g0*1000/ra/1)" office:value-type="float" office:value="3070.7714383124">
            <text:p>3070.77</text:p>
          </table:table-cell>
          <table:table-cell table:formula="of:=[.C240]/(ra*([.B240]+c_to_k))" office:value-type="float" office:value="0.0485261119705992">
            <text:p>0.05</text:p>
          </table:table-cell>
          <table:table-cell table:formula="of:=[.$E$2]*[.D240]/[.$D$2]" office:value-type="float" office:value="0.00670689956719238">
            <text:p>0.01</text:p>
          </table:table-cell>
          <table:table-cell table:formula="of:=[Inputs.$D$7]*[.$D$2]/[.D240]" office:value-type="float" office:value="126.220705551939">
            <text:p>126.22</text:p>
          </table:table-cell>
          <table:table-cell table:formula="of:=[.F240]*[Inputs.$D$6]*([.D240]-[.E240])-[Inputs.$D$4]-[Inputs.$D$5]" office:value-type="float" office:value="3.02009698032889">
            <text:p>3.02</text:p>
          </table:table-cell>
          <table:table-cell table:formula="of:=SQRT([.G240]*g0/(0.5*[Inputs.$D$8]*[.D240]*PI()*(3/4/PI()*[.F240])^(2/3)))" office:value-type="float" office:value="10.0155980701841">
            <text:p>10.02</text:p>
          </table:table-cell>
          <table:table-cell table:formula="of:=([.A240]-[.A239])*1000/[.H240]/60+[.I239]" office:value-type="float" office:value="53.8251279355259">
            <text:p>53.83</text:p>
          </table:table-cell>
          <table:table-cell table:number-columns-repeated="1015"/>
        </table:table-row>
        <table:table-row table:style-name="ro5">
          <table:table-cell office:value-type="float" office:value="23.9">
            <text:p>23.90</text:p>
          </table:table-cell>
          <table:table-cell table:formula="of:=[.$B$202]+([.A241]-[.$A$202])*1" office:value-type="float" office:value="-52.6">
            <text:p>-52.60</text:p>
          </table:table-cell>
          <table:table-cell table:formula="of:=[.$C$202]*(([.B241]+c_to_k)/([.$B$202]+c_to_k))^(-g0*1000/ra/1)" office:value-type="float" office:value="3023.561518591">
            <text:p>3023.56</text:p>
          </table:table-cell>
          <table:table-cell table:formula="of:=[.C241]/(ra*([.B241]+c_to_k))" office:value-type="float" office:value="0.0477584093722823">
            <text:p>0.05</text:p>
          </table:table-cell>
          <table:table-cell table:formula="of:=[.$E$2]*[.D241]/[.$D$2]" office:value-type="float" office:value="0.00660079371994247">
            <text:p>0.01</text:p>
          </table:table-cell>
          <table:table-cell table:formula="of:=[Inputs.$D$7]*[.$D$2]/[.D241]" office:value-type="float" office:value="128.249666836187">
            <text:p>128.25</text:p>
          </table:table-cell>
          <table:table-cell table:formula="of:=[.F241]*[Inputs.$D$6]*([.D241]-[.E241])-[Inputs.$D$4]-[Inputs.$D$5]" office:value-type="float" office:value="3.02009698032889">
            <text:p>3.02</text:p>
          </table:table-cell>
          <table:table-cell table:formula="of:=SQRT([.G241]*g0/(0.5*[Inputs.$D$8]*[.D241]*PI()*(3/4/PI()*[.F241])^(2/3)))" office:value-type="float" office:value="10.0422530670566">
            <text:p>10.04</text:p>
          </table:table-cell>
          <table:table-cell table:formula="of:=([.A241]-[.A240])*1000/[.H241]/60+[.I240]" office:value-type="float" office:value="53.9910933474247">
            <text:p>53.99</text:p>
          </table:table-cell>
          <table:table-cell table:number-columns-repeated="1015"/>
        </table:table-row>
        <table:table-row table:style-name="ro5">
          <table:table-cell office:value-type="float" office:value="24">
            <text:p>24.00</text:p>
          </table:table-cell>
          <table:table-cell table:formula="of:=[.$B$202]+([.A242]-[.$A$202])*1" office:value-type="float" office:value="-52.5">
            <text:p>-52.50</text:p>
          </table:table-cell>
          <table:table-cell table:formula="of:=[.$C$202]*(([.B242]+c_to_k)/([.$B$202]+c_to_k))^(-g0*1000/ra/1)" office:value-type="float" office:value="2977.0983112604">
            <text:p>2977.10</text:p>
          </table:table-cell>
          <table:table-cell table:formula="of:=[.C242]/(ra*([.B242]+c_to_k))" office:value-type="float" office:value="0.0470031919162776">
            <text:p>0.05</text:p>
          </table:table-cell>
          <table:table-cell table:formula="of:=[.$E$2]*[.D242]/[.$D$2]" office:value-type="float" office:value="0.00649641347138923">
            <text:p>0.01</text:p>
          </table:table-cell>
          <table:table-cell table:formula="of:=[Inputs.$D$7]*[.$D$2]/[.D242]" office:value-type="float" office:value="130.310301086176">
            <text:p>130.31</text:p>
          </table:table-cell>
          <table:table-cell table:formula="of:=[.F242]*[Inputs.$D$6]*([.D242]-[.E242])-[Inputs.$D$4]-[Inputs.$D$5]" office:value-type="float" office:value="3.02009698032889">
            <text:p>3.02</text:p>
          </table:table-cell>
          <table:table-cell table:formula="of:=SQRT([.G242]*g0/(0.5*[Inputs.$D$8]*[.D242]*PI()*(3/4/PI()*[.F242])^(2/3)))" office:value-type="float" office:value="10.0689668709538">
            <text:p>10.07</text:p>
          </table:table-cell>
          <table:table-cell table:formula="of:=([.A242]-[.A241])*1000/[.H242]/60+[.I241]" office:value-type="float" office:value="54.1566184393261">
            <text:p>54.16</text:p>
          </table:table-cell>
          <table:table-cell table:number-columns-repeated="1015"/>
        </table:table-row>
        <table:table-row table:style-name="ro5">
          <table:table-cell office:value-type="float" office:value="24.1">
            <text:p>24.10</text:p>
          </table:table-cell>
          <table:table-cell table:formula="of:=[.$B$202]+([.A243]-[.$A$202])*1" office:value-type="float" office:value="-52.4">
            <text:p>-52.40</text:p>
          </table:table-cell>
          <table:table-cell table:formula="of:=[.$C$202]*(([.B243]+c_to_k)/([.$B$202]+c_to_k))^(-g0*1000/ra/1)" office:value-type="float" office:value="2931.36967526421">
            <text:p>2931.37</text:p>
          </table:table-cell>
          <table:table-cell table:formula="of:=[.C243]/(ra*([.B243]+c_to_k))" office:value-type="float" office:value="0.0462602510359553">
            <text:p>0.05</text:p>
          </table:table-cell>
          <table:table-cell table:formula="of:=[.$E$2]*[.D243]/[.$D$2]" office:value-type="float" office:value="0.00639372999508471">
            <text:p>0.01</text:p>
          </table:table-cell>
          <table:table-cell table:formula="of:=[Inputs.$D$7]*[.$D$2]/[.D243]" office:value-type="float" office:value="132.403088039035">
            <text:p>132.40</text:p>
          </table:table-cell>
          <table:table-cell table:formula="of:=[.F243]*[Inputs.$D$6]*([.D243]-[.E243])-[Inputs.$D$4]-[Inputs.$D$5]" office:value-type="float" office:value="3.02009698032889">
            <text:p>3.02</text:p>
          </table:table-cell>
          <table:table-cell table:formula="of:=SQRT([.G243]*g0/(0.5*[Inputs.$D$8]*[.D243]*PI()*(3/4/PI()*[.F243])^(2/3)))" office:value-type="float" office:value="10.0957395848774">
            <text:p>10.10</text:p>
          </table:table-cell>
          <table:table-cell table:formula="of:=([.A243]-[.A242])*1000/[.H243]/60+[.I242]" office:value-type="float" office:value="54.3217045781527">
            <text:p>54.32</text:p>
          </table:table-cell>
          <table:table-cell table:number-columns-repeated="1015"/>
        </table:table-row>
        <table:table-row table:style-name="ro5">
          <table:table-cell office:value-type="float" office:value="24.2">
            <text:p>24.20</text:p>
          </table:table-cell>
          <table:table-cell table:formula="of:=[.$B$202]+([.A244]-[.$A$202])*1" office:value-type="float" office:value="-52.3">
            <text:p>-52.30</text:p>
          </table:table-cell>
          <table:table-cell table:formula="of:=[.$C$202]*(([.B244]+c_to_k)/([.$B$202]+c_to_k))^(-g0*1000/ra/1)" office:value-type="float" office:value="2886.36367231918">
            <text:p>2886.36</text:p>
          </table:table-cell>
          <table:table-cell table:formula="of:=[.C244]/(ra*([.B244]+c_to_k))" office:value-type="float" office:value="0.045529381740973">
            <text:p>0.05</text:p>
          </table:table-cell>
          <table:table-cell table:formula="of:=[.$E$2]*[.D244]/[.$D$2]" office:value-type="float" office:value="0.00629271495886749">
            <text:p>0.01</text:p>
          </table:table-cell>
          <table:table-cell table:formula="of:=[Inputs.$D$7]*[.$D$2]/[.D244]" office:value-type="float" office:value="134.528514475948">
            <text:p>134.53</text:p>
          </table:table-cell>
          <table:table-cell table:formula="of:=[.F244]*[Inputs.$D$6]*([.D244]-[.E244])-[Inputs.$D$4]-[Inputs.$D$5]" office:value-type="float" office:value="3.02009698032889">
            <text:p>3.02</text:p>
          </table:table-cell>
          <table:table-cell table:formula="of:=SQRT([.G244]*g0/(0.5*[Inputs.$D$8]*[.D244]*PI()*(3/4/PI()*[.F244])^(2/3)))" office:value-type="float" office:value="10.122571311963">
            <text:p>10.12</text:p>
          </table:table-cell>
          <table:table-cell table:formula="of:=([.A244]-[.A243])*1000/[.H244]/60+[.I243]" office:value-type="float" office:value="54.4863531259676">
            <text:p>54.49</text:p>
          </table:table-cell>
          <table:table-cell table:number-columns-repeated="1015"/>
        </table:table-row>
        <table:table-row table:style-name="ro5">
          <table:table-cell office:value-type="float" office:value="24.3">
            <text:p>24.30</text:p>
          </table:table-cell>
          <table:table-cell table:formula="of:=[.$B$202]+([.A245]-[.$A$202])*1" office:value-type="float" office:value="-52.2">
            <text:p>-52.20</text:p>
          </table:table-cell>
          <table:table-cell table:formula="of:=[.$C$202]*(([.B245]+c_to_k)/([.$B$202]+c_to_k))^(-g0*1000/ra/1)" office:value-type="float" office:value="2842.06856343903">
            <text:p>2842.07</text:p>
          </table:table-cell>
          <table:table-cell table:formula="of:=[.C245]/(ra*([.B245]+c_to_k))" office:value-type="float" office:value="0.0448103825543753">
            <text:p>0.04</text:p>
          </table:table-cell>
          <table:table-cell table:formula="of:=[.$E$2]*[.D245]/[.$D$2]" office:value-type="float" office:value="0.00619334051616899">
            <text:p>0.01</text:p>
          </table:table-cell>
          <table:table-cell table:formula="of:=[Inputs.$D$7]*[.$D$2]/[.D245]" office:value-type="float" office:value="136.687074322319">
            <text:p>136.69</text:p>
          </table:table-cell>
          <table:table-cell table:formula="of:=[.F245]*[Inputs.$D$6]*([.D245]-[.E245])-[Inputs.$D$4]-[Inputs.$D$5]" office:value-type="float" office:value="3.02009698032889">
            <text:p>3.02</text:p>
          </table:table-cell>
          <table:table-cell table:formula="of:=SQRT([.G245]*g0/(0.5*[Inputs.$D$8]*[.D245]*PI()*(3/4/PI()*[.F245])^(2/3)))" office:value-type="float" office:value="10.1494621554796">
            <text:p>10.15</text:p>
          </table:table-cell>
          <table:table-cell table:formula="of:=([.A245]-[.A244])*1000/[.H245]/60+[.I244]" office:value-type="float" office:value="54.6505654399932">
            <text:p>54.65</text:p>
          </table:table-cell>
          <table:table-cell table:number-columns-repeated="1015"/>
        </table:table-row>
        <table:table-row table:style-name="ro5">
          <table:table-cell office:value-type="float" office:value="24.4">
            <text:p>24.40</text:p>
          </table:table-cell>
          <table:table-cell table:formula="of:=[.$B$202]+([.A246]-[.$A$202])*1" office:value-type="float" office:value="-52.1">
            <text:p>-52.10</text:p>
          </table:table-cell>
          <table:table-cell table:formula="of:=[.$C$202]*(([.B246]+c_to_k)/([.$B$202]+c_to_k))^(-g0*1000/ra/1)" office:value-type="float" office:value="2798.47280551952">
            <text:p>2798.47</text:p>
          </table:table-cell>
          <table:table-cell table:formula="of:=[.C246]/(ra*([.B246]+c_to_k))" office:value-type="float" office:value="0.0441030554508278">
            <text:p>0.04</text:p>
          </table:table-cell>
          <table:table-cell table:formula="of:=[.$E$2]*[.D246]/[.$D$2]" office:value-type="float" office:value="0.00609557929747666">
            <text:p>0.01</text:p>
          </table:table-cell>
          <table:table-cell table:formula="of:=[Inputs.$D$7]*[.$D$2]/[.D246]" office:value-type="float" office:value="138.879268749315">
            <text:p>138.88</text:p>
          </table:table-cell>
          <table:table-cell table:formula="of:=[.F246]*[Inputs.$D$6]*([.D246]-[.E246])-[Inputs.$D$4]-[Inputs.$D$5]" office:value-type="float" office:value="3.02009698032889">
            <text:p>3.02</text:p>
          </table:table-cell>
          <table:table-cell table:formula="of:=SQRT([.G246]*g0/(0.5*[Inputs.$D$8]*[.D246]*PI()*(3/4/PI()*[.F246])^(2/3)))" office:value-type="float" office:value="10.1764122188302">
            <text:p>10.18</text:p>
          </table:table-cell>
          <table:table-cell table:formula="of:=([.A246]-[.A245])*1000/[.H246]/60+[.I245]" office:value-type="float" office:value="54.8143428726312">
            <text:p>54.81</text:p>
          </table:table-cell>
          <table:table-cell table:number-columns-repeated="1015"/>
        </table:table-row>
        <table:table-row table:style-name="ro5">
          <table:table-cell office:value-type="float" office:value="24.5">
            <text:p>24.50</text:p>
          </table:table-cell>
          <table:table-cell table:formula="of:=[.$B$202]+([.A247]-[.$A$202])*1" office:value-type="float" office:value="-52">
            <text:p>-52.00</text:p>
          </table:table-cell>
          <table:table-cell table:formula="of:=[.$C$202]*(([.B247]+c_to_k)/([.$B$202]+c_to_k))^(-g0*1000/ra/1)" office:value-type="float" office:value="2755.56504798326">
            <text:p>2755.57</text:p>
          </table:table-cell>
          <table:table-cell table:formula="of:=[.C247]/(ra*([.B247]+c_to_k))" office:value-type="float" office:value="0.0434072057959612">
            <text:p>0.04</text:p>
          </table:table-cell>
          <table:table-cell table:formula="of:=[.$E$2]*[.D247]/[.$D$2]" office:value-type="float" office:value="0.00599940440195064">
            <text:p>0.01</text:p>
          </table:table-cell>
          <table:table-cell table:formula="of:=[Inputs.$D$7]*[.$D$2]/[.D247]" office:value-type="float" office:value="141.105606276812">
            <text:p>141.11</text:p>
          </table:table-cell>
          <table:table-cell table:formula="of:=[.F247]*[Inputs.$D$6]*([.D247]-[.E247])-[Inputs.$D$4]-[Inputs.$D$5]" office:value-type="float" office:value="3.02009698032889">
            <text:p>3.02</text:p>
          </table:table-cell>
          <table:table-cell table:formula="of:=SQRT([.G247]*g0/(0.5*[Inputs.$D$8]*[.D247]*PI()*(3/4/PI()*[.F247])^(2/3)))" office:value-type="float" office:value="10.2034216055519">
            <text:p>10.20</text:p>
          </table:table-cell>
          <table:table-cell table:formula="of:=([.A247]-[.A246])*1000/[.H247]/60+[.I246]" office:value-type="float" office:value="54.9776867714818">
            <text:p>54.98</text:p>
          </table:table-cell>
          <table:table-cell table:number-columns-repeated="1015"/>
        </table:table-row>
        <table:table-row table:style-name="ro5">
          <table:table-cell office:value-type="float" office:value="24.6">
            <text:p>24.60</text:p>
          </table:table-cell>
          <table:table-cell table:formula="of:=[.$B$202]+([.A248]-[.$A$202])*1" office:value-type="float" office:value="-51.9">
            <text:p>-51.90</text:p>
          </table:table-cell>
          <table:table-cell table:formula="of:=[.$C$202]*(([.B248]+c_to_k)/([.$B$202]+c_to_k))^(-g0*1000/ra/1)" office:value-type="float" office:value="2713.33412948376">
            <text:p>2713.33</text:p>
          </table:table-cell>
          <table:table-cell table:formula="of:=[.C248]/(ra*([.B248]+c_to_k))" office:value-type="float" office:value="0.0427226422868111">
            <text:p>0.04</text:p>
          </table:table-cell>
          <table:table-cell table:formula="of:=[.$E$2]*[.D248]/[.$D$2]" office:value-type="float" office:value="0.00590478938919181">
            <text:p>0.01</text:p>
          </table:table-cell>
          <table:table-cell table:formula="of:=[Inputs.$D$7]*[.$D$2]/[.D248]" office:value-type="float" office:value="143.366602877751">
            <text:p>143.37</text:p>
          </table:table-cell>
          <table:table-cell table:formula="of:=[.F248]*[Inputs.$D$6]*([.D248]-[.E248])-[Inputs.$D$4]-[Inputs.$D$5]" office:value-type="float" office:value="3.02009698032889">
            <text:p>3.02</text:p>
          </table:table-cell>
          <table:table-cell table:formula="of:=SQRT([.G248]*g0/(0.5*[Inputs.$D$8]*[.D248]*PI()*(3/4/PI()*[.F248])^(2/3)))" office:value-type="float" office:value="10.2304904193156">
            <text:p>10.23</text:p>
          </table:table-cell>
          <table:table-cell table:formula="of:=([.A248]-[.A247])*1000/[.H248]/60+[.I247]" office:value-type="float" office:value="55.1405984793624">
            <text:p>55.14</text:p>
          </table:table-cell>
          <table:table-cell table:number-columns-repeated="1015"/>
        </table:table-row>
        <table:table-row table:style-name="ro5">
          <table:table-cell office:value-type="float" office:value="24.7">
            <text:p>24.70</text:p>
          </table:table-cell>
          <table:table-cell table:formula="of:=[.$B$202]+([.A249]-[.$A$202])*1" office:value-type="float" office:value="-51.8">
            <text:p>-51.80</text:p>
          </table:table-cell>
          <table:table-cell table:formula="of:=[.$C$202]*(([.B249]+c_to_k)/([.$B$202]+c_to_k))^(-g0*1000/ra/1)" office:value-type="float" office:value="2671.76907466721">
            <text:p>2671.77</text:p>
          </table:table-cell>
          <table:table-cell table:formula="of:=[.C249]/(ra*([.B249]+c_to_k))" office:value-type="float" office:value="0.042049176893329">
            <text:p>0.04</text:p>
          </table:table-cell>
          <table:table-cell table:formula="of:=[.$E$2]*[.D249]/[.$D$2]" office:value-type="float" office:value="0.00581170827115787">
            <text:p>0.01</text:p>
          </table:table-cell>
          <table:table-cell table:formula="of:=[Inputs.$D$7]*[.$D$2]/[.D249]" office:value-type="float" office:value="145.662782083926">
            <text:p>145.66</text:p>
          </table:table-cell>
          <table:table-cell table:formula="of:=[.F249]*[Inputs.$D$6]*([.D249]-[.E249])-[Inputs.$D$4]-[Inputs.$D$5]" office:value-type="float" office:value="3.02009698032889">
            <text:p>3.02</text:p>
          </table:table-cell>
          <table:table-cell table:formula="of:=SQRT([.G249]*g0/(0.5*[Inputs.$D$8]*[.D249]*PI()*(3/4/PI()*[.F249])^(2/3)))" office:value-type="float" office:value="10.2576187639265">
            <text:p>10.26</text:p>
          </table:table-cell>
          <table:table-cell table:formula="of:=([.A249]-[.A248])*1000/[.H249]/60+[.I248]" office:value-type="float" office:value="55.3030793343273">
            <text:p>55.30</text:p>
          </table:table-cell>
          <table:table-cell table:number-columns-repeated="1015"/>
        </table:table-row>
        <table:table-row table:style-name="ro5">
          <table:table-cell office:value-type="float" office:value="24.8">
            <text:p>24.80</text:p>
          </table:table-cell>
          <table:table-cell table:formula="of:=[.$B$202]+([.A250]-[.$A$202])*1" office:value-type="float" office:value="-51.7">
            <text:p>-51.70</text:p>
          </table:table-cell>
          <table:table-cell table:formula="of:=[.$C$202]*(([.B250]+c_to_k)/([.$B$202]+c_to_k))^(-g0*1000/ra/1)" office:value-type="float" office:value="2630.8590909911">
            <text:p>2630.86</text:p>
          </table:table-cell>
          <table:table-cell table:formula="of:=[.C250]/(ra*([.B250]+c_to_k))" office:value-type="float" office:value="0.0413866248009461">
            <text:p>0.04</text:p>
          </table:table-cell>
          <table:table-cell table:formula="of:=[.$E$2]*[.D250]/[.$D$2]" office:value-type="float" office:value="0.00572013550422493">
            <text:p>0.01</text:p>
          </table:table-cell>
          <table:table-cell table:formula="of:=[Inputs.$D$7]*[.$D$2]/[.D250]" office:value-type="float" office:value="147.99467509323">
            <text:p>147.99</text:p>
          </table:table-cell>
          <table:table-cell table:formula="of:=[.F250]*[Inputs.$D$6]*([.D250]-[.E250])-[Inputs.$D$4]-[Inputs.$D$5]" office:value-type="float" office:value="3.02009698032889">
            <text:p>3.02</text:p>
          </table:table-cell>
          <table:table-cell table:formula="of:=SQRT([.G250]*g0/(0.5*[Inputs.$D$8]*[.D250]*PI()*(3/4/PI()*[.F250])^(2/3)))" office:value-type="float" office:value="10.2848067433242">
            <text:p>10.28</text:p>
          </table:table-cell>
          <table:table-cell table:formula="of:=([.A250]-[.A249])*1000/[.H250]/60+[.I249]" office:value-type="float" office:value="55.4651306696864">
            <text:p>55.47</text:p>
          </table:table-cell>
          <table:table-cell table:number-columns-repeated="1015"/>
        </table:table-row>
        <table:table-row table:style-name="ro5">
          <table:table-cell office:value-type="float" office:value="24.9">
            <text:p>24.90</text:p>
          </table:table-cell>
          <table:table-cell table:formula="of:=[.$B$202]+([.A251]-[.$A$202])*1" office:value-type="float" office:value="-51.6">
            <text:p>-51.60</text:p>
          </table:table-cell>
          <table:table-cell table:formula="of:=[.$C$202]*(([.B251]+c_to_k)/([.$B$202]+c_to_k))^(-g0*1000/ra/1)" office:value-type="float" office:value="2590.59356559871">
            <text:p>2590.59</text:p>
          </table:table-cell>
          <table:table-cell table:formula="of:=[.C251]/(ra*([.B251]+c_to_k))" office:value-type="float" office:value="0.0407348043541697">
            <text:p>0.04</text:p>
          </table:table-cell>
          <table:table-cell table:formula="of:=[.$E$2]*[.D251]/[.$D$2]" office:value-type="float" office:value="0.00563004598139194">
            <text:p>0.01</text:p>
          </table:table-cell>
          <table:table-cell table:formula="of:=[Inputs.$D$7]*[.$D$2]/[.D251]" office:value-type="float" office:value="150.362820878369">
            <text:p>150.36</text:p>
          </table:table-cell>
          <table:table-cell table:formula="of:=[.F251]*[Inputs.$D$6]*([.D251]-[.E251])-[Inputs.$D$4]-[Inputs.$D$5]" office:value-type="float" office:value="3.02009698032889">
            <text:p>3.02</text:p>
          </table:table-cell>
          <table:table-cell table:formula="of:=SQRT([.G251]*g0/(0.5*[Inputs.$D$8]*[.D251]*PI()*(3/4/PI()*[.F251])^(2/3)))" office:value-type="float" office:value="10.3120544615824">
            <text:p>10.31</text:p>
          </table:table-cell>
          <table:table-cell table:formula="of:=([.A251]-[.A250])*1000/[.H251]/60+[.I250]" office:value-type="float" office:value="55.6267538140245">
            <text:p>55.63</text:p>
          </table:table-cell>
          <table:table-cell table:number-columns-repeated="1015"/>
        </table:table-row>
        <table:table-row table:style-name="ro5">
          <table:table-cell office:value-type="float" office:value="25">
            <text:p>25.00</text:p>
          </table:table-cell>
          <table:table-cell table:formula="of:=[.$B$202]+([.A252]-[.$A$202])*1" office:value-type="float" office:value="-51.5">
            <text:p>-51.50</text:p>
          </table:table-cell>
          <table:table-cell table:formula="of:=[.$C$202]*(([.B252]+c_to_k)/([.$B$202]+c_to_k))^(-g0*1000/ra/1)" office:value-type="float" office:value="2550.96206224838">
            <text:p>2550.96</text:p>
          </table:table-cell>
          <table:table-cell table:formula="of:=[.C252]/(ra*([.B252]+c_to_k))" office:value-type="float" office:value="0.0400935370011949">
            <text:p>0.04</text:p>
          </table:table-cell>
          <table:table-cell table:formula="of:=[.$E$2]*[.D252]/[.$D$2]" office:value-type="float" office:value="0.00554141502462525">
            <text:p>0.01</text:p>
          </table:table-cell>
          <table:table-cell table:formula="of:=[Inputs.$D$7]*[.$D$2]/[.D252]" office:value-type="float" office:value="152.767766297069">
            <text:p>152.77</text:p>
          </table:table-cell>
          <table:table-cell table:formula="of:=[.F252]*[Inputs.$D$6]*([.D252]-[.E252])-[Inputs.$D$4]-[Inputs.$D$5]" office:value-type="float" office:value="3.02009698032889">
            <text:p>3.02</text:p>
          </table:table-cell>
          <table:table-cell table:formula="of:=SQRT([.G252]*g0/(0.5*[Inputs.$D$8]*[.D252]*PI()*(3/4/PI()*[.F252])^(2/3)))" office:value-type="float" office:value="10.3393620229097">
            <text:p>10.34</text:p>
          </table:table-cell>
          <table:table-cell table:formula="of:=([.A252]-[.A251])*1000/[.H252]/60+[.I251]" office:value-type="float" office:value="55.7879500912197">
            <text:p>55.79</text:p>
          </table:table-cell>
          <table:table-cell table:number-columns-repeated="1015"/>
        </table:table-row>
        <table:table-row table:style-name="ro5">
          <table:table-cell office:value-type="float" office:value="25.1">
            <text:p>25.10</text:p>
          </table:table-cell>
          <table:table-cell table:formula="of:=[.$B$202]+([.A253]-[.$A$202])*1" office:value-type="float" office:value="-51.4">
            <text:p>-51.40</text:p>
          </table:table-cell>
          <table:table-cell table:formula="of:=[.$C$202]*(([.B253]+c_to_k)/([.$B$202]+c_to_k))^(-g0*1000/ra/1)" office:value-type="float" office:value="2511.95431829661">
            <text:p>2511.95</text:p>
          </table:table-cell>
          <table:table-cell table:formula="of:=[.C253]/(ra*([.B253]+c_to_k))" office:value-type="float" office:value="0.0394626472395104">
            <text:p>0.04</text:p>
          </table:table-cell>
          <table:table-cell table:formula="of:=[.$E$2]*[.D253]/[.$D$2]" office:value-type="float" office:value="0.00545421837734077">
            <text:p>0.01</text:p>
          </table:table-cell>
          <table:table-cell table:formula="of:=[Inputs.$D$7]*[.$D$2]/[.D253]" office:value-type="float" office:value="155.210066203796">
            <text:p>155.21</text:p>
          </table:table-cell>
          <table:table-cell table:formula="of:=[.F253]*[Inputs.$D$6]*([.D253]-[.E253])-[Inputs.$D$4]-[Inputs.$D$5]" office:value-type="float" office:value="3.02009698032889">
            <text:p>3.02</text:p>
          </table:table-cell>
          <table:table-cell table:formula="of:=SQRT([.G253]*g0/(0.5*[Inputs.$D$8]*[.D253]*PI()*(3/4/PI()*[.F253])^(2/3)))" office:value-type="float" office:value="10.3667295316492">
            <text:p>10.37</text:p>
          </table:table-cell>
          <table:table-cell table:formula="of:=([.A253]-[.A252])*1000/[.H253]/60+[.I252]" office:value-type="float" office:value="55.9487208204626">
            <text:p>55.95</text:p>
          </table:table-cell>
          <table:table-cell table:number-columns-repeated="1015"/>
        </table:table-row>
        <table:table-row table:style-name="ro5">
          <table:table-cell office:value-type="float" office:value="25.2">
            <text:p>25.20</text:p>
          </table:table-cell>
          <table:table-cell table:formula="of:=[.$B$202]+([.A254]-[.$A$202])*1" office:value-type="float" office:value="-51.3">
            <text:p>-51.30</text:p>
          </table:table-cell>
          <table:table-cell table:formula="of:=[.$C$202]*(([.B254]+c_to_k)/([.$B$202]+c_to_k))^(-g0*1000/ra/1)" office:value-type="float" office:value="2473.56024173403">
            <text:p>2473.56</text:p>
          </table:table-cell>
          <table:table-cell table:formula="of:=[.C254]/(ra*([.B254]+c_to_k))" office:value-type="float" office:value="0.0388419625624833">
            <text:p>0.04</text:p>
          </table:table-cell>
          <table:table-cell table:formula="of:=[.$E$2]*[.D254]/[.$D$2]" office:value-type="float" office:value="0.00536843219702122">
            <text:p>0.01</text:p>
          </table:table-cell>
          <table:table-cell table:formula="of:=[Inputs.$D$7]*[.$D$2]/[.D254]" office:value-type="float" office:value="157.690283563001">
            <text:p>157.69</text:p>
          </table:table-cell>
          <table:table-cell table:formula="of:=[.F254]*[Inputs.$D$6]*([.D254]-[.E254])-[Inputs.$D$4]-[Inputs.$D$5]" office:value-type="float" office:value="3.02009698032889">
            <text:p>3.02</text:p>
          </table:table-cell>
          <table:table-cell table:formula="of:=SQRT([.G254]*g0/(0.5*[Inputs.$D$8]*[.D254]*PI()*(3/4/PI()*[.F254])^(2/3)))" office:value-type="float" office:value="10.3941570922785">
            <text:p>10.39</text:p>
          </table:table-cell>
          <table:table-cell table:formula="of:=([.A254]-[.A253])*1000/[.H254]/60+[.I253]" office:value-type="float" office:value="56.1090673162746">
            <text:p>56.11</text:p>
          </table:table-cell>
          <table:table-cell table:number-columns-repeated="1015"/>
        </table:table-row>
        <table:table-row table:style-name="ro5">
          <table:table-cell office:value-type="float" office:value="25.3">
            <text:p>25.30</text:p>
          </table:table-cell>
          <table:table-cell table:formula="of:=[.$B$202]+([.A255]-[.$A$202])*1" office:value-type="float" office:value="-51.2">
            <text:p>-51.20</text:p>
          </table:table-cell>
          <table:table-cell table:formula="of:=[.$C$202]*(([.B255]+c_to_k)/([.$B$202]+c_to_k))^(-g0*1000/ra/1)" office:value-type="float" office:value="2435.76990827327">
            <text:p>2435.77</text:p>
          </table:table-cell>
          <table:table-cell table:formula="of:=[.C255]/(ra*([.B255]+c_to_k))" office:value-type="float" office:value="0.0382313134069011">
            <text:p>0.04</text:p>
          </table:table-cell>
          <table:table-cell table:formula="of:=[.$E$2]*[.D255]/[.$D$2]" office:value-type="float" office:value="0.00528403304796593">
            <text:p>0.01</text:p>
          </table:table-cell>
          <table:table-cell table:formula="of:=[Inputs.$D$7]*[.$D$2]/[.D255]" office:value-type="float" office:value="160.208989563927">
            <text:p>160.21</text:p>
          </table:table-cell>
          <table:table-cell table:formula="of:=[.F255]*[Inputs.$D$6]*([.D255]-[.E255])-[Inputs.$D$4]-[Inputs.$D$5]" office:value-type="float" office:value="3.02009698032889">
            <text:p>3.02</text:p>
          </table:table-cell>
          <table:table-cell table:formula="of:=SQRT([.G255]*g0/(0.5*[Inputs.$D$8]*[.D255]*PI()*(3/4/PI()*[.F255])^(2/3)))" office:value-type="float" office:value="10.4216448094103">
            <text:p>10.42</text:p>
          </table:table-cell>
          <table:table-cell table:formula="of:=([.A255]-[.A254])*1000/[.H255]/60+[.I254]" office:value-type="float" office:value="56.268990888527">
            <text:p>56.27</text:p>
          </table:table-cell>
          <table:table-cell table:number-columns-repeated="1015"/>
        </table:table-row>
        <table:table-row table:style-name="ro5">
          <table:table-cell office:value-type="float" office:value="25.4">
            <text:p>25.40</text:p>
          </table:table-cell>
          <table:table-cell table:formula="of:=[.$B$202]+([.A256]-[.$A$202])*1" office:value-type="float" office:value="-51.1">
            <text:p>-51.10</text:p>
          </table:table-cell>
          <table:table-cell table:formula="of:=[.$C$202]*(([.B256]+c_to_k)/([.$B$202]+c_to_k))^(-g0*1000/ra/1)" office:value-type="float" office:value="2398.57355848783">
            <text:p>2398.57</text:p>
          </table:table-cell>
          <table:table-cell table:formula="of:=[.C256]/(ra*([.B256]+c_to_k))" office:value-type="float" office:value="0.0376305331014568">
            <text:p>0.04</text:p>
          </table:table-cell>
          <table:table-cell table:formula="of:=[.$E$2]*[.D256]/[.$D$2]" office:value-type="float" office:value="0.00520099789417073">
            <text:p>0.01</text:p>
          </table:table-cell>
          <table:table-cell table:formula="of:=[Inputs.$D$7]*[.$D$2]/[.D256]" office:value-type="float" office:value="162.76676373698">
            <text:p>162.77</text:p>
          </table:table-cell>
          <table:table-cell table:formula="of:=[.F256]*[Inputs.$D$6]*([.D256]-[.E256])-[Inputs.$D$4]-[Inputs.$D$5]" office:value-type="float" office:value="3.02009698032889">
            <text:p>3.02</text:p>
          </table:table-cell>
          <table:table-cell table:formula="of:=SQRT([.G256]*g0/(0.5*[Inputs.$D$8]*[.D256]*PI()*(3/4/PI()*[.F256])^(2/3)))" office:value-type="float" office:value="10.4491927877924">
            <text:p>10.45</text:p>
          </table:table-cell>
          <table:table-cell table:formula="of:=([.A256]-[.A255])*1000/[.H256]/60+[.I255]" office:value-type="float" office:value="56.4284928424592">
            <text:p>56.43</text:p>
          </table:table-cell>
          <table:table-cell table:number-columns-repeated="1015"/>
        </table:table-row>
        <table:table-row table:style-name="ro5">
          <table:table-cell office:value-type="float" office:value="25.5">
            <text:p>25.50</text:p>
          </table:table-cell>
          <table:table-cell table:formula="of:=[.$B$202]+([.A257]-[.$A$202])*1" office:value-type="float" office:value="-51">
            <text:p>-51.00</text:p>
          </table:table-cell>
          <table:table-cell table:formula="of:=[.$C$202]*(([.B257]+c_to_k)/([.$B$202]+c_to_k))^(-g0*1000/ra/1)" office:value-type="float" office:value="2361.96159500096">
            <text:p>2361.96</text:p>
          </table:table-cell>
          <table:table-cell table:formula="of:=[.C257]/(ra*([.B257]+c_to_k))" office:value-type="float" office:value="0.0370394578161573">
            <text:p>0.04</text:p>
          </table:table-cell>
          <table:table-cell table:formula="of:=[.$E$2]*[.D257]/[.$D$2]" office:value-type="float" office:value="0.00511930409233564">
            <text:p>0.01</text:p>
          </table:table-cell>
          <table:table-cell table:formula="of:=[Inputs.$D$7]*[.$D$2]/[.D257]" office:value-type="float" office:value="165.364194071696">
            <text:p>165.36</text:p>
          </table:table-cell>
          <table:table-cell table:formula="of:=[.F257]*[Inputs.$D$6]*([.D257]-[.E257])-[Inputs.$D$4]-[Inputs.$D$5]" office:value-type="float" office:value="3.02009698032889">
            <text:p>3.02</text:p>
          </table:table-cell>
          <table:table-cell table:formula="of:=SQRT([.G257]*g0/(0.5*[Inputs.$D$8]*[.D257]*PI()*(3/4/PI()*[.F257])^(2/3)))" office:value-type="float" office:value="10.4768011323073">
            <text:p>10.48</text:p>
          </table:table-cell>
          <table:table-cell table:formula="of:=([.A257]-[.A256])*1000/[.H257]/60+[.I256]" office:value-type="float" office:value="56.5875744786971">
            <text:p>56.59</text:p>
          </table:table-cell>
          <table:table-cell table:number-columns-repeated="1015"/>
        </table:table-row>
        <table:table-row table:style-name="ro5">
          <table:table-cell office:value-type="float" office:value="25.6">
            <text:p>25.60</text:p>
          </table:table-cell>
          <table:table-cell table:formula="of:=[.$B$202]+([.A258]-[.$A$202])*1" office:value-type="float" office:value="-50.9">
            <text:p>-50.90</text:p>
          </table:table-cell>
          <table:table-cell table:formula="of:=[.$C$202]*(([.B258]+c_to_k)/([.$B$202]+c_to_k))^(-g0*1000/ra/1)" office:value-type="float" office:value="2325.92457972382">
            <text:p>2325.92</text:p>
          </table:table-cell>
          <table:table-cell table:formula="of:=[.C258]/(ra*([.B258]+c_to_k))" office:value-type="float" office:value="0.0364579265126394">
            <text:p>0.04</text:p>
          </table:table-cell>
          <table:table-cell table:formula="of:=[.$E$2]*[.D258]/[.$D$2]" office:value-type="float" office:value="0.00503892938499795">
            <text:p>0.01</text:p>
          </table:table-cell>
          <table:table-cell table:formula="of:=[Inputs.$D$7]*[.$D$2]/[.D258]" office:value-type="float" office:value="168.00187713632">
            <text:p>168.00</text:p>
          </table:table-cell>
          <table:table-cell table:formula="of:=[.F258]*[Inputs.$D$6]*([.D258]-[.E258])-[Inputs.$D$4]-[Inputs.$D$5]" office:value-type="float" office:value="3.02009698032889">
            <text:p>3.02</text:p>
          </table:table-cell>
          <table:table-cell table:formula="of:=SQRT([.G258]*g0/(0.5*[Inputs.$D$8]*[.D258]*PI()*(3/4/PI()*[.F258])^(2/3)))" office:value-type="float" office:value="10.5044699479731">
            <text:p>10.50</text:p>
          </table:table-cell>
          <table:table-cell table:formula="of:=([.A258]-[.A257])*1000/[.H258]/60+[.I257]" office:value-type="float" office:value="56.7462370932718">
            <text:p>56.75</text:p>
          </table:table-cell>
          <table:table-cell table:number-columns-repeated="1015"/>
        </table:table-row>
        <table:table-row table:style-name="ro5">
          <table:table-cell office:value-type="float" office:value="25.7">
            <text:p>25.70</text:p>
          </table:table-cell>
          <table:table-cell table:formula="of:=[.$B$202]+([.A259]-[.$A$202])*1" office:value-type="float" office:value="-50.8">
            <text:p>-50.80</text:p>
          </table:table-cell>
          <table:table-cell table:formula="of:=[.$C$202]*(([.B259]+c_to_k)/([.$B$202]+c_to_k))^(-g0*1000/ra/1)" office:value-type="float" office:value="2290.45323114177">
            <text:p>2290.45</text:p>
          </table:table-cell>
          <table:table-cell table:formula="of:=[.C259]/(ra*([.B259]+c_to_k))" office:value-type="float" office:value="0.0358857808953765">
            <text:p>0.04</text:p>
          </table:table-cell>
          <table:table-cell table:formula="of:=[.$E$2]*[.D259]/[.$D$2]" office:value-type="float" office:value="0.00495985189378834">
            <text:p>0.00</text:p>
          </table:table-cell>
          <table:table-cell table:formula="of:=[Inputs.$D$7]*[.$D$2]/[.D259]" office:value-type="float" office:value="170.680418199025">
            <text:p>170.68</text:p>
          </table:table-cell>
          <table:table-cell table:formula="of:=[.F259]*[Inputs.$D$6]*([.D259]-[.E259])-[Inputs.$D$4]-[Inputs.$D$5]" office:value-type="float" office:value="3.02009698032889">
            <text:p>3.02</text:p>
          </table:table-cell>
          <table:table-cell table:formula="of:=SQRT([.G259]*g0/(0.5*[Inputs.$D$8]*[.D259]*PI()*(3/4/PI()*[.F259])^(2/3)))" office:value-type="float" office:value="10.5321993399429">
            <text:p>10.53</text:p>
          </table:table-cell>
          <table:table-cell table:formula="of:=([.A259]-[.A258])*1000/[.H259]/60+[.I258]" office:value-type="float" office:value="56.9044819776376">
            <text:p>56.90</text:p>
          </table:table-cell>
          <table:table-cell table:number-columns-repeated="1015"/>
        </table:table-row>
        <table:table-row table:style-name="ro5">
          <table:table-cell office:value-type="float" office:value="25.8">
            <text:p>25.80</text:p>
          </table:table-cell>
          <table:table-cell table:formula="of:=[.$B$202]+([.A260]-[.$A$202])*1" office:value-type="float" office:value="-50.7">
            <text:p>-50.70</text:p>
          </table:table-cell>
          <table:table-cell table:formula="of:=[.$C$202]*(([.B260]+c_to_k)/([.$B$202]+c_to_k))^(-g0*1000/ra/1)" office:value-type="float" office:value="2255.5384216482">
            <text:p>2255.54</text:p>
          </table:table-cell>
          <table:table-cell table:formula="of:=[.C260]/(ra*([.B260]+c_to_k))" office:value-type="float" office:value="0.035322865363759">
            <text:p>0.04</text:p>
          </table:table-cell>
          <table:table-cell table:formula="of:=[.$E$2]*[.D260]/[.$D$2]" office:value-type="float" office:value="0.00488205011280785">
            <text:p>0.00</text:p>
          </table:table-cell>
          <table:table-cell table:formula="of:=[Inputs.$D$7]*[.$D$2]/[.D260]" office:value-type="float" office:value="173.400431350783">
            <text:p>173.40</text:p>
          </table:table-cell>
          <table:table-cell table:formula="of:=[.F260]*[Inputs.$D$6]*([.D260]-[.E260])-[Inputs.$D$4]-[Inputs.$D$5]" office:value-type="float" office:value="3.02009698032889">
            <text:p>3.02</text:p>
          </table:table-cell>
          <table:table-cell table:formula="of:=SQRT([.G260]*g0/(0.5*[Inputs.$D$8]*[.D260]*PI()*(3/4/PI()*[.F260])^(2/3)))" office:value-type="float" office:value="10.5599894135053">
            <text:p>10.56</text:p>
          </table:table-cell>
          <table:table-cell table:formula="of:=([.A260]-[.A259])*1000/[.H260]/60+[.I259]" office:value-type="float" office:value="57.0623104186903">
            <text:p>57.06</text:p>
          </table:table-cell>
          <table:table-cell table:number-columns-repeated="1015"/>
        </table:table-row>
        <table:table-row table:style-name="ro5">
          <table:table-cell office:value-type="float" office:value="25.9">
            <text:p>25.90</text:p>
          </table:table-cell>
          <table:table-cell table:formula="of:=[.$B$202]+([.A261]-[.$A$202])*1" office:value-type="float" office:value="-50.6">
            <text:p>-50.60</text:p>
          </table:table-cell>
          <table:table-cell table:formula="of:=[.$C$202]*(([.B261]+c_to_k)/([.$B$202]+c_to_k))^(-g0*1000/ra/1)" office:value-type="float" office:value="2221.17117492492">
            <text:p>2221.17</text:p>
          </table:table-cell>
          <table:table-cell table:formula="of:=[.C261]/(ra*([.B261]+c_to_k))" office:value-type="float" office:value="0.0347690269650342">
            <text:p>0.03</text:p>
          </table:table-cell>
          <table:table-cell table:formula="of:=[.$E$2]*[.D261]/[.$D$2]" office:value-type="float" office:value="0.00480550290212358">
            <text:p>0.00</text:p>
          </table:table-cell>
          <table:table-cell table:formula="of:=[Inputs.$D$7]*[.$D$2]/[.D261]" office:value-type="float" office:value="176.162539629915">
            <text:p>176.16</text:p>
          </table:table-cell>
          <table:table-cell table:formula="of:=[.F261]*[Inputs.$D$6]*([.D261]-[.E261])-[Inputs.$D$4]-[Inputs.$D$5]" office:value-type="float" office:value="3.02009698032889">
            <text:p>3.02</text:p>
          </table:table-cell>
          <table:table-cell table:formula="of:=SQRT([.G261]*g0/(0.5*[Inputs.$D$8]*[.D261]*PI()*(3/4/PI()*[.F261])^(2/3)))" office:value-type="float" office:value="10.5878402740847">
            <text:p>10.59</text:p>
          </table:table-cell>
          <table:table-cell table:formula="of:=([.A261]-[.A260])*1000/[.H261]/60+[.I260]" office:value-type="float" office:value="57.2197236987854">
            <text:p>57.22</text:p>
          </table:table-cell>
          <table:table-cell table:number-columns-repeated="1015"/>
        </table:table-row>
        <table:table-row table:style-name="ro5">
          <table:table-cell office:value-type="float" office:value="26">
            <text:p>26.00</text:p>
          </table:table-cell>
          <table:table-cell table:formula="of:=[.$B$202]+([.A262]-[.$A$202])*1" office:value-type="float" office:value="-50.5">
            <text:p>-50.50</text:p>
          </table:table-cell>
          <table:table-cell table:formula="of:=[.$C$202]*(([.B262]+c_to_k)/([.$B$202]+c_to_k))^(-g0*1000/ra/1)" office:value-type="float" office:value="2187.3426633682">
            <text:p>2187.34</text:p>
          </table:table-cell>
          <table:table-cell table:formula="of:=[.C262]/(ra*([.B262]+c_to_k))" office:value-type="float" office:value="0.0342241153480862">
            <text:p>0.03</text:p>
          </table:table-cell>
          <table:table-cell table:formula="of:=[.$E$2]*[.D262]/[.$D$2]" office:value-type="float" office:value="0.00473018948138051">
            <text:p>0.00</text:p>
          </table:table-cell>
          <table:table-cell table:formula="of:=[Inputs.$D$7]*[.$D$2]/[.D262]" office:value-type="float" office:value="178.967375148353">
            <text:p>178.97</text:p>
          </table:table-cell>
          <table:table-cell table:formula="of:=[.F262]*[Inputs.$D$6]*([.D262]-[.E262])-[Inputs.$D$4]-[Inputs.$D$5]" office:value-type="float" office:value="3.02009698032889">
            <text:p>3.02</text:p>
          </table:table-cell>
          <table:table-cell table:formula="of:=SQRT([.G262]*g0/(0.5*[Inputs.$D$8]*[.D262]*PI()*(3/4/PI()*[.F262])^(2/3)))" office:value-type="float" office:value="10.6157520272408">
            <text:p>10.62</text:p>
          </table:table-cell>
          <table:table-cell table:formula="of:=([.A262]-[.A261])*1000/[.H262]/60+[.I261]" office:value-type="float" office:value="57.376723095756">
            <text:p>57.38</text:p>
          </table:table-cell>
          <table:table-cell table:number-columns-repeated="1015"/>
        </table:table-row>
        <table:table-row table:style-name="ro5">
          <table:table-cell office:value-type="float" office:value="26.1">
            <text:p>26.10</text:p>
          </table:table-cell>
          <table:table-cell table:formula="of:=[.$B$202]+([.A263]-[.$A$202])*1" office:value-type="float" office:value="-50.4">
            <text:p>-50.40</text:p>
          </table:table-cell>
          <table:table-cell table:formula="of:=[.$C$202]*(([.B263]+c_to_k)/([.$B$202]+c_to_k))^(-g0*1000/ra/1)" office:value-type="float" office:value="2154.0442055598">
            <text:p>2154.04</text:p>
          </table:table-cell>
          <table:table-cell table:formula="of:=[.C263]/(ra*([.B263]+c_to_k))" office:value-type="float" office:value="0.0336879827180452">
            <text:p>0.03</text:p>
          </table:table-cell>
          <table:table-cell table:formula="of:=[.$E$2]*[.D263]/[.$D$2]" office:value-type="float" office:value="0.00465608942352798">
            <text:p>0.00</text:p>
          </table:table-cell>
          <table:table-cell table:formula="of:=[Inputs.$D$7]*[.$D$2]/[.D263]" office:value-type="float" office:value="181.815579219605">
            <text:p>181.82</text:p>
          </table:table-cell>
          <table:table-cell table:formula="of:=[.F263]*[Inputs.$D$6]*([.D263]-[.E263])-[Inputs.$D$4]-[Inputs.$D$5]" office:value-type="float" office:value="3.02009698032889">
            <text:p>3.02</text:p>
          </table:table-cell>
          <table:table-cell table:formula="of:=SQRT([.G263]*g0/(0.5*[Inputs.$D$8]*[.D263]*PI()*(3/4/PI()*[.F263])^(2/3)))" office:value-type="float" office:value="10.6437247786691">
            <text:p>10.64</text:p>
          </table:table-cell>
          <table:table-cell table:formula="of:=([.A263]-[.A262])*1000/[.H263]/60+[.I262]" office:value-type="float" office:value="57.533309882931">
            <text:p>57.53</text:p>
          </table:table-cell>
          <table:table-cell table:number-columns-repeated="1015"/>
        </table:table-row>
        <table:table-row table:style-name="ro5">
          <table:table-cell office:value-type="float" office:value="26.2">
            <text:p>26.20</text:p>
          </table:table-cell>
          <table:table-cell table:formula="of:=[.$B$202]+([.A264]-[.$A$202])*1" office:value-type="float" office:value="-50.3">
            <text:p>-50.30</text:p>
          </table:table-cell>
          <table:table-cell table:formula="of:=[.$C$202]*(([.B264]+c_to_k)/([.$B$202]+c_to_k))^(-g0*1000/ra/1)" office:value-type="float" office:value="2121.26726378213">
            <text:p>2121.27</text:p>
          </table:table-cell>
          <table:table-cell table:formula="of:=[.C264]/(ra*([.B264]+c_to_k))" office:value-type="float" office:value="0.0331604837917075">
            <text:p>0.03</text:p>
          </table:table-cell>
          <table:table-cell table:formula="of:=[.$E$2]*[.D264]/[.$D$2]" office:value-type="float" office:value="0.00458318264865815">
            <text:p>0.00</text:p>
          </table:table-cell>
          <table:table-cell table:formula="of:=[Inputs.$D$7]*[.$D$2]/[.D264]" office:value-type="float" office:value="184.707802488489">
            <text:p>184.71</text:p>
          </table:table-cell>
          <table:table-cell table:formula="of:=[.F264]*[Inputs.$D$6]*([.D264]-[.E264])-[Inputs.$D$4]-[Inputs.$D$5]" office:value-type="float" office:value="3.02009698032889">
            <text:p>3.02</text:p>
          </table:table-cell>
          <table:table-cell table:formula="of:=SQRT([.G264]*g0/(0.5*[Inputs.$D$8]*[.D264]*PI()*(3/4/PI()*[.F264])^(2/3)))" office:value-type="float" office:value="10.6717586342013">
            <text:p>10.67</text:p>
          </table:table-cell>
          <table:table-cell table:formula="of:=([.A264]-[.A263])*1000/[.H264]/60+[.I263]" office:value-type="float" office:value="57.6894853291527">
            <text:p>57.69</text:p>
          </table:table-cell>
          <table:table-cell table:number-columns-repeated="1015"/>
        </table:table-row>
        <table:table-row table:style-name="ro5">
          <table:table-cell office:value-type="float" office:value="26.3">
            <text:p>26.30</text:p>
          </table:table-cell>
          <table:table-cell table:formula="of:=[.$B$202]+([.A265]-[.$A$202])*1" office:value-type="float" office:value="-50.2">
            <text:p>-50.20</text:p>
          </table:table-cell>
          <table:table-cell table:formula="of:=[.$C$202]*(([.B265]+c_to_k)/([.$B$202]+c_to_k))^(-g0*1000/ra/1)" office:value-type="float" office:value="2089.00344157666">
            <text:p>2089.00</text:p>
          </table:table-cell>
          <table:table-cell table:formula="of:=[.C265]/(ra*([.B265]+c_to_k))" office:value-type="float" office:value="0.0326414757537526">
            <text:p>0.03</text:p>
          </table:table-cell>
          <table:table-cell table:formula="of:=[.$E$2]*[.D265]/[.$D$2]" office:value-type="float" office:value="0.00451144941795469">
            <text:p>0.00</text:p>
          </table:table-cell>
          <table:table-cell table:formula="of:=[Inputs.$D$7]*[.$D$2]/[.D265]" office:value-type="float" office:value="187.644705062616">
            <text:p>187.64</text:p>
          </table:table-cell>
          <table:table-cell table:formula="of:=[.F265]*[Inputs.$D$6]*([.D265]-[.E265])-[Inputs.$D$4]-[Inputs.$D$5]" office:value-type="float" office:value="3.02009698032889">
            <text:p>3.02</text:p>
          </table:table-cell>
          <table:table-cell table:formula="of:=SQRT([.G265]*g0/(0.5*[Inputs.$D$8]*[.D265]*PI()*(3/4/PI()*[.F265])^(2/3)))" office:value-type="float" office:value="10.6998536998048">
            <text:p>10.70</text:p>
          </table:table-cell>
          <table:table-cell table:formula="of:=([.A265]-[.A264])*1000/[.H265]/60+[.I264]" office:value-type="float" office:value="57.8452506987949">
            <text:p>57.85</text:p>
          </table:table-cell>
          <table:table-cell table:number-columns-repeated="1015"/>
        </table:table-row>
        <table:table-row table:style-name="ro5">
          <table:table-cell office:value-type="float" office:value="26.4">
            <text:p>26.40</text:p>
          </table:table-cell>
          <table:table-cell table:formula="of:=[.$B$202]+([.A266]-[.$A$202])*1" office:value-type="float" office:value="-50.1">
            <text:p>-50.10</text:p>
          </table:table-cell>
          <table:table-cell table:formula="of:=[.$C$202]*(([.B266]+c_to_k)/([.$B$202]+c_to_k))^(-g0*1000/ra/1)" office:value-type="float" office:value="2057.24448134498">
            <text:p>2057.24</text:p>
          </table:table-cell>
          <table:table-cell table:formula="of:=[.C266]/(ra*([.B266]+c_to_k))" office:value-type="float" office:value="0.0321308182137427">
            <text:p>0.03</text:p>
          </table:table-cell>
          <table:table-cell table:formula="of:=[.$E$2]*[.D266]/[.$D$2]" office:value-type="float" office:value="0.00444087032774958">
            <text:p>0.00</text:p>
          </table:table-cell>
          <table:table-cell table:formula="of:=[Inputs.$D$7]*[.$D$2]/[.D266]" office:value-type="float" office:value="190.626956645683">
            <text:p>190.63</text:p>
          </table:table-cell>
          <table:table-cell table:formula="of:=[.F266]*[Inputs.$D$6]*([.D266]-[.E266])-[Inputs.$D$4]-[Inputs.$D$5]" office:value-type="float" office:value="3.02009698032889">
            <text:p>3.02</text:p>
          </table:table-cell>
          <table:table-cell table:formula="of:=SQRT([.G266]*g0/(0.5*[Inputs.$D$8]*[.D266]*PI()*(3/4/PI()*[.F266])^(2/3)))" office:value-type="float" office:value="10.7280100815831">
            <text:p>10.73</text:p>
          </table:table-cell>
          <table:table-cell table:formula="of:=([.A266]-[.A265])*1000/[.H266]/60+[.I265]" office:value-type="float" office:value="58.0006072517802">
            <text:p>58.00</text:p>
          </table:table-cell>
          <table:table-cell table:number-columns-repeated="1015"/>
        </table:table-row>
        <table:table-row table:style-name="ro5">
          <table:table-cell office:value-type="float" office:value="26.5">
            <text:p>26.50</text:p>
          </table:table-cell>
          <table:table-cell table:formula="of:=[.$B$202]+([.A267]-[.$A$202])*1" office:value-type="float" office:value="-50">
            <text:p>-50.00</text:p>
          </table:table-cell>
          <table:table-cell table:formula="of:=[.$C$202]*(([.B267]+c_to_k)/([.$B$202]+c_to_k))^(-g0*1000/ra/1)" office:value-type="float" office:value="2025.98226199153">
            <text:p>2025.98</text:p>
          </table:table-cell>
          <table:table-cell table:formula="of:=[.C267]/(ra*([.B267]+c_to_k))" office:value-type="float" office:value="0.0316283731638901">
            <text:p>0.03</text:p>
          </table:table-cell>
          <table:table-cell table:formula="of:=[.$E$2]*[.D267]/[.$D$2]" office:value-type="float" office:value="0.00437142630368608">
            <text:p>0.00</text:p>
          </table:table-cell>
          <table:table-cell table:formula="of:=[Inputs.$D$7]*[.$D$2]/[.D267]" office:value-type="float" office:value="193.655236672568">
            <text:p>193.66</text:p>
          </table:table-cell>
          <table:table-cell table:formula="of:=[.F267]*[Inputs.$D$6]*([.D267]-[.E267])-[Inputs.$D$4]-[Inputs.$D$5]" office:value-type="float" office:value="3.02009698032889">
            <text:p>3.02</text:p>
          </table:table-cell>
          <table:table-cell table:formula="of:=SQRT([.G267]*g0/(0.5*[Inputs.$D$8]*[.D267]*PI()*(3/4/PI()*[.F267])^(2/3)))" office:value-type="float" office:value="10.7562278857761">
            <text:p>10.76</text:p>
          </table:table-cell>
          <table:table-cell table:formula="of:=([.A267]-[.A266])*1000/[.H267]/60+[.I266]" office:value-type="float" office:value="58.1555562435983">
            <text:p>58.16</text:p>
          </table:table-cell>
          <table:table-cell table:number-columns-repeated="1015"/>
        </table:table-row>
        <table:table-row table:style-name="ro5">
          <table:table-cell office:value-type="float" office:value="26.6">
            <text:p>26.60</text:p>
          </table:table-cell>
          <table:table-cell table:formula="of:=[.$B$202]+([.A268]-[.$A$202])*1" office:value-type="float" office:value="-49.9">
            <text:p>-49.90</text:p>
          </table:table-cell>
          <table:table-cell table:formula="of:=[.$C$202]*(([.B268]+c_to_k)/([.$B$202]+c_to_k))^(-g0*1000/ra/1)" office:value-type="float" office:value="1995.20879660751">
            <text:p>1995.21</text:p>
          </table:table-cell>
          <table:table-cell table:formula="of:=[.C268]/(ra*([.B268]+c_to_k))" office:value-type="float" office:value="0.0311340049375787">
            <text:p>0.03</text:p>
          </table:table-cell>
          <table:table-cell table:formula="of:=[.$E$2]*[.D268]/[.$D$2]" office:value-type="float" office:value="0.00430309859498587">
            <text:p>0.00</text:p>
          </table:table-cell>
          <table:table-cell table:formula="of:=[Inputs.$D$7]*[.$D$2]/[.D268]" office:value-type="float" office:value="196.730234446278">
            <text:p>196.73</text:p>
          </table:table-cell>
          <table:table-cell table:formula="of:=[.F268]*[Inputs.$D$6]*([.D268]-[.E268])-[Inputs.$D$4]-[Inputs.$D$5]" office:value-type="float" office:value="3.02009698032889">
            <text:p>3.02</text:p>
          </table:table-cell>
          <table:table-cell table:formula="of:=SQRT([.G268]*g0/(0.5*[Inputs.$D$8]*[.D268]*PI()*(3/4/PI()*[.F268])^(2/3)))" office:value-type="float" office:value="10.7845072187599">
            <text:p>10.78</text:p>
          </table:table-cell>
          <table:table-cell table:formula="of:=([.A268]-[.A267])*1000/[.H268]/60+[.I267]" office:value-type="float" office:value="58.310098925323">
            <text:p>58.31</text:p>
          </table:table-cell>
          <table:table-cell table:number-columns-repeated="1015"/>
        </table:table-row>
        <table:table-row table:style-name="ro5">
          <table:table-cell office:value-type="float" office:value="26.7">
            <text:p>26.70</text:p>
          </table:table-cell>
          <table:table-cell table:formula="of:=[.$B$202]+([.A269]-[.$A$202])*1" office:value-type="float" office:value="-49.8">
            <text:p>-49.80</text:p>
          </table:table-cell>
          <table:table-cell table:formula="of:=[.$C$202]*(([.B269]+c_to_k)/([.$B$202]+c_to_k))^(-g0*1000/ra/1)" office:value-type="float" office:value="1964.91623019498">
            <text:p>1964.92</text:p>
          </table:table-cell>
          <table:table-cell table:formula="of:=[.C269]/(ra*([.B269]+c_to_k))" office:value-type="float" office:value="0.030647580168626">
            <text:p>0.03</text:p>
          </table:table-cell>
          <table:table-cell table:formula="of:=[.$E$2]*[.D269]/[.$D$2]" office:value-type="float" office:value="0.00423586876881852">
            <text:p>0.00</text:p>
          </table:table-cell>
          <table:table-cell table:formula="of:=[Inputs.$D$7]*[.$D$2]/[.D269]" office:value-type="float" office:value="199.852649276748">
            <text:p>199.85</text:p>
          </table:table-cell>
          <table:table-cell table:formula="of:=[.F269]*[Inputs.$D$6]*([.D269]-[.E269])-[Inputs.$D$4]-[Inputs.$D$5]" office:value-type="float" office:value="3.02009698032889">
            <text:p>3.02</text:p>
          </table:table-cell>
          <table:table-cell table:formula="of:=SQRT([.G269]*g0/(0.5*[Inputs.$D$8]*[.D269]*PI()*(3/4/PI()*[.F269])^(2/3)))" office:value-type="float" office:value="10.812848187047">
            <text:p>10.81</text:p>
          </table:table-cell>
          <table:table-cell table:formula="of:=([.A269]-[.A268])*1000/[.H269]/60+[.I268]" office:value-type="float" office:value="58.46423654363">
            <text:p>58.46</text:p>
          </table:table-cell>
          <table:table-cell table:number-columns-repeated="1015"/>
        </table:table-row>
        <table:table-row table:style-name="ro5">
          <table:table-cell office:value-type="float" office:value="26.8">
            <text:p>26.80</text:p>
          </table:table-cell>
          <table:table-cell table:formula="of:=[.$B$202]+([.A270]-[.$A$202])*1" office:value-type="float" office:value="-49.7">
            <text:p>-49.70</text:p>
          </table:table-cell>
          <table:table-cell table:formula="of:=[.$C$202]*(([.B270]+c_to_k)/([.$B$202]+c_to_k))^(-g0*1000/ra/1)" office:value-type="float" office:value="1935.09683743063">
            <text:p>1935.10</text:p>
          </table:table-cell>
          <table:table-cell table:formula="of:=[.C270]/(ra*([.B270]+c_to_k))" office:value-type="float" office:value="0.0301689677512708">
            <text:p>0.03</text:p>
          </table:table-cell>
          <table:table-cell table:formula="of:=[.$E$2]*[.D270]/[.$D$2]" office:value-type="float" office:value="0.00416971870477141">
            <text:p>0.00</text:p>
          </table:table-cell>
          <table:table-cell table:formula="of:=[Inputs.$D$7]*[.$D$2]/[.D270]" office:value-type="float" office:value="203.023190621543">
            <text:p>203.02</text:p>
          </table:table-cell>
          <table:table-cell table:formula="of:=[.F270]*[Inputs.$D$6]*([.D270]-[.E270])-[Inputs.$D$4]-[Inputs.$D$5]" office:value-type="float" office:value="3.02009698032889">
            <text:p>3.02</text:p>
          </table:table-cell>
          <table:table-cell table:formula="of:=SQRT([.G270]*g0/(0.5*[Inputs.$D$8]*[.D270]*PI()*(3/4/PI()*[.F270])^(2/3)))" office:value-type="float" office:value="10.8412508972867">
            <text:p>10.84</text:p>
          </table:table-cell>
          <table:table-cell table:formula="of:=([.A270]-[.A269])*1000/[.H270]/60+[.I269]" office:value-type="float" office:value="58.6179703408142">
            <text:p>58.62</text:p>
          </table:table-cell>
          <table:table-cell table:number-columns-repeated="1015"/>
        </table:table-row>
        <table:table-row table:style-name="ro5">
          <table:table-cell office:value-type="float" office:value="26.9">
            <text:p>26.90</text:p>
          </table:table-cell>
          <table:table-cell table:formula="of:=[.$B$202]+([.A271]-[.$A$202])*1" office:value-type="float" office:value="-49.6">
            <text:p>-49.60</text:p>
          </table:table-cell>
          <table:table-cell table:formula="of:=[.$C$202]*(([.B271]+c_to_k)/([.$B$202]+c_to_k))^(-g0*1000/ra/1)" office:value-type="float" office:value="1905.74302046842">
            <text:p>1905.74</text:p>
          </table:table-cell>
          <table:table-cell table:formula="of:=[.C271]/(ra*([.B271]+c_to_k))" office:value-type="float" office:value="0.0296980388008756">
            <text:p>0.03</text:p>
          </table:table-cell>
          <table:table-cell table:formula="of:=[.$E$2]*[.D271]/[.$D$2]" office:value-type="float" office:value="0.00410463058941822">
            <text:p>0.00</text:p>
          </table:table-cell>
          <table:table-cell table:formula="of:=[Inputs.$D$7]*[.$D$2]/[.D271]" office:value-type="float" office:value="206.24257822846">
            <text:p>206.24</text:p>
          </table:table-cell>
          <table:table-cell table:formula="of:=[.F271]*[Inputs.$D$6]*([.D271]-[.E271])-[Inputs.$D$4]-[Inputs.$D$5]" office:value-type="float" office:value="3.02009698032889">
            <text:p>3.02</text:p>
          </table:table-cell>
          <table:table-cell table:formula="of:=SQRT([.G271]*g0/(0.5*[Inputs.$D$8]*[.D271]*PI()*(3/4/PI()*[.F271])^(2/3)))" office:value-type="float" office:value="10.8697154562648">
            <text:p>10.87</text:p>
          </table:table-cell>
          <table:table-cell table:formula="of:=([.A271]-[.A270])*1000/[.H271]/60+[.I270]" office:value-type="float" office:value="58.7713015548071">
            <text:p>58.77</text:p>
          </table:table-cell>
          <table:table-cell table:number-columns-repeated="1015"/>
        </table:table-row>
        <table:table-row table:style-name="ro5">
          <table:table-cell office:value-type="float" office:value="27">
            <text:p>27.00</text:p>
          </table:table-cell>
          <table:table-cell table:formula="of:=[.$B$202]+([.A272]-[.$A$202])*1" office:value-type="float" office:value="-49.5">
            <text:p>-49.50</text:p>
          </table:table-cell>
          <table:table-cell table:formula="of:=[.$C$202]*(([.B272]+c_to_k)/([.$B$202]+c_to_k))^(-g0*1000/ra/1)" office:value-type="float" office:value="1876.84730678038">
            <text:p>1876.85</text:p>
          </table:table-cell>
          <table:table-cell table:formula="of:=[.C272]/(ra*([.B272]+c_to_k))" office:value-type="float" office:value="0.0292346666153281">
            <text:p>0.03</text:p>
          </table:table-cell>
          <table:table-cell table:formula="of:=[.$E$2]*[.D272]/[.$D$2]" office:value-type="float" office:value="0.00404058691098422">
            <text:p>0.00</text:p>
          </table:table-cell>
          <table:table-cell table:formula="of:=[Inputs.$D$7]*[.$D$2]/[.D272]" office:value-type="float" office:value="209.511542280083">
            <text:p>209.51</text:p>
          </table:table-cell>
          <table:table-cell table:formula="of:=[.F272]*[Inputs.$D$6]*([.D272]-[.E272])-[Inputs.$D$4]-[Inputs.$D$5]" office:value-type="float" office:value="3.02009698032889">
            <text:p>3.02</text:p>
          </table:table-cell>
          <table:table-cell table:formula="of:=SQRT([.G272]*g0/(0.5*[Inputs.$D$8]*[.D272]*PI()*(3/4/PI()*[.F272])^(2/3)))" office:value-type="float" office:value="10.8982419709038">
            <text:p>10.90</text:p>
          </table:table-cell>
          <table:table-cell table:formula="of:=([.A272]-[.A271])*1000/[.H272]/60+[.I271]" office:value-type="float" office:value="58.9242314191941">
            <text:p>58.92</text:p>
          </table:table-cell>
          <table:table-cell table:number-columns-repeated="1015"/>
        </table:table-row>
        <table:table-row table:style-name="ro5">
          <table:table-cell office:value-type="float" office:value="27.1">
            <text:p>27.10</text:p>
          </table:table-cell>
          <table:table-cell table:formula="of:=[.$B$202]+([.A273]-[.$A$202])*1" office:value-type="float" office:value="-49.4">
            <text:p>-49.40</text:p>
          </table:table-cell>
          <table:table-cell table:formula="of:=[.$C$202]*(([.B273]+c_to_k)/([.$B$202]+c_to_k))^(-g0*1000/ra/1)" office:value-type="float" office:value="1848.40234703498">
            <text:p>1848.40</text:p>
          </table:table-cell>
          <table:table-cell table:formula="of:=[.C273]/(ra*([.B273]+c_to_k))" office:value-type="float" office:value="0.0287787266371312">
            <text:p>0.03</text:p>
          </table:table-cell>
          <table:table-cell table:formula="of:=[.$E$2]*[.D273]/[.$D$2]" office:value-type="float" office:value="0.00397757045410659">
            <text:p>0.00</text:p>
          </table:table-cell>
          <table:table-cell table:formula="of:=[Inputs.$D$7]*[.$D$2]/[.D273]" office:value-type="float" office:value="212.830823540287">
            <text:p>212.83</text:p>
          </table:table-cell>
          <table:table-cell table:formula="of:=[.F273]*[Inputs.$D$6]*([.D273]-[.E273])-[Inputs.$D$4]-[Inputs.$D$5]" office:value-type="float" office:value="3.02009698032889">
            <text:p>3.02</text:p>
          </table:table-cell>
          <table:table-cell table:formula="of:=SQRT([.G273]*g0/(0.5*[Inputs.$D$8]*[.D273]*PI()*(3/4/PI()*[.F273])^(2/3)))" office:value-type="float" office:value="10.9268305482632">
            <text:p>10.93</text:p>
          </table:table-cell>
          <table:table-cell table:formula="of:=([.A273]-[.A272])*1000/[.H273]/60+[.I272]" office:value-type="float" office:value="59.0767611632315">
            <text:p>59.08</text:p>
          </table:table-cell>
          <table:table-cell table:number-columns-repeated="1015"/>
        </table:table-row>
        <table:table-row table:style-name="ro5">
          <table:table-cell office:value-type="float" office:value="27.2">
            <text:p>27.20</text:p>
          </table:table-cell>
          <table:table-cell table:formula="of:=[.$B$202]+([.A274]-[.$A$202])*1" office:value-type="float" office:value="-49.3">
            <text:p>-49.30</text:p>
          </table:table-cell>
          <table:table-cell table:formula="of:=[.$C$202]*(([.B274]+c_to_k)/([.$B$202]+c_to_k))^(-g0*1000/ra/1)" office:value-type="float" office:value="1820.40091301228">
            <text:p>1820.40</text:p>
          </table:table-cell>
          <table:table-cell table:formula="of:=[.C274]/(ra*([.B274]+c_to_k))" office:value-type="float" office:value="0.0283300964161676">
            <text:p>0.03</text:p>
          </table:table-cell>
          <table:table-cell table:formula="of:=[.$E$2]*[.D274]/[.$D$2]" office:value-type="float" office:value="0.00391556429468805">
            <text:p>0.00</text:p>
          </table:table-cell>
          <table:table-cell table:formula="of:=[Inputs.$D$7]*[.$D$2]/[.D274]" office:value-type="float" office:value="216.201173502748">
            <text:p>216.20</text:p>
          </table:table-cell>
          <table:table-cell table:formula="of:=[.F274]*[Inputs.$D$6]*([.D274]-[.E274])-[Inputs.$D$4]-[Inputs.$D$5]" office:value-type="float" office:value="3.02009698032889">
            <text:p>3.02</text:p>
          </table:table-cell>
          <table:table-cell table:formula="of:=SQRT([.G274]*g0/(0.5*[Inputs.$D$8]*[.D274]*PI()*(3/4/PI()*[.F274])^(2/3)))" office:value-type="float" office:value="10.9554812955396">
            <text:p>10.96</text:p>
          </table:table-cell>
          <table:table-cell table:formula="of:=([.A274]-[.A273])*1000/[.H274]/60+[.I273]" office:value-type="float" office:value="59.2288920118639">
            <text:p>59.23</text:p>
          </table:table-cell>
          <table:table-cell table:number-columns-repeated="1015"/>
        </table:table-row>
        <table:table-row table:style-name="ro5">
          <table:table-cell office:value-type="float" office:value="27.3">
            <text:p>27.30</text:p>
          </table:table-cell>
          <table:table-cell table:formula="of:=[.$B$202]+([.A275]-[.$A$202])*1" office:value-type="float" office:value="-49.2">
            <text:p>-49.20</text:p>
          </table:table-cell>
          <table:table-cell table:formula="of:=[.$C$202]*(([.B275]+c_to_k)/([.$B$202]+c_to_k))^(-g0*1000/ra/1)" office:value-type="float" office:value="1792.83589555534">
            <text:p>1792.84</text:p>
          </table:table-cell>
          <table:table-cell table:formula="of:=[.C275]/(ra*([.B275]+c_to_k))" office:value-type="float" office:value="0.0278886555731266">
            <text:p>0.03</text:p>
          </table:table-cell>
          <table:table-cell table:formula="of:=[.$E$2]*[.D275]/[.$D$2]" office:value-type="float" office:value="0.00385455179484206">
            <text:p>0.00</text:p>
          </table:table-cell>
          <table:table-cell table:formula="of:=[Inputs.$D$7]*[.$D$2]/[.D275]" office:value-type="float" office:value="219.62335454146">
            <text:p>219.62</text:p>
          </table:table-cell>
          <table:table-cell table:formula="of:=[.F275]*[Inputs.$D$6]*([.D275]-[.E275])-[Inputs.$D$4]-[Inputs.$D$5]" office:value-type="float" office:value="3.02009698032889">
            <text:p>3.02</text:p>
          </table:table-cell>
          <table:table-cell table:formula="of:=SQRT([.G275]*g0/(0.5*[Inputs.$D$8]*[.D275]*PI()*(3/4/PI()*[.F275])^(2/3)))" office:value-type="float" office:value="10.9841943200667">
            <text:p>10.98</text:p>
          </table:table-cell>
          <table:table-cell table:formula="of:=([.A275]-[.A274])*1000/[.H275]/60+[.I274]" office:value-type="float" office:value="59.380625185741">
            <text:p>59.38</text:p>
          </table:table-cell>
          <table:table-cell table:number-columns-repeated="1015"/>
        </table:table-row>
        <table:table-row table:style-name="ro5">
          <table:table-cell office:value-type="float" office:value="27.4">
            <text:p>27.40</text:p>
          </table:table-cell>
          <table:table-cell table:formula="of:=[.$B$202]+([.A276]-[.$A$202])*1" office:value-type="float" office:value="-49.1">
            <text:p>-49.10</text:p>
          </table:table-cell>
          <table:table-cell table:formula="of:=[.$C$202]*(([.B276]+c_to_k)/([.$B$202]+c_to_k))^(-g0*1000/ra/1)" office:value-type="float" office:value="1765.70030255714">
            <text:p>1765.70</text:p>
          </table:table-cell>
          <table:table-cell table:formula="of:=[.C276]/(ra*([.B276]+c_to_k))" office:value-type="float" office:value="0.0274542857635834">
            <text:p>0.03</text:p>
          </table:table-cell>
          <table:table-cell table:formula="of:=[.$E$2]*[.D276]/[.$D$2]" office:value-type="float" office:value="0.00379451659792804">
            <text:p>0.00</text:p>
          </table:table-cell>
          <table:table-cell table:formula="of:=[Inputs.$D$7]*[.$D$2]/[.D276]" office:value-type="float" office:value="223.098140063287">
            <text:p>223.10</text:p>
          </table:table-cell>
          <table:table-cell table:formula="of:=[.F276]*[Inputs.$D$6]*([.D276]-[.E276])-[Inputs.$D$4]-[Inputs.$D$5]" office:value-type="float" office:value="3.02009698032889">
            <text:p>3.02</text:p>
          </table:table-cell>
          <table:table-cell table:formula="of:=SQRT([.G276]*g0/(0.5*[Inputs.$D$8]*[.D276]*PI()*(3/4/PI()*[.F276])^(2/3)))" office:value-type="float" office:value="11.0129697293154">
            <text:p>11.01</text:p>
          </table:table-cell>
          <table:table-cell table:formula="of:=([.A276]-[.A275])*1000/[.H276]/60+[.I275]" office:value-type="float" office:value="59.5319619012347">
            <text:p>59.53</text:p>
          </table:table-cell>
          <table:table-cell table:number-columns-repeated="1015"/>
        </table:table-row>
        <table:table-row table:style-name="ro5">
          <table:table-cell office:value-type="float" office:value="27.5">
            <text:p>27.50</text:p>
          </table:table-cell>
          <table:table-cell table:formula="of:=[.$B$202]+([.A277]-[.$A$202])*1" office:value-type="float" office:value="-49">
            <text:p>-49.00</text:p>
          </table:table-cell>
          <table:table-cell table:formula="of:=[.$C$202]*(([.B277]+c_to_k)/([.$B$202]+c_to_k))^(-g0*1000/ra/1)" office:value-type="float" office:value="1738.98725698237">
            <text:p>1738.99</text:p>
          </table:table-cell>
          <table:table-cell table:formula="of:=[.C277]/(ra*([.B277]+c_to_k))" office:value-type="float" office:value="0.0270268706427141">
            <text:p>0.03</text:p>
          </table:table-cell>
          <table:table-cell table:formula="of:=[.$E$2]*[.D277]/[.$D$2]" office:value-type="float" office:value="0.00373544262367463">
            <text:p>0.00</text:p>
          </table:table-cell>
          <table:table-cell table:formula="of:=[Inputs.$D$7]*[.$D$2]/[.D277]" office:value-type="float" office:value="226.626314662612">
            <text:p>226.63</text:p>
          </table:table-cell>
          <table:table-cell table:formula="of:=[.F277]*[Inputs.$D$6]*([.D277]-[.E277])-[Inputs.$D$4]-[Inputs.$D$5]" office:value-type="float" office:value="3.02009698032889">
            <text:p>3.02</text:p>
          </table:table-cell>
          <table:table-cell table:formula="of:=SQRT([.G277]*g0/(0.5*[Inputs.$D$8]*[.D277]*PI()*(3/4/PI()*[.F277])^(2/3)))" office:value-type="float" office:value="11.0418076308938">
            <text:p>11.04</text:p>
          </table:table-cell>
          <table:table-cell table:formula="of:=([.A277]-[.A276])*1000/[.H277]/60+[.I276]" office:value-type="float" office:value="59.6829033704561">
            <text:p>59.68</text:p>
          </table:table-cell>
          <table:table-cell table:number-columns-repeated="1015"/>
        </table:table-row>
        <table:table-row table:style-name="ro5">
          <table:table-cell office:value-type="float" office:value="27.6">
            <text:p>27.60</text:p>
          </table:table-cell>
          <table:table-cell table:formula="of:=[.$B$202]+([.A278]-[.$A$202])*1" office:value-type="float" office:value="-48.9">
            <text:p>-48.90</text:p>
          </table:table-cell>
          <table:table-cell table:formula="of:=[.$C$202]*(([.B278]+c_to_k)/([.$B$202]+c_to_k))^(-g0*1000/ra/1)" office:value-type="float" office:value="1712.68999492358">
            <text:p>1712.69</text:p>
          </table:table-cell>
          <table:table-cell table:formula="of:=[.C278]/(ra*([.B278]+c_to_k))" office:value-type="float" office:value="0.026606295830641">
            <text:p>0.03</text:p>
          </table:table-cell>
          <table:table-cell table:formula="of:=[.$E$2]*[.D278]/[.$D$2]" office:value-type="float" office:value="0.00367731406338993">
            <text:p>0.00</text:p>
          </table:table-cell>
          <table:table-cell table:formula="of:=[Inputs.$D$7]*[.$D$2]/[.D278]" office:value-type="float" office:value="230.208674278049">
            <text:p>230.21</text:p>
          </table:table-cell>
          <table:table-cell table:formula="of:=[.F278]*[Inputs.$D$6]*([.D278]-[.E278])-[Inputs.$D$4]-[Inputs.$D$5]" office:value-type="float" office:value="3.02009698032889">
            <text:p>3.02</text:p>
          </table:table-cell>
          <table:table-cell table:formula="of:=SQRT([.G278]*g0/(0.5*[Inputs.$D$8]*[.D278]*PI()*(3/4/PI()*[.F278])^(2/3)))" office:value-type="float" office:value="11.0707081325477">
            <text:p>11.07</text:p>
          </table:table-cell>
          <table:table-cell table:formula="of:=([.A278]-[.A277])*1000/[.H278]/60+[.I277]" office:value-type="float" office:value="59.8334508012719">
            <text:p>59.83</text:p>
          </table:table-cell>
          <table:table-cell table:number-columns-repeated="1015"/>
        </table:table-row>
        <table:table-row table:style-name="ro5">
          <table:table-cell office:value-type="float" office:value="27.7">
            <text:p>27.70</text:p>
          </table:table-cell>
          <table:table-cell table:formula="of:=[.$B$202]+([.A279]-[.$A$202])*1" office:value-type="float" office:value="-48.8">
            <text:p>-48.80</text:p>
          </table:table-cell>
          <table:table-cell table:formula="of:=[.$C$202]*(([.B279]+c_to_k)/([.$B$202]+c_to_k))^(-g0*1000/ra/1)" office:value-type="float" office:value="1686.80186369101">
            <text:p>1686.80</text:p>
          </table:table-cell>
          <table:table-cell table:formula="of:=[.C279]/(ra*([.B279]+c_to_k))" office:value-type="float" office:value="0.0261924488783914">
            <text:p>0.03</text:p>
          </table:table-cell>
          <table:table-cell table:formula="of:=[.$E$2]*[.D279]/[.$D$2]" office:value-type="float" office:value="0.00362011537525665">
            <text:p>0.00</text:p>
          </table:table-cell>
          <table:table-cell table:formula="of:=[Inputs.$D$7]*[.$D$2]/[.D279]" office:value-type="float" office:value="233.846026351301">
            <text:p>233.85</text:p>
          </table:table-cell>
          <table:table-cell table:formula="of:=[.F279]*[Inputs.$D$6]*([.D279]-[.E279])-[Inputs.$D$4]-[Inputs.$D$5]" office:value-type="float" office:value="3.02009698032889">
            <text:p>3.02</text:p>
          </table:table-cell>
          <table:table-cell table:formula="of:=SQRT([.G279]*g0/(0.5*[Inputs.$D$8]*[.D279]*PI()*(3/4/PI()*[.F279])^(2/3)))" office:value-type="float" office:value="11.0996713421606">
            <text:p>11.10</text:p>
          </table:table-cell>
          <table:table-cell table:formula="of:=([.A279]-[.A278])*1000/[.H279]/60+[.I278]" office:value-type="float" office:value="59.9836053973216">
            <text:p>59.98</text:p>
          </table:table-cell>
          <table:table-cell table:number-columns-repeated="1015"/>
        </table:table-row>
        <table:table-row table:style-name="ro5">
          <table:table-cell office:value-type="float" office:value="27.8">
            <text:p>27.80</text:p>
          </table:table-cell>
          <table:table-cell table:formula="of:=[.$B$202]+([.A280]-[.$A$202])*1" office:value-type="float" office:value="-48.7">
            <text:p>-48.70</text:p>
          </table:table-cell>
          <table:table-cell table:formula="of:=[.$C$202]*(([.B280]+c_to_k)/([.$B$202]+c_to_k))^(-g0*1000/ra/1)" office:value-type="float" office:value="1661.31631993539">
            <text:p>1661.32</text:p>
          </table:table-cell>
          <table:table-cell table:formula="of:=[.C280]/(ra*([.B280]+c_to_k))" office:value-type="float" office:value="0.0257852192344613">
            <text:p>0.03</text:p>
          </table:table-cell>
          <table:table-cell table:formula="of:=[.$E$2]*[.D280]/[.$D$2]" office:value-type="float" office:value="0.00356383127971078">
            <text:p>0.00</text:p>
          </table:table-cell>
          <table:table-cell table:formula="of:=[Inputs.$D$7]*[.$D$2]/[.D280]" office:value-type="float" office:value="237.539189988175">
            <text:p>237.54</text:p>
          </table:table-cell>
          <table:table-cell table:formula="of:=[.F280]*[Inputs.$D$6]*([.D280]-[.E280])-[Inputs.$D$4]-[Inputs.$D$5]" office:value-type="float" office:value="3.02009698032889">
            <text:p>3.02</text:p>
          </table:table-cell>
          <table:table-cell table:formula="of:=SQRT([.G280]*g0/(0.5*[Inputs.$D$8]*[.D280]*PI()*(3/4/PI()*[.F280])^(2/3)))" office:value-type="float" office:value="11.1286973677533">
            <text:p>11.13</text:p>
          </table:table-cell>
          <table:table-cell table:formula="of:=([.A280]-[.A279])*1000/[.H280]/60+[.I279]" office:value-type="float" office:value="60.133368358034">
            <text:p>60.13</text:p>
          </table:table-cell>
          <table:table-cell table:number-columns-repeated="1015"/>
        </table:table-row>
        <table:table-row table:style-name="ro5">
          <table:table-cell office:value-type="float" office:value="27.9">
            <text:p>27.90</text:p>
          </table:table-cell>
          <table:table-cell table:formula="of:=[.$B$202]+([.A281]-[.$A$202])*1" office:value-type="float" office:value="-48.6">
            <text:p>-48.60</text:p>
          </table:table-cell>
          <table:table-cell table:formula="of:=[.$C$202]*(([.B281]+c_to_k)/([.$B$202]+c_to_k))^(-g0*1000/ra/1)" office:value-type="float" office:value="1636.2269278035">
            <text:p>1636.23</text:p>
          </table:table-cell>
          <table:table-cell table:formula="of:=[.C281]/(ra*([.B281]+c_to_k))" office:value-type="float" office:value="0.0253844982119746">
            <text:p>0.03</text:p>
          </table:table-cell>
          <table:table-cell table:formula="of:=[.$E$2]*[.D281]/[.$D$2]" office:value-type="float" office:value="0.00350844675490258">
            <text:p>0.00</text:p>
          </table:table-cell>
          <table:table-cell table:formula="of:=[Inputs.$D$7]*[.$D$2]/[.D281]" office:value-type="float" office:value="241.288996121739">
            <text:p>241.29</text:p>
          </table:table-cell>
          <table:table-cell table:formula="of:=[.F281]*[Inputs.$D$6]*([.D281]-[.E281])-[Inputs.$D$4]-[Inputs.$D$5]" office:value-type="float" office:value="3.02009698032889">
            <text:p>3.02</text:p>
          </table:table-cell>
          <table:table-cell table:formula="of:=SQRT([.G281]*g0/(0.5*[Inputs.$D$8]*[.D281]*PI()*(3/4/PI()*[.F281])^(2/3)))" office:value-type="float" office:value="11.1577863174847">
            <text:p>11.16</text:p>
          </table:table-cell>
          <table:table-cell table:formula="of:=([.A281]-[.A280])*1000/[.H281]/60+[.I280]" office:value-type="float" office:value="60.2827408786437">
            <text:p>60.28</text:p>
          </table:table-cell>
          <table:table-cell table:number-columns-repeated="1015"/>
        </table:table-row>
        <table:table-row table:style-name="ro5">
          <table:table-cell office:value-type="float" office:value="28">
            <text:p>28.00</text:p>
          </table:table-cell>
          <table:table-cell table:formula="of:=[.$B$202]+([.A282]-[.$A$202])*1" office:value-type="float" office:value="-48.5">
            <text:p>-48.50</text:p>
          </table:table-cell>
          <table:table-cell table:formula="of:=[.$C$202]*(([.B282]+c_to_k)/([.$B$202]+c_to_k))^(-g0*1000/ra/1)" office:value-type="float" office:value="1611.5273571253">
            <text:p>1611.53</text:p>
          </table:table-cell>
          <table:table-cell table:formula="of:=[.C282]/(ra*([.B282]+c_to_k))" office:value-type="float" office:value="0.0249901789564215">
            <text:p>0.02</text:p>
          </table:table-cell>
          <table:table-cell table:formula="of:=[.$E$2]*[.D282]/[.$D$2]" office:value-type="float" office:value="0.00345394703223766">
            <text:p>0.00</text:p>
          </table:table-cell>
          <table:table-cell table:formula="of:=[Inputs.$D$7]*[.$D$2]/[.D282]" office:value-type="float" office:value="245.096287677746">
            <text:p>245.10</text:p>
          </table:table-cell>
          <table:table-cell table:formula="of:=[.F282]*[Inputs.$D$6]*([.D282]-[.E282])-[Inputs.$D$4]-[Inputs.$D$5]" office:value-type="float" office:value="3.02009698032889">
            <text:p>3.02</text:p>
          </table:table-cell>
          <table:table-cell table:formula="of:=SQRT([.G282]*g0/(0.5*[Inputs.$D$8]*[.D282]*PI()*(3/4/PI()*[.F282])^(2/3)))" office:value-type="float" office:value="11.1869382996515">
            <text:p>11.19</text:p>
          </table:table-cell>
          <table:table-cell table:formula="of:=([.A282]-[.A281])*1000/[.H282]/60+[.I281]" office:value-type="float" office:value="60.4317241502076">
            <text:p>60.43</text:p>
          </table:table-cell>
          <table:table-cell table:number-columns-repeated="1015"/>
        </table:table-row>
        <table:table-row table:style-name="ro5">
          <table:table-cell office:value-type="float" office:value="28.1">
            <text:p>28.10</text:p>
          </table:table-cell>
          <table:table-cell table:formula="of:=[.$B$202]+([.A283]-[.$A$202])*1" office:value-type="float" office:value="-48.4">
            <text:p>-48.40</text:p>
          </table:table-cell>
          <table:table-cell table:formula="of:=[.$C$202]*(([.B283]+c_to_k)/([.$B$202]+c_to_k))^(-g0*1000/ra/1)" office:value-type="float" office:value="1587.2113816327">
            <text:p>1587.21</text:p>
          </table:table-cell>
          <table:table-cell table:formula="of:=[.C283]/(ra*([.B283]+c_to_k))" office:value-type="float" office:value="0.024602156413972">
            <text:p>0.02</text:p>
          </table:table-cell>
          <table:table-cell table:formula="of:=[.$E$2]*[.D283]/[.$D$2]" office:value-type="float" office:value="0.00340031759199748">
            <text:p>0.00</text:p>
          </table:table-cell>
          <table:table-cell table:formula="of:=[Inputs.$D$7]*[.$D$2]/[.D283]" office:value-type="float" office:value="248.961919742244">
            <text:p>248.96</text:p>
          </table:table-cell>
          <table:table-cell table:formula="of:=[.F283]*[Inputs.$D$6]*([.D283]-[.E283])-[Inputs.$D$4]-[Inputs.$D$5]" office:value-type="float" office:value="3.02009698032889">
            <text:p>3.02</text:p>
          </table:table-cell>
          <table:table-cell table:formula="of:=SQRT([.G283]*g0/(0.5*[Inputs.$D$8]*[.D283]*PI()*(3/4/PI()*[.F283])^(2/3)))" office:value-type="float" office:value="11.2161534226887">
            <text:p>11.22</text:p>
          </table:table-cell>
          <table:table-cell table:formula="of:=([.A283]-[.A282])*1000/[.H283]/60+[.I282]" office:value-type="float" office:value="60.5803193596219">
            <text:p>60.58</text:p>
          </table:table-cell>
          <table:table-cell table:number-columns-repeated="1015"/>
        </table:table-row>
        <table:table-row table:style-name="ro5">
          <table:table-cell office:value-type="float" office:value="28.2">
            <text:p>28.20</text:p>
          </table:table-cell>
          <table:table-cell table:formula="of:=[.$B$202]+([.A284]-[.$A$202])*1" office:value-type="float" office:value="-48.3">
            <text:p>-48.30</text:p>
          </table:table-cell>
          <table:table-cell table:formula="of:=[.$C$202]*(([.B284]+c_to_k)/([.$B$202]+c_to_k))^(-g0*1000/ra/1)" office:value-type="float" office:value="1563.27287720898">
            <text:p>1563.27</text:p>
          </table:table-cell>
          <table:table-cell table:formula="of:=[.C284]/(ra*([.B284]+c_to_k))" office:value-type="float" office:value="0.0242203273003497">
            <text:p>0.02</text:p>
          </table:table-cell>
          <table:table-cell table:formula="of:=[.$E$2]*[.D284]/[.$D$2]" office:value-type="float" office:value="0.00334754415903738">
            <text:p>0.00</text:p>
          </table:table-cell>
          <table:table-cell table:formula="of:=[Inputs.$D$7]*[.$D$2]/[.D284]" office:value-type="float" office:value="252.886759731484">
            <text:p>252.89</text:p>
          </table:table-cell>
          <table:table-cell table:formula="of:=[.F284]*[Inputs.$D$6]*([.D284]-[.E284])-[Inputs.$D$4]-[Inputs.$D$5]" office:value-type="float" office:value="3.02009698032889">
            <text:p>3.02</text:p>
          </table:table-cell>
          <table:table-cell table:formula="of:=SQRT([.G284]*g0/(0.5*[Inputs.$D$8]*[.D284]*PI()*(3/4/PI()*[.F284])^(2/3)))" office:value-type="float" office:value="11.2454317951691">
            <text:p>11.25</text:p>
          </table:table-cell>
          <table:table-cell table:formula="of:=([.A284]-[.A283])*1000/[.H284]/60+[.I283]" office:value-type="float" office:value="60.7285276896375">
            <text:p>60.73</text:p>
          </table:table-cell>
          <table:table-cell table:number-columns-repeated="1015"/>
        </table:table-row>
        <table:table-row table:style-name="ro5">
          <table:table-cell office:value-type="float" office:value="28.3">
            <text:p>28.30</text:p>
          </table:table-cell>
          <table:table-cell table:formula="of:=[.$B$202]+([.A285]-[.$A$202])*1" office:value-type="float" office:value="-48.2">
            <text:p>-48.20</text:p>
          </table:table-cell>
          <table:table-cell table:formula="of:=[.$C$202]*(([.B285]+c_to_k)/([.$B$202]+c_to_k))^(-g0*1000/ra/1)" office:value-type="float" office:value="1539.70582016852">
            <text:p>1539.71</text:p>
          </table:table-cell>
          <table:table-cell table:formula="of:=[.C285]/(ra*([.B285]+c_to_k))" office:value-type="float" office:value="0.0238445900702575">
            <text:p>0.02</text:p>
          </table:table-cell>
          <table:table-cell table:formula="of:=[.$E$2]*[.D285]/[.$D$2]" office:value-type="float" office:value="0.00329561269856079">
            <text:p>0.00</text:p>
          </table:table-cell>
          <table:table-cell table:formula="of:=[Inputs.$D$7]*[.$D$2]/[.D285]" office:value-type="float" office:value="256.871687564109">
            <text:p>256.87</text:p>
          </table:table-cell>
          <table:table-cell table:formula="of:=[.F285]*[Inputs.$D$6]*([.D285]-[.E285])-[Inputs.$D$4]-[Inputs.$D$5]" office:value-type="float" office:value="3.02009698032889">
            <text:p>3.02</text:p>
          </table:table-cell>
          <table:table-cell table:formula="of:=SQRT([.G285]*g0/(0.5*[Inputs.$D$8]*[.D285]*PI()*(3/4/PI()*[.F285])^(2/3)))" office:value-type="float" office:value="11.2747735258041">
            <text:p>11.27</text:p>
          </table:table-cell>
          <table:table-cell table:formula="of:=([.A285]-[.A284])*1000/[.H285]/60+[.I284]" office:value-type="float" office:value="60.8763503188772">
            <text:p>60.88</text:p>
          </table:table-cell>
          <table:table-cell table:number-columns-repeated="1015"/>
        </table:table-row>
        <table:table-row table:style-name="ro5">
          <table:table-cell office:value-type="float" office:value="28.4">
            <text:p>28.40</text:p>
          </table:table-cell>
          <table:table-cell table:formula="of:=[.$B$202]+([.A286]-[.$A$202])*1" office:value-type="float" office:value="-48.1">
            <text:p>-48.10</text:p>
          </table:table-cell>
          <table:table-cell table:formula="of:=[.$C$202]*(([.B286]+c_to_k)/([.$B$202]+c_to_k))^(-g0*1000/ra/1)" office:value-type="float" office:value="1516.50428556624">
            <text:p>1516.50</text:p>
          </table:table-cell>
          <table:table-cell table:formula="of:=[.C286]/(ra*([.B286]+c_to_k))" office:value-type="float" office:value="0.0234748448873447">
            <text:p>0.02</text:p>
          </table:table-cell>
          <table:table-cell table:formula="of:=[.$E$2]*[.D286]/[.$D$2]" office:value-type="float" office:value="0.00324450941196838">
            <text:p>0.00</text:p>
          </table:table-cell>
          <table:table-cell table:formula="of:=[Inputs.$D$7]*[.$D$2]/[.D286]" office:value-type="float" office:value="260.917595835678">
            <text:p>260.92</text:p>
          </table:table-cell>
          <table:table-cell table:formula="of:=[.F286]*[Inputs.$D$6]*([.D286]-[.E286])-[Inputs.$D$4]-[Inputs.$D$5]" office:value-type="float" office:value="3.02009698032889">
            <text:p>3.02</text:p>
          </table:table-cell>
          <table:table-cell table:formula="of:=SQRT([.G286]*g0/(0.5*[Inputs.$D$8]*[.D286]*PI()*(3/4/PI()*[.F286])^(2/3)))" office:value-type="float" office:value="11.3041787234431">
            <text:p>11.30</text:p>
          </table:table-cell>
          <table:table-cell table:formula="of:=([.A286]-[.A285])*1000/[.H286]/60+[.I285]" office:value-type="float" office:value="61.0237884218515">
            <text:p>61.02</text:p>
          </table:table-cell>
          <table:table-cell table:number-columns-repeated="1015"/>
        </table:table-row>
        <table:table-row table:style-name="ro5">
          <table:table-cell office:value-type="float" office:value="28.5">
            <text:p>28.50</text:p>
          </table:table-cell>
          <table:table-cell table:formula="of:=[.$B$202]+([.A287]-[.$A$202])*1" office:value-type="float" office:value="-48">
            <text:p>-48.00</text:p>
          </table:table-cell>
          <table:table-cell table:formula="of:=[.$C$202]*(([.B287]+c_to_k)/([.$B$202]+c_to_k))^(-g0*1000/ra/1)" office:value-type="float" office:value="1493.66244553619">
            <text:p>1493.66</text:p>
          </table:table-cell>
          <table:table-cell table:formula="of:=[.C287]/(ra*([.B287]+c_to_k))" office:value-type="float" office:value="0.0231109935947061">
            <text:p>0.02</text:p>
          </table:table-cell>
          <table:table-cell table:formula="of:=[.$E$2]*[.D287]/[.$D$2]" office:value-type="float" office:value="0.00319422073278059">
            <text:p>0.00</text:p>
          </table:table-cell>
          <table:table-cell table:formula="of:=[Inputs.$D$7]*[.$D$2]/[.D287]" office:value-type="float" office:value="265.025389995541">
            <text:p>265.03</text:p>
          </table:table-cell>
          <table:table-cell table:formula="of:=[.F287]*[Inputs.$D$6]*([.D287]-[.E287])-[Inputs.$D$4]-[Inputs.$D$5]" office:value-type="float" office:value="3.02009698032889">
            <text:p>3.02</text:p>
          </table:table-cell>
          <table:table-cell table:formula="of:=SQRT([.G287]*g0/(0.5*[Inputs.$D$8]*[.D287]*PI()*(3/4/PI()*[.F287])^(2/3)))" office:value-type="float" office:value="11.3336474970744">
            <text:p>11.33</text:p>
          </table:table-cell>
          <table:table-cell table:formula="of:=([.A287]-[.A286])*1000/[.H287]/60+[.I286]" office:value-type="float" office:value="61.1708431689748">
            <text:p>61.17</text:p>
          </table:table-cell>
          <table:table-cell table:number-columns-repeated="1015"/>
        </table:table-row>
        <table:table-row table:style-name="ro5">
          <table:table-cell office:value-type="float" office:value="28.6">
            <text:p>28.60</text:p>
          </table:table-cell>
          <table:table-cell table:formula="of:=[.$B$202]+([.A288]-[.$A$202])*1" office:value-type="float" office:value="-47.9">
            <text:p>-47.90</text:p>
          </table:table-cell>
          <table:table-cell table:formula="of:=[.$C$202]*(([.B288]+c_to_k)/([.$B$202]+c_to_k))^(-g0*1000/ra/1)" office:value-type="float" office:value="1471.17456765887">
            <text:p>1471.17</text:p>
          </table:table-cell>
          <table:table-cell table:formula="of:=[.C288]/(ra*([.B288]+c_to_k))" office:value-type="float" office:value="0.0227529396859025">
            <text:p>0.02</text:p>
          </table:table-cell>
          <table:table-cell table:formula="of:=[.$E$2]*[.D288]/[.$D$2]" office:value-type="float" office:value="0.00314473332263239">
            <text:p>0.00</text:p>
          </table:table-cell>
          <table:table-cell table:formula="of:=[Inputs.$D$7]*[.$D$2]/[.D288]" office:value-type="float" office:value="269.195988526108">
            <text:p>269.20</text:p>
          </table:table-cell>
          <table:table-cell table:formula="of:=[.F288]*[Inputs.$D$6]*([.D288]-[.E288])-[Inputs.$D$4]-[Inputs.$D$5]" office:value-type="float" office:value="3.02009698032889">
            <text:p>3.02</text:p>
          </table:table-cell>
          <table:table-cell table:formula="of:=SQRT([.G288]*g0/(0.5*[Inputs.$D$8]*[.D288]*PI()*(3/4/PI()*[.F288])^(2/3)))" office:value-type="float" office:value="11.3631799558247">
            <text:p>11.36</text:p>
          </table:table-cell>
          <table:table-cell table:formula="of:=([.A288]-[.A287])*1000/[.H288]/60+[.I287]" office:value-type="float" office:value="61.3175157265816">
            <text:p>61.32</text:p>
          </table:table-cell>
          <table:table-cell table:number-columns-repeated="1015"/>
        </table:table-row>
        <table:table-row table:style-name="ro5">
          <table:table-cell office:value-type="float" office:value="28.7">
            <text:p>28.70</text:p>
          </table:table-cell>
          <table:table-cell table:formula="of:=[.$B$202]+([.A289]-[.$A$202])*1" office:value-type="float" office:value="-47.8">
            <text:p>-47.80</text:p>
          </table:table-cell>
          <table:table-cell table:formula="of:=[.$C$202]*(([.B289]+c_to_k)/([.$B$202]+c_to_k))^(-g0*1000/ra/1)" office:value-type="float" office:value="1449.03501335668">
            <text:p>1449.04</text:p>
          </table:table-cell>
          <table:table-cell table:formula="of:=[.C289]/(ra*([.B289]+c_to_k))" office:value-type="float" office:value="0.0224005882764945">
            <text:p>0.02</text:p>
          </table:table-cell>
          <table:table-cell table:formula="of:=[.$E$2]*[.D289]/[.$D$2]" office:value-type="float" office:value="0.00309603406733888">
            <text:p>0.00</text:p>
          </table:table-cell>
          <table:table-cell table:formula="of:=[Inputs.$D$7]*[.$D$2]/[.D289]" office:value-type="float" office:value="273.430323124529">
            <text:p>273.43</text:p>
          </table:table-cell>
          <table:table-cell table:formula="of:=[.F289]*[Inputs.$D$6]*([.D289]-[.E289])-[Inputs.$D$4]-[Inputs.$D$5]" office:value-type="float" office:value="3.02009698032889">
            <text:p>3.02</text:p>
          </table:table-cell>
          <table:table-cell table:formula="of:=SQRT([.G289]*g0/(0.5*[Inputs.$D$8]*[.D289]*PI()*(3/4/PI()*[.F289])^(2/3)))" office:value-type="float" office:value="11.3927762089594">
            <text:p>11.39</text:p>
          </table:table-cell>
          <table:table-cell table:formula="of:=([.A289]-[.A288])*1000/[.H289]/60+[.I288]" office:value-type="float" office:value="61.4638072569423">
            <text:p>61.46</text:p>
          </table:table-cell>
          <table:table-cell table:number-columns-repeated="1015"/>
        </table:table-row>
        <table:table-row table:style-name="ro5">
          <table:table-cell office:value-type="float" office:value="28.8">
            <text:p>28.80</text:p>
          </table:table-cell>
          <table:table-cell table:formula="of:=[.$B$202]+([.A290]-[.$A$202])*1" office:value-type="float" office:value="-47.7">
            <text:p>-47.70</text:p>
          </table:table-cell>
          <table:table-cell table:formula="of:=[.$C$202]*(([.B290]+c_to_k)/([.$B$202]+c_to_k))^(-g0*1000/ra/1)" office:value-type="float" office:value="1427.23823631707">
            <text:p>1427.24</text:p>
          </table:table-cell>
          <table:table-cell table:formula="of:=[.C290]/(ra*([.B290]+c_to_k))" office:value-type="float" office:value="0.0220538460760791">
            <text:p>0.02</text:p>
          </table:table-cell>
          <table:table-cell table:formula="of:=[.$E$2]*[.D290]/[.$D$2]" office:value-type="float" office:value="0.00304811007303036">
            <text:p>0.00</text:p>
          </table:table-cell>
          <table:table-cell table:formula="of:=[Inputs.$D$7]*[.$D$2]/[.D290]" office:value-type="float" office:value="277.729338886833">
            <text:p>277.73</text:p>
          </table:table-cell>
          <table:table-cell table:formula="of:=[.F290]*[Inputs.$D$6]*([.D290]-[.E290])-[Inputs.$D$4]-[Inputs.$D$5]" office:value-type="float" office:value="3.02009698032889">
            <text:p>3.02</text:p>
          </table:table-cell>
          <table:table-cell table:formula="of:=SQRT([.G290]*g0/(0.5*[Inputs.$D$8]*[.D290]*PI()*(3/4/PI()*[.F290])^(2/3)))" office:value-type="float" office:value="11.422436365883">
            <text:p>11.42</text:p>
          </table:table-cell>
          <table:table-cell table:formula="of:=([.A290]-[.A289])*1000/[.H290]/60+[.I289]" office:value-type="float" office:value="61.6097189182797">
            <text:p>61.61</text:p>
          </table:table-cell>
          <table:table-cell table:number-columns-repeated="1015"/>
        </table:table-row>
        <table:table-row table:style-name="ro5">
          <table:table-cell office:value-type="float" office:value="28.9">
            <text:p>28.90</text:p>
          </table:table-cell>
          <table:table-cell table:formula="of:=[.$B$202]+([.A291]-[.$A$202])*1" office:value-type="float" office:value="-47.6">
            <text:p>-47.60</text:p>
          </table:table-cell>
          <table:table-cell table:formula="of:=[.$C$202]*(([.B291]+c_to_k)/([.$B$202]+c_to_k))^(-g0*1000/ra/1)" office:value-type="float" office:value="1405.77878094284">
            <text:p>1405.78</text:p>
          </table:table-cell>
          <table:table-cell table:formula="of:=[.C291]/(ra*([.B291]+c_to_k))" office:value-type="float" office:value="0.0217126213608211">
            <text:p>0.02</text:p>
          </table:table-cell>
          <table:table-cell table:formula="of:=[.$E$2]*[.D291]/[.$D$2]" office:value-type="float" office:value="0.00300094866235591">
            <text:p>0.00</text:p>
          </table:table-cell>
          <table:table-cell table:formula="of:=[Inputs.$D$7]*[.$D$2]/[.D291]" office:value-type="float" office:value="282.093994494538">
            <text:p>282.09</text:p>
          </table:table-cell>
          <table:table-cell table:formula="of:=[.F291]*[Inputs.$D$6]*([.D291]-[.E291])-[Inputs.$D$4]-[Inputs.$D$5]" office:value-type="float" office:value="3.02009698032889">
            <text:p>3.02</text:p>
          </table:table-cell>
          <table:table-cell table:formula="of:=SQRT([.G291]*g0/(0.5*[Inputs.$D$8]*[.D291]*PI()*(3/4/PI()*[.F291])^(2/3)))" office:value-type="float" office:value="11.4521605361387">
            <text:p>11.45</text:p>
          </table:table-cell>
          <table:table-cell table:formula="of:=([.A291]-[.A290])*1000/[.H291]/60+[.I290]" office:value-type="float" office:value="61.7552518647842">
            <text:p>61.76</text:p>
          </table:table-cell>
          <table:table-cell table:number-columns-repeated="1015"/>
        </table:table-row>
        <table:table-row table:style-name="ro5">
          <table:table-cell office:value-type="float" office:value="29">
            <text:p>29.00</text:p>
          </table:table-cell>
          <table:table-cell table:formula="of:=[.$B$202]+([.A292]-[.$A$202])*1" office:value-type="float" office:value="-47.5">
            <text:p>-47.50</text:p>
          </table:table-cell>
          <table:table-cell table:formula="of:=[.$C$202]*(([.B292]+c_to_k)/([.$B$202]+c_to_k))^(-g0*1000/ra/1)" office:value-type="float" office:value="1384.65128082912">
            <text:p>1384.65</text:p>
          </table:table-cell>
          <table:table-cell table:formula="of:=[.C292]/(ra*([.B292]+c_to_k))" office:value-type="float" office:value="0.0213768239464685">
            <text:p>0.02</text:p>
          </table:table-cell>
          <table:table-cell table:formula="of:=[.$E$2]*[.D292]/[.$D$2]" office:value-type="float" office:value="0.00295453737075377">
            <text:p>0.00</text:p>
          </table:table-cell>
          <table:table-cell table:formula="of:=[Inputs.$D$7]*[.$D$2]/[.D292]" office:value-type="float" office:value="286.525262403787">
            <text:p>286.53</text:p>
          </table:table-cell>
          <table:table-cell table:formula="of:=[.F292]*[Inputs.$D$6]*([.D292]-[.E292])-[Inputs.$D$4]-[Inputs.$D$5]" office:value-type="float" office:value="3.02009698032889">
            <text:p>3.02</text:p>
          </table:table-cell>
          <table:table-cell table:formula="of:=SQRT([.G292]*g0/(0.5*[Inputs.$D$8]*[.D292]*PI()*(3/4/PI()*[.F292])^(2/3)))" office:value-type="float" office:value="11.4819488294087">
            <text:p>11.48</text:p>
          </table:table-cell>
          <table:table-cell table:formula="of:=([.A292]-[.A291])*1000/[.H292]/60+[.I291]" office:value-type="float" office:value="61.90040724663">
            <text:p>61.90</text:p>
          </table:table-cell>
          <table:table-cell table:number-columns-repeated="1015"/>
        </table:table-row>
        <table:table-row table:style-name="ro5">
          <table:table-cell office:value-type="float" office:value="29.1">
            <text:p>29.10</text:p>
          </table:table-cell>
          <table:table-cell table:formula="of:=[.$B$202]+([.A293]-[.$A$202])*1" office:value-type="float" office:value="-47.4">
            <text:p>-47.40</text:p>
          </table:table-cell>
          <table:table-cell table:formula="of:=[.$C$202]*(([.B293]+c_to_k)/([.$B$202]+c_to_k))^(-g0*1000/ra/1)" office:value-type="float" office:value="1363.85045726663">
            <text:p>1363.85</text:p>
          </table:table-cell>
          <table:table-cell table:formula="of:=[.C293]/(ra*([.B293]+c_to_k))" office:value-type="float" office:value="0.0210463651618455">
            <text:p>0.02</text:p>
          </table:table-cell>
          <table:table-cell table:formula="of:=[.$E$2]*[.D293]/[.$D$2]" office:value-type="float" office:value="0.00290886394278769">
            <text:p>0.00</text:p>
          </table:table-cell>
          <table:table-cell table:formula="of:=[Inputs.$D$7]*[.$D$2]/[.D293]" office:value-type="float" office:value="291.024129037033">
            <text:p>291.02</text:p>
          </table:table-cell>
          <table:table-cell table:formula="of:=[.F293]*[Inputs.$D$6]*([.D293]-[.E293])-[Inputs.$D$4]-[Inputs.$D$5]" office:value-type="float" office:value="3.02009698032889">
            <text:p>3.02</text:p>
          </table:table-cell>
          <table:table-cell table:formula="of:=SQRT([.G293]*g0/(0.5*[Inputs.$D$8]*[.D293]*PI()*(3/4/PI()*[.F293])^(2/3)))" office:value-type="float" office:value="11.5118013555148">
            <text:p>11.51</text:p>
          </table:table-cell>
          <table:table-cell table:formula="of:=([.A293]-[.A292])*1000/[.H293]/60+[.I292]" office:value-type="float" office:value="62.0451862099908">
            <text:p>62.05</text:p>
          </table:table-cell>
          <table:table-cell table:number-columns-repeated="1015"/>
        </table:table-row>
        <table:table-row table:style-name="ro5">
          <table:table-cell office:value-type="float" office:value="29.2">
            <text:p>29.20</text:p>
          </table:table-cell>
          <table:table-cell table:formula="of:=[.$B$202]+([.A294]-[.$A$202])*1" office:value-type="float" office:value="-47.3">
            <text:p>-47.30</text:p>
          </table:table-cell>
          <table:table-cell table:formula="of:=[.$C$202]*(([.B294]+c_to_k)/([.$B$202]+c_to_k))^(-g0*1000/ra/1)" office:value-type="float" office:value="1343.37111777068">
            <text:p>1343.37</text:p>
          </table:table-cell>
          <table:table-cell table:formula="of:=[.C294]/(ra*([.B294]+c_to_k))" office:value-type="float" office:value="0.0207211578228131">
            <text:p>0.02</text:p>
          </table:table-cell>
          <table:table-cell table:formula="of:=[.$E$2]*[.D294]/[.$D$2]" office:value-type="float" office:value="0.00286391632854806">
            <text:p>0.00</text:p>
          </table:table-cell>
          <table:table-cell table:formula="of:=[Inputs.$D$7]*[.$D$2]/[.D294]" office:value-type="float" office:value="295.591594977288">
            <text:p>295.59</text:p>
          </table:table-cell>
          <table:table-cell table:formula="of:=[.F294]*[Inputs.$D$6]*([.D294]-[.E294])-[Inputs.$D$4]-[Inputs.$D$5]" office:value-type="float" office:value="3.02009698032889">
            <text:p>3.02</text:p>
          </table:table-cell>
          <table:table-cell table:formula="of:=SQRT([.G294]*g0/(0.5*[Inputs.$D$8]*[.D294]*PI()*(3/4/PI()*[.F294])^(2/3)))" office:value-type="float" office:value="11.5417182244178">
            <text:p>11.54</text:p>
          </table:table-cell>
          <table:table-cell table:formula="of:=([.A294]-[.A293])*1000/[.H294]/60+[.I293]" office:value-type="float" office:value="62.1895898970554">
            <text:p>62.19</text:p>
          </table:table-cell>
          <table:table-cell table:number-columns-repeated="1015"/>
        </table:table-row>
        <table:table-row table:style-name="ro5">
          <table:table-cell office:value-type="float" office:value="29.3">
            <text:p>29.30</text:p>
          </table:table-cell>
          <table:table-cell table:formula="of:=[.$B$202]+([.A295]-[.$A$202])*1" office:value-type="float" office:value="-47.2">
            <text:p>-47.20</text:p>
          </table:table-cell>
          <table:table-cell table:formula="of:=[.$C$202]*(([.B295]+c_to_k)/([.$B$202]+c_to_k))^(-g0*1000/ra/1)" office:value-type="float" office:value="1323.20815463547">
            <text:p>1323.21</text:p>
          </table:table-cell>
          <table:table-cell table:formula="of:=[.C295]/(ra*([.B295]+c_to_k))" office:value-type="float" office:value="0.020401116206689">
            <text:p>0.02</text:p>
          </table:table-cell>
          <table:table-cell table:formula="of:=[.$E$2]*[.D295]/[.$D$2]" office:value-type="float" office:value="0.00281968268011632">
            <text:p>0.00</text:p>
          </table:table-cell>
          <table:table-cell table:formula="of:=[Inputs.$D$7]*[.$D$2]/[.D295]" office:value-type="float" office:value="300.228675165">
            <text:p>300.23</text:p>
          </table:table-cell>
          <table:table-cell table:formula="of:=[.F295]*[Inputs.$D$6]*([.D295]-[.E295])-[Inputs.$D$4]-[Inputs.$D$5]" office:value-type="float" office:value="3.02009698032889">
            <text:p>3.02</text:p>
          </table:table-cell>
          <table:table-cell table:formula="of:=SQRT([.G295]*g0/(0.5*[Inputs.$D$8]*[.D295]*PI()*(3/4/PI()*[.F295])^(2/3)))" office:value-type="float" office:value="11.5716995462178">
            <text:p>11.57</text:p>
          </table:table-cell>
          <table:table-cell table:formula="of:=([.A295]-[.A294])*1000/[.H295]/60+[.I294]" office:value-type="float" office:value="62.3336194460434">
            <text:p>62.33</text:p>
          </table:table-cell>
          <table:table-cell table:number-columns-repeated="1015"/>
        </table:table-row>
        <table:table-row table:style-name="ro5">
          <table:table-cell office:value-type="float" office:value="29.4">
            <text:p>29.40</text:p>
          </table:table-cell>
          <table:table-cell table:formula="of:=[.$B$202]+([.A296]-[.$A$202])*1" office:value-type="float" office:value="-47.1">
            <text:p>-47.10</text:p>
          </table:table-cell>
          <table:table-cell table:formula="of:=[.$C$202]*(([.B296]+c_to_k)/([.$B$202]+c_to_k))^(-g0*1000/ra/1)" office:value-type="float" office:value="1303.35654351332">
            <text:p>1303.36</text:p>
          </table:table-cell>
          <table:table-cell table:formula="of:=[.C296]/(ra*([.B296]+c_to_k))" office:value-type="float" office:value="0.0200861560271183">
            <text:p>0.02</text:p>
          </table:table-cell>
          <table:table-cell table:formula="of:=[.$E$2]*[.D296]/[.$D$2]" office:value-type="float" office:value="0.00277615134809192">
            <text:p>0.00</text:p>
          </table:table-cell>
          <table:table-cell table:formula="of:=[Inputs.$D$7]*[.$D$2]/[.D296]" office:value-type="float" office:value="304.936399097571">
            <text:p>304.94</text:p>
          </table:table-cell>
          <table:table-cell table:formula="of:=[.F296]*[Inputs.$D$6]*([.D296]-[.E296])-[Inputs.$D$4]-[Inputs.$D$5]" office:value-type="float" office:value="3.02009698032889">
            <text:p>3.02</text:p>
          </table:table-cell>
          <table:table-cell table:formula="of:=SQRT([.G296]*g0/(0.5*[Inputs.$D$8]*[.D296]*PI()*(3/4/PI()*[.F296])^(2/3)))" office:value-type="float" office:value="11.6017454311548">
            <text:p>11.60</text:p>
          </table:table-cell>
          <table:table-cell table:formula="of:=([.A296]-[.A295])*1000/[.H296]/60+[.I295]" office:value-type="float" office:value="62.4772759912208">
            <text:p>62.48</text:p>
          </table:table-cell>
          <table:table-cell table:number-columns-repeated="1015"/>
        </table:table-row>
        <table:table-row table:style-name="ro5">
          <table:table-cell office:value-type="float" office:value="29.5">
            <text:p>29.50</text:p>
          </table:table-cell>
          <table:table-cell table:formula="of:=[.$B$202]+([.A297]-[.$A$202])*1" office:value-type="float" office:value="-47">
            <text:p>-47.00</text:p>
          </table:table-cell>
          <table:table-cell table:formula="of:=[.$C$202]*(([.B297]+c_to_k)/([.$B$202]+c_to_k))^(-g0*1000/ra/1)" office:value-type="float" office:value="1283.81134201816">
            <text:p>1283.81</text:p>
          </table:table-cell>
          <table:table-cell table:formula="of:=[.C297]/(ra*([.B297]+c_to_k))" office:value-type="float" office:value="0.0197761944093873">
            <text:p>0.02</text:p>
          </table:table-cell>
          <table:table-cell table:formula="of:=[.$E$2]*[.D297]/[.$D$2]" office:value-type="float" office:value="0.00273331087818026">
            <text:p>0.00</text:p>
          </table:table-cell>
          <table:table-cell table:formula="of:=[Inputs.$D$7]*[.$D$2]/[.D297]" office:value-type="float" office:value="309.715811031573">
            <text:p>309.72</text:p>
          </table:table-cell>
          <table:table-cell table:formula="of:=[.F297]*[Inputs.$D$6]*([.D297]-[.E297])-[Inputs.$D$4]-[Inputs.$D$5]" office:value-type="float" office:value="3.02009698032889">
            <text:p>3.02</text:p>
          </table:table-cell>
          <table:table-cell table:formula="of:=SQRT([.G297]*g0/(0.5*[Inputs.$D$8]*[.D297]*PI()*(3/4/PI()*[.F297])^(2/3)))" office:value-type="float" office:value="11.6318559896082">
            <text:p>11.63</text:p>
          </table:table-cell>
          <table:table-cell table:formula="of:=([.A297]-[.A296])*1000/[.H297]/60+[.I296]" office:value-type="float" office:value="62.6205606629151">
            <text:p>62.62</text:p>
          </table:table-cell>
          <table:table-cell table:number-columns-repeated="1015"/>
        </table:table-row>
        <table:table-row table:style-name="ro5">
          <table:table-cell office:value-type="float" office:value="29.6">
            <text:p>29.60</text:p>
          </table:table-cell>
          <table:table-cell table:formula="of:=[.$B$202]+([.A298]-[.$A$202])*1" office:value-type="float" office:value="-46.9">
            <text:p>-46.90</text:p>
          </table:table-cell>
          <table:table-cell table:formula="of:=[.$C$202]*(([.B298]+c_to_k)/([.$B$202]+c_to_k))^(-g0*1000/ra/1)" office:value-type="float" office:value="1264.5676883532">
            <text:p>1264.57</text:p>
          </table:table-cell>
          <table:table-cell table:formula="of:=[.C298]/(ra*([.B298]+c_to_k))" office:value-type="float" office:value="0.0194711498661722">
            <text:p>0.02</text:p>
          </table:table-cell>
          <table:table-cell table:formula="of:=[.$E$2]*[.D298]/[.$D$2]" office:value-type="float" office:value="0.00269115000784095">
            <text:p>0.00</text:p>
          </table:table-cell>
          <table:table-cell table:formula="of:=[Inputs.$D$7]*[.$D$2]/[.D298]" office:value-type="float" office:value="314.567970187655">
            <text:p>314.57</text:p>
          </table:table-cell>
          <table:table-cell table:formula="of:=[.F298]*[Inputs.$D$6]*([.D298]-[.E298])-[Inputs.$D$4]-[Inputs.$D$5]" office:value-type="float" office:value="3.02009698032889">
            <text:p>3.02</text:p>
          </table:table-cell>
          <table:table-cell table:formula="of:=SQRT([.G298]*g0/(0.5*[Inputs.$D$8]*[.D298]*PI()*(3/4/PI()*[.F298])^(2/3)))" office:value-type="float" office:value="11.6620313320971">
            <text:p>11.66</text:p>
          </table:table-cell>
          <table:table-cell table:formula="of:=([.A298]-[.A297])*1000/[.H298]/60+[.I297]" office:value-type="float" office:value="62.7634745875313">
            <text:p>62.76</text:p>
          </table:table-cell>
          <table:table-cell table:number-columns-repeated="1015"/>
        </table:table-row>
        <table:table-row table:style-name="ro5">
          <table:table-cell office:value-type="float" office:value="29.7">
            <text:p>29.70</text:p>
          </table:table-cell>
          <table:table-cell table:formula="of:=[.$B$202]+([.A299]-[.$A$202])*1" office:value-type="float" office:value="-46.8">
            <text:p>-46.80</text:p>
          </table:table-cell>
          <table:table-cell table:formula="of:=[.$C$202]*(([.B299]+c_to_k)/([.$B$202]+c_to_k))^(-g0*1000/ra/1)" office:value-type="float" office:value="1245.62079996209">
            <text:p>1245.62</text:p>
          </table:table-cell>
          <table:table-cell table:formula="of:=[.C299]/(ra*([.B299]+c_to_k))" office:value-type="float" office:value="0.0191709422737153">
            <text:p>0.02</text:p>
          </table:table-cell>
          <table:table-cell table:formula="of:=[.$E$2]*[.D299]/[.$D$2]" office:value-type="float" office:value="0.002649657662995">
            <text:p>0.00</text:p>
          </table:table-cell>
          <table:table-cell table:formula="of:=[Inputs.$D$7]*[.$D$2]/[.D299]" office:value-type="float" office:value="319.493950958229">
            <text:p>319.49</text:p>
          </table:table-cell>
          <table:table-cell table:formula="of:=[.F299]*[Inputs.$D$6]*([.D299]-[.E299])-[Inputs.$D$4]-[Inputs.$D$5]" office:value-type="float" office:value="3.02009698032889">
            <text:p>3.02</text:p>
          </table:table-cell>
          <table:table-cell table:formula="of:=SQRT([.G299]*g0/(0.5*[Inputs.$D$8]*[.D299]*PI()*(3/4/PI()*[.F299])^(2/3)))" office:value-type="float" office:value="11.6922715692808">
            <text:p>11.69</text:p>
          </table:table-cell>
          <table:table-cell table:formula="of:=([.A299]-[.A298])*1000/[.H299]/60+[.I298]" office:value-type="float" office:value="62.9060188875666">
            <text:p>62.91</text:p>
          </table:table-cell>
          <table:table-cell table:number-columns-repeated="1015"/>
        </table:table-row>
        <table:table-row table:style-name="ro5">
          <table:table-cell office:value-type="float" office:value="29.8">
            <text:p>29.80</text:p>
          </table:table-cell>
          <table:table-cell table:formula="of:=[.$B$202]+([.A300]-[.$A$202])*1" office:value-type="float" office:value="-46.7">
            <text:p>-46.70</text:p>
          </table:table-cell>
          <table:table-cell table:formula="of:=[.$C$202]*(([.B300]+c_to_k)/([.$B$202]+c_to_k))^(-g0*1000/ra/1)" office:value-type="float" office:value="1226.96597220322">
            <text:p>1226.97</text:p>
          </table:table-cell>
          <table:table-cell table:formula="of:=[.C300]/(ra*([.B300]+c_to_k))" office:value-type="float" office:value="0.0188754928484197">
            <text:p>0.02</text:p>
          </table:table-cell>
          <table:table-cell table:formula="of:=[.$E$2]*[.D300]/[.$D$2]" office:value-type="float" office:value="0.00260882295479">
            <text:p>0.00</text:p>
          </table:table-cell>
          <table:table-cell table:formula="of:=[Inputs.$D$7]*[.$D$2]/[.D300]" office:value-type="float" office:value="324.494843117923">
            <text:p>324.49</text:p>
          </table:table-cell>
          <table:table-cell table:formula="of:=[.F300]*[Inputs.$D$6]*([.D300]-[.E300])-[Inputs.$D$4]-[Inputs.$D$5]" office:value-type="float" office:value="3.02009698032889">
            <text:p>3.02</text:p>
          </table:table-cell>
          <table:table-cell table:formula="of:=SQRT([.G300]*g0/(0.5*[Inputs.$D$8]*[.D300]*PI()*(3/4/PI()*[.F300])^(2/3)))" office:value-type="float" office:value="11.7225768119583">
            <text:p>11.72</text:p>
          </table:table-cell>
          <table:table-cell table:formula="of:=([.A300]-[.A299])*1000/[.H300]/60+[.I299]" office:value-type="float" office:value="63.0481946816264">
            <text:p>63.05</text:p>
          </table:table-cell>
          <table:table-cell table:number-columns-repeated="1015"/>
        </table:table-row>
        <table:table-row table:style-name="ro5">
          <table:table-cell office:value-type="float" office:value="29.9">
            <text:p>29.90</text:p>
          </table:table-cell>
          <table:table-cell table:formula="of:=[.$B$202]+([.A301]-[.$A$202])*1" office:value-type="float" office:value="-46.6">
            <text:p>-46.60</text:p>
          </table:table-cell>
          <table:table-cell table:formula="of:=[.$C$202]*(([.B301]+c_to_k)/([.$B$202]+c_to_k))^(-g0*1000/ra/1)" office:value-type="float" office:value="1208.5985770468">
            <text:p>1208.60</text:p>
          </table:table-cell>
          <table:table-cell table:formula="of:=[.C301]/(ra*([.B301]+c_to_k))" office:value-type="float" office:value="0.0185847241238567">
            <text:p>0.02</text:p>
          </table:table-cell>
          <table:table-cell table:formula="of:=[.$E$2]*[.D301]/[.$D$2]" office:value-type="float" office:value="0.00256863517642221">
            <text:p>0.00</text:p>
          </table:table-cell>
          <table:table-cell table:formula="of:=[Inputs.$D$7]*[.$D$2]/[.D301]" office:value-type="float" office:value="329.571752036876">
            <text:p>329.57</text:p>
          </table:table-cell>
          <table:table-cell table:formula="of:=[.F301]*[Inputs.$D$6]*([.D301]-[.E301])-[Inputs.$D$4]-[Inputs.$D$5]" office:value-type="float" office:value="3.02009698032889">
            <text:p>3.02</text:p>
          </table:table-cell>
          <table:table-cell table:formula="of:=SQRT([.G301]*g0/(0.5*[Inputs.$D$8]*[.D301]*PI()*(3/4/PI()*[.F301])^(2/3)))" office:value-type="float" office:value="11.7529471710688">
            <text:p>11.75</text:p>
          </table:table-cell>
          <table:table-cell table:formula="of:=([.A301]-[.A300])*1000/[.H301]/60+[.I300]" office:value-type="float" office:value="63.1900030844387">
            <text:p>63.19</text:p>
          </table:table-cell>
          <table:table-cell table:number-columns-repeated="1015"/>
        </table:table-row>
        <table:table-row table:style-name="ro5">
          <table:table-cell office:value-type="float" office:value="30">
            <text:p>30.00</text:p>
          </table:table-cell>
          <table:table-cell table:formula="of:=[.$B$202]+([.A302]-[.$A$202])*1" office:value-type="float" office:value="-46.5">
            <text:p>-46.50</text:p>
          </table:table-cell>
          <table:table-cell table:formula="of:=[.$C$202]*(([.B302]+c_to_k)/([.$B$202]+c_to_k))^(-g0*1000/ra/1)" office:value-type="float" office:value="1190.5140617943">
            <text:p>1190.51</text:p>
          </table:table-cell>
          <table:table-cell table:formula="of:=[.C302]/(ra*([.B302]+c_to_k))" office:value-type="float" office:value="0.0182985599281768">
            <text:p>0.02</text:p>
          </table:table-cell>
          <table:table-cell table:formula="of:=[.$E$2]*[.D302]/[.$D$2]" office:value-type="float" office:value="0.00252908380001452">
            <text:p>0.00</text:p>
          </table:table-cell>
          <table:table-cell table:formula="of:=[Inputs.$D$7]*[.$D$2]/[.D302]" office:value-type="float" office:value="334.72579889688">
            <text:p>334.73</text:p>
          </table:table-cell>
          <table:table-cell table:formula="of:=[.F302]*[Inputs.$D$6]*([.D302]-[.E302])-[Inputs.$D$4]-[Inputs.$D$5]" office:value-type="float" office:value="3.02009698032889">
            <text:p>3.02</text:p>
          </table:table-cell>
          <table:table-cell table:formula="of:=SQRT([.G302]*g0/(0.5*[Inputs.$D$8]*[.D302]*PI()*(3/4/PI()*[.F302])^(2/3)))" office:value-type="float" office:value="11.7833827576918">
            <text:p>11.78</text:p>
          </table:table-cell>
          <table:table-cell table:formula="of:=([.A302]-[.A301])*1000/[.H302]/60+[.I301]" office:value-type="float" office:value="63.3314452068699">
            <text:p>63.33</text:p>
          </table:table-cell>
          <table:table-cell table:number-columns-repeated="1015"/>
        </table:table-row>
        <table:table-row table:style-name="ro5">
          <table:table-cell office:value-type="float" office:value="30.1">
            <text:p>30.10</text:p>
          </table:table-cell>
          <table:table-cell table:formula="of:=[.$B$202]+([.A303]-[.$A$202])*1" office:value-type="float" office:value="-46.4">
            <text:p>-46.40</text:p>
          </table:table-cell>
          <table:table-cell table:formula="of:=[.$C$202]*(([.B303]+c_to_k)/([.$B$202]+c_to_k))^(-g0*1000/ra/1)" office:value-type="float" office:value="1172.70794781978">
            <text:p>1172.71</text:p>
          </table:table-cell>
          <table:table-cell table:formula="of:=[.C303]/(ra*([.B303]+c_to_k))" office:value-type="float" office:value="0.0180169253619188">
            <text:p>0.02</text:p>
          </table:table-cell>
          <table:table-cell table:formula="of:=[.$E$2]*[.D303]/[.$D$2]" office:value-type="float" office:value="0.00249015847354932">
            <text:p>0.00</text:p>
          </table:table-cell>
          <table:table-cell table:formula="of:=[Inputs.$D$7]*[.$D$2]/[.D303]" office:value-type="float" office:value="339.958120910432">
            <text:p>339.96</text:p>
          </table:table-cell>
          <table:table-cell table:formula="of:=[.F303]*[Inputs.$D$6]*([.D303]-[.E303])-[Inputs.$D$4]-[Inputs.$D$5]" office:value-type="float" office:value="3.02009698032889">
            <text:p>3.02</text:p>
          </table:table-cell>
          <table:table-cell table:formula="of:=SQRT([.G303]*g0/(0.5*[Inputs.$D$8]*[.D303]*PI()*(3/4/PI()*[.F303])^(2/3)))" office:value-type="float" office:value="11.8138836830469">
            <text:p>11.81</text:p>
          </table:table-cell>
          <table:table-cell table:formula="of:=([.A303]-[.A302])*1000/[.H303]/60+[.I302]" office:value-type="float" office:value="63.4725221559394">
            <text:p>63.47</text:p>
          </table:table-cell>
          <table:table-cell table:number-columns-repeated="1015"/>
        </table:table-row>
        <table:table-row table:style-name="ro5">
          <table:table-cell office:value-type="float" office:value="30.2">
            <text:p>30.20</text:p>
          </table:table-cell>
          <table:table-cell table:formula="of:=[.$B$202]+([.A304]-[.$A$202])*1" office:value-type="float" office:value="-46.3">
            <text:p>-46.30</text:p>
          </table:table-cell>
          <table:table-cell table:formula="of:=[.$C$202]*(([.B304]+c_to_k)/([.$B$202]+c_to_k))^(-g0*1000/ra/1)" office:value-type="float" office:value="1155.17582933291">
            <text:p>1155.18</text:p>
          </table:table-cell>
          <table:table-cell table:formula="of:=[.C304]/(ra*([.B304]+c_to_k))" office:value-type="float" office:value="0.0177397467762076">
            <text:p>0.02</text:p>
          </table:table-cell>
          <table:table-cell table:formula="of:=[.$E$2]*[.D304]/[.$D$2]" office:value-type="float" office:value="0.00245184901785528">
            <text:p>0.00</text:p>
          </table:table-cell>
          <table:table-cell table:formula="of:=[Inputs.$D$7]*[.$D$2]/[.D304]" office:value-type="float" office:value="345.269871542713">
            <text:p>345.27</text:p>
          </table:table-cell>
          <table:table-cell table:formula="of:=[.F304]*[Inputs.$D$6]*([.D304]-[.E304])-[Inputs.$D$4]-[Inputs.$D$5]" office:value-type="float" office:value="3.02009698032889">
            <text:p>3.02</text:p>
          </table:table-cell>
          <table:table-cell table:formula="of:=SQRT([.G304]*g0/(0.5*[Inputs.$D$8]*[.D304]*PI()*(3/4/PI()*[.F304])^(2/3)))" office:value-type="float" office:value="11.8444500584945">
            <text:p>11.84</text:p>
          </table:table-cell>
          <table:table-cell table:formula="of:=([.A304]-[.A303])*1000/[.H304]/60+[.I303]" office:value-type="float" office:value="63.6132350348351">
            <text:p>63.61</text:p>
          </table:table-cell>
          <table:table-cell table:number-columns-repeated="1015"/>
        </table:table-row>
        <table:table-row table:style-name="ro5">
          <table:table-cell office:value-type="float" office:value="30.3">
            <text:p>30.30</text:p>
          </table:table-cell>
          <table:table-cell table:formula="of:=[.$B$202]+([.A305]-[.$A$202])*1" office:value-type="float" office:value="-46.2">
            <text:p>-46.20</text:p>
          </table:table-cell>
          <table:table-cell table:formula="of:=[.$C$202]*(([.B305]+c_to_k)/([.$B$202]+c_to_k))^(-g0*1000/ra/1)" office:value-type="float" office:value="1137.91337216301">
            <text:p>1137.91</text:p>
          </table:table-cell>
          <table:table-cell table:formula="of:=[.C305]/(ra*([.B305]+c_to_k))" office:value-type="float" office:value="0.0174669517513355">
            <text:p>0.02</text:p>
          </table:table-cell>
          <table:table-cell table:formula="of:=[.$E$2]*[.D305]/[.$D$2]" office:value-type="float" office:value="0.00241414542364696">
            <text:p>0.00</text:p>
          </table:table-cell>
          <table:table-cell table:formula="of:=[Inputs.$D$7]*[.$D$2]/[.D305]" office:value-type="float" office:value="350.662220736548">
            <text:p>350.66</text:p>
          </table:table-cell>
          <table:table-cell table:formula="of:=[.F305]*[Inputs.$D$6]*([.D305]-[.E305])-[Inputs.$D$4]-[Inputs.$D$5]" office:value-type="float" office:value="3.02009698032889">
            <text:p>3.02</text:p>
          </table:table-cell>
          <table:table-cell table:formula="of:=SQRT([.G305]*g0/(0.5*[Inputs.$D$8]*[.D305]*PI()*(3/4/PI()*[.F305])^(2/3)))" office:value-type="float" office:value="11.8750819955354">
            <text:p>11.88</text:p>
          </table:table-cell>
          <table:table-cell table:formula="of:=([.A305]-[.A304])*1000/[.H305]/60+[.I304]" office:value-type="float" office:value="63.7535849429278">
            <text:p>63.75</text:p>
          </table:table-cell>
          <table:table-cell table:number-columns-repeated="1015"/>
        </table:table-row>
        <table:table-row table:style-name="ro5">
          <table:table-cell office:value-type="float" office:value="30.4">
            <text:p>30.40</text:p>
          </table:table-cell>
          <table:table-cell table:formula="of:=[.$B$202]+([.A306]-[.$A$202])*1" office:value-type="float" office:value="-46.1">
            <text:p>-46.10</text:p>
          </table:table-cell>
          <table:table-cell table:formula="of:=[.$C$202]*(([.B306]+c_to_k)/([.$B$202]+c_to_k))^(-g0*1000/ra/1)" office:value-type="float" office:value="1120.91631256415">
            <text:p>1120.92</text:p>
          </table:table-cell>
          <table:table-cell table:formula="of:=[.C306]/(ra*([.B306]+c_to_k))" office:value-type="float" office:value="0.0171984690757207">
            <text:p>0.02</text:p>
          </table:table-cell>
          <table:table-cell table:formula="of:=[.$E$2]*[.D306]/[.$D$2]" office:value-type="float" office:value="0.00237703784861663">
            <text:p>0.00</text:p>
          </table:table-cell>
          <table:table-cell table:formula="of:=[Inputs.$D$7]*[.$D$2]/[.D306]" office:value-type="float" office:value="356.136355140364">
            <text:p>356.14</text:p>
          </table:table-cell>
          <table:table-cell table:formula="of:=[.F306]*[Inputs.$D$6]*([.D306]-[.E306])-[Inputs.$D$4]-[Inputs.$D$5]" office:value-type="float" office:value="3.02009698032889">
            <text:p>3.02</text:p>
          </table:table-cell>
          <table:table-cell table:formula="of:=SQRT([.G306]*g0/(0.5*[Inputs.$D$8]*[.D306]*PI()*(3/4/PI()*[.F306])^(2/3)))" office:value-type="float" office:value="11.905779605811">
            <text:p>11.91</text:p>
          </table:table-cell>
          <table:table-cell table:formula="of:=([.A306]-[.A305])*1000/[.H306]/60+[.I305]" office:value-type="float" office:value="63.8935729757865">
            <text:p>63.89</text:p>
          </table:table-cell>
          <table:table-cell table:number-columns-repeated="1015"/>
        </table:table-row>
        <table:table-row table:style-name="ro5">
          <table:table-cell office:value-type="float" office:value="30.5">
            <text:p>30.50</text:p>
          </table:table-cell>
          <table:table-cell table:formula="of:=[.$B$202]+([.A307]-[.$A$202])*1" office:value-type="float" office:value="-46">
            <text:p>-46.00</text:p>
          </table:table-cell>
          <table:table-cell table:formula="of:=[.$C$202]*(([.B307]+c_to_k)/([.$B$202]+c_to_k))^(-g0*1000/ra/1)" office:value-type="float" office:value="1104.18045604039">
            <text:p>1104.18</text:p>
          </table:table-cell>
          <table:table-cell table:formula="of:=[.C307]/(ra*([.B307]+c_to_k))" office:value-type="float" office:value="0.0169342287252323">
            <text:p>0.02</text:p>
          </table:table-cell>
          <table:table-cell table:formula="of:=[.$E$2]*[.D307]/[.$D$2]" office:value-type="float" office:value="0.00234051661457672">
            <text:p>0.00</text:p>
          </table:table-cell>
          <table:table-cell table:formula="of:=[Inputs.$D$7]*[.$D$2]/[.D307]" office:value-type="float" office:value="361.693478339233">
            <text:p>361.69</text:p>
          </table:table-cell>
          <table:table-cell table:formula="of:=[.F307]*[Inputs.$D$6]*([.D307]-[.E307])-[Inputs.$D$4]-[Inputs.$D$5]" office:value-type="float" office:value="3.02009698032889">
            <text:p>3.02</text:p>
          </table:table-cell>
          <table:table-cell table:formula="of:=SQRT([.G307]*g0/(0.5*[Inputs.$D$8]*[.D307]*PI()*(3/4/PI()*[.F307])^(2/3)))" office:value-type="float" office:value="11.9365430011036">
            <text:p>11.94</text:p>
          </table:table-cell>
          <table:table-cell table:formula="of:=([.A307]-[.A306])*1000/[.H307]/60+[.I306]" office:value-type="float" office:value="64.033200225193">
            <text:p>64.03</text:p>
          </table:table-cell>
          <table:table-cell table:number-columns-repeated="1015"/>
        </table:table-row>
        <table:table-row table:style-name="ro5">
          <table:table-cell office:value-type="float" office:value="30.6">
            <text:p>30.60</text:p>
          </table:table-cell>
          <table:table-cell table:formula="of:=[.$B$202]+([.A308]-[.$A$202])*1" office:value-type="float" office:value="-45.9">
            <text:p>-45.90</text:p>
          </table:table-cell>
          <table:table-cell table:formula="of:=[.$C$202]*(([.B308]+c_to_k)/([.$B$202]+c_to_k))^(-g0*1000/ra/1)" office:value-type="float" office:value="1087.70167619143">
            <text:p>1087.70</text:p>
          </table:table-cell>
          <table:table-cell table:formula="of:=[.C308]/(ra*([.B308]+c_to_k))" office:value-type="float" office:value="0.016674161842881">
            <text:p>0.02</text:p>
          </table:table-cell>
          <table:table-cell table:formula="of:=[.$E$2]*[.D308]/[.$D$2]" office:value-type="float" office:value="0.00230457220465283">
            <text:p>0.00</text:p>
          </table:table-cell>
          <table:table-cell table:formula="of:=[Inputs.$D$7]*[.$D$2]/[.D308]" office:value-type="float" office:value="367.334811088961">
            <text:p>367.33</text:p>
          </table:table-cell>
          <table:table-cell table:formula="of:=[.F308]*[Inputs.$D$6]*([.D308]-[.E308])-[Inputs.$D$4]-[Inputs.$D$5]" office:value-type="float" office:value="3.02009698032889">
            <text:p>3.02</text:p>
          </table:table-cell>
          <table:table-cell table:formula="of:=SQRT([.G308]*g0/(0.5*[Inputs.$D$8]*[.D308]*PI()*(3/4/PI()*[.F308])^(2/3)))" office:value-type="float" office:value="11.9673722933364">
            <text:p>11.97</text:p>
          </table:table-cell>
          <table:table-cell table:formula="of:=([.A308]-[.A307])*1000/[.H308]/60+[.I307]" office:value-type="float" office:value="64.1724677791567">
            <text:p>64.17</text:p>
          </table:table-cell>
          <table:table-cell table:number-columns-repeated="1015"/>
        </table:table-row>
        <table:table-row table:style-name="ro5">
          <table:table-cell office:value-type="float" office:value="30.7">
            <text:p>30.70</text:p>
          </table:table-cell>
          <table:table-cell table:formula="of:=[.$B$202]+([.A309]-[.$A$202])*1" office:value-type="float" office:value="-45.8">
            <text:p>-45.80</text:p>
          </table:table-cell>
          <table:table-cell table:formula="of:=[.$C$202]*(([.B309]+c_to_k)/([.$B$202]+c_to_k))^(-g0*1000/ra/1)" office:value-type="float" office:value="1071.4759135778">
            <text:p>1071.48</text:p>
          </table:table-cell>
          <table:table-cell table:formula="of:=[.C309]/(ra*([.B309]+c_to_k))" office:value-type="float" office:value="0.0164182007188637">
            <text:p>0.02</text:p>
          </table:table-cell>
          <table:table-cell table:formula="of:=[.$E$2]*[.D309]/[.$D$2]" office:value-type="float" office:value="0.00226919526052572">
            <text:p>0.00</text:p>
          </table:table-cell>
          <table:table-cell table:formula="of:=[Inputs.$D$7]*[.$D$2]/[.D309]" office:value-type="float" office:value="373.061591553338">
            <text:p>373.06</text:p>
          </table:table-cell>
          <table:table-cell table:formula="of:=[.F309]*[Inputs.$D$6]*([.D309]-[.E309])-[Inputs.$D$4]-[Inputs.$D$5]" office:value-type="float" office:value="3.02009698032889">
            <text:p>3.02</text:p>
          </table:table-cell>
          <table:table-cell table:formula="of:=SQRT([.G309]*g0/(0.5*[Inputs.$D$8]*[.D309]*PI()*(3/4/PI()*[.F309])^(2/3)))" office:value-type="float" office:value="11.9982675945736">
            <text:p>12.00</text:p>
          </table:table-cell>
          <table:table-cell table:formula="of:=([.A309]-[.A308])*1000/[.H309]/60+[.I308]" office:value-type="float" office:value="64.3113767219295">
            <text:p>64.31</text:p>
          </table:table-cell>
          <table:table-cell table:number-columns-repeated="1015"/>
        </table:table-row>
        <table:table-row table:style-name="ro5">
          <table:table-cell office:value-type="float" office:value="30.8">
            <text:p>30.80</text:p>
          </table:table-cell>
          <table:table-cell table:formula="of:=[.$B$202]+([.A310]-[.$A$202])*1" office:value-type="float" office:value="-45.7">
            <text:p>-45.70</text:p>
          </table:table-cell>
          <table:table-cell table:formula="of:=[.$C$202]*(([.B310]+c_to_k)/([.$B$202]+c_to_k))^(-g0*1000/ra/1)" office:value-type="float" office:value="1055.4991746055">
            <text:p>1055.50</text:p>
          </table:table-cell>
          <table:table-cell table:formula="of:=[.C310]/(ra*([.B310]+c_to_k))" office:value-type="float" office:value="0.0161662787709589">
            <text:p>0.02</text:p>
          </table:table-cell>
          <table:table-cell table:formula="of:=[.$E$2]*[.D310]/[.$D$2]" office:value-type="float" office:value="0.00223437657972162">
            <text:p>0.00</text:p>
          </table:table-cell>
          <table:table-cell table:formula="of:=[Inputs.$D$7]*[.$D$2]/[.D310]" office:value-type="float" office:value="378.875075544558">
            <text:p>378.88</text:p>
          </table:table-cell>
          <table:table-cell table:formula="of:=[.F310]*[Inputs.$D$6]*([.D310]-[.E310])-[Inputs.$D$4]-[Inputs.$D$5]" office:value-type="float" office:value="3.02009698032889">
            <text:p>3.02</text:p>
          </table:table-cell>
          <table:table-cell table:formula="of:=SQRT([.G310]*g0/(0.5*[Inputs.$D$8]*[.D310]*PI()*(3/4/PI()*[.F310])^(2/3)))" office:value-type="float" office:value="12.0292290170208">
            <text:p>12.03</text:p>
          </table:table-cell>
          <table:table-cell table:formula="of:=([.A310]-[.A309])*1000/[.H310]/60+[.I309]" office:value-type="float" office:value="64.4499281340198">
            <text:p>64.45</text:p>
          </table:table-cell>
          <table:table-cell table:number-columns-repeated="1015"/>
        </table:table-row>
        <table:table-row table:style-name="ro5">
          <table:table-cell office:value-type="float" office:value="30.9">
            <text:p>30.90</text:p>
          </table:table-cell>
          <table:table-cell table:formula="of:=[.$B$202]+([.A311]-[.$A$202])*1" office:value-type="float" office:value="-45.6">
            <text:p>-45.60</text:p>
          </table:table-cell>
          <table:table-cell table:formula="of:=[.$C$202]*(([.B311]+c_to_k)/([.$B$202]+c_to_k))^(-g0*1000/ra/1)" office:value-type="float" office:value="1039.76753042975">
            <text:p>1039.77</text:p>
          </table:table-cell>
          <table:table-cell table:formula="of:=[.C311]/(ra*([.B311]+c_to_k))" office:value-type="float" office:value="0.0159183305252658">
            <text:p>0.02</text:p>
          </table:table-cell>
          <table:table-cell table:formula="of:=[.$E$2]*[.D311]/[.$D$2]" office:value-type="float" office:value="0.00220010711295015">
            <text:p>0.00</text:p>
          </table:table-cell>
          <table:table-cell table:formula="of:=[Inputs.$D$7]*[.$D$2]/[.D311]" office:value-type="float" office:value="384.776536766826">
            <text:p>384.78</text:p>
          </table:table-cell>
          <table:table-cell table:formula="of:=[.F311]*[Inputs.$D$6]*([.D311]-[.E311])-[Inputs.$D$4]-[Inputs.$D$5]" office:value-type="float" office:value="3.02009698032889">
            <text:p>3.02</text:p>
          </table:table-cell>
          <table:table-cell table:formula="of:=SQRT([.G311]*g0/(0.5*[Inputs.$D$8]*[.D311]*PI()*(3/4/PI()*[.F311])^(2/3)))" office:value-type="float" office:value="12.0602566730244">
            <text:p>12.06</text:p>
          </table:table-cell>
          <table:table-cell table:formula="of:=([.A311]-[.A310])*1000/[.H311]/60+[.I310]" office:value-type="float" office:value="64.588123092208">
            <text:p>64.59</text:p>
          </table:table-cell>
          <table:table-cell table:number-columns-repeated="1015"/>
        </table:table-row>
        <table:table-row table:style-name="ro5">
          <table:table-cell office:value-type="float" office:value="31">
            <text:p>31.00</text:p>
          </table:table-cell>
          <table:table-cell table:formula="of:=[.$B$202]+([.A312]-[.$A$202])*1" office:value-type="float" office:value="-45.5">
            <text:p>-45.50</text:p>
          </table:table-cell>
          <table:table-cell table:formula="of:=[.$C$202]*(([.B312]+c_to_k)/([.$B$202]+c_to_k))^(-g0*1000/ra/1)" office:value-type="float" office:value="1024.27711587734">
            <text:p>1024.28</text:p>
          </table:table-cell>
          <table:table-cell table:formula="of:=[.C312]/(ra*([.B312]+c_to_k))" office:value-type="float" office:value="0.0156742915972791">
            <text:p>0.02</text:p>
          </table:table-cell>
          <table:table-cell table:formula="of:=[.$E$2]*[.D312]/[.$D$2]" office:value-type="float" office:value="0.00216637796148869">
            <text:p>0.00</text:p>
          </table:table-cell>
          <table:table-cell table:formula="of:=[Inputs.$D$7]*[.$D$2]/[.D312]" office:value-type="float" office:value="390.767267063263">
            <text:p>390.77</text:p>
          </table:table-cell>
          <table:table-cell table:formula="of:=[.F312]*[Inputs.$D$6]*([.D312]-[.E312])-[Inputs.$D$4]-[Inputs.$D$5]" office:value-type="float" office:value="3.02009698032889">
            <text:p>3.02</text:p>
          </table:table-cell>
          <table:table-cell table:formula="of:=SQRT([.G312]*g0/(0.5*[Inputs.$D$8]*[.D312]*PI()*(3/4/PI()*[.F312])^(2/3)))" office:value-type="float" office:value="12.0913506750725">
            <text:p>12.09</text:p>
          </table:table-cell>
          <table:table-cell table:formula="of:=([.A312]-[.A311])*1000/[.H312]/60+[.I311]" office:value-type="float" office:value="64.72596266956">
            <text:p>64.73</text:p>
          </table:table-cell>
          <table:table-cell table:number-columns-repeated="1015"/>
        </table:table-row>
        <table:table-row table:style-name="ro5">
          <table:table-cell office:value-type="float" office:value="31.1">
            <text:p>31.10</text:p>
          </table:table-cell>
          <table:table-cell table:formula="of:=[.$B$202]+([.A313]-[.$A$202])*1" office:value-type="float" office:value="-45.4">
            <text:p>-45.40</text:p>
          </table:table-cell>
          <table:table-cell table:formula="of:=[.$C$202]*(([.B313]+c_to_k)/([.$B$202]+c_to_k))^(-g0*1000/ra/1)" office:value-type="float" office:value="1009.02412838754">
            <text:p>1009.02</text:p>
          </table:table-cell>
          <table:table-cell table:formula="of:=[.C313]/(ra*([.B313]+c_to_k))" office:value-type="float" office:value="0.015434098673297">
            <text:p>0.02</text:p>
          </table:table-cell>
          <table:table-cell table:formula="of:=[.$E$2]*[.D313]/[.$D$2]" office:value-type="float" office:value="0.00213318037461269">
            <text:p>0.00</text:p>
          </table:table-cell>
          <table:table-cell table:formula="of:=[Inputs.$D$7]*[.$D$2]/[.D313]" office:value-type="float" office:value="396.84857666606">
            <text:p>396.85</text:p>
          </table:table-cell>
          <table:table-cell table:formula="of:=[.F313]*[Inputs.$D$6]*([.D313]-[.E313])-[Inputs.$D$4]-[Inputs.$D$5]" office:value-type="float" office:value="3.02009698032889">
            <text:p>3.02</text:p>
          </table:table-cell>
          <table:table-cell table:formula="of:=SQRT([.G313]*g0/(0.5*[Inputs.$D$8]*[.D313]*PI()*(3/4/PI()*[.F313])^(2/3)))" office:value-type="float" office:value="12.1225111357946">
            <text:p>12.12</text:p>
          </table:table-cell>
          <table:table-cell table:formula="of:=([.A313]-[.A312])*1000/[.H313]/60+[.I312]" office:value-type="float" office:value="64.8634479354423">
            <text:p>64.86</text:p>
          </table:table-cell>
          <table:table-cell table:number-columns-repeated="1015"/>
        </table:table-row>
        <table:table-row table:style-name="ro5">
          <table:table-cell office:value-type="float" office:value="31.2">
            <text:p>31.20</text:p>
          </table:table-cell>
          <table:table-cell table:formula="of:=[.$B$202]+([.A314]-[.$A$202])*1" office:value-type="float" office:value="-45.3">
            <text:p>-45.30</text:p>
          </table:table-cell>
          <table:table-cell table:formula="of:=[.$C$202]*(([.B314]+c_to_k)/([.$B$202]+c_to_k))^(-g0*1000/ra/1)" office:value-type="float" office:value="994.004826970913">
            <text:p>994.00</text:p>
          </table:table-cell>
          <table:table-cell table:formula="of:=[.C314]/(ra*([.B314]+c_to_k))" office:value-type="float" office:value="0.0151976894921529">
            <text:p>0.02</text:p>
          </table:table-cell>
          <table:table-cell table:formula="of:=[.$E$2]*[.D314]/[.$D$2]" office:value-type="float" office:value="0.0021005057470708">
            <text:p>0.00</text:p>
          </table:table-cell>
          <table:table-cell table:formula="of:=[Inputs.$D$7]*[.$D$2]/[.D314]" office:value-type="float" office:value="403.021794450003">
            <text:p>403.02</text:p>
          </table:table-cell>
          <table:table-cell table:formula="of:=[.F314]*[Inputs.$D$6]*([.D314]-[.E314])-[Inputs.$D$4]-[Inputs.$D$5]" office:value-type="float" office:value="3.02009698032889">
            <text:p>3.02</text:p>
          </table:table-cell>
          <table:table-cell table:formula="of:=SQRT([.G314]*g0/(0.5*[Inputs.$D$8]*[.D314]*PI()*(3/4/PI()*[.F314])^(2/3)))" office:value-type="float" office:value="12.1537381679619">
            <text:p>12.15</text:p>
          </table:table-cell>
          <table:table-cell table:formula="of:=([.A314]-[.A313])*1000/[.H314]/60+[.I313]" office:value-type="float" office:value="65.0005799555364">
            <text:p>65.00</text:p>
          </table:table-cell>
          <table:table-cell table:number-columns-repeated="1015"/>
        </table:table-row>
        <table:table-row table:style-name="ro5">
          <table:table-cell office:value-type="float" office:value="31.3">
            <text:p>31.30</text:p>
          </table:table-cell>
          <table:table-cell table:formula="of:=[.$B$202]+([.A315]-[.$A$202])*1" office:value-type="float" office:value="-45.2">
            <text:p>-45.20</text:p>
          </table:table-cell>
          <table:table-cell table:formula="of:=[.$C$202]*(([.B315]+c_to_k)/([.$B$202]+c_to_k))^(-g0*1000/ra/1)" office:value-type="float" office:value="979.215531186036">
            <text:p>979.22</text:p>
          </table:table-cell>
          <table:table-cell table:formula="of:=[.C315]/(ra*([.B315]+c_to_k))" office:value-type="float" office:value="0.014965002827268">
            <text:p>0.01</text:p>
          </table:table-cell>
          <table:table-cell table:formula="of:=[.$E$2]*[.D315]/[.$D$2]" office:value-type="float" office:value="0.00206834561660427">
            <text:p>0.00</text:p>
          </table:table-cell>
          <table:table-cell table:formula="of:=[Inputs.$D$7]*[.$D$2]/[.D315]" office:value-type="float" office:value="409.288268189362">
            <text:p>409.29</text:p>
          </table:table-cell>
          <table:table-cell table:formula="of:=[.F315]*[Inputs.$D$6]*([.D315]-[.E315])-[Inputs.$D$4]-[Inputs.$D$5]" office:value-type="float" office:value="3.02009698032889">
            <text:p>3.02</text:p>
          </table:table-cell>
          <table:table-cell table:formula="of:=SQRT([.G315]*g0/(0.5*[Inputs.$D$8]*[.D315]*PI()*(3/4/PI()*[.F315])^(2/3)))" office:value-type="float" office:value="12.1850318844873">
            <text:p>12.19</text:p>
          </table:table-cell>
          <table:table-cell table:formula="of:=([.A315]-[.A314])*1000/[.H315]/60+[.I314]" office:value-type="float" office:value="65.1373597918525">
            <text:p>65.14</text:p>
          </table:table-cell>
          <table:table-cell table:number-columns-repeated="1015"/>
        </table:table-row>
        <table:table-row table:style-name="ro5">
          <table:table-cell office:value-type="float" office:value="31.4">
            <text:p>31.40</text:p>
          </table:table-cell>
          <table:table-cell table:formula="of:=[.$B$202]+([.A316]-[.$A$202])*1" office:value-type="float" office:value="-45.1">
            <text:p>-45.10</text:p>
          </table:table-cell>
          <table:table-cell table:formula="of:=[.$C$202]*(([.B316]+c_to_k)/([.$B$202]+c_to_k))^(-g0*1000/ra/1)" office:value-type="float" office:value="964.652620133552">
            <text:p>964.65</text:p>
          </table:table-cell>
          <table:table-cell table:formula="of:=[.C316]/(ra*([.B316]+c_to_k))" office:value-type="float" office:value="0.0147359784690162">
            <text:p>0.01</text:p>
          </table:table-cell>
          <table:table-cell table:formula="of:=[.$E$2]*[.D316]/[.$D$2]" office:value-type="float" office:value="0.00203669166150961">
            <text:p>0.00</text:p>
          </table:table-cell>
          <table:table-cell table:formula="of:=[Inputs.$D$7]*[.$D$2]/[.D316]" office:value-type="float" office:value="415.649364818212">
            <text:p>415.65</text:p>
          </table:table-cell>
          <table:table-cell table:formula="of:=[.F316]*[Inputs.$D$6]*([.D316]-[.E316])-[Inputs.$D$4]-[Inputs.$D$5]" office:value-type="float" office:value="3.02009698032889">
            <text:p>3.02</text:p>
          </table:table-cell>
          <table:table-cell table:formula="of:=SQRT([.G316]*g0/(0.5*[Inputs.$D$8]*[.D316]*PI()*(3/4/PI()*[.F316])^(2/3)))" office:value-type="float" office:value="12.2163923984253">
            <text:p>12.22</text:p>
          </table:table-cell>
          <table:table-cell table:formula="of:=([.A316]-[.A315])*1000/[.H316]/60+[.I315]" office:value-type="float" office:value="65.2737885027444">
            <text:p>65.27</text:p>
          </table:table-cell>
          <table:table-cell table:number-columns-repeated="1015"/>
        </table:table-row>
        <table:table-row table:style-name="ro5">
          <table:table-cell office:value-type="float" office:value="31.5">
            <text:p>31.50</text:p>
          </table:table-cell>
          <table:table-cell table:formula="of:=[.$B$202]+([.A317]-[.$A$202])*1" office:value-type="float" office:value="-45">
            <text:p>-45.00</text:p>
          </table:table-cell>
          <table:table-cell table:formula="of:=[.$C$202]*(([.B317]+c_to_k)/([.$B$202]+c_to_k))^(-g0*1000/ra/1)" office:value-type="float" office:value="950.312531467433">
            <text:p>950.31</text:p>
          </table:table-cell>
          <table:table-cell table:formula="of:=[.C317]/(ra*([.B317]+c_to_k))" office:value-type="float" office:value="0.0145105572073981">
            <text:p>0.01</text:p>
          </table:table-cell>
          <table:table-cell table:formula="of:=[.$E$2]*[.D317]/[.$D$2]" office:value-type="float" office:value="0.00200553569824393">
            <text:p>0.00</text:p>
          </table:table-cell>
          <table:table-cell table:formula="of:=[Inputs.$D$7]*[.$D$2]/[.D317]" office:value-type="float" office:value="422.106470694223">
            <text:p>422.11</text:p>
          </table:table-cell>
          <table:table-cell table:formula="of:=[.F317]*[Inputs.$D$6]*([.D317]-[.E317])-[Inputs.$D$4]-[Inputs.$D$5]" office:value-type="float" office:value="3.02009698032889">
            <text:p>3.02</text:p>
          </table:table-cell>
          <table:table-cell table:formula="of:=SQRT([.G317]*g0/(0.5*[Inputs.$D$8]*[.D317]*PI()*(3/4/PI()*[.F317])^(2/3)))" office:value-type="float" office:value="12.2478198229728">
            <text:p>12.25</text:p>
          </table:table-cell>
          <table:table-cell table:formula="of:=([.A317]-[.A316])*1000/[.H317]/60+[.I316]" office:value-type="float" office:value="65.4098671429233">
            <text:p>65.41</text:p>
          </table:table-cell>
          <table:table-cell table:number-columns-repeated="1015"/>
        </table:table-row>
        <table:table-row table:style-name="ro5">
          <table:table-cell office:value-type="float" office:value="31.6">
            <text:p>31.60</text:p>
          </table:table-cell>
          <table:table-cell table:formula="of:=[.$B$202]+([.A318]-[.$A$202])*1" office:value-type="float" office:value="-44.9">
            <text:p>-44.90</text:p>
          </table:table-cell>
          <table:table-cell table:formula="of:=[.$C$202]*(([.B318]+c_to_k)/([.$B$202]+c_to_k))^(-g0*1000/ra/1)" office:value-type="float" office:value="936.191760423055">
            <text:p>936.19</text:p>
          </table:table-cell>
          <table:table-cell table:formula="of:=[.C318]/(ra*([.B318]+c_to_k))" office:value-type="float" office:value="0.0142886808150173">
            <text:p>0.01</text:p>
          </table:table-cell>
          <table:table-cell table:formula="of:=[.$E$2]*[.D318]/[.$D$2]" office:value-type="float" office:value="0.001974869679072">
            <text:p>0.00</text:p>
          </table:table-cell>
          <table:table-cell table:formula="of:=[Inputs.$D$7]*[.$D$2]/[.D318]" office:value-type="float" office:value="428.660991865962">
            <text:p>428.66</text:p>
          </table:table-cell>
          <table:table-cell table:formula="of:=[.F318]*[Inputs.$D$6]*([.D318]-[.E318])-[Inputs.$D$4]-[Inputs.$D$5]" office:value-type="float" office:value="3.02009698032889">
            <text:p>3.02</text:p>
          </table:table-cell>
          <table:table-cell table:formula="of:=SQRT([.G318]*g0/(0.5*[Inputs.$D$8]*[.D318]*PI()*(3/4/PI()*[.F318])^(2/3)))" office:value-type="float" office:value="12.2793142714684">
            <text:p>12.28</text:p>
          </table:table-cell>
          <table:table-cell table:formula="of:=([.A318]-[.A317])*1000/[.H318]/60+[.I317]" office:value-type="float" office:value="65.5455967634722">
            <text:p>65.55</text:p>
          </table:table-cell>
          <table:table-cell table:number-columns-repeated="1015"/>
        </table:table-row>
        <table:table-row table:style-name="ro5">
          <table:table-cell office:value-type="float" office:value="31.7">
            <text:p>31.70</text:p>
          </table:table-cell>
          <table:table-cell table:formula="of:=[.$B$202]+([.A319]-[.$A$202])*1" office:value-type="float" office:value="-44.8">
            <text:p>-44.80</text:p>
          </table:table-cell>
          <table:table-cell table:formula="of:=[.$C$202]*(([.B319]+c_to_k)/([.$B$202]+c_to_k))^(-g0*1000/ra/1)" office:value-type="float" office:value="922.286858861829">
            <text:p>922.29</text:p>
          </table:table-cell>
          <table:table-cell table:formula="of:=[.C319]/(ra*([.B319]+c_to_k))" office:value-type="float" office:value="0.0140702920303537">
            <text:p>0.01</text:p>
          </table:table-cell>
          <table:table-cell table:formula="of:=[.$E$2]*[.D319]/[.$D$2]" office:value-type="float" office:value="0.00194468568975451">
            <text:p>0.00</text:p>
          </table:table-cell>
          <table:table-cell table:formula="of:=[Inputs.$D$7]*[.$D$2]/[.D319]" office:value-type="float" office:value="435.314354343752">
            <text:p>435.31</text:p>
          </table:table-cell>
          <table:table-cell table:formula="of:=[.F319]*[Inputs.$D$6]*([.D319]-[.E319])-[Inputs.$D$4]-[Inputs.$D$5]" office:value-type="float" office:value="3.02009698032889">
            <text:p>3.02</text:p>
          </table:table-cell>
          <table:table-cell table:formula="of:=SQRT([.G319]*g0/(0.5*[Inputs.$D$8]*[.D319]*PI()*(3/4/PI()*[.F319])^(2/3)))" office:value-type="float" office:value="12.310875857393">
            <text:p>12.31</text:p>
          </table:table-cell>
          <table:table-cell table:formula="of:=([.A319]-[.A318])*1000/[.H319]/60+[.I318]" office:value-type="float" office:value="65.6809784118596">
            <text:p>65.68</text:p>
          </table:table-cell>
          <table:table-cell table:number-columns-repeated="1015"/>
        </table:table-row>
        <table:table-row table:style-name="ro5">
          <table:table-cell office:value-type="float" office:value="31.8">
            <text:p>31.80</text:p>
          </table:table-cell>
          <table:table-cell table:formula="of:=[.$B$202]+([.A320]-[.$A$202])*1" office:value-type="float" office:value="-44.7">
            <text:p>-44.70</text:p>
          </table:table-cell>
          <table:table-cell table:formula="of:=[.$C$202]*(([.B320]+c_to_k)/([.$B$202]+c_to_k))^(-g0*1000/ra/1)" office:value-type="float" office:value="908.594434332097">
            <text:p>908.59</text:p>
          </table:table-cell>
          <table:table-cell table:formula="of:=[.C320]/(ra*([.B320]+c_to_k))" office:value-type="float" office:value="0.0138553345413291">
            <text:p>0.01</text:p>
          </table:table-cell>
          <table:table-cell table:formula="of:=[.$E$2]*[.D320]/[.$D$2]" office:value-type="float" office:value="0.00191497594727654">
            <text:p>0.00</text:p>
          </table:table-cell>
          <table:table-cell table:formula="of:=[Inputs.$D$7]*[.$D$2]/[.D320]" office:value-type="float" office:value="442.06800437414">
            <text:p>442.07</text:p>
          </table:table-cell>
          <table:table-cell table:formula="of:=[.F320]*[Inputs.$D$6]*([.D320]-[.E320])-[Inputs.$D$4]-[Inputs.$D$5]" office:value-type="float" office:value="3.02009698032889">
            <text:p>3.02</text:p>
          </table:table-cell>
          <table:table-cell table:formula="of:=SQRT([.G320]*g0/(0.5*[Inputs.$D$8]*[.D320]*PI()*(3/4/PI()*[.F320])^(2/3)))" office:value-type="float" office:value="12.3425046943699">
            <text:p>12.34</text:p>
          </table:table-cell>
          <table:table-cell table:formula="of:=([.A320]-[.A319])*1000/[.H320]/60+[.I319]" office:value-type="float" office:value="65.8160131319539">
            <text:p>65.82</text:p>
          </table:table-cell>
          <table:table-cell table:number-columns-repeated="1015"/>
        </table:table-row>
        <table:table-row table:style-name="ro5">
          <table:table-cell office:value-type="float" office:value="31.9">
            <text:p>31.90</text:p>
          </table:table-cell>
          <table:table-cell table:formula="of:=[.$B$202]+([.A321]-[.$A$202])*1" office:value-type="float" office:value="-44.6">
            <text:p>-44.60</text:p>
          </table:table-cell>
          <table:table-cell table:formula="of:=[.$C$202]*(([.B321]+c_to_k)/([.$B$202]+c_to_k))^(-g0*1000/ra/1)" office:value-type="float" office:value="895.111149145991">
            <text:p>895.11</text:p>
          </table:table-cell>
          <table:table-cell table:formula="of:=[.C321]/(ra*([.B321]+c_to_k))" office:value-type="float" office:value="0.0136437529691591">
            <text:p>0.01</text:p>
          </table:table-cell>
          <table:table-cell table:formula="of:=[.$E$2]*[.D321]/[.$D$2]" office:value-type="float" office:value="0.00188573279761575">
            <text:p>0.00</text:p>
          </table:table-cell>
          <table:table-cell table:formula="of:=[Inputs.$D$7]*[.$D$2]/[.D321]" office:value-type="float" office:value="448.923408718014">
            <text:p>448.92</text:p>
          </table:table-cell>
          <table:table-cell table:formula="of:=[.F321]*[Inputs.$D$6]*([.D321]-[.E321])-[Inputs.$D$4]-[Inputs.$D$5]" office:value-type="float" office:value="3.02009698032889">
            <text:p>3.02</text:p>
          </table:table-cell>
          <table:table-cell table:formula="of:=SQRT([.G321]*g0/(0.5*[Inputs.$D$8]*[.D321]*PI()*(3/4/PI()*[.F321])^(2/3)))" office:value-type="float" office:value="12.3742008961648">
            <text:p>12.37</text:p>
          </table:table-cell>
          <table:table-cell table:formula="of:=([.A321]-[.A320])*1000/[.H321]/60+[.I320]" office:value-type="float" office:value="65.950701964037">
            <text:p>65.95</text:p>
          </table:table-cell>
          <table:table-cell table:number-columns-repeated="1015"/>
        </table:table-row>
        <table:table-row table:style-name="ro5">
          <table:table-cell table:style-name="ce4" office:value-type="float" office:value="32">
            <text:p>32.00</text:p>
          </table:table-cell>
          <table:table-cell table:style-name="ce4" table:formula="of:=[.$B$202]+([.A322]-[.$A$202])*1" office:value-type="float" office:value="-44.5">
            <text:p>-44.50</text:p>
          </table:table-cell>
          <table:table-cell table:style-name="ce4" table:formula="of:=[.$C$202]*(([.B322]+c_to_k)/([.$B$202]+c_to_k))^(-g0*1000/ra/1)" office:value-type="float" office:value="881.833719472002">
            <text:p>881.83</text:p>
          </table:table-cell>
          <table:table-cell table:style-name="ce4" table:formula="of:=[.C322]/(ra*([.B322]+c_to_k))" office:value-type="float" office:value="0.0134354928524867">
            <text:p>0.01</text:p>
          </table:table-cell>
          <table:table-cell table:style-name="ce4" table:formula="of:=[.$E$2]*[.D322]/[.$D$2]" office:value-type="float" office:value="0.00185694871354942">
            <text:p>0.00</text:p>
          </table:table-cell>
          <table:table-cell table:style-name="ce4" table:formula="of:=[Inputs.$D$7]*[.$D$2]/[.D322]" office:value-type="float" office:value="455.882054932417">
            <text:p>455.88</text:p>
          </table:table-cell>
          <table:table-cell table:style-name="ce4" table:formula="of:=[.F322]*[Inputs.$D$6]*([.D322]-[.E322])-[Inputs.$D$4]-[Inputs.$D$5]" office:value-type="float" office:value="3.02009698032889">
            <text:p>3.02</text:p>
          </table:table-cell>
          <table:table-cell table:style-name="ce4" table:formula="of:=SQRT([.G322]*g0/(0.5*[Inputs.$D$8]*[.D322]*PI()*(3/4/PI()*[.F322])^(2/3)))" office:value-type="float" office:value="12.4059645766858">
            <text:p>12.41</text:p>
          </table:table-cell>
          <table:table-cell table:style-name="ce4" table:formula="of:=([.A322]-[.A321])*1000/[.H322]/60+[.I321]" office:value-type="float" office:value="66.0850459448186">
            <text:p>66.09</text:p>
          </table:table-cell>
          <table:table-cell table:style-name="ce4" table:number-columns-repeated="1012"/>
          <table:table-cell table:style-name="ce11" table:number-columns-repeated="2"/>
          <table:table-cell/>
        </table:table-row>
        <table:table-row table:style-name="ro5">
          <table:table-cell office:value-type="float" office:value="32.1">
            <text:p>32.10</text:p>
          </table:table-cell>
          <table:table-cell table:style-name="ce5" table:formula="of:=[.$B$322]+([.A323]-[.$A$322])*2.8" office:value-type="float" office:value="-44.22">
            <text:p>-44.22</text:p>
          </table:table-cell>
          <table:table-cell table:style-name="ce5" table:formula="of:=[.$C$322]*(([.B323]+c_to_k)/([.$B$322]+c_to_k))^(-g0*1000/ra/2.8)" office:value-type="float" office:value="868.764018012545">
            <text:p>868.76</text:p>
          </table:table-cell>
          <table:table-cell table:formula="of:=[.C323]/(ra*([.B323]+c_to_k))" office:value-type="float" office:value="0.0132201755939354">
            <text:p>0.01</text:p>
          </table:table-cell>
          <table:table-cell table:formula="of:=[.$E$2]*[.D323]/[.$D$2]" office:value-type="float" office:value="0.00182718924654202">
            <text:p>0.00</text:p>
          </table:table-cell>
          <table:table-cell table:formula="of:=[Inputs.$D$7]*[.$D$2]/[.D323]" office:value-type="float" office:value="463.307014880437">
            <text:p>463.31</text:p>
          </table:table-cell>
          <table:table-cell table:formula="of:=[.F323]*[Inputs.$D$6]*([.D323]-[.E323])-[Inputs.$D$4]-[Inputs.$D$5]" office:value-type="float" office:value="3.02009698032889">
            <text:p>3.02</text:p>
          </table:table-cell>
          <table:table-cell table:formula="of:=SQRT([.G323]*g0/(0.5*[Inputs.$D$8]*[.D323]*PI()*(3/4/PI()*[.F323])^(2/3)))" office:value-type="float" office:value="12.4394143224649">
            <text:p>12.44</text:p>
          </table:table-cell>
          <table:table-cell table:formula="of:=([.A323]-[.A322])*1000/[.H323]/60+[.I322]" office:value-type="float" office:value="66.2190286729006">
            <text:p>66.22</text:p>
          </table:table-cell>
          <table:table-cell table:number-columns-repeated="1015"/>
        </table:table-row>
        <table:table-row table:style-name="ro5">
          <table:table-cell office:value-type="float" office:value="32.2">
            <text:p>32.20</text:p>
          </table:table-cell>
          <table:table-cell table:style-name="ce5" table:formula="of:=[.$B$322]+([.A324]-[.$A$322])*2.8" office:value-type="float" office:value="-43.94">
            <text:p>-43.94</text:p>
          </table:table-cell>
          <table:table-cell table:style-name="ce5" table:formula="of:=[.$C$322]*(([.B324]+c_to_k)/([.$B$322]+c_to_k))^(-g0*1000/ra/2.8)" office:value-type="float" office:value="855.903644945962">
            <text:p>855.90</text:p>
          </table:table-cell>
          <table:table-cell table:formula="of:=[.C324]/(ra*([.B324]+c_to_k))" office:value-type="float" office:value="0.0130085658985401">
            <text:p>0.01</text:p>
          </table:table-cell>
          <table:table-cell table:formula="of:=[.$E$2]*[.D324]/[.$D$2]" office:value-type="float" office:value="0.00179794220990902">
            <text:p>0.00</text:p>
          </table:table-cell>
          <table:table-cell table:formula="of:=[Inputs.$D$7]*[.$D$2]/[.D324]" office:value-type="float" office:value="470.84360708115">
            <text:p>470.84</text:p>
          </table:table-cell>
          <table:table-cell table:formula="of:=[.F324]*[Inputs.$D$6]*([.D324]-[.E324])-[Inputs.$D$4]-[Inputs.$D$5]" office:value-type="float" office:value="3.02009698032889">
            <text:p>3.02</text:p>
          </table:table-cell>
          <table:table-cell table:formula="of:=SQRT([.G324]*g0/(0.5*[Inputs.$D$8]*[.D324]*PI()*(3/4/PI()*[.F324])^(2/3)))" office:value-type="float" office:value="12.4729132054045">
            <text:p>12.47</text:p>
          </table:table-cell>
          <table:table-cell table:formula="of:=([.A324]-[.A323])*1000/[.H324]/60+[.I323]" office:value-type="float" office:value="66.3526515594885">
            <text:p>66.35</text:p>
          </table:table-cell>
          <table:table-cell table:number-columns-repeated="1015"/>
        </table:table-row>
        <table:table-row table:style-name="ro5">
          <table:table-cell office:value-type="float" office:value="32.3">
            <text:p>32.30</text:p>
          </table:table-cell>
          <table:table-cell table:style-name="ce5" table:formula="of:=[.$B$322]+([.A325]-[.$A$322])*2.8" office:value-type="float" office:value="-43.66">
            <text:p>-43.66</text:p>
          </table:table-cell>
          <table:table-cell table:style-name="ce5" table:formula="of:=[.$C$322]*(([.B325]+c_to_k)/([.$B$322]+c_to_k))^(-g0*1000/ra/2.8)" office:value-type="float" office:value="843.248998008896">
            <text:p>843.25</text:p>
          </table:table-cell>
          <table:table-cell table:formula="of:=[.C325]/(ra*([.B325]+c_to_k))" office:value-type="float" office:value="0.0128005955128622">
            <text:p>0.01</text:p>
          </table:table-cell>
          <table:table-cell table:formula="of:=[.$E$2]*[.D325]/[.$D$2]" office:value-type="float" office:value="0.00176919817019415">
            <text:p>0.00</text:p>
          </table:table-cell>
          <table:table-cell table:formula="of:=[Inputs.$D$7]*[.$D$2]/[.D325]" office:value-type="float" office:value="478.493370442567">
            <text:p>478.49</text:p>
          </table:table-cell>
          <table:table-cell table:formula="of:=[.F325]*[Inputs.$D$6]*([.D325]-[.E325])-[Inputs.$D$4]-[Inputs.$D$5]" office:value-type="float" office:value="3.02009698032889">
            <text:p>3.02</text:p>
          </table:table-cell>
          <table:table-cell table:formula="of:=SQRT([.G325]*g0/(0.5*[Inputs.$D$8]*[.D325]*PI()*(3/4/PI()*[.F325])^(2/3)))" office:value-type="float" office:value="12.5064612375287">
            <text:p>12.51</text:p>
          </table:table-cell>
          <table:table-cell table:formula="of:=([.A325]-[.A324])*1000/[.H325]/60+[.I324]" office:value-type="float" office:value="66.4859160085611">
            <text:p>66.49</text:p>
          </table:table-cell>
          <table:table-cell table:number-columns-repeated="1015"/>
        </table:table-row>
        <table:table-row table:style-name="ro5">
          <table:table-cell office:value-type="float" office:value="32.4">
            <text:p>32.40</text:p>
          </table:table-cell>
          <table:table-cell table:style-name="ce5" table:formula="of:=[.$B$322]+([.A326]-[.$A$322])*2.8" office:value-type="float" office:value="-43.38">
            <text:p>-43.38</text:p>
          </table:table-cell>
          <table:table-cell table:style-name="ce5" table:formula="of:=[.$C$322]*(([.B326]+c_to_k)/([.$B$322]+c_to_k))^(-g0*1000/ra/2.8)" office:value-type="float" office:value="830.796541212948">
            <text:p>830.80</text:p>
          </table:table-cell>
          <table:table-cell table:formula="of:=[.C326]/(ra*([.B326]+c_to_k))" office:value-type="float" office:value="0.0125961975209946">
            <text:p>0.01</text:p>
          </table:table-cell>
          <table:table-cell table:formula="of:=[.$E$2]*[.D326]/[.$D$2]" office:value-type="float" office:value="0.00174094787880418">
            <text:p>0.00</text:p>
          </table:table-cell>
          <table:table-cell table:formula="of:=[Inputs.$D$7]*[.$D$2]/[.D326]" office:value-type="float" office:value="486.25786316963">
            <text:p>486.26</text:p>
          </table:table-cell>
          <table:table-cell table:formula="of:=[.F326]*[Inputs.$D$6]*([.D326]-[.E326])-[Inputs.$D$4]-[Inputs.$D$5]" office:value-type="float" office:value="3.02009698032889">
            <text:p>3.02</text:p>
          </table:table-cell>
          <table:table-cell table:formula="of:=SQRT([.G326]*g0/(0.5*[Inputs.$D$8]*[.D326]*PI()*(3/4/PI()*[.F326])^(2/3)))" office:value-type="float" office:value="12.5400584308499">
            <text:p>12.54</text:p>
          </table:table-cell>
          <table:table-cell table:formula="of:=([.A326]-[.A325])*1000/[.H326]/60+[.I325]" office:value-type="float" office:value="66.6188234169162">
            <text:p>66.62</text:p>
          </table:table-cell>
          <table:table-cell table:number-columns-repeated="1015"/>
        </table:table-row>
        <table:table-row table:style-name="ro5">
          <table:table-cell office:value-type="float" office:value="32.5">
            <text:p>32.50</text:p>
          </table:table-cell>
          <table:table-cell table:style-name="ce5" table:formula="of:=[.$B$322]+([.A327]-[.$A$322])*2.8" office:value-type="float" office:value="-43.1">
            <text:p>-43.10</text:p>
          </table:table-cell>
          <table:table-cell table:style-name="ce5" table:formula="of:=[.$C$322]*(([.B327]+c_to_k)/([.$B$322]+c_to_k))^(-g0*1000/ra/2.8)" office:value-type="float" office:value="818.54280354669">
            <text:p>818.54</text:p>
          </table:table-cell>
          <table:table-cell table:formula="of:=[.C327]/(ra*([.B327]+c_to_k))" office:value-type="float" office:value="0.0123953063167658">
            <text:p>0.01</text:p>
          </table:table-cell>
          <table:table-cell table:formula="of:=[.$E$2]*[.D327]/[.$D$2]" office:value-type="float" office:value="0.00171318226816734">
            <text:p>0.00</text:p>
          </table:table-cell>
          <table:table-cell table:formula="of:=[Inputs.$D$7]*[.$D$2]/[.D327]" office:value-type="float" office:value="494.138662982198">
            <text:p>494.14</text:p>
          </table:table-cell>
          <table:table-cell table:formula="of:=[.F327]*[Inputs.$D$6]*([.D327]-[.E327])-[Inputs.$D$4]-[Inputs.$D$5]" office:value-type="float" office:value="3.02009698032889">
            <text:p>3.02</text:p>
          </table:table-cell>
          <table:table-cell table:formula="of:=SQRT([.G327]*g0/(0.5*[Inputs.$D$8]*[.D327]*PI()*(3/4/PI()*[.F327])^(2/3)))" office:value-type="float" office:value="12.5737047973688">
            <text:p>12.57</text:p>
          </table:table-cell>
          <table:table-cell table:formula="of:=([.A327]-[.A326])*1000/[.H327]/60+[.I326]" office:value-type="float" office:value="66.7513751742166">
            <text:p>66.75</text:p>
          </table:table-cell>
          <table:table-cell table:number-columns-repeated="1015"/>
        </table:table-row>
        <table:table-row table:style-name="ro5">
          <table:table-cell office:value-type="float" office:value="32.6">
            <text:p>32.60</text:p>
          </table:table-cell>
          <table:table-cell table:style-name="ce5" table:formula="of:=[.$B$322]+([.A328]-[.$A$322])*2.8" office:value-type="float" office:value="-42.82">
            <text:p>-42.82</text:p>
          </table:table-cell>
          <table:table-cell table:style-name="ce5" table:formula="of:=[.$C$322]*(([.B328]+c_to_k)/([.$B$322]+c_to_k))^(-g0*1000/ra/2.8)" office:value-type="float" office:value="806.484377704647">
            <text:p>806.48</text:p>
          </table:table-cell>
          <table:table-cell table:formula="of:=[.C328]/(ra*([.B328]+c_to_k))" office:value-type="float" office:value="0.0121978575765553">
            <text:p>0.01</text:p>
          </table:table-cell>
          <table:table-cell table:formula="of:=[.$E$2]*[.D328]/[.$D$2]" office:value-type="float" office:value="0.00168589244797604">
            <text:p>0.00</text:p>
          </table:table-cell>
          <table:table-cell table:formula="of:=[Inputs.$D$7]*[.$D$2]/[.D328]" office:value-type="float" office:value="502.137367335221">
            <text:p>502.14</text:p>
          </table:table-cell>
          <table:table-cell table:formula="of:=[.F328]*[Inputs.$D$6]*([.D328]-[.E328])-[Inputs.$D$4]-[Inputs.$D$5]" office:value-type="float" office:value="3.02009698032889">
            <text:p>3.02</text:p>
          </table:table-cell>
          <table:table-cell table:formula="of:=SQRT([.G328]*g0/(0.5*[Inputs.$D$8]*[.D328]*PI()*(3/4/PI()*[.F328])^(2/3)))" office:value-type="float" office:value="12.6074003490743">
            <text:p>12.61</text:p>
          </table:table-cell>
          <table:table-cell table:formula="of:=([.A328]-[.A327])*1000/[.H328]/60+[.I327]" office:value-type="float" office:value="66.8835726630342">
            <text:p>66.88</text:p>
          </table:table-cell>
          <table:table-cell table:number-columns-repeated="1015"/>
        </table:table-row>
        <table:table-row table:style-name="ro5">
          <table:table-cell office:value-type="float" office:value="32.7">
            <text:p>32.70</text:p>
          </table:table-cell>
          <table:table-cell table:style-name="ce5" table:formula="of:=[.$B$322]+([.A329]-[.$A$322])*2.8" office:value-type="float" office:value="-42.54">
            <text:p>-42.54</text:p>
          </table:table-cell>
          <table:table-cell table:style-name="ce5" table:formula="of:=[.$C$322]*(([.B329]+c_to_k)/([.$B$322]+c_to_k))^(-g0*1000/ra/2.8)" office:value-type="float" office:value="794.617918842639">
            <text:p>794.62</text:p>
          </table:table-cell>
          <table:table-cell table:formula="of:=[.C329]/(ra*([.B329]+c_to_k))" office:value-type="float" office:value="0.0120037882327053">
            <text:p>0.01</text:p>
          </table:table-cell>
          <table:table-cell table:formula="of:=[.$E$2]*[.D329]/[.$D$2]" office:value-type="float" office:value="0.00165906970151201">
            <text:p>0.00</text:p>
          </table:table-cell>
          <table:table-cell table:formula="of:=[Inputs.$D$7]*[.$D$2]/[.D329]" office:value-type="float" office:value="510.255593641129">
            <text:p>510.26</text:p>
          </table:table-cell>
          <table:table-cell table:formula="of:=[.F329]*[Inputs.$D$6]*([.D329]-[.E329])-[Inputs.$D$4]-[Inputs.$D$5]" office:value-type="float" office:value="3.02009698032889">
            <text:p>3.02</text:p>
          </table:table-cell>
          <table:table-cell table:formula="of:=SQRT([.G329]*g0/(0.5*[Inputs.$D$8]*[.D329]*PI()*(3/4/PI()*[.F329])^(2/3)))" office:value-type="float" office:value="12.6411450979439">
            <text:p>12.64</text:p>
          </table:table-cell>
          <table:table-cell table:formula="of:=([.A329]-[.A328])*1000/[.H329]/60+[.I328]" office:value-type="float" office:value="67.0154172588959">
            <text:p>67.02</text:p>
          </table:table-cell>
          <table:table-cell table:number-columns-repeated="1015"/>
        </table:table-row>
        <table:table-row table:style-name="ro5">
          <table:table-cell office:value-type="float" office:value="32.8">
            <text:p>32.80</text:p>
          </table:table-cell>
          <table:table-cell table:style-name="ce5" table:formula="of:=[.$B$322]+([.A330]-[.$A$322])*2.8" office:value-type="float" office:value="-42.26">
            <text:p>-42.26</text:p>
          </table:table-cell>
          <table:table-cell table:style-name="ce5" table:formula="of:=[.$C$322]*(([.B330]+c_to_k)/([.$B$322]+c_to_k))^(-g0*1000/ra/2.8)" office:value-type="float" office:value="782.94014335892">
            <text:p>782.94</text:p>
          </table:table-cell>
          <table:table-cell table:formula="of:=[.C330]/(ra*([.B330]+c_to_k))" office:value-type="float" office:value="0.011813036447515">
            <text:p>0.01</text:p>
          </table:table-cell>
          <table:table-cell table:formula="of:=[.$E$2]*[.D330]/[.$D$2]" office:value-type="float" office:value="0.00163270548205199">
            <text:p>0.00</text:p>
          </table:table-cell>
          <table:table-cell table:formula="of:=[Inputs.$D$7]*[.$D$2]/[.D330]" office:value-type="float" office:value="518.494979494447">
            <text:p>518.49</text:p>
          </table:table-cell>
          <table:table-cell table:formula="of:=[.F330]*[Inputs.$D$6]*([.D330]-[.E330])-[Inputs.$D$4]-[Inputs.$D$5]" office:value-type="float" office:value="3.02009698032889">
            <text:p>3.02</text:p>
          </table:table-cell>
          <table:table-cell table:formula="of:=SQRT([.G330]*g0/(0.5*[Inputs.$D$8]*[.D330]*PI()*(3/4/PI()*[.F330])^(2/3)))" office:value-type="float" office:value="12.6749390559431">
            <text:p>12.67</text:p>
          </table:table-cell>
          <table:table-cell table:formula="of:=([.A330]-[.A329])*1000/[.H330]/60+[.I329]" office:value-type="float" office:value="67.1469103303268">
            <text:p>67.15</text:p>
          </table:table-cell>
          <table:table-cell table:number-columns-repeated="1015"/>
        </table:table-row>
        <table:table-row table:style-name="ro5">
          <table:table-cell office:value-type="float" office:value="32.9">
            <text:p>32.90</text:p>
          </table:table-cell>
          <table:table-cell table:style-name="ce5" table:formula="of:=[.$B$322]+([.A331]-[.$A$322])*2.8" office:value-type="float" office:value="-41.98">
            <text:p>-41.98</text:p>
          </table:table-cell>
          <table:table-cell table:style-name="ce5" table:formula="of:=[.$C$322]*(([.B331]+c_to_k)/([.$B$322]+c_to_k))^(-g0*1000/ra/2.8)" office:value-type="float" office:value="771.447827700531">
            <text:p>771.45</text:p>
          </table:table-cell>
          <table:table-cell table:formula="of:=[.C331]/(ra*([.B331]+c_to_k))" office:value-type="float" office:value="0.0116255415878035">
            <text:p>0.01</text:p>
          </table:table-cell>
          <table:table-cell table:formula="of:=[.$E$2]*[.D331]/[.$D$2]" office:value-type="float" office:value="0.0016067914093521">
            <text:p>0.00</text:p>
          </table:table-cell>
          <table:table-cell table:formula="of:=[Inputs.$D$7]*[.$D$2]/[.D331]" office:value-type="float" office:value="526.857182898664">
            <text:p>526.86</text:p>
          </table:table-cell>
          <table:table-cell table:formula="of:=[.F331]*[Inputs.$D$6]*([.D331]-[.E331])-[Inputs.$D$4]-[Inputs.$D$5]" office:value-type="float" office:value="3.02009698032889">
            <text:p>3.02</text:p>
          </table:table-cell>
          <table:table-cell table:formula="of:=SQRT([.G331]*g0/(0.5*[Inputs.$D$8]*[.D331]*PI()*(3/4/PI()*[.F331])^(2/3)))" office:value-type="float" office:value="12.7087822350261">
            <text:p>12.71</text:p>
          </table:table-cell>
          <table:table-cell table:formula="of:=([.A331]-[.A330])*1000/[.H331]/60+[.I330]" office:value-type="float" office:value="67.2780532388955">
            <text:p>67.28</text:p>
          </table:table-cell>
          <table:table-cell table:number-columns-repeated="1015"/>
        </table:table-row>
        <table:table-row table:style-name="ro5">
          <table:table-cell office:value-type="float" office:value="33">
            <text:p>33.00</text:p>
          </table:table-cell>
          <table:table-cell table:style-name="ce5" table:formula="of:=[.$B$322]+([.A332]-[.$A$322])*2.8" office:value-type="float" office:value="-41.7">
            <text:p>-41.70</text:p>
          </table:table-cell>
          <table:table-cell table:style-name="ce5" table:formula="of:=[.$C$322]*(([.B332]+c_to_k)/([.$B$322]+c_to_k))^(-g0*1000/ra/2.8)" office:value-type="float" office:value="760.137807194319">
            <text:p>760.14</text:p>
          </table:table-cell>
          <table:table-cell table:formula="of:=[.C332]/(ra*([.B332]+c_to_k))" office:value-type="float" office:value="0.0114412442000294">
            <text:p>0.01</text:p>
          </table:table-cell>
          <table:table-cell table:formula="of:=[.$E$2]*[.D332]/[.$D$2]" office:value-type="float" office:value="0.00158131926620891">
            <text:p>0.00</text:p>
          </table:table-cell>
          <table:table-cell table:formula="of:=[Inputs.$D$7]*[.$D$2]/[.D332]" office:value-type="float" office:value="535.343882495378">
            <text:p>535.34</text:p>
          </table:table-cell>
          <table:table-cell table:formula="of:=[.F332]*[Inputs.$D$6]*([.D332]-[.E332])-[Inputs.$D$4]-[Inputs.$D$5]" office:value-type="float" office:value="3.02009698032889">
            <text:p>3.02</text:p>
          </table:table-cell>
          <table:table-cell table:formula="of:=SQRT([.G332]*g0/(0.5*[Inputs.$D$8]*[.D332]*PI()*(3/4/PI()*[.F332])^(2/3)))" office:value-type="float" office:value="12.7426746471353">
            <text:p>12.74</text:p>
          </table:table-cell>
          <table:table-cell table:formula="of:=([.A332]-[.A331])*1000/[.H332]/60+[.I331]" office:value-type="float" office:value="67.4088473392566">
            <text:p>67.41</text:p>
          </table:table-cell>
          <table:table-cell table:number-columns-repeated="1015"/>
        </table:table-row>
        <table:table-row table:style-name="ro5">
          <table:table-cell office:value-type="float" office:value="33.1">
            <text:p>33.10</text:p>
          </table:table-cell>
          <table:table-cell table:style-name="ce5" table:formula="of:=[.$B$322]+([.A333]-[.$A$322])*2.8" office:value-type="float" office:value="-41.42">
            <text:p>-41.42</text:p>
          </table:table-cell>
          <table:table-cell table:style-name="ce5" table:formula="of:=[.$C$322]*(([.B333]+c_to_k)/([.$B$322]+c_to_k))^(-g0*1000/ra/2.8)" office:value-type="float" office:value="749.006974902105">
            <text:p>749.01</text:p>
          </table:table-cell>
          <table:table-cell table:formula="of:=[.C333]/(ra*([.B333]+c_to_k))" office:value-type="float" office:value="0.0112600859859526">
            <text:p>0.01</text:p>
          </table:table-cell>
          <table:table-cell table:formula="of:=[.$E$2]*[.D333]/[.$D$2]" office:value-type="float" office:value="0.0015562809950958">
            <text:p>0.00</text:p>
          </table:table-cell>
          <table:table-cell table:formula="of:=[Inputs.$D$7]*[.$D$2]/[.D333]" office:value-type="float" office:value="543.956777795713">
            <text:p>543.96</text:p>
          </table:table-cell>
          <table:table-cell table:formula="of:=[.F333]*[Inputs.$D$6]*([.D333]-[.E333])-[Inputs.$D$4]-[Inputs.$D$5]" office:value-type="float" office:value="3.02009698032889">
            <text:p>3.02</text:p>
          </table:table-cell>
          <table:table-cell table:formula="of:=SQRT([.G333]*g0/(0.5*[Inputs.$D$8]*[.D333]*PI()*(3/4/PI()*[.F333])^(2/3)))" office:value-type="float" office:value="12.7766163042017">
            <text:p>12.78</text:p>
          </table:table-cell>
          <table:table-cell table:formula="of:=([.A333]-[.A332])*1000/[.H333]/60+[.I332]" office:value-type="float" office:value="67.5392939791951">
            <text:p>67.54</text:p>
          </table:table-cell>
          <table:table-cell table:number-columns-repeated="1015"/>
        </table:table-row>
        <table:table-row table:style-name="ro5">
          <table:table-cell office:value-type="float" office:value="33.2">
            <text:p>33.20</text:p>
          </table:table-cell>
          <table:table-cell table:style-name="ce5" table:formula="of:=[.$B$322]+([.A334]-[.$A$322])*2.8" office:value-type="float" office:value="-41.14">
            <text:p>-41.14</text:p>
          </table:table-cell>
          <table:table-cell table:style-name="ce5" table:formula="of:=[.$C$322]*(([.B334]+c_to_k)/([.$B$322]+c_to_k))^(-g0*1000/ra/2.8)" office:value-type="float" office:value="738.052280499441">
            <text:p>738.05</text:p>
          </table:table-cell>
          <table:table-cell table:formula="of:=[.C334]/(ra*([.B334]+c_to_k))" office:value-type="float" office:value="0.0110820097788281">
            <text:p>0.01</text:p>
          </table:table-cell>
          <table:table-cell table:formula="of:=[.$E$2]*[.D334]/[.$D$2]" office:value-type="float" office:value="0.00153166869487249">
            <text:p>0.00</text:p>
          </table:table-cell>
          <table:table-cell table:formula="of:=[Inputs.$D$7]*[.$D$2]/[.D334]" office:value-type="float" office:value="552.697589414069">
            <text:p>552.70</text:p>
          </table:table-cell>
          <table:table-cell table:formula="of:=[.F334]*[Inputs.$D$6]*([.D334]-[.E334])-[Inputs.$D$4]-[Inputs.$D$5]" office:value-type="float" office:value="3.02009698032889">
            <text:p>3.02</text:p>
          </table:table-cell>
          <table:table-cell table:formula="of:=SQRT([.G334]*g0/(0.5*[Inputs.$D$8]*[.D334]*PI()*(3/4/PI()*[.F334])^(2/3)))" office:value-type="float" office:value="12.8106072181445">
            <text:p>12.81</text:p>
          </table:table-cell>
          <table:table-cell table:formula="of:=([.A334]-[.A333])*1000/[.H334]/60+[.I333]" office:value-type="float" office:value="67.669394499669">
            <text:p>67.67</text:p>
          </table:table-cell>
          <table:table-cell table:number-columns-repeated="1015"/>
        </table:table-row>
        <table:table-row table:style-name="ro5">
          <table:table-cell office:value-type="float" office:value="33.3">
            <text:p>33.30</text:p>
          </table:table-cell>
          <table:table-cell table:style-name="ce5" table:formula="of:=[.$B$322]+([.A335]-[.$A$322])*2.8" office:value-type="float" office:value="-40.86">
            <text:p>-40.86</text:p>
          </table:table-cell>
          <table:table-cell table:style-name="ce5" table:formula="of:=[.$C$322]*(([.B335]+c_to_k)/([.$B$322]+c_to_k))^(-g0*1000/ra/2.8)" office:value-type="float" office:value="727.270729177471">
            <text:p>727.27</text:p>
          </table:table-cell>
          <table:table-cell table:formula="of:=[.C335]/(ra*([.B335]+c_to_k))" office:value-type="float" office:value="0.0109069595201171">
            <text:p>0.01</text:p>
          </table:table-cell>
          <table:table-cell table:formula="of:=[.$E$2]*[.D335]/[.$D$2]" office:value-type="float" office:value="0.00150747461756629">
            <text:p>0.00</text:p>
          </table:table-cell>
          <table:table-cell table:formula="of:=[Inputs.$D$7]*[.$D$2]/[.D335]" office:value-type="float" office:value="561.568059304183">
            <text:p>561.57</text:p>
          </table:table-cell>
          <table:table-cell table:formula="of:=[.F335]*[Inputs.$D$6]*([.D335]-[.E335])-[Inputs.$D$4]-[Inputs.$D$5]" office:value-type="float" office:value="3.02009698032889">
            <text:p>3.02</text:p>
          </table:table-cell>
          <table:table-cell table:formula="of:=SQRT([.G335]*g0/(0.5*[Inputs.$D$8]*[.D335]*PI()*(3/4/PI()*[.F335])^(2/3)))" office:value-type="float" office:value="12.8446474008718">
            <text:p>12.84</text:p>
          </table:table-cell>
          <table:table-cell table:formula="of:=([.A335]-[.A334])*1000/[.H335]/60+[.I334]" office:value-type="float" office:value="67.799150234852">
            <text:p>67.80</text:p>
          </table:table-cell>
          <table:table-cell table:number-columns-repeated="1015"/>
        </table:table-row>
        <table:table-row table:style-name="ro5">
          <table:table-cell office:value-type="float" office:value="33.4">
            <text:p>33.40</text:p>
          </table:table-cell>
          <table:table-cell table:style-name="ce5" table:formula="of:=[.$B$322]+([.A336]-[.$A$322])*2.8" office:value-type="float" office:value="-40.58">
            <text:p>-40.58</text:p>
          </table:table-cell>
          <table:table-cell table:style-name="ce5" table:formula="of:=[.$C$322]*(([.B336]+c_to_k)/([.$B$322]+c_to_k))^(-g0*1000/ra/2.8)" office:value-type="float" office:value="716.659380567364">
            <text:p>716.66</text:p>
          </table:table-cell>
          <table:table-cell table:formula="of:=[.C336]/(ra*([.B336]+c_to_k))" office:value-type="float" office:value="0.0107348802367049">
            <text:p>0.01</text:p>
          </table:table-cell>
          <table:table-cell table:formula="of:=[.$E$2]*[.D336]/[.$D$2]" office:value-type="float" office:value="0.00148369116522338">
            <text:p>0.00</text:p>
          </table:table-cell>
          <table:table-cell table:formula="of:=[Inputs.$D$7]*[.$D$2]/[.D336]" office:value-type="float" office:value="570.569950997562">
            <text:p>570.57</text:p>
          </table:table-cell>
          <table:table-cell table:formula="of:=[.F336]*[Inputs.$D$6]*([.D336]-[.E336])-[Inputs.$D$4]-[Inputs.$D$5]" office:value-type="float" office:value="3.02009698032889">
            <text:p>3.02</text:p>
          </table:table-cell>
          <table:table-cell table:formula="of:=SQRT([.G336]*g0/(0.5*[Inputs.$D$8]*[.D336]*PI()*(3/4/PI()*[.F336])^(2/3)))" office:value-type="float" office:value="12.8787368642798">
            <text:p>12.88</text:p>
          </table:table-cell>
          <table:table-cell table:formula="of:=([.A336]-[.A335])*1000/[.H336]/60+[.I335]" office:value-type="float" office:value="67.9285625121763">
            <text:p>67.93</text:p>
          </table:table-cell>
          <table:table-cell table:number-columns-repeated="1015"/>
        </table:table-row>
        <table:table-row table:style-name="ro5">
          <table:table-cell office:value-type="float" office:value="33.5">
            <text:p>33.50</text:p>
          </table:table-cell>
          <table:table-cell table:style-name="ce5" table:formula="of:=[.$B$322]+([.A337]-[.$A$322])*2.8" office:value-type="float" office:value="-40.3">
            <text:p>-40.30</text:p>
          </table:table-cell>
          <table:table-cell table:style-name="ce5" table:formula="of:=[.$C$322]*(([.B337]+c_to_k)/([.$B$322]+c_to_k))^(-g0*1000/ra/2.8)" office:value-type="float" office:value="706.215347686869">
            <text:p>706.22</text:p>
          </table:table-cell>
          <table:table-cell table:formula="of:=[.C337]/(ra*([.B337]+c_to_k))" office:value-type="float" office:value="0.0105657180186147">
            <text:p>0.01</text:p>
          </table:table-cell>
          <table:table-cell table:formula="of:=[.$E$2]*[.D337]/[.$D$2]" office:value-type="float" office:value="0.00146031088682848">
            <text:p>0.00</text:p>
          </table:table-cell>
          <table:table-cell table:formula="of:=[Inputs.$D$7]*[.$D$2]/[.D337]" office:value-type="float" office:value="579.705049844261">
            <text:p>579.71</text:p>
          </table:table-cell>
          <table:table-cell table:formula="of:=[.F337]*[Inputs.$D$6]*([.D337]-[.E337])-[Inputs.$D$4]-[Inputs.$D$5]" office:value-type="float" office:value="3.02009698032889">
            <text:p>3.02</text:p>
          </table:table-cell>
          <table:table-cell table:formula="of:=SQRT([.G337]*g0/(0.5*[Inputs.$D$8]*[.D337]*PI()*(3/4/PI()*[.F337])^(2/3)))" office:value-type="float" office:value="12.9128756202535">
            <text:p>12.91</text:p>
          </table:table-cell>
          <table:table-cell table:formula="of:=([.A337]-[.A336])*1000/[.H337]/60+[.I336]" office:value-type="float" office:value="68.0576326523744">
            <text:p>68.06</text:p>
          </table:table-cell>
          <table:table-cell table:number-columns-repeated="1015"/>
        </table:table-row>
        <table:table-row table:style-name="ro5">
          <table:table-cell office:value-type="float" office:value="33.6">
            <text:p>33.60</text:p>
          </table:table-cell>
          <table:table-cell table:style-name="ce5" table:formula="of:=[.$B$322]+([.A338]-[.$A$322])*2.8" office:value-type="float" office:value="-40.02">
            <text:p>-40.02</text:p>
          </table:table-cell>
          <table:table-cell table:style-name="ce5" table:formula="of:=[.$C$322]*(([.B338]+c_to_k)/([.$B$322]+c_to_k))^(-g0*1000/ra/2.8)" office:value-type="float" office:value="695.935795908456">
            <text:p>695.94</text:p>
          </table:table-cell>
          <table:table-cell table:formula="of:=[.C338]/(ra*([.B338]+c_to_k))" office:value-type="float" office:value="0.0103994199972035">
            <text:p>0.01</text:p>
          </table:table-cell>
          <table:table-cell table:formula="of:=[.$E$2]*[.D338]/[.$D$2]" office:value-type="float" office:value="0.00143732647529137">
            <text:p>0.00</text:p>
          </table:table-cell>
          <table:table-cell table:formula="of:=[Inputs.$D$7]*[.$D$2]/[.D338]" office:value-type="float" office:value="588.975163256079">
            <text:p>588.98</text:p>
          </table:table-cell>
          <table:table-cell table:formula="of:=[.F338]*[Inputs.$D$6]*([.D338]-[.E338])-[Inputs.$D$4]-[Inputs.$D$5]" office:value-type="float" office:value="3.02009698032889">
            <text:p>3.02</text:p>
          </table:table-cell>
          <table:table-cell table:formula="of:=SQRT([.G338]*g0/(0.5*[Inputs.$D$8]*[.D338]*PI()*(3/4/PI()*[.F338])^(2/3)))" office:value-type="float" office:value="12.9470636806663">
            <text:p>12.95</text:p>
          </table:table-cell>
          <table:table-cell table:formula="of:=([.A338]-[.A337])*1000/[.H338]/60+[.I337]" office:value-type="float" office:value="68.186361969521">
            <text:p>68.19</text:p>
          </table:table-cell>
          <table:table-cell table:number-columns-repeated="1015"/>
        </table:table-row>
        <table:table-row table:style-name="ro5">
          <table:table-cell office:value-type="float" office:value="33.7">
            <text:p>33.70</text:p>
          </table:table-cell>
          <table:table-cell table:style-name="ce5" table:formula="of:=[.$B$322]+([.A339]-[.$A$322])*2.8" office:value-type="float" office:value="-39.74">
            <text:p>-39.74</text:p>
          </table:table-cell>
          <table:table-cell table:style-name="ce5" table:formula="of:=[.$C$322]*(([.B339]+c_to_k)/([.$B$322]+c_to_k))^(-g0*1000/ra/2.8)" office:value-type="float" office:value="685.817941948649">
            <text:p>685.82</text:p>
          </table:table-cell>
          <table:table-cell table:formula="of:=[.C339]/(ra*([.B339]+c_to_k))" office:value-type="float" office:value="0.010235934323832">
            <text:p>0.01</text:p>
          </table:table-cell>
          <table:table-cell table:formula="of:=[.$E$2]*[.D339]/[.$D$2]" office:value-type="float" office:value="0.00141473076449877">
            <text:p>0.00</text:p>
          </table:table-cell>
          <table:table-cell table:formula="of:=[Inputs.$D$7]*[.$D$2]/[.D339]" office:value-type="float" office:value="598.382120952141">
            <text:p>598.38</text:p>
          </table:table-cell>
          <table:table-cell table:formula="of:=[.F339]*[Inputs.$D$6]*([.D339]-[.E339])-[Inputs.$D$4]-[Inputs.$D$5]" office:value-type="float" office:value="3.02009698032889">
            <text:p>3.02</text:p>
          </table:table-cell>
          <table:table-cell table:formula="of:=SQRT([.G339]*g0/(0.5*[Inputs.$D$8]*[.D339]*PI()*(3/4/PI()*[.F339])^(2/3)))" office:value-type="float" office:value="12.9813010573802">
            <text:p>12.98</text:p>
          </table:table-cell>
          <table:table-cell table:formula="of:=([.A339]-[.A338])*1000/[.H339]/60+[.I338]" office:value-type="float" office:value="68.3147517710748">
            <text:p>68.31</text:p>
          </table:table-cell>
          <table:table-cell table:number-columns-repeated="1015"/>
        </table:table-row>
        <table:table-row table:style-name="ro5">
          <table:table-cell office:value-type="float" office:value="33.8">
            <text:p>33.80</text:p>
          </table:table-cell>
          <table:table-cell table:style-name="ce5" table:formula="of:=[.$B$322]+([.A340]-[.$A$322])*2.8" office:value-type="float" office:value="-39.46">
            <text:p>-39.46</text:p>
          </table:table-cell>
          <table:table-cell table:style-name="ce5" table:formula="of:=[.$C$322]*(([.B340]+c_to_k)/([.$B$322]+c_to_k))^(-g0*1000/ra/2.8)" office:value-type="float" office:value="675.859052877999">
            <text:p>675.86</text:p>
          </table:table-cell>
          <table:table-cell table:formula="of:=[.C340]/(ra*([.B340]+c_to_k))" office:value-type="float" office:value="0.0100752101489957">
            <text:p>0.01</text:p>
          </table:table-cell>
          <table:table-cell table:formula="of:=[.$E$2]*[.D340]/[.$D$2]" office:value-type="float" office:value="0.00139251672642994">
            <text:p>0.00</text:p>
          </table:table-cell>
          <table:table-cell table:formula="of:=[Inputs.$D$7]*[.$D$2]/[.D340]" office:value-type="float" office:value="607.927775206952">
            <text:p>607.93</text:p>
          </table:table-cell>
          <table:table-cell table:formula="of:=[.F340]*[Inputs.$D$6]*([.D340]-[.E340])-[Inputs.$D$4]-[Inputs.$D$5]" office:value-type="float" office:value="3.02009698032889">
            <text:p>3.02</text:p>
          </table:table-cell>
          <table:table-cell table:formula="of:=SQRT([.G340]*g0/(0.5*[Inputs.$D$8]*[.D340]*PI()*(3/4/PI()*[.F340])^(2/3)))" office:value-type="float" office:value="13.0155877622461">
            <text:p>13.02</text:p>
          </table:table-cell>
          <table:table-cell table:formula="of:=([.A340]-[.A339])*1000/[.H340]/60+[.I339]" office:value-type="float" office:value="68.4428033579191">
            <text:p>68.44</text:p>
          </table:table-cell>
          <table:table-cell table:number-columns-repeated="1015"/>
        </table:table-row>
        <table:table-row table:style-name="ro5">
          <table:table-cell office:value-type="float" office:value="33.9">
            <text:p>33.90</text:p>
          </table:table-cell>
          <table:table-cell table:style-name="ce5" table:formula="of:=[.$B$322]+([.A341]-[.$A$322])*2.8" office:value-type="float" office:value="-39.18">
            <text:p>-39.18</text:p>
          </table:table-cell>
          <table:table-cell table:style-name="ce5" table:formula="of:=[.$C$322]*(([.B341]+c_to_k)/([.$B$322]+c_to_k))^(-g0*1000/ra/2.8)" office:value-type="float" office:value="666.056445151333">
            <text:p>666.06</text:p>
          </table:table-cell>
          <table:table-cell table:formula="of:=[.C341]/(ra*([.B341]+c_to_k))" office:value-type="float" office:value="0.00991719760190663">
            <text:p>0.01</text:p>
          </table:table-cell>
          <table:table-cell table:formula="of:=[.$E$2]*[.D341]/[.$D$2]" office:value-type="float" office:value="0.00137067746833474">
            <text:p>0.00</text:p>
          </table:table-cell>
          <table:table-cell table:formula="of:=[Inputs.$D$7]*[.$D$2]/[.D341]" office:value-type="float" office:value="617.614001100863">
            <text:p>617.61</text:p>
          </table:table-cell>
          <table:table-cell table:formula="of:=[.F341]*[Inputs.$D$6]*([.D341]-[.E341])-[Inputs.$D$4]-[Inputs.$D$5]" office:value-type="float" office:value="3.02009698032889">
            <text:p>3.02</text:p>
          </table:table-cell>
          <table:table-cell table:formula="of:=SQRT([.G341]*g0/(0.5*[Inputs.$D$8]*[.D341]*PI()*(3/4/PI()*[.F341])^(2/3)))" office:value-type="float" office:value="13.0499238071031">
            <text:p>13.05</text:p>
          </table:table-cell>
          <table:table-cell table:formula="of:=([.A341]-[.A340])*1000/[.H341]/60+[.I340]" office:value-type="float" office:value="68.5705180244031">
            <text:p>68.57</text:p>
          </table:table-cell>
          <table:table-cell table:number-columns-repeated="1015"/>
        </table:table-row>
        <table:table-row table:style-name="ro5">
          <table:table-cell office:value-type="float" office:value="34">
            <text:p>34.00</text:p>
          </table:table-cell>
          <table:table-cell table:style-name="ce5" table:formula="of:=[.$B$322]+([.A342]-[.$A$322])*2.8" office:value-type="float" office:value="-38.9">
            <text:p>-38.90</text:p>
          </table:table-cell>
          <table:table-cell table:style-name="ce5" table:formula="of:=[.$C$322]*(([.B342]+c_to_k)/([.$B$322]+c_to_k))^(-g0*1000/ra/2.8)" office:value-type="float" office:value="656.407483657813">
            <text:p>656.41</text:p>
          </table:table-cell>
          <table:table-cell table:formula="of:=[.C342]/(ra*([.B342]+c_to_k))" office:value-type="float" office:value="0.00976184777051751">
            <text:p>0.01</text:p>
          </table:table-cell>
          <table:table-cell table:formula="of:=[.$E$2]*[.D342]/[.$D$2]" office:value-type="float" office:value="0.00134920622997263">
            <text:p>0.00</text:p>
          </table:table-cell>
          <table:table-cell table:formula="of:=[Inputs.$D$7]*[.$D$2]/[.D342]" office:value-type="float" office:value="627.442696773044">
            <text:p>627.44</text:p>
          </table:table-cell>
          <table:table-cell table:formula="of:=[.F342]*[Inputs.$D$6]*([.D342]-[.E342])-[Inputs.$D$4]-[Inputs.$D$5]" office:value-type="float" office:value="3.02009698032889">
            <text:p>3.02</text:p>
          </table:table-cell>
          <table:table-cell table:formula="of:=SQRT([.G342]*g0/(0.5*[Inputs.$D$8]*[.D342]*PI()*(3/4/PI()*[.F342])^(2/3)))" office:value-type="float" office:value="13.0843092037792">
            <text:p>13.08</text:p>
          </table:table-cell>
          <table:table-cell table:formula="of:=([.A342]-[.A341])*1000/[.H342]/60+[.I341]" office:value-type="float" office:value="68.6978970583827">
            <text:p>68.70</text:p>
          </table:table-cell>
          <table:table-cell table:number-columns-repeated="1015"/>
        </table:table-row>
        <table:table-row table:style-name="ro5">
          <table:table-cell office:value-type="float" office:value="34.1">
            <text:p>34.10</text:p>
          </table:table-cell>
          <table:table-cell table:style-name="ce5" table:formula="of:=[.$B$322]+([.A343]-[.$A$322])*2.8" office:value-type="float" office:value="-38.62">
            <text:p>-38.62</text:p>
          </table:table-cell>
          <table:table-cell table:style-name="ce5" table:formula="of:=[.$C$322]*(([.B343]+c_to_k)/([.$B$322]+c_to_k))^(-g0*1000/ra/2.8)" office:value-type="float" office:value="646.909580790348">
            <text:p>646.91</text:p>
          </table:table-cell>
          <table:table-cell table:formula="of:=[.C343]/(ra*([.B343]+c_to_k))" office:value-type="float" office:value="0.00960911268197551">
            <text:p>0.01</text:p>
          </table:table-cell>
          <table:table-cell table:formula="of:=[.$E$2]*[.D343]/[.$D$2]" office:value-type="float" office:value="0.0013280963809112">
            <text:p>0.00</text:p>
          </table:table-cell>
          <table:table-cell table:formula="of:=[Inputs.$D$7]*[.$D$2]/[.D343]" office:value-type="float" office:value="637.41578367694">
            <text:p>637.42</text:p>
          </table:table-cell>
          <table:table-cell table:formula="of:=[.F343]*[Inputs.$D$6]*([.D343]-[.E343])-[Inputs.$D$4]-[Inputs.$D$5]" office:value-type="float" office:value="3.02009698032889">
            <text:p>3.02</text:p>
          </table:table-cell>
          <table:table-cell table:formula="of:=SQRT([.G343]*g0/(0.5*[Inputs.$D$8]*[.D343]*PI()*(3/4/PI()*[.F343])^(2/3)))" office:value-type="float" office:value="13.1187439640911">
            <text:p>13.12</text:p>
          </table:table-cell>
          <table:table-cell table:formula="of:=([.A343]-[.A342])*1000/[.H343]/60+[.I342]" office:value-type="float" office:value="68.82494174126">
            <text:p>68.82</text:p>
          </table:table-cell>
          <table:table-cell table:number-columns-repeated="1015"/>
        </table:table-row>
        <table:table-row table:style-name="ro5">
          <table:table-cell office:value-type="float" office:value="34.2">
            <text:p>34.20</text:p>
          </table:table-cell>
          <table:table-cell table:style-name="ce5" table:formula="of:=[.$B$322]+([.A344]-[.$A$322])*2.8" office:value-type="float" office:value="-38.34">
            <text:p>-38.34</text:p>
          </table:table-cell>
          <table:table-cell table:style-name="ce5" table:formula="of:=[.$C$322]*(([.B344]+c_to_k)/([.$B$322]+c_to_k))^(-g0*1000/ra/2.8)" office:value-type="float" office:value="637.560195533981">
            <text:p>637.56</text:p>
          </table:table-cell>
          <table:table-cell table:formula="of:=[.C344]/(ra*([.B344]+c_to_k))" office:value-type="float" office:value="0.00945894528349775">
            <text:p>0.01</text:p>
          </table:table-cell>
          <table:table-cell table:formula="of:=[.$E$2]*[.D344]/[.$D$2]" office:value-type="float" office:value="0.0013073414178829">
            <text:p>0.00</text:p>
          </table:table-cell>
          <table:table-cell table:formula="of:=[Inputs.$D$7]*[.$D$2]/[.D344]" office:value-type="float" office:value="647.535206838253">
            <text:p>647.54</text:p>
          </table:table-cell>
          <table:table-cell table:formula="of:=[.F344]*[Inputs.$D$6]*([.D344]-[.E344])-[Inputs.$D$4]-[Inputs.$D$5]" office:value-type="float" office:value="3.02009698032889">
            <text:p>3.02</text:p>
          </table:table-cell>
          <table:table-cell table:formula="of:=SQRT([.G344]*g0/(0.5*[Inputs.$D$8]*[.D344]*PI()*(3/4/PI()*[.F344])^(2/3)))" office:value-type="float" office:value="13.1532280998442">
            <text:p>13.15</text:p>
          </table:table-cell>
          <table:table-cell table:formula="of:=([.A344]-[.A343])*1000/[.H344]/60+[.I343]" office:value-type="float" office:value="68.9516533480241">
            <text:p>68.95</text:p>
          </table:table-cell>
          <table:table-cell table:number-columns-repeated="1015"/>
        </table:table-row>
        <table:table-row table:style-name="ro5">
          <table:table-cell office:value-type="float" office:value="34.3">
            <text:p>34.30</text:p>
          </table:table-cell>
          <table:table-cell table:style-name="ce5" table:formula="of:=[.$B$322]+([.A345]-[.$A$322])*2.8" office:value-type="float" office:value="-38.06">
            <text:p>-38.06</text:p>
          </table:table-cell>
          <table:table-cell table:style-name="ce5" table:formula="of:=[.$C$322]*(([.B345]+c_to_k)/([.$B$322]+c_to_k))^(-g0*1000/ra/2.8)" office:value-type="float" office:value="628.356832572835">
            <text:p>628.36</text:p>
          </table:table-cell>
          <table:table-cell table:formula="of:=[.C345]/(ra*([.B345]+c_to_k))" office:value-type="float" office:value="0.00931129942365841">
            <text:p>0.01</text:p>
          </table:table-cell>
          <table:table-cell table:formula="of:=[.$E$2]*[.D345]/[.$D$2]" office:value-type="float" office:value="0.00128693496219871">
            <text:p>0.00</text:p>
          </table:table-cell>
          <table:table-cell table:formula="of:=[Inputs.$D$7]*[.$D$2]/[.D345]" office:value-type="float" office:value="657.802935115465">
            <text:p>657.80</text:p>
          </table:table-cell>
          <table:table-cell table:formula="of:=[.F345]*[Inputs.$D$6]*([.D345]-[.E345])-[Inputs.$D$4]-[Inputs.$D$5]" office:value-type="float" office:value="3.02009698032889">
            <text:p>3.02</text:p>
          </table:table-cell>
          <table:table-cell table:formula="of:=SQRT([.G345]*g0/(0.5*[Inputs.$D$8]*[.D345]*PI()*(3/4/PI()*[.F345])^(2/3)))" office:value-type="float" office:value="13.1877616228324">
            <text:p>13.19</text:p>
          </table:table-cell>
          <table:table-cell table:formula="of:=([.A345]-[.A344])*1000/[.H345]/60+[.I344]" office:value-type="float" office:value="69.0780331472905">
            <text:p>69.08</text:p>
          </table:table-cell>
          <table:table-cell table:number-columns-repeated="1015"/>
        </table:table-row>
        <table:table-row table:style-name="ro5">
          <table:table-cell office:value-type="float" office:value="34.4">
            <text:p>34.40</text:p>
          </table:table-cell>
          <table:table-cell table:style-name="ce5" table:formula="of:=[.$B$322]+([.A346]-[.$A$322])*2.8" office:value-type="float" office:value="-37.78">
            <text:p>-37.78</text:p>
          </table:table-cell>
          <table:table-cell table:style-name="ce5" table:formula="of:=[.$C$322]*(([.B346]+c_to_k)/([.$B$322]+c_to_k))^(-g0*1000/ra/2.8)" office:value-type="float" office:value="619.297041415189">
            <text:p>619.30</text:p>
          </table:table-cell>
          <table:table-cell table:formula="of:=[.C346]/(ra*([.B346]+c_to_k))" office:value-type="float" office:value="0.00916612983407778">
            <text:p>0.01</text:p>
          </table:table-cell>
          <table:table-cell table:formula="of:=[.$E$2]*[.D346]/[.$D$2]" office:value-type="float" office:value="0.00126687075721732">
            <text:p>0.00</text:p>
          </table:table-cell>
          <table:table-cell table:formula="of:=[Inputs.$D$7]*[.$D$2]/[.D346]" office:value-type="float" office:value="668.220961462923">
            <text:p>668.22</text:p>
          </table:table-cell>
          <table:table-cell table:formula="of:=[.F346]*[Inputs.$D$6]*([.D346]-[.E346])-[Inputs.$D$4]-[Inputs.$D$5]" office:value-type="float" office:value="3.02009698032889">
            <text:p>3.02</text:p>
          </table:table-cell>
          <table:table-cell table:formula="of:=SQRT([.G346]*g0/(0.5*[Inputs.$D$8]*[.D346]*PI()*(3/4/PI()*[.F346])^(2/3)))" office:value-type="float" office:value="13.2223445448387">
            <text:p>13.22</text:p>
          </table:table-cell>
          <table:table-cell table:formula="of:=([.A346]-[.A345])*1000/[.H346]/60+[.I345]" office:value-type="float" office:value="69.2040824013404">
            <text:p>69.20</text:p>
          </table:table-cell>
          <table:table-cell table:number-columns-repeated="1015"/>
        </table:table-row>
        <table:table-row table:style-name="ro5">
          <table:table-cell office:value-type="float" office:value="34.5">
            <text:p>34.50</text:p>
          </table:table-cell>
          <table:table-cell table:style-name="ce5" table:formula="of:=[.$B$322]+([.A347]-[.$A$322])*2.8" office:value-type="float" office:value="-37.5">
            <text:p>-37.50</text:p>
          </table:table-cell>
          <table:table-cell table:style-name="ce5" table:formula="of:=[.$C$322]*(([.B347]+c_to_k)/([.$B$322]+c_to_k))^(-g0*1000/ra/2.8)" office:value-type="float" office:value="610.378415536347">
            <text:p>610.38</text:p>
          </table:table-cell>
          <table:table-cell table:formula="of:=[.C347]/(ra*([.B347]+c_to_k))" office:value-type="float" office:value="0.00902339211150485">
            <text:p>0.01</text:p>
          </table:table-cell>
          <table:table-cell table:formula="of:=[.$E$2]*[.D347]/[.$D$2]" office:value-type="float" office:value="0.00124714266586876">
            <text:p>0.00</text:p>
          </table:table-cell>
          <table:table-cell table:formula="of:=[Inputs.$D$7]*[.$D$2]/[.D347]" office:value-type="float" office:value="678.791303196505">
            <text:p>678.79</text:p>
          </table:table-cell>
          <table:table-cell table:formula="of:=[.F347]*[Inputs.$D$6]*([.D347]-[.E347])-[Inputs.$D$4]-[Inputs.$D$5]" office:value-type="float" office:value="3.02009698032889">
            <text:p>3.02</text:p>
          </table:table-cell>
          <table:table-cell table:formula="of:=SQRT([.G347]*g0/(0.5*[Inputs.$D$8]*[.D347]*PI()*(3/4/PI()*[.F347])^(2/3)))" office:value-type="float" office:value="13.2569768776346">
            <text:p>13.26</text:p>
          </table:table-cell>
          <table:table-cell table:formula="of:=([.A347]-[.A346])*1000/[.H347]/60+[.I346]" office:value-type="float" office:value="69.3298023661597">
            <text:p>69.33</text:p>
          </table:table-cell>
          <table:table-cell table:number-columns-repeated="1015"/>
        </table:table-row>
        <table:table-row table:style-name="ro5">
          <table:table-cell office:value-type="float" office:value="34.6">
            <text:p>34.60</text:p>
          </table:table-cell>
          <table:table-cell table:style-name="ce5" table:formula="of:=[.$B$322]+([.A348]-[.$A$322])*2.8" office:value-type="float" office:value="-37.22">
            <text:p>-37.22</text:p>
          </table:table-cell>
          <table:table-cell table:style-name="ce5" table:formula="of:=[.$C$322]*(([.B348]+c_to_k)/([.$B$322]+c_to_k))^(-g0*1000/ra/2.8)" office:value-type="float" office:value="601.598591538866">
            <text:p>601.60</text:p>
          </table:table-cell>
          <table:table-cell table:formula="of:=[.C348]/(ra*([.B348]+c_to_k))" office:value-type="float" office:value="0.0088830427002838">
            <text:p>0.01</text:p>
          </table:table-cell>
          <table:table-cell table:formula="of:=[.$E$2]*[.D348]/[.$D$2]" office:value-type="float" office:value="0.00122774466823102">
            <text:p>0.00</text:p>
          </table:table-cell>
          <table:table-cell table:formula="of:=[Inputs.$D$7]*[.$D$2]/[.D348]" office:value-type="float" office:value="689.5160022619">
            <text:p>689.52</text:p>
          </table:table-cell>
          <table:table-cell table:formula="of:=[.F348]*[Inputs.$D$6]*([.D348]-[.E348])-[Inputs.$D$4]-[Inputs.$D$5]" office:value-type="float" office:value="3.02009698032889">
            <text:p>3.02</text:p>
          </table:table-cell>
          <table:table-cell table:formula="of:=SQRT([.G348]*g0/(0.5*[Inputs.$D$8]*[.D348]*PI()*(3/4/PI()*[.F348])^(2/3)))" office:value-type="float" office:value="13.2916586329807">
            <text:p>13.29</text:p>
          </table:table-cell>
          <table:table-cell table:formula="of:=([.A348]-[.A347])*1000/[.H348]/60+[.I347]" office:value-type="float" office:value="69.4551942914782">
            <text:p>69.46</text:p>
          </table:table-cell>
          <table:table-cell table:number-columns-repeated="1015"/>
        </table:table-row>
        <table:table-row table:style-name="ro5">
          <table:table-cell office:value-type="float" office:value="34.7">
            <text:p>34.70</text:p>
          </table:table-cell>
          <table:table-cell table:style-name="ce5" table:formula="of:=[.$B$322]+([.A349]-[.$A$322])*2.8" office:value-type="float" office:value="-36.94">
            <text:p>-36.94</text:p>
          </table:table-cell>
          <table:table-cell table:style-name="ce5" table:formula="of:=[.$C$322]*(([.B349]+c_to_k)/([.$B$322]+c_to_k))^(-g0*1000/ra/2.8)" office:value-type="float" office:value="592.955248329796">
            <text:p>592.96</text:p>
          </table:table-cell>
          <table:table-cell table:formula="of:=[.C349]/(ra*([.B349]+c_to_k))" office:value-type="float" office:value="0.00874503887519616">
            <text:p>0.01</text:p>
          </table:table-cell>
          <table:table-cell table:formula="of:=[.$E$2]*[.D349]/[.$D$2]" office:value-type="float" office:value="0.00120867085915866">
            <text:p>0.00</text:p>
          </table:table-cell>
          <table:table-cell table:formula="of:=[Inputs.$D$7]*[.$D$2]/[.D349]" office:value-type="float" office:value="700.397125505522">
            <text:p>700.40</text:p>
          </table:table-cell>
          <table:table-cell table:formula="of:=[.F349]*[Inputs.$D$6]*([.D349]-[.E349])-[Inputs.$D$4]-[Inputs.$D$5]" office:value-type="float" office:value="3.02009698032889">
            <text:p>3.02</text:p>
          </table:table-cell>
          <table:table-cell table:formula="of:=SQRT([.G349]*g0/(0.5*[Inputs.$D$8]*[.D349]*PI()*(3/4/PI()*[.F349])^(2/3)))" office:value-type="float" office:value="13.3263898226261">
            <text:p>13.33</text:p>
          </table:table-cell>
          <table:table-cell table:formula="of:=([.A349]-[.A348])*1000/[.H349]/60+[.I348]" office:value-type="float" office:value="69.5802594208081">
            <text:p>69.58</text:p>
          </table:table-cell>
          <table:table-cell table:number-columns-repeated="1015"/>
        </table:table-row>
        <table:table-row table:style-name="ro5">
          <table:table-cell office:value-type="float" office:value="34.8">
            <text:p>34.80</text:p>
          </table:table-cell>
          <table:table-cell table:style-name="ce5" table:formula="of:=[.$B$322]+([.A350]-[.$A$322])*2.8" office:value-type="float" office:value="-36.66">
            <text:p>-36.66</text:p>
          </table:table-cell>
          <table:table-cell table:style-name="ce5" table:formula="of:=[.$C$322]*(([.B350]+c_to_k)/([.$B$322]+c_to_k))^(-g0*1000/ra/2.8)" office:value-type="float" office:value="584.446106314583">
            <text:p>584.45</text:p>
          </table:table-cell>
          <table:table-cell table:formula="of:=[.C350]/(ra*([.B350]+c_to_k))" office:value-type="float" office:value="0.00860933872467024">
            <text:p>0.01</text:p>
          </table:table-cell>
          <table:table-cell table:formula="of:=[.$E$2]*[.D350]/[.$D$2]" office:value-type="float" office:value="0.00118991544596212">
            <text:p>0.00</text:p>
          </table:table-cell>
          <table:table-cell table:formula="of:=[Inputs.$D$7]*[.$D$2]/[.D350]" office:value-type="float" office:value="711.436764948059">
            <text:p>711.44</text:p>
          </table:table-cell>
          <table:table-cell table:formula="of:=[.F350]*[Inputs.$D$6]*([.D350]-[.E350])-[Inputs.$D$4]-[Inputs.$D$5]" office:value-type="float" office:value="3.02009698032889">
            <text:p>3.02</text:p>
          </table:table-cell>
          <table:table-cell table:formula="of:=SQRT([.G350]*g0/(0.5*[Inputs.$D$8]*[.D350]*PI()*(3/4/PI()*[.F350])^(2/3)))" office:value-type="float" office:value="13.361170458309">
            <text:p>13.36</text:p>
          </table:table-cell>
          <table:table-cell table:formula="of:=([.A350]-[.A349])*1000/[.H350]/60+[.I349]" office:value-type="float" office:value="69.7049989914817">
            <text:p>69.70</text:p>
          </table:table-cell>
          <table:table-cell table:number-columns-repeated="1015"/>
        </table:table-row>
        <table:table-row table:style-name="ro5">
          <table:table-cell office:value-type="float" office:value="34.9">
            <text:p>34.90</text:p>
          </table:table-cell>
          <table:table-cell table:style-name="ce5" table:formula="of:=[.$B$322]+([.A351]-[.$A$322])*2.8" office:value-type="float" office:value="-36.38">
            <text:p>-36.38</text:p>
          </table:table-cell>
          <table:table-cell table:style-name="ce5" table:formula="of:=[.$C$322]*(([.B351]+c_to_k)/([.$B$322]+c_to_k))^(-g0*1000/ra/2.8)" office:value-type="float" office:value="576.068926607232">
            <text:p>576.07</text:p>
          </table:table-cell>
          <table:table-cell table:formula="of:=[.C351]/(ra*([.B351]+c_to_k))" office:value-type="float" office:value="0.00847590113434895">
            <text:p>0.01</text:p>
          </table:table-cell>
          <table:table-cell table:formula="of:=[.$E$2]*[.D351]/[.$D$2]" office:value-type="float" office:value="0.00117147274613661">
            <text:p>0.00</text:p>
          </table:table-cell>
          <table:table-cell table:formula="of:=[Inputs.$D$7]*[.$D$2]/[.D351]" office:value-type="float" office:value="722.637038060722">
            <text:p>722.64</text:p>
          </table:table-cell>
          <table:table-cell table:formula="of:=[.F351]*[Inputs.$D$6]*([.D351]-[.E351])-[Inputs.$D$4]-[Inputs.$D$5]" office:value-type="float" office:value="3.02009698032889">
            <text:p>3.02</text:p>
          </table:table-cell>
          <table:table-cell table:formula="of:=SQRT([.G351]*g0/(0.5*[Inputs.$D$8]*[.D351]*PI()*(3/4/PI()*[.F351])^(2/3)))" office:value-type="float" office:value="13.3960005517563">
            <text:p>13.40</text:p>
          </table:table-cell>
          <table:table-cell table:formula="of:=([.A351]-[.A350])*1000/[.H351]/60+[.I350]" office:value-type="float" office:value="69.8294142346901">
            <text:p>69.83</text:p>
          </table:table-cell>
          <table:table-cell table:number-columns-repeated="1015"/>
        </table:table-row>
        <table:table-row table:style-name="ro5">
          <table:table-cell office:value-type="float" office:value="35">
            <text:p>35.00</text:p>
          </table:table-cell>
          <table:table-cell table:style-name="ce5" table:formula="of:=[.$B$322]+([.A352]-[.$A$322])*2.8" office:value-type="float" office:value="-36.1">
            <text:p>-36.10</text:p>
          </table:table-cell>
          <table:table-cell table:style-name="ce5" table:formula="of:=[.$C$322]*(([.B352]+c_to_k)/([.$B$322]+c_to_k))^(-g0*1000/ra/2.8)" office:value-type="float" office:value="567.821510256444">
            <text:p>567.82</text:p>
          </table:table-cell>
          <table:table-cell table:formula="of:=[.C352]/(ra*([.B352]+c_to_k))" office:value-type="float" office:value="0.00834468577100887">
            <text:p>0.01</text:p>
          </table:table-cell>
          <table:table-cell table:formula="of:=[.$E$2]*[.D352]/[.$D$2]" office:value-type="float" office:value="0.00115333718513952">
            <text:p>0.00</text:p>
          </table:table-cell>
          <table:table-cell table:formula="of:=[Inputs.$D$7]*[.$D$2]/[.D352]" office:value-type="float" office:value="734.000088044169">
            <text:p>734.00</text:p>
          </table:table-cell>
          <table:table-cell table:formula="of:=[.F352]*[Inputs.$D$6]*([.D352]-[.E352])-[Inputs.$D$4]-[Inputs.$D$5]" office:value-type="float" office:value="3.02009698032889">
            <text:p>3.02</text:p>
          </table:table-cell>
          <table:table-cell table:formula="of:=SQRT([.G352]*g0/(0.5*[Inputs.$D$8]*[.D352]*PI()*(3/4/PI()*[.F352])^(2/3)))" office:value-type="float" office:value="13.430880114684">
            <text:p>13.43</text:p>
          </table:table-cell>
          <table:table-cell table:formula="of:=([.A352]-[.A351])*1000/[.H352]/60+[.I351]" office:value-type="float" office:value="69.9535063755204">
            <text:p>69.95</text:p>
          </table:table-cell>
          <table:table-cell table:number-columns-repeated="1015"/>
        </table:table-row>
        <table:table-row table:style-name="ro5">
          <table:table-cell office:value-type="float" office:value="35.1">
            <text:p>35.10</text:p>
          </table:table-cell>
          <table:table-cell table:style-name="ce5" table:formula="of:=[.$B$322]+([.A353]-[.$A$322])*2.8" office:value-type="float" office:value="-35.82">
            <text:p>-35.82</text:p>
          </table:table-cell>
          <table:table-cell table:style-name="ce5" table:formula="of:=[.$C$322]*(([.B353]+c_to_k)/([.$B$322]+c_to_k))^(-g0*1000/ra/2.8)" office:value-type="float" office:value="559.701697487328">
            <text:p>559.70</text:p>
          </table:table-cell>
          <table:table-cell table:formula="of:=[.C353]/(ra*([.B353]+c_to_k))" office:value-type="float" office:value="0.00821565306682174">
            <text:p>0.01</text:p>
          </table:table-cell>
          <table:table-cell table:formula="of:=[.$E$2]*[.D353]/[.$D$2]" office:value-type="float" office:value="0.00113550329421517">
            <text:p>0.00</text:p>
          </table:table-cell>
          <table:table-cell table:formula="of:=[Inputs.$D$7]*[.$D$2]/[.D353]" office:value-type="float" office:value="745.528084110169">
            <text:p>745.53</text:p>
          </table:table-cell>
          <table:table-cell table:formula="of:=[.F353]*[Inputs.$D$6]*([.D353]-[.E353])-[Inputs.$D$4]-[Inputs.$D$5]" office:value-type="float" office:value="3.02009698032889">
            <text:p>3.02</text:p>
          </table:table-cell>
          <table:table-cell table:formula="of:=SQRT([.G353]*g0/(0.5*[Inputs.$D$8]*[.D353]*PI()*(3/4/PI()*[.F353])^(2/3)))" office:value-type="float" office:value="13.4658091587969">
            <text:p>13.47</text:p>
          </table:table-cell>
          <table:table-cell table:formula="of:=([.A353]-[.A352])*1000/[.H353]/60+[.I352]" office:value-type="float" office:value="70.0772766329934">
            <text:p>70.08</text:p>
          </table:table-cell>
          <table:table-cell table:number-columns-repeated="1015"/>
        </table:table-row>
        <table:table-row table:style-name="ro5">
          <table:table-cell office:value-type="float" office:value="35.2">
            <text:p>35.20</text:p>
          </table:table-cell>
          <table:table-cell table:style-name="ce5" table:formula="of:=[.$B$322]+([.A354]-[.$A$322])*2.8" office:value-type="float" office:value="-35.54">
            <text:p>-35.54</text:p>
          </table:table-cell>
          <table:table-cell table:style-name="ce5" table:formula="of:=[.$C$322]*(([.B354]+c_to_k)/([.$B$322]+c_to_k))^(-g0*1000/ra/2.8)" office:value-type="float" office:value="551.707366958394">
            <text:p>551.71</text:p>
          </table:table-cell>
          <table:table-cell table:formula="of:=[.C354]/(ra*([.B354]+c_to_k))" office:value-type="float" office:value="0.00808876420395125">
            <text:p>0.01</text:p>
          </table:table-cell>
          <table:table-cell table:formula="of:=[.$E$2]*[.D354]/[.$D$2]" office:value-type="float" office:value="0.00111796570826591">
            <text:p>0.00</text:p>
          </table:table-cell>
          <table:table-cell table:formula="of:=[Inputs.$D$7]*[.$D$2]/[.D354]" office:value-type="float" office:value="757.223221765998">
            <text:p>757.22</text:p>
          </table:table-cell>
          <table:table-cell table:formula="of:=[.F354]*[Inputs.$D$6]*([.D354]-[.E354])-[Inputs.$D$4]-[Inputs.$D$5]" office:value-type="float" office:value="3.02009698032889">
            <text:p>3.02</text:p>
          </table:table-cell>
          <table:table-cell table:formula="of:=SQRT([.G354]*g0/(0.5*[Inputs.$D$8]*[.D354]*PI()*(3/4/PI()*[.F354])^(2/3)))" office:value-type="float" office:value="13.5007876957886">
            <text:p>13.50</text:p>
          </table:table-cell>
          <table:table-cell table:formula="of:=([.A354]-[.A353])*1000/[.H354]/60+[.I353]" office:value-type="float" office:value="70.2007262201006">
            <text:p>70.20</text:p>
          </table:table-cell>
          <table:table-cell table:number-columns-repeated="1015"/>
        </table:table-row>
        <table:table-row table:style-name="ro5">
          <table:table-cell office:value-type="float" office:value="35.3">
            <text:p>35.30</text:p>
          </table:table-cell>
          <table:table-cell table:style-name="ce5" table:formula="of:=[.$B$322]+([.A355]-[.$A$322])*2.8" office:value-type="float" office:value="-35.26">
            <text:p>-35.26</text:p>
          </table:table-cell>
          <table:table-cell table:style-name="ce5" table:formula="of:=[.$C$322]*(([.B355]+c_to_k)/([.$B$322]+c_to_k))^(-g0*1000/ra/2.8)" office:value-type="float" office:value="543.83643503349">
            <text:p>543.84</text:p>
          </table:table-cell>
          <table:table-cell table:formula="of:=[.C355]/(ra*([.B355]+c_to_k))" office:value-type="float" office:value="0.00796398109947753">
            <text:p>0.01</text:p>
          </table:table-cell>
          <table:table-cell table:formula="of:=[.$E$2]*[.D355]/[.$D$2]" office:value-type="float" office:value="0.00110071916376849">
            <text:p>0.00</text:p>
          </table:table-cell>
          <table:table-cell table:formula="of:=[Inputs.$D$7]*[.$D$2]/[.D355]" office:value-type="float" office:value="769.087723101611">
            <text:p>769.09</text:p>
          </table:table-cell>
          <table:table-cell table:formula="of:=[.F355]*[Inputs.$D$6]*([.D355]-[.E355])-[Inputs.$D$4]-[Inputs.$D$5]" office:value-type="float" office:value="3.02009698032889">
            <text:p>3.02</text:p>
          </table:table-cell>
          <table:table-cell table:formula="of:=SQRT([.G355]*g0/(0.5*[Inputs.$D$8]*[.D355]*PI()*(3/4/PI()*[.F355])^(2/3)))" office:value-type="float" office:value="13.535815737342">
            <text:p>13.54</text:p>
          </table:table-cell>
          <table:table-cell table:formula="of:=([.A355]-[.A354])*1000/[.H355]/60+[.I354]" office:value-type="float" office:value="70.323856343841">
            <text:p>70.32</text:p>
          </table:table-cell>
          <table:table-cell table:number-columns-repeated="1015"/>
        </table:table-row>
        <table:table-row table:style-name="ro5">
          <table:table-cell office:value-type="float" office:value="35.4">
            <text:p>35.40</text:p>
          </table:table-cell>
          <table:table-cell table:style-name="ce5" table:formula="of:=[.$B$322]+([.A356]-[.$A$322])*2.8" office:value-type="float" office:value="-34.98">
            <text:p>-34.98</text:p>
          </table:table-cell>
          <table:table-cell table:style-name="ce5" table:formula="of:=[.$C$322]*(([.B356]+c_to_k)/([.$B$322]+c_to_k))^(-g0*1000/ra/2.8)" office:value-type="float" office:value="536.086855068361">
            <text:p>536.09</text:p>
          </table:table-cell>
          <table:table-cell table:formula="of:=[.C356]/(ra*([.B356]+c_to_k))" office:value-type="float" office:value="0.00784126639064173">
            <text:p>0.01</text:p>
          </table:table-cell>
          <table:table-cell table:formula="of:=[.$E$2]*[.D356]/[.$D$2]" office:value-type="float" office:value="0.00108375849673468">
            <text:p>0.00</text:p>
          </table:table-cell>
          <table:table-cell table:formula="of:=[Inputs.$D$7]*[.$D$2]/[.D356]" office:value-type="float" office:value="781.123837079609">
            <text:p>781.12</text:p>
          </table:table-cell>
          <table:table-cell table:formula="of:=[.F356]*[Inputs.$D$6]*([.D356]-[.E356])-[Inputs.$D$4]-[Inputs.$D$5]" office:value-type="float" office:value="3.02009698032889">
            <text:p>3.02</text:p>
          </table:table-cell>
          <table:table-cell table:formula="of:=SQRT([.G356]*g0/(0.5*[Inputs.$D$8]*[.D356]*PI()*(3/4/PI()*[.F356])^(2/3)))" office:value-type="float" office:value="13.5708932951287">
            <text:p>13.57</text:p>
          </table:table-cell>
          <table:table-cell table:formula="of:=([.A356]-[.A355])*1000/[.H356]/60+[.I355]" office:value-type="float" office:value="70.4466682052581">
            <text:p>70.45</text:p>
          </table:table-cell>
          <table:table-cell table:number-columns-repeated="1015"/>
        </table:table-row>
        <table:table-row table:style-name="ro5">
          <table:table-cell office:value-type="float" office:value="35.5">
            <text:p>35.50</text:p>
          </table:table-cell>
          <table:table-cell table:style-name="ce5" table:formula="of:=[.$B$322]+([.A357]-[.$A$322])*2.8" office:value-type="float" office:value="-34.7">
            <text:p>-34.70</text:p>
          </table:table-cell>
          <table:table-cell table:style-name="ce5" table:formula="of:=[.$C$322]*(([.B357]+c_to_k)/([.$B$322]+c_to_k))^(-g0*1000/ra/2.8)" office:value-type="float" office:value="528.456616711523">
            <text:p>528.46</text:p>
          </table:table-cell>
          <table:table-cell table:formula="of:=[.C357]/(ra*([.B357]+c_to_k))" office:value-type="float" office:value="0.00772058342040383">
            <text:p>0.01</text:p>
          </table:table-cell>
          <table:table-cell table:formula="of:=[.$E$2]*[.D357]/[.$D$2]" office:value-type="float" office:value="0.00106707864071517">
            <text:p>0.00</text:p>
          </table:table-cell>
          <table:table-cell table:formula="of:=[Inputs.$D$7]*[.$D$2]/[.D357]" office:value-type="float" office:value="793.33383982801">
            <text:p>793.33</text:p>
          </table:table-cell>
          <table:table-cell table:formula="of:=[.F357]*[Inputs.$D$6]*([.D357]-[.E357])-[Inputs.$D$4]-[Inputs.$D$5]" office:value-type="float" office:value="3.02009698032889">
            <text:p>3.02</text:p>
          </table:table-cell>
          <table:table-cell table:formula="of:=SQRT([.G357]*g0/(0.5*[Inputs.$D$8]*[.D357]*PI()*(3/4/PI()*[.F357])^(2/3)))" office:value-type="float" office:value="13.6060203808095">
            <text:p>13.61</text:p>
          </table:table-cell>
          <table:table-cell table:formula="of:=([.A357]-[.A356])*1000/[.H357]/60+[.I356]" office:value-type="float" office:value="70.5691629994756">
            <text:p>70.57</text:p>
          </table:table-cell>
          <table:table-cell table:number-columns-repeated="1015"/>
        </table:table-row>
        <table:table-row table:style-name="ro5">
          <table:table-cell office:value-type="float" office:value="35.6">
            <text:p>35.60</text:p>
          </table:table-cell>
          <table:table-cell table:style-name="ce5" table:formula="of:=[.$B$322]+([.A358]-[.$A$322])*2.8" office:value-type="float" office:value="-34.42">
            <text:p>-34.42</text:p>
          </table:table-cell>
          <table:table-cell table:style-name="ce5" table:formula="of:=[.$C$322]*(([.B358]+c_to_k)/([.$B$322]+c_to_k))^(-g0*1000/ra/2.8)" office:value-type="float" office:value="520.943745219169">
            <text:p>520.94</text:p>
          </table:table-cell>
          <table:table-cell table:formula="of:=[.C358]/(ra*([.B358]+c_to_k))" office:value-type="float" office:value="0.0076018962233067">
            <text:p>0.01</text:p>
          </table:table-cell>
          <table:table-cell table:formula="of:=[.$E$2]*[.D358]/[.$D$2]" office:value-type="float" office:value="0.00105067462484585">
            <text:p>0.00</text:p>
          </table:table-cell>
          <table:table-cell table:formula="of:=[Inputs.$D$7]*[.$D$2]/[.D358]" office:value-type="float" office:value="805.720034935858">
            <text:p>805.72</text:p>
          </table:table-cell>
          <table:table-cell table:formula="of:=[.F358]*[Inputs.$D$6]*([.D358]-[.E358])-[Inputs.$D$4]-[Inputs.$D$5]" office:value-type="float" office:value="3.02009698032889">
            <text:p>3.02</text:p>
          </table:table-cell>
          <table:table-cell table:formula="of:=SQRT([.G358]*g0/(0.5*[Inputs.$D$8]*[.D358]*PI()*(3/4/PI()*[.F358])^(2/3)))" office:value-type="float" office:value="13.6411970060342">
            <text:p>13.64</text:p>
          </table:table-cell>
          <table:table-cell table:formula="of:=([.A358]-[.A357])*1000/[.H358]/60+[.I357]" office:value-type="float" office:value="70.6913419157341">
            <text:p>70.69</text:p>
          </table:table-cell>
          <table:table-cell table:number-columns-repeated="1015"/>
        </table:table-row>
        <table:table-row table:style-name="ro5">
          <table:table-cell office:value-type="float" office:value="35.7">
            <text:p>35.70</text:p>
          </table:table-cell>
          <table:table-cell table:style-name="ce5" table:formula="of:=[.$B$322]+([.A359]-[.$A$322])*2.8" office:value-type="float" office:value="-34.14">
            <text:p>-34.14</text:p>
          </table:table-cell>
          <table:table-cell table:style-name="ce5" table:formula="of:=[.$C$322]*(([.B359]+c_to_k)/([.$B$322]+c_to_k))^(-g0*1000/ra/2.8)" office:value-type="float" office:value="513.546300783748">
            <text:p>513.55</text:p>
          </table:table-cell>
          <table:table-cell table:formula="of:=[.C359]/(ra*([.B359]+c_to_k))" office:value-type="float" office:value="0.00748516951163899">
            <text:p>0.01</text:p>
          </table:table-cell>
          <table:table-cell table:formula="of:=[.$E$2]*[.D359]/[.$D$2]" office:value-type="float" office:value="0.00103454157193532">
            <text:p>0.00</text:p>
          </table:table-cell>
          <table:table-cell table:formula="of:=[Inputs.$D$7]*[.$D$2]/[.D359]" office:value-type="float" office:value="818.284753751727">
            <text:p>818.28</text:p>
          </table:table-cell>
          <table:table-cell table:formula="of:=[.F359]*[Inputs.$D$6]*([.D359]-[.E359])-[Inputs.$D$4]-[Inputs.$D$5]" office:value-type="float" office:value="3.02009698032889">
            <text:p>3.02</text:p>
          </table:table-cell>
          <table:table-cell table:formula="of:=SQRT([.G359]*g0/(0.5*[Inputs.$D$8]*[.D359]*PI()*(3/4/PI()*[.F359])^(2/3)))" office:value-type="float" office:value="13.6764231824416">
            <text:p>13.68</text:p>
          </table:table-cell>
          <table:table-cell table:formula="of:=([.A359]-[.A358])*1000/[.H359]/60+[.I358]" office:value-type="float" office:value="70.8132061374267">
            <text:p>70.81</text:p>
          </table:table-cell>
          <table:table-cell table:number-columns-repeated="1015"/>
        </table:table-row>
        <table:table-row table:style-name="ro5">
          <table:table-cell office:value-type="float" office:value="35.8">
            <text:p>35.80</text:p>
          </table:table-cell>
          <table:table-cell table:style-name="ce5" table:formula="of:=[.$B$322]+([.A360]-[.$A$322])*2.8" office:value-type="float" office:value="-33.86">
            <text:p>-33.86</text:p>
          </table:table-cell>
          <table:table-cell table:style-name="ce5" table:formula="of:=[.$C$322]*(([.B360]+c_to_k)/([.$B$322]+c_to_k))^(-g0*1000/ra/2.8)" office:value-type="float" office:value="506.262377876016">
            <text:p>506.26</text:p>
          </table:table-cell>
          <table:table-cell table:formula="of:=[.C360]/(ra*([.B360]+c_to_k))" office:value-type="float" office:value="0.00737036866189112">
            <text:p>0.01</text:p>
          </table:table-cell>
          <table:table-cell table:formula="of:=[.$E$2]*[.D360]/[.$D$2]" office:value-type="float" office:value="0.00101867469659295">
            <text:p>0.00</text:p>
          </table:table-cell>
          <table:table-cell table:formula="of:=[Inputs.$D$7]*[.$D$2]/[.D360]" office:value-type="float" office:value="831.030355685066">
            <text:p>831.03</text:p>
          </table:table-cell>
          <table:table-cell table:formula="of:=[.F360]*[Inputs.$D$6]*([.D360]-[.E360])-[Inputs.$D$4]-[Inputs.$D$5]" office:value-type="float" office:value="3.02009698032889">
            <text:p>3.02</text:p>
          </table:table-cell>
          <table:table-cell table:formula="of:=SQRT([.G360]*g0/(0.5*[Inputs.$D$8]*[.D360]*PI()*(3/4/PI()*[.F360])^(2/3)))" office:value-type="float" office:value="13.7116989216596">
            <text:p>13.71</text:p>
          </table:table-cell>
          <table:table-cell table:formula="of:=([.A360]-[.A359])*1000/[.H360]/60+[.I359]" office:value-type="float" office:value="70.9347568421344">
            <text:p>70.93</text:p>
          </table:table-cell>
          <table:table-cell table:number-columns-repeated="1015"/>
        </table:table-row>
        <table:table-row table:style-name="ro5">
          <table:table-cell office:value-type="float" office:value="35.9">
            <text:p>35.90</text:p>
          </table:table-cell>
          <table:table-cell table:style-name="ce5" table:formula="of:=[.$B$322]+([.A361]-[.$A$322])*2.8" office:value-type="float" office:value="-33.58">
            <text:p>-33.58</text:p>
          </table:table-cell>
          <table:table-cell table:style-name="ce5" table:formula="of:=[.$C$322]*(([.B361]+c_to_k)/([.$B$322]+c_to_k))^(-g0*1000/ra/2.8)" office:value-type="float" office:value="499.090104600194">
            <text:p>499.09</text:p>
          </table:table-cell>
          <table:table-cell table:formula="of:=[.C361]/(ra*([.B361]+c_to_k))" office:value-type="float" office:value="0.00725745970149695">
            <text:p>0.01</text:p>
          </table:table-cell>
          <table:table-cell table:formula="of:=[.$E$2]*[.D361]/[.$D$2]" office:value-type="float" office:value="0.00100306930339643">
            <text:p>0.00</text:p>
          </table:table-cell>
          <table:table-cell table:formula="of:=[Inputs.$D$7]*[.$D$2]/[.D361]" office:value-type="float" office:value="843.959228510504">
            <text:p>843.96</text:p>
          </table:table-cell>
          <table:table-cell table:formula="of:=[.F361]*[Inputs.$D$6]*([.D361]-[.E361])-[Inputs.$D$4]-[Inputs.$D$5]" office:value-type="float" office:value="3.02009698032889">
            <text:p>3.02</text:p>
          </table:table-cell>
          <table:table-cell table:formula="of:=SQRT([.G361]*g0/(0.5*[Inputs.$D$8]*[.D361]*PI()*(3/4/PI()*[.F361])^(2/3)))" office:value-type="float" office:value="13.7470242353054">
            <text:p>13.75</text:p>
          </table:table-cell>
          <table:table-cell table:formula="of:=([.A361]-[.A360])*1000/[.H361]/60+[.I360]" office:value-type="float" office:value="71.0559952016614">
            <text:p>71.06</text:p>
          </table:table-cell>
          <table:table-cell table:number-columns-repeated="1015"/>
        </table:table-row>
        <table:table-row table:style-name="ro5">
          <table:table-cell office:value-type="float" office:value="36">
            <text:p>36.00</text:p>
          </table:table-cell>
          <table:table-cell table:style-name="ce5" table:formula="of:=[.$B$322]+([.A362]-[.$A$322])*2.8" office:value-type="float" office:value="-33.3">
            <text:p>-33.30</text:p>
          </table:table-cell>
          <table:table-cell table:style-name="ce5" table:formula="of:=[.$C$322]*(([.B362]+c_to_k)/([.$B$322]+c_to_k))^(-g0*1000/ra/2.8)" office:value-type="float" office:value="492.027642062014">
            <text:p>492.03</text:p>
          </table:table-cell>
          <table:table-cell table:formula="of:=[.C362]/(ra*([.B362]+c_to_k))" office:value-type="float" office:value="0.00714640929585549">
            <text:p>0.01</text:p>
          </table:table-cell>
          <table:table-cell table:formula="of:=[.$E$2]*[.D362]/[.$D$2]" office:value-type="float" office:value="0.000987720785097982">
            <text:p>0.00</text:p>
          </table:table-cell>
          <table:table-cell table:formula="of:=[Inputs.$D$7]*[.$D$2]/[.D362]" office:value-type="float" office:value="857.073788675046">
            <text:p>857.07</text:p>
          </table:table-cell>
          <table:table-cell table:formula="of:=[.F362]*[Inputs.$D$6]*([.D362]-[.E362])-[Inputs.$D$4]-[Inputs.$D$5]" office:value-type="float" office:value="3.02009698032889">
            <text:p>3.02</text:p>
          </table:table-cell>
          <table:table-cell table:formula="of:=SQRT([.G362]*g0/(0.5*[Inputs.$D$8]*[.D362]*PI()*(3/4/PI()*[.F362])^(2/3)))" office:value-type="float" office:value="13.7823991349849">
            <text:p>13.78</text:p>
          </table:table-cell>
          <table:table-cell table:formula="of:=([.A362]-[.A361])*1000/[.H362]/60+[.I361]" office:value-type="float" office:value="71.1769223820705">
            <text:p>71.18</text:p>
          </table:table-cell>
          <table:table-cell table:number-columns-repeated="1015"/>
        </table:table-row>
        <table:table-row table:style-name="ro5">
          <table:table-cell office:value-type="float" office:value="36.1">
            <text:p>36.10</text:p>
          </table:table-cell>
          <table:table-cell table:style-name="ce5" table:formula="of:=[.$B$322]+([.A363]-[.$A$322])*2.8" office:value-type="float" office:value="-33.02">
            <text:p>-33.02</text:p>
          </table:table-cell>
          <table:table-cell table:style-name="ce5" table:formula="of:=[.$C$322]*(([.B363]+c_to_k)/([.$B$322]+c_to_k))^(-g0*1000/ra/2.8)" office:value-type="float" office:value="485.073183749339">
            <text:p>485.07</text:p>
          </table:table-cell>
          <table:table-cell table:formula="of:=[.C363]/(ra*([.B363]+c_to_k))" office:value-type="float" office:value="0.0070371847356258">
            <text:p>0.01</text:p>
          </table:table-cell>
          <table:table-cell table:formula="of:=[.$E$2]*[.D363]/[.$D$2]" office:value-type="float" office:value="0.000972624620868398">
            <text:p>0.00</text:p>
          </table:table-cell>
          <table:table-cell table:formula="of:=[Inputs.$D$7]*[.$D$2]/[.D363]" office:value-type="float" office:value="870.376481608275">
            <text:p>870.38</text:p>
          </table:table-cell>
          <table:table-cell table:formula="of:=[.F363]*[Inputs.$D$6]*([.D363]-[.E363])-[Inputs.$D$4]-[Inputs.$D$5]" office:value-type="float" office:value="3.02009698032889">
            <text:p>3.02</text:p>
          </table:table-cell>
          <table:table-cell table:formula="of:=SQRT([.G363]*g0/(0.5*[Inputs.$D$8]*[.D363]*PI()*(3/4/PI()*[.F363])^(2/3)))" office:value-type="float" office:value="13.8178236322937">
            <text:p>13.82</text:p>
          </table:table-cell>
          <table:table-cell table:formula="of:=([.A363]-[.A362])*1000/[.H363]/60+[.I362]" office:value-type="float" office:value="71.2975395437176">
            <text:p>71.30</text:p>
          </table:table-cell>
          <table:table-cell table:number-columns-repeated="1015"/>
        </table:table-row>
        <table:table-row table:style-name="ro5">
          <table:table-cell office:value-type="float" office:value="36.2">
            <text:p>36.20</text:p>
          </table:table-cell>
          <table:table-cell table:style-name="ce5" table:formula="of:=[.$B$322]+([.A364]-[.$A$322])*2.8" office:value-type="float" office:value="-32.74">
            <text:p>-32.74</text:p>
          </table:table-cell>
          <table:table-cell table:style-name="ce5" table:formula="of:=[.$C$322]*(([.B364]+c_to_k)/([.$B$322]+c_to_k))^(-g0*1000/ra/2.8)" office:value-type="float" office:value="478.224954925122">
            <text:p>478.22</text:p>
          </table:table-cell>
          <table:table-cell table:formula="of:=[.C364]/(ra*([.B364]+c_to_k))" office:value-type="float" office:value="0.00692975392428948">
            <text:p>0.01</text:p>
          </table:table-cell>
          <table:table-cell table:formula="of:=[.$E$2]*[.D364]/[.$D$2]" office:value-type="float" office:value="0.000957776374578005">
            <text:p>0.00</text:p>
          </table:table-cell>
          <table:table-cell table:formula="of:=[Inputs.$D$7]*[.$D$2]/[.D364]" office:value-type="float" office:value="883.869782035507">
            <text:p>883.87</text:p>
          </table:table-cell>
          <table:table-cell table:formula="of:=[.F364]*[Inputs.$D$6]*([.D364]-[.E364])-[Inputs.$D$4]-[Inputs.$D$5]" office:value-type="float" office:value="3.02009698032889">
            <text:p>3.02</text:p>
          </table:table-cell>
          <table:table-cell table:formula="of:=SQRT([.G364]*g0/(0.5*[Inputs.$D$8]*[.D364]*PI()*(3/4/PI()*[.F364])^(2/3)))" office:value-type="float" office:value="13.8532977388162">
            <text:p>13.85</text:p>
          </table:table-cell>
          <table:table-cell table:formula="of:=([.A364]-[.A363])*1000/[.H364]/60+[.I363]" office:value-type="float" office:value="71.4178478412861">
            <text:p>71.42</text:p>
          </table:table-cell>
          <table:table-cell table:number-columns-repeated="1015"/>
        </table:table-row>
        <table:table-row table:style-name="ro5">
          <table:table-cell office:value-type="float" office:value="36.3">
            <text:p>36.30</text:p>
          </table:table-cell>
          <table:table-cell table:style-name="ce5" table:formula="of:=[.$B$322]+([.A365]-[.$A$322])*2.8" office:value-type="float" office:value="-32.46">
            <text:p>-32.46</text:p>
          </table:table-cell>
          <table:table-cell table:style-name="ce5" table:formula="of:=[.$C$322]*(([.B365]+c_to_k)/([.$B$322]+c_to_k))^(-g0*1000/ra/2.8)" office:value-type="float" office:value="471.481212032427">
            <text:p>471.48</text:p>
          </table:table-cell>
          <table:table-cell table:formula="of:=[.C365]/(ra*([.B365]+c_to_k))" office:value-type="float" office:value="0.00682408536597459">
            <text:p>0.01</text:p>
          </table:table-cell>
          <table:table-cell table:formula="of:=[.$E$2]*[.D365]/[.$D$2]" office:value-type="float" office:value="0.000943171693113778">
            <text:p>0.00</text:p>
          </table:table-cell>
          <table:table-cell table:formula="of:=[Inputs.$D$7]*[.$D$2]/[.D365]" office:value-type="float" office:value="897.556194293987">
            <text:p>897.56</text:p>
          </table:table-cell>
          <table:table-cell table:formula="of:=[.F365]*[Inputs.$D$6]*([.D365]-[.E365])-[Inputs.$D$4]-[Inputs.$D$5]" office:value-type="float" office:value="3.02009698032889">
            <text:p>3.02</text:p>
          </table:table-cell>
          <table:table-cell table:formula="of:=SQRT([.G365]*g0/(0.5*[Inputs.$D$8]*[.D365]*PI()*(3/4/PI()*[.F365])^(2/3)))" office:value-type="float" office:value="13.888821466126">
            <text:p>13.89</text:p>
          </table:table-cell>
          <table:table-cell table:formula="of:=([.A365]-[.A364])*1000/[.H365]/60+[.I364]" office:value-type="float" office:value="71.5378484238216">
            <text:p>71.54</text:p>
          </table:table-cell>
          <table:table-cell table:number-columns-repeated="1015"/>
        </table:table-row>
        <table:table-row table:style-name="ro5">
          <table:table-cell office:value-type="float" office:value="36.4">
            <text:p>36.40</text:p>
          </table:table-cell>
          <table:table-cell table:style-name="ce5" table:formula="of:=[.$B$322]+([.A366]-[.$A$322])*2.8" office:value-type="float" office:value="-32.18">
            <text:p>-32.18</text:p>
          </table:table-cell>
          <table:table-cell table:style-name="ce5" table:formula="of:=[.$C$322]*(([.B366]+c_to_k)/([.$B$322]+c_to_k))^(-g0*1000/ra/2.8)" office:value-type="float" office:value="464.840242111272">
            <text:p>464.84</text:p>
          </table:table-cell>
          <table:table-cell table:formula="of:=[.C366]/(ra*([.B366]+c_to_k))" office:value-type="float" office:value="0.00672014815353533">
            <text:p>0.01</text:p>
          </table:table-cell>
          <table:table-cell table:formula="of:=[.$E$2]*[.D366]/[.$D$2]" office:value-type="float" office:value="0.000928806304731819">
            <text:p>0.00</text:p>
          </table:table-cell>
          <table:table-cell table:formula="of:=[Inputs.$D$7]*[.$D$2]/[.D366]" office:value-type="float" office:value="911.438252652095">
            <text:p>911.44</text:p>
          </table:table-cell>
          <table:table-cell table:formula="of:=[.F366]*[Inputs.$D$6]*([.D366]-[.E366])-[Inputs.$D$4]-[Inputs.$D$5]" office:value-type="float" office:value="3.02009698032889">
            <text:p>3.02</text:p>
          </table:table-cell>
          <table:table-cell table:formula="of:=SQRT([.G366]*g0/(0.5*[Inputs.$D$8]*[.D366]*PI()*(3/4/PI()*[.F366])^(2/3)))" office:value-type="float" office:value="13.9243948257862">
            <text:p>13.92</text:p>
          </table:table-cell>
          <table:table-cell table:formula="of:=([.A366]-[.A365])*1000/[.H366]/60+[.I365]" office:value-type="float" office:value="71.6575424347656">
            <text:p>71.66</text:p>
          </table:table-cell>
          <table:table-cell table:number-columns-repeated="1015"/>
        </table:table-row>
        <table:table-row table:style-name="ro5">
          <table:table-cell office:value-type="float" office:value="36.5">
            <text:p>36.50</text:p>
          </table:table-cell>
          <table:table-cell table:style-name="ce5" table:formula="of:=[.$B$322]+([.A367]-[.$A$322])*2.8" office:value-type="float" office:value="-31.9">
            <text:p>-31.90</text:p>
          </table:table-cell>
          <table:table-cell table:style-name="ce5" table:formula="of:=[.$C$322]*(([.B367]+c_to_k)/([.$B$322]+c_to_k))^(-g0*1000/ra/2.8)" office:value-type="float" office:value="458.300362227035">
            <text:p>458.30</text:p>
          </table:table-cell>
          <table:table-cell table:formula="of:=[.C367]/(ra*([.B367]+c_to_k))" office:value-type="float" office:value="0.00661791195688166">
            <text:p>0.01</text:p>
          </table:table-cell>
          <table:table-cell table:formula="of:=[.$E$2]*[.D367]/[.$D$2]" office:value-type="float" office:value="0.000914676017444362">
            <text:p>0.00</text:p>
          </table:table-cell>
          <table:table-cell table:formula="of:=[Inputs.$D$7]*[.$D$2]/[.D367]" office:value-type="float" office:value="925.518521631637">
            <text:p>925.52</text:p>
          </table:table-cell>
          <table:table-cell table:formula="of:=[.F367]*[Inputs.$D$6]*([.D367]-[.E367])-[Inputs.$D$4]-[Inputs.$D$5]" office:value-type="float" office:value="3.02009698032889">
            <text:p>3.02</text:p>
          </table:table-cell>
          <table:table-cell table:formula="of:=SQRT([.G367]*g0/(0.5*[Inputs.$D$8]*[.D367]*PI()*(3/4/PI()*[.F367])^(2/3)))" office:value-type="float" office:value="13.9600178293488">
            <text:p>13.96</text:p>
          </table:table-cell>
          <table:table-cell table:formula="of:=([.A367]-[.A366])*1000/[.H367]/60+[.I366]" office:value-type="float" office:value="71.7769310119895">
            <text:p>71.78</text:p>
          </table:table-cell>
          <table:table-cell table:number-columns-repeated="1015"/>
        </table:table-row>
        <table:table-row table:style-name="ro5">
          <table:table-cell office:value-type="float" office:value="36.6">
            <text:p>36.60</text:p>
          </table:table-cell>
          <table:table-cell table:style-name="ce5" table:formula="of:=[.$B$322]+([.A368]-[.$A$322])*2.8" office:value-type="float" office:value="-31.62">
            <text:p>-31.62</text:p>
          </table:table-cell>
          <table:table-cell table:style-name="ce5" table:formula="of:=[.$C$322]*(([.B368]+c_to_k)/([.$B$322]+c_to_k))^(-g0*1000/ra/2.8)" office:value-type="float" office:value="451.859918910173">
            <text:p>451.86</text:p>
          </table:table-cell>
          <table:table-cell table:formula="of:=[.C368]/(ra*([.B368]+c_to_k))" office:value-type="float" office:value="0.00651734701155343">
            <text:p>0.01</text:p>
          </table:table-cell>
          <table:table-cell table:formula="of:=[.$E$2]*[.D368]/[.$D$2]" office:value-type="float" office:value="0.000900776717440578">
            <text:p>0.00</text:p>
          </table:table-cell>
          <table:table-cell table:formula="of:=[Inputs.$D$7]*[.$D$2]/[.D368]" office:value-type="float" office:value="939.799596333221">
            <text:p>939.80</text:p>
          </table:table-cell>
          <table:table-cell table:formula="of:=[.F368]*[Inputs.$D$6]*([.D368]-[.E368])-[Inputs.$D$4]-[Inputs.$D$5]" office:value-type="float" office:value="3.02009698032889">
            <text:p>3.02</text:p>
          </table:table-cell>
          <table:table-cell table:formula="of:=SQRT([.G368]*g0/(0.5*[Inputs.$D$8]*[.D368]*PI()*(3/4/PI()*[.F368])^(2/3)))" office:value-type="float" office:value="13.9956904883554">
            <text:p>14.00</text:p>
          </table:table-cell>
          <table:table-cell table:formula="of:=([.A368]-[.A367])*1000/[.H368]/60+[.I367]" office:value-type="float" office:value="71.8960152878281">
            <text:p>71.90</text:p>
          </table:table-cell>
          <table:table-cell table:number-columns-repeated="1015"/>
        </table:table-row>
        <table:table-row table:style-name="ro5">
          <table:table-cell office:value-type="float" office:value="36.7">
            <text:p>36.70</text:p>
          </table:table-cell>
          <table:table-cell table:style-name="ce5" table:formula="of:=[.$B$322]+([.A369]-[.$A$322])*2.8" office:value-type="float" office:value="-31.34">
            <text:p>-31.34</text:p>
          </table:table-cell>
          <table:table-cell table:style-name="ce5" table:formula="of:=[.$C$322]*(([.B369]+c_to_k)/([.$B$322]+c_to_k))^(-g0*1000/ra/2.8)" office:value-type="float" office:value="445.517287607053">
            <text:p>445.52</text:p>
          </table:table-cell>
          <table:table-cell table:formula="of:=[.C369]/(ra*([.B369]+c_to_k))" office:value-type="float" office:value="0.00641842410753378">
            <text:p>0.01</text:p>
          </table:table-cell>
          <table:table-cell table:formula="of:=[.$E$2]*[.D369]/[.$D$2]" office:value-type="float" office:value="0.00088710436754045">
            <text:p>0.00</text:p>
          </table:table-cell>
          <table:table-cell table:formula="of:=[Inputs.$D$7]*[.$D$2]/[.D369]" office:value-type="float" office:value="954.284102764738">
            <text:p>954.28</text:p>
          </table:table-cell>
          <table:table-cell table:formula="of:=[.F369]*[Inputs.$D$6]*([.D369]-[.E369])-[Inputs.$D$4]-[Inputs.$D$5]" office:value-type="float" office:value="3.02009698032889">
            <text:p>3.02</text:p>
          </table:table-cell>
          <table:table-cell table:formula="of:=SQRT([.G369]*g0/(0.5*[Inputs.$D$8]*[.D369]*PI()*(3/4/PI()*[.F369])^(2/3)))" office:value-type="float" office:value="14.0314128143367">
            <text:p>14.03</text:p>
          </table:table-cell>
          <table:table-cell table:formula="of:=([.A369]-[.A368])*1000/[.H369]/60+[.I368]" office:value-type="float" office:value="72.0147963891128">
            <text:p>72.01</text:p>
          </table:table-cell>
          <table:table-cell table:number-columns-repeated="1015"/>
        </table:table-row>
        <table:table-row table:style-name="ro5">
          <table:table-cell office:value-type="float" office:value="36.8">
            <text:p>36.80</text:p>
          </table:table-cell>
          <table:table-cell table:style-name="ce5" table:formula="of:=[.$B$322]+([.A370]-[.$A$322])*2.8" office:value-type="float" office:value="-31.06">
            <text:p>-31.06</text:p>
          </table:table-cell>
          <table:table-cell table:style-name="ce5" table:formula="of:=[.$C$322]*(([.B370]+c_to_k)/([.$B$322]+c_to_k))^(-g0*1000/ra/2.8)" office:value-type="float" office:value="439.270872141614">
            <text:p>439.27</text:p>
          </table:table-cell>
          <table:table-cell table:formula="of:=[.C370]/(ra*([.B370]+c_to_k))" office:value-type="float" office:value="0.00632111457829615">
            <text:p>0.01</text:p>
          </table:table-cell>
          <table:table-cell table:formula="of:=[.$E$2]*[.D370]/[.$D$2]" office:value-type="float" office:value="0.000873655005680942">
            <text:p>0.00</text:p>
          </table:table-cell>
          <table:table-cell table:formula="of:=[Inputs.$D$7]*[.$D$2]/[.D370]" office:value-type="float" office:value="968.974698172997">
            <text:p>968.97</text:p>
          </table:table-cell>
          <table:table-cell table:formula="of:=[.F370]*[Inputs.$D$6]*([.D370]-[.E370])-[Inputs.$D$4]-[Inputs.$D$5]" office:value-type="float" office:value="3.02009698032889">
            <text:p>3.02</text:p>
          </table:table-cell>
          <table:table-cell table:formula="of:=SQRT([.G370]*g0/(0.5*[Inputs.$D$8]*[.D370]*PI()*(3/4/PI()*[.F370])^(2/3)))" office:value-type="float" office:value="14.0671848188127">
            <text:p>14.07</text:p>
          </table:table-cell>
          <table:table-cell table:formula="of:=([.A370]-[.A369])*1000/[.H370]/60+[.I369]" office:value-type="float" office:value="72.1332754372047">
            <text:p>72.13</text:p>
          </table:table-cell>
          <table:table-cell table:number-columns-repeated="1015"/>
        </table:table-row>
        <table:table-row table:style-name="ro5">
          <table:table-cell office:value-type="float" office:value="36.9">
            <text:p>36.90</text:p>
          </table:table-cell>
          <table:table-cell table:style-name="ce5" table:formula="of:=[.$B$322]+([.A371]-[.$A$322])*2.8" office:value-type="float" office:value="-30.78">
            <text:p>-30.78</text:p>
          </table:table-cell>
          <table:table-cell table:style-name="ce5" table:formula="of:=[.$C$322]*(([.B371]+c_to_k)/([.$B$322]+c_to_k))^(-g0*1000/ra/2.8)" office:value-type="float" office:value="433.119104187674">
            <text:p>433.12</text:p>
          </table:table-cell>
          <table:table-cell table:formula="of:=[.C371]/(ra*([.B371]+c_to_k))" office:value-type="float" office:value="0.00622539029008014">
            <text:p>0.01</text:p>
          </table:table-cell>
          <table:table-cell table:formula="of:=[.$E$2]*[.D371]/[.$D$2]" office:value-type="float" office:value="0.000860424743433789">
            <text:p>0.00</text:p>
          </table:table-cell>
          <table:table-cell table:formula="of:=[Inputs.$D$7]*[.$D$2]/[.D371]" office:value-type="float" office:value="983.874071378518">
            <text:p>983.87</text:p>
          </table:table-cell>
          <table:table-cell table:formula="of:=[.F371]*[Inputs.$D$6]*([.D371]-[.E371])-[Inputs.$D$4]-[Inputs.$D$5]" office:value-type="float" office:value="3.02009698032889">
            <text:p>3.02</text:p>
          </table:table-cell>
          <table:table-cell table:formula="of:=SQRT([.G371]*g0/(0.5*[Inputs.$D$8]*[.D371]*PI()*(3/4/PI()*[.F371])^(2/3)))" office:value-type="float" office:value="14.1030065132928">
            <text:p>14.10</text:p>
          </table:table-cell>
          <table:table-cell table:formula="of:=([.A371]-[.A370])*1000/[.H371]/60+[.I370]" office:value-type="float" office:value="72.2514535480278">
            <text:p>72.25</text:p>
          </table:table-cell>
          <table:table-cell table:number-columns-repeated="1015"/>
        </table:table-row>
        <table:table-row table:style-name="ro5">
          <table:table-cell office:value-type="float" office:value="37">
            <text:p>37.00</text:p>
          </table:table-cell>
          <table:table-cell table:style-name="ce5" table:formula="of:=[.$B$322]+([.A372]-[.$A$322])*2.8" office:value-type="float" office:value="-30.5">
            <text:p>-30.50</text:p>
          </table:table-cell>
          <table:table-cell table:style-name="ce5" table:formula="of:=[.$C$322]*(([.B372]+c_to_k)/([.$B$322]+c_to_k))^(-g0*1000/ra/2.8)" office:value-type="float" office:value="427.060442751628">
            <text:p>427.06</text:p>
          </table:table-cell>
          <table:table-cell table:formula="of:=[.C372]/(ra*([.B372]+c_to_k))" office:value-type="float" office:value="0.00613122363139093">
            <text:p>0.01</text:p>
          </table:table-cell>
          <table:table-cell table:formula="of:=[.$E$2]*[.D372]/[.$D$2]" office:value-type="float" office:value="0.000847409764554186">
            <text:p>0.00</text:p>
          </table:table-cell>
          <table:table-cell table:formula="of:=[Inputs.$D$7]*[.$D$2]/[.D372]" office:value-type="float" office:value="998.984943113537">
            <text:p>998.98</text:p>
          </table:table-cell>
          <table:table-cell table:formula="of:=[.F372]*[Inputs.$D$6]*([.D372]-[.E372])-[Inputs.$D$4]-[Inputs.$D$5]" office:value-type="float" office:value="3.02009698032889">
            <text:p>3.02</text:p>
          </table:table-cell>
          <table:table-cell table:formula="of:=SQRT([.G372]*g0/(0.5*[Inputs.$D$8]*[.D372]*PI()*(3/4/PI()*[.F372])^(2/3)))" office:value-type="float" office:value="14.1388779092758">
            <text:p>14.14</text:p>
          </table:table-cell>
          <table:table-cell table:formula="of:=([.A372]-[.A371])*1000/[.H372]/60+[.I371]" office:value-type="float" office:value="72.3693318321011">
            <text:p>72.37</text:p>
          </table:table-cell>
          <table:table-cell table:number-columns-repeated="1015"/>
        </table:table-row>
        <table:table-row table:style-name="ro5">
          <table:table-cell office:value-type="float" office:value="37.1">
            <text:p>37.10</text:p>
          </table:table-cell>
          <table:table-cell table:style-name="ce5" table:formula="of:=[.$B$322]+([.A373]-[.$A$322])*2.8" office:value-type="float" office:value="-30.22">
            <text:p>-30.22</text:p>
          </table:table-cell>
          <table:table-cell table:style-name="ce5" table:formula="of:=[.$C$322]*(([.B373]+c_to_k)/([.$B$322]+c_to_k))^(-g0*1000/ra/2.8)" office:value-type="float" office:value="421.093373665354">
            <text:p>421.09</text:p>
          </table:table-cell>
          <table:table-cell table:formula="of:=[.C373]/(ra*([.B373]+c_to_k))" office:value-type="float" office:value="0.00603858750271755">
            <text:p>0.01</text:p>
          </table:table-cell>
          <table:table-cell table:formula="of:=[.$E$2]*[.D373]/[.$D$2]" office:value-type="float" office:value="0.00083460632355973">
            <text:p>0.00</text:p>
          </table:table-cell>
          <table:table-cell table:formula="of:=[Inputs.$D$7]*[.$D$2]/[.D373]" office:value-type="float" office:value="1014.3100663632">
            <text:p>1014.31</text:p>
          </table:table-cell>
          <table:table-cell table:formula="of:=[.F373]*[Inputs.$D$6]*([.D373]-[.E373])-[Inputs.$D$4]-[Inputs.$D$5]" office:value-type="float" office:value="3.02009698032889">
            <text:p>3.02</text:p>
          </table:table-cell>
          <table:table-cell table:formula="of:=SQRT([.G373]*g0/(0.5*[Inputs.$D$8]*[.D373]*PI()*(3/4/PI()*[.F373])^(2/3)))" office:value-type="float" office:value="14.1747990182498">
            <text:p>14.17</text:p>
          </table:table-cell>
          <table:table-cell table:formula="of:=([.A373]-[.A372])*1000/[.H373]/60+[.I372]" office:value-type="float" office:value="72.4869113945711">
            <text:p>72.49</text:p>
          </table:table-cell>
          <table:table-cell table:number-columns-repeated="1015"/>
        </table:table-row>
        <table:table-row table:style-name="ro5">
          <table:table-cell office:value-type="float" office:value="37.2">
            <text:p>37.20</text:p>
          </table:table-cell>
          <table:table-cell table:style-name="ce5" table:formula="of:=[.$B$322]+([.A374]-[.$A$322])*2.8" office:value-type="float" office:value="-29.94">
            <text:p>-29.94</text:p>
          </table:table-cell>
          <table:table-cell table:style-name="ce5" table:formula="of:=[.$C$322]*(([.B374]+c_to_k)/([.$B$322]+c_to_k))^(-g0*1000/ra/2.8)" office:value-type="float" office:value="415.216409089085">
            <text:p>415.22</text:p>
          </table:table-cell>
          <table:table-cell table:formula="of:=[.C374]/(ra*([.B374]+c_to_k))" office:value-type="float" office:value="0.00594745530646498">
            <text:p>0.01</text:p>
          </table:table-cell>
          <table:table-cell table:formula="of:=[.$E$2]*[.D374]/[.$D$2]" office:value-type="float" office:value="0.000822010744338919">
            <text:p>0.00</text:p>
          </table:table-cell>
          <table:table-cell table:formula="of:=[Inputs.$D$7]*[.$D$2]/[.D374]" office:value-type="float" office:value="1029.85222671005">
            <text:p>1029.85</text:p>
          </table:table-cell>
          <table:table-cell table:formula="of:=[.F374]*[Inputs.$D$6]*([.D374]-[.E374])-[Inputs.$D$4]-[Inputs.$D$5]" office:value-type="float" office:value="3.02009698032889">
            <text:p>3.02</text:p>
          </table:table-cell>
          <table:table-cell table:formula="of:=SQRT([.G374]*g0/(0.5*[Inputs.$D$8]*[.D374]*PI()*(3/4/PI()*[.F374])^(2/3)))" office:value-type="float" office:value="14.2107698516922">
            <text:p>14.21</text:p>
          </table:table-cell>
          <table:table-cell table:formula="of:=([.A374]-[.A373])*1000/[.H374]/60+[.I373]" office:value-type="float" office:value="72.6041933352443">
            <text:p>72.60</text:p>
          </table:table-cell>
          <table:table-cell table:number-columns-repeated="1015"/>
        </table:table-row>
        <table:table-row table:style-name="ro5">
          <table:table-cell office:value-type="float" office:value="37.3">
            <text:p>37.30</text:p>
          </table:table-cell>
          <table:table-cell table:style-name="ce5" table:formula="of:=[.$B$322]+([.A375]-[.$A$322])*2.8" office:value-type="float" office:value="-29.66">
            <text:p>-29.66</text:p>
          </table:table-cell>
          <table:table-cell table:style-name="ce5" table:formula="of:=[.$C$322]*(([.B375]+c_to_k)/([.$B$322]+c_to_k))^(-g0*1000/ra/2.8)" office:value-type="float" office:value="409.428087024048">
            <text:p>409.43</text:p>
          </table:table-cell>
          <table:table-cell table:formula="of:=[.C375]/(ra*([.B375]+c_to_k))" office:value-type="float" office:value="0.00585780093709551">
            <text:p>0.01</text:p>
          </table:table-cell>
          <table:table-cell table:formula="of:=[.$E$2]*[.D375]/[.$D$2]" office:value-type="float" office:value="0.000809619418788558">
            <text:p>0.00</text:p>
          </table:table-cell>
          <table:table-cell table:formula="of:=[Inputs.$D$7]*[.$D$2]/[.D375]" office:value-type="float" office:value="1045.61424268173">
            <text:p>1045.61</text:p>
          </table:table-cell>
          <table:table-cell table:formula="of:=[.F375]*[Inputs.$D$6]*([.D375]-[.E375])-[Inputs.$D$4]-[Inputs.$D$5]" office:value-type="float" office:value="3.02009698032889">
            <text:p>3.02</text:p>
          </table:table-cell>
          <table:table-cell table:formula="of:=SQRT([.G375]*g0/(0.5*[Inputs.$D$8]*[.D375]*PI()*(3/4/PI()*[.F375])^(2/3)))" office:value-type="float" office:value="14.2467904210701">
            <text:p>14.25</text:p>
          </table:table-cell>
          <table:table-cell table:formula="of:=([.A375]-[.A374])*1000/[.H375]/60+[.I374]" office:value-type="float" office:value="72.7211787486187">
            <text:p>72.72</text:p>
          </table:table-cell>
          <table:table-cell table:number-columns-repeated="1015"/>
        </table:table-row>
        <table:table-row table:style-name="ro5">
          <table:table-cell office:value-type="float" office:value="37.4">
            <text:p>37.40</text:p>
          </table:table-cell>
          <table:table-cell table:style-name="ce5" table:formula="of:=[.$B$322]+([.A376]-[.$A$322])*2.8" office:value-type="float" office:value="-29.38">
            <text:p>-29.38</text:p>
          </table:table-cell>
          <table:table-cell table:style-name="ce5" table:formula="of:=[.$C$322]*(([.B376]+c_to_k)/([.$B$322]+c_to_k))^(-g0*1000/ra/2.8)" office:value-type="float" office:value="403.726970834681">
            <text:p>403.73</text:p>
          </table:table-cell>
          <table:table-cell table:formula="of:=[.C376]/(ra*([.B376]+c_to_k))" office:value-type="float" office:value="0.0057695987714749">
            <text:p>0.01</text:p>
          </table:table-cell>
          <table:table-cell table:formula="of:=[.$E$2]*[.D376]/[.$D$2]" office:value-type="float" office:value="0.000797428805479485">
            <text:p>0.00</text:p>
          </table:table-cell>
          <table:table-cell table:formula="of:=[Inputs.$D$7]*[.$D$2]/[.D376]" office:value-type="float" office:value="1061.59896610206">
            <text:p>1061.60</text:p>
          </table:table-cell>
          <table:table-cell table:formula="of:=[.F376]*[Inputs.$D$6]*([.D376]-[.E376])-[Inputs.$D$4]-[Inputs.$D$5]" office:value-type="float" office:value="3.02009698032889">
            <text:p>3.02</text:p>
          </table:table-cell>
          <table:table-cell table:formula="of:=SQRT([.G376]*g0/(0.5*[Inputs.$D$8]*[.D376]*PI()*(3/4/PI()*[.F376])^(2/3)))" office:value-type="float" office:value="14.2828607378399">
            <text:p>14.28</text:p>
          </table:table-cell>
          <table:table-cell table:formula="of:=([.A376]-[.A375])*1000/[.H376]/60+[.I375]" office:value-type="float" office:value="72.8378687239155">
            <text:p>72.84</text:p>
          </table:table-cell>
          <table:table-cell table:number-columns-repeated="1015"/>
        </table:table-row>
        <table:table-row table:style-name="ro5">
          <table:table-cell office:value-type="float" office:value="37.5">
            <text:p>37.50</text:p>
          </table:table-cell>
          <table:table-cell table:style-name="ce5" table:formula="of:=[.$B$322]+([.A377]-[.$A$322])*2.8" office:value-type="float" office:value="-29.1">
            <text:p>-29.10</text:p>
          </table:table-cell>
          <table:table-cell table:style-name="ce5" table:formula="of:=[.$C$322]*(([.B377]+c_to_k)/([.$B$322]+c_to_k))^(-g0*1000/ra/2.8)" office:value-type="float" office:value="398.111648780213">
            <text:p>398.11</text:p>
          </table:table-cell>
          <table:table-cell table:formula="of:=[.C377]/(ra*([.B377]+c_to_k))" office:value-type="float" office:value="0.00568282365941851">
            <text:p>0.01</text:p>
          </table:table-cell>
          <table:table-cell table:formula="of:=[.$E$2]*[.D377]/[.$D$2]" office:value-type="float" office:value="0.000785435428349937">
            <text:p>0.00</text:p>
          </table:table-cell>
          <table:table-cell table:formula="of:=[Inputs.$D$7]*[.$D$2]/[.D377]" office:value-type="float" office:value="1077.80928244537">
            <text:p>1077.81</text:p>
          </table:table-cell>
          <table:table-cell table:formula="of:=[.F377]*[Inputs.$D$6]*([.D377]-[.E377])-[Inputs.$D$4]-[Inputs.$D$5]" office:value-type="float" office:value="3.02009698032889">
            <text:p>3.02</text:p>
          </table:table-cell>
          <table:table-cell table:formula="of:=SQRT([.G377]*g0/(0.5*[Inputs.$D$8]*[.D377]*PI()*(3/4/PI()*[.F377])^(2/3)))" office:value-type="float" office:value="14.3189808134473">
            <text:p>14.32</text:p>
          </table:table-cell>
          <table:table-cell table:formula="of:=([.A377]-[.A376])*1000/[.H377]/60+[.I376]" office:value-type="float" office:value="72.954264345111">
            <text:p>72.95</text:p>
          </table:table-cell>
          <table:table-cell table:number-columns-repeated="1015"/>
        </table:table-row>
        <table:table-row table:style-name="ro5">
          <table:table-cell office:value-type="float" office:value="37.6">
            <text:p>37.60</text:p>
          </table:table-cell>
          <table:table-cell table:style-name="ce5" table:formula="of:=[.$B$322]+([.A378]-[.$A$322])*2.8" office:value-type="float" office:value="-28.82">
            <text:p>-28.82</text:p>
          </table:table-cell>
          <table:table-cell table:style-name="ce5" table:formula="of:=[.$C$322]*(([.B378]+c_to_k)/([.$B$322]+c_to_k))^(-g0*1000/ra/2.8)" office:value-type="float" office:value="392.58073355542">
            <text:p>392.58</text:p>
          </table:table-cell>
          <table:table-cell table:formula="of:=[.C378]/(ra*([.B378]+c_to_k))" office:value-type="float" office:value="0.00559745091443345">
            <text:p>0.01</text:p>
          </table:table-cell>
          <table:table-cell table:formula="of:=[.$E$2]*[.D378]/[.$D$2]" office:value-type="float" office:value="0.000773635875425994">
            <text:p>0.00</text:p>
          </table:table-cell>
          <table:table-cell table:formula="of:=[Inputs.$D$7]*[.$D$2]/[.D378]" office:value-type="float" office:value="1094.24811119427">
            <text:p>1094.25</text:p>
          </table:table-cell>
          <table:table-cell table:formula="of:=[.F378]*[Inputs.$D$6]*([.D378]-[.E378])-[Inputs.$D$4]-[Inputs.$D$5]" office:value-type="float" office:value="3.02009698032889">
            <text:p>3.02</text:p>
          </table:table-cell>
          <table:table-cell table:formula="of:=SQRT([.G378]*g0/(0.5*[Inputs.$D$8]*[.D378]*PI()*(3/4/PI()*[.F378])^(2/3)))" office:value-type="float" office:value="14.3551506593279">
            <text:p>14.36</text:p>
          </table:table-cell>
          <table:table-cell table:formula="of:=([.A378]-[.A377])*1000/[.H378]/60+[.I377]" office:value-type="float" office:value="73.0703666909671">
            <text:p>73.07</text:p>
          </table:table-cell>
          <table:table-cell table:number-columns-repeated="1015"/>
        </table:table-row>
        <table:table-row table:style-name="ro5">
          <table:table-cell office:value-type="float" office:value="37.7">
            <text:p>37.70</text:p>
          </table:table-cell>
          <table:table-cell table:style-name="ce5" table:formula="of:=[.$B$322]+([.A379]-[.$A$322])*2.8" office:value-type="float" office:value="-28.54">
            <text:p>-28.54</text:p>
          </table:table-cell>
          <table:table-cell table:style-name="ce5" table:formula="of:=[.$C$322]*(([.B379]+c_to_k)/([.$B$322]+c_to_k))^(-g0*1000/ra/2.8)" office:value-type="float" office:value="387.132861840357">
            <text:p>387.13</text:p>
          </table:table-cell>
          <table:table-cell table:formula="of:=[.C379]/(ra*([.B379]+c_to_k))" office:value-type="float" office:value="0.00551345630465212">
            <text:p>0.01</text:p>
          </table:table-cell>
          <table:table-cell table:formula="of:=[.$E$2]*[.D379]/[.$D$2]" office:value-type="float" office:value="0.000762026797568484">
            <text:p>0.00</text:p>
          </table:table-cell>
          <table:table-cell table:formula="of:=[Inputs.$D$7]*[.$D$2]/[.D379]" office:value-type="float" office:value="1110.91840620072">
            <text:p>1110.92</text:p>
          </table:table-cell>
          <table:table-cell table:formula="of:=[.F379]*[Inputs.$D$6]*([.D379]-[.E379])-[Inputs.$D$4]-[Inputs.$D$5]" office:value-type="float" office:value="3.02009698032889">
            <text:p>3.02</text:p>
          </table:table-cell>
          <table:table-cell table:formula="of:=SQRT([.G379]*g0/(0.5*[Inputs.$D$8]*[.D379]*PI()*(3/4/PI()*[.F379])^(2/3)))" office:value-type="float" office:value="14.3913702869063">
            <text:p>14.39</text:p>
          </table:table-cell>
          <table:table-cell table:formula="of:=([.A379]-[.A378])*1000/[.H379]/60+[.I378]" office:value-type="float" office:value="73.1861768350632">
            <text:p>73.19</text:p>
          </table:table-cell>
          <table:table-cell table:number-columns-repeated="1015"/>
        </table:table-row>
        <table:table-row table:style-name="ro5">
          <table:table-cell office:value-type="float" office:value="37.8">
            <text:p>37.80</text:p>
          </table:table-cell>
          <table:table-cell table:style-name="ce5" table:formula="of:=[.$B$322]+([.A380]-[.$A$322])*2.8" office:value-type="float" office:value="-28.26">
            <text:p>-28.26</text:p>
          </table:table-cell>
          <table:table-cell table:style-name="ce5" table:formula="of:=[.$C$322]*(([.B380]+c_to_k)/([.$B$322]+c_to_k))^(-g0*1000/ra/2.8)" office:value-type="float" office:value="381.766693858905">
            <text:p>381.77</text:p>
          </table:table-cell>
          <table:table-cell table:formula="of:=[.C380]/(ra*([.B380]+c_to_k))" office:value-type="float" office:value="0.00543081604395321">
            <text:p>0.01</text:p>
          </table:table-cell>
          <table:table-cell table:formula="of:=[.$E$2]*[.D380]/[.$D$2]" office:value-type="float" office:value="0.000750604907245807">
            <text:p>0.00</text:p>
          </table:table-cell>
          <table:table-cell table:formula="of:=[Inputs.$D$7]*[.$D$2]/[.D380]" office:value-type="float" office:value="1127.82315605058">
            <text:p>1127.82</text:p>
          </table:table-cell>
          <table:table-cell table:formula="of:=[.F380]*[Inputs.$D$6]*([.D380]-[.E380])-[Inputs.$D$4]-[Inputs.$D$5]" office:value-type="float" office:value="3.02009698032889">
            <text:p>3.02</text:p>
          </table:table-cell>
          <table:table-cell table:formula="of:=SQRT([.G380]*g0/(0.5*[Inputs.$D$8]*[.D380]*PI()*(3/4/PI()*[.F380])^(2/3)))" office:value-type="float" office:value="14.4276397075971">
            <text:p>14.43</text:p>
          </table:table-cell>
          <table:table-cell table:formula="of:=([.A380]-[.A379])*1000/[.H380]/60+[.I379]" office:value-type="float" office:value="73.3016958458262">
            <text:p>73.30</text:p>
          </table:table-cell>
          <table:table-cell table:number-columns-repeated="1015"/>
        </table:table-row>
        <table:table-row table:style-name="ro5">
          <table:table-cell office:value-type="float" office:value="37.9">
            <text:p>37.90</text:p>
          </table:table-cell>
          <table:table-cell table:style-name="ce5" table:formula="of:=[.$B$322]+([.A381]-[.$A$322])*2.8" office:value-type="float" office:value="-27.98">
            <text:p>-27.98</text:p>
          </table:table-cell>
          <table:table-cell table:style-name="ce5" table:formula="of:=[.$C$322]*(([.B381]+c_to_k)/([.$B$322]+c_to_k))^(-g0*1000/ra/2.8)" office:value-type="float" office:value="376.480912945922">
            <text:p>376.48</text:p>
          </table:table-cell>
          <table:table-cell table:formula="of:=[.C381]/(ra*([.B381]+c_to_k))" office:value-type="float" office:value="0.00534950678326594">
            <text:p>0.01</text:p>
          </table:table-cell>
          <table:table-cell table:formula="of:=[.$E$2]*[.D381]/[.$D$2]" office:value-type="float" office:value="0.00073936697733206">
            <text:p>0.00</text:p>
          </table:table-cell>
          <table:table-cell table:formula="of:=[Inputs.$D$7]*[.$D$2]/[.D381]" office:value-type="float" office:value="1144.96538443158">
            <text:p>1144.97</text:p>
          </table:table-cell>
          <table:table-cell table:formula="of:=[.F381]*[Inputs.$D$6]*([.D381]-[.E381])-[Inputs.$D$4]-[Inputs.$D$5]" office:value-type="float" office:value="3.02009698032889">
            <text:p>3.02</text:p>
          </table:table-cell>
          <table:table-cell table:formula="of:=SQRT([.G381]*g0/(0.5*[Inputs.$D$8]*[.D381]*PI()*(3/4/PI()*[.F381])^(2/3)))" office:value-type="float" office:value="14.4639589328041">
            <text:p>14.46</text:p>
          </table:table-cell>
          <table:table-cell table:formula="of:=([.A381]-[.A380])*1000/[.H381]/60+[.I380]" office:value-type="float" office:value="73.4169247865616">
            <text:p>73.42</text:p>
          </table:table-cell>
          <table:table-cell table:number-columns-repeated="1015"/>
        </table:table-row>
        <table:table-row table:style-name="ro5">
          <table:table-cell office:value-type="float" office:value="38">
            <text:p>38.00</text:p>
          </table:table-cell>
          <table:table-cell table:style-name="ce5" table:formula="of:=[.$B$322]+([.A382]-[.$A$322])*2.8" office:value-type="float" office:value="-27.7">
            <text:p>-27.70</text:p>
          </table:table-cell>
          <table:table-cell table:style-name="ce5" table:formula="of:=[.$C$322]*(([.B382]+c_to_k)/([.$B$322]+c_to_k))^(-g0*1000/ra/2.8)" office:value-type="float" office:value="371.274225122837">
            <text:p>371.27</text:p>
          </table:table-cell>
          <table:table-cell table:formula="of:=[.C382]/(ra*([.B382]+c_to_k))" office:value-type="float" office:value="0.00526950560205361">
            <text:p>0.01</text:p>
          </table:table-cell>
          <table:table-cell table:formula="of:=[.$E$2]*[.D382]/[.$D$2]" office:value-type="float" office:value="0.000728309839929976">
            <text:p>0.00</text:p>
          </table:table-cell>
          <table:table-cell table:formula="of:=[Inputs.$D$7]*[.$D$2]/[.D382]" office:value-type="float" office:value="1162.34815050475">
            <text:p>1162.35</text:p>
          </table:table-cell>
          <table:table-cell table:formula="of:=[.F382]*[Inputs.$D$6]*([.D382]-[.E382])-[Inputs.$D$4]-[Inputs.$D$5]" office:value-type="float" office:value="3.02009698032889">
            <text:p>3.02</text:p>
          </table:table-cell>
          <table:table-cell table:formula="of:=SQRT([.G382]*g0/(0.5*[Inputs.$D$8]*[.D382]*PI()*(3/4/PI()*[.F382])^(2/3)))" office:value-type="float" office:value="14.5003279739209">
            <text:p>14.50</text:p>
          </table:table-cell>
          <table:table-cell table:formula="of:=([.A382]-[.A381])*1000/[.H382]/60+[.I381]" office:value-type="float" office:value="73.5318647154835">
            <text:p>73.53</text:p>
          </table:table-cell>
          <table:table-cell table:number-columns-repeated="1015"/>
        </table:table-row>
        <table:table-row table:style-name="ro5">
          <table:table-cell office:value-type="float" office:value="38.1">
            <text:p>38.10</text:p>
          </table:table-cell>
          <table:table-cell table:style-name="ce5" table:formula="of:=[.$B$322]+([.A383]-[.$A$322])*2.8" office:value-type="float" office:value="-27.42">
            <text:p>-27.42</text:p>
          </table:table-cell>
          <table:table-cell table:style-name="ce5" table:formula="of:=[.$C$322]*(([.B383]+c_to_k)/([.$B$322]+c_to_k))^(-g0*1000/ra/2.8)" office:value-type="float" office:value="366.145358681512">
            <text:p>366.15</text:p>
          </table:table-cell>
          <table:table-cell table:formula="of:=[.C383]/(ra*([.B383]+c_to_k))" office:value-type="float" office:value="0.00519078999997256">
            <text:p>0.01</text:p>
          </table:table-cell>
          <table:table-cell table:formula="of:=[.$E$2]*[.D383]/[.$D$2]" office:value-type="float" office:value="0.000717430385218077">
            <text:p>0.00</text:p>
          </table:table-cell>
          <table:table-cell table:formula="of:=[Inputs.$D$7]*[.$D$2]/[.D383]" office:value-type="float" office:value="1179.97454927936">
            <text:p>1179.97</text:p>
          </table:table-cell>
          <table:table-cell table:formula="of:=[.F383]*[Inputs.$D$6]*([.D383]-[.E383])-[Inputs.$D$4]-[Inputs.$D$5]" office:value-type="float" office:value="3.02009698032889">
            <text:p>3.02</text:p>
          </table:table-cell>
          <table:table-cell table:formula="of:=SQRT([.G383]*g0/(0.5*[Inputs.$D$8]*[.D383]*PI()*(3/4/PI()*[.F383])^(2/3)))" office:value-type="float" office:value="14.5367468423307">
            <text:p>14.54</text:p>
          </table:table-cell>
          <table:table-cell table:formula="of:=([.A383]-[.A382])*1000/[.H383]/60+[.I382]" office:value-type="float" office:value="73.646516685745">
            <text:p>73.65</text:p>
          </table:table-cell>
          <table:table-cell table:number-columns-repeated="1015"/>
        </table:table-row>
        <table:table-row table:style-name="ro5">
          <table:table-cell office:value-type="float" office:value="38.2">
            <text:p>38.20</text:p>
          </table:table-cell>
          <table:table-cell table:style-name="ce5" table:formula="of:=[.$B$322]+([.A384]-[.$A$322])*2.8" office:value-type="float" office:value="-27.14">
            <text:p>-27.14</text:p>
          </table:table-cell>
          <table:table-cell table:style-name="ce5" table:formula="of:=[.$C$322]*(([.B384]+c_to_k)/([.$B$322]+c_to_k))^(-g0*1000/ra/2.8)" office:value-type="float" office:value="361.093063776198">
            <text:p>361.09</text:p>
          </table:table-cell>
          <table:table-cell table:formula="of:=[.C384]/(ra*([.B384]+c_to_k))" office:value-type="float" office:value="0.00511333788870271">
            <text:p>0.01</text:p>
          </table:table-cell>
          <table:table-cell table:formula="of:=[.$E$2]*[.D384]/[.$D$2]" office:value-type="float" office:value="0.000706725560321563">
            <text:p>0.00</text:p>
          </table:table-cell>
          <table:table-cell table:formula="of:=[Inputs.$D$7]*[.$D$2]/[.D384]" office:value-type="float" office:value="1197.84771199139">
            <text:p>1197.85</text:p>
          </table:table-cell>
          <table:table-cell table:formula="of:=[.F384]*[Inputs.$D$6]*([.D384]-[.E384])-[Inputs.$D$4]-[Inputs.$D$5]" office:value-type="float" office:value="3.02009698032889">
            <text:p>3.02</text:p>
          </table:table-cell>
          <table:table-cell table:formula="of:=SQRT([.G384]*g0/(0.5*[Inputs.$D$8]*[.D384]*PI()*(3/4/PI()*[.F384])^(2/3)))" office:value-type="float" office:value="14.5732155494061">
            <text:p>14.57</text:p>
          </table:table-cell>
          <table:table-cell table:formula="of:=([.A384]-[.A383])*1000/[.H384]/60+[.I383]" office:value-type="float" office:value="73.7608817454682">
            <text:p>73.76</text:p>
          </table:table-cell>
          <table:table-cell table:number-columns-repeated="1015"/>
        </table:table-row>
        <table:table-row table:style-name="ro5">
          <table:table-cell office:value-type="float" office:value="38.3">
            <text:p>38.30</text:p>
          </table:table-cell>
          <table:table-cell table:style-name="ce5" table:formula="of:=[.$B$322]+([.A385]-[.$A$322])*2.8" office:value-type="float" office:value="-26.86">
            <text:p>-26.86</text:p>
          </table:table-cell>
          <table:table-cell table:style-name="ce5" table:formula="of:=[.$C$322]*(([.B385]+c_to_k)/([.$B$322]+c_to_k))^(-g0*1000/ra/2.8)" office:value-type="float" office:value="356.116112023416">
            <text:p>356.12</text:p>
          </table:table-cell>
          <table:table-cell table:formula="of:=[.C385]/(ra*([.B385]+c_to_k))" office:value-type="float" office:value="0.00503712758394597">
            <text:p>0.01</text:p>
          </table:table-cell>
          <table:table-cell table:formula="of:=[.$E$2]*[.D385]/[.$D$2]" office:value-type="float" office:value="0.000696192368206393">
            <text:p>0.00</text:p>
          </table:table-cell>
          <table:table-cell table:formula="of:=[Inputs.$D$7]*[.$D$2]/[.D385]" office:value-type="float" office:value="1215.97080648556">
            <text:p>1215.97</text:p>
          </table:table-cell>
          <table:table-cell table:formula="of:=[.F385]*[Inputs.$D$6]*([.D385]-[.E385])-[Inputs.$D$4]-[Inputs.$D$5]" office:value-type="float" office:value="3.02009698032889">
            <text:p>3.02</text:p>
          </table:table-cell>
          <table:table-cell table:formula="of:=SQRT([.G385]*g0/(0.5*[Inputs.$D$8]*[.D385]*PI()*(3/4/PI()*[.F385])^(2/3)))" office:value-type="float" office:value="14.6097341065095">
            <text:p>14.61</text:p>
          </table:table-cell>
          <table:table-cell table:formula="of:=([.A385]-[.A384])*1000/[.H385]/60+[.I384]" office:value-type="float" office:value="73.8749609377736">
            <text:p>73.87</text:p>
          </table:table-cell>
          <table:table-cell table:number-columns-repeated="1015"/>
        </table:table-row>
        <table:table-row table:style-name="ro5">
          <table:table-cell office:value-type="float" office:value="38.4">
            <text:p>38.40</text:p>
          </table:table-cell>
          <table:table-cell table:style-name="ce5" table:formula="of:=[.$B$322]+([.A386]-[.$A$322])*2.8" office:value-type="float" office:value="-26.58">
            <text:p>-26.58</text:p>
          </table:table-cell>
          <table:table-cell table:style-name="ce5" table:formula="of:=[.$C$322]*(([.B386]+c_to_k)/([.$B$322]+c_to_k))^(-g0*1000/ra/2.8)" office:value-type="float" office:value="351.213296109605">
            <text:p>351.21</text:p>
          </table:table-cell>
          <table:table-cell table:formula="of:=[.C386]/(ra*([.B386]+c_to_k))" office:value-type="float" office:value="0.0049621377975889">
            <text:p>0.00</text:p>
          </table:table-cell>
          <table:table-cell table:formula="of:=[.$E$2]*[.D386]/[.$D$2]" office:value-type="float" office:value="0.000685827866596067">
            <text:p>0.00</text:p>
          </table:table-cell>
          <table:table-cell table:formula="of:=[Inputs.$D$7]*[.$D$2]/[.D386]" office:value-type="float" office:value="1234.34703760093">
            <text:p>1234.35</text:p>
          </table:table-cell>
          <table:table-cell table:formula="of:=[.F386]*[Inputs.$D$6]*([.D386]-[.E386])-[Inputs.$D$4]-[Inputs.$D$5]" office:value-type="float" office:value="3.02009698032889">
            <text:p>3.02</text:p>
          </table:table-cell>
          <table:table-cell table:formula="of:=SQRT([.G386]*g0/(0.5*[Inputs.$D$8]*[.D386]*PI()*(3/4/PI()*[.F386])^(2/3)))" office:value-type="float" office:value="14.6463025249931">
            <text:p>14.65</text:p>
          </table:table-cell>
          <table:table-cell table:formula="of:=([.A386]-[.A385])*1000/[.H386]/60+[.I385]" office:value-type="float" office:value="73.9887553008097">
            <text:p>73.99</text:p>
          </table:table-cell>
          <table:table-cell table:number-columns-repeated="1015"/>
        </table:table-row>
        <table:table-row table:style-name="ro5">
          <table:table-cell office:value-type="float" office:value="38.5">
            <text:p>38.50</text:p>
          </table:table-cell>
          <table:table-cell table:style-name="ce5" table:formula="of:=[.$B$322]+([.A387]-[.$A$322])*2.8" office:value-type="float" office:value="-26.3">
            <text:p>-26.30</text:p>
          </table:table-cell>
          <table:table-cell table:style-name="ce5" table:formula="of:=[.$C$322]*(([.B387]+c_to_k)/([.$B$322]+c_to_k))^(-g0*1000/ra/2.8)" office:value-type="float" office:value="346.383429406389">
            <text:p>346.38</text:p>
          </table:table-cell>
          <table:table-cell table:formula="of:=[.C387]/(ra*([.B387]+c_to_k))" office:value-type="float" office:value="0.0048883476300261">
            <text:p>0.00</text:p>
          </table:table-cell>
          <table:table-cell table:formula="of:=[.$E$2]*[.D387]/[.$D$2]" office:value-type="float" office:value="0.000675629166910631">
            <text:p>0.00</text:p>
          </table:table-cell>
          <table:table-cell table:formula="of:=[Inputs.$D$7]*[.$D$2]/[.D387]" office:value-type="float" office:value="1252.97964756012">
            <text:p>1252.98</text:p>
          </table:table-cell>
          <table:table-cell table:formula="of:=[.F387]*[Inputs.$D$6]*([.D387]-[.E387])-[Inputs.$D$4]-[Inputs.$D$5]" office:value-type="float" office:value="3.02009698032889">
            <text:p>3.02</text:p>
          </table:table-cell>
          <table:table-cell table:formula="of:=SQRT([.G387]*g0/(0.5*[Inputs.$D$8]*[.D387]*PI()*(3/4/PI()*[.F387])^(2/3)))" office:value-type="float" office:value="14.6829208161984">
            <text:p>14.68</text:p>
          </table:table-cell>
          <table:table-cell table:formula="of:=([.A387]-[.A386])*1000/[.H387]/60+[.I386]" office:value-type="float" office:value="74.1022658677827">
            <text:p>74.10</text:p>
          </table:table-cell>
          <table:table-cell table:number-columns-repeated="1015"/>
        </table:table-row>
        <table:table-row table:style-name="ro5">
          <table:table-cell office:value-type="float" office:value="38.6">
            <text:p>38.60</text:p>
          </table:table-cell>
          <table:table-cell table:style-name="ce5" table:formula="of:=[.$B$322]+([.A388]-[.$A$322])*2.8" office:value-type="float" office:value="-26.02">
            <text:p>-26.02</text:p>
          </table:table-cell>
          <table:table-cell table:style-name="ce5" table:formula="of:=[.$C$322]*(([.B388]+c_to_k)/([.$B$322]+c_to_k))^(-g0*1000/ra/2.8)" office:value-type="float" office:value="341.625345593268">
            <text:p>341.63</text:p>
          </table:table-cell>
          <table:table-cell table:formula="of:=[.C388]/(ra*([.B388]+c_to_k))" office:value-type="float" office:value="0.0048157365626407">
            <text:p>0.00</text:p>
          </table:table-cell>
          <table:table-cell table:formula="of:=[.$E$2]*[.D388]/[.$D$2]" office:value-type="float" office:value="0.00066559343322738">
            <text:p>0.00</text:p>
          </table:table-cell>
          <table:table-cell table:formula="of:=[Inputs.$D$7]*[.$D$2]/[.D388]" office:value-type="float" office:value="1271.87191636222">
            <text:p>1271.87</text:p>
          </table:table-cell>
          <table:table-cell table:formula="of:=[.F388]*[Inputs.$D$6]*([.D388]-[.E388])-[Inputs.$D$4]-[Inputs.$D$5]" office:value-type="float" office:value="3.02009698032889">
            <text:p>3.02</text:p>
          </table:table-cell>
          <table:table-cell table:formula="of:=SQRT([.G388]*g0/(0.5*[Inputs.$D$8]*[.D388]*PI()*(3/4/PI()*[.F388])^(2/3)))" office:value-type="float" office:value="14.719588991457">
            <text:p>14.72</text:p>
          </table:table-cell>
          <table:table-cell table:formula="of:=([.A388]-[.A387])*1000/[.H388]/60+[.I387]" office:value-type="float" office:value="74.2154936669852">
            <text:p>74.22</text:p>
          </table:table-cell>
          <table:table-cell table:number-columns-repeated="1015"/>
        </table:table-row>
        <table:table-row table:style-name="ro5">
          <table:table-cell office:value-type="float" office:value="38.7">
            <text:p>38.70</text:p>
          </table:table-cell>
          <table:table-cell table:style-name="ce5" table:formula="of:=[.$B$322]+([.A389]-[.$A$322])*2.8" office:value-type="float" office:value="-25.74">
            <text:p>-25.74</text:p>
          </table:table-cell>
          <table:table-cell table:style-name="ce5" table:formula="of:=[.$C$322]*(([.B389]+c_to_k)/([.$B$322]+c_to_k))^(-g0*1000/ra/2.8)" office:value-type="float" office:value="336.937898287642">
            <text:p>336.94</text:p>
          </table:table-cell>
          <table:table-cell table:formula="of:=[.C389]/(ra*([.B389]+c_to_k))" office:value-type="float" office:value="0.00474428445043888">
            <text:p>0.00</text:p>
          </table:table-cell>
          <table:table-cell table:formula="of:=[.$E$2]*[.D389]/[.$D$2]" office:value-type="float" office:value="0.000655717881262869">
            <text:p>0.00</text:p>
          </table:table-cell>
          <table:table-cell table:formula="of:=[Inputs.$D$7]*[.$D$2]/[.D389]" office:value-type="float" office:value="1291.02716217929">
            <text:p>1291.03</text:p>
          </table:table-cell>
          <table:table-cell table:formula="of:=[.F389]*[Inputs.$D$6]*([.D389]-[.E389])-[Inputs.$D$4]-[Inputs.$D$5]" office:value-type="float" office:value="3.02009698032889">
            <text:p>3.02</text:p>
          </table:table-cell>
          <table:table-cell table:formula="of:=SQRT([.G389]*g0/(0.5*[Inputs.$D$8]*[.D389]*PI()*(3/4/PI()*[.F389])^(2/3)))" office:value-type="float" office:value="14.75630706209">
            <text:p>14.76</text:p>
          </table:table-cell>
          <table:table-cell table:formula="of:=([.A389]-[.A388])*1000/[.H389]/60+[.I388]" office:value-type="float" office:value="74.3284397218249">
            <text:p>74.33</text:p>
          </table:table-cell>
          <table:table-cell table:number-columns-repeated="1015"/>
        </table:table-row>
        <table:table-row table:style-name="ro5">
          <table:table-cell office:value-type="float" office:value="38.8">
            <text:p>38.80</text:p>
          </table:table-cell>
          <table:table-cell table:style-name="ce5" table:formula="of:=[.$B$322]+([.A390]-[.$A$322])*2.8" office:value-type="float" office:value="-25.46">
            <text:p>-25.46</text:p>
          </table:table-cell>
          <table:table-cell table:style-name="ce5" table:formula="of:=[.$C$322]*(([.B390]+c_to_k)/([.$B$322]+c_to_k))^(-g0*1000/ra/2.8)" office:value-type="float" office:value="332.319960681952">
            <text:p>332.32</text:p>
          </table:table-cell>
          <table:table-cell table:formula="of:=[.C390]/(ra*([.B390]+c_to_k))" office:value-type="float" office:value="0.00467397151483461">
            <text:p>0.00</text:p>
          </table:table-cell>
          <table:table-cell table:formula="of:=[.$E$2]*[.D390]/[.$D$2]" office:value-type="float" office:value="0.000645999777375667">
            <text:p>0.00</text:p>
          </table:table-cell>
          <table:table-cell table:formula="of:=[Inputs.$D$7]*[.$D$2]/[.D390]" office:value-type="float" office:value="1310.44874175665">
            <text:p>1310.45</text:p>
          </table:table-cell>
          <table:table-cell table:formula="of:=[.F390]*[Inputs.$D$6]*([.D390]-[.E390])-[Inputs.$D$4]-[Inputs.$D$5]" office:value-type="float" office:value="3.02009698032889">
            <text:p>3.02</text:p>
          </table:table-cell>
          <table:table-cell table:formula="of:=SQRT([.G390]*g0/(0.5*[Inputs.$D$8]*[.D390]*PI()*(3/4/PI()*[.F390])^(2/3)))" office:value-type="float" office:value="14.7930750394082">
            <text:p>14.79</text:p>
          </table:table-cell>
          <table:table-cell table:formula="of:=([.A390]-[.A389])*1000/[.H390]/60+[.I389]" office:value-type="float" office:value="74.441105050854">
            <text:p>74.44</text:p>
          </table:table-cell>
          <table:table-cell table:number-columns-repeated="1015"/>
        </table:table-row>
        <table:table-row table:style-name="ro5">
          <table:table-cell office:value-type="float" office:value="38.9">
            <text:p>38.90</text:p>
          </table:table-cell>
          <table:table-cell table:style-name="ce5" table:formula="of:=[.$B$322]+([.A391]-[.$A$322])*2.8" office:value-type="float" office:value="-25.18">
            <text:p>-25.18</text:p>
          </table:table-cell>
          <table:table-cell table:style-name="ce5" table:formula="of:=[.$C$322]*(([.B391]+c_to_k)/([.$B$322]+c_to_k))^(-g0*1000/ra/2.8)" office:value-type="float" office:value="327.77042518784">
            <text:p>327.77</text:p>
          </table:table-cell>
          <table:table-cell table:formula="of:=[.C391]/(ra*([.B391]+c_to_k))" office:value-type="float" office:value="0.00460477833658192">
            <text:p>0.00</text:p>
          </table:table-cell>
          <table:table-cell table:formula="of:=[.$E$2]*[.D391]/[.$D$2]" office:value-type="float" office:value="0.000636436437589516">
            <text:p>0.00</text:p>
          </table:table-cell>
          <table:table-cell table:formula="of:=[Inputs.$D$7]*[.$D$2]/[.D391]" office:value-type="float" office:value="1330.14005081686">
            <text:p>1330.14</text:p>
          </table:table-cell>
          <table:table-cell table:formula="of:=[.F391]*[Inputs.$D$6]*([.D391]-[.E391])-[Inputs.$D$4]-[Inputs.$D$5]" office:value-type="float" office:value="3.02009698032889">
            <text:p>3.02</text:p>
          </table:table-cell>
          <table:table-cell table:formula="of:=SQRT([.G391]*g0/(0.5*[Inputs.$D$8]*[.D391]*PI()*(3/4/PI()*[.F391])^(2/3)))" office:value-type="float" office:value="14.8298929347124">
            <text:p>14.83</text:p>
          </table:table-cell>
          <table:table-cell table:formula="of:=([.A391]-[.A390])*1000/[.H391]/60+[.I390]" office:value-type="float" office:value="74.553490667797">
            <text:p>74.55</text:p>
          </table:table-cell>
          <table:table-cell table:number-columns-repeated="1015"/>
        </table:table-row>
        <table:table-row table:style-name="ro5">
          <table:table-cell office:value-type="float" office:value="39">
            <text:p>39.00</text:p>
          </table:table-cell>
          <table:table-cell table:style-name="ce5" table:formula="of:=[.$B$322]+([.A392]-[.$A$322])*2.8" office:value-type="float" office:value="-24.9">
            <text:p>-24.90</text:p>
          </table:table-cell>
          <table:table-cell table:style-name="ce5" table:formula="of:=[.$C$322]*(([.B392]+c_to_k)/([.$B$322]+c_to_k))^(-g0*1000/ra/2.8)" office:value-type="float" office:value="323.288203087175">
            <text:p>323.29</text:p>
          </table:table-cell>
          <table:table-cell table:formula="of:=[.C392]/(ra*([.B392]+c_to_k))" office:value-type="float" office:value="0.00453668584885114">
            <text:p>0.00</text:p>
          </table:table-cell>
          <table:table-cell table:formula="of:=[.$E$2]*[.D392]/[.$D$2]" office:value-type="float" office:value="0.000627025226636384">
            <text:p>0.00</text:p>
          </table:table-cell>
          <table:table-cell table:formula="of:=[Inputs.$D$7]*[.$D$2]/[.D392]" office:value-type="float" office:value="1350.10452446746">
            <text:p>1350.10</text:p>
          </table:table-cell>
          <table:table-cell table:formula="of:=[.F392]*[Inputs.$D$6]*([.D392]-[.E392])-[Inputs.$D$4]-[Inputs.$D$5]" office:value-type="float" office:value="3.02009698032889">
            <text:p>3.02</text:p>
          </table:table-cell>
          <table:table-cell table:formula="of:=SQRT([.G392]*g0/(0.5*[Inputs.$D$8]*[.D392]*PI()*(3/4/PI()*[.F392])^(2/3)))" office:value-type="float" office:value="14.866760759293">
            <text:p>14.87</text:p>
          </table:table-cell>
          <table:table-cell table:formula="of:=([.A392]-[.A391])*1000/[.H392]/60+[.I391]" office:value-type="float" office:value="74.6655975815794">
            <text:p>74.67</text:p>
          </table:table-cell>
          <table:table-cell table:number-columns-repeated="1015"/>
        </table:table-row>
        <table:table-row table:style-name="ro5">
          <table:table-cell office:value-type="float" office:value="39.1">
            <text:p>39.10</text:p>
          </table:table-cell>
          <table:table-cell table:style-name="ce5" table:formula="of:=[.$B$322]+([.A393]-[.$A$322])*2.8" office:value-type="float" office:value="-24.62">
            <text:p>-24.62</text:p>
          </table:table-cell>
          <table:table-cell table:style-name="ce5" table:formula="of:=[.$C$322]*(([.B393]+c_to_k)/([.$B$322]+c_to_k))^(-g0*1000/ra/2.8)" office:value-type="float" office:value="318.87222418978">
            <text:p>318.87</text:p>
          </table:table-cell>
          <table:table-cell table:formula="of:=[.C393]/(ra*([.B393]+c_to_k))" office:value-type="float" office:value="0.00446967533044616">
            <text:p>0.00</text:p>
          </table:table-cell>
          <table:table-cell table:formula="of:=[.$E$2]*[.D393]/[.$D$2]" office:value-type="float" office:value="0.000617763557019003">
            <text:p>0.00</text:p>
          </table:table-cell>
          <table:table-cell table:formula="of:=[Inputs.$D$7]*[.$D$2]/[.D393]" office:value-type="float" office:value="1370.34563761258">
            <text:p>1370.35</text:p>
          </table:table-cell>
          <table:table-cell table:formula="of:=[.F393]*[Inputs.$D$6]*([.D393]-[.E393])-[Inputs.$D$4]-[Inputs.$D$5]" office:value-type="float" office:value="3.02009698032889">
            <text:p>3.02</text:p>
          </table:table-cell>
          <table:table-cell table:formula="of:=SQRT([.G393]*g0/(0.5*[Inputs.$D$8]*[.D393]*PI()*(3/4/PI()*[.F393])^(2/3)))" office:value-type="float" office:value="14.9036785244303">
            <text:p>14.90</text:p>
          </table:table-cell>
          <table:table-cell table:formula="of:=([.A393]-[.A392])*1000/[.H393]/60+[.I392]" office:value-type="float" office:value="74.7774267963558">
            <text:p>74.78</text:p>
          </table:table-cell>
          <table:table-cell table:number-columns-repeated="1015"/>
        </table:table-row>
        <table:table-row table:style-name="ro5">
          <table:table-cell office:value-type="float" office:value="39.2">
            <text:p>39.20</text:p>
          </table:table-cell>
          <table:table-cell table:style-name="ce5" table:formula="of:=[.$B$322]+([.A394]-[.$A$322])*2.8" office:value-type="float" office:value="-24.34">
            <text:p>-24.34</text:p>
          </table:table-cell>
          <table:table-cell table:style-name="ce5" table:formula="of:=[.$C$322]*(([.B394]+c_to_k)/([.$B$322]+c_to_k))^(-g0*1000/ra/2.8)" office:value-type="float" office:value="314.521436497765">
            <text:p>314.52</text:p>
          </table:table-cell>
          <table:table-cell table:formula="of:=[.C394]/(ra*([.B394]+c_to_k))" office:value-type="float" office:value="0.00440372839915968">
            <text:p>0.00</text:p>
          </table:table-cell>
          <table:table-cell table:formula="of:=[.$E$2]*[.D394]/[.$D$2]" office:value-type="float" office:value="0.00060864888809249">
            <text:p>0.00</text:p>
          </table:table-cell>
          <table:table-cell table:formula="of:=[Inputs.$D$7]*[.$D$2]/[.D394]" office:value-type="float" office:value="1390.86690536823">
            <text:p>1390.87</text:p>
          </table:table-cell>
          <table:table-cell table:formula="of:=[.F394]*[Inputs.$D$6]*([.D394]-[.E394])-[Inputs.$D$4]-[Inputs.$D$5]" office:value-type="float" office:value="3.02009698032889">
            <text:p>3.02</text:p>
          </table:table-cell>
          <table:table-cell table:formula="of:=SQRT([.G394]*g0/(0.5*[Inputs.$D$8]*[.D394]*PI()*(3/4/PI()*[.F394])^(2/3)))" office:value-type="float" office:value="14.9406462413943">
            <text:p>14.94</text:p>
          </table:table-cell>
          <table:table-cell table:formula="of:=([.A394]-[.A393])*1000/[.H394]/60+[.I393]" office:value-type="float" office:value="74.8889793115375">
            <text:p>74.89</text:p>
          </table:table-cell>
          <table:table-cell table:number-columns-repeated="1015"/>
        </table:table-row>
        <table:table-row table:style-name="ro5">
          <table:table-cell office:value-type="float" office:value="39.3">
            <text:p>39.30</text:p>
          </table:table-cell>
          <table:table-cell table:style-name="ce5" table:formula="of:=[.$B$322]+([.A395]-[.$A$322])*2.8" office:value-type="float" office:value="-24.06">
            <text:p>-24.06</text:p>
          </table:table-cell>
          <table:table-cell table:style-name="ce5" table:formula="of:=[.$C$322]*(([.B395]+c_to_k)/([.$B$322]+c_to_k))^(-g0*1000/ra/2.8)" office:value-type="float" office:value="310.234805876288">
            <text:p>310.23</text:p>
          </table:table-cell>
          <table:table-cell table:formula="of:=[.C395]/(ra*([.B395]+c_to_k))" office:value-type="float" office:value="0.00433882700526346">
            <text:p>0.00</text:p>
          </table:table-cell>
          <table:table-cell table:formula="of:=[.$E$2]*[.D395]/[.$D$2]" office:value-type="float" office:value="0.000599678725164612">
            <text:p>0.00</text:p>
          </table:table-cell>
          <table:table-cell table:formula="of:=[Inputs.$D$7]*[.$D$2]/[.D395]" office:value-type="float" office:value="1411.67188348168">
            <text:p>1411.67</text:p>
          </table:table-cell>
          <table:table-cell table:formula="of:=[.F395]*[Inputs.$D$6]*([.D395]-[.E395])-[Inputs.$D$4]-[Inputs.$D$5]" office:value-type="float" office:value="3.02009698032889">
            <text:p>3.02</text:p>
          </table:table-cell>
          <table:table-cell table:formula="of:=SQRT([.G395]*g0/(0.5*[Inputs.$D$8]*[.D395]*PI()*(3/4/PI()*[.F395])^(2/3)))" office:value-type="float" office:value="14.977663921445">
            <text:p>14.98</text:p>
          </table:table-cell>
          <table:table-cell table:formula="of:=([.A395]-[.A394])*1000/[.H395]/60+[.I394]" office:value-type="float" office:value="75.0002561218203">
            <text:p>75.00</text:p>
          </table:table-cell>
          <table:table-cell table:number-columns-repeated="1015"/>
        </table:table-row>
        <table:table-row table:style-name="ro5">
          <table:table-cell office:value-type="float" office:value="39.4">
            <text:p>39.40</text:p>
          </table:table-cell>
          <table:table-cell table:style-name="ce5" table:formula="of:=[.$B$322]+([.A396]-[.$A$322])*2.8" office:value-type="float" office:value="-23.78">
            <text:p>-23.78</text:p>
          </table:table-cell>
          <table:table-cell table:style-name="ce5" table:formula="of:=[.$C$322]*(([.B396]+c_to_k)/([.$B$322]+c_to_k))^(-g0*1000/ra/2.8)" office:value-type="float" office:value="306.011315730654">
            <text:p>306.01</text:p>
          </table:table-cell>
          <table:table-cell table:formula="of:=[.C396]/(ra*([.B396]+c_to_k))" office:value-type="float" office:value="0.00427495342513075">
            <text:p>0.00</text:p>
          </table:table-cell>
          <table:table-cell table:formula="of:=[.$E$2]*[.D396]/[.$D$2]" office:value-type="float" office:value="0.000590850618614335">
            <text:p>0.00</text:p>
          </table:table-cell>
          <table:table-cell table:formula="of:=[Inputs.$D$7]*[.$D$2]/[.D396]" office:value-type="float" office:value="1432.76416875445">
            <text:p>1432.76</text:p>
          </table:table-cell>
          <table:table-cell table:formula="of:=[.F396]*[Inputs.$D$6]*([.D396]-[.E396])-[Inputs.$D$4]-[Inputs.$D$5]" office:value-type="float" office:value="3.02009698032889">
            <text:p>3.02</text:p>
          </table:table-cell>
          <table:table-cell table:formula="of:=SQRT([.G396]*g0/(0.5*[Inputs.$D$8]*[.D396]*PI()*(3/4/PI()*[.F396])^(2/3)))" office:value-type="float" office:value="15.0147315758322">
            <text:p>15.01</text:p>
          </table:table-cell>
          <table:table-cell table:formula="of:=([.A396]-[.A395])*1000/[.H396]/60+[.I395]" office:value-type="float" office:value="75.1112582172124">
            <text:p>75.11</text:p>
          </table:table-cell>
          <table:table-cell table:number-columns-repeated="1015"/>
        </table:table-row>
        <table:table-row table:style-name="ro5">
          <table:table-cell office:value-type="float" office:value="39.5">
            <text:p>39.50</text:p>
          </table:table-cell>
          <table:table-cell table:style-name="ce5" table:formula="of:=[.$B$322]+([.A397]-[.$A$322])*2.8" office:value-type="float" office:value="-23.5">
            <text:p>-23.50</text:p>
          </table:table-cell>
          <table:table-cell table:style-name="ce5" table:formula="of:=[.$C$322]*(([.B397]+c_to_k)/([.$B$322]+c_to_k))^(-g0*1000/ra/2.8)" office:value-type="float" office:value="301.849966689593">
            <text:p>301.85</text:p>
          </table:table-cell>
          <table:table-cell table:formula="of:=[.C397]/(ra*([.B397]+c_to_k))" office:value-type="float" office:value="0.00421209025498795">
            <text:p>0.00</text:p>
          </table:table-cell>
          <table:table-cell table:formula="of:=[.$E$2]*[.D397]/[.$D$2]" office:value-type="float" office:value="0.000582162163028226">
            <text:p>0.00</text:p>
          </table:table-cell>
          <table:table-cell table:formula="of:=[Inputs.$D$7]*[.$D$2]/[.D397]" office:value-type="float" office:value="1454.14739946947">
            <text:p>1454.15</text:p>
          </table:table-cell>
          <table:table-cell table:formula="of:=[.F397]*[Inputs.$D$6]*([.D397]-[.E397])-[Inputs.$D$4]-[Inputs.$D$5]" office:value-type="float" office:value="3.02009698032889">
            <text:p>3.02</text:p>
          </table:table-cell>
          <table:table-cell table:formula="of:=SQRT([.G397]*g0/(0.5*[Inputs.$D$8]*[.D397]*PI()*(3/4/PI()*[.F397])^(2/3)))" office:value-type="float" office:value="15.0518492157956">
            <text:p>15.05</text:p>
          </table:table-cell>
          <table:table-cell table:formula="of:=([.A397]-[.A396])*1000/[.H397]/60+[.I396]" office:value-type="float" office:value="75.2219865830611">
            <text:p>75.22</text:p>
          </table:table-cell>
          <table:table-cell table:number-columns-repeated="1015"/>
        </table:table-row>
        <table:table-row table:style-name="ro5">
          <table:table-cell office:value-type="float" office:value="39.6">
            <text:p>39.60</text:p>
          </table:table-cell>
          <table:table-cell table:style-name="ce5" table:formula="of:=[.$B$322]+([.A398]-[.$A$322])*2.8" office:value-type="float" office:value="-23.22">
            <text:p>-23.22</text:p>
          </table:table-cell>
          <table:table-cell table:style-name="ce5" table:formula="of:=[.$C$322]*(([.B398]+c_to_k)/([.$B$322]+c_to_k))^(-g0*1000/ra/2.8)" office:value-type="float" office:value="297.749776294606">
            <text:p>297.75</text:p>
          </table:table-cell>
          <table:table-cell table:formula="of:=[.C398]/(ra*([.B398]+c_to_k))" office:value-type="float" office:value="0.00415022040479287">
            <text:p>0.00</text:p>
          </table:table-cell>
          <table:table-cell table:formula="of:=[.$E$2]*[.D398]/[.$D$2]" office:value-type="float" office:value="0.000573610996354353">
            <text:p>0.00</text:p>
          </table:table-cell>
          <table:table-cell table:formula="of:=[Inputs.$D$7]*[.$D$2]/[.D398]" office:value-type="float" office:value="1475.82525582208">
            <text:p>1475.83</text:p>
          </table:table-cell>
          <table:table-cell table:formula="of:=[.F398]*[Inputs.$D$6]*([.D398]-[.E398])-[Inputs.$D$4]-[Inputs.$D$5]" office:value-type="float" office:value="3.02009698032889">
            <text:p>3.02</text:p>
          </table:table-cell>
          <table:table-cell table:formula="of:=SQRT([.G398]*g0/(0.5*[Inputs.$D$8]*[.D398]*PI()*(3/4/PI()*[.F398])^(2/3)))" office:value-type="float" office:value="15.0890168525647">
            <text:p>15.09</text:p>
          </table:table-cell>
          <table:table-cell table:formula="of:=([.A398]-[.A397])*1000/[.H398]/60+[.I397]" office:value-type="float" office:value="75.3324422000805">
            <text:p>75.33</text:p>
          </table:table-cell>
          <table:table-cell table:number-columns-repeated="1015"/>
        </table:table-row>
        <table:table-row table:style-name="ro5">
          <table:table-cell office:value-type="float" office:value="39.7">
            <text:p>39.70</text:p>
          </table:table-cell>
          <table:table-cell table:style-name="ce5" table:formula="of:=[.$B$322]+([.A399]-[.$A$322])*2.8" office:value-type="float" office:value="-22.94">
            <text:p>-22.94</text:p>
          </table:table-cell>
          <table:table-cell table:style-name="ce5" table:formula="of:=[.$C$322]*(([.B399]+c_to_k)/([.$B$322]+c_to_k))^(-g0*1000/ra/2.8)" office:value-type="float" office:value="293.709778695252">
            <text:p>293.71</text:p>
          </table:table-cell>
          <table:table-cell table:formula="of:=[.C399]/(ra*([.B399]+c_to_k))" office:value-type="float" office:value="0.00408932709223678">
            <text:p>0.00</text:p>
          </table:table-cell>
          <table:table-cell table:formula="of:=[.$E$2]*[.D399]/[.$D$2]" office:value-type="float" office:value="0.000565194799073293">
            <text:p>0.00</text:p>
          </table:table-cell>
          <table:table-cell table:formula="of:=[Inputs.$D$7]*[.$D$2]/[.D399]" office:value-type="float" office:value="1497.80146035498">
            <text:p>1497.80</text:p>
          </table:table-cell>
          <table:table-cell table:formula="of:=[.F399]*[Inputs.$D$6]*([.D399]-[.E399])-[Inputs.$D$4]-[Inputs.$D$5]" office:value-type="float" office:value="3.02009698032889">
            <text:p>3.02</text:p>
          </table:table-cell>
          <table:table-cell table:formula="of:=SQRT([.G399]*g0/(0.5*[Inputs.$D$8]*[.D399]*PI()*(3/4/PI()*[.F399])^(2/3)))" office:value-type="float" office:value="15.1262344973592">
            <text:p>15.13</text:p>
          </table:table-cell>
          <table:table-cell table:formula="of:=([.A399]-[.A398])*1000/[.H399]/60+[.I398]" office:value-type="float" office:value="75.4426260443782">
            <text:p>75.44</text:p>
          </table:table-cell>
          <table:table-cell table:number-columns-repeated="1015"/>
        </table:table-row>
        <table:table-row table:style-name="ro5">
          <table:table-cell office:value-type="float" office:value="39.8">
            <text:p>39.80</text:p>
          </table:table-cell>
          <table:table-cell table:style-name="ce5" table:formula="of:=[.$B$322]+([.A400]-[.$A$322])*2.8" office:value-type="float" office:value="-22.66">
            <text:p>-22.66</text:p>
          </table:table-cell>
          <table:table-cell table:style-name="ce5" table:formula="of:=[.$C$322]*(([.B400]+c_to_k)/([.$B$322]+c_to_k))^(-g0*1000/ra/2.8)" office:value-type="float" office:value="289.729024350264">
            <text:p>289.73</text:p>
          </table:table-cell>
          <table:table-cell table:formula="of:=[.C400]/(ra*([.B400]+c_to_k))" office:value-type="float" office:value="0.00402939383686775">
            <text:p>0.00</text:p>
          </table:table-cell>
          <table:table-cell table:formula="of:=[.$E$2]*[.D400]/[.$D$2]" office:value-type="float" office:value="0.000556911293385911">
            <text:p>0.00</text:p>
          </table:table-cell>
          <table:table-cell table:formula="of:=[Inputs.$D$7]*[.$D$2]/[.D400]" office:value-type="float" office:value="1520.07977839732">
            <text:p>1520.08</text:p>
          </table:table-cell>
          <table:table-cell table:formula="of:=[.F400]*[Inputs.$D$6]*([.D400]-[.E400])-[Inputs.$D$4]-[Inputs.$D$5]" office:value-type="float" office:value="3.02009698032889">
            <text:p>3.02</text:p>
          </table:table-cell>
          <table:table-cell table:formula="of:=SQRT([.G400]*g0/(0.5*[Inputs.$D$8]*[.D400]*PI()*(3/4/PI()*[.F400])^(2/3)))" office:value-type="float" office:value="15.1635021613885">
            <text:p>15.16</text:p>
          </table:table-cell>
          <table:table-cell table:formula="of:=([.A400]-[.A399])*1000/[.H400]/60+[.I399]" office:value-type="float" office:value="75.5525390874818">
            <text:p>75.55</text:p>
          </table:table-cell>
          <table:table-cell table:number-columns-repeated="1015"/>
        </table:table-row>
        <table:table-row table:style-name="ro5">
          <table:table-cell office:value-type="float" office:value="39.9">
            <text:p>39.90</text:p>
          </table:table-cell>
          <table:table-cell table:style-name="ce5" table:formula="of:=[.$B$322]+([.A401]-[.$A$322])*2.8" office:value-type="float" office:value="-22.38">
            <text:p>-22.38</text:p>
          </table:table-cell>
          <table:table-cell table:style-name="ce5" table:formula="of:=[.$C$322]*(([.B401]+c_to_k)/([.$B$322]+c_to_k))^(-g0*1000/ra/2.8)" office:value-type="float" office:value="285.806579734358">
            <text:p>285.81</text:p>
          </table:table-cell>
          <table:table-cell table:formula="of:=[.C401]/(ra*([.B401]+c_to_k))" office:value-type="float" office:value="0.00397040445433243">
            <text:p>0.00</text:p>
          </table:table-cell>
          <table:table-cell table:formula="of:=[.$E$2]*[.D401]/[.$D$2]" office:value-type="float" office:value="0.000548758242417502">
            <text:p>0.00</text:p>
          </table:table-cell>
          <table:table-cell table:formula="of:=[Inputs.$D$7]*[.$D$2]/[.D401]" office:value-type="float" office:value="1542.66401850772">
            <text:p>1542.66</text:p>
          </table:table-cell>
          <table:table-cell table:formula="of:=[.F401]*[Inputs.$D$6]*([.D401]-[.E401])-[Inputs.$D$4]-[Inputs.$D$5]" office:value-type="float" office:value="3.02009698032889">
            <text:p>3.02</text:p>
          </table:table-cell>
          <table:table-cell table:formula="of:=SQRT([.G401]*g0/(0.5*[Inputs.$D$8]*[.D401]*PI()*(3/4/PI()*[.F401])^(2/3)))" office:value-type="float" office:value="15.2008198558521">
            <text:p>15.20</text:p>
          </table:table-cell>
          <table:table-cell table:formula="of:=([.A401]-[.A400])*1000/[.H401]/60+[.I400]" office:value-type="float" office:value="75.662182296366">
            <text:p>75.66</text:p>
          </table:table-cell>
          <table:table-cell table:number-columns-repeated="1015"/>
        </table:table-row>
        <table:table-row table:style-name="ro5">
          <table:table-cell office:value-type="float" office:value="40">
            <text:p>40.00</text:p>
          </table:table-cell>
          <table:table-cell table:style-name="ce5" table:formula="of:=[.$B$322]+([.A402]-[.$A$322])*2.8" office:value-type="float" office:value="-22.1">
            <text:p>-22.10</text:p>
          </table:table-cell>
          <table:table-cell table:style-name="ce5" table:formula="of:=[.$C$322]*(([.B402]+c_to_k)/([.$B$322]+c_to_k))^(-g0*1000/ra/2.8)" office:value-type="float" office:value="281.941527050646">
            <text:p>281.94</text:p>
          </table:table-cell>
          <table:table-cell table:formula="of:=[.C402]/(ra*([.B402]+c_to_k))" office:value-type="float" office:value="0.00391234305073419">
            <text:p>0.00</text:p>
          </table:table-cell>
          <table:table-cell table:formula="of:=[.$E$2]*[.D402]/[.$D$2]" office:value-type="float" office:value="0.000540733449438011">
            <text:p>0.00</text:p>
          </table:table-cell>
          <table:table-cell table:formula="of:=[Inputs.$D$7]*[.$D$2]/[.D402]" office:value-type="float" office:value="1565.55803292148">
            <text:p>1565.56</text:p>
          </table:table-cell>
          <table:table-cell table:formula="of:=[.F402]*[Inputs.$D$6]*([.D402]-[.E402])-[Inputs.$D$4]-[Inputs.$D$5]" office:value-type="float" office:value="3.02009698032889">
            <text:p>3.02</text:p>
          </table:table-cell>
          <table:table-cell table:formula="of:=SQRT([.G402]*g0/(0.5*[Inputs.$D$8]*[.D402]*PI()*(3/4/PI()*[.F402])^(2/3)))" office:value-type="float" office:value="15.2381875919394">
            <text:p>15.24</text:p>
          </table:table-cell>
          <table:table-cell table:formula="of:=([.A402]-[.A401])*1000/[.H402]/60+[.I401]" office:value-type="float" office:value="75.7715566334787">
            <text:p>75.77</text:p>
          </table:table-cell>
          <table:table-cell table:number-columns-repeated="1015"/>
        </table:table-row>
        <table:table-row table:style-name="ro5">
          <table:table-cell office:value-type="float" office:value="40.1">
            <text:p>40.10</text:p>
          </table:table-cell>
          <table:table-cell table:style-name="ce5" table:formula="of:=[.$B$322]+([.A403]-[.$A$322])*2.8" office:value-type="float" office:value="-21.82">
            <text:p>-21.82</text:p>
          </table:table-cell>
          <table:table-cell table:style-name="ce5" table:formula="of:=[.$C$322]*(([.B403]+c_to_k)/([.$B$322]+c_to_k))^(-g0*1000/ra/2.8)" office:value-type="float" office:value="278.132963948511">
            <text:p>278.13</text:p>
          </table:table-cell>
          <table:table-cell table:formula="of:=[.C403]/(ra*([.B403]+c_to_k))" office:value-type="float" office:value="0.00385519401710463">
            <text:p>0.00</text:p>
          </table:table-cell>
          <table:table-cell table:formula="of:=[.$E$2]*[.D403]/[.$D$2]" office:value-type="float" office:value="0.000532834757097941">
            <text:p>0.00</text:p>
          </table:table-cell>
          <table:table-cell table:formula="of:=[Inputs.$D$7]*[.$D$2]/[.D403]" office:value-type="float" office:value="1588.76571800179">
            <text:p>1588.77</text:p>
          </table:table-cell>
          <table:table-cell table:formula="of:=[.F403]*[Inputs.$D$6]*([.D403]-[.E403])-[Inputs.$D$4]-[Inputs.$D$5]" office:value-type="float" office:value="3.02009698032889">
            <text:p>3.02</text:p>
          </table:table-cell>
          <table:table-cell table:formula="of:=SQRT([.G403]*g0/(0.5*[Inputs.$D$8]*[.D403]*PI()*(3/4/PI()*[.F403])^(2/3)))" office:value-type="float" office:value="15.2756053808299">
            <text:p>15.28</text:p>
          </table:table-cell>
          <table:table-cell table:formula="of:=([.A403]-[.A402])*1000/[.H403]/60+[.I402]" office:value-type="float" office:value="75.880663056767">
            <text:p>75.88</text:p>
          </table:table-cell>
          <table:table-cell table:number-columns-repeated="1015"/>
        </table:table-row>
        <table:table-row table:style-name="ro5">
          <table:table-cell office:value-type="float" office:value="40.2">
            <text:p>40.20</text:p>
          </table:table-cell>
          <table:table-cell table:style-name="ce5" table:formula="of:=[.$B$322]+([.A404]-[.$A$322])*2.8" office:value-type="float" office:value="-21.54">
            <text:p>-21.54</text:p>
          </table:table-cell>
          <table:table-cell table:style-name="ce5" table:formula="of:=[.$C$322]*(([.B404]+c_to_k)/([.$B$322]+c_to_k))^(-g0*1000/ra/2.8)" office:value-type="float" office:value="274.380003246858">
            <text:p>274.38</text:p>
          </table:table-cell>
          <table:table-cell table:formula="of:=[.C404]/(ra*([.B404]+c_to_k))" office:value-type="float" office:value="0.00379894202398646">
            <text:p>0.00</text:p>
          </table:table-cell>
          <table:table-cell table:formula="of:=[.$E$2]*[.D404]/[.$D$2]" office:value-type="float" office:value="0.000525060046679629">
            <text:p>0.00</text:p>
          </table:table-cell>
          <table:table-cell table:formula="of:=[Inputs.$D$7]*[.$D$2]/[.D404]" office:value-type="float" office:value="1612.29101469522">
            <text:p>1612.29</text:p>
          </table:table-cell>
          <table:table-cell table:formula="of:=[.F404]*[Inputs.$D$6]*([.D404]-[.E404])-[Inputs.$D$4]-[Inputs.$D$5]" office:value-type="float" office:value="3.02009698032889">
            <text:p>3.02</text:p>
          </table:table-cell>
          <table:table-cell table:formula="of:=SQRT([.G404]*g0/(0.5*[Inputs.$D$8]*[.D404]*PI()*(3/4/PI()*[.F404])^(2/3)))" office:value-type="float" office:value="15.3130732336931">
            <text:p>15.31</text:p>
          </table:table-cell>
          <table:table-cell table:formula="of:=([.A404]-[.A403])*1000/[.H404]/60+[.I403]" office:value-type="float" office:value="75.9895025197038">
            <text:p>75.99</text:p>
          </table:table-cell>
          <table:table-cell table:number-columns-repeated="1015"/>
        </table:table-row>
        <table:table-row table:style-name="ro5">
          <table:table-cell office:value-type="float" office:value="40.3">
            <text:p>40.30</text:p>
          </table:table-cell>
          <table:table-cell table:style-name="ce5" table:formula="of:=[.$B$322]+([.A405]-[.$A$322])*2.8" office:value-type="float" office:value="-21.26">
            <text:p>-21.26</text:p>
          </table:table-cell>
          <table:table-cell table:style-name="ce5" table:formula="of:=[.$C$322]*(([.B405]+c_to_k)/([.$B$322]+c_to_k))^(-g0*1000/ra/2.8)" office:value-type="float" office:value="270.681772662626">
            <text:p>270.68</text:p>
          </table:table-cell>
          <table:table-cell table:formula="of:=[.C405]/(ra*([.B405]+c_to_k))" office:value-type="float" office:value="0.0037435720161252">
            <text:p>0.00</text:p>
          </table:table-cell>
          <table:table-cell table:formula="of:=[.$E$2]*[.D405]/[.$D$2]" office:value-type="float" office:value="0.000517407237363583">
            <text:p>0.00</text:p>
          </table:table-cell>
          <table:table-cell table:formula="of:=[Inputs.$D$7]*[.$D$2]/[.D405]" office:value-type="float" office:value="1636.1379089913">
            <text:p>1636.14</text:p>
          </table:table-cell>
          <table:table-cell table:formula="of:=[.F405]*[Inputs.$D$6]*([.D405]-[.E405])-[Inputs.$D$4]-[Inputs.$D$5]" office:value-type="float" office:value="3.02009698032889">
            <text:p>3.02</text:p>
          </table:table-cell>
          <table:table-cell table:formula="of:=SQRT([.G405]*g0/(0.5*[Inputs.$D$8]*[.D405]*PI()*(3/4/PI()*[.F405])^(2/3)))" office:value-type="float" office:value="15.3505911616885">
            <text:p>15.35</text:p>
          </table:table-cell>
          <table:table-cell table:formula="of:=([.A405]-[.A404])*1000/[.H405]/60+[.I404]" office:value-type="float" office:value="76.098075971313">
            <text:p>76.10</text:p>
          </table:table-cell>
          <table:table-cell table:number-columns-repeated="1015"/>
        </table:table-row>
        <table:table-row table:style-name="ro5">
          <table:table-cell office:value-type="float" office:value="40.4">
            <text:p>40.40</text:p>
          </table:table-cell>
          <table:table-cell table:style-name="ce5" table:formula="of:=[.$B$322]+([.A406]-[.$A$322])*2.8" office:value-type="float" office:value="-20.98">
            <text:p>-20.98</text:p>
          </table:table-cell>
          <table:table-cell table:style-name="ce5" table:formula="of:=[.$C$322]*(([.B406]+c_to_k)/([.$B$322]+c_to_k))^(-g0*1000/ra/2.8)" office:value-type="float" office:value="267.037414544442">
            <text:p>267.04</text:p>
          </table:table-cell>
          <table:table-cell table:formula="of:=[.C406]/(ra*([.B406]+c_to_k))" office:value-type="float" office:value="0.00368906920726742">
            <text:p>0.00</text:p>
          </table:table-cell>
          <table:table-cell table:formula="of:=[.$E$2]*[.D406]/[.$D$2]" office:value-type="float" office:value="0.000509874285509528">
            <text:p>0.00</text:p>
          </table:table-cell>
          <table:table-cell table:formula="of:=[Inputs.$D$7]*[.$D$2]/[.D406]" office:value-type="float" office:value="1660.31043238637">
            <text:p>1660.31</text:p>
          </table:table-cell>
          <table:table-cell table:formula="of:=[.F406]*[Inputs.$D$6]*([.D406]-[.E406])-[Inputs.$D$4]-[Inputs.$D$5]" office:value-type="float" office:value="3.02009698032889">
            <text:p>3.02</text:p>
          </table:table-cell>
          <table:table-cell table:formula="of:=SQRT([.G406]*g0/(0.5*[Inputs.$D$8]*[.D406]*PI()*(3/4/PI()*[.F406])^(2/3)))" office:value-type="float" office:value="15.3881591759658">
            <text:p>15.39</text:p>
          </table:table-cell>
          <table:table-cell table:formula="of:=([.A406]-[.A405])*1000/[.H406]/60+[.I405]" office:value-type="float" office:value="76.2063843561957">
            <text:p>76.21</text:p>
          </table:table-cell>
          <table:table-cell table:number-columns-repeated="1015"/>
        </table:table-row>
        <table:table-row table:style-name="ro5">
          <table:table-cell office:value-type="float" office:value="40.5">
            <text:p>40.50</text:p>
          </table:table-cell>
          <table:table-cell table:style-name="ce5" table:formula="of:=[.$B$322]+([.A407]-[.$A$322])*2.8" office:value-type="float" office:value="-20.7">
            <text:p>-20.70</text:p>
          </table:table-cell>
          <table:table-cell table:style-name="ce5" table:formula="of:=[.$C$322]*(([.B407]+c_to_k)/([.$B$322]+c_to_k))^(-g0*1000/ra/2.8)" office:value-type="float" office:value="263.446085611333">
            <text:p>263.45</text:p>
          </table:table-cell>
          <table:table-cell table:formula="of:=[.C407]/(ra*([.B407]+c_to_k))" office:value-type="float" office:value="0.0036354190750633">
            <text:p>0.00</text:p>
          </table:table-cell>
          <table:table-cell table:formula="of:=[.$E$2]*[.D407]/[.$D$2]" office:value-type="float" office:value="0.000502459183951883">
            <text:p>0.00</text:p>
          </table:table-cell>
          <table:table-cell table:formula="of:=[Inputs.$D$7]*[.$D$2]/[.D407]" office:value-type="float" office:value="1684.81266235167">
            <text:p>1684.81</text:p>
          </table:table-cell>
          <table:table-cell table:formula="of:=[.F407]*[Inputs.$D$6]*([.D407]-[.E407])-[Inputs.$D$4]-[Inputs.$D$5]" office:value-type="float" office:value="3.02009698032889">
            <text:p>3.02</text:p>
          </table:table-cell>
          <table:table-cell table:formula="of:=SQRT([.G407]*g0/(0.5*[Inputs.$D$8]*[.D407]*PI()*(3/4/PI()*[.F407])^(2/3)))" office:value-type="float" office:value="15.4257772876646">
            <text:p>15.43</text:p>
          </table:table-cell>
          <table:table-cell table:formula="of:=([.A407]-[.A406])*1000/[.H407]/60+[.I406]" office:value-type="float" office:value="76.3144286145554">
            <text:p>76.31</text:p>
          </table:table-cell>
          <table:table-cell table:number-columns-repeated="1015"/>
        </table:table-row>
        <table:table-row table:style-name="ro5">
          <table:table-cell office:value-type="float" office:value="40.6">
            <text:p>40.60</text:p>
          </table:table-cell>
          <table:table-cell table:style-name="ce5" table:formula="of:=[.$B$322]+([.A408]-[.$A$322])*2.8" office:value-type="float" office:value="-20.42">
            <text:p>-20.42</text:p>
          </table:table-cell>
          <table:table-cell table:style-name="ce5" table:formula="of:=[.$C$322]*(([.B408]+c_to_k)/([.$B$322]+c_to_k))^(-g0*1000/ra/2.8)" office:value-type="float" office:value="259.906956696394">
            <text:p>259.91</text:p>
          </table:table-cell>
          <table:table-cell table:formula="of:=[.C408]/(ra*([.B408]+c_to_k))" office:value-type="float" office:value="0.00358260735607134">
            <text:p>0.00</text:p>
          </table:table-cell>
          <table:table-cell table:formula="of:=[.$E$2]*[.D408]/[.$D$2]" office:value-type="float" office:value="0.00049515996130935">
            <text:p>0.00</text:p>
          </table:table-cell>
          <table:table-cell table:formula="of:=[Inputs.$D$7]*[.$D$2]/[.D408]" office:value-type="float" office:value="1709.64872280564">
            <text:p>1709.65</text:p>
          </table:table-cell>
          <table:table-cell table:formula="of:=[.F408]*[Inputs.$D$6]*([.D408]-[.E408])-[Inputs.$D$4]-[Inputs.$D$5]" office:value-type="float" office:value="3.02009698032889">
            <text:p>3.02</text:p>
          </table:table-cell>
          <table:table-cell table:formula="of:=SQRT([.G408]*g0/(0.5*[Inputs.$D$8]*[.D408]*PI()*(3/4/PI()*[.F408])^(2/3)))" office:value-type="float" office:value="15.4634455079148">
            <text:p>15.46</text:p>
          </table:table-cell>
          <table:table-cell table:formula="of:=([.A408]-[.A407])*1000/[.H408]/60+[.I407]" office:value-type="float" office:value="76.4222096822232">
            <text:p>76.42</text:p>
          </table:table-cell>
          <table:table-cell table:number-columns-repeated="1015"/>
        </table:table-row>
        <table:table-row table:style-name="ro5">
          <table:table-cell office:value-type="float" office:value="40.7">
            <text:p>40.70</text:p>
          </table:table-cell>
          <table:table-cell table:style-name="ce5" table:formula="of:=[.$B$322]+([.A409]-[.$A$322])*2.8" office:value-type="float" office:value="-20.14">
            <text:p>-20.14</text:p>
          </table:table-cell>
          <table:table-cell table:style-name="ce5" table:formula="of:=[.$C$322]*(([.B409]+c_to_k)/([.$B$322]+c_to_k))^(-g0*1000/ra/2.8)" office:value-type="float" office:value="256.419212495282">
            <text:p>256.42</text:p>
          </table:table-cell>
          <table:table-cell table:formula="of:=[.C409]/(ra*([.B409]+c_to_k))" office:value-type="float" office:value="0.00353062004086283">
            <text:p>0.00</text:p>
          </table:table-cell>
          <table:table-cell table:formula="of:=[.$E$2]*[.D409]/[.$D$2]" office:value-type="float" office:value="0.000487974681308293">
            <text:p>0.00</text:p>
          </table:table-cell>
          <table:table-cell table:formula="of:=[Inputs.$D$7]*[.$D$2]/[.D409]" office:value-type="float" office:value="1734.82278459071">
            <text:p>1734.82</text:p>
          </table:table-cell>
          <table:table-cell table:formula="of:=[.F409]*[Inputs.$D$6]*([.D409]-[.E409])-[Inputs.$D$4]-[Inputs.$D$5]" office:value-type="float" office:value="3.02009698032889">
            <text:p>3.02</text:p>
          </table:table-cell>
          <table:table-cell table:formula="of:=SQRT([.G409]*g0/(0.5*[Inputs.$D$8]*[.D409]*PI()*(3/4/PI()*[.F409])^(2/3)))" office:value-type="float" office:value="15.5011638478364">
            <text:p>15.50</text:p>
          </table:table-cell>
          <table:table-cell table:formula="of:=([.A409]-[.A408])*1000/[.H409]/60+[.I408]" office:value-type="float" office:value="76.5297284906835">
            <text:p>76.53</text:p>
          </table:table-cell>
          <table:table-cell table:number-columns-repeated="1015"/>
        </table:table-row>
        <table:table-row table:style-name="ro5">
          <table:table-cell office:value-type="float" office:value="40.8">
            <text:p>40.80</text:p>
          </table:table-cell>
          <table:table-cell table:style-name="ce5" table:formula="of:=[.$B$322]+([.A410]-[.$A$322])*2.8" office:value-type="float" office:value="-19.86">
            <text:p>-19.86</text:p>
          </table:table-cell>
          <table:table-cell table:style-name="ce5" table:formula="of:=[.$C$322]*(([.B410]+c_to_k)/([.$B$322]+c_to_k))^(-g0*1000/ra/2.8)" office:value-type="float" office:value="252.98205131949">
            <text:p>252.98</text:p>
          </table:table-cell>
          <table:table-cell table:formula="of:=[.C410]/(ra*([.B410]+c_to_k))" office:value-type="float" office:value="0.00347944336922442">
            <text:p>0.00</text:p>
          </table:table-cell>
          <table:table-cell table:formula="of:=[.$E$2]*[.D410]/[.$D$2]" office:value-type="float" office:value="0.000480901442119669">
            <text:p>0.00</text:p>
          </table:table-cell>
          <table:table-cell table:formula="of:=[Inputs.$D$7]*[.$D$2]/[.D410]" office:value-type="float" office:value="1760.33906595431">
            <text:p>1760.34</text:p>
          </table:table-cell>
          <table:table-cell table:formula="of:=[.F410]*[Inputs.$D$6]*([.D410]-[.E410])-[Inputs.$D$4]-[Inputs.$D$5]" office:value-type="float" office:value="3.02009698032889">
            <text:p>3.02</text:p>
          </table:table-cell>
          <table:table-cell table:formula="of:=SQRT([.G410]*g0/(0.5*[Inputs.$D$8]*[.D410]*PI()*(3/4/PI()*[.F410])^(2/3)))" office:value-type="float" office:value="15.5389323185393">
            <text:p>15.54</text:p>
          </table:table-cell>
          <table:table-cell table:formula="of:=([.A410]-[.A409])*1000/[.H410]/60+[.I409]" office:value-type="float" office:value="76.6369859670982">
            <text:p>76.64</text:p>
          </table:table-cell>
          <table:table-cell table:number-columns-repeated="1015"/>
        </table:table-row>
        <table:table-row table:style-name="ro5">
          <table:table-cell office:value-type="float" office:value="40.9">
            <text:p>40.90</text:p>
          </table:table-cell>
          <table:table-cell table:style-name="ce5" table:formula="of:=[.$B$322]+([.A411]-[.$A$322])*2.8" office:value-type="float" office:value="-19.58">
            <text:p>-19.58</text:p>
          </table:table-cell>
          <table:table-cell table:style-name="ce5" table:formula="of:=[.$C$322]*(([.B411]+c_to_k)/([.$B$322]+c_to_k))^(-g0*1000/ra/2.8)" office:value-type="float" office:value="249.594684854259">
            <text:p>249.59</text:p>
          </table:table-cell>
          <table:table-cell table:formula="of:=[.C411]/(ra*([.B411]+c_to_k))" office:value-type="float" office:value="0.00342906382545622">
            <text:p>0.00</text:p>
          </table:table-cell>
          <table:table-cell table:formula="of:=[.$E$2]*[.D411]/[.$D$2]" office:value-type="float" office:value="0.000473938375709176">
            <text:p>0.00</text:p>
          </table:table-cell>
          <table:table-cell table:formula="of:=[Inputs.$D$7]*[.$D$2]/[.D411]" office:value-type="float" office:value="1786.20183303428">
            <text:p>1786.20</text:p>
          </table:table-cell>
          <table:table-cell table:formula="of:=[.F411]*[Inputs.$D$6]*([.D411]-[.E411])-[Inputs.$D$4]-[Inputs.$D$5]" office:value-type="float" office:value="3.02009698032889">
            <text:p>3.02</text:p>
          </table:table-cell>
          <table:table-cell table:formula="of:=SQRT([.G411]*g0/(0.5*[Inputs.$D$8]*[.D411]*PI()*(3/4/PI()*[.F411])^(2/3)))" office:value-type="float" office:value="15.576750931124">
            <text:p>15.58</text:p>
          </table:table-cell>
          <table:table-cell table:formula="of:=([.A411]-[.A410])*1000/[.H411]/60+[.I410]" office:value-type="float" office:value="76.7439830343324">
            <text:p>76.74</text:p>
          </table:table-cell>
          <table:table-cell table:number-columns-repeated="1015"/>
        </table:table-row>
        <table:table-row table:style-name="ro5">
          <table:table-cell office:value-type="float" office:value="41">
            <text:p>41.00</text:p>
          </table:table-cell>
          <table:table-cell table:style-name="ce5" table:formula="of:=[.$B$322]+([.A412]-[.$A$322])*2.8" office:value-type="float" office:value="-19.3">
            <text:p>-19.30</text:p>
          </table:table-cell>
          <table:table-cell table:style-name="ce5" table:formula="of:=[.$C$322]*(([.B412]+c_to_k)/([.$B$322]+c_to_k))^(-g0*1000/ra/2.8)" office:value-type="float" office:value="246.256337921063">
            <text:p>246.26</text:p>
          </table:table-cell>
          <table:table-cell table:formula="of:=[.C412]/(ra*([.B412]+c_to_k))" office:value-type="float" office:value="0.00337946813376382">
            <text:p>0.00</text:p>
          </table:table-cell>
          <table:table-cell table:formula="of:=[.$E$2]*[.D412]/[.$D$2]" office:value-type="float" office:value="0.00046708364720037">
            <text:p>0.00</text:p>
          </table:table-cell>
          <table:table-cell table:formula="of:=[Inputs.$D$7]*[.$D$2]/[.D412]" office:value-type="float" office:value="1812.41540034876">
            <text:p>1812.42</text:p>
          </table:table-cell>
          <table:table-cell table:formula="of:=[.F412]*[Inputs.$D$6]*([.D412]-[.E412])-[Inputs.$D$4]-[Inputs.$D$5]" office:value-type="float" office:value="3.02009698032889">
            <text:p>3.02</text:p>
          </table:table-cell>
          <table:table-cell table:formula="of:=SQRT([.G412]*g0/(0.5*[Inputs.$D$8]*[.D412]*PI()*(3/4/PI()*[.F412])^(2/3)))" office:value-type="float" office:value="15.6146196966808">
            <text:p>15.61</text:p>
          </table:table-cell>
          <table:table-cell table:formula="of:=([.A412]-[.A411])*1000/[.H412]/60+[.I411]" office:value-type="float" office:value="76.850720610978">
            <text:p>76.85</text:p>
          </table:table-cell>
          <table:table-cell table:number-columns-repeated="1015"/>
        </table:table-row>
        <table:table-row table:style-name="ro5">
          <table:table-cell office:value-type="float" office:value="41.1">
            <text:p>41.10</text:p>
          </table:table-cell>
          <table:table-cell table:style-name="ce5" table:formula="of:=[.$B$322]+([.A413]-[.$A$322])*2.8" office:value-type="float" office:value="-19.02">
            <text:p>-19.02</text:p>
          </table:table-cell>
          <table:table-cell table:style-name="ce5" table:formula="of:=[.$C$322]*(([.B413]+c_to_k)/([.$B$322]+c_to_k))^(-g0*1000/ra/2.8)" office:value-type="float" office:value="242.96624824457">
            <text:p>242.97</text:p>
          </table:table-cell>
          <table:table-cell table:formula="of:=[.C413]/(ra*([.B413]+c_to_k))" office:value-type="float" office:value="0.00333064325374203">
            <text:p>0.00</text:p>
          </table:table-cell>
          <table:table-cell table:formula="of:=[.$E$2]*[.D413]/[.$D$2]" office:value-type="float" office:value="0.000460335454250464">
            <text:p>0.00</text:p>
          </table:table-cell>
          <table:table-cell table:formula="of:=[Inputs.$D$7]*[.$D$2]/[.D413]" office:value-type="float" office:value="1838.98413129053">
            <text:p>1838.98</text:p>
          </table:table-cell>
          <table:table-cell table:formula="of:=[.F413]*[Inputs.$D$6]*([.D413]-[.E413])-[Inputs.$D$4]-[Inputs.$D$5]" office:value-type="float" office:value="3.02009698032889">
            <text:p>3.02</text:p>
          </table:table-cell>
          <table:table-cell table:formula="of:=SQRT([.G413]*g0/(0.5*[Inputs.$D$8]*[.D413]*PI()*(3/4/PI()*[.F413])^(2/3)))" office:value-type="float" office:value="15.6525386262905">
            <text:p>15.65</text:p>
          </table:table-cell>
          <table:table-cell table:formula="of:=([.A413]-[.A412])*1000/[.H413]/60+[.I412]" office:value-type="float" office:value="76.9571996113791">
            <text:p>76.96</text:p>
          </table:table-cell>
          <table:table-cell table:number-columns-repeated="1015"/>
        </table:table-row>
        <table:table-row table:style-name="ro5">
          <table:table-cell office:value-type="float" office:value="41.2">
            <text:p>41.20</text:p>
          </table:table-cell>
          <table:table-cell table:style-name="ce5" table:formula="of:=[.$B$322]+([.A414]-[.$A$322])*2.8" office:value-type="float" office:value="-18.74">
            <text:p>-18.74</text:p>
          </table:table-cell>
          <table:table-cell table:style-name="ce5" table:formula="of:=[.$C$322]*(([.B414]+c_to_k)/([.$B$322]+c_to_k))^(-g0*1000/ra/2.8)" office:value-type="float" office:value="239.723666223977">
            <text:p>239.72</text:p>
          </table:table-cell>
          <table:table-cell table:formula="of:=[.C414]/(ra*([.B414]+c_to_k))" office:value-type="float" office:value="0.00328257637594852">
            <text:p>0.00</text:p>
          </table:table-cell>
          <table:table-cell table:formula="of:=[.$E$2]*[.D414]/[.$D$2]" office:value-type="float" office:value="0.000453692026438549">
            <text:p>0.00</text:p>
          </table:table-cell>
          <table:table-cell table:formula="of:=[Inputs.$D$7]*[.$D$2]/[.D414]" office:value-type="float" office:value="1865.91243862577">
            <text:p>1865.91</text:p>
          </table:table-cell>
          <table:table-cell table:formula="of:=[.F414]*[Inputs.$D$6]*([.D414]-[.E414])-[Inputs.$D$4]-[Inputs.$D$5]" office:value-type="float" office:value="3.02009698032889">
            <text:p>3.02</text:p>
          </table:table-cell>
          <table:table-cell table:formula="of:=SQRT([.G414]*g0/(0.5*[Inputs.$D$8]*[.D414]*PI()*(3/4/PI()*[.F414])^(2/3)))" office:value-type="float" office:value="15.6905077310238">
            <text:p>15.69</text:p>
          </table:table-cell>
          <table:table-cell table:formula="of:=([.A414]-[.A413])*1000/[.H414]/60+[.I413]" office:value-type="float" office:value="77.0634209456557">
            <text:p>77.06</text:p>
          </table:table-cell>
          <table:table-cell table:number-columns-repeated="1015"/>
        </table:table-row>
        <table:table-row table:style-name="ro5">
          <table:table-cell office:value-type="float" office:value="41.3">
            <text:p>41.30</text:p>
          </table:table-cell>
          <table:table-cell table:style-name="ce5" table:formula="of:=[.$B$322]+([.A415]-[.$A$322])*2.8" office:value-type="float" office:value="-18.46">
            <text:p>-18.46</text:p>
          </table:table-cell>
          <table:table-cell table:style-name="ce5" table:formula="of:=[.$C$322]*(([.B415]+c_to_k)/([.$B$322]+c_to_k))^(-g0*1000/ra/2.8)" office:value-type="float" office:value="236.527854708657">
            <text:p>236.53</text:p>
          </table:table-cell>
          <table:table-cell table:formula="of:=[.C415]/(ra*([.B415]+c_to_k))" office:value-type="float" office:value="0.00323525491756535">
            <text:p>0.00</text:p>
          </table:table-cell>
          <table:table-cell table:formula="of:=[.$E$2]*[.D415]/[.$D$2]" office:value-type="float" office:value="0.000447151624665967">
            <text:p>0.00</text:p>
          </table:table-cell>
          <table:table-cell table:formula="of:=[Inputs.$D$7]*[.$D$2]/[.D415]" office:value-type="float" office:value="1893.20478499751">
            <text:p>1893.20</text:p>
          </table:table-cell>
          <table:table-cell table:formula="of:=[.F415]*[Inputs.$D$6]*([.D415]-[.E415])-[Inputs.$D$4]-[Inputs.$D$5]" office:value-type="float" office:value="3.02009698032889">
            <text:p>3.02</text:p>
          </table:table-cell>
          <table:table-cell table:formula="of:=SQRT([.G415]*g0/(0.5*[Inputs.$D$8]*[.D415]*PI()*(3/4/PI()*[.F415])^(2/3)))" office:value-type="float" office:value="15.7285270219421">
            <text:p>15.73</text:p>
          </table:table-cell>
          <table:table-cell table:formula="of:=([.A415]-[.A414])*1000/[.H415]/60+[.I414]" office:value-type="float" office:value="77.1693855197281">
            <text:p>77.17</text:p>
          </table:table-cell>
          <table:table-cell table:number-columns-repeated="1015"/>
        </table:table-row>
        <table:table-row table:style-name="ro5">
          <table:table-cell office:value-type="float" office:value="41.4">
            <text:p>41.40</text:p>
          </table:table-cell>
          <table:table-cell table:style-name="ce5" table:formula="of:=[.$B$322]+([.A416]-[.$A$322])*2.8" office:value-type="float" office:value="-18.18">
            <text:p>-18.18</text:p>
          </table:table-cell>
          <table:table-cell table:style-name="ce5" table:formula="of:=[.$C$322]*(([.B416]+c_to_k)/([.$B$322]+c_to_k))^(-g0*1000/ra/2.8)" office:value-type="float" office:value="233.378088778005">
            <text:p>233.38</text:p>
          </table:table-cell>
          <table:table-cell table:formula="of:=[.C416]/(ra*([.B416]+c_to_k))" office:value-type="float" office:value="0.00318866651814678">
            <text:p>0.00</text:p>
          </table:table-cell>
          <table:table-cell table:formula="of:=[.$E$2]*[.D416]/[.$D$2]" office:value-type="float" office:value="0.000440712540568608">
            <text:p>0.00</text:p>
          </table:table-cell>
          <table:table-cell table:formula="of:=[Inputs.$D$7]*[.$D$2]/[.D416]" office:value-type="float" office:value="1920.86568343347">
            <text:p>1920.87</text:p>
          </table:table-cell>
          <table:table-cell table:formula="of:=[.F416]*[Inputs.$D$6]*([.D416]-[.E416])-[Inputs.$D$4]-[Inputs.$D$5]" office:value-type="float" office:value="3.02009698032889">
            <text:p>3.02</text:p>
          </table:table-cell>
          <table:table-cell table:formula="of:=SQRT([.G416]*g0/(0.5*[Inputs.$D$8]*[.D416]*PI()*(3/4/PI()*[.F416])^(2/3)))" office:value-type="float" office:value="15.7665965100967">
            <text:p>15.77</text:p>
          </table:table-cell>
          <table:table-cell table:formula="of:=([.A416]-[.A415])*1000/[.H416]/60+[.I415]" office:value-type="float" office:value="77.2750942353408">
            <text:p>77.28</text:p>
          </table:table-cell>
          <table:table-cell table:number-columns-repeated="1015"/>
        </table:table-row>
        <table:table-row table:style-name="ro5">
          <table:table-cell office:value-type="float" office:value="41.5">
            <text:p>41.50</text:p>
          </table:table-cell>
          <table:table-cell table:style-name="ce5" table:formula="of:=[.$B$322]+([.A417]-[.$A$322])*2.8" office:value-type="float" office:value="-17.9">
            <text:p>-17.90</text:p>
          </table:table-cell>
          <table:table-cell table:style-name="ce5" table:formula="of:=[.$C$322]*(([.B417]+c_to_k)/([.$B$322]+c_to_k))^(-g0*1000/ra/2.8)" office:value-type="float" office:value="230.273655525421">
            <text:p>230.27</text:p>
          </table:table-cell>
          <table:table-cell table:formula="of:=[.C417]/(ra*([.B417]+c_to_k))" office:value-type="float" office:value="0.00314279903545132">
            <text:p>0.00</text:p>
          </table:table-cell>
          <table:table-cell table:formula="of:=[.$E$2]*[.D417]/[.$D$2]" office:value-type="float" office:value="0.000434373095940841">
            <text:p>0.00</text:p>
          </table:table-cell>
          <table:table-cell table:formula="of:=[Inputs.$D$7]*[.$D$2]/[.D417]" office:value-type="float" office:value="1948.89969785862">
            <text:p>1948.90</text:p>
          </table:table-cell>
          <table:table-cell table:formula="of:=[.F417]*[Inputs.$D$6]*([.D417]-[.E417])-[Inputs.$D$4]-[Inputs.$D$5]" office:value-type="float" office:value="3.02009698032889">
            <text:p>3.02</text:p>
          </table:table-cell>
          <table:table-cell table:formula="of:=SQRT([.G417]*g0/(0.5*[Inputs.$D$8]*[.D417]*PI()*(3/4/PI()*[.F417])^(2/3)))" office:value-type="float" office:value="15.8047162065293">
            <text:p>15.80</text:p>
          </table:table-cell>
          <table:table-cell table:formula="of:=([.A417]-[.A416])*1000/[.H417]/60+[.I416]" office:value-type="float" office:value="77.3805479900864">
            <text:p>77.38</text:p>
          </table:table-cell>
          <table:table-cell table:number-columns-repeated="1015"/>
        </table:table-row>
        <table:table-row table:style-name="ro5">
          <table:table-cell office:value-type="float" office:value="41.6">
            <text:p>41.60</text:p>
          </table:table-cell>
          <table:table-cell table:style-name="ce5" table:formula="of:=[.$B$322]+([.A418]-[.$A$322])*2.8" office:value-type="float" office:value="-17.62">
            <text:p>-17.62</text:p>
          </table:table-cell>
          <table:table-cell table:style-name="ce5" table:formula="of:=[.$C$322]*(([.B418]+c_to_k)/([.$B$322]+c_to_k))^(-g0*1000/ra/2.8)" office:value-type="float" office:value="227.213853846335">
            <text:p>227.21</text:p>
          </table:table-cell>
          <table:table-cell table:formula="of:=[.C418]/(ra*([.B418]+c_to_k))" office:value-type="float" office:value="0.00309764054135631">
            <text:p>0.00</text:p>
          </table:table-cell>
          <table:table-cell table:formula="of:=[.$E$2]*[.D418]/[.$D$2]" office:value-type="float" office:value="0.000428131642170871">
            <text:p>0.00</text:p>
          </table:table-cell>
          <table:table-cell table:formula="of:=[Inputs.$D$7]*[.$D$2]/[.D418]" office:value-type="float" office:value="1977.31144361237">
            <text:p>1977.31</text:p>
          </table:table-cell>
          <table:table-cell table:formula="of:=[.F418]*[Inputs.$D$6]*([.D418]-[.E418])-[Inputs.$D$4]-[Inputs.$D$5]" office:value-type="float" office:value="3.02009698032889">
            <text:p>3.02</text:p>
          </table:table-cell>
          <table:table-cell table:formula="of:=SQRT([.G418]*g0/(0.5*[Inputs.$D$8]*[.D418]*PI()*(3/4/PI()*[.F418])^(2/3)))" office:value-type="float" office:value="15.8428861222718">
            <text:p>15.84</text:p>
          </table:table-cell>
          <table:table-cell table:formula="of:=([.A418]-[.A417])*1000/[.H418]/60+[.I417]" office:value-type="float" office:value="77.4857476774289">
            <text:p>77.49</text:p>
          </table:table-cell>
          <table:table-cell table:number-columns-repeated="1015"/>
        </table:table-row>
        <table:table-row table:style-name="ro5">
          <table:table-cell office:value-type="float" office:value="41.7">
            <text:p>41.70</text:p>
          </table:table-cell>
          <table:table-cell table:style-name="ce5" table:formula="of:=[.$B$322]+([.A419]-[.$A$322])*2.8" office:value-type="float" office:value="-17.34">
            <text:p>-17.34</text:p>
          </table:table-cell>
          <table:table-cell table:style-name="ce5" table:formula="of:=[.$C$322]*(([.B419]+c_to_k)/([.$B$322]+c_to_k))^(-g0*1000/ra/2.8)" office:value-type="float" office:value="224.197994230202">
            <text:p>224.20</text:p>
          </table:table-cell>
          <table:table-cell table:formula="of:=[.C419]/(ra*([.B419]+c_to_k))" office:value-type="float" office:value="0.00305317931785347">
            <text:p>0.00</text:p>
          </table:table-cell>
          <table:table-cell table:formula="of:=[.$E$2]*[.D419]/[.$D$2]" office:value-type="float" office:value="0.000421986559687264">
            <text:p>0.00</text:p>
          </table:table-cell>
          <table:table-cell table:formula="of:=[Inputs.$D$7]*[.$D$2]/[.D419]" office:value-type="float" office:value="2006.10558797038">
            <text:p>2006.11</text:p>
          </table:table-cell>
          <table:table-cell table:formula="of:=[.F419]*[Inputs.$D$6]*([.D419]-[.E419])-[Inputs.$D$4]-[Inputs.$D$5]" office:value-type="float" office:value="3.02009698032889">
            <text:p>3.02</text:p>
          </table:table-cell>
          <table:table-cell table:formula="of:=SQRT([.G419]*g0/(0.5*[Inputs.$D$8]*[.D419]*PI()*(3/4/PI()*[.F419])^(2/3)))" office:value-type="float" office:value="15.8811062683467">
            <text:p>15.88</text:p>
          </table:table-cell>
          <table:table-cell table:formula="of:=([.A419]-[.A418])*1000/[.H419]/60+[.I418]" office:value-type="float" office:value="77.5906941867278">
            <text:p>77.59</text:p>
          </table:table-cell>
          <table:table-cell table:number-columns-repeated="1015"/>
        </table:table-row>
        <table:table-row table:style-name="ro5">
          <table:table-cell office:value-type="float" office:value="41.8">
            <text:p>41.80</text:p>
          </table:table-cell>
          <table:table-cell table:style-name="ce5" table:formula="of:=[.$B$322]+([.A420]-[.$A$322])*2.8" office:value-type="float" office:value="-17.06">
            <text:p>-17.06</text:p>
          </table:table-cell>
          <table:table-cell table:style-name="ce5" table:formula="of:=[.$C$322]*(([.B420]+c_to_k)/([.$B$322]+c_to_k))^(-g0*1000/ra/2.8)" office:value-type="float" office:value="221.225398556383">
            <text:p>221.23</text:p>
          </table:table-cell>
          <table:table-cell table:formula="of:=[.C420]/(ra*([.B420]+c_to_k))" office:value-type="float" office:value="0.00300940385312353">
            <text:p>0.00</text:p>
          </table:table-cell>
          <table:table-cell table:formula="of:=[.$E$2]*[.D420]/[.$D$2]" office:value-type="float" office:value="0.000415936257416422">
            <text:p>0.00</text:p>
          </table:table-cell>
          <table:table-cell table:formula="of:=[Inputs.$D$7]*[.$D$2]/[.D420]" office:value-type="float" office:value="2035.28685067116">
            <text:p>2035.29</text:p>
          </table:table-cell>
          <table:table-cell table:formula="of:=[.F420]*[Inputs.$D$6]*([.D420]-[.E420])-[Inputs.$D$4]-[Inputs.$D$5]" office:value-type="float" office:value="3.02009698032889">
            <text:p>3.02</text:p>
          </table:table-cell>
          <table:table-cell table:formula="of:=SQRT([.G420]*g0/(0.5*[Inputs.$D$8]*[.D420]*PI()*(3/4/PI()*[.F420])^(2/3)))" office:value-type="float" office:value="15.9193766557667">
            <text:p>15.92</text:p>
          </table:table-cell>
          <table:table-cell table:formula="of:=([.A420]-[.A419])*1000/[.H420]/60+[.I419]" office:value-type="float" office:value="77.6953884032606">
            <text:p>77.70</text:p>
          </table:table-cell>
          <table:table-cell table:number-columns-repeated="1015"/>
        </table:table-row>
        <table:table-row table:style-name="ro5">
          <table:table-cell office:value-type="float" office:value="41.9">
            <text:p>41.90</text:p>
          </table:table-cell>
          <table:table-cell table:style-name="ce5" table:formula="of:=[.$B$322]+([.A421]-[.$A$322])*2.8" office:value-type="float" office:value="-16.78">
            <text:p>-16.78</text:p>
          </table:table-cell>
          <table:table-cell table:style-name="ce5" table:formula="of:=[.$C$322]*(([.B421]+c_to_k)/([.$B$322]+c_to_k))^(-g0*1000/ra/2.8)" office:value-type="float" office:value="218.295399893838">
            <text:p>218.30</text:p>
          </table:table-cell>
          <table:table-cell table:formula="of:=[.C421]/(ra*([.B421]+c_to_k))" office:value-type="float" office:value="0.00296630283768839">
            <text:p>0.00</text:p>
          </table:table-cell>
          <table:table-cell table:formula="of:=[.$E$2]*[.D421]/[.$D$2]" office:value-type="float" office:value="0.000409979172250757">
            <text:p>0.00</text:p>
          </table:table-cell>
          <table:table-cell table:formula="of:=[Inputs.$D$7]*[.$D$2]/[.D421]" office:value-type="float" office:value="2064.86000444735">
            <text:p>2064.86</text:p>
          </table:table-cell>
          <table:table-cell table:formula="of:=[.F421]*[Inputs.$D$6]*([.D421]-[.E421])-[Inputs.$D$4]-[Inputs.$D$5]" office:value-type="float" office:value="3.02009698032889">
            <text:p>3.02</text:p>
          </table:table-cell>
          <table:table-cell table:formula="of:=SQRT([.G421]*g0/(0.5*[Inputs.$D$8]*[.D421]*PI()*(3/4/PI()*[.F421])^(2/3)))" office:value-type="float" office:value="15.9576972955346">
            <text:p>15.96</text:p>
          </table:table-cell>
          <table:table-cell table:formula="of:=([.A421]-[.A420])*1000/[.H421]/60+[.I420]" office:value-type="float" office:value="77.7998312082468">
            <text:p>77.80</text:p>
          </table:table-cell>
          <table:table-cell table:number-columns-repeated="1015"/>
        </table:table-row>
        <table:table-row table:style-name="ro5">
          <table:table-cell office:value-type="float" office:value="42">
            <text:p>42.00</text:p>
          </table:table-cell>
          <table:table-cell table:style-name="ce5" table:formula="of:=[.$B$322]+([.A422]-[.$A$322])*2.8" office:value-type="float" office:value="-16.5">
            <text:p>-16.50</text:p>
          </table:table-cell>
          <table:table-cell table:style-name="ce5" table:formula="of:=[.$C$322]*(([.B422]+c_to_k)/([.$B$322]+c_to_k))^(-g0*1000/ra/2.8)" office:value-type="float" office:value="215.407342304552">
            <text:p>215.41</text:p>
          </table:table-cell>
          <table:table-cell table:formula="of:=[.C422]/(ra*([.B422]+c_to_k))" office:value-type="float" office:value="0.00292386516063915">
            <text:p>0.00</text:p>
          </table:table-cell>
          <table:table-cell table:formula="of:=[.$E$2]*[.D422]/[.$D$2]" office:value-type="float" office:value="0.000404113768527362">
            <text:p>0.00</text:p>
          </table:table-cell>
          <table:table-cell table:formula="of:=[Inputs.$D$7]*[.$D$2]/[.D422]" office:value-type="float" office:value="2094.82987556188">
            <text:p>2094.83</text:p>
          </table:table-cell>
          <table:table-cell table:formula="of:=[.F422]*[Inputs.$D$6]*([.D422]-[.E422])-[Inputs.$D$4]-[Inputs.$D$5]" office:value-type="float" office:value="3.02009698032889">
            <text:p>3.02</text:p>
          </table:table-cell>
          <table:table-cell table:formula="of:=SQRT([.G422]*g0/(0.5*[Inputs.$D$8]*[.D422]*PI()*(3/4/PI()*[.F422])^(2/3)))" office:value-type="float" office:value="15.9960681986441">
            <text:p>16.00</text:p>
          </table:table-cell>
          <table:table-cell table:formula="of:=([.A422]-[.A421])*1000/[.H422]/60+[.I421]" office:value-type="float" office:value="77.9040234788704">
            <text:p>77.90</text:p>
          </table:table-cell>
          <table:table-cell table:number-columns-repeated="1015"/>
        </table:table-row>
        <table:table-row table:style-name="ro5">
          <table:table-cell office:value-type="float" office:value="42.1">
            <text:p>42.10</text:p>
          </table:table-cell>
          <table:table-cell table:style-name="ce5" table:formula="of:=[.$B$322]+([.A423]-[.$A$322])*2.8" office:value-type="float" office:value="-16.22">
            <text:p>-16.22</text:p>
          </table:table-cell>
          <table:table-cell table:style-name="ce5" table:formula="of:=[.$C$322]*(([.B423]+c_to_k)/([.$B$322]+c_to_k))^(-g0*1000/ra/2.8)" office:value-type="float" office:value="212.56058065063">
            <text:p>212.56</text:p>
          </table:table-cell>
          <table:table-cell table:formula="of:=[.C423]/(ra*([.B423]+c_to_k))" office:value-type="float" office:value="0.00288207990593854">
            <text:p>0.00</text:p>
          </table:table-cell>
          <table:table-cell table:formula="of:=[.$E$2]*[.D423]/[.$D$2]" office:value-type="float" office:value="0.000398338537516966">
            <text:p>0.00</text:p>
          </table:table-cell>
          <table:table-cell table:formula="of:=[Inputs.$D$7]*[.$D$2]/[.D423]" office:value-type="float" office:value="2125.20134434887">
            <text:p>2125.20</text:p>
          </table:table-cell>
          <table:table-cell table:formula="of:=[.F423]*[Inputs.$D$6]*([.D423]-[.E423])-[Inputs.$D$4]-[Inputs.$D$5]" office:value-type="float" office:value="3.02009698032889">
            <text:p>3.02</text:p>
          </table:table-cell>
          <table:table-cell table:formula="of:=SQRT([.G423]*g0/(0.5*[Inputs.$D$8]*[.D423]*PI()*(3/4/PI()*[.F423])^(2/3)))" office:value-type="float" office:value="16.0344893760788">
            <text:p>16.03</text:p>
          </table:table-cell>
          <table:table-cell table:formula="of:=([.A423]-[.A422])*1000/[.H423]/60+[.I422]" office:value-type="float" office:value="78.0079660883029">
            <text:p>78.01</text:p>
          </table:table-cell>
          <table:table-cell table:number-columns-repeated="1015"/>
        </table:table-row>
        <table:table-row table:style-name="ro5">
          <table:table-cell office:value-type="float" office:value="42.2">
            <text:p>42.20</text:p>
          </table:table-cell>
          <table:table-cell table:style-name="ce5" table:formula="of:=[.$B$322]+([.A424]-[.$A$322])*2.8" office:value-type="float" office:value="-15.94">
            <text:p>-15.94</text:p>
          </table:table-cell>
          <table:table-cell table:style-name="ce5" table:formula="of:=[.$C$322]*(([.B424]+c_to_k)/([.$B$322]+c_to_k))^(-g0*1000/ra/2.8)" office:value-type="float" office:value="209.754480404975">
            <text:p>209.75</text:p>
          </table:table-cell>
          <table:table-cell table:formula="of:=[.C424]/(ra*([.B424]+c_to_k))" office:value-type="float" office:value="0.00284093634879601">
            <text:p>0.00</text:p>
          </table:table-cell>
          <table:table-cell table:formula="of:=[.$E$2]*[.D424]/[.$D$2]" office:value-type="float" office:value="0.000392651996922922">
            <text:p>0.00</text:p>
          </table:table-cell>
          <table:table-cell table:formula="of:=[Inputs.$D$7]*[.$D$2]/[.D424]" office:value-type="float" office:value="2155.97934575944">
            <text:p>2155.98</text:p>
          </table:table-cell>
          <table:table-cell table:formula="of:=[.F424]*[Inputs.$D$6]*([.D424]-[.E424])-[Inputs.$D$4]-[Inputs.$D$5]" office:value-type="float" office:value="3.02009698032889">
            <text:p>3.02</text:p>
          </table:table-cell>
          <table:table-cell table:formula="of:=SQRT([.G424]*g0/(0.5*[Inputs.$D$8]*[.D424]*PI()*(3/4/PI()*[.F424])^(2/3)))" office:value-type="float" office:value="16.0729608388131">
            <text:p>16.07</text:p>
          </table:table-cell>
          <table:table-cell table:formula="of:=([.A424]-[.A423])*1000/[.H424]/60+[.I423]" office:value-type="float" office:value="78.1116599057259">
            <text:p>78.11</text:p>
          </table:table-cell>
          <table:table-cell table:number-columns-repeated="1015"/>
        </table:table-row>
        <table:table-row table:style-name="ro5">
          <table:table-cell office:value-type="float" office:value="42.3">
            <text:p>42.30</text:p>
          </table:table-cell>
          <table:table-cell table:style-name="ce5" table:formula="of:=[.$B$322]+([.A425]-[.$A$322])*2.8" office:value-type="float" office:value="-15.66">
            <text:p>-15.66</text:p>
          </table:table-cell>
          <table:table-cell table:style-name="ce5" table:formula="of:=[.$C$322]*(([.B425]+c_to_k)/([.$B$322]+c_to_k))^(-g0*1000/ra/2.8)" office:value-type="float" office:value="206.988417465492">
            <text:p>206.99</text:p>
          </table:table-cell>
          <table:table-cell table:formula="of:=[.C425]/(ra*([.B425]+c_to_k))" office:value-type="float" office:value="0.00280042395211426">
            <text:p>0.00</text:p>
          </table:table-cell>
          <table:table-cell table:formula="of:=[.$E$2]*[.D425]/[.$D$2]" office:value-type="float" office:value="0.000387052690390072">
            <text:p>0.00</text:p>
          </table:table-cell>
          <table:table-cell table:formula="of:=[Inputs.$D$7]*[.$D$2]/[.D425]" office:value-type="float" office:value="2187.16886991243">
            <text:p>2187.17</text:p>
          </table:table-cell>
          <table:table-cell table:formula="of:=[.F425]*[Inputs.$D$6]*([.D425]-[.E425])-[Inputs.$D$4]-[Inputs.$D$5]" office:value-type="float" office:value="3.02009698032889">
            <text:p>3.02</text:p>
          </table:table-cell>
          <table:table-cell table:formula="of:=SQRT([.G425]*g0/(0.5*[Inputs.$D$8]*[.D425]*PI()*(3/4/PI()*[.F425])^(2/3)))" office:value-type="float" office:value="16.1114825978116">
            <text:p>16.11</text:p>
          </table:table-cell>
          <table:table-cell table:formula="of:=([.A425]-[.A424])*1000/[.H425]/60+[.I424]" office:value-type="float" office:value="78.2151057963538">
            <text:p>78.22</text:p>
          </table:table-cell>
          <table:table-cell table:number-columns-repeated="1015"/>
        </table:table-row>
        <table:table-row table:style-name="ro5">
          <table:table-cell office:value-type="float" office:value="42.4">
            <text:p>42.40</text:p>
          </table:table-cell>
          <table:table-cell table:style-name="ce5" table:formula="of:=[.$B$322]+([.A426]-[.$A$322])*2.8" office:value-type="float" office:value="-15.38">
            <text:p>-15.38</text:p>
          </table:table-cell>
          <table:table-cell table:style-name="ce5" table:formula="of:=[.$C$322]*(([.B426]+c_to_k)/([.$B$322]+c_to_k))^(-g0*1000/ra/2.8)" office:value-type="float" office:value="204.26177797274">
            <text:p>204.26</text:p>
          </table:table-cell>
          <table:table-cell table:formula="of:=[.C426]/(ra*([.B426]+c_to_k))" office:value-type="float" office:value="0.00276053236300536">
            <text:p>0.00</text:p>
          </table:table-cell>
          <table:table-cell table:formula="of:=[.$E$2]*[.D426]/[.$D$2]" office:value-type="float" office:value="0.000381539187023241">
            <text:p>0.00</text:p>
          </table:table-cell>
          <table:table-cell table:formula="of:=[Inputs.$D$7]*[.$D$2]/[.D426]" office:value-type="float" office:value="2218.77496265004">
            <text:p>2218.77</text:p>
          </table:table-cell>
          <table:table-cell table:formula="of:=[.F426]*[Inputs.$D$6]*([.D426]-[.E426])-[Inputs.$D$4]-[Inputs.$D$5]" office:value-type="float" office:value="3.02009698032889">
            <text:p>3.02</text:p>
          </table:table-cell>
          <table:table-cell table:formula="of:=SQRT([.G426]*g0/(0.5*[Inputs.$D$8]*[.D426]*PI()*(3/4/PI()*[.F426])^(2/3)))" office:value-type="float" office:value="16.1500546640295">
            <text:p>16.15</text:p>
          </table:table-cell>
          <table:table-cell table:formula="of:=([.A426]-[.A425])*1000/[.H426]/60+[.I425]" office:value-type="float" office:value="78.3183046214561">
            <text:p>78.32</text:p>
          </table:table-cell>
          <table:table-cell table:number-columns-repeated="1015"/>
        </table:table-row>
        <table:table-row table:style-name="ro5">
          <table:table-cell office:value-type="float" office:value="42.5">
            <text:p>42.50</text:p>
          </table:table-cell>
          <table:table-cell table:style-name="ce5" table:formula="of:=[.$B$322]+([.A427]-[.$A$322])*2.8" office:value-type="float" office:value="-15.1">
            <text:p>-15.10</text:p>
          </table:table-cell>
          <table:table-cell table:style-name="ce5" table:formula="of:=[.$C$322]*(([.B427]+c_to_k)/([.$B$322]+c_to_k))^(-g0*1000/ra/2.8)" office:value-type="float" office:value="201.573958130961">
            <text:p>201.57</text:p>
          </table:table-cell>
          <table:table-cell table:formula="of:=[.C427]/(ra*([.B427]+c_to_k))" office:value-type="float" office:value="0.00272125140937537">
            <text:p>0.00</text:p>
          </table:table-cell>
          <table:table-cell table:formula="of:=[.$E$2]*[.D427]/[.$D$2]" office:value-type="float" office:value="0.000376110080915184">
            <text:p>0.00</text:p>
          </table:table-cell>
          <table:table-cell table:formula="of:=[Inputs.$D$7]*[.$D$2]/[.D427]" office:value-type="float" office:value="2250.80272609848">
            <text:p>2250.80</text:p>
          </table:table-cell>
          <table:table-cell table:formula="of:=[.F427]*[Inputs.$D$6]*([.D427]-[.E427])-[Inputs.$D$4]-[Inputs.$D$5]" office:value-type="float" office:value="3.02009698032889">
            <text:p>3.02</text:p>
          </table:table-cell>
          <table:table-cell table:formula="of:=SQRT([.G427]*g0/(0.5*[Inputs.$D$8]*[.D427]*PI()*(3/4/PI()*[.F427])^(2/3)))" office:value-type="float" office:value="16.1886770484123">
            <text:p>16.19</text:p>
          </table:table-cell>
          <table:table-cell table:formula="of:=([.A427]-[.A426])*1000/[.H427]/60+[.I426]" office:value-type="float" office:value="78.4212572383798">
            <text:p>78.42</text:p>
          </table:table-cell>
          <table:table-cell table:number-columns-repeated="1015"/>
        </table:table-row>
        <table:table-row table:style-name="ro5">
          <table:table-cell office:value-type="float" office:value="42.6">
            <text:p>42.60</text:p>
          </table:table-cell>
          <table:table-cell table:style-name="ce5" table:formula="of:=[.$B$322]+([.A428]-[.$A$322])*2.8" office:value-type="float" office:value="-14.82">
            <text:p>-14.82</text:p>
          </table:table-cell>
          <table:table-cell table:style-name="ce5" table:formula="of:=[.$C$322]*(([.B428]+c_to_k)/([.$B$322]+c_to_k))^(-g0*1000/ra/2.8)" office:value-type="float" office:value="198.924364032437">
            <text:p>198.92</text:p>
          </table:table-cell>
          <table:table-cell table:formula="of:=[.C428]/(ra*([.B428]+c_to_k))" office:value-type="float" office:value="0.00268257109657584">
            <text:p>0.00</text:p>
          </table:table-cell>
          <table:table-cell table:formula="of:=[.$E$2]*[.D428]/[.$D$2]" office:value-type="float" office:value="0.00037076399068378">
            <text:p>0.00</text:p>
          </table:table-cell>
          <table:table-cell table:formula="of:=[Inputs.$D$7]*[.$D$2]/[.D428]" office:value-type="float" office:value="2283.25731923366">
            <text:p>2283.26</text:p>
          </table:table-cell>
          <table:table-cell table:formula="of:=[.F428]*[Inputs.$D$6]*([.D428]-[.E428])-[Inputs.$D$4]-[Inputs.$D$5]" office:value-type="float" office:value="3.02009698032889">
            <text:p>3.02</text:p>
          </table:table-cell>
          <table:table-cell table:formula="of:=SQRT([.G428]*g0/(0.5*[Inputs.$D$8]*[.D428]*PI()*(3/4/PI()*[.F428])^(2/3)))" office:value-type="float" office:value="16.2273497618963">
            <text:p>16.23</text:p>
          </table:table-cell>
          <table:table-cell table:formula="of:=([.A428]-[.A427])*1000/[.H428]/60+[.I427]" office:value-type="float" office:value="78.5239645005712">
            <text:p>78.52</text:p>
          </table:table-cell>
          <table:table-cell table:number-columns-repeated="1015"/>
        </table:table-row>
        <table:table-row table:style-name="ro5">
          <table:table-cell office:value-type="float" office:value="42.7">
            <text:p>42.70</text:p>
          </table:table-cell>
          <table:table-cell table:style-name="ce5" table:formula="of:=[.$B$322]+([.A429]-[.$A$322])*2.8" office:value-type="float" office:value="-14.54">
            <text:p>-14.54</text:p>
          </table:table-cell>
          <table:table-cell table:style-name="ce5" table:formula="of:=[.$C$322]*(([.B429]+c_to_k)/([.$B$322]+c_to_k))^(-g0*1000/ra/2.8)" office:value-type="float" office:value="196.31241148509">
            <text:p>196.31</text:p>
          </table:table-cell>
          <table:table-cell table:formula="of:=[.C429]/(ra*([.B429]+c_to_k))" office:value-type="float" office:value="0.00264448160412084">
            <text:p>0.00</text:p>
          </table:table-cell>
          <table:table-cell table:formula="of:=[.$E$2]*[.D429]/[.$D$2]" office:value-type="float" office:value="0.000365499559018293">
            <text:p>0.00</text:p>
          </table:table-cell>
          <table:table-cell table:formula="of:=[Inputs.$D$7]*[.$D$2]/[.D429]" office:value-type="float" office:value="2316.14395845181">
            <text:p>2316.14</text:p>
          </table:table-cell>
          <table:table-cell table:formula="of:=[.F429]*[Inputs.$D$6]*([.D429]-[.E429])-[Inputs.$D$4]-[Inputs.$D$5]" office:value-type="float" office:value="3.02009698032889">
            <text:p>3.02</text:p>
          </table:table-cell>
          <table:table-cell table:formula="of:=SQRT([.G429]*g0/(0.5*[Inputs.$D$8]*[.D429]*PI()*(3/4/PI()*[.F429])^(2/3)))" office:value-type="float" office:value="16.2660728154079">
            <text:p>16.27</text:p>
          </table:table-cell>
          <table:table-cell table:formula="of:=([.A429]-[.A428])*1000/[.H429]/60+[.I428]" office:value-type="float" office:value="78.6264272575981">
            <text:p>78.63</text:p>
          </table:table-cell>
          <table:table-cell table:number-columns-repeated="1015"/>
        </table:table-row>
        <table:table-row table:style-name="ro5">
          <table:table-cell office:value-type="float" office:value="42.8">
            <text:p>42.80</text:p>
          </table:table-cell>
          <table:table-cell table:style-name="ce5" table:formula="of:=[.$B$322]+([.A430]-[.$A$322])*2.8" office:value-type="float" office:value="-14.26">
            <text:p>-14.26</text:p>
          </table:table-cell>
          <table:table-cell table:style-name="ce5" table:formula="of:=[.$C$322]*(([.B430]+c_to_k)/([.$B$322]+c_to_k))^(-g0*1000/ra/2.8)" office:value-type="float" office:value="193.737525843269">
            <text:p>193.74</text:p>
          </table:table-cell>
          <table:table-cell table:formula="of:=[.C430]/(ra*([.B430]+c_to_k))" office:value-type="float" office:value="0.00260697328246826">
            <text:p>0.00</text:p>
          </table:table-cell>
          <table:table-cell table:formula="of:=[.$E$2]*[.D430]/[.$D$2]" office:value-type="float" office:value="0.000360315452234501">
            <text:p>0.00</text:p>
          </table:table-cell>
          <table:table-cell table:formula="of:=[Inputs.$D$7]*[.$D$2]/[.D430]" office:value-type="float" office:value="2349.46791814542">
            <text:p>2349.47</text:p>
          </table:table-cell>
          <table:table-cell table:formula="of:=[.F430]*[Inputs.$D$6]*([.D430]-[.E430])-[Inputs.$D$4]-[Inputs.$D$5]" office:value-type="float" office:value="3.02009698032889">
            <text:p>3.02</text:p>
          </table:table-cell>
          <table:table-cell table:formula="of:=SQRT([.G430]*g0/(0.5*[Inputs.$D$8]*[.D430]*PI()*(3/4/PI()*[.F430])^(2/3)))" office:value-type="float" office:value="16.3048462198644">
            <text:p>16.30</text:p>
          </table:table-cell>
          <table:table-cell table:formula="of:=([.A430]-[.A429])*1000/[.H430]/60+[.I429]" office:value-type="float" office:value="78.7286463551714">
            <text:p>78.73</text:p>
          </table:table-cell>
          <table:table-cell table:number-columns-repeated="1015"/>
        </table:table-row>
        <table:table-row table:style-name="ro5">
          <table:table-cell office:value-type="float" office:value="42.9">
            <text:p>42.90</text:p>
          </table:table-cell>
          <table:table-cell table:style-name="ce5" table:formula="of:=[.$B$322]+([.A431]-[.$A$322])*2.8" office:value-type="float" office:value="-13.98">
            <text:p>-13.98</text:p>
          </table:table-cell>
          <table:table-cell table:style-name="ce5" table:formula="of:=[.$C$322]*(([.B431]+c_to_k)/([.$B$322]+c_to_k))^(-g0*1000/ra/2.8)" office:value-type="float" office:value="191.199141841672">
            <text:p>191.20</text:p>
          </table:table-cell>
          <table:table-cell table:formula="of:=[.C431]/(ra*([.B431]+c_to_k))" office:value-type="float" office:value="0.00257003664986391">
            <text:p>0.00</text:p>
          </table:table-cell>
          <table:table-cell table:formula="of:=[.$E$2]*[.D431]/[.$D$2]" office:value-type="float" office:value="0.00035521035983852">
            <text:p>0.00</text:p>
          </table:table-cell>
          <table:table-cell table:formula="of:=[Inputs.$D$7]*[.$D$2]/[.D431]" office:value-type="float" office:value="2383.23453128412">
            <text:p>2383.23</text:p>
          </table:table-cell>
          <table:table-cell table:formula="of:=[.F431]*[Inputs.$D$6]*([.D431]-[.E431])-[Inputs.$D$4]-[Inputs.$D$5]" office:value-type="float" office:value="3.02009698032889">
            <text:p>3.02</text:p>
          </table:table-cell>
          <table:table-cell table:formula="of:=SQRT([.G431]*g0/(0.5*[Inputs.$D$8]*[.D431]*PI()*(3/4/PI()*[.F431])^(2/3)))" office:value-type="float" office:value="16.3436699861734">
            <text:p>16.34</text:p>
          </table:table-cell>
          <table:table-cell table:formula="of:=([.A431]-[.A430])*1000/[.H431]/60+[.I430]" office:value-type="float" office:value="78.8306226351671">
            <text:p>78.83</text:p>
          </table:table-cell>
          <table:table-cell table:number-columns-repeated="1015"/>
        </table:table-row>
        <table:table-row table:style-name="ro5">
          <table:table-cell office:value-type="float" office:value="43">
            <text:p>43.00</text:p>
          </table:table-cell>
          <table:table-cell table:style-name="ce5" table:formula="of:=[.$B$322]+([.A432]-[.$A$322])*2.8" office:value-type="float" office:value="-13.7">
            <text:p>-13.70</text:p>
          </table:table-cell>
          <table:table-cell table:style-name="ce5" table:formula="of:=[.$C$322]*(([.B432]+c_to_k)/([.$B$322]+c_to_k))^(-g0*1000/ra/2.8)" office:value-type="float" office:value="188.696703432319">
            <text:p>188.70</text:p>
          </table:table-cell>
          <table:table-cell table:formula="of:=[.C432]/(ra*([.B432]+c_to_k))" office:value-type="float" office:value="0.00253366238924723">
            <text:p>0.00</text:p>
          </table:table-cell>
          <table:table-cell table:formula="of:=[.$E$2]*[.D432]/[.$D$2]" office:value-type="float" office:value="0.000350182994099126">
            <text:p>0.00</text:p>
          </table:table-cell>
          <table:table-cell table:formula="of:=[Inputs.$D$7]*[.$D$2]/[.D432]" office:value-type="float" office:value="2417.44919000089">
            <text:p>2417.45</text:p>
          </table:table-cell>
          <table:table-cell table:formula="of:=[.F432]*[Inputs.$D$6]*([.D432]-[.E432])-[Inputs.$D$4]-[Inputs.$D$5]" office:value-type="float" office:value="3.02009698032889">
            <text:p>3.02</text:p>
          </table:table-cell>
          <table:table-cell table:formula="of:=SQRT([.G432]*g0/(0.5*[Inputs.$D$8]*[.D432]*PI()*(3/4/PI()*[.F432])^(2/3)))" office:value-type="float" office:value="16.3825441252333">
            <text:p>16.38</text:p>
          </table:table-cell>
          <table:table-cell table:formula="of:=([.A432]-[.A431])*1000/[.H432]/60+[.I431]" office:value-type="float" office:value="78.9323569356473">
            <text:p>78.93</text:p>
          </table:table-cell>
          <table:table-cell table:number-columns-repeated="1015"/>
        </table:table-row>
        <table:table-row table:style-name="ro5">
          <table:table-cell office:value-type="float" office:value="43.1">
            <text:p>43.10</text:p>
          </table:table-cell>
          <table:table-cell table:style-name="ce5" table:formula="of:=[.$B$322]+([.A433]-[.$A$322])*2.8" office:value-type="float" office:value="-13.42">
            <text:p>-13.42</text:p>
          </table:table-cell>
          <table:table-cell table:style-name="ce5" table:formula="of:=[.$C$322]*(([.B433]+c_to_k)/([.$B$322]+c_to_k))^(-g0*1000/ra/2.8)" office:value-type="float" office:value="186.229663624543">
            <text:p>186.23</text:p>
          </table:table-cell>
          <table:table-cell table:formula="of:=[.C433]/(ra*([.B433]+c_to_k))" office:value-type="float" office:value="0.00249784134521736">
            <text:p>0.00</text:p>
          </table:table-cell>
          <table:table-cell table:formula="of:=[.$E$2]*[.D433]/[.$D$2]" office:value-type="float" office:value="0.000345232089628439">
            <text:p>0.00</text:p>
          </table:table-cell>
          <table:table-cell table:formula="of:=[Inputs.$D$7]*[.$D$2]/[.D433]" office:value-type="float" office:value="2452.11734618335">
            <text:p>2452.12</text:p>
          </table:table-cell>
          <table:table-cell table:formula="of:=[.F433]*[Inputs.$D$6]*([.D433]-[.E433])-[Inputs.$D$4]-[Inputs.$D$5]" office:value-type="float" office:value="3.02009698032889">
            <text:p>3.02</text:p>
          </table:table-cell>
          <table:table-cell table:formula="of:=SQRT([.G433]*g0/(0.5*[Inputs.$D$8]*[.D433]*PI()*(3/4/PI()*[.F433])^(2/3)))" office:value-type="float" office:value="16.4214686479328">
            <text:p>16.42</text:p>
          </table:table-cell>
          <table:table-cell table:formula="of:=([.A433]-[.A432])*1000/[.H433]/60+[.I432]" office:value-type="float" office:value="79.033850090882">
            <text:p>79.03</text:p>
          </table:table-cell>
          <table:table-cell table:number-columns-repeated="1015"/>
        </table:table-row>
        <table:table-row table:style-name="ro5">
          <table:table-cell office:value-type="float" office:value="43.2">
            <text:p>43.20</text:p>
          </table:table-cell>
          <table:table-cell table:style-name="ce5" table:formula="of:=[.$B$322]+([.A434]-[.$A$322])*2.8" office:value-type="float" office:value="-13.14">
            <text:p>-13.14</text:p>
          </table:table-cell>
          <table:table-cell table:style-name="ce5" table:formula="of:=[.$C$322]*(([.B434]+c_to_k)/([.$B$322]+c_to_k))^(-g0*1000/ra/2.8)" office:value-type="float" office:value="183.797484327915">
            <text:p>183.80</text:p>
          </table:table-cell>
          <table:table-cell table:formula="of:=[.C434]/(ra*([.B434]+c_to_k))" office:value-type="float" office:value="0.0024625645210582">
            <text:p>0.00</text:p>
          </table:table-cell>
          <table:table-cell table:formula="of:=[.$E$2]*[.D434]/[.$D$2]" office:value-type="float" office:value="0.000340356402970741">
            <text:p>0.00</text:p>
          </table:table-cell>
          <table:table-cell table:formula="of:=[Inputs.$D$7]*[.$D$2]/[.D434]" office:value-type="float" office:value="2487.24451207047">
            <text:p>2487.24</text:p>
          </table:table-cell>
          <table:table-cell table:formula="of:=[.F434]*[Inputs.$D$6]*([.D434]-[.E434])-[Inputs.$D$4]-[Inputs.$D$5]" office:value-type="float" office:value="3.02009698032889">
            <text:p>3.02</text:p>
          </table:table-cell>
          <table:table-cell table:formula="of:=SQRT([.G434]*g0/(0.5*[Inputs.$D$8]*[.D434]*PI()*(3/4/PI()*[.F434])^(2/3)))" office:value-type="float" office:value="16.4604435651515">
            <text:p>16.46</text:p>
          </table:table-cell>
          <table:table-cell table:formula="of:=([.A434]-[.A433])*1000/[.H434]/60+[.I433]" office:value-type="float" office:value="79.1351029313702">
            <text:p>79.14</text:p>
          </table:table-cell>
          <table:table-cell table:number-columns-repeated="1015"/>
        </table:table-row>
        <table:table-row table:style-name="ro5">
          <table:table-cell office:value-type="float" office:value="43.3">
            <text:p>43.30</text:p>
          </table:table-cell>
          <table:table-cell table:style-name="ce5" table:formula="of:=[.$B$322]+([.A435]-[.$A$322])*2.8" office:value-type="float" office:value="-12.86">
            <text:p>-12.86</text:p>
          </table:table-cell>
          <table:table-cell table:style-name="ce5" table:formula="of:=[.$C$322]*(([.B435]+c_to_k)/([.$B$322]+c_to_k))^(-g0*1000/ra/2.8)" office:value-type="float" office:value="181.399636198073">
            <text:p>181.40</text:p>
          </table:table-cell>
          <table:table-cell table:formula="of:=[.C435]/(ra*([.B435]+c_to_k))" office:value-type="float" office:value="0.00242782307582144">
            <text:p>0.00</text:p>
          </table:table-cell>
          <table:table-cell table:formula="of:=[.$E$2]*[.D435]/[.$D$2]" office:value-type="float" office:value="0.000335554712199322">
            <text:p>0.00</text:p>
          </table:table-cell>
          <table:table-cell table:formula="of:=[Inputs.$D$7]*[.$D$2]/[.D435]" office:value-type="float" office:value="2522.83626085442">
            <text:p>2522.84</text:p>
          </table:table-cell>
          <table:table-cell table:formula="of:=[.F435]*[Inputs.$D$6]*([.D435]-[.E435])-[Inputs.$D$4]-[Inputs.$D$5]" office:value-type="float" office:value="3.02009698032889">
            <text:p>3.02</text:p>
          </table:table-cell>
          <table:table-cell table:formula="of:=SQRT([.G435]*g0/(0.5*[Inputs.$D$8]*[.D435]*PI()*(3/4/PI()*[.F435])^(2/3)))" office:value-type="float" office:value="16.4994688877594">
            <text:p>16.50</text:p>
          </table:table-cell>
          <table:table-cell table:formula="of:=([.A435]-[.A434])*1000/[.H435]/60+[.I434]" office:value-type="float" office:value="79.2361162838608">
            <text:p>79.24</text:p>
          </table:table-cell>
          <table:table-cell table:number-columns-repeated="1015"/>
        </table:table-row>
        <table:table-row table:style-name="ro5">
          <table:table-cell office:value-type="float" office:value="43.4">
            <text:p>43.40</text:p>
          </table:table-cell>
          <table:table-cell table:style-name="ce5" table:formula="of:=[.$B$322]+([.A436]-[.$A$322])*2.8" office:value-type="float" office:value="-12.58">
            <text:p>-12.58</text:p>
          </table:table-cell>
          <table:table-cell table:style-name="ce5" table:formula="of:=[.$C$322]*(([.B436]+c_to_k)/([.$B$322]+c_to_k))^(-g0*1000/ra/2.8)" office:value-type="float" office:value="179.035598485363">
            <text:p>179.04</text:p>
          </table:table-cell>
          <table:table-cell table:formula="of:=[.C436]/(ra*([.B436]+c_to_k))" office:value-type="float" office:value="0.00239360832146616">
            <text:p>0.00</text:p>
          </table:table-cell>
          <table:table-cell table:formula="of:=[.$E$2]*[.D436]/[.$D$2]" office:value-type="float" office:value="0.000330825816521134">
            <text:p>0.00</text:p>
          </table:table-cell>
          <table:table-cell table:formula="of:=[Inputs.$D$7]*[.$D$2]/[.D436]" office:value-type="float" office:value="2558.89822728795">
            <text:p>2558.90</text:p>
          </table:table-cell>
          <table:table-cell table:formula="of:=[.F436]*[Inputs.$D$6]*([.D436]-[.E436])-[Inputs.$D$4]-[Inputs.$D$5]" office:value-type="float" office:value="3.02009698032889">
            <text:p>3.02</text:p>
          </table:table-cell>
          <table:table-cell table:formula="of:=SQRT([.G436]*g0/(0.5*[Inputs.$D$8]*[.D436]*PI()*(3/4/PI()*[.F436])^(2/3)))" office:value-type="float" office:value="16.5385446266173">
            <text:p>16.54</text:p>
          </table:table-cell>
          <table:table-cell table:formula="of:=([.A436]-[.A435])*1000/[.H436]/60+[.I435]" office:value-type="float" office:value="79.3368909713737">
            <text:p>79.34</text:p>
          </table:table-cell>
          <table:table-cell table:number-columns-repeated="1015"/>
        </table:table-row>
        <table:table-row table:style-name="ro5">
          <table:table-cell office:value-type="float" office:value="43.5">
            <text:p>43.50</text:p>
          </table:table-cell>
          <table:table-cell table:style-name="ce5" table:formula="of:=[.$B$322]+([.A437]-[.$A$322])*2.8" office:value-type="float" office:value="-12.3">
            <text:p>-12.30</text:p>
          </table:table-cell>
          <table:table-cell table:style-name="ce5" table:formula="of:=[.$C$322]*(([.B437]+c_to_k)/([.$B$322]+c_to_k))^(-g0*1000/ra/2.8)" office:value-type="float" office:value="176.704858886279">
            <text:p>176.70</text:p>
          </table:table-cell>
          <table:table-cell table:formula="of:=[.C437]/(ra*([.B437]+c_to_k))" office:value-type="float" office:value="0.00235991172005405">
            <text:p>0.00</text:p>
          </table:table-cell>
          <table:table-cell table:formula="of:=[.$E$2]*[.D437]/[.$D$2]" office:value-type="float" office:value="0.000326168535889138">
            <text:p>0.00</text:p>
          </table:table-cell>
          <table:table-cell table:formula="of:=[Inputs.$D$7]*[.$D$2]/[.D437]" office:value-type="float" office:value="2595.43610829695">
            <text:p>2595.44</text:p>
          </table:table-cell>
          <table:table-cell table:formula="of:=[.F437]*[Inputs.$D$6]*([.D437]-[.E437])-[Inputs.$D$4]-[Inputs.$D$5]" office:value-type="float" office:value="3.02009698032889">
            <text:p>3.02</text:p>
          </table:table-cell>
          <table:table-cell table:formula="of:=SQRT([.G437]*g0/(0.5*[Inputs.$D$8]*[.D437]*PI()*(3/4/PI()*[.F437])^(2/3)))" office:value-type="float" office:value="16.5776707925765">
            <text:p>16.58</text:p>
          </table:table-cell>
          <table:table-cell table:formula="of:=([.A437]-[.A436])*1000/[.H437]/60+[.I436]" office:value-type="float" office:value="79.4374278132208">
            <text:p>79.44</text:p>
          </table:table-cell>
          <table:table-cell table:number-columns-repeated="1015"/>
        </table:table-row>
        <table:table-row table:style-name="ro5">
          <table:table-cell office:value-type="float" office:value="43.6">
            <text:p>43.60</text:p>
          </table:table-cell>
          <table:table-cell table:style-name="ce5" table:formula="of:=[.$B$322]+([.A438]-[.$A$322])*2.8" office:value-type="float" office:value="-12.02">
            <text:p>-12.02</text:p>
          </table:table-cell>
          <table:table-cell table:style-name="ce5" table:formula="of:=[.$C$322]*(([.B438]+c_to_k)/([.$B$322]+c_to_k))^(-g0*1000/ra/2.8)" office:value-type="float" office:value="174.406913397612">
            <text:p>174.41</text:p>
          </table:table-cell>
          <table:table-cell table:formula="of:=[.C438]/(ra*([.B438]+c_to_k))" office:value-type="float" office:value="0.00232672488099891">
            <text:p>0.00</text:p>
          </table:table-cell>
          <table:table-cell table:formula="of:=[.$E$2]*[.D438]/[.$D$2]" office:value-type="float" office:value="0.00032158171062215">
            <text:p>0.00</text:p>
          </table:table-cell>
          <table:table-cell table:formula="of:=[Inputs.$D$7]*[.$D$2]/[.D438]" office:value-type="float" office:value="2632.45566359864">
            <text:p>2632.46</text:p>
          </table:table-cell>
          <table:table-cell table:formula="of:=[.F438]*[Inputs.$D$6]*([.D438]-[.E438])-[Inputs.$D$4]-[Inputs.$D$5]" office:value-type="float" office:value="3.02009698032889">
            <text:p>3.02</text:p>
          </table:table-cell>
          <table:table-cell table:formula="of:=SQRT([.G438]*g0/(0.5*[Inputs.$D$8]*[.D438]*PI()*(3/4/PI()*[.F438])^(2/3)))" office:value-type="float" office:value="16.6168473964792">
            <text:p>16.62</text:p>
          </table:table-cell>
          <table:table-cell table:formula="of:=([.A438]-[.A437])*1000/[.H438]/60+[.I437]" office:value-type="float" office:value="79.5377276250263">
            <text:p>79.54</text:p>
          </table:table-cell>
          <table:table-cell table:number-columns-repeated="1015"/>
        </table:table-row>
        <table:table-row table:style-name="ro5">
          <table:table-cell office:value-type="float" office:value="43.7">
            <text:p>43.70</text:p>
          </table:table-cell>
          <table:table-cell table:style-name="ce5" table:formula="of:=[.$B$322]+([.A439]-[.$A$322])*2.8" office:value-type="float" office:value="-11.74">
            <text:p>-11.74</text:p>
          </table:table-cell>
          <table:table-cell table:style-name="ce5" table:formula="of:=[.$C$322]*(([.B439]+c_to_k)/([.$B$322]+c_to_k))^(-g0*1000/ra/2.8)" office:value-type="float" office:value="172.141266173277">
            <text:p>172.14</text:p>
          </table:table-cell>
          <table:table-cell table:formula="of:=[.C439]/(ra*([.B439]+c_to_k))" office:value-type="float" office:value="0.00229403955836955">
            <text:p>0.00</text:p>
          </table:table-cell>
          <table:table-cell table:formula="of:=[.$E$2]*[.D439]/[.$D$2]" office:value-type="float" office:value="0.000317064201032073">
            <text:p>0.00</text:p>
          </table:table-cell>
          <table:table-cell table:formula="of:=[Inputs.$D$7]*[.$D$2]/[.D439]" office:value-type="float" office:value="2669.96271632503">
            <text:p>2669.96</text:p>
          </table:table-cell>
          <table:table-cell table:formula="of:=[.F439]*[Inputs.$D$6]*([.D439]-[.E439])-[Inputs.$D$4]-[Inputs.$D$5]" office:value-type="float" office:value="3.02009698032889">
            <text:p>3.02</text:p>
          </table:table-cell>
          <table:table-cell table:formula="of:=SQRT([.G439]*g0/(0.5*[Inputs.$D$8]*[.D439]*PI()*(3/4/PI()*[.F439])^(2/3)))" office:value-type="float" office:value="16.656074449158">
            <text:p>16.66</text:p>
          </table:table-cell>
          <table:table-cell table:formula="of:=([.A439]-[.A438])*1000/[.H439]/60+[.I438]" office:value-type="float" office:value="79.6377912187472">
            <text:p>79.64</text:p>
          </table:table-cell>
          <table:table-cell table:number-columns-repeated="1015"/>
        </table:table-row>
        <table:table-row table:style-name="ro5">
          <table:table-cell office:value-type="float" office:value="43.8">
            <text:p>43.80</text:p>
          </table:table-cell>
          <table:table-cell table:style-name="ce5" table:formula="of:=[.$B$322]+([.A440]-[.$A$322])*2.8" office:value-type="float" office:value="-11.46">
            <text:p>-11.46</text:p>
          </table:table-cell>
          <table:table-cell table:style-name="ce5" table:formula="of:=[.$C$322]*(([.B440]+c_to_k)/([.$B$322]+c_to_k))^(-g0*1000/ra/2.8)" office:value-type="float" office:value="169.907429383759">
            <text:p>169.91</text:p>
          </table:table-cell>
          <table:table-cell table:formula="of:=[.C440]/(ra*([.B440]+c_to_k))" office:value-type="float" office:value="0.00226184764824474">
            <text:p>0.00</text:p>
          </table:table-cell>
          <table:table-cell table:formula="of:=[.$E$2]*[.D440]/[.$D$2]" office:value-type="float" office:value="0.000312614887058309">
            <text:p>0.00</text:p>
          </table:table-cell>
          <table:table-cell table:formula="of:=[Inputs.$D$7]*[.$D$2]/[.D440]" office:value-type="float" office:value="2707.96315365211">
            <text:p>2707.96</text:p>
          </table:table-cell>
          <table:table-cell table:formula="of:=[.F440]*[Inputs.$D$6]*([.D440]-[.E440])-[Inputs.$D$4]-[Inputs.$D$5]" office:value-type="float" office:value="3.02009698032889">
            <text:p>3.02</text:p>
          </table:table-cell>
          <table:table-cell table:formula="of:=SQRT([.G440]*g0/(0.5*[Inputs.$D$8]*[.D440]*PI()*(3/4/PI()*[.F440])^(2/3)))" office:value-type="float" office:value="16.6953519614365">
            <text:p>16.70</text:p>
          </table:table-cell>
          <table:table-cell table:formula="of:=([.A440]-[.A439])*1000/[.H440]/60+[.I439]" office:value-type="float" office:value="79.7376194026943">
            <text:p>79.74</text:p>
          </table:table-cell>
          <table:table-cell table:number-columns-repeated="1015"/>
        </table:table-row>
        <table:table-row table:style-name="ro5">
          <table:table-cell office:value-type="float" office:value="43.9">
            <text:p>43.90</text:p>
          </table:table-cell>
          <table:table-cell table:style-name="ce5" table:formula="of:=[.$B$322]+([.A441]-[.$A$322])*2.8" office:value-type="float" office:value="-11.18">
            <text:p>-11.18</text:p>
          </table:table-cell>
          <table:table-cell table:style-name="ce5" table:formula="of:=[.$C$322]*(([.B441]+c_to_k)/([.$B$322]+c_to_k))^(-g0*1000/ra/2.8)" office:value-type="float" office:value="167.704923078121">
            <text:p>167.70</text:p>
          </table:table-cell>
          <table:table-cell table:formula="of:=[.C441]/(ra*([.B441]+c_to_k))" office:value-type="float" office:value="0.00223014118611935">
            <text:p>0.00</text:p>
          </table:table-cell>
          <table:table-cell table:formula="of:=[.$E$2]*[.D441]/[.$D$2]" office:value-type="float" office:value="0.00030823266790927">
            <text:p>0.00</text:p>
          </table:table-cell>
          <table:table-cell table:formula="of:=[Inputs.$D$7]*[.$D$2]/[.D441]" office:value-type="float" office:value="2746.46292743443">
            <text:p>2746.46</text:p>
          </table:table-cell>
          <table:table-cell table:formula="of:=[.F441]*[Inputs.$D$6]*([.D441]-[.E441])-[Inputs.$D$4]-[Inputs.$D$5]" office:value-type="float" office:value="3.02009698032889">
            <text:p>3.02</text:p>
          </table:table-cell>
          <table:table-cell table:formula="of:=SQRT([.G441]*g0/(0.5*[Inputs.$D$8]*[.D441]*PI()*(3/4/PI()*[.F441])^(2/3)))" office:value-type="float" office:value="16.7346799441288">
            <text:p>16.73</text:p>
          </table:table-cell>
          <table:table-cell table:formula="of:=([.A441]-[.A440])*1000/[.H441]/60+[.I440]" office:value-type="float" office:value="79.8372129815515">
            <text:p>79.84</text:p>
          </table:table-cell>
          <table:table-cell table:number-columns-repeated="1015"/>
        </table:table-row>
        <table:table-row table:style-name="ro5">
          <table:table-cell office:value-type="float" office:value="44">
            <text:p>44.00</text:p>
          </table:table-cell>
          <table:table-cell table:style-name="ce5" table:formula="of:=[.$B$322]+([.A442]-[.$A$322])*2.8" office:value-type="float" office:value="-10.9">
            <text:p>-10.90</text:p>
          </table:table-cell>
          <table:table-cell table:style-name="ce5" table:formula="of:=[.$C$322]*(([.B442]+c_to_k)/([.$B$322]+c_to_k))^(-g0*1000/ra/2.8)" office:value-type="float" office:value="165.533275048541">
            <text:p>165.53</text:p>
          </table:table-cell>
          <table:table-cell table:formula="of:=[.C442]/(ra*([.B442]+c_to_k))" office:value-type="float" office:value="0.00219891234436059">
            <text:p>0.00</text:p>
          </table:table-cell>
          <table:table-cell table:formula="of:=[.$E$2]*[.D442]/[.$D$2]" office:value-type="float" office:value="0.000303916461710787">
            <text:p>0.00</text:p>
          </table:table-cell>
          <table:table-cell table:formula="of:=[Inputs.$D$7]*[.$D$2]/[.D442]" office:value-type="float" office:value="2785.46805484532">
            <text:p>2785.47</text:p>
          </table:table-cell>
          <table:table-cell table:formula="of:=[.F442]*[Inputs.$D$6]*([.D442]-[.E442])-[Inputs.$D$4]-[Inputs.$D$5]" office:value-type="float" office:value="3.02009698032889">
            <text:p>3.02</text:p>
          </table:table-cell>
          <table:table-cell table:formula="of:=SQRT([.G442]*g0/(0.5*[Inputs.$D$8]*[.D442]*PI()*(3/4/PI()*[.F442])^(2/3)))" office:value-type="float" office:value="16.77405840804">
            <text:p>16.77</text:p>
          </table:table-cell>
          <table:table-cell table:formula="of:=([.A442]-[.A441])*1000/[.H442]/60+[.I441]" office:value-type="float" office:value="79.9365727563969">
            <text:p>79.94</text:p>
          </table:table-cell>
          <table:table-cell table:number-columns-repeated="1015"/>
        </table:table-row>
        <table:table-row table:style-name="ro5">
          <table:table-cell office:value-type="float" office:value="44.1">
            <text:p>44.10</text:p>
          </table:table-cell>
          <table:table-cell table:style-name="ce5" table:formula="of:=[.$B$322]+([.A443]-[.$A$322])*2.8" office:value-type="float" office:value="-10.62">
            <text:p>-10.62</text:p>
          </table:table-cell>
          <table:table-cell table:style-name="ce5" table:formula="of:=[.$C$322]*(([.B443]+c_to_k)/([.$B$322]+c_to_k))^(-g0*1000/ra/2.8)" office:value-type="float" office:value="163.392020697316">
            <text:p>163.39</text:p>
          </table:table-cell>
          <table:table-cell table:formula="of:=[.C443]/(ra*([.B443]+c_to_k))" office:value-type="float" office:value="0.00216815342971326">
            <text:p>0.00</text:p>
          </table:table-cell>
          <table:table-cell table:formula="of:=[.$E$2]*[.D443]/[.$D$2]" office:value-type="float" office:value="0.000299665205161315">
            <text:p>0.00</text:p>
          </table:table-cell>
          <table:table-cell table:formula="of:=[Inputs.$D$7]*[.$D$2]/[.D443]" office:value-type="float" office:value="2824.98461902277">
            <text:p>2824.98</text:p>
          </table:table-cell>
          <table:table-cell table:formula="of:=[.F443]*[Inputs.$D$6]*([.D443]-[.E443])-[Inputs.$D$4]-[Inputs.$D$5]" office:value-type="float" office:value="3.02009698032889">
            <text:p>3.02</text:p>
          </table:table-cell>
          <table:table-cell table:formula="of:=SQRT([.G443]*g0/(0.5*[Inputs.$D$8]*[.D443]*PI()*(3/4/PI()*[.F443])^(2/3)))" office:value-type="float" office:value="16.8134873639656">
            <text:p>16.81</text:p>
          </table:table-cell>
          <table:table-cell table:formula="of:=([.A443]-[.A442])*1000/[.H443]/60+[.I442]" office:value-type="float" office:value="80.0356995247222">
            <text:p>80.04</text:p>
          </table:table-cell>
          <table:table-cell table:number-columns-repeated="1015"/>
        </table:table-row>
        <table:table-row table:style-name="ro5">
          <table:table-cell office:value-type="float" office:value="44.2">
            <text:p>44.20</text:p>
          </table:table-cell>
          <table:table-cell table:style-name="ce5" table:formula="of:=[.$B$322]+([.A444]-[.$A$322])*2.8" office:value-type="float" office:value="-10.34">
            <text:p>-10.34</text:p>
          </table:table-cell>
          <table:table-cell table:style-name="ce5" table:formula="of:=[.$C$322]*(([.B444]+c_to_k)/([.$B$322]+c_to_k))^(-g0*1000/ra/2.8)" office:value-type="float" office:value="161.280702906281">
            <text:p>161.28</text:p>
          </table:table-cell>
          <table:table-cell table:formula="of:=[.C444]/(ra*([.B444]+c_to_k))" office:value-type="float" office:value="0.00213785688085309">
            <text:p>0.00</text:p>
          </table:table-cell>
          <table:table-cell table:formula="of:=[.$E$2]*[.D444]/[.$D$2]" office:value-type="float" office:value="0.000295477853193764">
            <text:p>0.00</text:p>
          </table:table-cell>
          <table:table-cell table:formula="of:=[Inputs.$D$7]*[.$D$2]/[.D444]" office:value-type="float" office:value="2865.01876972106">
            <text:p>2865.02</text:p>
          </table:table-cell>
          <table:table-cell table:formula="of:=[.F444]*[Inputs.$D$6]*([.D444]-[.E444])-[Inputs.$D$4]-[Inputs.$D$5]" office:value-type="float" office:value="3.02009698032889">
            <text:p>3.02</text:p>
          </table:table-cell>
          <table:table-cell table:formula="of:=SQRT([.G444]*g0/(0.5*[Inputs.$D$8]*[.D444]*PI()*(3/4/PI()*[.F444])^(2/3)))" office:value-type="float" office:value="16.8529668226923">
            <text:p>16.85</text:p>
          </table:table-cell>
          <table:table-cell table:formula="of:=([.A444]-[.A443])*1000/[.H444]/60+[.I443]" office:value-type="float" office:value="80.1345940804524">
            <text:p>80.13</text:p>
          </table:table-cell>
          <table:table-cell table:number-columns-repeated="1015"/>
        </table:table-row>
        <table:table-row table:style-name="ro5">
          <table:table-cell office:value-type="float" office:value="44.3">
            <text:p>44.30</text:p>
          </table:table-cell>
          <table:table-cell table:style-name="ce5" table:formula="of:=[.$B$322]+([.A445]-[.$A$322])*2.8" office:value-type="float" office:value="-10.06">
            <text:p>-10.06</text:p>
          </table:table-cell>
          <table:table-cell table:style-name="ce5" table:formula="of:=[.$C$322]*(([.B445]+c_to_k)/([.$B$322]+c_to_k))^(-g0*1000/ra/2.8)" office:value-type="float" office:value="159.198871908617">
            <text:p>159.20</text:p>
          </table:table-cell>
          <table:table-cell table:formula="of:=[.C445]/(ra*([.B445]+c_to_k))" office:value-type="float" office:value="0.00210801526598716">
            <text:p>0.00</text:p>
          </table:table-cell>
          <table:table-cell table:formula="of:=[.$E$2]*[.D445]/[.$D$2]" office:value-type="float" office:value="0.000291353378643858">
            <text:p>0.00</text:p>
          </table:table-cell>
          <table:table-cell table:formula="of:=[Inputs.$D$7]*[.$D$2]/[.D445]" office:value-type="float" office:value="2905.57672396796">
            <text:p>2905.58</text:p>
          </table:table-cell>
          <table:table-cell table:formula="of:=[.F445]*[Inputs.$D$6]*([.D445]-[.E445])-[Inputs.$D$4]-[Inputs.$D$5]" office:value-type="float" office:value="3.02009698032889">
            <text:p>3.02</text:p>
          </table:table-cell>
          <table:table-cell table:formula="of:=SQRT([.G445]*g0/(0.5*[Inputs.$D$8]*[.D445]*PI()*(3/4/PI()*[.F445])^(2/3)))" office:value-type="float" office:value="16.8924967949974">
            <text:p>16.89</text:p>
          </table:table-cell>
          <table:table-cell table:formula="of:=([.A445]-[.A444])*1000/[.H445]/60+[.I444]" office:value-type="float" office:value="80.2332572139662">
            <text:p>80.23</text:p>
          </table:table-cell>
          <table:table-cell table:number-columns-repeated="1015"/>
        </table:table-row>
        <table:table-row table:style-name="ro5">
          <table:table-cell office:value-type="float" office:value="44.4">
            <text:p>44.40</text:p>
          </table:table-cell>
          <table:table-cell table:style-name="ce5" table:formula="of:=[.$B$322]+([.A446]-[.$A$322])*2.8" office:value-type="float" office:value="-9.78000000000001">
            <text:p>-9.78</text:p>
          </table:table-cell>
          <table:table-cell table:style-name="ce5" table:formula="of:=[.$C$322]*(([.B446]+c_to_k)/([.$B$322]+c_to_k))^(-g0*1000/ra/2.8)" office:value-type="float" office:value="157.146085162979">
            <text:p>157.15</text:p>
          </table:table-cell>
          <table:table-cell table:formula="of:=[.C446]/(ra*([.B446]+c_to_k))" office:value-type="float" office:value="0.00207862128050045">
            <text:p>0.00</text:p>
          </table:table-cell>
          <table:table-cell table:formula="of:=[.$E$2]*[.D446]/[.$D$2]" office:value-type="float" office:value="0.000287290771924853">
            <text:p>0.00</text:p>
          </table:table-cell>
          <table:table-cell table:formula="of:=[Inputs.$D$7]*[.$D$2]/[.D446]" office:value-type="float" office:value="2946.66476672787">
            <text:p>2946.66</text:p>
          </table:table-cell>
          <table:table-cell table:formula="of:=[.F446]*[Inputs.$D$6]*([.D446]-[.E446])-[Inputs.$D$4]-[Inputs.$D$5]" office:value-type="float" office:value="3.02009698032889">
            <text:p>3.02</text:p>
          </table:table-cell>
          <table:table-cell table:formula="of:=SQRT([.G446]*g0/(0.5*[Inputs.$D$8]*[.D446]*PI()*(3/4/PI()*[.F446])^(2/3)))" office:value-type="float" office:value="16.9320772916489">
            <text:p>16.93</text:p>
          </table:table-cell>
          <table:table-cell table:formula="of:=([.A446]-[.A445])*1000/[.H446]/60+[.I445]" office:value-type="float" office:value="80.3316897121151">
            <text:p>80.33</text:p>
          </table:table-cell>
          <table:table-cell table:number-columns-repeated="1015"/>
        </table:table-row>
        <table:table-row table:style-name="ro5">
          <table:table-cell office:value-type="float" office:value="44.5">
            <text:p>44.50</text:p>
          </table:table-cell>
          <table:table-cell table:style-name="ce5" table:formula="of:=[.$B$322]+([.A447]-[.$A$322])*2.8" office:value-type="float" office:value="-9.5">
            <text:p>-9.50</text:p>
          </table:table-cell>
          <table:table-cell table:style-name="ce5" table:formula="of:=[.$C$322]*(([.B447]+c_to_k)/([.$B$322]+c_to_k))^(-g0*1000/ra/2.8)" office:value-type="float" office:value="155.121907229916">
            <text:p>155.12</text:p>
          </table:table-cell>
          <table:table-cell table:formula="of:=[.C447]/(ra*([.B447]+c_to_k))" office:value-type="float" office:value="0.00204966774464756">
            <text:p>0.00</text:p>
          </table:table-cell>
          <table:table-cell table:formula="of:=[.$E$2]*[.D447]/[.$D$2]" office:value-type="float" office:value="0.000283289040708513">
            <text:p>0.00</text:p>
          </table:table-cell>
          <table:table-cell table:formula="of:=[Inputs.$D$7]*[.$D$2]/[.D447]" office:value-type="float" office:value="2988.28925157068">
            <text:p>2988.29</text:p>
          </table:table-cell>
          <table:table-cell table:formula="of:=[.F447]*[Inputs.$D$6]*([.D447]-[.E447])-[Inputs.$D$4]-[Inputs.$D$5]" office:value-type="float" office:value="3.02009698032889">
            <text:p>3.02</text:p>
          </table:table-cell>
          <table:table-cell table:formula="of:=SQRT([.G447]*g0/(0.5*[Inputs.$D$8]*[.D447]*PI()*(3/4/PI()*[.F447])^(2/3)))" office:value-type="float" office:value="16.9717083234058">
            <text:p>16.97</text:p>
          </table:table-cell>
          <table:table-cell table:formula="of:=([.A447]-[.A446])*1000/[.H447]/60+[.I446]" office:value-type="float" office:value="80.4298923582428">
            <text:p>80.43</text:p>
          </table:table-cell>
          <table:table-cell table:number-columns-repeated="1015"/>
        </table:table-row>
        <table:table-row table:style-name="ro5">
          <table:table-cell office:value-type="float" office:value="44.6">
            <text:p>44.60</text:p>
          </table:table-cell>
          <table:table-cell table:style-name="ce5" table:formula="of:=[.$B$322]+([.A448]-[.$A$322])*2.8" office:value-type="float" office:value="-9.22">
            <text:p>-9.22</text:p>
          </table:table-cell>
          <table:table-cell table:style-name="ce5" table:formula="of:=[.$C$322]*(([.B448]+c_to_k)/([.$B$322]+c_to_k))^(-g0*1000/ra/2.8)" office:value-type="float" office:value="153.125909650531">
            <text:p>153.13</text:p>
          </table:table-cell>
          <table:table-cell table:formula="of:=[.C448]/(ra*([.B448]+c_to_k))" office:value-type="float" office:value="0.00202114760128886">
            <text:p>0.00</text:p>
          </table:table-cell>
          <table:table-cell table:formula="of:=[.$E$2]*[.D448]/[.$D$2]" office:value-type="float" office:value="0.000279347209612202">
            <text:p>0.00</text:p>
          </table:table-cell>
          <table:table-cell table:formula="of:=[Inputs.$D$7]*[.$D$2]/[.D448]" office:value-type="float" office:value="3030.45660134649">
            <text:p>3030.46</text:p>
          </table:table-cell>
          <table:table-cell table:formula="of:=[.F448]*[Inputs.$D$6]*([.D448]-[.E448])-[Inputs.$D$4]-[Inputs.$D$5]" office:value-type="float" office:value="3.02009698032889">
            <text:p>3.02</text:p>
          </table:table-cell>
          <table:table-cell table:formula="of:=SQRT([.G448]*g0/(0.5*[Inputs.$D$8]*[.D448]*PI()*(3/4/PI()*[.F448])^(2/3)))" office:value-type="float" office:value="17.011389901018">
            <text:p>17.01</text:p>
          </table:table-cell>
          <table:table-cell table:formula="of:=([.A448]-[.A447])*1000/[.H448]/60+[.I447]" office:value-type="float" office:value="80.527865932205">
            <text:p>80.53</text:p>
          </table:table-cell>
          <table:table-cell table:number-columns-repeated="1015"/>
        </table:table-row>
        <table:table-row table:style-name="ro5">
          <table:table-cell office:value-type="float" office:value="44.7">
            <text:p>44.70</text:p>
          </table:table-cell>
          <table:table-cell table:style-name="ce5" table:formula="of:=[.$B$322]+([.A449]-[.$A$322])*2.8" office:value-type="float" office:value="-8.94">
            <text:p>-8.94</text:p>
          </table:table-cell>
          <table:table-cell table:style-name="ce5" table:formula="of:=[.$C$322]*(([.B449]+c_to_k)/([.$B$322]+c_to_k))^(-g0*1000/ra/2.8)" office:value-type="float" office:value="151.157670827336">
            <text:p>151.16</text:p>
          </table:table-cell>
          <table:table-cell table:formula="of:=[.C449]/(ra*([.B449]+c_to_k))" office:value-type="float" office:value="0.00199305391366975">
            <text:p>0.00</text:p>
          </table:table-cell>
          <table:table-cell table:formula="of:=[.$E$2]*[.D449]/[.$D$2]" office:value-type="float" office:value="0.000275464319891971">
            <text:p>0.00</text:p>
          </table:table-cell>
          <table:table-cell table:formula="of:=[Inputs.$D$7]*[.$D$2]/[.D449]" office:value-type="float" office:value="3073.17330886632">
            <text:p>3073.17</text:p>
          </table:table-cell>
          <table:table-cell table:formula="of:=[.F449]*[Inputs.$D$6]*([.D449]-[.E449])-[Inputs.$D$4]-[Inputs.$D$5]" office:value-type="float" office:value="3.02009698032889">
            <text:p>3.02</text:p>
          </table:table-cell>
          <table:table-cell table:formula="of:=SQRT([.G449]*g0/(0.5*[Inputs.$D$8]*[.D449]*PI()*(3/4/PI()*[.F449])^(2/3)))" office:value-type="float" office:value="17.0511220352262">
            <text:p>17.05</text:p>
          </table:table-cell>
          <table:table-cell table:formula="of:=([.A449]-[.A448])*1000/[.H449]/60+[.I448]" office:value-type="float" office:value="80.6256112103881">
            <text:p>80.63</text:p>
          </table:table-cell>
          <table:table-cell table:number-columns-repeated="1015"/>
        </table:table-row>
        <table:table-row table:style-name="ro5">
          <table:table-cell office:value-type="float" office:value="44.8">
            <text:p>44.80</text:p>
          </table:table-cell>
          <table:table-cell table:style-name="ce5" table:formula="of:=[.$B$322]+([.A450]-[.$A$322])*2.8" office:value-type="float" office:value="-8.66000000000001">
            <text:p>-8.66</text:p>
          </table:table-cell>
          <table:table-cell table:style-name="ce5" table:formula="of:=[.$C$322]*(([.B450]+c_to_k)/([.$B$322]+c_to_k))^(-g0*1000/ra/2.8)" office:value-type="float" office:value="149.216775907272">
            <text:p>149.22</text:p>
          </table:table-cell>
          <table:table-cell table:formula="of:=[.C450]/(ra*([.B450]+c_to_k))" office:value-type="float" office:value="0.00196537986324272">
            <text:p>0.00</text:p>
          </table:table-cell>
          <table:table-cell table:formula="of:=[.$E$2]*[.D450]/[.$D$2]" office:value-type="float" office:value="0.000271639429141524">
            <text:p>0.00</text:p>
          </table:table-cell>
          <table:table-cell table:formula="of:=[Inputs.$D$7]*[.$D$2]/[.D450]" office:value-type="float" office:value="3116.44593758871">
            <text:p>3116.45</text:p>
          </table:table-cell>
          <table:table-cell table:formula="of:=[.F450]*[Inputs.$D$6]*([.D450]-[.E450])-[Inputs.$D$4]-[Inputs.$D$5]" office:value-type="float" office:value="3.02009698032889">
            <text:p>3.02</text:p>
          </table:table-cell>
          <table:table-cell table:formula="of:=SQRT([.G450]*g0/(0.5*[Inputs.$D$8]*[.D450]*PI()*(3/4/PI()*[.F450])^(2/3)))" office:value-type="float" office:value="17.0909047367619">
            <text:p>17.09</text:p>
          </table:table-cell>
          <table:table-cell table:formula="of:=([.A450]-[.A449])*1000/[.H450]/60+[.I449]" office:value-type="float" office:value="80.7231289657285">
            <text:p>80.72</text:p>
          </table:table-cell>
          <table:table-cell table:number-columns-repeated="1015"/>
        </table:table-row>
        <table:table-row table:style-name="ro5">
          <table:table-cell office:value-type="float" office:value="44.9">
            <text:p>44.90</text:p>
          </table:table-cell>
          <table:table-cell table:style-name="ce5" table:formula="of:=[.$B$322]+([.A451]-[.$A$322])*2.8" office:value-type="float" office:value="-8.38000000000001">
            <text:p>-8.38</text:p>
          </table:table-cell>
          <table:table-cell table:style-name="ce5" table:formula="of:=[.$C$322]*(([.B451]+c_to_k)/([.$B$322]+c_to_k))^(-g0*1000/ra/2.8)" office:value-type="float" office:value="147.302816666837">
            <text:p>147.30</text:p>
          </table:table-cell>
          <table:table-cell table:formula="of:=[.C451]/(ra*([.B451]+c_to_k))" office:value-type="float" office:value="0.00193811874753088">
            <text:p>0.00</text:p>
          </table:table-cell>
          <table:table-cell table:formula="of:=[.$E$2]*[.D451]/[.$D$2]" office:value-type="float" office:value="0.00026787161099694">
            <text:p>0.00</text:p>
          </table:table-cell>
          <table:table-cell table:formula="of:=[Inputs.$D$7]*[.$D$2]/[.D451]" office:value-type="float" office:value="3160.28112231232">
            <text:p>3160.28</text:p>
          </table:table-cell>
          <table:table-cell table:formula="of:=[.F451]*[Inputs.$D$6]*([.D451]-[.E451])-[Inputs.$D$4]-[Inputs.$D$5]" office:value-type="float" office:value="3.02009698032889">
            <text:p>3.02</text:p>
          </table:table-cell>
          <table:table-cell table:formula="of:=SQRT([.G451]*g0/(0.5*[Inputs.$D$8]*[.D451]*PI()*(3/4/PI()*[.F451])^(2/3)))" office:value-type="float" office:value="17.1307380163476">
            <text:p>17.13</text:p>
          </table:table-cell>
          <table:table-cell table:formula="of:=([.A451]-[.A450])*1000/[.H451]/60+[.I450]" office:value-type="float" office:value="80.8204199677318">
            <text:p>80.82</text:p>
          </table:table-cell>
          <table:table-cell table:number-columns-repeated="1015"/>
        </table:table-row>
        <table:table-row table:style-name="ro5">
          <table:table-cell office:value-type="float" office:value="45">
            <text:p>45.00</text:p>
          </table:table-cell>
          <table:table-cell table:style-name="ce5" table:formula="of:=[.$B$322]+([.A452]-[.$A$322])*2.8" office:value-type="float" office:value="-8.1">
            <text:p>-8.10</text:p>
          </table:table-cell>
          <table:table-cell table:style-name="ce5" table:formula="of:=[.$C$322]*(([.B452]+c_to_k)/([.$B$322]+c_to_k))^(-g0*1000/ra/2.8)" office:value-type="float" office:value="145.41539139929">
            <text:p>145.42</text:p>
          </table:table-cell>
          <table:table-cell table:formula="of:=[.C452]/(ra*([.B452]+c_to_k))" office:value-type="float" office:value="0.00191126397803236">
            <text:p>0.00</text:p>
          </table:table-cell>
          <table:table-cell table:formula="of:=[.$E$2]*[.D452]/[.$D$2]" office:value-type="float" office:value="0.000264159954847035">
            <text:p>0.00</text:p>
          </table:table-cell>
          <table:table-cell table:formula="of:=[Inputs.$D$7]*[.$D$2]/[.D452]" office:value-type="float" office:value="3204.6855698746">
            <text:p>3204.69</text:p>
          </table:table-cell>
          <table:table-cell table:formula="of:=[.F452]*[Inputs.$D$6]*([.D452]-[.E452])-[Inputs.$D$4]-[Inputs.$D$5]" office:value-type="float" office:value="3.02009698032889">
            <text:p>3.02</text:p>
          </table:table-cell>
          <table:table-cell table:formula="of:=SQRT([.G452]*g0/(0.5*[Inputs.$D$8]*[.D452]*PI()*(3/4/PI()*[.F452])^(2/3)))" office:value-type="float" office:value="17.1706218846968">
            <text:p>17.17</text:p>
          </table:table-cell>
          <table:table-cell table:formula="of:=([.A452]-[.A451])*1000/[.H452]/60+[.I451]" office:value-type="float" office:value="80.9174849824913">
            <text:p>80.92</text:p>
          </table:table-cell>
          <table:table-cell table:number-columns-repeated="1015"/>
        </table:table-row>
        <table:table-row table:style-name="ro5">
          <table:table-cell office:value-type="float" office:value="45.1">
            <text:p>45.10</text:p>
          </table:table-cell>
          <table:table-cell table:style-name="ce5" table:formula="of:=[.$B$322]+([.A453]-[.$A$322])*2.8" office:value-type="float" office:value="-7.82">
            <text:p>-7.82</text:p>
          </table:table-cell>
          <table:table-cell table:style-name="ce5" table:formula="of:=[.$C$322]*(([.B453]+c_to_k)/([.$B$322]+c_to_k))^(-g0*1000/ra/2.8)" office:value-type="float" office:value="143.554104803895">
            <text:p>143.55</text:p>
          </table:table-cell>
          <table:table-cell table:formula="of:=[.C453]/(ra*([.B453]+c_to_k))" office:value-type="float" office:value="0.00188480907816474">
            <text:p>0.00</text:p>
          </table:table-cell>
          <table:table-cell table:formula="of:=[.$E$2]*[.D453]/[.$D$2]" office:value-type="float" office:value="0.000260503565549253">
            <text:p>0.00</text:p>
          </table:table-cell>
          <table:table-cell table:formula="of:=[Inputs.$D$7]*[.$D$2]/[.D453]" office:value-type="float" office:value="3249.66605985653">
            <text:p>3249.67</text:p>
          </table:table-cell>
          <table:table-cell table:formula="of:=[.F453]*[Inputs.$D$6]*([.D453]-[.E453])-[Inputs.$D$4]-[Inputs.$D$5]" office:value-type="float" office:value="3.02009698032889">
            <text:p>3.02</text:p>
          </table:table-cell>
          <table:table-cell table:formula="of:=SQRT([.G453]*g0/(0.5*[Inputs.$D$8]*[.D453]*PI()*(3/4/PI()*[.F453])^(2/3)))" office:value-type="float" office:value="17.2105563525138">
            <text:p>17.21</text:p>
          </table:table-cell>
          <table:table-cell table:formula="of:=([.A453]-[.A452])*1000/[.H453]/60+[.I452]" office:value-type="float" office:value="81.0143247727066">
            <text:p>81.01</text:p>
          </table:table-cell>
          <table:table-cell table:number-columns-repeated="1015"/>
        </table:table-row>
        <table:table-row table:style-name="ro5">
          <table:table-cell office:value-type="float" office:value="45.2">
            <text:p>45.20</text:p>
          </table:table-cell>
          <table:table-cell table:style-name="ce5" table:formula="of:=[.$B$322]+([.A454]-[.$A$322])*2.8" office:value-type="float" office:value="-7.53999999999999">
            <text:p>-7.54</text:p>
          </table:table-cell>
          <table:table-cell table:style-name="ce5" table:formula="of:=[.$C$322]*(([.B454]+c_to_k)/([.$B$322]+c_to_k))^(-g0*1000/ra/2.8)" office:value-type="float" office:value="141.718567877158">
            <text:p>141.72</text:p>
          </table:table-cell>
          <table:table-cell table:formula="of:=[.C454]/(ra*([.B454]+c_to_k))" office:value-type="float" office:value="0.0018587476812486">
            <text:p>0.00</text:p>
          </table:table-cell>
          <table:table-cell table:formula="of:=[.$E$2]*[.D454]/[.$D$2]" office:value-type="float" office:value="0.000256901563150973">
            <text:p>0.00</text:p>
          </table:table-cell>
          <table:table-cell table:formula="of:=[Inputs.$D$7]*[.$D$2]/[.D454]" office:value-type="float" office:value="3295.22944529351">
            <text:p>3295.23</text:p>
          </table:table-cell>
          <table:table-cell table:formula="of:=[.F454]*[Inputs.$D$6]*([.D454]-[.E454])-[Inputs.$D$4]-[Inputs.$D$5]" office:value-type="float" office:value="3.02009698032889">
            <text:p>3.02</text:p>
          </table:table-cell>
          <table:table-cell table:formula="of:=SQRT([.G454]*g0/(0.5*[Inputs.$D$8]*[.D454]*PI()*(3/4/PI()*[.F454])^(2/3)))" office:value-type="float" office:value="17.2505414304939">
            <text:p>17.25</text:p>
          </table:table-cell>
          <table:table-cell table:formula="of:=([.A454]-[.A453])*1000/[.H454]/60+[.I453]" office:value-type="float" office:value="81.1109400977028">
            <text:p>81.11</text:p>
          </table:table-cell>
          <table:table-cell table:number-columns-repeated="1015"/>
        </table:table-row>
        <table:table-row table:style-name="ro5">
          <table:table-cell office:value-type="float" office:value="45.3">
            <text:p>45.30</text:p>
          </table:table-cell>
          <table:table-cell table:style-name="ce5" table:formula="of:=[.$B$322]+([.A455]-[.$A$322])*2.8" office:value-type="float" office:value="-7.26000000000001">
            <text:p>-7.26</text:p>
          </table:table-cell>
          <table:table-cell table:style-name="ce5" table:formula="of:=[.$C$322]*(([.B455]+c_to_k)/([.$B$322]+c_to_k))^(-g0*1000/ra/2.8)" office:value-type="float" office:value="139.908397806021">
            <text:p>139.91</text:p>
          </table:table-cell>
          <table:table-cell table:formula="of:=[.C455]/(ra*([.B455]+c_to_k))" office:value-type="float" office:value="0.00183307352852951">
            <text:p>0.00</text:p>
          </table:table-cell>
          <table:table-cell table:formula="of:=[.$E$2]*[.D455]/[.$D$2]" office:value-type="float" office:value="0.000253353082616121">
            <text:p>0.00</text:p>
          </table:table-cell>
          <table:table-cell table:formula="of:=[Inputs.$D$7]*[.$D$2]/[.D455]" office:value-type="float" office:value="3341.38265339247">
            <text:p>3341.38</text:p>
          </table:table-cell>
          <table:table-cell table:formula="of:=[.F455]*[Inputs.$D$6]*([.D455]-[.E455])-[Inputs.$D$4]-[Inputs.$D$5]" office:value-type="float" office:value="3.02009698032889">
            <text:p>3.02</text:p>
          </table:table-cell>
          <table:table-cell table:formula="of:=SQRT([.G455]*g0/(0.5*[Inputs.$D$8]*[.D455]*PI()*(3/4/PI()*[.F455])^(2/3)))" office:value-type="float" office:value="17.2905771293234">
            <text:p>17.29</text:p>
          </table:table-cell>
          <table:table-cell table:formula="of:=([.A455]-[.A454])*1000/[.H455]/60+[.I454]" office:value-type="float" office:value="81.2073317134482">
            <text:p>81.21</text:p>
          </table:table-cell>
          <table:table-cell table:number-columns-repeated="1015"/>
        </table:table-row>
        <table:table-row table:style-name="ro5">
          <table:table-cell office:value-type="float" office:value="45.4">
            <text:p>45.40</text:p>
          </table:table-cell>
          <table:table-cell table:style-name="ce5" table:formula="of:=[.$B$322]+([.A456]-[.$A$322])*2.8" office:value-type="float" office:value="-6.98">
            <text:p>-6.98</text:p>
          </table:table-cell>
          <table:table-cell table:style-name="ce5" table:formula="of:=[.$C$322]*(([.B456]+c_to_k)/([.$B$322]+c_to_k))^(-g0*1000/ra/2.8)" office:value-type="float" office:value="138.123217862981">
            <text:p>138.12</text:p>
          </table:table-cell>
          <table:table-cell table:formula="of:=[.C456]/(ra*([.B456]+c_to_k))" office:value-type="float" office:value="0.00180778046723764">
            <text:p>0.00</text:p>
          </table:table-cell>
          <table:table-cell table:formula="of:=[.$E$2]*[.D456]/[.$D$2]" office:value-type="float" office:value="0.000249857273556986">
            <text:p>0.00</text:p>
          </table:table-cell>
          <table:table-cell table:formula="of:=[Inputs.$D$7]*[.$D$2]/[.D456]" office:value-type="float" office:value="3388.13268625515">
            <text:p>3388.13</text:p>
          </table:table-cell>
          <table:table-cell table:formula="of:=[.F456]*[Inputs.$D$6]*([.D456]-[.E456])-[Inputs.$D$4]-[Inputs.$D$5]" office:value-type="float" office:value="3.02009698032889">
            <text:p>3.02</text:p>
          </table:table-cell>
          <table:table-cell table:formula="of:=SQRT([.G456]*g0/(0.5*[Inputs.$D$8]*[.D456]*PI()*(3/4/PI()*[.F456])^(2/3)))" office:value-type="float" office:value="17.3306634596796">
            <text:p>17.33</text:p>
          </table:table-cell>
          <table:table-cell table:formula="of:=([.A456]-[.A455])*1000/[.H456]/60+[.I455]" office:value-type="float" office:value="81.3035003725734">
            <text:p>81.30</text:p>
          </table:table-cell>
          <table:table-cell table:number-columns-repeated="1015"/>
        </table:table-row>
        <table:table-row table:style-name="ro5">
          <table:table-cell office:value-type="float" office:value="45.5">
            <text:p>45.50</text:p>
          </table:table-cell>
          <table:table-cell table:style-name="ce5" table:formula="of:=[.$B$322]+([.A457]-[.$A$322])*2.8" office:value-type="float" office:value="-6.7">
            <text:p>-6.70</text:p>
          </table:table-cell>
          <table:table-cell table:style-name="ce5" table:formula="of:=[.$C$322]*(([.B457]+c_to_k)/([.$B$322]+c_to_k))^(-g0*1000/ra/2.8)" office:value-type="float" office:value="136.362657303091">
            <text:p>136.36</text:p>
          </table:table-cell>
          <table:table-cell table:formula="of:=[.C457]/(ra*([.B457]+c_to_k))" office:value-type="float" office:value="0.00178286244868426">
            <text:p>0.00</text:p>
          </table:table-cell>
          <table:table-cell table:formula="of:=[.$E$2]*[.D457]/[.$D$2]" office:value-type="float" office:value="0.000246413299971132">
            <text:p>0.00</text:p>
          </table:table-cell>
          <table:table-cell table:formula="of:=[Inputs.$D$7]*[.$D$2]/[.D457]" office:value-type="float" office:value="3435.48662160766">
            <text:p>3435.49</text:p>
          </table:table-cell>
          <table:table-cell table:formula="of:=[.F457]*[Inputs.$D$6]*([.D457]-[.E457])-[Inputs.$D$4]-[Inputs.$D$5]" office:value-type="float" office:value="3.02009698032889">
            <text:p>3.02</text:p>
          </table:table-cell>
          <table:table-cell table:formula="of:=SQRT([.G457]*g0/(0.5*[Inputs.$D$8]*[.D457]*PI()*(3/4/PI()*[.F457])^(2/3)))" office:value-type="float" office:value="17.3708004322308">
            <text:p>17.37</text:p>
          </table:table-cell>
          <table:table-cell table:formula="of:=([.A457]-[.A456])*1000/[.H457]/60+[.I456]" office:value-type="float" office:value="81.3994468243888">
            <text:p>81.40</text:p>
          </table:table-cell>
          <table:table-cell table:number-columns-repeated="1015"/>
        </table:table-row>
        <table:table-row table:style-name="ro5">
          <table:table-cell office:value-type="float" office:value="45.6">
            <text:p>45.60</text:p>
          </table:table-cell>
          <table:table-cell table:style-name="ce5" table:formula="of:=[.$B$322]+([.A458]-[.$A$322])*2.8" office:value-type="float" office:value="-6.42">
            <text:p>-6.42</text:p>
          </table:table-cell>
          <table:table-cell table:style-name="ce5" table:formula="of:=[.$C$322]*(([.B458]+c_to_k)/([.$B$322]+c_to_k))^(-g0*1000/ra/2.8)" office:value-type="float" office:value="134.626351262814">
            <text:p>134.63</text:p>
          </table:table-cell>
          <table:table-cell table:formula="of:=[.C458]/(ra*([.B458]+c_to_k))" office:value-type="float" office:value="0.00175831352639437">
            <text:p>0.00</text:p>
          </table:table-cell>
          <table:table-cell table:formula="of:=[.$E$2]*[.D458]/[.$D$2]" office:value-type="float" office:value="0.000243020339983304">
            <text:p>0.00</text:p>
          </table:table-cell>
          <table:table-cell table:formula="of:=[Inputs.$D$7]*[.$D$2]/[.D458]" office:value-type="float" office:value="3483.45161353645">
            <text:p>3483.45</text:p>
          </table:table-cell>
          <table:table-cell table:formula="of:=[.F458]*[Inputs.$D$6]*([.D458]-[.E458])-[Inputs.$D$4]-[Inputs.$D$5]" office:value-type="float" office:value="3.02009698032889">
            <text:p>3.02</text:p>
          </table:table-cell>
          <table:table-cell table:formula="of:=SQRT([.G458]*g0/(0.5*[Inputs.$D$8]*[.D458]*PI()*(3/4/PI()*[.F458])^(2/3)))" office:value-type="float" office:value="17.4109880576363">
            <text:p>17.41</text:p>
          </table:table-cell>
          <table:table-cell table:formula="of:=([.A458]-[.A457])*1000/[.H458]/60+[.I457]" office:value-type="float" office:value="81.4951718149034">
            <text:p>81.50</text:p>
          </table:table-cell>
          <table:table-cell table:number-columns-repeated="1015"/>
        </table:table-row>
        <table:table-row table:style-name="ro5">
          <table:table-cell office:value-type="float" office:value="45.7">
            <text:p>45.70</text:p>
          </table:table-cell>
          <table:table-cell table:style-name="ce5" table:formula="of:=[.$B$322]+([.A459]-[.$A$322])*2.8" office:value-type="float" office:value="-6.13999999999999">
            <text:p>-6.14</text:p>
          </table:table-cell>
          <table:table-cell table:style-name="ce5" table:formula="of:=[.$C$322]*(([.B459]+c_to_k)/([.$B$322]+c_to_k))^(-g0*1000/ra/2.8)" office:value-type="float" office:value="132.913940660681">
            <text:p>132.91</text:p>
          </table:table-cell>
          <table:table-cell table:formula="of:=[.C459]/(ra*([.B459]+c_to_k))" office:value-type="float" office:value="0.00173412785427472">
            <text:p>0.00</text:p>
          </table:table-cell>
          <table:table-cell table:formula="of:=[.$E$2]*[.D459]/[.$D$2]" office:value-type="float" office:value="0.000239677585592229">
            <text:p>0.00</text:p>
          </table:table-cell>
          <table:table-cell table:formula="of:=[Inputs.$D$7]*[.$D$2]/[.D459]" office:value-type="float" office:value="3532.0348932306">
            <text:p>3532.03</text:p>
          </table:table-cell>
          <table:table-cell table:formula="of:=[.F459]*[Inputs.$D$6]*([.D459]-[.E459])-[Inputs.$D$4]-[Inputs.$D$5]" office:value-type="float" office:value="3.02009698032889">
            <text:p>3.02</text:p>
          </table:table-cell>
          <table:table-cell table:formula="of:=SQRT([.G459]*g0/(0.5*[Inputs.$D$8]*[.D459]*PI()*(3/4/PI()*[.F459])^(2/3)))" office:value-type="float" office:value="17.4512263465466">
            <text:p>17.45</text:p>
          </table:table-cell>
          <table:table-cell table:formula="of:=([.A459]-[.A458])*1000/[.H459]/60+[.I458]" office:value-type="float" office:value="81.5906760868422">
            <text:p>81.59</text:p>
          </table:table-cell>
          <table:table-cell table:number-columns-repeated="1015"/>
        </table:table-row>
        <table:table-row table:style-name="ro5">
          <table:table-cell office:value-type="float" office:value="45.8">
            <text:p>45.80</text:p>
          </table:table-cell>
          <table:table-cell table:style-name="ce5" table:formula="of:=[.$B$322]+([.A460]-[.$A$322])*2.8" office:value-type="float" office:value="-5.86000000000001">
            <text:p>-5.86</text:p>
          </table:table-cell>
          <table:table-cell table:style-name="ce5" table:formula="of:=[.$C$322]*(([.B460]+c_to_k)/([.$B$322]+c_to_k))^(-g0*1000/ra/2.8)" office:value-type="float" office:value="131.225072099744">
            <text:p>131.23</text:p>
          </table:table-cell>
          <table:table-cell table:formula="of:=[.C460]/(ra*([.B460]+c_to_k))" office:value-type="float" office:value="0.00171029968481659">
            <text:p>0.00</text:p>
          </table:table-cell>
          <table:table-cell table:formula="of:=[.$E$2]*[.D460]/[.$D$2]" office:value-type="float" office:value="0.000236384242422215">
            <text:p>0.00</text:p>
          </table:table-cell>
          <table:table-cell table:formula="of:=[Inputs.$D$7]*[.$D$2]/[.D460]" office:value-type="float" office:value="3581.24376973049">
            <text:p>3581.24</text:p>
          </table:table-cell>
          <table:table-cell table:formula="of:=[.F460]*[Inputs.$D$6]*([.D460]-[.E460])-[Inputs.$D$4]-[Inputs.$D$5]" office:value-type="float" office:value="3.02009698032889">
            <text:p>3.02</text:p>
          </table:table-cell>
          <table:table-cell table:formula="of:=SQRT([.G460]*g0/(0.5*[Inputs.$D$8]*[.D460]*PI()*(3/4/PI()*[.F460])^(2/3)))" office:value-type="float" office:value="17.4915153096029">
            <text:p>17.49</text:p>
          </table:table-cell>
          <table:table-cell table:formula="of:=([.A460]-[.A459])*1000/[.H460]/60+[.I459]" office:value-type="float" office:value="81.6859603796646">
            <text:p>81.69</text:p>
          </table:table-cell>
          <table:table-cell table:number-columns-repeated="1015"/>
        </table:table-row>
        <table:table-row table:style-name="ro5">
          <table:table-cell office:value-type="float" office:value="45.9">
            <text:p>45.90</text:p>
          </table:table-cell>
          <table:table-cell table:style-name="ce5" table:formula="of:=[.$B$322]+([.A461]-[.$A$322])*2.8" office:value-type="float" office:value="-5.58000000000001">
            <text:p>-5.58</text:p>
          </table:table-cell>
          <table:table-cell table:style-name="ce5" table:formula="of:=[.$C$322]*(([.B461]+c_to_k)/([.$B$322]+c_to_k))^(-g0*1000/ra/2.8)" office:value-type="float" office:value="129.559397771757">
            <text:p>129.56</text:p>
          </table:table-cell>
          <table:table-cell table:formula="of:=[.C461]/(ra*([.B461]+c_to_k))" office:value-type="float" office:value="0.0016868233673325">
            <text:p>0.00</text:p>
          </table:table-cell>
          <table:table-cell table:formula="of:=[.$E$2]*[.D461]/[.$D$2]" office:value-type="float" office:value="0.000233139529479445">
            <text:p>0.00</text:p>
          </table:table-cell>
          <table:table-cell table:formula="of:=[Inputs.$D$7]*[.$D$2]/[.D461]" office:value-type="float" office:value="3631.08563068304">
            <text:p>3631.09</text:p>
          </table:table-cell>
          <table:table-cell table:formula="of:=[.F461]*[Inputs.$D$6]*([.D461]-[.E461])-[Inputs.$D$4]-[Inputs.$D$5]" office:value-type="float" office:value="3.02009698032889">
            <text:p>3.02</text:p>
          </table:table-cell>
          <table:table-cell table:formula="of:=SQRT([.G461]*g0/(0.5*[Inputs.$D$8]*[.D461]*PI()*(3/4/PI()*[.F461])^(2/3)))" office:value-type="float" office:value="17.5318549574379">
            <text:p>17.53</text:p>
          </table:table-cell>
          <table:table-cell table:formula="of:=([.A461]-[.A460])*1000/[.H461]/60+[.I460]" office:value-type="float" office:value="81.7810254295816">
            <text:p>81.78</text:p>
          </table:table-cell>
          <table:table-cell table:number-columns-repeated="1015"/>
        </table:table-row>
        <table:table-row table:style-name="ro5">
          <table:table-cell office:value-type="float" office:value="46">
            <text:p>46.00</text:p>
          </table:table-cell>
          <table:table-cell table:style-name="ce5" table:formula="of:=[.$B$322]+([.A462]-[.$A$322])*2.8" office:value-type="float" office:value="-5.3">
            <text:p>-5.30</text:p>
          </table:table-cell>
          <table:table-cell table:style-name="ce5" table:formula="of:=[.$C$322]*(([.B462]+c_to_k)/([.$B$322]+c_to_k))^(-g0*1000/ra/2.8)" office:value-type="float" office:value="127.916575363087">
            <text:p>127.92</text:p>
          </table:table-cell>
          <table:table-cell table:formula="of:=[.C462]/(ra*([.B462]+c_to_k))" office:value-type="float" office:value="0.00166369334622638">
            <text:p>0.00</text:p>
          </table:table-cell>
          <table:table-cell table:formula="of:=[.$E$2]*[.D462]/[.$D$2]" office:value-type="float" office:value="0.000229942678912892">
            <text:p>0.00</text:p>
          </table:table-cell>
          <table:table-cell table:formula="of:=[Inputs.$D$7]*[.$D$2]/[.D462]" office:value-type="float" office:value="3681.56794310339">
            <text:p>3681.57</text:p>
          </table:table-cell>
          <table:table-cell table:formula="of:=[.F462]*[Inputs.$D$6]*([.D462]-[.E462])-[Inputs.$D$4]-[Inputs.$D$5]" office:value-type="float" office:value="3.02009698032889">
            <text:p>3.02</text:p>
          </table:table-cell>
          <table:table-cell table:formula="of:=SQRT([.G462]*g0/(0.5*[Inputs.$D$8]*[.D462]*PI()*(3/4/PI()*[.F462])^(2/3)))" office:value-type="float" office:value="17.5722453006752">
            <text:p>17.57</text:p>
          </table:table-cell>
          <table:table-cell table:formula="of:=([.A462]-[.A461])*1000/[.H462]/60+[.I461]" office:value-type="float" office:value="81.875871969574">
            <text:p>81.88</text:p>
          </table:table-cell>
          <table:table-cell table:number-columns-repeated="1015"/>
        </table:table-row>
        <table:table-row table:style-name="ro5">
          <table:table-cell office:value-type="float" office:value="46.1">
            <text:p>46.10</text:p>
          </table:table-cell>
          <table:table-cell table:style-name="ce5" table:formula="of:=[.$B$322]+([.A463]-[.$A$322])*2.8" office:value-type="float" office:value="-5.02">
            <text:p>-5.02</text:p>
          </table:table-cell>
          <table:table-cell table:style-name="ce5" table:formula="of:=[.$C$322]*(([.B463]+c_to_k)/([.$B$322]+c_to_k))^(-g0*1000/ra/2.8)" office:value-type="float" office:value="126.296267962289">
            <text:p>126.30</text:p>
          </table:table-cell>
          <table:table-cell table:formula="of:=[.C463]/(ra*([.B463]+c_to_k))" office:value-type="float" office:value="0.00164090415929624">
            <text:p>0.00</text:p>
          </table:table-cell>
          <table:table-cell table:formula="of:=[.$E$2]*[.D463]/[.$D$2]" office:value-type="float" office:value="0.000226792935779731">
            <text:p>0.00</text:p>
          </table:table-cell>
          <table:table-cell table:formula="of:=[Inputs.$D$7]*[.$D$2]/[.D463]" office:value-type="float" office:value="3732.69825414322">
            <text:p>3732.70</text:p>
          </table:table-cell>
          <table:table-cell table:formula="of:=[.F463]*[Inputs.$D$6]*([.D463]-[.E463])-[Inputs.$D$4]-[Inputs.$D$5]" office:value-type="float" office:value="3.02009698032889">
            <text:p>3.02</text:p>
          </table:table-cell>
          <table:table-cell table:formula="of:=SQRT([.G463]*g0/(0.5*[Inputs.$D$8]*[.D463]*PI()*(3/4/PI()*[.F463])^(2/3)))" office:value-type="float" office:value="17.6126863499294">
            <text:p>17.61</text:p>
          </table:table-cell>
          <table:table-cell table:formula="of:=([.A463]-[.A462])*1000/[.H463]/60+[.I462]" office:value-type="float" office:value="81.9705007294095">
            <text:p>81.97</text:p>
          </table:table-cell>
          <table:table-cell table:number-columns-repeated="1015"/>
        </table:table-row>
        <table:table-row table:style-name="ro5">
          <table:table-cell office:value-type="float" office:value="46.2">
            <text:p>46.20</text:p>
          </table:table-cell>
          <table:table-cell table:style-name="ce5" table:formula="of:=[.$B$322]+([.A464]-[.$A$322])*2.8" office:value-type="float" office:value="-4.74">
            <text:p>-4.74</text:p>
          </table:table-cell>
          <table:table-cell table:style-name="ce5" table:formula="of:=[.$C$322]*(([.B464]+c_to_k)/([.$B$322]+c_to_k))^(-g0*1000/ra/2.8)" office:value-type="float" office:value="124.698143969346">
            <text:p>124.70</text:p>
          </table:table-cell>
          <table:table-cell table:formula="of:=[.C464]/(ra*([.B464]+c_to_k))" office:value-type="float" office:value="0.00161845043606908">
            <text:p>0.00</text:p>
          </table:table-cell>
          <table:table-cell table:formula="of:=[.$E$2]*[.D464]/[.$D$2]" office:value-type="float" office:value="0.000223689557815195">
            <text:p>0.00</text:p>
          </table:table-cell>
          <table:table-cell table:formula="of:=[Inputs.$D$7]*[.$D$2]/[.D464]" office:value-type="float" office:value="3784.48419186562">
            <text:p>3784.48</text:p>
          </table:table-cell>
          <table:table-cell table:formula="of:=[.F464]*[Inputs.$D$6]*([.D464]-[.E464])-[Inputs.$D$4]-[Inputs.$D$5]" office:value-type="float" office:value="3.02009698032889">
            <text:p>3.02</text:p>
          </table:table-cell>
          <table:table-cell table:formula="of:=SQRT([.G464]*g0/(0.5*[Inputs.$D$8]*[.D464]*PI()*(3/4/PI()*[.F464])^(2/3)))" office:value-type="float" office:value="17.6531781158064">
            <text:p>17.65</text:p>
          </table:table-cell>
          <table:table-cell table:formula="of:=([.A464]-[.A463])*1000/[.H464]/60+[.I463]" office:value-type="float" office:value="82.0649124356606">
            <text:p>82.06</text:p>
          </table:table-cell>
          <table:table-cell table:number-columns-repeated="1015"/>
        </table:table-row>
        <table:table-row table:style-name="ro5">
          <table:table-cell office:value-type="float" office:value="46.3">
            <text:p>46.30</text:p>
          </table:table-cell>
          <table:table-cell table:style-name="ce5" table:formula="of:=[.$B$322]+([.A465]-[.$A$322])*2.8" office:value-type="float" office:value="-4.46000000000001">
            <text:p>-4.46</text:p>
          </table:table-cell>
          <table:table-cell table:style-name="ce5" table:formula="of:=[.$C$322]*(([.B465]+c_to_k)/([.$B$322]+c_to_k))^(-g0*1000/ra/2.8)" office:value-type="float" office:value="123.121877006511">
            <text:p>123.12</text:p>
          </table:table-cell>
          <table:table-cell table:formula="of:=[.C465]/(ra*([.B465]+c_to_k))" office:value-type="float" office:value="0.00159632689616692">
            <text:p>0.00</text:p>
          </table:table-cell>
          <table:table-cell table:formula="of:=[.$E$2]*[.D465]/[.$D$2]" office:value-type="float" office:value="0.000220631815206754">
            <text:p>0.00</text:p>
          </table:table-cell>
          <table:table-cell table:formula="of:=[Inputs.$D$7]*[.$D$2]/[.D465]" office:value-type="float" office:value="3836.93346602673">
            <text:p>3836.93</text:p>
          </table:table-cell>
          <table:table-cell table:formula="of:=[.F465]*[Inputs.$D$6]*([.D465]-[.E465])-[Inputs.$D$4]-[Inputs.$D$5]" office:value-type="float" office:value="3.02009698032889">
            <text:p>3.02</text:p>
          </table:table-cell>
          <table:table-cell table:formula="of:=SQRT([.G465]*g0/(0.5*[Inputs.$D$8]*[.D465]*PI()*(3/4/PI()*[.F465])^(2/3)))" office:value-type="float" office:value="17.6937206089032">
            <text:p>17.69</text:p>
          </table:table-cell>
          <table:table-cell table:formula="of:=([.A465]-[.A464])*1000/[.H465]/60+[.I464]" office:value-type="float" office:value="82.1591078117212">
            <text:p>82.16</text:p>
          </table:table-cell>
          <table:table-cell table:number-columns-repeated="1015"/>
        </table:table-row>
        <table:table-row table:style-name="ro5">
          <table:table-cell office:value-type="float" office:value="46.4">
            <text:p>46.40</text:p>
          </table:table-cell>
          <table:table-cell table:style-name="ce5" table:formula="of:=[.$B$322]+([.A466]-[.$A$322])*2.8" office:value-type="float" office:value="-4.18000000000001">
            <text:p>-4.18</text:p>
          </table:table-cell>
          <table:table-cell table:style-name="ce5" table:formula="of:=[.$C$322]*(([.B466]+c_to_k)/([.$B$322]+c_to_k))^(-g0*1000/ra/2.8)" office:value-type="float" office:value="121.567145830746">
            <text:p>121.57</text:p>
          </table:table-cell>
          <table:table-cell table:formula="of:=[.C466]/(ra*([.B466]+c_to_k))" office:value-type="float" office:value="0.00157452834770387">
            <text:p>0.00</text:p>
          </table:table-cell>
          <table:table-cell table:formula="of:=[.$E$2]*[.D466]/[.$D$2]" office:value-type="float" office:value="0.000217618990372552">
            <text:p>0.00</text:p>
          </table:table-cell>
          <table:table-cell table:formula="of:=[Inputs.$D$7]*[.$D$2]/[.D466]" office:value-type="float" office:value="3890.05386886397">
            <text:p>3890.05</text:p>
          </table:table-cell>
          <table:table-cell table:formula="of:=[.F466]*[Inputs.$D$6]*([.D466]-[.E466])-[Inputs.$D$4]-[Inputs.$D$5]" office:value-type="float" office:value="3.02009698032889">
            <text:p>3.02</text:p>
          </table:table-cell>
          <table:table-cell table:formula="of:=SQRT([.G466]*g0/(0.5*[Inputs.$D$8]*[.D466]*PI()*(3/4/PI()*[.F466])^(2/3)))" office:value-type="float" office:value="17.734313839808">
            <text:p>17.73</text:p>
          </table:table-cell>
          <table:table-cell table:formula="of:=([.A466]-[.A465])*1000/[.H466]/60+[.I465]" office:value-type="float" office:value="82.2530875778244">
            <text:p>82.25</text:p>
          </table:table-cell>
          <table:table-cell table:number-columns-repeated="1015"/>
        </table:table-row>
        <table:table-row table:style-name="ro5">
          <table:table-cell office:value-type="float" office:value="46.5">
            <text:p>46.50</text:p>
          </table:table-cell>
          <table:table-cell table:style-name="ce5" table:formula="of:=[.$B$322]+([.A467]-[.$A$322])*2.8" office:value-type="float" office:value="-3.90000000000001">
            <text:p>-3.90</text:p>
          </table:table-cell>
          <table:table-cell table:style-name="ce5" table:formula="of:=[.$C$322]*(([.B467]+c_to_k)/([.$B$322]+c_to_k))^(-g0*1000/ra/2.8)" office:value-type="float" office:value="120.033634247716">
            <text:p>120.03</text:p>
          </table:table-cell>
          <table:table-cell table:formula="of:=[.C467]/(ra*([.B467]+c_to_k))" office:value-type="float" office:value="0.00155304968571313">
            <text:p>0.00</text:p>
          </table:table-cell>
          <table:table-cell table:formula="of:=[.$E$2]*[.D467]/[.$D$2]" office:value-type="float" office:value="0.000214650377744018">
            <text:p>0.00</text:p>
          </table:table-cell>
          <table:table-cell table:formula="of:=[Inputs.$D$7]*[.$D$2]/[.D467]" office:value-type="float" office:value="3943.85327589115">
            <text:p>3943.85</text:p>
          </table:table-cell>
          <table:table-cell table:formula="of:=[.F467]*[Inputs.$D$6]*([.D467]-[.E467])-[Inputs.$D$4]-[Inputs.$D$5]" office:value-type="float" office:value="3.02009698032889">
            <text:p>3.02</text:p>
          </table:table-cell>
          <table:table-cell table:formula="of:=SQRT([.G467]*g0/(0.5*[Inputs.$D$8]*[.D467]*PI()*(3/4/PI()*[.F467])^(2/3)))" office:value-type="float" office:value="17.7749578191001">
            <text:p>17.77</text:p>
          </table:table-cell>
          <table:table-cell table:formula="of:=([.A467]-[.A466])*1000/[.H467]/60+[.I466]" office:value-type="float" office:value="82.3468524510595">
            <text:p>82.35</text:p>
          </table:table-cell>
          <table:table-cell table:number-columns-repeated="1015"/>
        </table:table-row>
        <table:table-row table:style-name="ro5">
          <table:table-cell office:value-type="float" office:value="46.6">
            <text:p>46.60</text:p>
          </table:table-cell>
          <table:table-cell table:style-name="ce5" table:formula="of:=[.$B$322]+([.A468]-[.$A$322])*2.8" office:value-type="float" office:value="-3.62">
            <text:p>-3.62</text:p>
          </table:table-cell>
          <table:table-cell table:style-name="ce5" table:formula="of:=[.$C$322]*(([.B468]+c_to_k)/([.$B$322]+c_to_k))^(-g0*1000/ra/2.8)" office:value-type="float" office:value="118.521031027313">
            <text:p>118.52</text:p>
          </table:table-cell>
          <table:table-cell table:formula="of:=[.C468]/(ra*([.B468]+c_to_k))" office:value-type="float" office:value="0.00153188589060364">
            <text:p>0.00</text:p>
          </table:table-cell>
          <table:table-cell table:formula="of:=[.$E$2]*[.D468]/[.$D$2]" office:value-type="float" office:value="0.000211725283552545">
            <text:p>0.00</text:p>
          </table:table-cell>
          <table:table-cell table:formula="of:=[Inputs.$D$7]*[.$D$2]/[.D468]" office:value-type="float" office:value="3998.33964670037">
            <text:p>3998.34</text:p>
          </table:table-cell>
          <table:table-cell table:formula="of:=[.F468]*[Inputs.$D$6]*([.D468]-[.E468])-[Inputs.$D$4]-[Inputs.$D$5]" office:value-type="float" office:value="3.02009698032889">
            <text:p>3.02</text:p>
          </table:table-cell>
          <table:table-cell table:formula="of:=SQRT([.G468]*g0/(0.5*[Inputs.$D$8]*[.D468]*PI()*(3/4/PI()*[.F468])^(2/3)))" office:value-type="float" office:value="17.8156525573499">
            <text:p>17.82</text:p>
          </table:table-cell>
          <table:table-cell table:formula="of:=([.A468]-[.A467])*1000/[.H468]/60+[.I467]" office:value-type="float" office:value="82.4404031453886">
            <text:p>82.44</text:p>
          </table:table-cell>
          <table:table-cell table:number-columns-repeated="1015"/>
        </table:table-row>
        <table:table-row table:style-name="ro5">
          <table:table-cell office:value-type="float" office:value="46.7">
            <text:p>46.70</text:p>
          </table:table-cell>
          <table:table-cell table:style-name="ce5" table:formula="of:=[.$B$322]+([.A469]-[.$A$322])*2.8" office:value-type="float" office:value="-3.34">
            <text:p>-3.34</text:p>
          </table:table-cell>
          <table:table-cell table:style-name="ce5" table:formula="of:=[.$C$322]*(([.B469]+c_to_k)/([.$B$322]+c_to_k))^(-g0*1000/ra/2.8)" office:value-type="float" office:value="117.02902982067">
            <text:p>117.03</text:p>
          </table:table-cell>
          <table:table-cell table:formula="of:=[.C469]/(ra*([.B469]+c_to_k))" office:value-type="float" office:value="0.0015110320266457">
            <text:p>0.00</text:p>
          </table:table-cell>
          <table:table-cell table:formula="of:=[.$E$2]*[.D469]/[.$D$2]" office:value-type="float" office:value="0.000208843025620187">
            <text:p>0.00</text:p>
          </table:table-cell>
          <table:table-cell table:formula="of:=[Inputs.$D$7]*[.$D$2]/[.D469]" office:value-type="float" office:value="4053.52102577081">
            <text:p>4053.52</text:p>
          </table:table-cell>
          <table:table-cell table:formula="of:=[.F469]*[Inputs.$D$6]*([.D469]-[.E469])-[Inputs.$D$4]-[Inputs.$D$5]" office:value-type="float" office:value="3.02009698032889">
            <text:p>3.02</text:p>
          </table:table-cell>
          <table:table-cell table:formula="of:=SQRT([.G469]*g0/(0.5*[Inputs.$D$8]*[.D469]*PI()*(3/4/PI()*[.F469])^(2/3)))" office:value-type="float" office:value="17.8563980651194">
            <text:p>17.86</text:p>
          </table:table-cell>
          <table:table-cell table:formula="of:=([.A469]-[.A468])*1000/[.H469]/60+[.I468]" office:value-type="float" office:value="82.533740371664">
            <text:p>82.53</text:p>
          </table:table-cell>
          <table:table-cell table:number-columns-repeated="1015"/>
        </table:table-row>
        <table:table-row table:style-name="ro5">
          <table:table-cell office:value-type="float" office:value="46.8">
            <text:p>46.80</text:p>
          </table:table-cell>
          <table:table-cell table:style-name="ce5" table:formula="of:=[.$B$322]+([.A470]-[.$A$322])*2.8" office:value-type="float" office:value="-3.06000000000001">
            <text:p>-3.06</text:p>
          </table:table-cell>
          <table:table-cell table:style-name="ce5" table:formula="of:=[.$C$322]*(([.B470]+c_to_k)/([.$B$322]+c_to_k))^(-g0*1000/ra/2.8)" office:value-type="float" office:value="115.557329078658">
            <text:p>115.56</text:p>
          </table:table-cell>
          <table:table-cell table:formula="of:=[.C470]/(ra*([.B470]+c_to_k))" office:value-type="float" office:value="0.00149048324048497">
            <text:p>0.00</text:p>
          </table:table-cell>
          <table:table-cell table:formula="of:=[.$E$2]*[.D470]/[.$D$2]" office:value-type="float" office:value="0.000206002933154274">
            <text:p>0.00</text:p>
          </table:table-cell>
          <table:table-cell table:formula="of:=[Inputs.$D$7]*[.$D$2]/[.D470]" office:value-type="float" office:value="4109.4055432844">
            <text:p>4109.41</text:p>
          </table:table-cell>
          <table:table-cell table:formula="of:=[.F470]*[Inputs.$D$6]*([.D470]-[.E470])-[Inputs.$D$4]-[Inputs.$D$5]" office:value-type="float" office:value="3.02009698032889">
            <text:p>3.02</text:p>
          </table:table-cell>
          <table:table-cell table:formula="of:=SQRT([.G470]*g0/(0.5*[Inputs.$D$8]*[.D470]*PI()*(3/4/PI()*[.F470])^(2/3)))" office:value-type="float" office:value="17.8971943529613">
            <text:p>17.90</text:p>
          </table:table-cell>
          <table:table-cell table:formula="of:=([.A470]-[.A469])*1000/[.H470]/60+[.I469]" office:value-type="float" office:value="82.6268648376444">
            <text:p>82.63</text:p>
          </table:table-cell>
          <table:table-cell table:number-columns-repeated="1015"/>
        </table:table-row>
        <table:table-row table:style-name="ro5">
          <table:table-cell office:value-type="float" office:value="46.9">
            <text:p>46.90</text:p>
          </table:table-cell>
          <table:table-cell table:style-name="ce5" table:formula="of:=[.$B$322]+([.A471]-[.$A$322])*2.8" office:value-type="float" office:value="-2.78000000000001">
            <text:p>-2.78</text:p>
          </table:table-cell>
          <table:table-cell table:style-name="ce5" table:formula="of:=[.$C$322]*(([.B471]+c_to_k)/([.$B$322]+c_to_k))^(-g0*1000/ra/2.8)" office:value-type="float" office:value="114.105631971823">
            <text:p>114.11</text:p>
          </table:table-cell>
          <table:table-cell table:formula="of:=[.C471]/(ra*([.B471]+c_to_k))" office:value-type="float" office:value="0.00147023475968429">
            <text:p>0.00</text:p>
          </table:table-cell>
          <table:table-cell table:formula="of:=[.$E$2]*[.D471]/[.$D$2]" office:value-type="float" office:value="0.000203204346545878">
            <text:p>0.00</text:p>
          </table:table-cell>
          <table:table-cell table:formula="of:=[Inputs.$D$7]*[.$D$2]/[.D471]" office:value-type="float" office:value="4166.0014159485">
            <text:p>4166.00</text:p>
          </table:table-cell>
          <table:table-cell table:formula="of:=[.F471]*[Inputs.$D$6]*([.D471]-[.E471])-[Inputs.$D$4]-[Inputs.$D$5]" office:value-type="float" office:value="3.02009698032889">
            <text:p>3.02</text:p>
          </table:table-cell>
          <table:table-cell table:formula="of:=SQRT([.G471]*g0/(0.5*[Inputs.$D$8]*[.D471]*PI()*(3/4/PI()*[.F471])^(2/3)))" office:value-type="float" office:value="17.9380414314199">
            <text:p>17.94</text:p>
          </table:table-cell>
          <table:table-cell table:formula="of:=([.A471]-[.A470])*1000/[.H471]/60+[.I470]" office:value-type="float" office:value="82.7197772480119">
            <text:p>82.72</text:p>
          </table:table-cell>
          <table:table-cell table:number-columns-repeated="1015"/>
        </table:table-row>
        <table:table-row table:style-name="ro5">
          <table:table-cell table:style-name="ce4" office:value-type="float" office:value="47">
            <text:p>47.00</text:p>
          </table:table-cell>
          <table:table-cell table:style-name="ce4" table:formula="of:=[.$B$322]+([.A472]-[.$A$322])*2.8" office:value-type="float" office:value="-2.5">
            <text:p>-2.50</text:p>
          </table:table-cell>
          <table:table-cell table:style-name="ce4" table:formula="of:=[.$C$322]*(([.B472]+c_to_k)/([.$B$322]+c_to_k))^(-g0*1000/ra/2.8)" office:value-type="float" office:value="112.67364631173">
            <text:p>112.67</text:p>
          </table:table-cell>
          <table:table-cell table:style-name="ce4" table:formula="of:=[.C472]/(ra*([.B472]+c_to_k))" office:value-type="float" office:value="0.00145028189129278">
            <text:p>0.00</text:p>
          </table:table-cell>
          <table:table-cell table:style-name="ce4" table:formula="of:=[.$E$2]*[.D472]/[.$D$2]" office:value-type="float" office:value="0.000200446617172045">
            <text:p>0.00</text:p>
          </table:table-cell>
          <table:table-cell table:style-name="ce4" table:formula="of:=[Inputs.$D$7]*[.$D$2]/[.D472]" office:value-type="float" office:value="4223.31694782566">
            <text:p>4223.32</text:p>
          </table:table-cell>
          <table:table-cell table:style-name="ce4" table:formula="of:=[.F472]*[Inputs.$D$6]*([.D472]-[.E472])-[Inputs.$D$4]-[Inputs.$D$5]" office:value-type="float" office:value="3.02009698032889">
            <text:p>3.02</text:p>
          </table:table-cell>
          <table:table-cell table:style-name="ce4" table:formula="of:=SQRT([.G472]*g0/(0.5*[Inputs.$D$8]*[.D472]*PI()*(3/4/PI()*[.F472])^(2/3)))" office:value-type="float" office:value="17.9789393110308">
            <text:p>17.98</text:p>
          </table:table-cell>
          <table:table-cell table:style-name="ce4" table:formula="of:=([.A472]-[.A471])*1000/[.H472]/60+[.I471]" office:value-type="float" office:value="82.8124783043887">
            <text:p>82.81</text:p>
          </table:table-cell>
          <table:table-cell table:style-name="ce4" table:number-columns-repeated="1012"/>
          <table:table-cell table:style-name="ce11" table:number-columns-repeated="2"/>
          <table:table-cell/>
        </table:table-row>
        <table:table-row table:style-name="ro5" table:number-rows-repeated="1048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stants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 office:value-type="string">
            <text:p>g0</text:p>
          </table:table-cell>
          <table:table-cell/>
          <table:table-cell office:value-type="float" office:value="9.80655">
            <text:p>9.80655</text:p>
          </table:table-cell>
          <table:table-cell office:value-type="string">
            <text:p>N/m^2</text:p>
          </table:table-cell>
          <table:table-cell table:number-columns-repeated="1020"/>
        </table:table-row>
        <table:table-row table:style-name="ro3">
          <table:table-cell office:value-type="string">
            <text:p>Air Gas Constant</text:p>
          </table:table-cell>
          <table:table-cell/>
          <table:table-cell office:value-type="float" office:value="287.05287">
            <text:p>287.05287</text:p>
          </table:table-cell>
          <table:table-cell office:value-type="string">
            <text:p>N*m/K/Kg</text:p>
          </table:table-cell>
          <table:table-cell table:number-columns-repeated="1020"/>
        </table:table-row>
        <table:table-row table:style-name="ro3">
          <table:table-cell office:value-type="string">
            <text:p>C_to_K</text:p>
          </table:table-cell>
          <table:table-cell/>
          <table:table-cell office:value-type="float" office:value="273.15">
            <text:p>273.15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3">
          <table:table-cell office:value-type="string">
            <text:p>Helium Gas Constant</text:p>
          </table:table-cell>
          <table:table-cell/>
          <table:table-cell office:value-type="float" office:value="2076.9">
            <text:p>2076.9</text:p>
          </table:table-cell>
          <table:table-cell office:value-type="string">
            <text:p>N*m/K/Kg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Helium Density at SL</text:p>
          </table:table-cell>
          <table:table-cell table:style-name="ce13"/>
          <table:table-cell table:style-name="ce13" office:value-type="float" office:value="0.17857">
            <text:p>0.17857</text:p>
          </table:table-cell>
          <table:table-cell table:style-name="ce13" office:value-type="string">
            <text:p>Kg/m^3</text:p>
          </table:table-cell>
          <table:table-cell table:style-name="ce13" office:value-type="string">
            <text:p>This is for 0ºC (273.15K) and 101325Pa</text:p>
          </table:table-cell>
          <table:table-cell table:style-name="ce13" table:number-columns-repeated="1019"/>
        </table:table-row>
        <table:table-row table:style-name="ro3">
          <table:table-cell office:value-type="string">
            <text:p>Air Density at SL</text:p>
          </table:table-cell>
          <table:table-cell/>
          <table:table-cell office:value-type="float" office:value="1.225">
            <text:p>1.225</text:p>
          </table:table-cell>
          <table:table-cell office:value-type="string">
            <text:p>Kg/m^3</text:p>
          </table:table-cell>
          <table:table-cell table:number-columns-repeated="1020"/>
        </table:table-row>
        <table:table-row table:style-name="ro3">
          <table:table-cell office:value-type="string">
            <text:p>Air Pressure at SL</text:p>
          </table:table-cell>
          <table:table-cell/>
          <table:table-cell office:value-type="float" office:value="101325">
            <text:p>101325</text:p>
          </table:table-cell>
          <table:table-cell office:value-type="string">
            <text:p>N/m^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14"/>
          <table:table-cell table:number-columns-repeated="1018"/>
        </table:table-row>
        <table:table-row table:style-name="ro3">
          <table:table-cell table:number-columns-repeated="5"/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10" table:number-columns-repeated="5"/>
          <table:table-cell table:style-name="ce15" table:number-columns-repeated="2"/>
          <table:table-cell table:style-name="ce10" table:number-columns-repeated="1017"/>
        </table:table-row>
        <table:table-row table:style-name="ro3">
          <table:table-cell table:number-columns-repeated="5"/>
          <table:table-cell table:style-name="ce14" table:number-columns-repeated="2"/>
          <table:table-cell table:number-columns-repeated="1017"/>
        </table:table-row>
        <table:table-row table:style-name="ro3">
          <table:table-cell table:number-columns-repeated="5"/>
          <table:table-cell table:style-name="ce14" table:number-columns-repeated="2"/>
          <table:table-cell table:number-columns-repeated="1017"/>
        </table:table-row>
      </table:table>
      <table:named-expressions>
        <table:named-range table:name="c_to_k" table:base-cell-address="$Ascension.$C$6" table:cell-range-address="$constants.$C$6"/>
        <table:named-range table:name="g0" table:base-cell-address="$Ascension.$C$4" table:cell-range-address="$constants.$C$4"/>
        <table:named-range table:name="ra" table:base-cell-address="$Ascension.$C$5" table:cell-range-address="$constants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quez</meta:initial-creator>
    <meta:creation-date>2013-06-17T21:59:13</meta:creation-date>
    <dc:date>2013-06-24T13:31:30</dc:date>
    <dc:creator>Jose Marquez</dc:creator>
    <meta:editing-duration>PT2H24M25S</meta:editing-duration>
    <meta:editing-cycles>42</meta:editing-cycles>
    <meta:generator>LibreOffice/3.5$Linux_X86_64 LibreOffice_project/350m1$Build-2</meta:generator>
    <meta:document-statistic meta:table-count="3" meta:cell-count="4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Ascension.F1:Ascension.F472" svg:x="0.851cm" svg:y="0.854cm" svg:width="11.889cm" svg:height="7.545cm">
          <chartooo:coordinate-region svg:x="2.319cm" svg:y="1.054cm" svg:width="10.207cm" svg:height="6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scension.F1:Ascension.F472" chart:class="chart:line">
            <chart:data-point chart:repeated="4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scension.F1:Ascension.F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482867074729">
                <text:p>5.0482867074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9715061758311">
                <text:p>5.09715061758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4659996148895">
                <text:p>5.14659996148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9664310680276">
                <text:p>5.19664310680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4728856017062">
                <text:p>5.24728856017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9854496990695">
                <text:p>5.29854496990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5042112868514">
                <text:p>5.35042112868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0292597628567">
                <text:p>5.4029259762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560686024029">
                <text:p>5.4560686024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985824951218">
                <text:p>5.50985824951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6430431579852">
                <text:p>5.56430431579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1941635814827">
                <text:p>5.61941635814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7520409520555">
                <text:p>5.67520409520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3167741049468">
                <text:p>5.73167741049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8884635561044">
                <text:p>5.7888463556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4672115347764">
                <text:p>5.84672115347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0531220168173">
                <text:p>5.90531220168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6463007587225">
                <text:p>5.96463007587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2468553324069">
                <text:p>6.02468553324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8548951607479">
                <text:p>6.08548951607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4705315539095">
                <text:p>6.14705315539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0938777464685">
                <text:p>6.20938777464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7250489353604">
                <text:p>6.27250489353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3641623186671">
                <text:p>6.33641623186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40113371352653">
                <text:p>6.40113371352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6666947053588">
                <text:p>6.46666947053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53303584719143">
                <text:p>6.53303584719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0024540430252">
                <text:p>6.60024540430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683109235225">
                <text:p>6.6683109235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724541177748">
                <text:p>6.73724541177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80706210579491">
                <text:p>6.80706210579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777744767344">
                <text:p>6.8777744767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4939623492347">
                <text:p>6.94939623492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2194133470084">
                <text:p>7.02194133470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954239793699">
                <text:p>7.095423979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6985862626523">
                <text:p>7.16985862626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4525999193491">
                <text:p>7.24525999193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2164305744186">
                <text:p>7.32164305744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9902307378675">
                <text:p>7.39902307378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41556745614">
                <text:p>7.47741556745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5683634609854">
                <text:p>7.55683634609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3730150433213">
                <text:p>7.63730150433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1882742968715">
                <text:p>7.71882742968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80143080868666">
                <text:p>7.80143080868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851286330692">
                <text:p>7.8851286330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6993820615696">
                <text:p>7.96993820615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5587714937334">
                <text:p>8.05587714937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4296340891369">
                <text:p>8.14296340891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3121526257333">
                <text:p>8.23121526257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065132673689">
                <text:p>8.32065132673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1129056353326">
                <text:p>8.41129056353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50315228816046">
                <text:p>8.50315228816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9625617638494">
                <text:p>8.59625617638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9062227221993">
                <text:p>8.69062227221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8627099578762">
                <text:p>8.78627099578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8322315136994">
                <text:p>8.88322315136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8149993565307">
                <text:p>8.98149993565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8112294617093">
                <text:p>9.081122946170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8211418995272">
                <text:p>9.18211418995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8449609238029">
                <text:p>9.28449609238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38829150626085">
                <text:p>9.38829150626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9352372112078">
                <text:p>9.49352372112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60021647272668">
                <text:p>9.60021647272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70839395283967">
                <text:p>9.70839395283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1808081920946">
                <text:p>9.81808081920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92930220581456">
                <text:p>9.92930220581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420837333555">
                <text:p>10.0420837333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564515200079">
                <text:p>10.1564515200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2724321924428">
                <text:p>10.2724321924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3900528971211">
                <text:p>10.3900528971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0934131187">
                <text:p>10.50934131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303256577499">
                <text:p>10.6303256577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7530347112186">
                <text:p>10.7530347112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774978166017">
                <text:p>10.8774978166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0037448988779">
                <text:p>11.00374489887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1318064767885">
                <text:p>11.1318064767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2617136762785">
                <text:p>11.26171367627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3934982442806">
                <text:p>11.3934982442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5271925628507">
                <text:p>11.5271925628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6628296636652">
                <text:p>11.6628296636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004432428901">
                <text:p>11.8004432428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400676764335">
                <text:p>11.9400676764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817380355901">
                <text:p>12.0817380355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2254901030925">
                <text:p>12.2254901030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713603895775">
                <text:p>12.3713603895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5193861504816">
                <text:p>12.5193861504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696054033773">
                <text:p>12.66960540337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22056945763">
                <text:p>12.822056945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9767803733196">
                <text:p>12.9767803733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1338160986482">
                <text:p>13.13381609864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2932053705014">
                <text:p>13.2932053705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549902935248">
                <text:p>13.4549902935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6192138485212">
                <text:p>13.6192138485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7859199132555">
                <text:p>13.7859199132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9551532838144">
                <text:p>13.9551532838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1269596965377">
                <text:p>14.1269596965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3013858505394">
                <text:p>14.3013858505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4784794308348">
                <text:p>14.4784794308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658289132092">
                <text:p>14.6582891320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408646830273">
                <text:p>14.8408646830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0262568714631">
                <text:p>15.0262568714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2145175700685">
                <text:p>15.2145175700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4056997628039">
                <text:p>15.4056997628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5998575720896">
                <text:p>15.599857572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7970462867218">
                <text:p>15.7970462867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9973223905584">
                <text:p>15.99732239055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2007435919976">
                <text:p>16.2007435919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4073688542751">
                <text:p>16.40736885427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6172584266029">
                <text:p>16.6172584266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8304738761783">
                <text:p>16.8304738761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8308712088033">
                <text:p>16.8308712088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0983755807953">
                <text:p>17.09837558079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37013157994">
                <text:p>17.37013157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6462067802112">
                <text:p>17.6462067802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9266698295816">
                <text:p>17.9266698295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2115904670922">
                <text:p>18.2115904670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5010395401935">
                <text:p>18.5010395401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7950890223623">
                <text:p>18.79508902236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0938120309984">
                <text:p>19.09381203099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972828456057">
                <text:p>19.3972828456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7055769262622">
                <text:p>19.7055769262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0187709323837">
                <text:p>20.01877093238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3369427417858">
                <text:p>20.3369427417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6601714700487">
                <text:p>20.66017147004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9885374901899">
                <text:p>20.98853749018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322122452649">
                <text:p>21.322122452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6610093055916">
                <text:p>21.66100930559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0052823155338">
                <text:p>22.0052823155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3550270882967">
                <text:p>22.3550270882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710330590292">
                <text:p>22.7103305902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0712811701472">
                <text:p>23.0712811701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4379685806743">
                <text:p>23.4379685806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810484001187">
                <text:p>23.810484001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1889200601732">
                <text:p>24.1889200601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5733708583278">
                <text:p>24.5733708583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9639319919514">
                <text:p>24.96393199195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.3607005767211">
                <text:p>25.3607005767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7637752718388">
                <text:p>25.7637752718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1732563045634">
                <text:p>26.17325630456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5892454951334">
                <text:p>26.5892454951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0118462820848">
                <text:p>27.01184628208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4411637479718">
                <text:p>27.4411637479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8773046454965">
                <text:p>27.87730464549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3203774240538">
                <text:p>28.32037742405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7704922566975">
                <text:p>28.7704922566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2277610675362">
                <text:p>29.22776106753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922975595637">
                <text:p>29.6922975595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1642172429319">
                <text:p>30.16421724293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6436374636737">
                <text:p>30.64363746367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1306774328812">
                <text:p>31.1306774328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6254582563488">
                <text:p>31.6254582563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.1281029646869">
                <text:p>32.12810296468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.6387365439141">
                <text:p>32.6387365439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1574859665361">
                <text:p>33.1574859665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6844802231182">
                <text:p>33.6844802231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2198503543595">
                <text:p>34.2198503543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7637294836772">
                <text:p>34.7637294836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.3162528503089">
                <text:p>35.3162528503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.87755784294">
                <text:p>35.877557842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4477840338672">
                <text:p>36.4477840338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0270732137036">
                <text:p>37.0270732137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615569426636">
                <text:p>37.615569426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2134190062425">
                <text:p>38.2134190062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8207706118793">
                <text:p>38.82077061187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4377752656458">
                <text:p>39.43777526564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645863899375">
                <text:p>40.064586389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7013598455952">
                <text:p>40.7013598455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.3482539706612">
                <text:p>41.348253970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0054296197507">
                <text:p>42.0054296197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67305020405">
                <text:p>42.67305020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351281731949">
                <text:p>43.3512817319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.040292850321">
                <text:p>44.040292850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.7402548864578">
                <text:p>44.7402548864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.4513418906708">
                <text:p>45.45134189067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.1737306795708">
                <text:p>46.17373067957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.9076008800335">
                <text:p>46.90760088003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.6531349738659">
                <text:p>47.65313497386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.4105183431812">
                <text:p>48.4105183431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.1799393164952">
                <text:p>49.1799393164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.9615892155558">
                <text:p>49.96158921555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.7556624029164">
                <text:p>50.7556624029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5623563302652">
                <text:p>51.5623563302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381871587523">
                <text:p>52.3818715875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2144119527215">
                <text:p>53.21441195272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0601844426739">
                <text:p>54.06018444267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9193993644508">
                <text:p>54.9193993644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792270367675">
                <text:p>55.792270367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.6790144976466">
                <text:p>56.6790144976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.5798522493126">
                <text:p>57.57985224931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495007622095">
                <text:p>58.495007622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4247081755894">
                <text:p>59.4247081755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3691850861491">
                <text:p>60.36918508614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3286732043692">
                <text:p>61.3286732043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3034111134833">
                <text:p>62.3034111134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.2936411886891">
                <text:p>63.29364118868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.2996096574165">
                <text:p>64.29960965741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.3215666605538">
                <text:p>65.32156666055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6.3597663146469">
                <text:p>66.35976631464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7.4144667750872">
                <text:p>67.41446677508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.4859303003035">
                <text:p>68.48593030030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.606283825224">
                <text:p>69.606283825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.7444355929064">
                <text:p>70.74443559290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900659947248">
                <text:p>71.9006599472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.0752353314923">
                <text:p>73.07523533149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.2684443475513">
                <text:p>74.26844434755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.4805738161583">
                <text:p>75.48057381615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.7119148378614">
                <text:p>76.71191483786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.9627628548718">
                <text:p>77.9627628548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2334177137734">
                <text:p>79.23341771377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.5241837291148">
                <text:p>80.5241837291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1.8353697478833">
                <text:p>81.83536974788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.1672892148816">
                <text:p>83.16728921488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.5202602390202">
                <text:p>84.52026023902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.8946056605245">
                <text:p>85.8946056605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.2906531190921">
                <text:p>87.2906531190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.70873512299">
                <text:p>88.708735122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1491891191182">
                <text:p>90.1491891191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.6123575640484">
                <text:p>91.61235756404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3.0985879960506">
                <text:p>93.09858799605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6082331081224">
                <text:p>94.6082331081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.1416508220331">
                <text:p>96.1416508220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7.6992043633971">
                <text:p>97.69920436339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2812623377905">
                <text:p>99.28126233779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.888198807921">
                <text:p>100.8881988079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.520393371878">
                <text:p>102.5203933718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.178231242453">
                <text:p>104.1782312424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5.86210332758">
                <text:p>105.862103327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.572406311868">
                <text:p>107.5724063118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9.309542739281">
                <text:p>109.309542739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.073921096955">
                <text:p>111.0739210969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2.865955900175">
                <text:p>112.865955900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4.686067778529">
                <text:p>114.686067778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.534683563253">
                <text:p>116.5346835632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.412236375783">
                <text:p>118.4122363757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.319165717531">
                <text:p>120.3191657175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.255917560897">
                <text:p>122.2559175608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.222944441544">
                <text:p>124.2229444415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6.220705551939">
                <text:p>126.2207055519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.249666836187">
                <text:p>128.2496668361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0.310301086176">
                <text:p>130.3103010861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2.403088039035">
                <text:p>132.4030880390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4.528514475948">
                <text:p>134.528514475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6.687074322319">
                <text:p>136.6870743223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.879268749315">
                <text:p>138.8792687493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.105606276812">
                <text:p>141.1056062768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3.366602877751">
                <text:p>143.366602877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5.662782083926">
                <text:p>145.6627820839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.99467509323">
                <text:p>147.994675093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.362820878369">
                <text:p>150.3628208783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2.767766297069">
                <text:p>152.7677662970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210066203796">
                <text:p>155.2100662037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.690283563001">
                <text:p>157.690283563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0.208989563927">
                <text:p>160.2089895639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.76676373698">
                <text:p>162.766763736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.364194071696">
                <text:p>165.3641940716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8.00187713632">
                <text:p>168.001877136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.680418199025">
                <text:p>170.680418199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.400431350783">
                <text:p>173.4004313507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6.162539629915">
                <text:p>176.1625396299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8.967375148353">
                <text:p>178.967375148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1.815579219605">
                <text:p>181.8155792196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4.707802488489">
                <text:p>184.7078024884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7.644705062616">
                <text:p>187.6447050626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0.626956645683">
                <text:p>190.6269566456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3.655236672568">
                <text:p>193.6552366725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6.730234446278">
                <text:p>196.7302344462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9.852649276748">
                <text:p>199.8526492767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.023190621543">
                <text:p>203.023190621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6.24257822846">
                <text:p>206.242578228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9.511542280083">
                <text:p>209.511542280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2.830823540287">
                <text:p>212.8308235402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6.201173502748">
                <text:p>216.2011735027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9.62335454146">
                <text:p>219.62335454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3.098140063287">
                <text:p>223.0981400632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6.626314662612">
                <text:p>226.626314662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0.208674278049">
                <text:p>230.2086742780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3.846026351301">
                <text:p>233.8460263513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7.539189988175">
                <text:p>237.5391899881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1.288996121739">
                <text:p>241.288996121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5.096287677746">
                <text:p>245.0962876777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8.961919742244">
                <text:p>248.961919742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2.886759731484">
                <text:p>252.8867597314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6.871687564109">
                <text:p>256.8716875641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0.917595835678">
                <text:p>260.9175958356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.025389995541">
                <text:p>265.0253899955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9.195988526108">
                <text:p>269.195988526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3.430323124529">
                <text:p>273.4303231245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7.729338886833">
                <text:p>277.7293388868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2.093994494538">
                <text:p>282.0939944945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6.525262403787">
                <text:p>286.5252624037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024129037033">
                <text:p>291.0241290370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.591594977288">
                <text:p>295.591594977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.228675165">
                <text:p>300.228675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.936399097571">
                <text:p>304.9363990975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9.715811031573">
                <text:p>309.7158110315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4.567970187655">
                <text:p>314.5679701876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9.493950958229">
                <text:p>319.493950958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4.494843117923">
                <text:p>324.494843117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9.571752036876">
                <text:p>329.5717520368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4.72579889688">
                <text:p>334.725798896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9.958120910432">
                <text:p>339.9581209104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5.269871542713">
                <text:p>345.2698715427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0.662220736548">
                <text:p>350.6622207365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6.136355140364">
                <text:p>356.1363551403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1.693478339233">
                <text:p>361.693478339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7.334811088961">
                <text:p>367.334811088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3.061591553338">
                <text:p>373.061591553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8.875075544558">
                <text:p>378.875075544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4.776536766826">
                <text:p>384.7765367668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0.767267063263">
                <text:p>390.7672670632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6.84857666606">
                <text:p>396.848576666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3.021794450003">
                <text:p>403.0217944500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9.288268189362">
                <text:p>409.2882681893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5.649364818212">
                <text:p>415.6493648182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2.106470694223">
                <text:p>422.1064706942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8.660991865962">
                <text:p>428.6609918659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35.314354343752">
                <text:p>435.3143543437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2.06800437414">
                <text:p>442.068004374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8.923408718014">
                <text:p>448.9234087180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5.882054932417">
                <text:p>455.8820549324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3.307014880437">
                <text:p>463.3070148804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0.84360708115">
                <text:p>470.843607081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8.493370442567">
                <text:p>478.4933704425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6.25786316963">
                <text:p>486.25786316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4.138662982198">
                <text:p>494.1386629821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2.137367335221">
                <text:p>502.1373673352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0.255593641129">
                <text:p>510.255593641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8.494979494447">
                <text:p>518.4949794944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6.857182898664">
                <text:p>526.8571828986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5.343882495378">
                <text:p>535.343882495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3.956777795713">
                <text:p>543.9567777957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2.697589414069">
                <text:p>552.697589414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1.568059304183">
                <text:p>561.568059304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0.569950997562">
                <text:p>570.5699509975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9.705049844261">
                <text:p>579.7050498442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8.975163256079">
                <text:p>588.975163256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8.382120952141">
                <text:p>598.3821209521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07.927775206952">
                <text:p>607.9277752069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7.614001100863">
                <text:p>617.6140011008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7.442696773044">
                <text:p>627.4426967730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7.41578367694">
                <text:p>637.415783676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47.535206838253">
                <text:p>647.535206838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7.802935115465">
                <text:p>657.8029351154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8.220961462923">
                <text:p>668.2209614629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8.791303196505">
                <text:p>678.7913031965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9.5160022619">
                <text:p>689.51600226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0.397125505522">
                <text:p>700.3971255055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1.436764948059">
                <text:p>711.4367649480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.637038060722">
                <text:p>722.6370380607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4.000088044169">
                <text:p>734.0000880441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5.528084110169">
                <text:p>745.528084110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7.223221765998">
                <text:p>757.223221765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9.087723101611">
                <text:p>769.0877231016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1.123837079609">
                <text:p>781.1238370796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93.33383982801">
                <text:p>793.333839828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5.720034935858">
                <text:p>805.7200349358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8.284753751727">
                <text:p>818.2847537517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1.030355685066">
                <text:p>831.0303556850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3.959228510504">
                <text:p>843.9592285105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7.073788675046">
                <text:p>857.0737886750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0.376481608275">
                <text:p>870.3764816082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3.869782035507">
                <text:p>883.8697820355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7.556194293987">
                <text:p>897.5561942939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1.438252652095">
                <text:p>911.4382526520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5.518521631637">
                <text:p>925.5185216316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39.799596333221">
                <text:p>939.799596333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4.284102764738">
                <text:p>954.284102764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68.974698172997">
                <text:p>968.974698172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83.874071378518">
                <text:p>983.8740713785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8.984943113537">
                <text:p>998.9849431135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4.3100663632">
                <text:p>1014.31006636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9.85222671005">
                <text:p>1029.85222671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5.61424268173">
                <text:p>1045.614242681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1.59896610206">
                <text:p>1061.598966102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77.80928244537">
                <text:p>1077.809282445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4.24811119427">
                <text:p>1094.248111194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10.91840620072">
                <text:p>1110.91840620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27.82315605058">
                <text:p>1127.823156050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44.96538443158">
                <text:p>1144.9653844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62.34815050475">
                <text:p>1162.34815050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79.97454927936">
                <text:p>1179.974549279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7.84771199139">
                <text:p>1197.847711991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15.97080648556">
                <text:p>1215.97080648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4.34703760093">
                <text:p>1234.347037600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52.97964756012">
                <text:p>1252.979647560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71.87191636222">
                <text:p>1271.87191636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91.02716217929">
                <text:p>1291.027162179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10.44874175665">
                <text:p>1310.448741756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30.14005081686">
                <text:p>1330.140050816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50.10452446746">
                <text:p>1350.10452446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70.34563761258">
                <text:p>1370.345637612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90.86690536823">
                <text:p>1390.866905368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11.67188348168">
                <text:p>1411.671883481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32.76416875445">
                <text:p>1432.76416875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54.14739946947">
                <text:p>1454.147399469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75.82525582208">
                <text:p>1475.82525582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7.80146035498">
                <text:p>1497.801460354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0.07977839732">
                <text:p>1520.079778397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42.66401850772">
                <text:p>1542.664018507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55803292148">
                <text:p>1565.558032921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88.76571800179">
                <text:p>1588.76571800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.29101469522">
                <text:p>1612.291014695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36.1379089913">
                <text:p>1636.13790899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0.31043238637">
                <text:p>1660.310432386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84.81266235167">
                <text:p>1684.81266235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09.64872280564">
                <text:p>1709.648722805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34.82278459071">
                <text:p>1734.822784590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60.33906595431">
                <text:p>1760.339065954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.20183303428">
                <text:p>1786.201833034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12.41540034876">
                <text:p>1812.415400348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38.98413129053">
                <text:p>1838.984131290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65.91243862577">
                <text:p>1865.912438625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93.20478499751">
                <text:p>1893.204784997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20.86568343347">
                <text:p>1920.865683433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48.89969785862">
                <text:p>1948.899697858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7.31144361237">
                <text:p>1977.311443612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6.10558797038">
                <text:p>2006.105587970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35.28685067116">
                <text:p>2035.286850671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64.86000444735">
                <text:p>2064.860004447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94.82987556188">
                <text:p>2094.829875561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25.20134434887">
                <text:p>2125.201344348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55.97934575944">
                <text:p>2155.97934575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87.16886991243">
                <text:p>2187.168869912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18.77496265004">
                <text:p>2218.774962650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50.80272609848">
                <text:p>2250.802726098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83.25731923366">
                <text:p>2283.257319233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16.14395845181">
                <text:p>2316.14395845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49.46791814542">
                <text:p>2349.467918145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83.23453128412">
                <text:p>2383.234531284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17.44919000089">
                <text:p>2417.449190000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52.11734618335">
                <text:p>2452.117346183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87.24451207047">
                <text:p>2487.24451207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22.83626085442">
                <text:p>2522.836260854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58.89822728795">
                <text:p>2558.898227287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95.43610829695">
                <text:p>2595.436108296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32.45566359864">
                <text:p>2632.455663598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69.96271632503">
                <text:p>2669.962716325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07.96315365211">
                <text:p>2707.963153652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46.46292743443">
                <text:p>2746.462927434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85.46805484532">
                <text:p>2785.468054845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24.98461902277">
                <text:p>2824.984619022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65.01876972106">
                <text:p>2865.018769721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05.57672396796">
                <text:p>2905.576723967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46.66476672787">
                <text:p>2946.664766727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88.28925157068">
                <text:p>2988.289251570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30.45660134649">
                <text:p>3030.456601346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73.17330886632">
                <text:p>3073.17330886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16.44593758871">
                <text:p>3116.445937588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60.28112231232">
                <text:p>3160.281122312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04.6855698746">
                <text:p>3204.6855698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49.66605985653">
                <text:p>3249.666059856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95.22944529351">
                <text:p>3295.229445293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41.38265339247">
                <text:p>3341.382653392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88.13268625515">
                <text:p>3388.132686255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435.48662160766">
                <text:p>3435.486621607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83.45161353645">
                <text:p>3483.45161353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32.0348932306">
                <text:p>3532.03489323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81.24376973049">
                <text:p>3581.243769730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31.08563068304">
                <text:p>3631.085630683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81.56794310339">
                <text:p>3681.567943103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32.69825414322">
                <text:p>3732.698254143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84.48419186562">
                <text:p>3784.484191865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36.93346602673">
                <text:p>3836.933466026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90.05386886397">
                <text:p>3890.053868863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43.85327589115">
                <text:p>3943.853275891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98.33964670037">
                <text:p>3998.339646700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53.52102577081">
                <text:p>4053.521025770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09.4055432844">
                <text:p>4109.40554328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66.0014159485">
                <text:p>4166.00141594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23.31694782566">
                <text:p>4223.3169478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